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91cm"/>
    </style:style>
    <style:style style:name="co2" style:family="table-column">
      <style:table-column-properties fo:break-before="auto" style:column-width="18.6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6.047cm"/>
    </style:style>
    <style:style style:name="co8" style:family="table-column">
      <style:table-column-properties fo:break-before="auto" style:column-width="5.447cm"/>
    </style:style>
    <style:style style:name="co9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14.489cm"/>
    </style:style>
    <style:style style:name="co13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6.265cm"/>
    </style:style>
    <style:style style:name="co17" style:family="table-column">
      <style:table-column-properties fo:break-before="auto" style:column-width="9.398cm"/>
    </style:style>
    <style:style style:name="co18" style:family="table-column">
      <style:table-column-properties fo:break-before="auto" style:column-width="5.482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2.741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221cm"/>
    </style:style>
    <style:style style:name="co25" style:family="table-column">
      <style:table-column-properties fo:break-before="auto" style:column-width="4.902cm"/>
    </style:style>
    <style:style style:name="co26" style:family="table-column">
      <style:table-column-properties fo:break-before="auto" style:column-width="5.583cm"/>
    </style:style>
    <style:style style:name="co27" style:family="table-column">
      <style:table-column-properties fo:break-before="auto" style:column-width="6.673cm"/>
    </style:style>
    <style:style style:name="co28" style:family="table-column">
      <style:table-column-properties fo:break-before="auto" style:column-width="2.969cm"/>
    </style:style>
    <style:style style:name="co29" style:family="table-column">
      <style:table-column-properties fo:break-before="auto" style:column-width="5.556cm"/>
    </style:style>
    <style:style style:name="co30" style:family="table-column">
      <style:table-column-properties fo:break-before="auto" style:column-width="5.039cm"/>
    </style:style>
    <style:style style:name="co31" style:family="table-column">
      <style:table-column-properties fo:break-before="auto" style:column-width="5.911cm"/>
    </style:style>
    <style:style style:name="co32" style:family="table-column">
      <style:table-column-properties fo:break-before="auto" style:column-width="1.797cm"/>
    </style:style>
    <style:style style:name="co33" style:family="table-column">
      <style:table-column-properties fo:break-before="auto" style:column-width="2.397cm"/>
    </style:style>
    <style:style style:name="co47" style:family="table-column">
      <style:table-column-properties fo:break-before="auto" style:column-width="4.63cm"/>
    </style:style>
    <style:style style:name="co48" style:family="table-column">
      <style:table-column-properties fo:break-before="auto" style:column-width="5.637cm"/>
    </style:style>
    <style:style style:name="co49" style:family="table-column">
      <style:table-column-properties fo:break-before="auto" style:column-width="1.907cm"/>
    </style:style>
    <style:style style:name="co50" style:family="table-column">
      <style:table-column-properties fo:break-before="auto" style:column-width="1.827cm"/>
    </style:style>
    <style:style style:name="co44" style:family="table-column">
      <style:table-column-properties fo:break-before="auto" style:column-width="2.545cm"/>
    </style:style>
    <style:style style:name="co51" style:family="table-column">
      <style:table-column-properties fo:break-before="auto" style:column-width="3.732cm"/>
    </style:style>
    <style:style style:name="co52" style:family="table-column">
      <style:table-column-properties fo:break-before="auto" style:column-width="4.249cm"/>
    </style:style>
    <style:style style:name="co53" style:family="table-column">
      <style:table-column-properties fo:break-before="auto" style:column-width="4.14cm"/>
    </style:style>
    <style:style style:name="co54" style:family="table-column">
      <style:table-column-properties fo:break-before="auto" style:column-width="5.801cm"/>
    </style:style>
    <style:style style:name="co55" style:family="table-column">
      <style:table-column-properties fo:break-before="auto" style:column-width="3.133cm"/>
    </style:style>
    <style:style style:name="co36" style:family="table-column">
      <style:table-column-properties fo:break-before="auto" style:column-width="4.307cm"/>
    </style:style>
    <style:style style:name="co37" style:family="table-column">
      <style:table-column-properties fo:break-before="auto" style:column-width="2.35cm"/>
    </style:style>
    <style:style style:name="co56" style:family="table-column">
      <style:table-column-properties fo:break-before="auto" style:column-width="7.832cm"/>
    </style:style>
    <style:style style:name="co34" style:family="table-column">
      <style:table-column-properties fo:break-before="auto" style:column-width="3.916cm"/>
    </style:style>
    <style:style style:name="co57" style:family="table-column">
      <style:table-column-properties fo:break-before="auto" style:column-width="3.078cm"/>
    </style:style>
    <style:style style:name="co58" style:family="table-column">
      <style:table-column-properties fo:break-before="auto" style:column-width="3.54cm"/>
    </style:style>
    <style:style style:name="co60" style:family="table-column">
      <style:table-column-properties fo:break-before="auto" style:column-width="3.268cm"/>
    </style:style>
    <style:style style:name="co61" style:family="table-column">
      <style:table-column-properties fo:break-before="auto" style:column-width="5.884cm"/>
    </style:style>
    <style:style style:name="co62" style:family="table-column">
      <style:table-column-properties fo:break-before="auto" style:column-width="6.292cm"/>
    </style:style>
    <style:style style:name="co63" style:family="table-column">
      <style:table-column-properties fo:break-before="auto" style:column-width="3.759cm"/>
    </style:style>
    <style:style style:name="co68" style:family="table-column">
      <style:table-column-properties fo:break-before="auto" style:column-width="2.26cm"/>
    </style:style>
    <style:style style:name="co69" style:family="table-column">
      <style:table-column-properties fo:break-before="auto" style:column-width="4.357cm"/>
    </style:style>
    <style:style style:name="co71" style:family="table-column">
      <style:table-column-properties fo:break-before="auto" style:column-width="3.431cm"/>
    </style:style>
    <style:style style:name="co72" style:family="table-column">
      <style:table-column-properties fo:break-before="auto" style:column-width="6.073cm"/>
    </style:style>
    <style:style style:name="co73" style:family="table-column">
      <style:table-column-properties fo:break-before="auto" style:column-width="7.627cm"/>
    </style:style>
    <style:style style:name="co74" style:family="table-column">
      <style:table-column-properties fo:break-before="auto" style:column-width="4.44cm"/>
    </style:style>
    <style:style style:name="co75" style:family="table-column">
      <style:table-column-properties fo:break-before="auto" style:column-width="3.376cm"/>
    </style:style>
    <style:style style:name="co76" style:family="table-column">
      <style:table-column-properties fo:break-before="auto" style:column-width="4.521cm"/>
    </style:style>
    <style:style style:name="co77" style:family="table-column">
      <style:table-column-properties fo:break-before="auto" style:column-width="6.401cm"/>
    </style:style>
    <style:style style:name="co78" style:family="table-column">
      <style:table-column-properties fo:break-before="auto" style:column-width="9.751cm"/>
    </style:style>
    <style:style style:name="co79" style:family="table-column">
      <style:table-column-properties fo:break-before="auto" style:column-width="3.514cm"/>
    </style:style>
    <style:style style:name="co80" style:family="table-column">
      <style:table-column-properties fo:break-before="auto" style:column-width="5.175cm"/>
    </style:style>
    <style:style style:name="co81" style:family="table-column">
      <style:table-column-properties fo:break-before="auto" style:column-width="6.182cm"/>
    </style:style>
    <style:style style:name="co82" style:family="table-column">
      <style:table-column-properties fo:break-before="auto" style:column-width="6.754cm"/>
    </style:style>
    <style:style style:name="co83" style:family="table-column">
      <style:table-column-properties fo:break-before="auto" style:column-width="3.568cm"/>
    </style:style>
    <style:style style:name="co84" style:family="table-column">
      <style:table-column-properties fo:break-before="auto" style:column-width="3.649cm"/>
    </style:style>
    <style:style style:name="co85" style:family="table-column">
      <style:table-column-properties fo:break-before="auto" style:column-width="4.195cm"/>
    </style:style>
    <style:style style:name="co86" style:family="table-column">
      <style:table-column-properties fo:break-before="auto" style:column-width="5.147cm"/>
    </style:style>
    <style:style style:name="co87" style:family="table-column">
      <style:table-column-properties fo:break-before="auto" style:column-width="3.104cm"/>
    </style:style>
    <style:style style:name="co88" style:family="table-column">
      <style:table-column-properties fo:break-before="auto" style:column-width="3.731cm"/>
    </style:style>
    <style:style style:name="co94" style:family="table-column">
      <style:table-column-properties fo:break-before="auto" style:column-width="7.049cm"/>
    </style:style>
    <style:style style:name="co95" style:family="table-column">
      <style:table-column-properties fo:break-before="auto" style:column-width="5.874cm"/>
    </style:style>
    <style:style style:name="co97" style:family="table-column">
      <style:table-column-properties fo:break-before="auto" style:column-width="7.44cm"/>
    </style:style>
    <style:style style:name="co39" style:family="table-column">
      <style:table-column-properties fo:break-before="auto" style:column-width="10.181cm"/>
    </style:style>
    <style:style style:name="co98" style:family="table-column">
      <style:table-column-properties fo:break-before="auto" style:column-width="8.223cm"/>
    </style:style>
    <style:style style:name="co38" style:family="table-column">
      <style:table-column-properties fo:break-before="auto" style:column-width="9.79cm"/>
    </style:style>
    <style:style style:name="co99" style:family="table-column">
      <style:table-column-properties fo:break-before="auto" style:column-width="4.74cm"/>
    </style:style>
    <style:style style:name="co100" style:family="table-column">
      <style:table-column-properties fo:break-before="auto" style:column-width="3.785cm"/>
    </style:style>
    <style:style style:name="co101" style:family="table-column">
      <style:table-column-properties fo:break-before="auto" style:column-width="10.541cm"/>
    </style:style>
    <style:style style:name="co102" style:family="table-column">
      <style:table-column-properties fo:break-before="auto" style:column-width="5.311cm"/>
    </style:style>
    <style:style style:name="co103" style:family="table-column">
      <style:table-column-properties fo:break-before="auto" style:column-width="2.692cm"/>
    </style:style>
    <style:style style:name="co104" style:family="table-column">
      <style:table-column-properties fo:break-before="auto" style:column-width="2.75cm"/>
    </style:style>
    <style:style style:name="co105" style:family="table-column">
      <style:table-column-properties fo:break-before="auto" style:column-width="5.611cm"/>
    </style:style>
    <style:style style:name="co106" style:family="table-column">
      <style:table-column-properties fo:break-before="auto" style:column-width="2.859cm"/>
    </style:style>
    <style:style style:name="co107" style:family="table-column">
      <style:table-column-properties fo:break-before="auto" style:column-width="3.295cm"/>
    </style:style>
    <style:style style:name="co108" style:family="table-column">
      <style:table-column-properties fo:break-before="auto" style:column-width="3.949cm"/>
    </style:style>
    <style:style style:name="co109" style:family="table-column">
      <style:table-column-properties fo:break-before="auto" style:column-width="3.595cm"/>
    </style:style>
    <style:style style:name="co110" style:family="table-column">
      <style:table-column-properties fo:break-before="auto" style:column-width="7.518cm"/>
    </style:style>
    <style:style style:name="co111" style:family="table-column">
      <style:table-column-properties fo:break-before="auto" style:column-width="4.059cm"/>
    </style:style>
    <style:style style:name="co112" style:family="table-column">
      <style:table-column-properties fo:break-before="auto" style:column-width="3.895cm"/>
    </style:style>
    <style:style style:name="co113" style:family="table-column">
      <style:table-column-properties fo:break-before="auto" style:column-width="4.576cm"/>
    </style:style>
    <style:style style:name="co114" style:family="table-column">
      <style:table-column-properties fo:break-before="auto" style:column-width="2.588cm"/>
    </style:style>
    <style:style style:name="co115" style:family="table-column">
      <style:table-column-properties fo:break-before="auto" style:column-width="1.933cm"/>
    </style:style>
    <style:style style:name="co116" style:family="table-column">
      <style:table-column-properties fo:break-before="auto" style:column-width="4.957cm"/>
    </style:style>
    <style:style style:name="co117" style:family="table-column">
      <style:table-column-properties fo:break-before="auto" style:column-width="3.459cm"/>
    </style:style>
    <style:style style:name="co118" style:family="table-column">
      <style:table-column-properties fo:break-before="auto" style:column-width="2.695cm"/>
    </style:style>
    <style:style style:name="co119" style:family="table-column">
      <style:table-column-properties fo:break-before="auto" style:column-width="5.965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614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0.82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2.011cm" fo:break-before="auto" style:use-optimal-row-height="false"/>
    </style:style>
    <style:style style:name="ro15" style:family="table-row">
      <style:table-row-properties style:row-height="1.111cm" fo:break-before="auto" style:use-optimal-row-height="false"/>
    </style:style>
    <style:style style:name="ro16" style:family="table-row">
      <style:table-row-properties style:row-height="0.45cm" fo:break-before="auto" style:use-optimal-row-height="tru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0.709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0" style:family="table-row">
      <style:table-row-properties style:row-height="1.027cm" fo:break-before="auto" style:use-optimal-row-height="false"/>
    </style:style>
    <style:style style:name="ro21" style:family="table-row">
      <style:table-row-properties style:row-height="0.736cm" fo:break-before="auto" style:use-optimal-row-height="false"/>
    </style:style>
    <style:style style:name="ro22" style:family="table-row">
      <style:table-row-properties style:row-height="0.815cm" fo:break-before="auto" style:use-optimal-row-height="false"/>
    </style:style>
    <style:style style:name="ro23" style:family="table-row">
      <style:table-row-properties style:row-height="0.921cm" fo:break-before="auto" style:use-optimal-row-height="false"/>
    </style:style>
    <style:style style:name="ro24" style:family="table-row">
      <style:table-row-properties style:row-height="0.841cm" fo:break-before="auto" style:use-optimal-row-height="false"/>
    </style:style>
    <style:style style:name="ro25" style:family="table-row">
      <style:table-row-properties style:row-height="0.762cm" fo:break-before="auto" style:use-optimal-row-height="false"/>
    </style:style>
    <style:style style:name="ro26" style:family="table-row">
      <style:table-row-properties style:row-height="0.974cm" fo:break-before="auto" style:use-optimal-row-height="false"/>
    </style:style>
    <style:style style:name="ro27" style:family="table-row">
      <style:table-row-properties style:row-height="1.499cm" fo:break-before="auto" style:use-optimal-row-height="false"/>
    </style:style>
    <style:style style:name="ro28" style:family="table-row">
      <style:table-row-properties style:row-height="1.552cm" fo:break-before="auto" style:use-optimal-row-height="false"/>
    </style:style>
    <style:style style:name="ro29" style:family="table-row">
      <style:table-row-properties style:row-height="1.263cm" fo:break-before="auto" style:use-optimal-row-height="false"/>
    </style:style>
    <style:style style:name="ro30" style:family="table-row">
      <style:table-row-properties style:row-height="1.131cm" fo:break-before="auto" style:use-optimal-row-height="false"/>
    </style:style>
    <style:style style:name="ro31" style:family="table-row">
      <style:table-row-properties style:row-height="0.794cm" fo:break-before="auto" style:use-optimal-row-height="false"/>
    </style:style>
    <style:style style:name="ro32" style:family="table-row">
      <style:table-row-properties style:row-height="0.926cm" fo:break-before="auto" style:use-optimal-row-height="false"/>
    </style:style>
    <style:style style:name="ro33" style:family="table-row">
      <style:table-row-properties style:row-height="0.289cm" fo:break-before="auto" style:use-optimal-row-height="false"/>
    </style:style>
    <style:style style:name="ro34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1.455cm" fo:break-before="auto" style:use-optimal-row-height="false"/>
    </style:style>
    <style:style style:name="ro37" style:family="table-row">
      <style:table-row-properties style:row-height="1.342cm" fo:break-before="auto" style:use-optimal-row-height="false"/>
    </style:style>
    <style:style style:name="ro38" style:family="table-row">
      <style:table-row-properties style:row-height="1.058cm" fo:break-before="auto" style:use-optimal-row-height="false"/>
    </style:style>
    <style:style style:name="ro39" style:family="table-row">
      <style:table-row-properties style:row-height="0.873cm" fo:break-before="auto" style:use-optimal-row-height="false"/>
    </style:style>
    <style:style style:name="ro40" style:family="table-row">
      <style:table-row-properties style:row-height="1.72cm" fo:break-before="auto" style:use-optimal-row-height="false"/>
    </style:style>
    <style:style style:name="ro41" style:family="table-row">
      <style:table-row-properties style:row-height="2.566cm" fo:break-before="auto" style:use-optimal-row-height="false"/>
    </style:style>
    <style:style style:name="ro42" style:family="table-row">
      <style:table-row-properties style:row-height="2.514cm" fo:break-before="auto" style:use-optimal-row-height="false"/>
    </style:style>
    <style:style style:name="ro43" style:family="table-row">
      <style:table-row-properties style:row-height="1.561cm" fo:break-before="auto" style:use-optimal-row-height="fals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815cm" fo:break-before="auto" style:use-optimal-row-height="false"/>
    </style:style>
    <style:style style:name="ro46" style:family="table-row">
      <style:table-row-properties style:row-height="1.21cm" fo:break-before="auto" style:use-optimal-row-height="false"/>
    </style:style>
    <style:style style:name="ro49" style:family="table-row">
      <style:table-row-properties style:row-height="3.552cm" fo:break-before="auto" style:use-optimal-row-height="false"/>
    </style:style>
    <style:style style:name="ro50" style:family="table-row">
      <style:table-row-properties style:row-height="2.408cm" fo:break-before="auto" style:use-optimal-row-height="false"/>
    </style:style>
    <style:style style:name="ro51" style:family="table-row">
      <style:table-row-properties style:row-height="2.805cm" fo:break-before="auto" style:use-optimal-row-height="false"/>
    </style:style>
    <style:style style:name="ro52" style:family="table-row">
      <style:table-row-properties style:row-height="2.552cm" fo:break-before="auto" style:use-optimal-row-height="false"/>
    </style:style>
    <style:style style:name="ro53" style:family="table-row">
      <style:table-row-properties style:row-height="2.08cm" fo:break-before="auto" style:use-optimal-row-height="false"/>
    </style:style>
    <style:style style:name="ro54" style:family="table-row">
      <style:table-row-properties style:row-height="2.263cm" fo:break-before="auto" style:use-optimal-row-height="false"/>
    </style:style>
    <style:style style:name="ro55" style:family="table-row">
      <style:table-row-properties style:row-height="2.711cm" fo:break-before="auto" style:use-optimal-row-height="false"/>
    </style:style>
    <style:style style:name="ro56" style:family="table-row">
      <style:table-row-properties style:row-height="0.529cm" fo:break-before="auto" style:use-optimal-row-height="true"/>
    </style:style>
    <style:style style:name="ro57" style:family="table-row">
      <style:table-row-properties style:row-height="1.395cm" fo:break-before="auto" style:use-optimal-row-height="false"/>
    </style:style>
    <style:style style:name="ro58" style:family="table-row">
      <style:table-row-properties style:row-height="2.053cm" fo:break-before="auto" style:use-optimal-row-height="false"/>
    </style:style>
    <style:style style:name="ta1" style:family="table" style:master-page-name="PageStyle_5f_GUIDE_5f_GDD_5f_ASCENSION">
      <style:table-properties table:display="true" style:writing-mode="lr-tb"/>
    </style:style>
    <style:style style:name="ta2" style:family="table" style:master-page-name="PageStyle_5f_META_5f_Projet">
      <style:table-properties table:display="true" style:writing-mode="lr-tb"/>
    </style:style>
    <style:style style:name="ta3" style:family="table" style:master-page-name="PageStyle_5f_INDEX_5f_GDD">
      <style:table-properties table:display="true" style:writing-mode="lr-tb"/>
    </style:style>
    <style:style style:name="ta6" style:family="table" style:master-page-name="PageStyle_5f_Roadmap_5f_Rebuild">
      <style:table-properties table:display="true" style:writing-mode="lr-tb"/>
    </style:style>
    <style:style style:name="ta7" style:family="table" style:master-page-name="PageStyle_5f_INSTR_5f_IA_5f_ASSISTANT">
      <style:table-properties table:display="true" style:writing-mode="lr-tb"/>
    </style:style>
    <style:style style:name="ta8" style:family="table" style:master-page-name="PageStyle_5f_INSTR_5f_MAINTENANCE_5f_GDD">
      <style:table-properties table:display="true" style:writing-mode="lr-tb"/>
    </style:style>
    <style:style style:name="ta9" style:family="table" style:master-page-name="PageStyle_5f_INSTR_5f_CODAGE">
      <style:table-properties table:display="true" style:writing-mode="lr-tb"/>
    </style:style>
    <style:style style:name="ta10" style:family="table" style:master-page-name="PageStyle_5f_Gameplay_5f_Core">
      <style:table-properties table:display="true" style:writing-mode="lr-tb"/>
    </style:style>
    <style:style style:name="ta14" style:family="table" style:master-page-name="PageStyle_5f_Zones">
      <style:table-properties table:display="true" style:writing-mode="lr-tb"/>
    </style:style>
    <style:style style:name="ta15" style:family="table" style:master-page-name="PageStyle_5f_Shop_5f_Ameliorations">
      <style:table-properties table:display="true" style:writing-mode="lr-tb"/>
    </style:style>
    <style:style style:name="ta16" style:family="table" style:master-page-name="PageStyle_5f_Items_5f_Equipements">
      <style:table-properties table:display="true" style:writing-mode="lr-tb"/>
    </style:style>
    <style:style style:name="ta17" style:family="table" style:master-page-name="PageStyle_5f_Equipement_5f_Slots">
      <style:table-properties table:display="true" style:writing-mode="lr-tb"/>
    </style:style>
    <style:style style:name="ta19" style:family="table" style:master-page-name="PageStyle_5f_Stats_5f_Economie">
      <style:table-properties table:display="true" style:writing-mode="lr-tb"/>
    </style:style>
    <style:style style:name="ta23" style:family="table" style:master-page-name="PageStyle_5f_Balance_5f_Zones">
      <style:table-properties table:display="true" style:writing-mode="lr-tb"/>
    </style:style>
    <style:style style:name="ta25" style:family="table" style:master-page-name="PageStyle_5f_Scenes">
      <style:table-properties table:display="true" style:writing-mode="lr-tb"/>
    </style:style>
    <style:style style:name="ta26" style:family="table" style:master-page-name="PageStyle_5f_Scripts">
      <style:table-properties table:display="true" style:writing-mode="lr-tb"/>
    </style:style>
    <style:style style:name="ta27" style:family="table" style:master-page-name="PageStyle_5f_Signaux_5f_Godot">
      <style:table-properties table:display="true" style:writing-mode="lr-tb"/>
    </style:style>
    <style:style style:name="ta29" style:family="table" style:master-page-name="PageStyle_5f_Assets_5f_Sonores">
      <style:table-properties table:display="true" style:writing-mode="lr-tb"/>
    </style:style>
    <style:style style:name="ta31" style:family="table" style:master-page-name="PageStyle_5f_LEXIQUE_5f_GDSCRIPT">
      <style:table-properties table:display="true" style:writing-mode="lr-tb"/>
    </style:style>
    <style:style style:name="ta32" style:family="table" style:master-page-name="PageStyle_5f_CHAPITRES_5f_FICHIER">
      <style:table-properties table:display="true" style:writing-mode="lr-tb"/>
    </style:style>
    <style:style style:name="ta33" style:family="table" style:master-page-name="PageStyle_5f_LISTES">
      <style:table-properties table:display="true" style:writing-mode="lr-tb"/>
    </style:style>
    <style:style style:name="ta34" style:family="table" style:master-page-name="PageStyle_5f_CONTRATS_5f_DATA">
      <style:table-properties table:display="true" style:writing-mode="lr-tb"/>
    </style:style>
    <style:style style:name="ta35" style:family="table" style:master-page-name="PageStyle_5f_DATA_5f_EXPORT">
      <style:table-properties table:display="true" style:writing-mode="lr-tb"/>
    </style:style>
    <style:style style:name="ta36" style:family="table" style:master-page-name="PageStyle_5f_BACKLOG_5f_MASTER">
      <style:table-properties table:display="true" style:writing-mode="lr-tb"/>
    </style:style>
    <style:style style:name="ta37" style:family="table" style:master-page-name="PageStyle_5f_Journal_5f_Projet">
      <style:table-properties table:display="true" style:writing-mode="lr-tb"/>
    </style:style>
    <style:style style:name="ta38" style:family="table" style:master-page-name="PageStyle_5f_Idees_5f_Evolution">
      <style:table-properties table:display="true" style:writing-mode="lr-tb"/>
    </style:style>
    <style:style style:name="ta39" style:family="table" style:master-page-name="PageStyle_5f_Decisions_5f_Verrouillees">
      <style:table-properties table:display="true" style:writing-mode="lr-tb"/>
    </style:style>
    <style:style style:name="ta40" style:family="table" style:master-page-name="PageStyle_5f_Ennemis">
      <style:table-properties table:display="true" style:writing-mode="lr-tb"/>
    </style:style>
    <style:style style:name="ta41" style:family="table" style:master-page-name="PageStyle_5f_Shop_5f_Tracking">
      <style:table-properties table:display="true" style:writing-mode="lr-tb"/>
    </style:style>
    <style:style style:name="ta42" style:family="table" style:master-page-name="PageStyle_5f_Leveling">
      <style:table-properties table:display="true" style:writing-mode="lr-tb"/>
    </style:style>
    <style:style style:name="ta43" style:family="table" style:master-page-name="PageStyle_5f_Checkpoint">
      <style:table-properties table:display="true" style:writing-mode="lr-tb"/>
    </style:style>
    <style:style style:name="ta44" style:family="table" style:master-page-name="PageStyle_5f_Balance_5f_Ennemis">
      <style:table-properties table:display="true" style:writing-mode="lr-tb"/>
    </style:style>
    <style:style style:name="ta45" style:family="table" style:master-page-name="PageStyle_5f_Balance_5f_Waves">
      <style:table-properties table:display="true" style:writing-mode="lr-tb"/>
    </style:style>
    <style:style style:name="ta46" style:family="table" style:master-page-name="PageStyle_5f_Assets_5f_Graphiques">
      <style:table-properties table:display="true" style:writing-mode="lr-tb"/>
    </style:style>
    <style:style style:name="ta47" style:family="table" style:master-page-name="PageStyle_5f_Prompts_5f_IA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9e9e9e" style:diagonal-bl-tr="none" style:diagonal-tl-br="none" fo:border-left="none" fo:border-right="0.74pt solid #9e9e9e" style:rotation-align="none" fo:border-top="0.74pt solid #9e9e9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1f4e7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2f5597"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f4e79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d9e1f2"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28" style:family="table-cell" style:parent-style-name="Default">
      <style:table-cell-properties fo:background-color="#f2f2f2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62" style:family="table-cell" style:parent-style-name="Default">
      <style:table-cell-properties fo:wrap-option="wrap" style:vertical-align="bottom"/>
    </style:style>
    <style:style style:name="ce63" style:family="table-cell" style:parent-style-name="Default">
      <style:table-cell-properties fo:wrap-option="wrap"/>
    </style:style>
    <style:style style:name="ce69" style:family="table-cell" style:parent-style-name="Default">
      <style:table-cell-properties fo:wrap-option="no-wrap"/>
    </style:style>
    <style:style style:name="ce70" style:family="table-cell" style:parent-style-name="Default">
      <style:table-cell-properties fo:background-color="#1f4e7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fo:background-color="#2f5597"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f4e79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d9e1f2"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9e9e9e" style:diagonal-bl-tr="none" style:diagonal-tl-br="none" fo:border-left="none" fo:border-right="0.74pt solid #9e9e9e" style:rotation-align="none" fo:border-top="0.74pt solid #9e9e9e"/>
    </style:style>
    <style:style style:name="ce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1f4e7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91" style:family="table-cell" style:parent-style-name="Default">
      <style:table-cell-properties fo:background-color="#f2f2f2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ackground-color="#2f5597"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rotation-align="none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9e9e9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4e7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98" style:family="table-cell" style:parent-style-name="Default">
      <style:table-cell-properties fo:wrap-option="wrap" style:vertical-align="bottom"/>
    </style:style>
    <style:style style:name="ce99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1f4e7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5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wrap-option="no-wrap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ISTES.$A$14:.$A$32])" table:allow-empty-cell="true" table:display-list="unsorted" table:base-cell-address="Journal_Projet.C2"/>
        <table:content-validation table:name="val2" table:condition="of:cell-content-is-in-list([$LISTES.$A$2:.$A$11])" table:allow-empty-cell="true" table:display-list="unsorted" table:base-cell-address="Journal_Projet.F2"/>
        <table:content-validation table:name="val3" table:condition="of:cell-content-is-in-list([$LISTES.$A$35:.$A$41])" table:allow-empty-cell="true" table:display-list="unsorted" table:base-cell-address="Journal_Projet.G2"/>
        <table:content-validation table:name="val4" table:condition="of:cell-content-is-in-list([$LISTES.$A$44:.$A$61])" table:allow-empty-cell="true" table:display-list="unsorted" table:base-cell-address="Journal_Projet.H2"/>
        <table:content-validation table:name="val5" table:condition="of:cell-content-is-in-list([$LISTES.$A$64:.$A$66])" table:allow-empty-cell="true" table:display-list="unsorted" table:base-cell-address="Journal_Projet.I2"/>
        <table:content-validation table:name="val6" table:condition="of:cell-content-is-in-list(&quot;À évaluer&quot;;&quot;Faible&quot;;&quot;Moyen&quot;;&quot;Fort&quot;)" table:allow-empty-cell="true" table:display-list="unsorted" table:base-cell-address="Journal_Projet.G2"/>
        <table:content-validation table:name="val7" table:condition="of:cell-content-is-in-list(&quot;À estimer&quot;;&quot;Petit&quot;;&quot;Moyen&quot;;&quot;Gros&quot;)" table:allow-empty-cell="true" table:display-list="unsorted" table:base-cell-address="Journal_Projet.H2"/>
        <table:content-validation table:name="val8" table:condition="of:cell-content-is-in-list(&quot;EN_ATTENTE&quot;;&quot;VERROUILLEE&quot;;&quot;REFUSEE&quot;)" table:allow-empty-cell="true" table:display-list="unsorted" table:base-cell-address="Journal_Projet.I2"/>
        <table:content-validation table:name="val9" table:condition="of:cell-content-is-in-list(&quot;Oui&quot;;&quot;Non&quot;)" table:allow-empty-cell="true" table:display-list="unsorted" table:base-cell-address="Journal_Projet.O2"/>
        <table:content-validation table:name="val10" table:condition="of:cell-content-is-in-list(&quot;Oui&quot;;&quot;Non&quot;)" table:allow-empty-cell="true" table:display-list="unsorted" table:base-cell-address="Journal_Projet.F3"/>
      </table:content-validations>
      <table:table table:name="GUIDE_GDD_ASCENSION" table:style-name="ta1">
        <office:forms form:automatic-focus="false" form:apply-design-mode="false"/>
        <table:table-column table:style-name="co1" table:default-cell-style-name="ce82"/>
        <table:table-column table:style-name="co2" table:default-cell-style-name="ce82"/>
        <table:table-column table:style-name="co3" table:default-cell-style-name="ce88"/>
        <table:table-column table:style-name="co3" table:default-cell-style-name="ce89"/>
        <table:table-column table:style-name="co3" table:number-columns-repeated="2" table:default-cell-style-name="ce82"/>
        <table:table-column table:style-name="co4" table:number-columns-repeated="16378"/>
        <table:table-row table:style-name="ro1">
          <table:table-cell table:style-name="ce70" office:value-type="string" calcext:value-type="string" table:number-columns-spanned="5" table:number-rows-spanned="1">
            <text:p>🚀 GUIDE — Comment utiliser le GDD Ascension</text:p>
          </table:table-cell>
          <table:covered-table-cell table:number-columns-repeated="4"/>
          <table:table-cell/>
        </table:table-row>
        <table:table-row table:style-name="ro2">
          <table:table-cell table:style-name="ce71" office:value-type="string" calcext:value-type="string" table:number-columns-spanned="5" table:number-rows-spanned="1">
            <text:p>But : un GDD lisible + un Backlog central (source de vérité) + un export CSV propre vers Godot. Clique sur INDEX_GDD pour naviguer.</text:p>
          </table:table-cell>
          <table:covered-table-cell table:number-columns-repeated="4"/>
          <table:table-cell table:style-name="ce79"/>
        </table:table-row>
        <table:table-row table:style-name="ro3">
          <table:table-cell table:style-name="ce72" office:value-type="string" calcext:value-type="string" table:number-columns-spanned="2" table:number-rows-spanned="1">
            <text:p><text:a xlink:href="#'INDEX_GDD'.A1" xlink:type="simple">🧭 Ouvrir INDEX_GDD</text:a></text:p>
          </table:table-cell>
          <table:covered-table-cell table:style-name="ce84"/>
          <table:table-cell table:number-columns-repeated="4"/>
        </table:table-row>
        <table:table-row table:style-name="ro4">
          <table:table-cell table:style-name="ce73"/>
          <table:table-cell table:style-name="ce79"/>
          <table:table-cell table:number-columns-repeated="4"/>
        </table:table-row>
        <table:table-row table:style-name="ro5">
          <table:table-cell table:style-name="ce74" office:value-type="string" calcext:value-type="string" table:number-columns-spanned="5" table:number-rows-spanned="1">
            <text:p>1) Règle d’or : BACKLOG_MASTER = source de vérité ✅</text:p>
          </table:table-cell>
          <table:covered-table-cell table:number-columns-repeated="4"/>
          <table:table-cell table:style-name="ce79"/>
        </table:table-row>
        <table:table-row table:style-name="ro6">
          <table:table-cell table:style-name="ce73"/>
          <table:table-cell table:style-name="ce85" office:value-type="string" calcext:value-type="string">
            <text:p>• Tu changes l’avancement uniquement dans BACKLOG_MASTER (colonne Statut).</text:p>
          </table:table-cell>
          <table:table-cell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Toutes les autres feuilles (Roadmap, Journal, etc.) reflètent ce statut automatiquement.</text:p>
          </table:table-cell>
          <table:table-cell table:style-name="ce79"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Objectif : éviter les incohérences et garder un cockpit unique.</text:p>
          </table:table-cell>
          <table:table-cell table:style-name="ce79" table:number-columns-repeated="4"/>
        </table:table-row>
        <table:table-row table:style-name="ro7">
          <table:table-cell table:style-name="ce73"/>
          <table:table-cell table:style-name="ce79" table:number-columns-repeated="5"/>
        </table:table-row>
        <table:table-row table:style-name="ro5">
          <table:table-cell table:style-name="ce74" office:value-type="string" calcext:value-type="string" table:number-columns-spanned="5" table:number-rows-spanned="1">
            <text:p>2) Naviguer vite : INDEX_GDD</text:p>
          </table:table-cell>
          <table:covered-table-cell table:number-columns-repeated="4"/>
          <table:table-cell/>
        </table:table-row>
        <table:table-row table:style-name="ro6">
          <table:table-cell table:style-name="ce75"/>
          <table:table-cell table:style-name="ce85" office:value-type="string" calcext:value-type="string">
            <text:p>• INDEX_GDD est une page d’accueil : liens groupés + boutons rapides.</text:p>
          </table:table-cell>
          <table:table-cell table:style-name="ce79"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Astuce LibreOffice : si un lien ne s’ouvre pas, essaye Ctrl+clic.</text:p>
          </table:table-cell>
          <table:table-cell table:style-name="ce79" table:number-columns-repeated="4"/>
        </table:table-row>
        <table:table-row table:style-name="ro7">
          <table:table-cell table:style-name="ce73"/>
          <table:table-cell table:style-name="ce79" table:number-columns-repeated="5"/>
        </table:table-row>
        <table:table-row table:style-name="ro5">
          <table:table-cell table:style-name="ce74" office:value-type="string" calcext:value-type="string" table:number-columns-spanned="5" table:number-rows-spanned="1">
            <text:p>3) Journal_Projet : historique automatique</text:p>
          </table:table-cell>
          <table:covered-table-cell table:number-columns-repeated="4"/>
          <table:table-cell table:style-name="ce79"/>
        </table:table-row>
        <table:table-row table:style-name="ro2">
          <table:table-cell table:style-name="ce73"/>
          <table:table-cell table:style-name="ce85" office:value-type="string" calcext:value-type="string">
            <text:p>• Tu remplis : ID_Backlog + Date + Notes. Le reste se remplit depuis le backlog (Statut, Titre, Phase, Catégorie…).</text:p>
          </table:table-cell>
          <table:table-cell table:style-name="ce79"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But : garder la trace de ce qui a été fait, sans dupliquer les statuts.</text:p>
          </table:table-cell>
          <table:table-cell table:style-name="ce79" table:number-columns-repeated="4"/>
        </table:table-row>
        <table:table-row table:style-name="ro1">
          <table:table-cell table:style-name="ce73"/>
          <table:table-cell table:style-name="ce79" table:number-columns-repeated="5"/>
        </table:table-row>
        <table:table-row table:style-name="ro5">
          <table:table-cell table:style-name="ce74" office:value-type="string" calcext:value-type="string" table:number-columns-spanned="5" table:number-rows-spanned="1">
            <text:p>4) Pipeline Data : GDD → CSV → Godot</text:p>
          </table:table-cell>
          <table:covered-table-cell table:number-columns-repeated="4"/>
          <table:table-cell table:style-name="ce79"/>
        </table:table-row>
        <table:table-row table:style-name="ro2">
          <table:table-cell table:style-name="ce73"/>
          <table:table-cell table:style-name="ce85" office:value-type="string" calcext:value-type="string">
            <text:p>• Tu modifies la data dans le GDD (feuilles source : Stats, Leveling, Items, Slots, Ennemis, Zones, Balance…).</text:p>
          </table:table-cell>
          <table:table-cell table:style-name="ce79"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Tu exportes en CSV (UTF-8, séparateur ';') dans res://data/export/</text:p>
          </table:table-cell>
          <table:table-cell table:style-name="ce79"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Tu relances Godot : DataScore recharge tout et affiche des logs [DATA]/[CSV]/[SCHEMA].</text:p>
          </table:table-cell>
          <table:table-cell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Règle : ne jamais modifier les CSV à la main — toujours ré-exporter depuis le GDD.</text:p>
          </table:table-cell>
          <table:table-cell table:number-columns-repeated="4"/>
        </table:table-row>
        <table:table-row table:style-name="ro8">
          <table:table-cell table:style-name="ce73"/>
          <table:table-cell table:style-name="ce79"/>
          <table:table-cell table:number-columns-repeated="4"/>
        </table:table-row>
        <table:table-row table:style-name="ro5">
          <table:table-cell table:style-name="ce74" office:value-type="string" calcext:value-type="string" table:number-columns-spanned="5" table:number-rows-spanned="1">
            <text:p>5) Console &amp; logs (standard projet) 🧾</text:p>
          </table:table-cell>
          <table:covered-table-cell table:number-columns-repeated="4"/>
          <table:table-cell/>
        </table:table-row>
        <table:table-row table:style-name="ro6">
          <table:table-cell table:style-name="ce73"/>
          <table:table-cell table:style-name="ce85" office:value-type="string" calcext:value-type="string">
            <text:p>• Format : &lt;emoji&gt; &lt;NIVEAU&gt; [TAG] Message | k=v | k=v</text:p>
          </table:table-cell>
          <table:table-cell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Niveaux : 🚀 INFO / ✅ OK / 🧪 DEBUG (limité) / ⚠️ WARN / ❌ ERR / 🧨 FATAL</text:p>
          </table:table-cell>
          <table:table-cell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Tags : [DATA] [CSV] [SCHEMA] [REF] [UI] [COMBAT]</text:p>
          </table:table-cell>
          <table:table-cell table:number-columns-repeated="4"/>
        </table:table-row>
        <table:table-row table:style-name="ro9">
          <table:table-cell table:style-name="ce73"/>
          <table:table-cell table:number-columns-repeated="5"/>
        </table:table-row>
        <table:table-row table:style-name="ro5">
          <table:table-cell table:style-name="ce74" office:value-type="string" calcext:value-type="string" table:number-columns-spanned="5" table:number-rows-spanned="1">
            <text:p>6) Règles techniques importantes (GDScript + DATA)</text:p>
          </table:table-cell>
          <table:covered-table-cell table:number-columns-repeated="4"/>
          <table:table-cell table:style-name="ce79"/>
        </table:table-row>
        <table:table-row table:style-name="ro5">
          <table:table-cell table:style-name="ce76" office:value-type="string" calcext:value-type="string">
            <text:p>Règle</text:p>
          </table:table-cell>
          <table:table-cell table:style-name="ce86" office:value-type="string" calcext:value-type="string">
            <text:p>Pourquoi</text:p>
          </table:table-cell>
          <table:table-cell table:style-name="ce76" office:value-type="string" calcext:value-type="string">
            <text:p>Exemple</text:p>
          </table:table-cell>
          <table:table-cell table:style-name="ce76" table:number-columns-repeated="2"/>
          <table:table-cell table:style-name="ce79"/>
        </table:table-row>
        <table:table-row table:style-name="ro6">
          <table:table-cell table:style-name="ce77" office:value-type="string" calcext:value-type="string">
            <text:p>Pas de ternaire ? :</text:p>
          </table:table-cell>
          <table:table-cell table:style-name="ce77" office:value-type="string" calcext:value-type="string">
            <text:p>Godot 4 ne le supporte pas.</text:p>
          </table:table-cell>
          <table:table-cell table:style-name="ce77" office:value-type="string" calcext:value-type="string">
            <text:p>val = a if ok else b</text:p>
          </table:table-cell>
          <table:table-cell table:style-name="ce77" table:number-columns-repeated="2"/>
          <table:table-cell/>
        </table:table-row>
        <table:table-row table:style-name="ro6">
          <table:table-cell table:style-name="ce77" office:value-type="string" calcext:value-type="string">
            <text:p>Utiliser str()</text:p>
          </table:table-cell>
          <table:table-cell table:style-name="ce77" office:value-type="string" calcext:value-type="string">
            <text:p>String() peut planter (ex: 'OUI').</text:p>
          </table:table-cell>
          <table:table-cell table:style-name="ce77" office:value-type="string" calcext:value-type="string">
            <text:p>raw = str(value)</text:p>
          </table:table-cell>
          <table:table-cell table:style-name="ce77" table:number-columns-repeated="2"/>
          <table:table-cell table:style-name="ce79"/>
        </table:table-row>
        <table:table-row table:style-name="ro6">
          <table:table-cell table:style-name="ce78" office:value-type="string" calcext:value-type="string">
            <text:p>Types explicites si besoin</text:p>
          </table:table-cell>
          <table:table-cell table:style-name="ce77" office:value-type="string" calcext:value-type="string">
            <text:p>Mode strict : évite les erreurs d’inférence.</text:p>
          </table:table-cell>
          <table:table-cell table:style-name="ce77" office:value-type="string" calcext:value-type="string">
            <text:p>var count: int = int(...)</text:p>
          </table:table-cell>
          <table:table-cell table:style-name="ce77" table:number-columns-repeated="2"/>
          <table:table-cell table:style-name="ce79"/>
        </table:table-row>
        <table:table-row table:style-name="ro6">
          <table:table-cell table:style-name="ce77" office:value-type="string" calcext:value-type="string">
            <text:p>Colonnes numériques = nombres</text:p>
          </table:table-cell>
          <table:table-cell table:style-name="ce77" office:value-type="string" calcext:value-type="string">
            <text:p>Évite les conversions fausses (ex: '+10% / 10 niveaux').</text:p>
          </table:table-cell>
          <table:table-cell table:style-name="ce77" office:value-type="string" calcext:value-type="string">
            <text:p>Valeur=0,10 ; texte en Description</text:p>
          </table:table-cell>
          <table:table-cell table:style-name="ce77" table:number-columns-repeated="2"/>
          <table:table-cell/>
        </table:table-row>
        <table:table-row table:style-name="ro10">
          <table:table-cell table:style-name="ce79"/>
          <table:table-cell table:number-columns-repeated="5"/>
        </table:table-row>
        <table:table-row table:style-name="ro5">
          <table:table-cell table:style-name="ce74" office:value-type="string" calcext:value-type="string" table:number-columns-spanned="5" table:number-rows-spanned="1">
            <text:p>7) Routine recommandée (simple et efficace)</text:p>
          </table:table-cell>
          <table:covered-table-cell table:number-columns-repeated="4"/>
          <table:table-cell/>
        </table:table-row>
        <table:table-row table:style-name="ro6">
          <table:table-cell table:style-name="ce75"/>
          <table:table-cell table:style-name="ce87" office:value-type="string" calcext:value-type="string">
            <text:p>• 1) Choisir une tâche dans BACKLOG_MASTER → mettre EN_COURS.</text:p>
          </table:table-cell>
          <table:table-cell table:style-name="ce75" table:number-columns-repeated="2"/>
          <table:table-cell table:style-name="ce79" table:number-columns-repeated="2"/>
        </table:table-row>
        <table:table-row table:style-name="ro6">
          <table:table-cell table:style-name="ce79"/>
          <table:table-cell table:style-name="ce85" office:value-type="string" calcext:value-type="string">
            <text:p>• 2) Développer (Godot) → observer logs.</text:p>
          </table:table-cell>
          <table:table-cell table:style-name="ce79" table:number-columns-repeated="4"/>
        </table:table-row>
        <table:table-row table:style-name="ro6">
          <table:table-cell table:style-name="ce73"/>
          <table:table-cell table:style-name="ce85" office:value-type="string" calcext:value-type="string">
            <text:p>• 3) Si data change : ré-export CSV → relancer Godot → valider.</text:p>
          </table:table-cell>
          <table:table-cell table:style-name="ce73" table:number-columns-repeated="4"/>
        </table:table-row>
        <table:table-row table:style-name="ro6">
          <table:table-cell table:style-name="ce79"/>
          <table:table-cell table:style-name="ce85" office:value-type="string" calcext:value-type="string">
            <text:p>• 4) Journal_Projet : ajouter une entrée (ID + date + note).</text:p>
          </table:table-cell>
          <table:table-cell table:style-name="ce79" table:number-columns-repeated="4"/>
        </table:table-row>
        <table:table-row table:style-name="ro6">
          <table:table-cell table:style-name="ce79"/>
          <table:table-cell table:style-name="ce85" office:value-type="string" calcext:value-type="string">
            <text:p>• 5) GitHub Desktop : commit + push quand l’étape est stable.</text:p>
          </table:table-cell>
          <table:table-cell table:style-name="ce79" table:number-columns-repeated="4"/>
        </table:table-row>
        <table:table-row table:style-name="ro10">
          <table:table-cell table:style-name="ce73"/>
          <table:table-cell table:style-name="ce79"/>
          <table:table-cell table:number-columns-repeated="4"/>
        </table:table-row>
        <table:table-row table:style-name="ro6">
          <table:table-cell table:style-name="ce80" office:value-type="string" calcext:value-type="string" table:number-columns-spanned="5" table:number-rows-spanned="1">
            <text:p>🔗 Liens utiles : INSTR_CODAGE, INSTR_IA_ASSISTANT, INSTR_MAINTENANCE_GDD</text:p>
          </table:table-cell>
          <table:covered-table-cell table:number-columns-repeated="4"/>
          <table:table-cell table:style-name="ce79"/>
        </table:table-row>
        <table:table-row table:style-name="ro5">
          <table:table-cell table:style-name="ce81" office:value-type="string" calcext:value-type="string">
            <text:p><text:a xlink:href="#'INSTR_CODAGE'.A1" xlink:type="simple">🧑‍💻 INSTR_CODAGE</text:a></text:p>
          </table:table-cell>
          <table:table-cell table:style-name="ce81" office:value-type="string" calcext:value-type="string">
            <text:p><text:a xlink:href="#'INSTR_IA_ASSISTANT'.A1" xlink:type="simple">🧠 INSTR_IA_ASSISTANT</text:a></text:p>
          </table:table-cell>
          <table:table-cell table:style-name="ce81" office:value-type="string" calcext:value-type="string">
            <text:p><text:a xlink:href="#'INSTR_MAINTENANCE_GDD'.A1" xlink:type="simple">🧾 INSTR_MAINTENANCE_GDD</text:a></text:p>
          </table:table-cell>
          <table:table-cell table:style-name="ce79" table:number-columns-repeated="3"/>
        </table:table-row>
        <table:table-row table:style-name="ro11" table:number-rows-repeated="2">
          <table:table-cell table:style-name="ce79" table:number-columns-repeated="6"/>
        </table:table-row>
        <table:table-row table:style-name="ro12">
          <table:table-cell table:style-name="ce79" table:number-columns-repeated="6"/>
        </table:table-row>
        <table:table-row table:style-name="ro11">
          <table:table-cell table:style-name="ce79" table:number-columns-repeated="6"/>
        </table:table-row>
        <table:table-row table:style-name="ro12">
          <table:table-cell table:style-name="ce79" table:number-columns-repeated="6"/>
        </table:table-row>
        <table:table-row table:style-name="ro12">
          <table:table-cell table:number-columns-repeated="6"/>
        </table:table-row>
        <table:table-row table:style-name="ro13">
          <table:table-cell table:style-name="ce83"/>
          <table:table-cell table:number-columns-repeated="5"/>
        </table:table-row>
        <table:table-row table:style-name="ro14">
          <table:table-cell table:style-name="ce79"/>
          <table:table-cell table:number-columns-repeated="5"/>
        </table:table-row>
        <table:table-row table:style-name="ro7" table:number-rows-repeated="1048523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META_Projet" table:style-name="ta2"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4" table:number-columns-repeated="16378" table:default-cell-style-name="Default"/>
        <table:table-row table:style-name="ro7">
          <table:table-cell office:value-type="string" calcext:value-type="string">
            <text:p>Categorie </text:p>
          </table:table-cell>
          <table:table-cell office:value-type="string" calcext:value-type="string">
            <text:p><text:s/>Champ </text:p>
          </table:table-cell>
          <table:table-cell office:value-type="string" calcext:value-type="string">
            <text:p><text:s/>Valeur </text:p>
          </table:table-cell>
          <table:table-cell office:value-type="string" calcext:value-type="string">
            <text:p><text:s/>Notes</text:p>
          </table:table-cell>
          <table:table-cell office:value-type="string" calcext:value-type="string">
            <text:p>ID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Identification </text:p>
          </table:table-cell>
          <table:table-cell office:value-type="string" calcext:value-type="string">
            <text:p><text:s/>Nom du projet </text:p>
          </table:table-cell>
          <table:table-cell office:value-type="string" calcext:value-type="string">
            <text:p><text:s/>Ascension </text:p>
          </table:table-cell>
          <table:table-cell office:value-type="string" calcext:value-type="string">
            <text:p><text:s/>Nom officiel du jeu</text:p>
          </table:table-cell>
          <table:table-cell table:style-name="ce90" table:formula="of:=IFERROR(HYPERLINK(&quot;#BACKLOG_MASTER.A&quot;&amp;MATCH(&quot;META_IDENTIFICATION&quot;;[$BACKLOG_MASTER.$A:.$A];0);&quot;META_IDENTIFICATION&quot;);&quot;META_IDENTIFICATION&quot;)" office:value-type="string" office:string-value="META_IDENTIFICATION" calcext:value-type="string">
            <text:p>META_IDENTIFICATION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Identification </text:p>
          </table:table-cell>
          <table:table-cell office:value-type="string" calcext:value-type="string">
            <text:p><text:s/>Type de jeu </text:p>
          </table:table-cell>
          <table:table-cell office:value-type="string" calcext:value-type="string">
            <text:p><text:s/>Jeu PC – Solo </text:p>
          </table:table-cell>
          <table:table-cell office:value-type="string" calcext:value-type="string">
            <text:p><text:s/>Peut évoluer plus tard</text:p>
          </table:table-cell>
          <table:table-cell table:style-name="ce90" table:formula="of:=IFERROR(HYPERLINK(&quot;#BACKLOG_MASTER.A&quot;&amp;MATCH(&quot;META_IDENTIFICATION_6EDE30&quot;;[$BACKLOG_MASTER.$A:.$A];0);&quot;META_IDENTIFICATION_6EDE30&quot;);&quot;META_IDENTIFICATION_6EDE30&quot;)" office:value-type="string" office:string-value="META_IDENTIFICATION_6EDE30" calcext:value-type="string">
            <text:p>META_IDENTIFICATION_6EDE30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Identification </text:p>
          </table:table-cell>
          <table:table-cell office:value-type="string" calcext:value-type="string">
            <text:p><text:s/>Genre principal </text:p>
          </table:table-cell>
          <table:table-cell office:value-type="string" calcext:value-type="string">
            <text:p><text:s/>Action / Aventure </text:p>
          </table:table-cell>
          <table:table-cell office:value-type="string" calcext:value-type="string">
            <text:p><text:s/>À affiner si besoin</text:p>
          </table:table-cell>
          <table:table-cell table:style-name="ce90" table:formula="of:=IFERROR(HYPERLINK(&quot;#BACKLOG_MASTER.A&quot;&amp;MATCH(&quot;META_IDENTIFICATION_3F667C&quot;;[$BACKLOG_MASTER.$A:.$A];0);&quot;META_IDENTIFICATION_3F667C&quot;);&quot;META_IDENTIFICATION_3F667C&quot;)" office:value-type="string" office:string-value="META_IDENTIFICATION_3F667C" calcext:value-type="string">
            <text:p>META_IDENTIFICATION_3F667C</text:p>
          </table:table-cell>
          <table:table-cell table:number-columns-repeated="16378"/>
        </table:table-row>
        <table:table-row table:style-name="ro11">
          <table:table-cell office:value-type="string" calcext:value-type="string">
            <text:p>Vision </text:p>
          </table:table-cell>
          <table:table-cell office:value-type="string" calcext:value-type="string">
            <text:p><text:s/>Pitch court </text:p>
          </table:table-cell>
          <table:table-cell office:value-type="string" calcext:value-type="string">
            <text:p><text:s/>Jeu d’ascension progressive basé sur la maîtrise du joueur </text:p>
          </table:table-cell>
          <table:table-cell office:value-type="string" calcext:value-type="string">
            <text:p><text:s/>1 phrase max</text:p>
          </table:table-cell>
          <table:table-cell table:style-name="ce90" table:formula="of:=IFERROR(HYPERLINK(&quot;#BACKLOG_MASTER.A&quot;&amp;MATCH(&quot;META_VISION&quot;;[$BACKLOG_MASTER.$A:.$A];0);&quot;META_VISION&quot;);&quot;META_VISION&quot;)" office:value-type="string" office:string-value="META_VISION" calcext:value-type="string">
            <text:p>META_VISION</text:p>
          </table:table-cell>
          <table:table-cell table:number-columns-repeated="16378"/>
        </table:table-row>
        <table:table-row table:style-name="ro11">
          <table:table-cell office:value-type="string" calcext:value-type="string">
            <text:p>Vision </text:p>
          </table:table-cell>
          <table:table-cell office:value-type="string" calcext:value-type="string">
            <text:p><text:s/>Expérience visée </text:p>
          </table:table-cell>
          <table:table-cell office:value-type="string" calcext:value-type="string">
            <text:p><text:s/>Progression, apprentissage, montée en compétence </text:p>
          </table:table-cell>
          <table:table-cell office:value-type="string" calcext:value-type="string">
            <text:p><text:s/>Ce que doit ressentir le joueur</text:p>
          </table:table-cell>
          <table:table-cell table:style-name="ce90" table:formula="of:=IFERROR(HYPERLINK(&quot;#BACKLOG_MASTER.A&quot;&amp;MATCH(&quot;META_VISION_6235B8&quot;;[$BACKLOG_MASTER.$A:.$A];0);&quot;META_VISION_6235B8&quot;);&quot;META_VISION_6235B8&quot;)" office:value-type="string" office:string-value="META_VISION_6235B8" calcext:value-type="string">
            <text:p>META_VISION_6235B8</text:p>
          </table:table-cell>
          <table:table-cell table:number-columns-repeated="16378"/>
        </table:table-row>
        <table:table-row table:style-name="ro11">
          <table:table-cell office:value-type="string" calcext:value-type="string">
            <text:p>Vision </text:p>
          </table:table-cell>
          <table:table-cell office:value-type="string" calcext:value-type="string">
            <text:p><text:s/>Public cible </text:p>
          </table:table-cell>
          <table:table-cell office:value-type="string" calcext:value-type="string">
            <text:p><text:s/>Joueurs PC aimant les jeux exigeants </text:p>
          </table:table-cell>
          <table:table-cell office:value-type="string" calcext:value-type="string">
            <text:p><text:s/>Indicatif</text:p>
          </table:table-cell>
          <table:table-cell table:style-name="ce90" table:formula="of:=IFERROR(HYPERLINK(&quot;#BACKLOG_MASTER.A&quot;&amp;MATCH(&quot;META_VISION_E3A0F9&quot;;[$BACKLOG_MASTER.$A:.$A];0);&quot;META_VISION_E3A0F9&quot;);&quot;META_VISION_E3A0F9&quot;)" office:value-type="string" office:string-value="META_VISION_E3A0F9" calcext:value-type="string">
            <text:p>META_VISION_E3A0F9</text:p>
          </table:table-cell>
          <table:table-cell table:number-columns-repeated="16378"/>
        </table:table-row>
        <table:table-row table:style-name="ro11">
          <table:table-cell office:value-type="string" calcext:value-type="string">
            <text:p>Design </text:p>
          </table:table-cell>
          <table:table-cell office:value-type="string" calcext:value-type="string">
            <text:p><text:s/>Piliers du jeu </text:p>
          </table:table-cell>
          <table:table-cell office:value-type="string" calcext:value-type="string">
            <text:p><text:s/>Progression, difficulté maîtrisée, contrôle précis </text:p>
          </table:table-cell>
          <table:table-cell office:value-type="string" calcext:value-type="string">
            <text:p><text:s/>Piliers non négociables</text:p>
          </table:table-cell>
          <table:table-cell table:style-name="ce90" table:formula="of:=IFERROR(HYPERLINK(&quot;#BACKLOG_MASTER.A&quot;&amp;MATCH(&quot;META_DESIGN&quot;;[$BACKLOG_MASTER.$A:.$A];0);&quot;META_DESIGN&quot;);&quot;META_DESIGN&quot;)" office:value-type="string" office:string-value="META_DESIGN" calcext:value-type="string">
            <text:p>META_DESIGN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 </text:p>
          </table:table-cell>
          <table:table-cell office:value-type="string" calcext:value-type="string">
            <text:p><text:s/>Point fort principal </text:p>
          </table:table-cell>
          <table:table-cell office:value-type="string" calcext:value-type="string">
            <text:p><text:s/>Sensation de progression claire </text:p>
          </table:table-cell>
          <table:table-cell office:value-type="string" calcext:value-type="string">
            <text:p><text:s/>Différenciation</text:p>
          </table:table-cell>
          <table:table-cell table:style-name="ce90" table:formula="of:=IFERROR(HYPERLINK(&quot;#BACKLOG_MASTER.A&quot;&amp;MATCH(&quot;META_DESIGN_5AAE5A&quot;;[$BACKLOG_MASTER.$A:.$A];0);&quot;META_DESIGN_5AAE5A&quot;);&quot;META_DESIGN_5AAE5A&quot;)" office:value-type="string" office:string-value="META_DESIGN_5AAE5A" calcext:value-type="string">
            <text:p>META_DESIGN_5AAE5A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Technique </text:p>
          </table:table-cell>
          <table:table-cell office:value-type="string" calcext:value-type="string">
            <text:p><text:s/>Moteur </text:p>
          </table:table-cell>
          <table:table-cell office:value-type="string" calcext:value-type="string">
            <text:p><text:s/>Godot 4 </text:p>
          </table:table-cell>
          <table:table-cell office:value-type="string" calcext:value-type="string">
            <text:p><text:s/>Verrouillé</text:p>
          </table:table-cell>
          <table:table-cell table:style-name="ce90" table:formula="of:=IFERROR(HYPERLINK(&quot;#BACKLOG_MASTER.A&quot;&amp;MATCH(&quot;META_TECHNIQUE&quot;;[$BACKLOG_MASTER.$A:.$A];0);&quot;META_TECHNIQUE&quot;);&quot;META_TECHNIQUE&quot;)" office:value-type="string" office:string-value="META_TECHNIQUE" calcext:value-type="string">
            <text:p>META_TECHNIQUE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Technique </text:p>
          </table:table-cell>
          <table:table-cell office:value-type="string" calcext:value-type="string">
            <text:p><text:s/>Plateforme cible </text:p>
          </table:table-cell>
          <table:table-cell office:value-type="string" calcext:value-type="string">
            <text:p><text:s/>PC </text:p>
          </table:table-cell>
          <table:table-cell office:value-type="string" calcext:value-type="string">
            <text:p><text:s/>Prioritaire</text:p>
          </table:table-cell>
          <table:table-cell table:style-name="ce90" table:formula="of:=IFERROR(HYPERLINK(&quot;#BACKLOG_MASTER.A&quot;&amp;MATCH(&quot;META_TECHNIQUE_1A86B0&quot;;[$BACKLOG_MASTER.$A:.$A];0);&quot;META_TECHNIQUE_1A86B0&quot;);&quot;META_TECHNIQUE_1A86B0&quot;)" office:value-type="string" office:string-value="META_TECHNIQUE_1A86B0" calcext:value-type="string">
            <text:p>META_TECHNIQUE_1A86B0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Technique </text:p>
          </table:table-cell>
          <table:table-cell office:value-type="string" calcext:value-type="string">
            <text:p><text:s/>Perspective 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Verrouillé (jeu 2D)</text:p>
          </table:table-cell>
          <table:table-cell table:style-name="ce90" table:formula="of:=IFERROR(HYPERLINK(&quot;#BACKLOG_MASTER.A&quot;&amp;MATCH(&quot;META_TECHNIQUE_1FAD07&quot;;[$BACKLOG_MASTER.$A:.$A];0);&quot;META_TECHNIQUE_1FAD07&quot;);&quot;META_TECHNIQUE_1FAD07&quot;)" office:value-type="string" office:string-value="META_TECHNIQUE_1FAD07" calcext:value-type="string">
            <text:p>META_TECHNIQUE_1FAD07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Production </text:p>
          </table:table-cell>
          <table:table-cell office:value-type="string" calcext:value-type="string">
            <text:p><text:s/>État du projet </text:p>
          </table:table-cell>
          <table:table-cell office:value-type="string" calcext:value-type="string">
            <text:p><text:s/>En développement </text:p>
          </table:table-cell>
          <table:table-cell office:value-type="string" calcext:value-type="string">
            <text:p><text:s/>Macro-état</text:p>
          </table:table-cell>
          <table:table-cell table:style-name="ce90" table:formula="of:=IFERROR(HYPERLINK(&quot;#BACKLOG_MASTER.A&quot;&amp;MATCH(&quot;META_PRODUCTION&quot;;[$BACKLOG_MASTER.$A:.$A];0);&quot;META_PRODUCTION&quot;);&quot;META_PRODUCTION&quot;)" office:value-type="string" office:string-value="META_PRODUCTION" calcext:value-type="string">
            <text:p>META_PRODUCTION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Production </text:p>
          </table:table-cell>
          <table:table-cell office:value-type="string" calcext:value-type="string">
            <text:p><text:s/>Phase actuelle </text:p>
          </table:table-cell>
          <table:table-cell office:value-type="string" calcext:value-type="string">
            <text:p><text:s/>Prototype / Pré-alpha </text:p>
          </table:table-cell>
          <table:table-cell office:value-type="string" calcext:value-type="string">
            <text:p><text:s/>À ajuster</text:p>
          </table:table-cell>
          <table:table-cell table:style-name="ce90" table:formula="of:=IFERROR(HYPERLINK(&quot;#BACKLOG_MASTER.A&quot;&amp;MATCH(&quot;META_PRODUCTION_239ABC&quot;;[$BACKLOG_MASTER.$A:.$A];0);&quot;META_PRODUCTION_239ABC&quot;);&quot;META_PRODUCTION_239ABC&quot;)" office:value-type="string" office:string-value="META_PRODUCTION_239ABC" calcext:value-type="string">
            <text:p>META_PRODUCTION_239ABC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Production </text:p>
          </table:table-cell>
          <table:table-cell office:value-type="string" calcext:value-type="string">
            <text:p><text:s/>Développeur </text:p>
          </table:table-cell>
          <table:table-cell office:value-type="string" calcext:value-type="string">
            <text:p><text:s/>Bastien </text:p>
          </table:table-cell>
          <table:table-cell office:value-type="string" calcext:value-type="string">
            <text:p><text:s/>Propriétaire du projet</text:p>
          </table:table-cell>
          <table:table-cell table:style-name="ce90" table:formula="of:=IFERROR(HYPERLINK(&quot;#BACKLOG_MASTER.A&quot;&amp;MATCH(&quot;META_PRODUCTION_3D18F8&quot;;[$BACKLOG_MASTER.$A:.$A];0);&quot;META_PRODUCTION_3D18F8&quot;);&quot;META_PRODUCTION_3D18F8&quot;)" office:value-type="string" office:string-value="META_PRODUCTION_3D18F8" calcext:value-type="string">
            <text:p>META_PRODUCTION_3D18F8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Organisation </text:p>
          </table:table-cell>
          <table:table-cell office:value-type="string" calcext:value-type="string">
            <text:p><text:s/>GDD source </text:p>
          </table:table-cell>
          <table:table-cell office:value-type="string" calcext:value-type="string">
            <text:p><text:s/>GDD_Ascension_LOCKED </text:p>
          </table:table-cell>
          <table:table-cell office:value-type="string" calcext:value-type="string">
            <text:p><text:s/>Source de vérité</text:p>
          </table:table-cell>
          <table:table-cell table:style-name="ce90" table:formula="of:=IFERROR(HYPERLINK(&quot;#BACKLOG_MASTER.A&quot;&amp;MATCH(&quot;META_ORGANISATION&quot;;[$BACKLOG_MASTER.$A:.$A];0);&quot;META_ORGANISATION&quot;);&quot;META_ORGANISATION&quot;)" office:value-type="string" office:string-value="META_ORGANISATION" calcext:value-type="string">
            <text:p>META_ORGANISATION</text:p>
          </table:table-cell>
          <table:table-cell table:number-columns-repeated="16378"/>
        </table:table-row>
        <table:table-row table:style-name="ro11">
          <table:table-cell office:value-type="string" calcext:value-type="string">
            <text:p>Organisation </text:p>
          </table:table-cell>
          <table:table-cell office:value-type="string" calcext:value-type="string">
            <text:p><text:s/>Méthode de travail </text:p>
          </table:table-cell>
          <table:table-cell office:value-type="string" calcext:value-type="string">
            <text:p><text:s/>GDD central + IA assistante </text:p>
          </table:table-cell>
          <table:table-cell office:value-type="string" calcext:value-type="string">
            <text:p><text:s/>Verrouillé</text:p>
          </table:table-cell>
          <table:table-cell table:style-name="ce90" table:formula="of:=IFERROR(HYPERLINK(&quot;#BACKLOG_MASTER.A&quot;&amp;MATCH(&quot;META_ORGANISATION_6C6224&quot;;[$BACKLOG_MASTER.$A:.$A];0);&quot;META_ORGANISATION_6C6224&quot;);&quot;META_ORGANISATION_6C6224&quot;)" office:value-type="string" office:string-value="META_ORGANISATION_6C6224" calcext:value-type="string">
            <text:p>META_ORGANISATION_6C6224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Organisation </text:p>
          </table:table-cell>
          <table:table-cell office:value-type="string" calcext:value-type="string">
            <text:p><text:s/>Outils </text:p>
          </table:table-cell>
          <table:table-cell office:value-type="string" calcext:value-type="string">
            <text:p><text:s/>Godot, Excel, Google Drive </text:p>
          </table:table-cell>
          <table:table-cell office:value-type="string" calcext:value-type="string">
            <text:p><text:s/>Évolutif</text:p>
          </table:table-cell>
          <table:table-cell table:style-name="ce90" table:formula="of:=IFERROR(HYPERLINK(&quot;#BACKLOG_MASTER.A&quot;&amp;MATCH(&quot;META_ORGANISATION_000361&quot;;[$BACKLOG_MASTER.$A:.$A];0);&quot;META_ORGANISATION_000361&quot;);&quot;META_ORGANISATION_000361&quot;)" office:value-type="string" office:string-value="META_ORGANISATION_000361" calcext:value-type="string">
            <text:p>META_ORGANISATION_000361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</text:p>
          </table:table-cell>
          <table:table-cell office:value-type="string" calcext:value-type="string">
            <text:p>Boucle de progression</text:p>
          </table:table-cell>
          <table:table-cell office:value-type="string" calcext:value-type="string">
            <text:p>Run → Or/XP → Boutique → Équipement → Run</text:p>
          </table:table-cell>
          <table:table-cell office:value-type="string" calcext:value-type="string">
            <text:p>Le joueur doit sentir une montée en puissance claire</text:p>
          </table:table-cell>
          <table:table-cell table:style-name="ce90" table:formula="of:=IFERROR(HYPERLINK(&quot;#BACKLOG_MASTER.A&quot;&amp;MATCH(&quot;META_DESIGN_PROGRESSION&quot;;[$BACKLOG_MASTER.$A:.$A];0);&quot;META_DESIGN_PROGRESSION&quot;);&quot;META_DESIGN_PROGRESSION&quot;)" office:value-type="string" office:string-value="META_DESIGN_PROGRESSION" calcext:value-type="string">
            <text:p>META_DESIGN_PROGRESSION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</text:p>
          </table:table-cell>
          <table:table-cell office:value-type="string" calcext:value-type="string">
            <text:p>Équipement</text:p>
          </table:table-cell>
          <table:table-cell office:value-type="string" calcext:value-type="string">
            <text:p>7 slots (épée/arc/hache/bouclier/armure/collier/bracelet)</text:p>
          </table:table-cell>
          <table:table-cell office:value-type="string" calcext:value-type="string">
            <text:p>Stats via items + upgrades boutique</text:p>
          </table:table-cell>
          <table:table-cell table:style-name="ce90" table:formula="of:=IFERROR(HYPERLINK(&quot;#BACKLOG_MASTER.A&quot;&amp;MATCH(&quot;META_DESIGN_EQUIP&quot;;[$BACKLOG_MASTER.$A:.$A];0);&quot;META_DESIGN_EQUIP&quot;);&quot;META_DESIGN_EQUIP&quot;)" office:value-type="string" office:string-value="META_DESIGN_EQUIP" calcext:value-type="string">
            <text:p>META_DESIGN_EQUIP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</text:p>
          </table:table-cell>
          <table:table-cell office:value-type="string" calcext:value-type="string">
            <text:p>Objectif long terme</text:p>
          </table:table-cell>
          <table:table-cell office:value-type="string" calcext:value-type="string">
            <text:p>Tout débloquer + optimiser build</text:p>
          </table:table-cell>
          <table:table-cell office:value-type="string" calcext:value-type="string">
            <text:p>Incite à finir des runs pour acheter/améliorer</text:p>
          </table:table-cell>
          <table:table-cell table:style-name="ce90" table:formula="of:=IFERROR(HYPERLINK(&quot;#BACKLOG_MASTER.A&quot;&amp;MATCH(&quot;META_DESIGN_BUILD&quot;;[$BACKLOG_MASTER.$A:.$A];0);&quot;META_DESIGN_BUILD&quot;);&quot;META_DESIGN_BUILD&quot;)" office:value-type="string" office:string-value="META_DESIGN_BUILD" calcext:value-type="string">
            <text:p>META_DESIGN_BUILD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UI</text:p>
          </table:table-cell>
          <table:table-cell office:value-type="string" calcext:value-type="string">
            <text:p>Écrans clés</text:p>
          </table:table-cell>
          <table:table-cell office:value-type="string" calcext:value-type="string">
            <text:p>MainMenu / Run / GameOver+Shop / Equipment</text:p>
          </table:table-cell>
          <table:table-cell office:value-type="string" calcext:value-type="string">
            <text:p>Scènes UI planifiées dans l'onglet Scenes</text:p>
          </table:table-cell>
          <table:table-cell table:style-name="ce90" table:formula="of:=IFERROR(HYPERLINK(&quot;#BACKLOG_MASTER.A&quot;&amp;MATCH(&quot;META_UI_SCREENS&quot;;[$BACKLOG_MASTER.$A:.$A];0);&quot;META_UI_SCREENS&quot;);&quot;META_UI_SCREENS&quot;)" office:value-type="string" office:string-value="META_UI_SCREENS" calcext:value-type="string">
            <text:p>META_UI_SCREEN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Tech</text:p>
          </table:table-cell>
          <table:table-cell office:value-type="string" calcext:value-type="string">
            <text:p>Data items</text:p>
          </table:table-cell>
          <table:table-cell office:value-type="string" calcext:value-type="string">
            <text:p>Items_Equipements + Assets_Graphiques</text:p>
          </table:table-cell>
          <table:table-cell office:value-type="string" calcext:value-type="string">
            <text:p>Les scripts lisent l'Excel exporté (JSON/CSV) plus tard</text:p>
          </table:table-cell>
          <table:table-cell table:style-name="ce90" table:formula="of:=IFERROR(HYPERLINK(&quot;#BACKLOG_MASTER.A&quot;&amp;MATCH(&quot;META_TECH_DATA_ITEMS&quot;;[$BACKLOG_MASTER.$A:.$A];0);&quot;META_TECH_DATA_ITEMS&quot;);&quot;META_TECH_DATA_ITEMS&quot;)" office:value-type="string" office:string-value="META_TECH_DATA_ITEMS" calcext:value-type="string">
            <text:p>META_TECH_DATA_ITEM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Évolution</text:p>
          </table:table-cell>
          <table:table-cell office:value-type="string" calcext:value-type="string">
            <text:p>Visuel équipement en run</text:p>
          </table:table-cell>
          <table:table-cell office:value-type="string" calcext:value-type="string">
            <text:p>Afficher l’équipement équipé sur le perso</text:p>
          </table:table-cell>
          <table:table-cell office:value-type="string" calcext:value-type="string">
            <text:p>Phase ultérieure (assets + skinning)</text:p>
          </table:table-cell>
          <table:table-cell table:style-name="ce90" table:formula="of:=IFERROR(HYPERLINK(&quot;#BACKLOG_MASTER.A&quot;&amp;MATCH(&quot;META_EVOL_VISUAL_EQUIP&quot;;[$BACKLOG_MASTER.$A:.$A];0);&quot;META_EVOL_VISUAL_EQUIP&quot;);&quot;META_EVOL_VISUAL_EQUIP&quot;)" office:value-type="string" office:string-value="META_EVOL_VISUAL_EQUIP" calcext:value-type="string">
            <text:p>META_EVOL_VISUAL_EQUIP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</text:p>
          </table:table-cell>
          <table:table-cell office:value-type="string" calcext:value-type="string">
            <text:p>Acquisition des items</text:p>
          </table:table-cell>
          <table:table-cell office:value-type="string" calcext:value-type="string">
            <text:p>Shop uniquement (aucun loot en run)</text:p>
          </table:table-cell>
          <table:table-cell office:value-type="string" calcext:value-type="string">
            <text:p>Les items sont achetés avec l'Or récolté</text:p>
          </table:table-cell>
          <table:table-cell table:style-name="ce90" table:formula="of:=IFERROR(HYPERLINK(&quot;#BACKLOG_MASTER.A&quot;&amp;MATCH(&quot;META_DESIGN_SHOP_ONLY_ITEMS&quot;;[$BACKLOG_MASTER.$A:.$A];0);&quot;META_DESIGN_SHOP_ONLY_ITEMS&quot;);&quot;META_DESIGN_SHOP_ONLY_ITEMS&quot;)" office:value-type="string" office:string-value="META_DESIGN_SHOP_ONLY_ITEMS" calcext:value-type="string">
            <text:p>META_DESIGN_SHOP_ONLY_ITEM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</text:p>
          </table:table-cell>
          <table:table-cell office:value-type="string" calcext:value-type="string">
            <text:p>Permanence des items</text:p>
          </table:table-cell>
          <table:table-cell office:value-type="string" calcext:value-type="string">
            <text:p>Permanent (collection)</text:p>
          </table:table-cell>
          <table:table-cell office:value-type="string" calcext:value-type="string">
            <text:p>L’inventaire persiste entre runs + sauvegarde</text:p>
          </table:table-cell>
          <table:table-cell table:style-name="ce90" table:formula="of:=IFERROR(HYPERLINK(&quot;#BACKLOG_MASTER.A&quot;&amp;MATCH(&quot;META_DESIGN_ITEMS_PERMANENT&quot;;[$BACKLOG_MASTER.$A:.$A];0);&quot;META_DESIGN_ITEMS_PERMANENT&quot;);&quot;META_DESIGN_ITEMS_PERMANENT&quot;)" office:value-type="string" office:string-value="META_DESIGN_ITEMS_PERMANENT" calcext:value-type="string">
            <text:p>META_DESIGN_ITEMS_PERMANENT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</text:p>
          </table:table-cell>
          <table:table-cell office:value-type="string" calcext:value-type="string">
            <text:p>Structure Hub</text:p>
          </table:table-cell>
          <table:table-cell office:value-type="string" calcext:value-type="string">
            <text:p>Hub (page personnage) séparé, accessible avant run</text:p>
          </table:table-cell>
          <table:table-cell office:value-type="string" calcext:value-type="string">
            <text:p>Équipement + inventaire + bouton Boutique</text:p>
          </table:table-cell>
          <table:table-cell table:style-name="ce90" table:formula="of:=IFERROR(HYPERLINK(&quot;#BACKLOG_MASTER.A&quot;&amp;MATCH(&quot;META_DESIGN_HUB_PLAYERPAGE&quot;;[$BACKLOG_MASTER.$A:.$A];0);&quot;META_DESIGN_HUB_PLAYERPAGE&quot;);&quot;META_DESIGN_HUB_PLAYERPAGE&quot;)" office:value-type="string" office:string-value="META_DESIGN_HUB_PLAYERPAGE" calcext:value-type="string">
            <text:p>META_DESIGN_HUB_PLAYERPAGE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Design</text:p>
          </table:table-cell>
          <table:table-cell office:value-type="string" calcext:value-type="string">
            <text:p>Fin de run</text:p>
          </table:table-cell>
          <table:table-cell office:value-type="string" calcext:value-type="string">
            <text:p>Écran récap : Nouvelle run OU Aller au Hub</text:p>
          </table:table-cell>
          <table:table-cell office:value-type="string" calcext:value-type="string">
            <text:p>Choix joueur après game over / fin de zone</text:p>
          </table:table-cell>
          <table:table-cell table:style-name="ce90" table:formula="of:=IFERROR(HYPERLINK(&quot;#BACKLOG_MASTER.A&quot;&amp;MATCH(&quot;META_DESIGN_ENDRUN_CHOICES&quot;;[$BACKLOG_MASTER.$A:.$A];0);&quot;META_DESIGN_ENDRUN_CHOICES&quot;);&quot;META_DESIGN_ENDRUN_CHOICES&quot;)" office:value-type="string" office:string-value="META_DESIGN_ENDRUN_CHOICES" calcext:value-type="string">
            <text:p>META_DESIGN_ENDRUN_CHOICES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Progression</text:p>
          </table:table-cell>
          <table:table-cell office:value-type="string" calcext:value-type="string">
            <text:p>XP / Leveling</text:p>
          </table:table-cell>
          <table:table-cell office:value-type="string" calcext:value-type="string">
            <text:p>Automatique via kills + fin de niveaux</text:p>
          </table:table-cell>
          <table:table-cell office:value-type="string" calcext:value-type="string">
            <text:p>Pas d’action manuelle ; progression persistante</text:p>
          </table:table-cell>
          <table:table-cell table:style-name="ce90" table:formula="of:=IFERROR(HYPERLINK(&quot;#BACKLOG_MASTER.A&quot;&amp;MATCH(&quot;META_PROG_XP_AUTO&quot;;[$BACKLOG_MASTER.$A:.$A];0);&quot;META_PROG_XP_AUTO&quot;);&quot;META_PROG_XP_AUTO&quot;)" office:value-type="string" office:string-value="META_PROG_XP_AUTO" calcext:value-type="string">
            <text:p>META_PROG_XP_AUTO</text:p>
          </table:table-cell>
          <table:table-cell table:number-columns-repeated="16378"/>
        </table:table-row>
        <table:table-row table:style-name="ro7" table:number-rows-repeated="1048546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INDEX_GDD" table:style-name="ta3"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0" table:default-cell-style-name="Default"/>
        <table:table-row table:style-name="ro1">
          <table:table-cell table:style-name="ce70" office:value-type="string" calcext:value-type="string" table:number-columns-spanned="3" table:number-rows-spanned="1">
            <text:p>📚 ASCENSION — INDEX DU GDD</text:p>
          </table:table-cell>
          <table:covered-table-cell table:number-columns-repeated="2"/>
          <table:table-cell table:style-name="ce82"/>
        </table:table-row>
        <table:table-row table:style-name="ro15">
          <table:table-cell table:style-name="ce71" office:value-type="string" calcext:value-type="string" table:number-columns-spanned="3" table:number-rows-spanned="1">
            <text:p>Clique sur un lien (Ctrl+clic si nécessaire) pour ouvrir l’onglet. Tout le pilotage se fait via BACKLOG_MASTER.</text:p>
          </table:table-cell>
          <table:covered-table-cell table:number-columns-repeated="2"/>
          <table:table-cell/>
        </table:table-row>
        <table:table-row table:style-name="ro16">
          <table:table-cell table:style-name="ce82" table:number-columns-repeated="3"/>
          <table:table-cell/>
        </table:table-row>
        <table:table-row table:style-name="ro6">
          <table:table-cell table:style-name="ce91" office:value-type="string" calcext:value-type="string" table:number-columns-spanned="3" table:number-rows-spanned="1">
            <text:p>NAVIGATION RAPIDE</text:p>
          </table:table-cell>
          <table:covered-table-cell table:number-columns-repeated="2"/>
          <table:table-cell/>
        </table:table-row>
        <table:table-row table:style-name="ro17">
          <table:table-cell table:style-name="ce92" office:value-type="string" calcext:value-type="string">
            <text:p><text:a xlink:href="#'GUIDE_GDD_ASCENSION'.A1" xlink:type="simple">🚀 GUIDE</text:a></text:p>
          </table:table-cell>
          <table:table-cell table:style-name="ce92" office:value-type="string" calcext:value-type="string">
            <text:p><text:a xlink:href="#'BACKLOG_MASTER'.A1" xlink:type="simple">🧭 BACKLOG</text:a></text:p>
          </table:table-cell>
          <table:table-cell table:style-name="ce92" office:value-type="string" calcext:value-type="string">
            <text:p><text:a xlink:href="#'Journal_Projet'.A1" xlink:type="simple">📝 JOURNAL</text:a></text:p>
          </table:table-cell>
          <table:table-cell/>
        </table:table-row>
        <table:table-row table:style-name="ro17">
          <table:table-cell table:style-name="ce92" office:value-type="string" calcext:value-type="string">
            <text:p><text:a xlink:href="#'Roadmap_Rebuild'.A1" xlink:type="simple">🗺️ ROADMAP</text:a></text:p>
          </table:table-cell>
          <table:table-cell table:style-name="ce92" office:value-type="string" calcext:value-type="string">
            <text:p><text:a xlink:href="#'DATA_EXPORT'.A1" xlink:type="simple">📦 DATA EXPORT</text:a></text:p>
          </table:table-cell>
          <table:table-cell table:style-name="ce92" office:value-type="string" calcext:value-type="string">
            <text:p><text:a xlink:href="#'CONTRATS_DATA'.A1" xlink:type="simple">🧩 CONTRATS</text:a></text:p>
          </table:table-cell>
          <table:table-cell table:style-name="ce82"/>
        </table:table-row>
        <table:table-row table:style-name="ro16">
          <table:table-cell table:style-name="ce82" table:number-columns-repeated="4"/>
        </table:table-row>
        <table:table-row table:style-name="ro5">
          <table:table-cell table:style-name="ce93" office:value-type="string" calcext:value-type="string">
            <text:p>Onglet (clic)</text:p>
          </table:table-cell>
          <table:table-cell table:style-name="ce86" office:value-type="string" calcext:value-type="string">
            <text:p>À quoi ça sert</text:p>
          </table:table-cell>
          <table:table-cell table:style-name="ce93"/>
          <table:table-cell table:style-name="ce82"/>
        </table:table-row>
        <table:table-row table:style-name="ro5">
          <table:table-cell table:style-name="ce74" office:value-type="string" calcext:value-type="string" table:number-columns-spanned="3" table:number-rows-spanned="1">
            <text:p>🧠 Pilotage du projet</text:p>
          </table:table-cell>
          <table:covered-table-cell table:number-columns-repeated="2"/>
          <table:table-cell/>
        </table:table-row>
        <table:table-row table:style-name="ro2">
          <table:table-cell table:style-name="ce81" office:value-type="string" calcext:value-type="string">
            <text:p><text:a xlink:href="#'BACKLOG_MASTER'.A1" xlink:type="simple">🧭 BACKLOG_MASTER</text:a></text:p>
          </table:table-cell>
          <table:table-cell table:style-name="ce95" office:value-type="string" calcext:value-type="string">
            <text:p>Cockpit central : Statut/Type/Phase/Catégorie. Source de vérité.</text:p>
          </table:table-cell>
          <table:table-cell table:style-name="ce96" office:value-type="string" calcext:value-type="string">
            <text:p>↗</text:p>
          </table:table-cell>
          <table:table-cell table:style-name="ce82"/>
        </table:table-row>
        <table:table-row table:style-name="ro5">
          <table:table-cell table:style-name="ce81" office:value-type="string" calcext:value-type="string">
            <text:p><text:a xlink:href="#'Roadmap_Rebuild'.A1" xlink:type="simple">🗺️ Roadmap_Rebuild</text:a></text:p>
          </table:table-cell>
          <table:table-cell table:style-name="ce95" office:value-type="string" calcext:value-type="string">
            <text:p>Plan d’exécution du projet (étapes).</text:p>
          </table:table-cell>
          <table:table-cell table:style-name="ce96" office:value-type="string" calcext:value-type="string">
            <text:p>↗</text:p>
          </table:table-cell>
          <table:table-cell table:style-name="ce82"/>
        </table:table-row>
        <table:table-row table:style-name="ro2">
          <table:table-cell table:style-name="ce81" office:value-type="string" calcext:value-type="string">
            <text:p><text:a xlink:href="#'Journal_Projet'.A1" xlink:type="simple">📝 Journal_Projet</text:a></text:p>
          </table:table-cell>
          <table:table-cell table:style-name="ce95" office:value-type="string" calcext:value-type="string">
            <text:p>Historique (ID + date + note). Les colonnes se remplissent automatiquement depuis le backlog.</text:p>
          </table:table-cell>
          <table:table-cell table:style-name="ce96" office:value-type="string" calcext:value-type="string">
            <text:p>↗</text:p>
          </table:table-cell>
          <table:table-cell table:style-name="ce82"/>
        </table:table-row>
        <table:table-row table:style-name="ro2">
          <table:table-cell table:style-name="ce81" office:value-type="string" calcext:value-type="string">
            <text:p><text:a xlink:href="#'Checkpoint'.A1" xlink:type="simple">✅ Checkpoint</text:a></text:p>
          </table:table-cell>
          <table:table-cell table:style-name="ce95" office:value-type="string" calcext:value-type="string">
            <text:p>Points de contrôle/états stables (pour savoir si on peut passer à l’étape suivante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16">
          <table:table-cell table:style-name="ce82" table:number-columns-repeated="4"/>
        </table:table-row>
        <table:table-row table:style-name="ro5">
          <table:table-cell table:style-name="ce74" office:value-type="string" calcext:value-type="string" table:number-columns-spanned="3" table:number-rows-spanned="1">
            <text:p>📦 Data pipeline (GDD → CSV → Godot)</text:p>
          </table:table-cell>
          <table:covered-table-cell table:number-columns-repeated="2"/>
          <table:table-cell table:style-name="ce82"/>
        </table:table-row>
        <table:table-row table:style-name="ro2">
          <table:table-cell table:style-name="ce81" office:value-type="string" calcext:value-type="string">
            <text:p><text:a xlink:href="#'DATA_EXPORT'.A1" xlink:type="simple">📤 DATA_EXPORT</text:a></text:p>
          </table:table-cell>
          <table:table-cell table:style-name="ce95" office:value-type="string" calcext:value-type="string">
            <text:p>Table de travail pour exporter les CSV (contrats et chemins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2">
          <table:table-cell table:style-name="ce81" office:value-type="string" calcext:value-type="string">
            <text:p><text:a xlink:href="#'CONTRATS_DATA'.A1" xlink:type="simple">🧩 CONTRATS_DATA</text:a></text:p>
          </table:table-cell>
          <table:table-cell table:style-name="ce95" office:value-type="string" calcext:value-type="string">
            <text:p>Référentiel des contrats de données : colonnes attendues, types, règles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2">
          <table:table-cell table:style-name="ce81" office:value-type="string" calcext:value-type="string">
            <text:p><text:a xlink:href="#'LISTES'.A1" xlink:type="simple">📚 LISTES</text:a></text:p>
          </table:table-cell>
          <table:table-cell table:style-name="ce95" office:value-type="string" calcext:value-type="string">
            <text:p>Listes de référence : statuts, types, raretés, etc. (pour les menus déroulants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MAPPING_IDS'.A1" xlink:type="simple">🧷 MAPPING_IDS</text:a></text:p>
          </table:table-cell>
          <table:table-cell table:style-name="ce95" office:value-type="string" calcext:value-type="string">
            <text:p>Mapping / cohérence des IDs et références croisées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16">
          <table:table-cell table:style-name="ce82" table:number-columns-repeated="3"/>
          <table:table-cell/>
        </table:table-row>
        <table:table-row table:style-name="ro5">
          <table:table-cell table:style-name="ce74" office:value-type="string" calcext:value-type="string" table:number-columns-spanned="3" table:number-rows-spanned="1">
            <text:p>🎮 Design du jeu</text:p>
          </table:table-cell>
          <table:covered-table-cell table:number-columns-repeated="2"/>
          <table:table-cell/>
        </table:table-row>
        <table:table-row table:style-name="ro5">
          <table:table-cell table:style-name="ce81" office:value-type="string" calcext:value-type="string">
            <text:p><text:a xlink:href="#'Gameplay_Core'.A1" xlink:type="simple">🎮 Gameplay_Core</text:a></text:p>
          </table:table-cell>
          <table:table-cell table:style-name="ce95" office:value-type="string" calcext:value-type="string">
            <text:p>Piliers gameplay (auto-run, contrôles, boucles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Zones'.A1" xlink:type="simple">🗺️ Zones</text:a></text:p>
          </table:table-cell>
          <table:table-cell table:style-name="ce95" office:value-type="string" calcext:value-type="string">
            <text:p>Structure des zones/niveaux (progression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Ennemis'.A1" xlink:type="simple">👾 Ennemis</text:a></text:p>
          </table:table-cell>
          <table:table-cell table:style-name="ce95" office:value-type="string" calcext:value-type="string">
            <text:p>Liste ennemis et attributs (design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Shop_Ameliorations'.A1" xlink:type="simple">🛒 Shop_Ameliorations</text:a></text:p>
          </table:table-cell>
          <table:table-cell table:style-name="ce95" office:value-type="string" calcext:value-type="string">
            <text:p>Boutique permanente (objets, rareté, prix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Shop_Tracking'.A1" xlink:type="simple">📈 Shop_Tracking</text:a></text:p>
          </table:table-cell>
          <table:table-cell table:style-name="ce95" office:value-type="string" calcext:value-type="string">
            <text:p>Suivi boutique : équilibrage, drops, économie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16">
          <table:table-cell table:style-name="ce82" table:number-columns-repeated="3"/>
          <table:table-cell/>
        </table:table-row>
        <table:table-row table:style-name="ro5">
          <table:table-cell table:style-name="ce74" office:value-type="string" calcext:value-type="string" table:number-columns-spanned="3" table:number-rows-spanned="1">
            <text:p>⚙️ Systèmes &amp; équilibrage</text:p>
          </table:table-cell>
          <table:covered-table-cell table:number-columns-repeated="2"/>
          <table:table-cell/>
        </table:table-row>
        <table:table-row table:style-name="ro5">
          <table:table-cell table:style-name="ce81" office:value-type="string" calcext:value-type="string">
            <text:p><text:a xlink:href="#'Stats_Economie'.A1" xlink:type="simple">📊 Stats_Economie</text:a></text:p>
          </table:table-cell>
          <table:table-cell table:style-name="ce95" office:value-type="string" calcext:value-type="string">
            <text:p>Stats, économie, ressources (source).</text:p>
          </table:table-cell>
          <table:table-cell table:style-name="ce96" office:value-type="string" calcext:value-type="string">
            <text:p>↗</text:p>
          </table:table-cell>
          <table:table-cell table:style-name="ce82"/>
        </table:table-row>
        <table:table-row table:style-name="ro5">
          <table:table-cell table:style-name="ce81" office:value-type="string" calcext:value-type="string">
            <text:p><text:a xlink:href="#'Leveling'.A1" xlink:type="simple">⭐ Leveling</text:a></text:p>
          </table:table-cell>
          <table:table-cell table:style-name="ce95" office:value-type="string" calcext:value-type="string">
            <text:p>Règles XP / montée de niveau (source).</text:p>
          </table:table-cell>
          <table:table-cell table:style-name="ce96" office:value-type="string" calcext:value-type="string">
            <text:p>↗</text:p>
          </table:table-cell>
          <table:table-cell table:style-name="ce82"/>
        </table:table-row>
        <table:table-row table:style-name="ro5">
          <table:table-cell table:style-name="ce81" office:value-type="string" calcext:value-type="string">
            <text:p><text:a xlink:href="#'Equipement_Slots'.A1" xlink:type="simple">🧷 Equipement_Slots</text:a></text:p>
          </table:table-cell>
          <table:table-cell table:style-name="ce95" office:value-type="string" calcext:value-type="string">
            <text:p>Slots d’équipement + visibilité en run (source).</text:p>
          </table:table-cell>
          <table:table-cell table:style-name="ce96" office:value-type="string" calcext:value-type="string">
            <text:p>↗</text:p>
          </table:table-cell>
          <table:table-cell table:style-name="ce82"/>
        </table:table-row>
        <table:table-row table:style-name="ro5">
          <table:table-cell table:style-name="ce81" office:value-type="string" calcext:value-type="string">
            <text:p><text:a xlink:href="#'Items_Equipements'.A1" xlink:type="simple">🧰 Items_Equipements</text:a></text:p>
          </table:table-cell>
          <table:table-cell table:style-name="ce95" office:value-type="string" calcext:value-type="string">
            <text:p>Items (70) + stats/prix/rarité (source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Balance_Ennemis'.A1" xlink:type="simple">⚔️ Balance_Ennemis</text:a></text:p>
          </table:table-cell>
          <table:table-cell table:style-name="ce95" office:value-type="string" calcext:value-type="string">
            <text:p>CSV balance ennemis (export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Balance_Zones'.A1" xlink:type="simple">🧱 Balance_Zones</text:a></text:p>
          </table:table-cell>
          <table:table-cell table:style-name="ce95" office:value-type="string" calcext:value-type="string">
            <text:p>CSV balance zones (export).</text:p>
          </table:table-cell>
          <table:table-cell table:style-name="ce96" office:value-type="string" calcext:value-type="string">
            <text:p>↗</text:p>
          </table:table-cell>
          <table:table-cell table:style-name="ce82"/>
        </table:table-row>
        <table:table-row table:style-name="ro5">
          <table:table-cell table:style-name="ce81" office:value-type="string" calcext:value-type="string">
            <text:p><text:a xlink:href="#'Balance_Waves'.A1" xlink:type="simple">🌊 Balance_Waves</text:a></text:p>
          </table:table-cell>
          <table:table-cell table:style-name="ce95" office:value-type="string" calcext:value-type="string">
            <text:p>CSV balance vagues (export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16">
          <table:table-cell table:number-columns-repeated="4"/>
        </table:table-row>
        <table:table-row table:style-name="ro5">
          <table:table-cell table:style-name="ce74" office:value-type="string" calcext:value-type="string" table:number-columns-spanned="3" table:number-rows-spanned="1">
            <text:p>🧱 Godot (scènes, scripts, assets)</text:p>
          </table:table-cell>
          <table:covered-table-cell table:number-columns-repeated="2"/>
          <table:table-cell/>
        </table:table-row>
        <table:table-row table:style-name="ro5">
          <table:table-cell table:style-name="ce81" office:value-type="string" calcext:value-type="string">
            <text:p><text:a xlink:href="#'Scenes'.A1" xlink:type="simple">🎬 Scenes</text:a></text:p>
          </table:table-cell>
          <table:table-cell table:style-name="ce95" office:value-type="string" calcext:value-type="string">
            <text:p>Scènes à créer (tscn) + responsabilité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Scripts'.A1" xlink:type="simple">🧩 Scripts</text:a></text:p>
          </table:table-cell>
          <table:table-cell table:style-name="ce95" office:value-type="string" calcext:value-type="string">
            <text:p>Scripts à créer (gd) + rôle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Signaux_Godot'.A1" xlink:type="simple">📡 Signaux_Godot</text:a></text:p>
          </table:table-cell>
          <table:table-cell table:style-name="ce95" office:value-type="string" calcext:value-type="string">
            <text:p>Signaux/événements du projet (design tech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Assets_Graphiques'.A1" xlink:type="simple">🖼️ Assets_Graphiques</text:a></text:p>
          </table:table-cell>
          <table:table-cell table:style-name="ce95" office:value-type="string" calcext:value-type="string">
            <text:p>Liste assets graphiques (ID, usage, source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Assets_Sonores'.A1" xlink:type="simple">🔊 Assets_Sonores</text:a></text:p>
          </table:table-cell>
          <table:table-cell table:style-name="ce95" office:value-type="string" calcext:value-type="string">
            <text:p>Liste assets sonores alignée avec Graphiques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16">
          <table:table-cell table:number-columns-repeated="4"/>
        </table:table-row>
        <table:table-row table:style-name="ro5">
          <table:table-cell table:style-name="ce74" office:value-type="string" calcext:value-type="string" table:number-columns-spanned="3" table:number-rows-spanned="1">
            <text:p>🤖 IA &amp; documentation</text:p>
          </table:table-cell>
          <table:covered-table-cell table:number-columns-repeated="2"/>
          <table:table-cell/>
        </table:table-row>
        <table:table-row table:style-name="ro5">
          <table:table-cell table:style-name="ce81" office:value-type="string" calcext:value-type="string">
            <text:p><text:a xlink:href="#'Prompts_IA'.A1" xlink:type="simple">🤖 Prompts_IA</text:a></text:p>
          </table:table-cell>
          <table:table-cell table:style-name="ce95" office:value-type="string" calcext:value-type="string">
            <text:p>Prompts types pour créer/itérer (assets, code, design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INSTR_CODAGE'.A1" xlink:type="simple">🧑‍💻 INSTR_CODAGE</text:a></text:p>
          </table:table-cell>
          <table:table-cell table:style-name="ce95" office:value-type="string" calcext:value-type="string">
            <text:p>Règles de codage : logs emoji, GDScript strict, data import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2">
          <table:table-cell table:style-name="ce81" office:value-type="string" calcext:value-type="string">
            <text:p><text:a xlink:href="#'INSTR_IA_ASSISTANT'.A1" xlink:type="simple">🧠 INSTR_IA_ASSISTANT</text:a></text:p>
          </table:table-cell>
          <table:table-cell table:style-name="ce95" office:value-type="string" calcext:value-type="string">
            <text:p>Règles pour l’assistant : comment lire le GDD et agir sans se mélanger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INSTR_MAINTENANCE_GDD'.A1" xlink:type="simple">🧾 INSTR_MAINTENANCE_GDD</text:a></text:p>
          </table:table-cell>
          <table:table-cell table:style-name="ce95" office:value-type="string" calcext:value-type="string">
            <text:p>Procédure de maintenance : backlog, journal, export, Git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LEXIQUE_GDSCRIPT'.A1" xlink:type="simple">📘 LEXIQUE_GDSCRIPT</text:a></text:p>
          </table:table-cell>
          <table:table-cell table:style-name="ce95" office:value-type="string" calcext:value-type="string">
            <text:p>Lexique et conventions GDScript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CHAPITRES_FICHIER'.A1" xlink:type="simple">🗂️ CHAPITRES_FICHIER</text:a></text:p>
          </table:table-cell>
          <table:table-cell table:style-name="ce95" office:value-type="string" calcext:value-type="string">
            <text:p>Sommaire/chapitrage du fichier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META_Projet'.A1" xlink:type="simple">🧾 META_Projet</text:a></text:p>
          </table:table-cell>
          <table:table-cell table:style-name="ce95" office:value-type="string" calcext:value-type="string">
            <text:p>Meta projet (paramètres, décisions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Idees_Evolution'.A1" xlink:type="simple">💡 Idees_Evolution</text:a></text:p>
          </table:table-cell>
          <table:table-cell table:style-name="ce95" office:value-type="string" calcext:value-type="string">
            <text:p>Boîte à idées (avant verrouillage)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5">
          <table:table-cell table:style-name="ce81" office:value-type="string" calcext:value-type="string">
            <text:p><text:a xlink:href="#'Decisions_Verrouillees'.A1" xlink:type="simple">🔒 Decisions_Verrouillees</text:a></text:p>
          </table:table-cell>
          <table:table-cell table:style-name="ce95" office:value-type="string" calcext:value-type="string">
            <text:p>Décisions validées/verrouillées.</text:p>
          </table:table-cell>
          <table:table-cell table:style-name="ce96" office:value-type="string" calcext:value-type="string">
            <text:p>↗</text:p>
          </table:table-cell>
          <table:table-cell/>
        </table:table-row>
        <table:table-row table:style-name="ro16">
          <table:table-cell table:number-columns-repeated="4"/>
        </table:table-row>
        <table:table-row table:style-name="ro1">
          <table:table-cell table:style-name="ce71" office:value-type="string" calcext:value-type="string" table:number-columns-spanned="3" table:number-rows-spanned="1">
            <text:p>💡 Astuce : Pour changer l’avancement, modifie uniquement le Statut dans BACKLOG_MASTER. Le reste se synchronise.</text:p>
          </table:table-cell>
          <table:covered-table-cell table:number-columns-repeated="2"/>
          <table:table-cell/>
        </table:table-row>
        <table:table-row table:style-name="ro12" table:number-rows-repeated="1048520">
          <table:table-cell table:number-columns-repeated="4"/>
        </table:table-row>
        <table:table-row table:style-name="ro12">
          <table:table-cell table:number-columns-repeated="4"/>
        </table:table-row>
      </table:table>
      <table:table table:name="BACKLOG_MASTER" table:style-name="ta36">
        <office:forms form:automatic-focus="false" form:apply-design-mode="false"/>
        <table:table-column table:style-name="co10" table:number-columns-repeated="14" table:default-cell-style-name="Default"/>
        <table:table-row table:style-name="ro12">
          <table:table-cell table:style-name="ce82" office:value-type="string" calcext:value-type="string">
            <text:p>ID</text:p>
          </table:table-cell>
          <table:table-cell table:style-name="ce82" office:value-type="string" calcext:value-type="string">
            <text:p>Titre</text:p>
          </table:table-cell>
          <table:table-cell table:style-name="ce82" office:value-type="string" calcext:value-type="string">
            <text:p>Type</text:p>
          </table:table-cell>
          <table:table-cell table:style-name="ce82" office:value-type="string" calcext:value-type="string">
            <text:p>Feuille_Source</text:p>
          </table:table-cell>
          <table:table-cell table:style-name="ce82" office:value-type="string" calcext:value-type="string">
            <text:p>Ligne_Source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Phase</text:p>
          </table:table-cell>
          <table:table-cell table:style-name="ce82" office:value-type="string" calcext:value-type="string">
            <text:p>Catégorie</text:p>
          </table:table-cell>
          <table:table-cell table:style-name="ce82" office:value-type="string" calcext:value-type="string">
            <text:p>Priorité</text:p>
          </table:table-cell>
          <table:table-cell table:style-name="ce82" office:value-type="string" calcext:value-type="string">
            <text:p>Dépendances</text:p>
          </table:table-cell>
          <table:table-cell table:style-name="ce82" office:value-type="string" calcext:value-type="string">
            <text:p>Critère_Fini</text:p>
          </table:table-cell>
          <table:table-cell table:style-name="ce82" office:value-type="string" calcext:value-type="string">
            <text:p>Notes</text:p>
          </table:table-cell>
          <table:table-cell table:style-name="ce82" office:value-type="string" calcext:value-type="string">
            <text:p>À_Faire</text:p>
          </table:table-cell>
          <table:table-cell table:style-name="ce82" office:value-type="string" calcext:value-type="string">
            <text:p>Règles_Réf</text:p>
          </table:table-cell>
        </table:table-row>
        <table:table-row table:style-name="ro12">
          <table:table-cell table:style-name="ce82" office:value-type="string" calcext:value-type="string">
            <text:p>WAVE_CAVERNE_001</text:p>
          </table:table-cell>
          <table:table-cell table:style-name="ce82" office:value-type="string" calcext:value-type="string">
            <text:p>Caverne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CAVERNE_010</text:p>
          </table:table-cell>
          <table:table-cell table:style-name="ce82" office:value-type="string" calcext:value-type="string">
            <text:p>Caverne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CAVERNE_020</text:p>
          </table:table-cell>
          <table:table-cell table:style-name="ce82" office:value-type="string" calcext:value-type="string">
            <text:p>Caverne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CAVERNE_030</text:p>
          </table:table-cell>
          <table:table-cell table:style-name="ce82" office:value-type="string" calcext:value-type="string">
            <text:p>Caverne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CIEL_001</text:p>
          </table:table-cell>
          <table:table-cell table:style-name="ce82" office:value-type="string" calcext:value-type="string">
            <text:p>Ciel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CIEL_010</text:p>
          </table:table-cell>
          <table:table-cell table:style-name="ce82" office:value-type="string" calcext:value-type="string">
            <text:p>Ciel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CIEL_020</text:p>
          </table:table-cell>
          <table:table-cell table:style-name="ce82" office:value-type="string" calcext:value-type="string">
            <text:p>Ciel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CIEL_030</text:p>
          </table:table-cell>
          <table:table-cell table:style-name="ce82" office:value-type="string" calcext:value-type="string">
            <text:p>Ciel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FORET_001</text:p>
          </table:table-cell>
          <table:table-cell table:style-name="ce82" office:value-type="string" calcext:value-type="string">
            <text:p>Forê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FORET_005</text:p>
          </table:table-cell>
          <table:table-cell table:style-name="ce82" office:value-type="string" calcext:value-type="string">
            <text:p>Forê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FORET_010</text:p>
          </table:table-cell>
          <table:table-cell table:style-name="ce82" office:value-type="string" calcext:value-type="string">
            <text:p>Forê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FORET_020</text:p>
          </table:table-cell>
          <table:table-cell table:style-name="ce82" office:value-type="string" calcext:value-type="string">
            <text:p>Forê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FORET_030</text:p>
          </table:table-cell>
          <table:table-cell table:style-name="ce82" office:value-type="string" calcext:value-type="string">
            <text:p>Forê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SOMMET_001</text:p>
          </table:table-cell>
          <table:table-cell table:style-name="ce82" office:value-type="string" calcext:value-type="string">
            <text:p>Somme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SOMMET_010</text:p>
          </table:table-cell>
          <table:table-cell table:style-name="ce82" office:value-type="string" calcext:value-type="string">
            <text:p>Somme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SOMMET_020</text:p>
          </table:table-cell>
          <table:table-cell table:style-name="ce82" office:value-type="string" calcext:value-type="string">
            <text:p>Somme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WAVE_SOMMET_030</text:p>
          </table:table-cell>
          <table:table-cell table:style-name="ce82" office:value-type="string" calcext:value-type="string">
            <text:p>Sommet</text:p>
          </table:table-cell>
          <table:table-cell table:style-name="ce82" table:content-validation-name="val1" office:value-type="string" calcext:value-type="string">
            <text:p>ÉQUILIBRAGE</text:p>
          </table:table-cell>
          <table:table-cell table:style-name="ce82" office:value-type="string" calcext:value-type="string">
            <text:p>Balance_Waves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quilibrag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ASCENDED_KNIGHT_001</text:p>
          </table:table-cell>
          <table:table-cell table:style-name="ce82" office:value-type="string" calcext:value-type="string">
            <text:p>Chevalier Ascendant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BAT_SWARM_001</text:p>
          </table:table-cell>
          <table:table-cell table:style-name="ce82" office:value-type="string" calcext:value-type="string">
            <text:p>Nuée de Chauves-souris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BEETLE_TANK_001</text:p>
          </table:table-cell>
          <table:table-cell table:style-name="ce82" office:value-type="string" calcext:value-type="string">
            <text:p>Scarabée Carapace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BOSS_FORET_001</text:p>
          </table:table-cell>
          <table:table-cell table:style-name="ce82" office:value-type="string" calcext:value-type="string">
            <text:p>Boss Forêt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CLOUD_ORB_001</text:p>
          </table:table-cell>
          <table:table-cell table:style-name="ce82" office:value-type="string" calcext:value-type="string">
            <text:p>Orbe Nuage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GRAV_STONE_001</text:p>
          </table:table-cell>
          <table:table-cell table:style-name="ce82" office:value-type="string" calcext:value-type="string">
            <text:p>Pierre Gravité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GUARDIAN_FORET_001</text:p>
          </table:table-cell>
          <table:table-cell table:style-name="ce82" office:value-type="string" calcext:value-type="string">
            <text:p>Gardien Forêt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LIGHTNING_TOTEM_001</text:p>
          </table:table-cell>
          <table:table-cell table:style-name="ce82" office:value-type="string" calcext:value-type="string">
            <text:p>Totem Foudre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SHROOM_SPORE_001</text:p>
          </table:table-cell>
          <table:table-cell table:style-name="ce82" office:value-type="string" calcext:value-type="string">
            <text:p>Champignon Spores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SKY_STINGER_001</text:p>
          </table:table-cell>
          <table:table-cell table:style-name="ce82" office:value-type="string" calcext:value-type="string">
            <text:p>Guêpe Céleste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SLIME_BASIC_001</text:p>
          </table:table-cell>
          <table:table-cell table:style-name="ce82" office:value-type="string" calcext:value-type="string">
            <text:p>Slime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SLIME_ELITE_001</text:p>
          </table:table-cell>
          <table:table-cell table:style-name="ce82" office:value-type="string" calcext:value-type="string">
            <text:p>Slime Élite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ENEMY_WIND_IMP_001</text:p>
          </table:table-cell>
          <table:table-cell table:style-name="ce82" office:value-type="string" calcext:value-type="string">
            <text:p>Farfadet du Vent</text:p>
          </table:table-cell>
          <table:table-cell table:style-name="ce82" table:content-validation-name="val1" office:value-type="string" calcext:value-type="string">
            <text:p>ENNEMI</text:p>
          </table:table-cell>
          <table:table-cell table:style-name="ce82" office:value-type="string" calcext:value-type="string">
            <text:p>Ennemi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Ennemi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ATTACK_BASIC_001</text:p>
          </table:table-cell>
          <table:table-cell table:style-name="ce82" office:value-type="string" calcext:value-type="string">
            <text:p>Attaque de base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ATTACK_CHARGED_001</text:p>
          </table:table-cell>
          <table:table-cell table:style-name="ce82" office:value-type="string" calcext:value-type="string">
            <text:p>Attaque chargée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CHECKPOINT_UNLOCK_001</text:p>
          </table:table-cell>
          <table:table-cell table:style-name="ce82" office:value-type="string" calcext:value-type="string">
            <text:p>Déblocage checkpoint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DEATH_001</text:p>
          </table:table-cell>
          <table:table-cell table:style-name="ce82" office:value-type="string" calcext:value-type="string">
            <text:p>Mort joueur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GAME_OVER_001</text:p>
          </table:table-cell>
          <table:table-cell table:style-name="ce82" office:value-type="string" calcext:value-type="string">
            <text:p>Game Over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GOLD_GAIN_001</text:p>
          </table:table-cell>
          <table:table-cell table:style-name="ce82" office:value-type="string" calcext:value-type="string">
            <text:p>Gain d’XP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LEVEL_UP_001</text:p>
          </table:table-cell>
          <table:table-cell table:style-name="ce82" office:value-type="string" calcext:value-type="string">
            <text:p>Niveau + stats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MOVE_001</text:p>
          </table:table-cell>
          <table:table-cell table:style-name="ce82" office:value-type="string" calcext:value-type="string">
            <text:p>Déplacement joueur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STAT_APPLY_001</text:p>
          </table:table-cell>
          <table:table-cell table:style-name="ce82" office:value-type="string" calcext:value-type="string">
            <text:p>Application stats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TAKE_DAMAGE_001</text:p>
          </table:table-cell>
          <table:table-cell table:style-name="ce82" office:value-type="string" calcext:value-type="string">
            <text:p>Réception dégâts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UPGRADE_PURCHASE_001</text:p>
          </table:table-cell>
          <table:table-cell table:style-name="ce82" office:value-type="string" calcext:value-type="string">
            <text:p>Achat amélioration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WAVE_PROGRESS_001</text:p>
          </table:table-cell>
          <table:table-cell table:style-name="ce82" office:value-type="string" calcext:value-type="string">
            <text:p>Progression vagues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XP_GAIN_001</text:p>
          </table:table-cell>
          <table:table-cell table:style-name="ce82" office:value-type="string" calcext:value-type="string">
            <text:p>Gain d’XP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ZONE_CAVERNE_001</text:p>
          </table:table-cell>
          <table:table-cell table:style-name="ce82" office:value-type="string" calcext:value-type="string">
            <text:p>Caverne</text:p>
          </table:table-cell>
          <table:table-cell table:style-name="ce82" table:content-validation-name="val1" office:value-type="string" calcext:value-type="string">
            <text:p>NIVEAU</text:p>
          </table:table-cell>
          <table:table-cell table:style-name="ce82" office:value-type="string" calcext:value-type="string">
            <text:p>Zon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Zone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ZONE_CIEL_001</text:p>
          </table:table-cell>
          <table:table-cell table:style-name="ce82" office:value-type="string" calcext:value-type="string">
            <text:p>Ciel</text:p>
          </table:table-cell>
          <table:table-cell table:style-name="ce82" table:content-validation-name="val1" office:value-type="string" calcext:value-type="string">
            <text:p>NIVEAU</text:p>
          </table:table-cell>
          <table:table-cell table:style-name="ce82" office:value-type="string" calcext:value-type="string">
            <text:p>Zon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Zone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ZONE_FORET_001</text:p>
          </table:table-cell>
          <table:table-cell table:style-name="ce82" office:value-type="string" calcext:value-type="string">
            <text:p>Forêt</text:p>
          </table:table-cell>
          <table:table-cell table:style-name="ce82" table:content-validation-name="val1" office:value-type="string" calcext:value-type="string">
            <text:p>NIVEAU</text:p>
          </table:table-cell>
          <table:table-cell table:style-name="ce82" office:value-type="string" calcext:value-type="string">
            <text:p>Zone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Zone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ZONE_SOMMET_FINAL_001</text:p>
          </table:table-cell>
          <table:table-cell table:style-name="ce82" office:value-type="string" calcext:value-type="string">
            <text:p>Sommet</text:p>
          </table:table-cell>
          <table:table-cell table:style-name="ce82" table:content-validation-name="val1" office:value-type="string" calcext:value-type="string">
            <text:p>NIVEAU</text:p>
          </table:table-cell>
          <table:table-cell table:style-name="ce82" office:value-type="string" calcext:value-type="string">
            <text:p>Zone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Zone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CAVERNE_001</text:p>
          </table:table-cell>
          <table:table-cell table:style-name="ce82" office:value-type="string" calcext:value-type="string">
            <text:p>Checkpoint Caverne 1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CAVERNE_002</text:p>
          </table:table-cell>
          <table:table-cell table:style-name="ce82" office:value-type="string" calcext:value-type="string">
            <text:p>Checkpoint Caverne 2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CAVERNE_003</text:p>
          </table:table-cell>
          <table:table-cell table:style-name="ce82" office:value-type="string" calcext:value-type="string">
            <text:p>Fin Cavern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CIEL_001</text:p>
          </table:table-cell>
          <table:table-cell table:style-name="ce82" office:value-type="string" calcext:value-type="string">
            <text:p>Checkpoint Ciel 1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CIEL_002</text:p>
          </table:table-cell>
          <table:table-cell table:style-name="ce82" office:value-type="string" calcext:value-type="string">
            <text:p>Checkpoint Ciel 2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CIEL_003</text:p>
          </table:table-cell>
          <table:table-cell table:style-name="ce82" office:value-type="string" calcext:value-type="string">
            <text:p>Fin Ciel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FORET_001</text:p>
          </table:table-cell>
          <table:table-cell table:style-name="ce82" office:value-type="string" calcext:value-type="string">
            <text:p>Checkpoint Forêt 1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FORET_002</text:p>
          </table:table-cell>
          <table:table-cell table:style-name="ce82" office:value-type="string" calcext:value-type="string">
            <text:p>Checkpoint Forêt 2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FORET_003</text:p>
          </table:table-cell>
          <table:table-cell table:style-name="ce82" office:value-type="string" calcext:value-type="string">
            <text:p>Fin Forêt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SOMMET_001</text:p>
          </table:table-cell>
          <table:table-cell table:style-name="ce82" office:value-type="string" calcext:value-type="string">
            <text:p>Checkpoint Sommet 1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SOMMET_002</text:p>
          </table:table-cell>
          <table:table-cell table:style-name="ce82" office:value-type="string" calcext:value-type="string">
            <text:p>Checkpoint Sommet 2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CP_SOMMET_003</text:p>
          </table:table-cell>
          <table:table-cell table:style-name="ce82" office:value-type="string" calcext:value-type="string">
            <text:p>Fin Sommet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Checkpoint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Sauvegard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1</text:p>
          </table:table-cell>
          <table:table-cell table:style-name="ce82" office:value-type="string" calcext:value-type="string">
            <text:p>Cap de niveau (modifiable)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2</text:p>
          </table:table-cell>
          <table:table-cell table:style-name="ce82" office:value-type="string" calcext:value-type="string">
            <text:p>XP pour passer du niveau 1 au 2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3</text:p>
          </table:table-cell>
          <table:table-cell table:style-name="ce82" office:value-type="string" calcext:value-type="string">
            <text:p>XP_next = XP_base * (mult ^ (level-1))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4</text:p>
          </table:table-cell>
          <table:table-cell table:style-name="ce82" office:value-type="string" calcext:value-type="string">
            <text:p>Bonus HP max à chaque niveau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5</text:p>
          </table:table-cell>
          <table:table-cell table:style-name="ce82" office:value-type="string" calcext:value-type="string">
            <text:p>Bonus attaque à chaque niveau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6</text:p>
          </table:table-cell>
          <table:table-cell table:style-name="ce82" office:value-type="string" calcext:value-type="string">
            <text:p>Bonus défense à chaque niveau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7</text:p>
          </table:table-cell>
          <table:table-cell table:style-name="ce82" office:value-type="string" calcext:value-type="string">
            <text:p>Bonus vitesse (auto-move horizontal)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8</text:p>
          </table:table-cell>
          <table:table-cell table:style-name="ce82" office:value-type="string" calcext:value-type="string">
            <text:p>Bonus vitesse d’attaque (pourcentage)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09</text:p>
          </table:table-cell>
          <table:table-cell table:style-name="ce82" office:value-type="string" calcext:value-type="string">
            <text:p>Bonus chance critique (cap conseillé plus bas)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10</text:p>
          </table:table-cell>
          <table:table-cell table:style-name="ce82" office:value-type="string" calcext:value-type="string">
            <text:p>Pour éviter le 100% crit en endgam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11</text:p>
          </table:table-cell>
          <table:table-cell table:style-name="ce82" office:value-type="string" calcext:value-type="string">
            <text:p>CritDamage initial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LVL_RULE_012</text:p>
          </table:table-cell>
          <table:table-cell table:style-name="ce82" office:value-type="string" calcext:value-type="string">
            <text:p>Bonus dégâts crit toutes les 10 montées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Leveling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ATK_SPEED_001</text:p>
          </table:table-cell>
          <table:table-cell table:style-name="ce82" office:value-type="string" calcext:value-type="string">
            <text:p>Vitesse d’attaqu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ATTACK_POWER_001</text:p>
          </table:table-cell>
          <table:table-cell table:style-name="ce82" office:value-type="string" calcext:value-type="string">
            <text:p>Puissance attaqu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CRIT_CHANCE_001</text:p>
          </table:table-cell>
          <table:table-cell table:style-name="ce82" office:value-type="string" calcext:value-type="string">
            <text:p>Coup critiqu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CRIT_DAMAGE_001</text:p>
          </table:table-cell>
          <table:table-cell table:style-name="ce82" office:value-type="string" calcext:value-type="string">
            <text:p>Dégâts critiqu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DEFENSE_001</text:p>
          </table:table-cell>
          <table:table-cell table:style-name="ce82" office:value-type="string" calcext:value-type="string">
            <text:p>Défens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GOLD_001</text:p>
          </table:table-cell>
          <table:table-cell table:style-name="ce82" office:value-type="string" calcext:value-type="string">
            <text:p>Or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HP_MAX_001</text:p>
          </table:table-cell>
          <table:table-cell table:style-name="ce82" office:value-type="string" calcext:value-type="string">
            <text:p>Vie maximal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LEVEL_001</text:p>
          </table:table-cell>
          <table:table-cell table:style-name="ce82" office:value-type="string" calcext:value-type="string">
            <text:p>Niveau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SPEED_001</text:p>
          </table:table-cell>
          <table:table-cell table:style-name="ce82" office:value-type="string" calcext:value-type="string">
            <text:p>Vitess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WAVE_LEVEL_001</text:p>
          </table:table-cell>
          <table:table-cell table:style-name="ce82" office:value-type="string" calcext:value-type="string">
            <text:p>Niveau de vague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XP_001</text:p>
          </table:table-cell>
          <table:table-cell table:style-name="ce82" office:value-type="string" calcext:value-type="string">
            <text:p>XP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ENEMY_SLIME_001</text:p>
          </table:table-cell>
          <table:table-cell table:style-name="ce82" office:value-type="string" calcext:value-type="string">
            <text:p>Enemy_Slime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GAME_OVER_SHOP_001</text:p>
          </table:table-cell>
          <table:table-cell table:style-name="ce82" office:value-type="string" calcext:value-type="string">
            <text:p>Game_Over_Shop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HUD_001</text:p>
          </table:table-cell>
          <table:table-cell table:style-name="ce82" office:value-type="string" calcext:value-type="string">
            <text:p>HUD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MAIN_LEVEL_001</text:p>
          </table:table-cell>
          <table:table-cell table:style-name="ce82" office:value-type="string" calcext:value-type="string">
            <text:p>Main_Level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PLAYER_001</text:p>
          </table:table-cell>
          <table:table-cell table:style-name="ce82" office:value-type="string" calcext:value-type="string">
            <text:p>Player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TEMPLATE_000</text:p>
          </table:table-cell>
          <table:table-cell table:style-name="ce82" office:value-type="string" calcext:value-type="string">
            <text:p>Nom de la Scène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ENEMY_SLIME_001</text:p>
          </table:table-cell>
          <table:table-cell table:style-name="ce82" office:value-type="string" calcext:value-type="string">
            <text:p>enemy_slime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GAME_DATA_001</text:p>
          </table:table-cell>
          <table:table-cell table:style-name="ce82" office:value-type="string" calcext:value-type="string">
            <text:p>game_data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GAME_OVER_SHOP_001</text:p>
          </table:table-cell>
          <table:table-cell table:style-name="ce82" office:value-type="string" calcext:value-type="string">
            <text:p>game_over_shop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GLOBAL_001</text:p>
          </table:table-cell>
          <table:table-cell table:style-name="ce82" office:value-type="string" calcext:value-type="string">
            <text:p>global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HUD_001</text:p>
          </table:table-cell>
          <table:table-cell table:style-name="ce82" office:value-type="string" calcext:value-type="string">
            <text:p>hud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LEVEL_MANAGER_001</text:p>
          </table:table-cell>
          <table:table-cell table:style-name="ce82" office:value-type="string" calcext:value-type="string">
            <text:p>level_manager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PLAYER_001</text:p>
          </table:table-cell>
          <table:table-cell table:style-name="ce82" office:value-type="string" calcext:value-type="string">
            <text:p>player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CATEGORIE</text:p>
          </table:table-cell>
          <table:table-cell table:style-name="ce82" office:value-type="string" calcext:value-type="string">
            <text:p>Catégorie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CONDITION</text:p>
          </table:table-cell>
          <table:table-cell table:style-name="ce82" office:value-type="string" calcext:value-type="string">
            <text:p>Condi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DECLARATION</text:p>
          </table:table-cell>
          <table:table-cell table:style-name="ce82" office:value-type="string" calcext:value-type="string">
            <text:p>Déclara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DECLARATION_2223C6</text:p>
          </table:table-cell>
          <table:table-cell table:style-name="ce82" office:value-type="string" calcext:value-type="string">
            <text:p>Déclara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DECLARATION_45E45D</text:p>
          </table:table-cell>
          <table:table-cell table:style-name="ce82" office:value-type="string" calcext:value-type="string">
            <text:p>Déclara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DECLARATION_5EC116</text:p>
          </table:table-cell>
          <table:table-cell table:style-name="ce82" office:value-type="string" calcext:value-type="string">
            <text:p>Déclara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FONCTION</text:p>
          </table:table-cell>
          <table:table-cell table:style-name="ce82" office:value-type="string" calcext:value-type="string">
            <text:p>Fonc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FONCTION_BA0004</text:p>
          </table:table-cell>
          <table:table-cell table:style-name="ce82" office:value-type="string" calcext:value-type="string">
            <text:p>Fonc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FONCTION_CE67B9</text:p>
          </table:table-cell>
          <table:table-cell table:style-name="ce82" office:value-type="string" calcext:value-type="string">
            <text:p>Fonction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MOUVEMENT</text:p>
          </table:table-cell>
          <table:table-cell table:style-name="ce82" office:value-type="string" calcext:value-type="string">
            <text:p>Mouvement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MOUVEMENT_F216AD</text:p>
          </table:table-cell>
          <table:table-cell table:style-name="ce82" office:value-type="string" calcext:value-type="string">
            <text:p>Mouvement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NOM_DU_FICHIER</text:p>
          </table:table-cell>
          <table:table-cell table:style-name="ce82" office:value-type="string" calcext:value-type="string">
            <text:p>Nom du Fichier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OBJET</text:p>
          </table:table-cell>
          <table:table-cell table:style-name="ce82" office:value-type="string" calcext:value-type="string">
            <text:p>Objet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OBJET_20075E</text:p>
          </table:table-cell>
          <table:table-cell table:style-name="ce82" office:value-type="string" calcext:value-type="string">
            <text:p>Objet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CHECKPOINT_ACTIVATED</text:p>
          </table:table-cell>
          <table:table-cell table:style-name="ce82" office:value-type="string" calcext:value-type="string">
            <text:p>Checkpoint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EMETTEUR_QUI_PARLE</text:p>
          </table:table-cell>
          <table:table-cell table:style-name="ce82" office:value-type="string" calcext:value-type="string">
            <text:p>Émetteur (Qui parle ?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ENEMY_DIED</text:p>
          </table:table-cell>
          <table:table-cell table:style-name="ce82" office:value-type="string" calcext:value-type="string">
            <text:p>Enemy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PLAYER_HEALTH_CHANGED</text:p>
          </table:table-cell>
          <table:table-cell table:style-name="ce82" office:value-type="string" calcext:value-type="string">
            <text:p>Player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PLAYER_MONEY_CHANGED</text:p>
          </table:table-cell>
          <table:table-cell table:style-name="ce82" office:value-type="string" calcext:value-type="string">
            <text:p>Player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PLAYER_DIED_001</text:p>
          </table:table-cell>
          <table:table-cell table:style-name="ce82" office:value-type="string" calcext:value-type="string">
            <text:p>Player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0_SETUP_CREER_PROJET_GODOT_4_SETTING</text:p>
          </table:table-cell>
          <table:table-cell table:style-name="ce82" office:value-type="string" calcext:value-type="string">
            <text:p>Créer projet Godot 4 + settings (fps, window, input map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0_SETUP_CREER_STRUCTURE_GIT_GDD_DATA</text:p>
          </table:table-cell>
          <table:table-cell table:style-name="ce82" office:value-type="string" calcext:value-type="string">
            <text:p>Créer structure Git (gdd/, data/, scripts/, scenes/, assets/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0_SETUP_CREER_SYSTEME_DE_CONFIGURATI</text:p>
          </table:table-cell>
          <table:table-cell table:style-name="ce82" office:value-type="string" calcext:value-type="string">
            <text:p>Créer système de configuration data-driven (Resource/JSON placeholder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0_SETUP_GATE_ARCHITECTURE_CHECK_SCEN</text:p>
          </table:table-cell>
          <table:table-cell table:style-name="ce82" office:value-type="string" calcext:value-type="string">
            <text:p>GATE – Architecture check (scenes/scripts/signaux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0_SETUP_GATE_VALIDER_LE_SCOPE_CONTRA</text:p>
          </table:table-cell>
          <table:table-cell table:style-name="ce82" office:value-type="string" calcext:value-type="string">
            <text:p>GATE – Valider le scope &amp; contraintes (auto-run, no jump, input minimal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0_SETUP_METTRE_EN_PLACE_LOGS_DEBUG_O</text:p>
          </table:table-cell>
          <table:table-cell table:style-name="ce82" office:value-type="string" calcext:value-type="string">
            <text:p>Mettre en place logs / debug overlay (FPS, stat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CAMERA_SIDE_SCROLL_LIMITES_S</text:p>
          </table:table-cell>
          <table:table-cell table:style-name="ce82" office:value-type="string" calcext:value-type="string">
            <text:p>Caméra side-scroll + limites + smoothing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FIN_DE_RUN_ECRAN_RECAP</text:p>
          </table:table-cell>
          <table:table-cell table:style-name="ce82" office:value-type="string" calcext:value-type="string">
            <text:p>Fin de run -&gt; écran recap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GATE_FUN_CHECK_PROTOTYPE_10_</text:p>
          </table:table-cell>
          <table:table-cell table:style-name="ce82" office:value-type="string" calcext:value-type="string">
            <text:p>GATE – Fun check prototype (10 mi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HUD_MINIMAL_HP_OR_SCORE</text:p>
          </table:table-cell>
          <table:table-cell table:style-name="ce82" office:value-type="string" calcext:value-type="string">
            <text:p>HUD minimal (HP + or/scor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OBSTACLES_SIMPLES_COLLISION_</text:p>
          </table:table-cell>
          <table:table-cell table:style-name="ce82" office:value-type="string" calcext:value-type="string">
            <text:p>Obstacles simples (collision) + feedback hi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PLAYER_AUTO_RUN_HORIZONTAL_V</text:p>
          </table:table-cell>
          <table:table-cell table:style-name="ce82" office:value-type="string" calcext:value-type="string">
            <text:p>Player auto-run horizontal (vitesse paramétrabl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SCROLLING_LEVEL_SEGMENT_SYST</text:p>
          </table:table-cell>
          <table:table-cell table:style-name="ce82" office:value-type="string" calcext:value-type="string">
            <text:p>Scrolling / level segment system (placeholder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SYSTEME_HP_DEGATS_MORT_PLAYE</text:p>
          </table:table-cell>
          <table:table-cell table:style-name="ce82" office:value-type="string" calcext:value-type="string">
            <text:p>Système HP/dégâts/mort (player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1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BOSS_MVP_TELEGRAPHES_PLACEHO</text:p>
          </table:table-cell>
          <table:table-cell table:style-name="ce82" office:value-type="string" calcext:value-type="string">
            <text:p>Boss MVP + télégraphes (placeholder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DEGATS_SUR_ENNEMIS_MORT_ENNE</text:p>
          </table:table-cell>
          <table:table-cell table:style-name="ce82" office:value-type="string" calcext:value-type="string">
            <text:p>Dégâts sur ennemis + mort ennemis + drop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GATE_SLICE_REVIEW_SCOPE_TECH</text:p>
          </table:table-cell>
          <table:table-cell table:style-name="ce82" office:value-type="string" calcext:value-type="string">
            <text:p>GATE – Slice review (scope/tech/fu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OR_XP_PICKUP_AFFICHAGE</text:p>
          </table:table-cell>
          <table:table-cell table:style-name="ce82" office:value-type="string" calcext:value-type="string">
            <text:p>Or/XP + pickup + affichag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SAVE_LOAD_MINIMAL_UPGRADES</text:p>
          </table:table-cell>
          <table:table-cell table:style-name="ce82" office:value-type="string" calcext:value-type="string">
            <text:p>Save/Load minimal (upgrade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SFX_MINIMUM_HIT_PICKUP_UI</text:p>
          </table:table-cell>
          <table:table-cell table:style-name="ce82" office:value-type="string" calcext:value-type="string">
            <text:p>SFX minimum (hit, pickup, UI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SHOP_MVP_ENTRE_RUNS_5_UPGRAD</text:p>
          </table:table-cell>
          <table:table-cell table:style-name="ce82" office:value-type="string" calcext:value-type="string">
            <text:p>Shop MVP entre runs (5 upgrade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SPAWNER_ENNEMI_BASIQUE_1_TYP</text:p>
          </table:table-cell>
          <table:table-cell table:style-name="ce82" office:value-type="string" calcext:value-type="string">
            <text:p>Spawner ennemi basique (1 type) + déplacemen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WAVE_MANAGER_TIMERS_DIFFICUL</text:p>
          </table:table-cell>
          <table:table-cell table:style-name="ce82" office:value-type="string" calcext:value-type="string">
            <text:p>Wave manager (timers, difficulté, fin de vagu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ZONE_01_COMPLETE_DEBUT_FIN_B</text:p>
          </table:table-cell>
          <table:table-cell table:style-name="ce82" office:value-type="string" calcext:value-type="string">
            <text:p>Zone 01 complète (début -&gt; fin -&gt; boss placeholder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2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DEBUG_IN_GAME_SPAWN_GODMODE_</text:p>
          </table:table-cell>
          <table:table-cell table:style-name="ce82" office:value-type="string" calcext:value-type="string">
            <text:p>Debug in-game (spawn, godmode, reset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6" calcext:value-type="float">
            <text:p>3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FRAMEWORK_PATTERNS_ENNEMIS_S</text:p>
          </table:table-cell>
          <table:table-cell table:style-name="ce82" office:value-type="string" calcext:value-type="string">
            <text:p>Framework patterns ennemis (scriptabl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0" calcext:value-type="float">
            <text:p>3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FRAMEWORK_WAVES_DATA_DRIVEN_</text:p>
          </table:table-cell>
          <table:table-cell table:style-name="ce82" office:value-type="string" calcext:value-type="string">
            <text:p>Framework waves data-driven (tableau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1" calcext:value-type="float">
            <text:p>3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FRAMEWORK_ZONES_THEMES_SEGME</text:p>
          </table:table-cell>
          <table:table-cell table:style-name="ce82" office:value-type="string" calcext:value-type="string">
            <text:p>Framework zones (thèmes, segments, progressio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2" calcext:value-type="float">
            <text:p>3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GATE_MILESTONE_SYSTEMS_REVIE</text:p>
          </table:table-cell>
          <table:table-cell table:style-name="ce82" office:value-type="string" calcext:value-type="string">
            <text:p>GATE – Milestone systems review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7" calcext:value-type="float">
            <text:p>3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IMPORTER_DATA_DANS_GODOT_LOA</text:p>
          </table:table-cell>
          <table:table-cell table:style-name="ce82" office:value-type="string" calcext:value-type="string">
            <text:p>Importer data dans Godot (loader + cach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INVULN_COURTE_KNOCKBACK_I_FR</text:p>
          </table:table-cell>
          <table:table-cell table:style-name="ce82" office:value-type="string" calcext:value-type="string">
            <text:p>Invuln courte / knockback / i-frames (si besoi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9" calcext:value-type="float">
            <text:p>2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MENUS_COMPLETS_PAUSE_OPTIONS</text:p>
          </table:table-cell>
          <table:table-cell table:style-name="ce82" office:value-type="string" calcext:value-type="string">
            <text:p>Menus complets (pause/options/control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3" calcext:value-type="float">
            <text:p>3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OUTIL_EXPORT_GDD_DATA_CSV_JS</text:p>
          </table:table-cell>
          <table:table-cell table:style-name="ce82" office:value-type="string" calcext:value-type="string">
            <text:p>Outil export GDD-&gt;data (CSV/JSON) + validation ID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SAVE_ROBUSTE_VERSIONING_MIGR</text:p>
          </table:table-cell>
          <table:table-cell table:style-name="ce82" office:value-type="string" calcext:value-type="string">
            <text:p>Save robuste (versioning + migratio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5" calcext:value-type="float">
            <text:p>3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SYSTEME_D_AMELIORATIONS_STAT</text:p>
          </table:table-cell>
          <table:table-cell table:style-name="ce82" office:value-type="string" calcext:value-type="string">
            <text:p>Système d’améliorations (stats) data-driven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3_PROD_TOOLTIPS_DESCRIPTIONS_UPGRAD</text:p>
          </table:table-cell>
          <table:table-cell table:style-name="ce82" office:value-type="string" calcext:value-type="string">
            <text:p>Tooltips + descriptions upgrade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4" calcext:value-type="float">
            <text:p>3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3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BALANCE_PASS_ZONE_01_COURBE_</text:p>
          </table:table-cell>
          <table:table-cell table:style-name="ce82" office:value-type="string" calcext:value-type="string">
            <text:p>Balance pass Zone 01 (courbe difficulté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0" calcext:value-type="float">
            <text:p>4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BALANCE_PASS_ZONE_02_COURBE_</text:p>
          </table:table-cell>
          <table:table-cell table:style-name="ce82" office:value-type="string" calcext:value-type="string">
            <text:p>Balance pass Zone 02 (courbe difficulté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4" calcext:value-type="float">
            <text:p>4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BALANCE_PASS_ZONE_03_COURBE_</text:p>
          </table:table-cell>
          <table:table-cell table:style-name="ce82" office:value-type="string" calcext:value-type="string">
            <text:p>Balance pass Zone 03 (courbe difficulté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8" calcext:value-type="float">
            <text:p>4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BALANCE_PASS_ZONE_04_COURBE_</text:p>
          </table:table-cell>
          <table:table-cell table:style-name="ce82" office:value-type="string" calcext:value-type="string">
            <text:p>Balance pass Zone 04 (courbe difficulté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2" calcext:value-type="float">
            <text:p>5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1_DESIGN_ID_PA</text:p>
          </table:table-cell>
          <table:table-cell table:style-name="ce82" office:value-type="string" calcext:value-type="string">
            <text:p>Créer ennemi #01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4" calcext:value-type="float">
            <text:p>5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2_DESIGN_ID_PA</text:p>
          </table:table-cell>
          <table:table-cell table:style-name="ce82" office:value-type="string" calcext:value-type="string">
            <text:p>Créer ennemi #02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5" calcext:value-type="float">
            <text:p>5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3_DESIGN_ID_PA</text:p>
          </table:table-cell>
          <table:table-cell table:style-name="ce82" office:value-type="string" calcext:value-type="string">
            <text:p>Créer ennemi #03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6" calcext:value-type="float">
            <text:p>5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4_DESIGN_ID_PA</text:p>
          </table:table-cell>
          <table:table-cell table:style-name="ce82" office:value-type="string" calcext:value-type="string">
            <text:p>Créer ennemi #04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7" calcext:value-type="float">
            <text:p>5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5_DESIGN_ID_PA</text:p>
          </table:table-cell>
          <table:table-cell table:style-name="ce82" office:value-type="string" calcext:value-type="string">
            <text:p>Créer ennemi #05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8" calcext:value-type="float">
            <text:p>5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6_DESIGN_ID_PA</text:p>
          </table:table-cell>
          <table:table-cell table:style-name="ce82" office:value-type="string" calcext:value-type="string">
            <text:p>Créer ennemi #06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9" calcext:value-type="float">
            <text:p>5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7_DESIGN_ID_PA</text:p>
          </table:table-cell>
          <table:table-cell table:style-name="ce82" office:value-type="string" calcext:value-type="string">
            <text:p>Créer ennemi #07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0" calcext:value-type="float">
            <text:p>6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8_DESIGN_ID_PA</text:p>
          </table:table-cell>
          <table:table-cell table:style-name="ce82" office:value-type="string" calcext:value-type="string">
            <text:p>Créer ennemi #08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1" calcext:value-type="float">
            <text:p>6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09_DESIGN_ID_PA</text:p>
          </table:table-cell>
          <table:table-cell table:style-name="ce82" office:value-type="string" calcext:value-type="string">
            <text:p>Créer ennemi #09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2" calcext:value-type="float">
            <text:p>6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10_DESIGN_ID_PA</text:p>
          </table:table-cell>
          <table:table-cell table:style-name="ce82" office:value-type="string" calcext:value-type="string">
            <text:p>Créer ennemi #10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3" calcext:value-type="float">
            <text:p>6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11_DESIGN_ID_PA</text:p>
          </table:table-cell>
          <table:table-cell table:style-name="ce82" office:value-type="string" calcext:value-type="string">
            <text:p>Créer ennemi #11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4" calcext:value-type="float">
            <text:p>6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ENNEMI_12_DESIGN_ID_PA</text:p>
          </table:table-cell>
          <table:table-cell table:style-name="ce82" office:value-type="string" calcext:value-type="string">
            <text:p>Créer ennemi #12 (design + ID + pattern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5" calcext:value-type="float">
            <text:p>6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1_DATA_UI_EQU</text:p>
          </table:table-cell>
          <table:table-cell table:style-name="ce82" office:value-type="string" calcext:value-type="string">
            <text:p>Créer upgrade #01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7" calcext:value-type="float">
            <text:p>6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2_DATA_UI_EQU</text:p>
          </table:table-cell>
          <table:table-cell table:style-name="ce82" office:value-type="string" calcext:value-type="string">
            <text:p>Créer upgrade #02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8" calcext:value-type="float">
            <text:p>6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3_DATA_UI_EQU</text:p>
          </table:table-cell>
          <table:table-cell table:style-name="ce82" office:value-type="string" calcext:value-type="string">
            <text:p>Créer upgrade #03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9" calcext:value-type="float">
            <text:p>6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4_DATA_UI_EQU</text:p>
          </table:table-cell>
          <table:table-cell table:style-name="ce82" office:value-type="string" calcext:value-type="string">
            <text:p>Créer upgrade #04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5_DATA_UI_EQU</text:p>
          </table:table-cell>
          <table:table-cell table:style-name="ce82" office:value-type="string" calcext:value-type="string">
            <text:p>Créer upgrade #05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1" calcext:value-type="float">
            <text:p>7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6_DATA_UI_EQU</text:p>
          </table:table-cell>
          <table:table-cell table:style-name="ce82" office:value-type="string" calcext:value-type="string">
            <text:p>Créer upgrade #06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2" calcext:value-type="float">
            <text:p>7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7_DATA_UI_EQU</text:p>
          </table:table-cell>
          <table:table-cell table:style-name="ce82" office:value-type="string" calcext:value-type="string">
            <text:p>Créer upgrade #07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3" calcext:value-type="float">
            <text:p>7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8_DATA_UI_EQU</text:p>
          </table:table-cell>
          <table:table-cell table:style-name="ce82" office:value-type="string" calcext:value-type="string">
            <text:p>Créer upgrade #08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4" calcext:value-type="float">
            <text:p>7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09_DATA_UI_EQU</text:p>
          </table:table-cell>
          <table:table-cell table:style-name="ce82" office:value-type="string" calcext:value-type="string">
            <text:p>Créer upgrade #09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5" calcext:value-type="float">
            <text:p>7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0_DATA_UI_EQU</text:p>
          </table:table-cell>
          <table:table-cell table:style-name="ce82" office:value-type="string" calcext:value-type="string">
            <text:p>Créer upgrade #10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6" calcext:value-type="float">
            <text:p>7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1_DATA_UI_EQU</text:p>
          </table:table-cell>
          <table:table-cell table:style-name="ce82" office:value-type="string" calcext:value-type="string">
            <text:p>Créer upgrade #11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7" calcext:value-type="float">
            <text:p>7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2_DATA_UI_EQU</text:p>
          </table:table-cell>
          <table:table-cell table:style-name="ce82" office:value-type="string" calcext:value-type="string">
            <text:p>Créer upgrade #12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8" calcext:value-type="float">
            <text:p>7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3_DATA_UI_EQU</text:p>
          </table:table-cell>
          <table:table-cell table:style-name="ce82" office:value-type="string" calcext:value-type="string">
            <text:p>Créer upgrade #13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79" calcext:value-type="float">
            <text:p>7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4_DATA_UI_EQU</text:p>
          </table:table-cell>
          <table:table-cell table:style-name="ce82" office:value-type="string" calcext:value-type="string">
            <text:p>Créer upgrade #14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0" calcext:value-type="float">
            <text:p>8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5_DATA_UI_EQU</text:p>
          </table:table-cell>
          <table:table-cell table:style-name="ce82" office:value-type="string" calcext:value-type="string">
            <text:p>Créer upgrade #15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1" calcext:value-type="float">
            <text:p>8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6_DATA_UI_EQU</text:p>
          </table:table-cell>
          <table:table-cell table:style-name="ce82" office:value-type="string" calcext:value-type="string">
            <text:p>Créer upgrade #16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2" calcext:value-type="float">
            <text:p>8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7_DATA_UI_EQU</text:p>
          </table:table-cell>
          <table:table-cell table:style-name="ce82" office:value-type="string" calcext:value-type="string">
            <text:p>Créer upgrade #17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3" calcext:value-type="float">
            <text:p>8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8_DATA_UI_EQU</text:p>
          </table:table-cell>
          <table:table-cell table:style-name="ce82" office:value-type="string" calcext:value-type="string">
            <text:p>Créer upgrade #18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4" calcext:value-type="float">
            <text:p>8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19_DATA_UI_EQU</text:p>
          </table:table-cell>
          <table:table-cell table:style-name="ce82" office:value-type="string" calcext:value-type="string">
            <text:p>Créer upgrade #19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5" calcext:value-type="float">
            <text:p>8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0_DATA_UI_EQU</text:p>
          </table:table-cell>
          <table:table-cell table:style-name="ce82" office:value-type="string" calcext:value-type="string">
            <text:p>Créer upgrade #20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6" calcext:value-type="float">
            <text:p>8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1_DATA_UI_EQU</text:p>
          </table:table-cell>
          <table:table-cell table:style-name="ce82" office:value-type="string" calcext:value-type="string">
            <text:p>Créer upgrade #21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7" calcext:value-type="float">
            <text:p>8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2_DATA_UI_EQU</text:p>
          </table:table-cell>
          <table:table-cell table:style-name="ce82" office:value-type="string" calcext:value-type="string">
            <text:p>Créer upgrade #22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8" calcext:value-type="float">
            <text:p>8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3_DATA_UI_EQU</text:p>
          </table:table-cell>
          <table:table-cell table:style-name="ce82" office:value-type="string" calcext:value-type="string">
            <text:p>Créer upgrade #23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89" calcext:value-type="float">
            <text:p>8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4_DATA_UI_EQU</text:p>
          </table:table-cell>
          <table:table-cell table:style-name="ce82" office:value-type="string" calcext:value-type="string">
            <text:p>Créer upgrade #24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5_DATA_UI_EQU</text:p>
          </table:table-cell>
          <table:table-cell table:style-name="ce82" office:value-type="string" calcext:value-type="string">
            <text:p>Créer upgrade #25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1" calcext:value-type="float">
            <text:p>9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6_DATA_UI_EQU</text:p>
          </table:table-cell>
          <table:table-cell table:style-name="ce82" office:value-type="string" calcext:value-type="string">
            <text:p>Créer upgrade #26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2" calcext:value-type="float">
            <text:p>9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7_DATA_UI_EQU</text:p>
          </table:table-cell>
          <table:table-cell table:style-name="ce82" office:value-type="string" calcext:value-type="string">
            <text:p>Créer upgrade #27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3" calcext:value-type="float">
            <text:p>9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8_DATA_UI_EQU</text:p>
          </table:table-cell>
          <table:table-cell table:style-name="ce82" office:value-type="string" calcext:value-type="string">
            <text:p>Créer upgrade #28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4" calcext:value-type="float">
            <text:p>9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29_DATA_UI_EQU</text:p>
          </table:table-cell>
          <table:table-cell table:style-name="ce82" office:value-type="string" calcext:value-type="string">
            <text:p>Créer upgrade #29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5" calcext:value-type="float">
            <text:p>9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CREER_UPGRADE_30_DATA_UI_EQU</text:p>
          </table:table-cell>
          <table:table-cell table:style-name="ce82" office:value-type="string" calcext:value-type="string">
            <text:p>Créer upgrade #30 (data + UI + équilibrag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6" calcext:value-type="float">
            <text:p>9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DEFINIR_ZONE_01_THEME_ENNEMI</text:p>
          </table:table-cell>
          <table:table-cell table:style-name="ce82" office:value-type="string" calcext:value-type="string">
            <text:p>Définir Zone 01 : thème, ennemis, boss, segment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8" calcext:value-type="float">
            <text:p>3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DEFINIR_ZONE_02_THEME_ENNEMI</text:p>
          </table:table-cell>
          <table:table-cell table:style-name="ce82" office:value-type="string" calcext:value-type="string">
            <text:p>Définir Zone 02 : thème, ennemis, boss, segment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2" calcext:value-type="float">
            <text:p>4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DEFINIR_ZONE_03_THEME_ENNEMI</text:p>
          </table:table-cell>
          <table:table-cell table:style-name="ce82" office:value-type="string" calcext:value-type="string">
            <text:p>Définir Zone 03 : thème, ennemis, boss, segment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6" calcext:value-type="float">
            <text:p>4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DEFINIR_ZONE_04_THEME_ENNEMI</text:p>
          </table:table-cell>
          <table:table-cell table:style-name="ce82" office:value-type="string" calcext:value-type="string">
            <text:p>Définir Zone 04 : thème, ennemis, boss, segment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GATE_CONTENT_CHECK_ZONE</text:p>
          </table:table-cell>
          <table:table-cell table:style-name="ce82" office:value-type="string" calcext:value-type="string">
            <text:p>GATE – Content check zon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1" calcext:value-type="float">
            <text:p>4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GATE_CONTENT_CHECK_ZONE_581C25</text:p>
          </table:table-cell>
          <table:table-cell table:style-name="ce82" office:value-type="string" calcext:value-type="string">
            <text:p>GATE – Content check zon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5" calcext:value-type="float">
            <text:p>4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GATE_CONTENT_CHECK_ZONE_65B48C</text:p>
          </table:table-cell>
          <table:table-cell table:style-name="ce82" office:value-type="string" calcext:value-type="string">
            <text:p>GATE – Content check zon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9" calcext:value-type="float">
            <text:p>4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GATE_CONTENT_CHECK_ZONE_67D6E5</text:p>
          </table:table-cell>
          <table:table-cell table:style-name="ce82" office:value-type="string" calcext:value-type="string">
            <text:p>GATE – Content check zon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3" calcext:value-type="float">
            <text:p>5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GATE_CONTENT_FREEZE_DECISION</text:p>
          </table:table-cell>
          <table:table-cell table:style-name="ce82" office:value-type="string" calcext:value-type="string">
            <text:p>GATE – Content freeze decision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2" calcext:value-type="float">
            <text:p>10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GATE_ECONOMY_SHOP_CHECK</text:p>
          </table:table-cell>
          <table:table-cell table:style-name="ce82" office:value-type="string" calcext:value-type="string">
            <text:p>GATE – Economy/Shop check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7" calcext:value-type="float">
            <text:p>9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GATE_ENEMY_ROSTER_CHECK</text:p>
          </table:table-cell>
          <table:table-cell table:style-name="ce82" office:value-type="string" calcext:value-type="string">
            <text:p>GATE – Enemy roster check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66" calcext:value-type="float">
            <text:p>6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IMPLEMENTER_SEGMENTS_ZONE_01</text:p>
          </table:table-cell>
          <table:table-cell table:style-name="ce82" office:value-type="string" calcext:value-type="string">
            <text:p>Implémenter segments Zone 01 (visuels placeholder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39" calcext:value-type="float">
            <text:p>3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IMPLEMENTER_SEGMENTS_ZONE_02</text:p>
          </table:table-cell>
          <table:table-cell table:style-name="ce82" office:value-type="string" calcext:value-type="string">
            <text:p>Implémenter segments Zone 02 (visuels placeholder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3" calcext:value-type="float">
            <text:p>4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IMPLEMENTER_SEGMENTS_ZONE_03</text:p>
          </table:table-cell>
          <table:table-cell table:style-name="ce82" office:value-type="string" calcext:value-type="string">
            <text:p>Implémenter segments Zone 03 (visuels placeholder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47" calcext:value-type="float">
            <text:p>4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IMPLEMENTER_SEGMENTS_ZONE_04</text:p>
          </table:table-cell>
          <table:table-cell table:style-name="ce82" office:value-type="string" calcext:value-type="string">
            <text:p>Implémenter segments Zone 04 (visuels placeholder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51" calcext:value-type="float">
            <text:p>5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PACK_MUSIQUE_PLACEHOLDER_1_P</text:p>
          </table:table-cell>
          <table:table-cell table:style-name="ce82" office:value-type="string" calcext:value-type="string">
            <text:p>Pack musique placeholder (1 par zon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8" calcext:value-type="float">
            <text:p>9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PACK_SFX_COMPLET_UI_COMBAT_E</text:p>
          </table:table-cell>
          <table:table-cell table:style-name="ce82" office:value-type="string" calcext:value-type="string">
            <text:p>Pack SFX complet (UI/Combat/Enemie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99" calcext:value-type="float">
            <text:p>9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UX_PASS_LISIBILITE_CONTRASTE</text:p>
          </table:table-cell>
          <table:table-cell table:style-name="ce82" office:value-type="string" calcext:value-type="string">
            <text:p>UX pass (lisibilité, contrastes, feedback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1" calcext:value-type="float">
            <text:p>10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4_CONTENT_VFX_HITS_LOOT_SKILLS_LISIBIL</text:p>
          </table:table-cell>
          <table:table-cell table:style-name="ce82" office:value-type="string" calcext:value-type="string">
            <text:p>VFX hits/loot/skills + lisibilité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4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5_QA_ALPHA_PASS_RUN_COMPLET_SANS_</text:p>
          </table:table-cell>
          <table:table-cell table:style-name="ce82" office:value-type="string" calcext:value-type="string">
            <text:p>Alpha pass : run complet sans softlock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3" calcext:value-type="float">
            <text:p>10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5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5_QA_BALANCE_PASS_GLOBAL_DIFFICUL</text:p>
          </table:table-cell>
          <table:table-cell table:style-name="ce82" office:value-type="string" calcext:value-type="string">
            <text:p>Balance pass global (difficulté/économi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5" calcext:value-type="float">
            <text:p>10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5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5_QA_BUGFIX_SPRINT_CRITIQUES</text:p>
          </table:table-cell>
          <table:table-cell table:style-name="ce82" office:value-type="string" calcext:value-type="string">
            <text:p>Bugfix sprint (critiques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7" calcext:value-type="float">
            <text:p>10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5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5_QA_GATE_RELEASE_READINESS</text:p>
          </table:table-cell>
          <table:table-cell table:style-name="ce82" office:value-type="string" calcext:value-type="string">
            <text:p>GATE – Release readines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5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5_QA_PLAN_TESTS_BUG_TRIAGE</text:p>
          </table:table-cell>
          <table:table-cell table:style-name="ce82" office:value-type="string" calcext:value-type="string">
            <text:p>Plan tests + bug triag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6" calcext:value-type="float">
            <text:p>10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5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5_QA_PROFILING_POOLING_SI_NECESSA</text:p>
          </table:table-cell>
          <table:table-cell table:style-name="ce82" office:value-type="string" calcext:value-type="string">
            <text:p>Profiling + pooling si nécessair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4" calcext:value-type="float">
            <text:p>10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5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6_RELEASE_ASSETS_STORE_SCREENSHOTS_DES</text:p>
          </table:table-cell>
          <table:table-cell table:style-name="ce82" office:value-type="string" calcext:value-type="string">
            <text:p>Assets store (screenshots, description, capsul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6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6_RELEASE_PIPELINE_BUILD_EXPORTS_VERSI</text:p>
          </table:table-cell>
          <table:table-cell table:style-name="ce82" office:value-type="string" calcext:value-type="string">
            <text:p>Pipeline build (exports) + versioning + changelog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6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6_RELEASE_RELEASE_COMMUNICATION_MINIMA</text:p>
          </table:table-cell>
          <table:table-cell table:style-name="ce82" office:value-type="string" calcext:value-type="string">
            <text:p>Release + communication minimal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6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7_POST_HOTFIX_PIPELINE_TRIAGE</text:p>
          </table:table-cell>
          <table:table-cell table:style-name="ce82" office:value-type="string" calcext:value-type="string">
            <text:p>Hotfix pipeline + triag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7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7_POST_PLAN_UPDATES_OPTIONNEL</text:p>
          </table:table-cell>
          <table:table-cell table:style-name="ce82" office:value-type="string" calcext:value-type="string">
            <text:p>Plan updates (optionnel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13" calcext:value-type="float">
            <text:p>1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7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ATKSPD_001</text:p>
          </table:table-cell>
          <table:table-cell table:style-name="ce82" office:value-type="string" calcext:value-type="string">
            <text:p>Vitesse d’attaque +1%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ATK_001</text:p>
          </table:table-cell>
          <table:table-cell table:style-name="ce82" office:value-type="string" calcext:value-type="string">
            <text:p>Attaque +2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CRITDMG_001</text:p>
          </table:table-cell>
          <table:table-cell table:style-name="ce82" office:value-type="string" calcext:value-type="string">
            <text:p>Dégâts crit +5%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CRIT_001</text:p>
          </table:table-cell>
          <table:table-cell table:style-name="ce82" office:value-type="string" calcext:value-type="string">
            <text:p>Critique +0.5%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DEF_001</text:p>
          </table:table-cell>
          <table:table-cell table:style-name="ce82" office:value-type="string" calcext:value-type="string">
            <text:p>Défense +2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GOLD_001</text:p>
          </table:table-cell>
          <table:table-cell table:style-name="ce82" office:value-type="string" calcext:value-type="string">
            <text:p>Bonus or +5%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HEALSTART_001</text:p>
          </table:table-cell>
          <table:table-cell table:style-name="ce82" office:value-type="string" calcext:value-type="string">
            <text:p>Soin départ +10% HP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HP_001</text:p>
          </table:table-cell>
          <table:table-cell table:style-name="ce82" office:value-type="string" calcext:value-type="string">
            <text:p>Vie max +10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LUCK_001</text:p>
          </table:table-cell>
          <table:table-cell table:style-name="ce82" office:value-type="string" calcext:value-type="string">
            <text:p>Chance loot +2%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SPEED_001</text:p>
          </table:table-cell>
          <table:table-cell table:style-name="ce82" office:value-type="string" calcext:value-type="string">
            <text:p>Vitesse +0.15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HOP_XP_001</text:p>
          </table:table-cell>
          <table:table-cell table:style-name="ce82" office:value-type="string" calcext:value-type="string">
            <text:p>Bonus XP +5%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Shop_Ameliorations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BOOT_001</text:p>
          </table:table-cell>
          <table:table-cell table:style-name="ce82" office:value-type="string" calcext:value-type="string">
            <text:p>Boot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MAIN_MENU_001</text:p>
          </table:table-cell>
          <table:table-cell table:style-name="ce82" office:value-type="string" calcext:value-type="string">
            <text:p>MainMenu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RUN_MAIN_001</text:p>
          </table:table-cell>
          <table:table-cell table:style-name="ce82" office:value-type="string" calcext:value-type="string">
            <text:p>Run_Main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EQUIPMENT_MENU_001</text:p>
          </table:table-cell>
          <table:table-cell table:style-name="ce82" office:value-type="string" calcext:value-type="string">
            <text:p>Equipment_Menu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SHOP_MENU_001</text:p>
          </table:table-cell>
          <table:table-cell table:style-name="ce82" office:value-type="string" calcext:value-type="string">
            <text:p>Shop_Menu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PAUSE_001</text:p>
          </table:table-cell>
          <table:table-cell table:style-name="ce82" office:value-type="string" calcext:value-type="string">
            <text:p>Pause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GAME_MANAGER_001</text:p>
          </table:table-cell>
          <table:table-cell table:style-name="ce82" office:value-type="string" calcext:value-type="string">
            <text:p>game_manager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RUN_MANAGER_001</text:p>
          </table:table-cell>
          <table:table-cell table:style-name="ce82" office:value-type="string" calcext:value-type="string">
            <text:p>run_manager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PLAYER_AUTORUN_001</text:p>
          </table:table-cell>
          <table:table-cell table:style-name="ce82" office:value-type="string" calcext:value-type="string">
            <text:p>player_autorun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STATS_001</text:p>
          </table:table-cell>
          <table:table-cell table:style-name="ce82" office:value-type="string" calcext:value-type="string">
            <text:p>stats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INVENTORY_001</text:p>
          </table:table-cell>
          <table:table-cell table:style-name="ce82" office:value-type="string" calcext:value-type="string">
            <text:p>inventory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EQUIPMENT_MANAGER_001</text:p>
          </table:table-cell>
          <table:table-cell table:style-name="ce82" office:value-type="string" calcext:value-type="string">
            <text:p>equipment_manager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SHOP_MANAGER_001</text:p>
          </table:table-cell>
          <table:table-cell table:style-name="ce82" office:value-type="string" calcext:value-type="string">
            <text:p>shop_manager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SAVE_SYSTEM_001</text:p>
          </table:table-cell>
          <table:table-cell table:style-name="ce82" office:value-type="string" calcext:value-type="string">
            <text:p>save_system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ITEM_DATABASE_001</text:p>
          </table:table-cell>
          <table:table-cell table:style-name="ce82" office:value-type="string" calcext:value-type="string">
            <text:p>item_database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GAMEMANAGER_RUN_STARTED</text:p>
          </table:table-cell>
          <table:table-cell table:style-name="ce82" office:value-type="string" calcext:value-type="string">
            <text:p>run_started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RUNMANAGER_RUN_ENDED</text:p>
          </table:table-cell>
          <table:table-cell table:style-name="ce82" office:value-type="string" calcext:value-type="string">
            <text:p>run_ended(result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EQUIPMENTMANAGER_EQUIPMENT_CHANGED</text:p>
          </table:table-cell>
          <table:table-cell table:style-name="ce82" office:value-type="string" calcext:value-type="string">
            <text:p>equipment_changed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SHOPMANAGER_ITEM_PURCHASED</text:p>
          </table:table-cell>
          <table:table-cell table:style-name="ce82" office:value-type="string" calcext:value-type="string">
            <text:p>item_purchased(item_id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GAMEMANAGER_GOLD_CHANGED</text:p>
          </table:table-cell>
          <table:table-cell table:style-name="ce82" office:value-type="string" calcext:value-type="string">
            <text:p>gold_changed(new_value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PLAYER_HP_CHANGED_001</text:p>
          </table:table-cell>
          <table:table-cell table:style-name="ce82" office:value-type="string" calcext:value-type="string">
            <text:p>hp_changed(new_value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PLAYER_PLAYER_DIED</text:p>
          </table:table-cell>
          <table:table-cell table:style-name="ce82" office:value-type="string" calcext:value-type="string">
            <text:p>player_died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GAMEMANAGER_LEVEL_UP</text:p>
          </table:table-cell>
          <table:table-cell table:style-name="ce82" office:value-type="string" calcext:value-type="string">
            <text:p>level_up(new_level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STATS_STATS_CHANGED</text:p>
          </table:table-cell>
          <table:table-cell table:style-name="ce82" office:value-type="string" calcext:value-type="string">
            <text:p>stats_changed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GFX_EXAMPLE_000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GFX_EXAMPLE_78730C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GFX_EXAMPLE_E5F5C4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GFX_EXAMPLE_448C49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GFX_EXAMPLE_80630C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1</text:p>
          </table:table-cell>
          <table:table-cell table:style-name="ce82" office:value-type="string" calcext:value-type="string">
            <text:p>icon_itm_sword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1</text:p>
          </table:table-cell>
          <table:table-cell table:style-name="ce82" office:value-type="string" calcext:value-type="string">
            <text:p>spr_itm_sword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2</text:p>
          </table:table-cell>
          <table:table-cell table:style-name="ce82" office:value-type="string" calcext:value-type="string">
            <text:p>icon_itm_sword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2</text:p>
          </table:table-cell>
          <table:table-cell table:style-name="ce82" office:value-type="string" calcext:value-type="string">
            <text:p>spr_itm_sword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3</text:p>
          </table:table-cell>
          <table:table-cell table:style-name="ce82" office:value-type="string" calcext:value-type="string">
            <text:p>icon_itm_sword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3</text:p>
          </table:table-cell>
          <table:table-cell table:style-name="ce82" office:value-type="string" calcext:value-type="string">
            <text:p>spr_itm_sword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4</text:p>
          </table:table-cell>
          <table:table-cell table:style-name="ce82" office:value-type="string" calcext:value-type="string">
            <text:p>icon_itm_sword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4</text:p>
          </table:table-cell>
          <table:table-cell table:style-name="ce82" office:value-type="string" calcext:value-type="string">
            <text:p>spr_itm_sword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5</text:p>
          </table:table-cell>
          <table:table-cell table:style-name="ce82" office:value-type="string" calcext:value-type="string">
            <text:p>icon_itm_sword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5</text:p>
          </table:table-cell>
          <table:table-cell table:style-name="ce82" office:value-type="string" calcext:value-type="string">
            <text:p>spr_itm_sword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6</text:p>
          </table:table-cell>
          <table:table-cell table:style-name="ce82" office:value-type="string" calcext:value-type="string">
            <text:p>icon_itm_sword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6</text:p>
          </table:table-cell>
          <table:table-cell table:style-name="ce82" office:value-type="string" calcext:value-type="string">
            <text:p>spr_itm_sword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7</text:p>
          </table:table-cell>
          <table:table-cell table:style-name="ce82" office:value-type="string" calcext:value-type="string">
            <text:p>icon_itm_sword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7</text:p>
          </table:table-cell>
          <table:table-cell table:style-name="ce82" office:value-type="string" calcext:value-type="string">
            <text:p>spr_itm_sword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8</text:p>
          </table:table-cell>
          <table:table-cell table:style-name="ce82" office:value-type="string" calcext:value-type="string">
            <text:p>icon_itm_sword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8</text:p>
          </table:table-cell>
          <table:table-cell table:style-name="ce82" office:value-type="string" calcext:value-type="string">
            <text:p>spr_itm_sword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09</text:p>
          </table:table-cell>
          <table:table-cell table:style-name="ce82" office:value-type="string" calcext:value-type="string">
            <text:p>icon_itm_sword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09</text:p>
          </table:table-cell>
          <table:table-cell table:style-name="ce82" office:value-type="string" calcext:value-type="string">
            <text:p>spr_itm_sword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WORD_010</text:p>
          </table:table-cell>
          <table:table-cell table:style-name="ce82" office:value-type="string" calcext:value-type="string">
            <text:p>icon_itm_sword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WORD_010</text:p>
          </table:table-cell>
          <table:table-cell table:style-name="ce82" office:value-type="string" calcext:value-type="string">
            <text:p>spr_itm_sword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1</text:p>
          </table:table-cell>
          <table:table-cell table:style-name="ce82" office:value-type="string" calcext:value-type="string">
            <text:p>icon_itm_bow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1</text:p>
          </table:table-cell>
          <table:table-cell table:style-name="ce82" office:value-type="string" calcext:value-type="string">
            <text:p>spr_itm_bow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29" calcext:value-type="float">
            <text:p>2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2</text:p>
          </table:table-cell>
          <table:table-cell table:style-name="ce82" office:value-type="string" calcext:value-type="string">
            <text:p>icon_itm_bow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0" calcext:value-type="float">
            <text:p>3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2</text:p>
          </table:table-cell>
          <table:table-cell table:style-name="ce82" office:value-type="string" calcext:value-type="string">
            <text:p>spr_itm_bow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1" calcext:value-type="float">
            <text:p>3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3</text:p>
          </table:table-cell>
          <table:table-cell table:style-name="ce82" office:value-type="string" calcext:value-type="string">
            <text:p>icon_itm_bow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2" calcext:value-type="float">
            <text:p>3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3</text:p>
          </table:table-cell>
          <table:table-cell table:style-name="ce82" office:value-type="string" calcext:value-type="string">
            <text:p>spr_itm_bow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3" calcext:value-type="float">
            <text:p>3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4</text:p>
          </table:table-cell>
          <table:table-cell table:style-name="ce82" office:value-type="string" calcext:value-type="string">
            <text:p>icon_itm_bow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4" calcext:value-type="float">
            <text:p>3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4</text:p>
          </table:table-cell>
          <table:table-cell table:style-name="ce82" office:value-type="string" calcext:value-type="string">
            <text:p>spr_itm_bow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5" calcext:value-type="float">
            <text:p>3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5</text:p>
          </table:table-cell>
          <table:table-cell table:style-name="ce82" office:value-type="string" calcext:value-type="string">
            <text:p>icon_itm_bow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6" calcext:value-type="float">
            <text:p>3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5</text:p>
          </table:table-cell>
          <table:table-cell table:style-name="ce82" office:value-type="string" calcext:value-type="string">
            <text:p>spr_itm_bow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7" calcext:value-type="float">
            <text:p>3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6</text:p>
          </table:table-cell>
          <table:table-cell table:style-name="ce82" office:value-type="string" calcext:value-type="string">
            <text:p>icon_itm_bow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8" calcext:value-type="float">
            <text:p>3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6</text:p>
          </table:table-cell>
          <table:table-cell table:style-name="ce82" office:value-type="string" calcext:value-type="string">
            <text:p>spr_itm_bow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39" calcext:value-type="float">
            <text:p>3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7</text:p>
          </table:table-cell>
          <table:table-cell table:style-name="ce82" office:value-type="string" calcext:value-type="string">
            <text:p>icon_itm_bow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0" calcext:value-type="float">
            <text:p>4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7</text:p>
          </table:table-cell>
          <table:table-cell table:style-name="ce82" office:value-type="string" calcext:value-type="string">
            <text:p>spr_itm_bow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1" calcext:value-type="float">
            <text:p>4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8</text:p>
          </table:table-cell>
          <table:table-cell table:style-name="ce82" office:value-type="string" calcext:value-type="string">
            <text:p>icon_itm_bow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2" calcext:value-type="float">
            <text:p>4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8</text:p>
          </table:table-cell>
          <table:table-cell table:style-name="ce82" office:value-type="string" calcext:value-type="string">
            <text:p>spr_itm_bow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3" calcext:value-type="float">
            <text:p>4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09</text:p>
          </table:table-cell>
          <table:table-cell table:style-name="ce82" office:value-type="string" calcext:value-type="string">
            <text:p>icon_itm_bow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4" calcext:value-type="float">
            <text:p>4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09</text:p>
          </table:table-cell>
          <table:table-cell table:style-name="ce82" office:value-type="string" calcext:value-type="string">
            <text:p>spr_itm_bow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5" calcext:value-type="float">
            <text:p>4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OW_010</text:p>
          </table:table-cell>
          <table:table-cell table:style-name="ce82" office:value-type="string" calcext:value-type="string">
            <text:p>icon_itm_bow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6" calcext:value-type="float">
            <text:p>4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OW_010</text:p>
          </table:table-cell>
          <table:table-cell table:style-name="ce82" office:value-type="string" calcext:value-type="string">
            <text:p>spr_itm_bow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7" calcext:value-type="float">
            <text:p>4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1</text:p>
          </table:table-cell>
          <table:table-cell table:style-name="ce82" office:value-type="string" calcext:value-type="string">
            <text:p>icon_itm_axe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8" calcext:value-type="float">
            <text:p>4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1</text:p>
          </table:table-cell>
          <table:table-cell table:style-name="ce82" office:value-type="string" calcext:value-type="string">
            <text:p>spr_itm_axe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49" calcext:value-type="float">
            <text:p>4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2</text:p>
          </table:table-cell>
          <table:table-cell table:style-name="ce82" office:value-type="string" calcext:value-type="string">
            <text:p>icon_itm_axe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2</text:p>
          </table:table-cell>
          <table:table-cell table:style-name="ce82" office:value-type="string" calcext:value-type="string">
            <text:p>spr_itm_axe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1" calcext:value-type="float">
            <text:p>5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3</text:p>
          </table:table-cell>
          <table:table-cell table:style-name="ce82" office:value-type="string" calcext:value-type="string">
            <text:p>icon_itm_axe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2" calcext:value-type="float">
            <text:p>5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3</text:p>
          </table:table-cell>
          <table:table-cell table:style-name="ce82" office:value-type="string" calcext:value-type="string">
            <text:p>spr_itm_axe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3" calcext:value-type="float">
            <text:p>5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4</text:p>
          </table:table-cell>
          <table:table-cell table:style-name="ce82" office:value-type="string" calcext:value-type="string">
            <text:p>icon_itm_axe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4" calcext:value-type="float">
            <text:p>5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4</text:p>
          </table:table-cell>
          <table:table-cell table:style-name="ce82" office:value-type="string" calcext:value-type="string">
            <text:p>spr_itm_axe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5" calcext:value-type="float">
            <text:p>5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5</text:p>
          </table:table-cell>
          <table:table-cell table:style-name="ce82" office:value-type="string" calcext:value-type="string">
            <text:p>icon_itm_axe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6" calcext:value-type="float">
            <text:p>5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5</text:p>
          </table:table-cell>
          <table:table-cell table:style-name="ce82" office:value-type="string" calcext:value-type="string">
            <text:p>spr_itm_axe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7" calcext:value-type="float">
            <text:p>5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6</text:p>
          </table:table-cell>
          <table:table-cell table:style-name="ce82" office:value-type="string" calcext:value-type="string">
            <text:p>icon_itm_axe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8" calcext:value-type="float">
            <text:p>5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6</text:p>
          </table:table-cell>
          <table:table-cell table:style-name="ce82" office:value-type="string" calcext:value-type="string">
            <text:p>spr_itm_axe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59" calcext:value-type="float">
            <text:p>5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7</text:p>
          </table:table-cell>
          <table:table-cell table:style-name="ce82" office:value-type="string" calcext:value-type="string">
            <text:p>icon_itm_axe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0" calcext:value-type="float">
            <text:p>6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7</text:p>
          </table:table-cell>
          <table:table-cell table:style-name="ce82" office:value-type="string" calcext:value-type="string">
            <text:p>spr_itm_axe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1" calcext:value-type="float">
            <text:p>6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8</text:p>
          </table:table-cell>
          <table:table-cell table:style-name="ce82" office:value-type="string" calcext:value-type="string">
            <text:p>icon_itm_axe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2" calcext:value-type="float">
            <text:p>6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8</text:p>
          </table:table-cell>
          <table:table-cell table:style-name="ce82" office:value-type="string" calcext:value-type="string">
            <text:p>spr_itm_axe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3" calcext:value-type="float">
            <text:p>6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09</text:p>
          </table:table-cell>
          <table:table-cell table:style-name="ce82" office:value-type="string" calcext:value-type="string">
            <text:p>icon_itm_axe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4" calcext:value-type="float">
            <text:p>6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09</text:p>
          </table:table-cell>
          <table:table-cell table:style-name="ce82" office:value-type="string" calcext:value-type="string">
            <text:p>spr_itm_axe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5" calcext:value-type="float">
            <text:p>6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XE_010</text:p>
          </table:table-cell>
          <table:table-cell table:style-name="ce82" office:value-type="string" calcext:value-type="string">
            <text:p>icon_itm_axe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6" calcext:value-type="float">
            <text:p>6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XE_010</text:p>
          </table:table-cell>
          <table:table-cell table:style-name="ce82" office:value-type="string" calcext:value-type="string">
            <text:p>spr_itm_axe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7" calcext:value-type="float">
            <text:p>6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1</text:p>
          </table:table-cell>
          <table:table-cell table:style-name="ce82" office:value-type="string" calcext:value-type="string">
            <text:p>icon_itm_shield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8" calcext:value-type="float">
            <text:p>6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1</text:p>
          </table:table-cell>
          <table:table-cell table:style-name="ce82" office:value-type="string" calcext:value-type="string">
            <text:p>spr_itm_shield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69" calcext:value-type="float">
            <text:p>6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2</text:p>
          </table:table-cell>
          <table:table-cell table:style-name="ce82" office:value-type="string" calcext:value-type="string">
            <text:p>icon_itm_shield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2</text:p>
          </table:table-cell>
          <table:table-cell table:style-name="ce82" office:value-type="string" calcext:value-type="string">
            <text:p>spr_itm_shield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1" calcext:value-type="float">
            <text:p>7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3</text:p>
          </table:table-cell>
          <table:table-cell table:style-name="ce82" office:value-type="string" calcext:value-type="string">
            <text:p>icon_itm_shield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2" calcext:value-type="float">
            <text:p>7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3</text:p>
          </table:table-cell>
          <table:table-cell table:style-name="ce82" office:value-type="string" calcext:value-type="string">
            <text:p>spr_itm_shield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3" calcext:value-type="float">
            <text:p>7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4</text:p>
          </table:table-cell>
          <table:table-cell table:style-name="ce82" office:value-type="string" calcext:value-type="string">
            <text:p>icon_itm_shield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4" calcext:value-type="float">
            <text:p>7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4</text:p>
          </table:table-cell>
          <table:table-cell table:style-name="ce82" office:value-type="string" calcext:value-type="string">
            <text:p>spr_itm_shield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5" calcext:value-type="float">
            <text:p>7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5</text:p>
          </table:table-cell>
          <table:table-cell table:style-name="ce82" office:value-type="string" calcext:value-type="string">
            <text:p>icon_itm_shield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6" calcext:value-type="float">
            <text:p>7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5</text:p>
          </table:table-cell>
          <table:table-cell table:style-name="ce82" office:value-type="string" calcext:value-type="string">
            <text:p>spr_itm_shield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7" calcext:value-type="float">
            <text:p>7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6</text:p>
          </table:table-cell>
          <table:table-cell table:style-name="ce82" office:value-type="string" calcext:value-type="string">
            <text:p>icon_itm_shield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8" calcext:value-type="float">
            <text:p>7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6</text:p>
          </table:table-cell>
          <table:table-cell table:style-name="ce82" office:value-type="string" calcext:value-type="string">
            <text:p>spr_itm_shield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79" calcext:value-type="float">
            <text:p>7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7</text:p>
          </table:table-cell>
          <table:table-cell table:style-name="ce82" office:value-type="string" calcext:value-type="string">
            <text:p>icon_itm_shield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0" calcext:value-type="float">
            <text:p>8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7</text:p>
          </table:table-cell>
          <table:table-cell table:style-name="ce82" office:value-type="string" calcext:value-type="string">
            <text:p>spr_itm_shield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1" calcext:value-type="float">
            <text:p>8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8</text:p>
          </table:table-cell>
          <table:table-cell table:style-name="ce82" office:value-type="string" calcext:value-type="string">
            <text:p>icon_itm_shield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2" calcext:value-type="float">
            <text:p>8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8</text:p>
          </table:table-cell>
          <table:table-cell table:style-name="ce82" office:value-type="string" calcext:value-type="string">
            <text:p>spr_itm_shield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3" calcext:value-type="float">
            <text:p>8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09</text:p>
          </table:table-cell>
          <table:table-cell table:style-name="ce82" office:value-type="string" calcext:value-type="string">
            <text:p>icon_itm_shield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4" calcext:value-type="float">
            <text:p>8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09</text:p>
          </table:table-cell>
          <table:table-cell table:style-name="ce82" office:value-type="string" calcext:value-type="string">
            <text:p>spr_itm_shield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5" calcext:value-type="float">
            <text:p>8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SHIELD_010</text:p>
          </table:table-cell>
          <table:table-cell table:style-name="ce82" office:value-type="string" calcext:value-type="string">
            <text:p>icon_itm_shield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6" calcext:value-type="float">
            <text:p>8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SHIELD_010</text:p>
          </table:table-cell>
          <table:table-cell table:style-name="ce82" office:value-type="string" calcext:value-type="string">
            <text:p>spr_itm_shield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7" calcext:value-type="float">
            <text:p>8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1</text:p>
          </table:table-cell>
          <table:table-cell table:style-name="ce82" office:value-type="string" calcext:value-type="string">
            <text:p>icon_itm_armor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8" calcext:value-type="float">
            <text:p>8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1</text:p>
          </table:table-cell>
          <table:table-cell table:style-name="ce82" office:value-type="string" calcext:value-type="string">
            <text:p>spr_itm_armor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89" calcext:value-type="float">
            <text:p>8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2</text:p>
          </table:table-cell>
          <table:table-cell table:style-name="ce82" office:value-type="string" calcext:value-type="string">
            <text:p>icon_itm_armor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2</text:p>
          </table:table-cell>
          <table:table-cell table:style-name="ce82" office:value-type="string" calcext:value-type="string">
            <text:p>spr_itm_armor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1" calcext:value-type="float">
            <text:p>9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3</text:p>
          </table:table-cell>
          <table:table-cell table:style-name="ce82" office:value-type="string" calcext:value-type="string">
            <text:p>icon_itm_armor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2" calcext:value-type="float">
            <text:p>9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3</text:p>
          </table:table-cell>
          <table:table-cell table:style-name="ce82" office:value-type="string" calcext:value-type="string">
            <text:p>spr_itm_armor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3" calcext:value-type="float">
            <text:p>9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4</text:p>
          </table:table-cell>
          <table:table-cell table:style-name="ce82" office:value-type="string" calcext:value-type="string">
            <text:p>icon_itm_armor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4" calcext:value-type="float">
            <text:p>9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4</text:p>
          </table:table-cell>
          <table:table-cell table:style-name="ce82" office:value-type="string" calcext:value-type="string">
            <text:p>spr_itm_armor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5" calcext:value-type="float">
            <text:p>9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5</text:p>
          </table:table-cell>
          <table:table-cell table:style-name="ce82" office:value-type="string" calcext:value-type="string">
            <text:p>icon_itm_armor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6" calcext:value-type="float">
            <text:p>9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5</text:p>
          </table:table-cell>
          <table:table-cell table:style-name="ce82" office:value-type="string" calcext:value-type="string">
            <text:p>spr_itm_armor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7" calcext:value-type="float">
            <text:p>9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6</text:p>
          </table:table-cell>
          <table:table-cell table:style-name="ce82" office:value-type="string" calcext:value-type="string">
            <text:p>icon_itm_armor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8" calcext:value-type="float">
            <text:p>9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6</text:p>
          </table:table-cell>
          <table:table-cell table:style-name="ce82" office:value-type="string" calcext:value-type="string">
            <text:p>spr_itm_armor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99" calcext:value-type="float">
            <text:p>9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7</text:p>
          </table:table-cell>
          <table:table-cell table:style-name="ce82" office:value-type="string" calcext:value-type="string">
            <text:p>icon_itm_armor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7</text:p>
          </table:table-cell>
          <table:table-cell table:style-name="ce82" office:value-type="string" calcext:value-type="string">
            <text:p>spr_itm_armor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1" calcext:value-type="float">
            <text:p>10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8</text:p>
          </table:table-cell>
          <table:table-cell table:style-name="ce82" office:value-type="string" calcext:value-type="string">
            <text:p>icon_itm_armor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2" calcext:value-type="float">
            <text:p>10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8</text:p>
          </table:table-cell>
          <table:table-cell table:style-name="ce82" office:value-type="string" calcext:value-type="string">
            <text:p>spr_itm_armor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3" calcext:value-type="float">
            <text:p>10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09</text:p>
          </table:table-cell>
          <table:table-cell table:style-name="ce82" office:value-type="string" calcext:value-type="string">
            <text:p>icon_itm_armor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4" calcext:value-type="float">
            <text:p>10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09</text:p>
          </table:table-cell>
          <table:table-cell table:style-name="ce82" office:value-type="string" calcext:value-type="string">
            <text:p>spr_itm_armor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5" calcext:value-type="float">
            <text:p>10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ARMOR_010</text:p>
          </table:table-cell>
          <table:table-cell table:style-name="ce82" office:value-type="string" calcext:value-type="string">
            <text:p>icon_itm_armor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6" calcext:value-type="float">
            <text:p>10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ARMOR_010</text:p>
          </table:table-cell>
          <table:table-cell table:style-name="ce82" office:value-type="string" calcext:value-type="string">
            <text:p>spr_itm_armor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7" calcext:value-type="float">
            <text:p>10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1</text:p>
          </table:table-cell>
          <table:table-cell table:style-name="ce82" office:value-type="string" calcext:value-type="string">
            <text:p>icon_itm_necklace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8" calcext:value-type="float">
            <text:p>10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1</text:p>
          </table:table-cell>
          <table:table-cell table:style-name="ce82" office:value-type="string" calcext:value-type="string">
            <text:p>spr_itm_necklace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2</text:p>
          </table:table-cell>
          <table:table-cell table:style-name="ce82" office:value-type="string" calcext:value-type="string">
            <text:p>icon_itm_necklace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2</text:p>
          </table:table-cell>
          <table:table-cell table:style-name="ce82" office:value-type="string" calcext:value-type="string">
            <text:p>spr_itm_necklace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1" calcext:value-type="float">
            <text:p>1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3</text:p>
          </table:table-cell>
          <table:table-cell table:style-name="ce82" office:value-type="string" calcext:value-type="string">
            <text:p>icon_itm_necklace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3</text:p>
          </table:table-cell>
          <table:table-cell table:style-name="ce82" office:value-type="string" calcext:value-type="string">
            <text:p>spr_itm_necklace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3" calcext:value-type="float">
            <text:p>1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4</text:p>
          </table:table-cell>
          <table:table-cell table:style-name="ce82" office:value-type="string" calcext:value-type="string">
            <text:p>icon_itm_necklace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4" calcext:value-type="float">
            <text:p>1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4</text:p>
          </table:table-cell>
          <table:table-cell table:style-name="ce82" office:value-type="string" calcext:value-type="string">
            <text:p>spr_itm_necklace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5" calcext:value-type="float">
            <text:p>1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5</text:p>
          </table:table-cell>
          <table:table-cell table:style-name="ce82" office:value-type="string" calcext:value-type="string">
            <text:p>icon_itm_necklace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6" calcext:value-type="float">
            <text:p>1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5</text:p>
          </table:table-cell>
          <table:table-cell table:style-name="ce82" office:value-type="string" calcext:value-type="string">
            <text:p>spr_itm_necklace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7" calcext:value-type="float">
            <text:p>1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6</text:p>
          </table:table-cell>
          <table:table-cell table:style-name="ce82" office:value-type="string" calcext:value-type="string">
            <text:p>icon_itm_necklace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8" calcext:value-type="float">
            <text:p>1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6</text:p>
          </table:table-cell>
          <table:table-cell table:style-name="ce82" office:value-type="string" calcext:value-type="string">
            <text:p>spr_itm_necklace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7</text:p>
          </table:table-cell>
          <table:table-cell table:style-name="ce82" office:value-type="string" calcext:value-type="string">
            <text:p>icon_itm_necklace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7</text:p>
          </table:table-cell>
          <table:table-cell table:style-name="ce82" office:value-type="string" calcext:value-type="string">
            <text:p>spr_itm_necklace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1" calcext:value-type="float">
            <text:p>1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8</text:p>
          </table:table-cell>
          <table:table-cell table:style-name="ce82" office:value-type="string" calcext:value-type="string">
            <text:p>icon_itm_necklace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2" calcext:value-type="float">
            <text:p>1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8</text:p>
          </table:table-cell>
          <table:table-cell table:style-name="ce82" office:value-type="string" calcext:value-type="string">
            <text:p>spr_itm_necklace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3" calcext:value-type="float">
            <text:p>1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09</text:p>
          </table:table-cell>
          <table:table-cell table:style-name="ce82" office:value-type="string" calcext:value-type="string">
            <text:p>icon_itm_necklace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4" calcext:value-type="float">
            <text:p>1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09</text:p>
          </table:table-cell>
          <table:table-cell table:style-name="ce82" office:value-type="string" calcext:value-type="string">
            <text:p>spr_itm_necklace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5" calcext:value-type="float">
            <text:p>12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NECKLACE_010</text:p>
          </table:table-cell>
          <table:table-cell table:style-name="ce82" office:value-type="string" calcext:value-type="string">
            <text:p>icon_itm_necklace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6" calcext:value-type="float">
            <text:p>1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NECKLACE_010</text:p>
          </table:table-cell>
          <table:table-cell table:style-name="ce82" office:value-type="string" calcext:value-type="string">
            <text:p>spr_itm_necklace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7" calcext:value-type="float">
            <text:p>1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1</text:p>
          </table:table-cell>
          <table:table-cell table:style-name="ce82" office:value-type="string" calcext:value-type="string">
            <text:p>icon_itm_bracelet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8" calcext:value-type="float">
            <text:p>12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1</text:p>
          </table:table-cell>
          <table:table-cell table:style-name="ce82" office:value-type="string" calcext:value-type="string">
            <text:p>spr_itm_bracelet_001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29" calcext:value-type="float">
            <text:p>12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2</text:p>
          </table:table-cell>
          <table:table-cell table:style-name="ce82" office:value-type="string" calcext:value-type="string">
            <text:p>icon_itm_bracelet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0" calcext:value-type="float">
            <text:p>13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2</text:p>
          </table:table-cell>
          <table:table-cell table:style-name="ce82" office:value-type="string" calcext:value-type="string">
            <text:p>spr_itm_bracelet_002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3</text:p>
          </table:table-cell>
          <table:table-cell table:style-name="ce82" office:value-type="string" calcext:value-type="string">
            <text:p>icon_itm_bracelet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2" calcext:value-type="float">
            <text:p>13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3</text:p>
          </table:table-cell>
          <table:table-cell table:style-name="ce82" office:value-type="string" calcext:value-type="string">
            <text:p>spr_itm_bracelet_003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3" calcext:value-type="float">
            <text:p>13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4</text:p>
          </table:table-cell>
          <table:table-cell table:style-name="ce82" office:value-type="string" calcext:value-type="string">
            <text:p>icon_itm_bracelet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4</text:p>
          </table:table-cell>
          <table:table-cell table:style-name="ce82" office:value-type="string" calcext:value-type="string">
            <text:p>spr_itm_bracelet_004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5" calcext:value-type="float">
            <text:p>13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5</text:p>
          </table:table-cell>
          <table:table-cell table:style-name="ce82" office:value-type="string" calcext:value-type="string">
            <text:p>icon_itm_bracelet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6" calcext:value-type="float">
            <text:p>13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5</text:p>
          </table:table-cell>
          <table:table-cell table:style-name="ce82" office:value-type="string" calcext:value-type="string">
            <text:p>spr_itm_bracelet_005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7" calcext:value-type="float">
            <text:p>13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6</text:p>
          </table:table-cell>
          <table:table-cell table:style-name="ce82" office:value-type="string" calcext:value-type="string">
            <text:p>icon_itm_bracelet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8" calcext:value-type="float">
            <text:p>13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6</text:p>
          </table:table-cell>
          <table:table-cell table:style-name="ce82" office:value-type="string" calcext:value-type="string">
            <text:p>spr_itm_bracelet_006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39" calcext:value-type="float">
            <text:p>13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7</text:p>
          </table:table-cell>
          <table:table-cell table:style-name="ce82" office:value-type="string" calcext:value-type="string">
            <text:p>icon_itm_bracelet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7</text:p>
          </table:table-cell>
          <table:table-cell table:style-name="ce82" office:value-type="string" calcext:value-type="string">
            <text:p>spr_itm_bracelet_007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1" calcext:value-type="float">
            <text:p>14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8</text:p>
          </table:table-cell>
          <table:table-cell table:style-name="ce82" office:value-type="string" calcext:value-type="string">
            <text:p>icon_itm_bracelet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2" calcext:value-type="float">
            <text:p>14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8</text:p>
          </table:table-cell>
          <table:table-cell table:style-name="ce82" office:value-type="string" calcext:value-type="string">
            <text:p>spr_itm_bracelet_008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3" calcext:value-type="float">
            <text:p>14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09</text:p>
          </table:table-cell>
          <table:table-cell table:style-name="ce82" office:value-type="string" calcext:value-type="string">
            <text:p>icon_itm_bracelet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4" calcext:value-type="float">
            <text:p>14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09</text:p>
          </table:table-cell>
          <table:table-cell table:style-name="ce82" office:value-type="string" calcext:value-type="string">
            <text:p>spr_itm_bracelet_009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5" calcext:value-type="float">
            <text:p>14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ICON_ITEM_BRACELET_010</text:p>
          </table:table-cell>
          <table:table-cell table:style-name="ce82" office:value-type="string" calcext:value-type="string">
            <text:p>icon_itm_bracelet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6" calcext:value-type="float">
            <text:p>14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GFX_EQUIP_ITEM_BRACELET_010</text:p>
          </table:table-cell>
          <table:table-cell table:style-name="ce82" office:value-type="string" calcext:value-type="string">
            <text:p>spr_itm_bracelet_010.png</text:p>
          </table:table-cell>
          <table:table-cell table:style-name="ce82" table:content-validation-name="val1" office:value-type="string" calcext:value-type="string">
            <text:p>ASSET_GFX</text:p>
          </table:table-cell>
          <table:table-cell table:style-name="ce82" office:value-type="string" calcext:value-type="string">
            <text:p>Assets_Graphiques</text:p>
          </table:table-cell>
          <table:table-cell table:style-name="ce82" office:value-type="float" office:value="147" calcext:value-type="float">
            <text:p>14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SFX_SAUT_000</text:p>
          </table:table-cell>
          <table:table-cell table:style-name="ce82" table:content-validation-name="val1" office:value-type="string" calcext:value-type="string">
            <text:p>ASSET_SFX</text:p>
          </table:table-cell>
          <table:table-cell table:style-name="ce82" office:value-type="string" calcext:value-type="string">
            <text:p>Assets_Sonore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SFX_EPEE_IMPACT_7281D9</text:p>
          </table:table-cell>
          <table:table-cell table:style-name="ce82" table:content-validation-name="val1" office:value-type="string" calcext:value-type="string">
            <text:p>ASSET_SFX</text:p>
          </table:table-cell>
          <table:table-cell table:style-name="ce82" office:value-type="string" calcext:value-type="string">
            <text:p>Assets_Sonor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SFX_DEGATS_HEROS_C1900A</text:p>
          </table:table-cell>
          <table:table-cell table:style-name="ce82" table:content-validation-name="val1" office:value-type="string" calcext:value-type="string">
            <text:p>ASSET_SFX</text:p>
          </table:table-cell>
          <table:table-cell table:style-name="ce82" office:value-type="string" calcext:value-type="string">
            <text:p>Assets_Sonor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SFX_LEVELUP_2D3A75</text:p>
          </table:table-cell>
          <table:table-cell table:style-name="ce82" table:content-validation-name="val1" office:value-type="string" calcext:value-type="string">
            <text:p>ASSET_SFX</text:p>
          </table:table-cell>
          <table:table-cell table:style-name="ce82" office:value-type="string" calcext:value-type="string">
            <text:p>Assets_Sonore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MUSIC_FORET_CALME_011236</text:p>
          </table:table-cell>
          <table:table-cell table:style-name="ce82" table:content-validation-name="val1" office:value-type="string" calcext:value-type="string">
            <text:p>ASSET_SFX</text:p>
          </table:table-cell>
          <table:table-cell table:style-name="ce82" office:value-type="string" calcext:value-type="string">
            <text:p>Assets_Sonore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number-columns-repeated="2" table:style-name="ce82" office:value-type="string" calcext:value-type="string">
            <text:p>MUSIC_BOSS_0F216B</text:p>
          </table:table-cell>
          <table:table-cell table:style-name="ce82" table:content-validation-name="val1" office:value-type="string" calcext:value-type="string">
            <text:p>ASSET_SFX</text:p>
          </table:table-cell>
          <table:table-cell table:style-name="ce82" office:value-type="string" calcext:value-type="string">
            <text:p>Assets_Sonores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1</text:p>
          </table:table-cell>
          <table:table-cell table:style-name="ce82" office:value-type="string" calcext:value-type="string">
            <text:p>Épée du Ven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2</text:p>
          </table:table-cell>
          <table:table-cell table:style-name="ce82" office:value-type="string" calcext:value-type="string">
            <text:p>Lame du Forgero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3</text:p>
          </table:table-cell>
          <table:table-cell table:style-name="ce82" office:value-type="string" calcext:value-type="string">
            <text:p>Épée de l'Aub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4</text:p>
          </table:table-cell>
          <table:table-cell table:style-name="ce82" office:value-type="string" calcext:value-type="string">
            <text:p>Sabre Cendré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5</text:p>
          </table:table-cell>
          <table:table-cell table:style-name="ce82" office:value-type="string" calcext:value-type="string">
            <text:p>Épée Runiqu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6</text:p>
          </table:table-cell>
          <table:table-cell table:style-name="ce82" office:value-type="string" calcext:value-type="string">
            <text:p>Lame du Gardie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7</text:p>
          </table:table-cell>
          <table:table-cell table:style-name="ce82" office:value-type="string" calcext:value-type="string">
            <text:p>Épée Astral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8</text:p>
          </table:table-cell>
          <table:table-cell table:style-name="ce82" office:value-type="string" calcext:value-type="string">
            <text:p>Lame du Somme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09</text:p>
          </table:table-cell>
          <table:table-cell table:style-name="ce82" office:value-type="string" calcext:value-type="string">
            <text:p>Épée du Tita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WORD_010</text:p>
          </table:table-cell>
          <table:table-cell table:style-name="ce82" office:value-type="string" calcext:value-type="string">
            <text:p>Épée Royal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1</text:p>
          </table:table-cell>
          <table:table-cell table:style-name="ce82" office:value-type="string" calcext:value-type="string">
            <text:p>Arc du Chasseur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2</text:p>
          </table:table-cell>
          <table:table-cell table:style-name="ce82" office:value-type="string" calcext:value-type="string">
            <text:p>Arc des Brumes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3</text:p>
          </table:table-cell>
          <table:table-cell table:style-name="ce82" office:value-type="string" calcext:value-type="string">
            <text:p>Arc de l'Écla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4</text:p>
          </table:table-cell>
          <table:table-cell table:style-name="ce82" office:value-type="string" calcext:value-type="string">
            <text:p>Arc Long du Nord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5</text:p>
          </table:table-cell>
          <table:table-cell table:style-name="ce82" office:value-type="string" calcext:value-type="string">
            <text:p>Arc Runiqu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6</text:p>
          </table:table-cell>
          <table:table-cell table:style-name="ce82" office:value-type="string" calcext:value-type="string">
            <text:p>Arc du Fauco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7</text:p>
          </table:table-cell>
          <table:table-cell table:style-name="ce82" office:value-type="string" calcext:value-type="string">
            <text:p>Arc Astr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8</text:p>
          </table:table-cell>
          <table:table-cell table:style-name="ce82" office:value-type="string" calcext:value-type="string">
            <text:p>Arc du Somme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09</text:p>
          </table:table-cell>
          <table:table-cell table:style-name="ce82" office:value-type="string" calcext:value-type="string">
            <text:p>Arc du Tita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OW_010</text:p>
          </table:table-cell>
          <table:table-cell table:style-name="ce82" office:value-type="string" calcext:value-type="string">
            <text:p>Arc Roy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1</text:p>
          </table:table-cell>
          <table:table-cell table:style-name="ce82" office:value-type="string" calcext:value-type="string">
            <text:p>Hache du Bûchero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2</text:p>
          </table:table-cell>
          <table:table-cell table:style-name="ce82" office:value-type="string" calcext:value-type="string">
            <text:p>Hache des Pierres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3</text:p>
          </table:table-cell>
          <table:table-cell table:style-name="ce82" office:value-type="string" calcext:value-type="string">
            <text:p>Hache de l'Orag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4</text:p>
          </table:table-cell>
          <table:table-cell table:style-name="ce82" office:value-type="string" calcext:value-type="string">
            <text:p>Hache Cendré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5</text:p>
          </table:table-cell>
          <table:table-cell table:style-name="ce82" office:value-type="string" calcext:value-type="string">
            <text:p>Hache Runiqu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6</text:p>
          </table:table-cell>
          <table:table-cell table:style-name="ce82" office:value-type="string" calcext:value-type="string">
            <text:p>Hache du Gardie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7</text:p>
          </table:table-cell>
          <table:table-cell table:style-name="ce82" office:value-type="string" calcext:value-type="string">
            <text:p>Hache Astral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8</text:p>
          </table:table-cell>
          <table:table-cell table:style-name="ce82" office:value-type="string" calcext:value-type="string">
            <text:p>Hache du Somme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29" calcext:value-type="float">
            <text:p>2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09</text:p>
          </table:table-cell>
          <table:table-cell table:style-name="ce82" office:value-type="string" calcext:value-type="string">
            <text:p>Hache du Tita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0" calcext:value-type="float">
            <text:p>3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XE_010</text:p>
          </table:table-cell>
          <table:table-cell table:style-name="ce82" office:value-type="string" calcext:value-type="string">
            <text:p>Hache Royal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1" calcext:value-type="float">
            <text:p>3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1</text:p>
          </table:table-cell>
          <table:table-cell table:style-name="ce82" office:value-type="string" calcext:value-type="string">
            <text:p>Bouclier de Bois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2" calcext:value-type="float">
            <text:p>3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2</text:p>
          </table:table-cell>
          <table:table-cell table:style-name="ce82" office:value-type="string" calcext:value-type="string">
            <text:p>Bouclier du Roc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3" calcext:value-type="float">
            <text:p>3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3</text:p>
          </table:table-cell>
          <table:table-cell table:style-name="ce82" office:value-type="string" calcext:value-type="string">
            <text:p>Bouclier du Rempar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4" calcext:value-type="float">
            <text:p>3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4</text:p>
          </table:table-cell>
          <table:table-cell table:style-name="ce82" office:value-type="string" calcext:value-type="string">
            <text:p>Bouclier Cendré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5" calcext:value-type="float">
            <text:p>3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5</text:p>
          </table:table-cell>
          <table:table-cell table:style-name="ce82" office:value-type="string" calcext:value-type="string">
            <text:p>Bouclier Runiqu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6" calcext:value-type="float">
            <text:p>3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6</text:p>
          </table:table-cell>
          <table:table-cell table:style-name="ce82" office:value-type="string" calcext:value-type="string">
            <text:p>Bouclier du Gardie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7" calcext:value-type="float">
            <text:p>3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7</text:p>
          </table:table-cell>
          <table:table-cell table:style-name="ce82" office:value-type="string" calcext:value-type="string">
            <text:p>Bouclier Astr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8" calcext:value-type="float">
            <text:p>3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8</text:p>
          </table:table-cell>
          <table:table-cell table:style-name="ce82" office:value-type="string" calcext:value-type="string">
            <text:p>Bouclier du Somme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39" calcext:value-type="float">
            <text:p>3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09</text:p>
          </table:table-cell>
          <table:table-cell table:style-name="ce82" office:value-type="string" calcext:value-type="string">
            <text:p>Bouclier du Tita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0" calcext:value-type="float">
            <text:p>4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SHIELD_010</text:p>
          </table:table-cell>
          <table:table-cell table:style-name="ce82" office:value-type="string" calcext:value-type="string">
            <text:p>Bouclier Roy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1" calcext:value-type="float">
            <text:p>4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1</text:p>
          </table:table-cell>
          <table:table-cell table:style-name="ce82" office:value-type="string" calcext:value-type="string">
            <text:p>Armure de Cuir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2" calcext:value-type="float">
            <text:p>4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2</text:p>
          </table:table-cell>
          <table:table-cell table:style-name="ce82" office:value-type="string" calcext:value-type="string">
            <text:p>Armure du Roc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3" calcext:value-type="float">
            <text:p>4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3</text:p>
          </table:table-cell>
          <table:table-cell table:style-name="ce82" office:value-type="string" calcext:value-type="string">
            <text:p>Armure du Rempar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4" calcext:value-type="float">
            <text:p>4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4</text:p>
          </table:table-cell>
          <table:table-cell table:style-name="ce82" office:value-type="string" calcext:value-type="string">
            <text:p>Armure Cendré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5" calcext:value-type="float">
            <text:p>4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5</text:p>
          </table:table-cell>
          <table:table-cell table:style-name="ce82" office:value-type="string" calcext:value-type="string">
            <text:p>Armure Runiqu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6" calcext:value-type="float">
            <text:p>4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6</text:p>
          </table:table-cell>
          <table:table-cell table:style-name="ce82" office:value-type="string" calcext:value-type="string">
            <text:p>Armure du Gardie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7" calcext:value-type="float">
            <text:p>4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7</text:p>
          </table:table-cell>
          <table:table-cell table:style-name="ce82" office:value-type="string" calcext:value-type="string">
            <text:p>Armure Astral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8" calcext:value-type="float">
            <text:p>4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8</text:p>
          </table:table-cell>
          <table:table-cell table:style-name="ce82" office:value-type="string" calcext:value-type="string">
            <text:p>Armure du Somme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49" calcext:value-type="float">
            <text:p>4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09</text:p>
          </table:table-cell>
          <table:table-cell table:style-name="ce82" office:value-type="string" calcext:value-type="string">
            <text:p>Armure du Tita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ARMOR_010</text:p>
          </table:table-cell>
          <table:table-cell table:style-name="ce82" office:value-type="string" calcext:value-type="string">
            <text:p>Armure Royal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1" calcext:value-type="float">
            <text:p>5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1</text:p>
          </table:table-cell>
          <table:table-cell table:style-name="ce82" office:value-type="string" calcext:value-type="string">
            <text:p>Collier du Voyageur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2" calcext:value-type="float">
            <text:p>5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2</text:p>
          </table:table-cell>
          <table:table-cell table:style-name="ce82" office:value-type="string" calcext:value-type="string">
            <text:p>Collier des Brumes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3" calcext:value-type="float">
            <text:p>5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3</text:p>
          </table:table-cell>
          <table:table-cell table:style-name="ce82" office:value-type="string" calcext:value-type="string">
            <text:p>Collier de l'Écla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4" calcext:value-type="float">
            <text:p>5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4</text:p>
          </table:table-cell>
          <table:table-cell table:style-name="ce82" office:value-type="string" calcext:value-type="string">
            <text:p>Collier du Sag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5" calcext:value-type="float">
            <text:p>5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5</text:p>
          </table:table-cell>
          <table:table-cell table:style-name="ce82" office:value-type="string" calcext:value-type="string">
            <text:p>Collier Runiqu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6" calcext:value-type="float">
            <text:p>5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6</text:p>
          </table:table-cell>
          <table:table-cell table:style-name="ce82" office:value-type="string" calcext:value-type="string">
            <text:p>Collier du Gardie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7" calcext:value-type="float">
            <text:p>5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7</text:p>
          </table:table-cell>
          <table:table-cell table:style-name="ce82" office:value-type="string" calcext:value-type="string">
            <text:p>Collier Astr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8" calcext:value-type="float">
            <text:p>5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8</text:p>
          </table:table-cell>
          <table:table-cell table:style-name="ce82" office:value-type="string" calcext:value-type="string">
            <text:p>Collier du Somme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59" calcext:value-type="float">
            <text:p>5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09</text:p>
          </table:table-cell>
          <table:table-cell table:style-name="ce82" office:value-type="string" calcext:value-type="string">
            <text:p>Collier du Tita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0" calcext:value-type="float">
            <text:p>6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NECKLACE_010</text:p>
          </table:table-cell>
          <table:table-cell table:style-name="ce82" office:value-type="string" calcext:value-type="string">
            <text:p>Collier Roy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1" calcext:value-type="float">
            <text:p>6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1</text:p>
          </table:table-cell>
          <table:table-cell table:style-name="ce82" office:value-type="string" calcext:value-type="string">
            <text:p>Bracelet du Pionnier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2" calcext:value-type="float">
            <text:p>6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2</text:p>
          </table:table-cell>
          <table:table-cell table:style-name="ce82" office:value-type="string" calcext:value-type="string">
            <text:p>Bracelet des Brumes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3" calcext:value-type="float">
            <text:p>6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3</text:p>
          </table:table-cell>
          <table:table-cell table:style-name="ce82" office:value-type="string" calcext:value-type="string">
            <text:p>Bracelet de l'Écla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4" calcext:value-type="float">
            <text:p>6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4</text:p>
          </table:table-cell>
          <table:table-cell table:style-name="ce82" office:value-type="string" calcext:value-type="string">
            <text:p>Bracelet du Sag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5" calcext:value-type="float">
            <text:p>6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5</text:p>
          </table:table-cell>
          <table:table-cell table:style-name="ce82" office:value-type="string" calcext:value-type="string">
            <text:p>Bracelet Runique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6" calcext:value-type="float">
            <text:p>6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6</text:p>
          </table:table-cell>
          <table:table-cell table:style-name="ce82" office:value-type="string" calcext:value-type="string">
            <text:p>Bracelet du Gardie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7" calcext:value-type="float">
            <text:p>6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7</text:p>
          </table:table-cell>
          <table:table-cell table:style-name="ce82" office:value-type="string" calcext:value-type="string">
            <text:p>Bracelet Astr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8" calcext:value-type="float">
            <text:p>6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8</text:p>
          </table:table-cell>
          <table:table-cell table:style-name="ce82" office:value-type="string" calcext:value-type="string">
            <text:p>Bracelet du Sommet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69" calcext:value-type="float">
            <text:p>6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09</text:p>
          </table:table-cell>
          <table:table-cell table:style-name="ce82" office:value-type="string" calcext:value-type="string">
            <text:p>Bracelet du Titan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TEM_BRACELET_010</text:p>
          </table:table-cell>
          <table:table-cell table:style-name="ce82" office:value-type="string" calcext:value-type="string">
            <text:p>Bracelet Royal</text:p>
          </table:table-cell>
          <table:table-cell table:style-name="ce82" table:content-validation-name="val1" office:value-type="string" calcext:value-type="string">
            <text:p>AMÉLIORATION</text:p>
          </table:table-cell>
          <table:table-cell table:style-name="ce82" office:value-type="string" calcext:value-type="string">
            <text:p>Items_Equipements</text:p>
          </table:table-cell>
          <table:table-cell table:style-name="ce82" office:value-type="float" office:value="71" calcext:value-type="float">
            <text:p>7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GOLD_GAIN_MULT_001</text:p>
          </table:table-cell>
          <table:table-cell table:style-name="ce82" office:value-type="string" calcext:value-type="string">
            <text:p>Bonus gain d'Or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TAT_XP_GAIN_MULT_001</text:p>
          </table:table-cell>
          <table:table-cell table:style-name="ce82" office:value-type="string" calcext:value-type="string">
            <text:p>Bonus gain d'XP</text:p>
          </table:table-cell>
          <table:table-cell table:style-name="ce82" table:content-validation-name="val1" office:value-type="string" calcext:value-type="string">
            <text:p>PARAMÈTRE</text:p>
          </table:table-cell>
          <table:table-cell table:style-name="ce82" office:value-type="string" calcext:value-type="string">
            <text:p>Stats_Economie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Économi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1_PROTOTYPE_RECAP_CHOIX_NEW_RUN_OU_HUB</text:p>
          </table:table-cell>
          <table:table-cell table:style-name="ce82" office:value-type="string" calcext:value-type="string">
            <text:p>Récap fin de run : choix Nouvelle run / Hub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H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HUB_PAGE_PERSONNAGE_UI_SKELETON</text:p>
          </table:table-cell>
          <table:table-cell table:style-name="ce82" office:value-type="string" calcext:value-type="string">
            <text:p>Hub (page personnage) : UI skeleton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H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INVENTAIRE_PERSISTANT_BASE</text:p>
          </table:table-cell>
          <table:table-cell table:style-name="ce82" office:value-type="string" calcext:value-type="string">
            <text:p>Inventaire persistant : structure + affichag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H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EQUIPMENT_SLOTS_EQUIP_DESEQUIP</text:p>
          </table:table-cell>
          <table:table-cell table:style-name="ce82" office:value-type="string" calcext:value-type="string">
            <text:p>Équipement : slots + equip/desequip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H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SHOP_HUB_ITEMS_RARETES_ACHAT</text:p>
          </table:table-cell>
          <table:table-cell table:style-name="ce82" office:value-type="string" calcext:value-type="string">
            <text:p>Boutique Hub : items (commun→légendaire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H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RB_P2_SLICE_XP_LEVELING_AUTO_KILL_FIN_NIVEAU</text:p>
          </table:table-cell>
          <table:table-cell table:style-name="ce82" office:value-type="string" calcext:value-type="string">
            <text:p>XP/Leveling auto : kills + fin niveau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Roadmap_Rebuild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H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HUB_001</text:p>
          </table:table-cell>
          <table:table-cell table:style-name="ce82" office:value-type="string" calcext:value-type="string">
            <text:p>Hub_PlayerPage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RUN_RECAP_001</text:p>
          </table:table-cell>
          <table:table-cell table:style-name="ce82" office:value-type="string" calcext:value-type="string">
            <text:p>Run_Recap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HUB_INVENTORY_PANEL_001</text:p>
          </table:table-cell>
          <table:table-cell table:style-name="ce82" office:value-type="string" calcext:value-type="string">
            <text:p>Hub_InventoryPanel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HUB_EQUIPMENT_PANEL_001</text:p>
          </table:table-cell>
          <table:table-cell table:style-name="ce82" office:value-type="string" calcext:value-type="string">
            <text:p>Hub_EquipmentPanel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N_HUB_SHOP_PANEL_001</text:p>
          </table:table-cell>
          <table:table-cell table:style-name="ce82" office:value-type="string" calcext:value-type="string">
            <text:p>Hub_ShopPanel.tscn</text:p>
          </table:table-cell>
          <table:table-cell table:style-name="ce82" table:content-validation-name="val1" office:value-type="string" calcext:value-type="string">
            <text:p>SCÈNE</text:p>
          </table:table-cell>
          <table:table-cell table:style-name="ce82" office:value-type="string" calcext:value-type="string">
            <text:p>Scenes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HUB_MANAGER_001</text:p>
          </table:table-cell>
          <table:table-cell table:style-name="ce82" office:value-type="string" calcext:value-type="string">
            <text:p>hub_manager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INVENTORY_UI_001</text:p>
          </table:table-cell>
          <table:table-cell table:style-name="ce82" office:value-type="string" calcext:value-type="string">
            <text:p>inventory_ui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EQUIPMENT_UI_001</text:p>
          </table:table-cell>
          <table:table-cell table:style-name="ce82" office:value-type="string" calcext:value-type="string">
            <text:p>equipment_ui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SHOP_UI_001</text:p>
          </table:table-cell>
          <table:table-cell table:style-name="ce82" office:value-type="string" calcext:value-type="string">
            <text:p>shop_ui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ITEM_CARD_UI_001</text:p>
          </table:table-cell>
          <table:table-cell table:style-name="ce82" office:value-type="string" calcext:value-type="string">
            <text:p>item_card_ui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XP_SYSTEM_001</text:p>
          </table:table-cell>
          <table:table-cell table:style-name="ce82" office:value-type="string" calcext:value-type="string">
            <text:p>xp_system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CR_WALLET_001</text:p>
          </table:table-cell>
          <table:table-cell table:style-name="ce82" office:value-type="string" calcext:value-type="string">
            <text:p>wallet.gd</text:p>
          </table:table-cell>
          <table:table-cell table:style-name="ce82" table:content-validation-name="val1" office:value-type="string" calcext:value-type="string">
            <text:p>SCRIPT</text:p>
          </table:table-cell>
          <table:table-cell table:style-name="ce82" office:value-type="string" calcext:value-type="string">
            <text:p>Scripts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GAMEMANAGER_GO_TO_HUB</text:p>
          </table:table-cell>
          <table:table-cell table:style-name="ce82" office:value-type="string" calcext:value-type="string">
            <text:p>go_to_hub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HUBMANAGER_START_RUN_REQUESTED</text:p>
          </table:table-cell>
          <table:table-cell table:style-name="ce82" office:value-type="string" calcext:value-type="string">
            <text:p>start_run_requested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HUBMANAGER_OPEN_SHOP</text:p>
          </table:table-cell>
          <table:table-cell table:style-name="ce82" office:value-type="string" calcext:value-type="string">
            <text:p>open_shop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ENEMY_ENEMY_KILLED</text:p>
          </table:table-cell>
          <table:table-cell table:style-name="ce82" office:value-type="string" calcext:value-type="string">
            <text:p>enemy_killed(enemy_id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RUNMANAGER_LEVEL_CLEARED</text:p>
          </table:table-cell>
          <table:table-cell table:style-name="ce82" office:value-type="string" calcext:value-type="string">
            <text:p>level_cleared(level_id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XPSYSTEM_XP_CHANGED</text:p>
          </table:table-cell>
          <table:table-cell table:style-name="ce82" office:value-type="string" calcext:value-type="string">
            <text:p>xp_changed(new_value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SHOPMANAGER_SHOP_REFRESH</text:p>
          </table:table-cell>
          <table:table-cell table:style-name="ce82" office:value-type="string" calcext:value-type="string">
            <text:p>shop_refresh(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INVENTORYUI_ITEM_EQUIP_REQUESTED</text:p>
          </table:table-cell>
          <table:table-cell table:style-name="ce82" office:value-type="string" calcext:value-type="string">
            <text:p>item_equip_requested(item_id,slot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EQUIPMENTMANAGER_ITEM_EQUIPPED</text:p>
          </table:table-cell>
          <table:table-cell table:style-name="ce82" office:value-type="string" calcext:value-type="string">
            <text:p>item_equipped(item_id,slot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EQUIPMENTMANAGER_ITEM_UNEQUIPPED</text:p>
          </table:table-cell>
          <table:table-cell table:style-name="ce82" office:value-type="string" calcext:value-type="string">
            <text:p>item_unequipped(slot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RUNMANAGER_GOLD_EARNED</text:p>
          </table:table-cell>
          <table:table-cell table:style-name="ce82" office:value-type="string" calcext:value-type="string">
            <text:p>gold_earned(amount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SIG_SHOPMANAGER_GOLD_SPENT</text:p>
          </table:table-cell>
          <table:table-cell table:style-name="ce82" office:value-type="string" calcext:value-type="string">
            <text:p>gold_spent(amount)</text:p>
          </table:table-cell>
          <table:table-cell table:style-name="ce82" table:content-validation-name="val1" office:value-type="string" calcext:value-type="string">
            <text:p>SIGNAL</text:p>
          </table:table-cell>
          <table:table-cell table:style-name="ce82" office:value-type="string" calcext:value-type="string">
            <text:p>Signaux_Godot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IDENTIFICATION</text:p>
          </table:table-cell>
          <table:table-cell table:style-name="ce82" office:value-type="string" calcext:value-type="string">
            <text:p>Nom du proje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IDENTIFICATION_6EDE30</text:p>
          </table:table-cell>
          <table:table-cell table:style-name="ce82" office:value-type="string" calcext:value-type="string">
            <text:p>Type de jeu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IDENTIFICATION_3F667C</text:p>
          </table:table-cell>
          <table:table-cell table:style-name="ce82" office:value-type="string" calcext:value-type="string">
            <text:p>Genre principal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VISION</text:p>
          </table:table-cell>
          <table:table-cell table:style-name="ce82" office:value-type="string" calcext:value-type="string">
            <text:p>Pitch cour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VISION_6235B8</text:p>
          </table:table-cell>
          <table:table-cell table:style-name="ce82" office:value-type="string" calcext:value-type="string">
            <text:p>Expérience visé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VISION_E3A0F9</text:p>
          </table:table-cell>
          <table:table-cell table:style-name="ce82" office:value-type="string" calcext:value-type="string">
            <text:p>Public cibl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</text:p>
          </table:table-cell>
          <table:table-cell table:style-name="ce82" office:value-type="string" calcext:value-type="string">
            <text:p>Piliers du jeu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5AAE5A</text:p>
          </table:table-cell>
          <table:table-cell table:style-name="ce82" office:value-type="string" calcext:value-type="string">
            <text:p>Point fort principal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TECHNIQUE</text:p>
          </table:table-cell>
          <table:table-cell table:style-name="ce82" office:value-type="string" calcext:value-type="string">
            <text:p>Moteur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TECHNIQUE_1A86B0</text:p>
          </table:table-cell>
          <table:table-cell table:style-name="ce82" office:value-type="string" calcext:value-type="string">
            <text:p>Plateforme cibl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TECHNIQUE_1FAD07</text:p>
          </table:table-cell>
          <table:table-cell table:style-name="ce82" office:value-type="string" calcext:value-type="string">
            <text:p>Perspectiv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PRODUCTION</text:p>
          </table:table-cell>
          <table:table-cell table:style-name="ce82" office:value-type="string" calcext:value-type="string">
            <text:p>État du proje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PRODUCTION_239ABC</text:p>
          </table:table-cell>
          <table:table-cell table:style-name="ce82" office:value-type="string" calcext:value-type="string">
            <text:p>Phase actuell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PRODUCTION_3D18F8</text:p>
          </table:table-cell>
          <table:table-cell table:style-name="ce82" office:value-type="string" calcext:value-type="string">
            <text:p>Développeur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ORGANISATION</text:p>
          </table:table-cell>
          <table:table-cell table:style-name="ce82" office:value-type="string" calcext:value-type="string">
            <text:p>GDD sourc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ORGANISATION_6C6224</text:p>
          </table:table-cell>
          <table:table-cell table:style-name="ce82" office:value-type="string" calcext:value-type="string">
            <text:p>Méthode de travail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ORGANISATION_000361</text:p>
          </table:table-cell>
          <table:table-cell table:style-name="ce82" office:value-type="string" calcext:value-type="string">
            <text:p>Outil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PROGRESSION</text:p>
          </table:table-cell>
          <table:table-cell table:style-name="ce82" office:value-type="string" calcext:value-type="string">
            <text:p>Boucle de progression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EQUIP</text:p>
          </table:table-cell>
          <table:table-cell table:style-name="ce82" office:value-type="string" calcext:value-type="string">
            <text:p>Équipemen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BUILD</text:p>
          </table:table-cell>
          <table:table-cell table:style-name="ce82" office:value-type="string" calcext:value-type="string">
            <text:p>Objectif long term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1" calcext:value-type="float">
            <text:p>21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UI_SCREENS</text:p>
          </table:table-cell>
          <table:table-cell table:style-name="ce82" office:value-type="string" calcext:value-type="string">
            <text:p>Écrans clé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2" calcext:value-type="float">
            <text:p>22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TECH_DATA_ITEMS</text:p>
          </table:table-cell>
          <table:table-cell table:style-name="ce82" office:value-type="string" calcext:value-type="string">
            <text:p>Data item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EVOL_VISUAL_EQUIP</text:p>
          </table:table-cell>
          <table:table-cell table:style-name="ce82" office:value-type="string" calcext:value-type="string">
            <text:p>Visuel équipement en run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SHOP_ONLY_ITEMS</text:p>
          </table:table-cell>
          <table:table-cell table:style-name="ce82" office:value-type="string" calcext:value-type="string">
            <text:p>Acquisition des item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ITEMS_PERMANENT</text:p>
          </table:table-cell>
          <table:table-cell table:style-name="ce82" office:value-type="string" calcext:value-type="string">
            <text:p>Permanence des items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HUB_PLAYERPAGE</text:p>
          </table:table-cell>
          <table:table-cell table:style-name="ce82" office:value-type="string" calcext:value-type="string">
            <text:p>Structure Hub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DESIGN_ENDRUN_CHOICES</text:p>
          </table:table-cell>
          <table:table-cell table:style-name="ce82" office:value-type="string" calcext:value-type="string">
            <text:p>Fin de run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TA_PROG_XP_AUTO</text:p>
          </table:table-cell>
          <table:table-cell table:style-name="ce82" office:value-type="string" calcext:value-type="string">
            <text:p>XP / Leveling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META_Projet</text:p>
          </table:table-cell>
          <table:table-cell table:style-name="ce82" office:value-type="float" office:value="29" calcext:value-type="float">
            <text:p>29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/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HUB_001</text:p>
          </table:table-cell>
          <table:table-cell table:style-name="ce82" office:value-type="string" calcext:value-type="string">
            <text:p>Hub (page personnage)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23" calcext:value-type="float">
            <text:p>23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INVENTORY_001</text:p>
          </table:table-cell>
          <table:table-cell table:style-name="ce82" office:value-type="string" calcext:value-type="string">
            <text:p>Inventaire permanent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24" calcext:value-type="float">
            <text:p>24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EQUIP_001</text:p>
          </table:table-cell>
          <table:table-cell table:style-name="ce82" office:value-type="string" calcext:value-type="string">
            <text:p>Équiper/Déséquiper item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SHOP_ITEMS_001</text:p>
          </table:table-cell>
          <table:table-cell table:style-name="ce82" office:value-type="string" calcext:value-type="string">
            <text:p>Boutique items (raretés)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26" calcext:value-type="float">
            <text:p>26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ENDRUN_CHOICE_001</text:p>
          </table:table-cell>
          <table:table-cell table:style-name="ce82" office:value-type="string" calcext:value-type="string">
            <text:p>Choix fin de run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27" calcext:value-type="float">
            <text:p>27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MECH_XP_AUTO_002</text:p>
          </table:table-cell>
          <table:table-cell table:style-name="ce82" office:value-type="string" calcext:value-type="string">
            <text:p>XP auto (kills + fin niveau)</text:p>
          </table:table-cell>
          <table:table-cell table:style-name="ce82" table:content-validation-name="val1" office:value-type="string" calcext:value-type="string">
            <text:p>FONCTIONNALITÉ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content-validation-name="val2" office:value-type="string" calcext:value-type="string">
            <text:p>🔵 À FAIRE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IDEA_GAMEPLAY</text:p>
          </table:table-cell>
          <table:table-cell table:style-name="ce82" office:value-type="string" calcext:value-type="string">
            <text:p>ID Sujet Suggestion de ton "Prof" IA Éta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2657F5</text:p>
          </table:table-cell>
          <table:table-cell table:style-name="ce82" office:value-type="string" calcext:value-type="string">
            <text:p>S01 Noms Dossiers Utiliser des minuscules pour éviter les bugs d'export. ✅ Valid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BE758E</text:p>
          </table:table-cell>
          <table:table-cell table:style-name="ce82" office:value-type="string" calcext:value-type="string">
            <text:p>S02 Stats Combat Ajouter une colonne "Vitesse d'attaque" (Cooldown). ✅ Fai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175217</text:p>
          </table:table-cell>
          <table:table-cell table:style-name="ce82" office:value-type="string" calcext:value-type="string">
            <text:p>S03 Architecture Créer un Global_Events.gd (Singleton). 🏗️ À coder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23A7BF</text:p>
          </table:table-cell>
          <table:table-cell table:style-name="ce82" office:value-type="string" calcext:value-type="string">
            <text:p>S04 Feedback Prévoir un "Flash blanc" sur les ennemis touchés. ⏳ À faire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D0F233</text:p>
          </table:table-cell>
          <table:table-cell table:style-name="ce82" office:value-type="string" calcext:value-type="string">
            <text:p>S05 Apprentissage Faire des mini-quiz sur le code. 🔔 Activé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2D4E62</text:p>
          </table:table-cell>
          <table:table-cell table:style-name="ce82" office:value-type="string" calcext:value-type="string">
            <text:p>S06 UI / Interface Créer une barre de vie qui "vibre" quand elle est basse. ⏳ À 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36AB30</text:p>
          </table:table-cell>
          <table:table-cell table:style-name="ce82" office:value-type="string" calcext:value-type="string">
            <text:p>S07 Juiciness Ajouter un "Camera Shake" (tremblement) quand le héros prend un co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PROGRESSION</text:p>
          </table:table-cell>
          <table:table-cell table:style-name="ce82" office:value-type="string" calcext:value-type="string">
            <text:p>Système de paliers de compétences débloquant des variations de gameplay.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GAMEPLAY_4791AA</text:p>
          </table:table-cell>
          <table:table-cell table:style-name="ce82" office:value-type="string" calcext:value-type="string">
            <text:p>Ajout d’événements dynamiques rares dans les niveaux pour renouveler les runs.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cleJeu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UI</text:p>
          </table:table-cell>
          <table:table-cell table:style-name="ce82" office:value-type="string" calcext:value-type="string">
            <text:p>Interface adaptative simplifiée en début de jeu puis enrichie progressivement.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UI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LEVEL_DESIGN</text:p>
          </table:table-cell>
          <table:table-cell table:style-name="ce82" office:value-type="string" calcext:value-type="string">
            <text:p>Niveaux avec embranchements optionnels à risque/récompense.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Zones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META</text:p>
          </table:table-cell>
          <table:table-cell table:style-name="ce82" office:value-type="string" calcext:value-type="string">
            <text:p>Journal de progression consultable en jeu (liens avec le GDD).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Données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TECHNIQUE</text:p>
          </table:table-cell>
          <table:table-cell table:style-name="ce82" office:value-type="string" calcext:value-type="string">
            <text:p>Système de tags sur entités (ennemis/niveaux) pour équilibrage rapide.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PLAYERS</text:p>
          </table:table-cell>
          <table:table-cell table:style-name="ce82" office:value-type="string" calcext:value-type="string">
            <text:p>doit avoir stats vitesse att , att, def, chance coup critique ect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6" calcext:value-type="float">
            <text:p>16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Joueur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IDEA_BOUTIQUE</text:p>
          </table:table-cell>
          <table:table-cell table:style-name="ce82" office:value-type="string" calcext:value-type="string">
            <text:p>Doit pouvoir acheter des equipement style epéé pour att bouclier pour def et arm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Idees_Evolution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content-validation-name="val2" office:value-type="string" calcext:value-type="string">
            <text:p>🟣 IDÉE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Boutique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2"/>
          <table:table-cell table:style-name="ce82" office:value-type="string" calcext:value-type="string">
            <text:p>Idée évolutive (à trier/valider)</text:p>
          </table:table-cell>
          <table:table-cell table:number-columns-repeated="2"/>
        </table:table-row>
        <table:table-row table:style-name="ro12">
          <table:table-cell table:style-name="ce82" office:value-type="string" calcext:value-type="string">
            <text:p>DEC_DECISION_DE_DESIGN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2" calcext:value-type="float">
            <text:p>522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765ED8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3" calcext:value-type="float">
            <text:p>523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96D8FD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4" calcext:value-type="float">
            <text:p>524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3A76CA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5" calcext:value-type="float">
            <text:p>525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36796B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6" calcext:value-type="float">
            <text:p>526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B54157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7" calcext:value-type="float">
            <text:p>527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8D2EDD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8" calcext:value-type="float">
            <text:p>528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8E2D5B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29" calcext:value-type="float">
            <text:p>529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EAF4C3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30" calcext:value-type="float">
            <text:p>530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CISION_DE_DESIGN_49C0E9</text:p>
          </table:table-cell>
          <table:table-cell table:style-name="ce82" office:value-type="string" calcext:value-type="string">
            <text:p>Décision de design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31" calcext:value-type="float">
            <text:p>531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DEBUG_RULES_001</text:p>
          </table:table-cell>
          <table:table-cell table:style-name="ce82" office:value-type="string" calcext:value-type="string">
            <text:p>Règles strictes sur print() et @export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32" calcext:value-type="float">
            <text:p>532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2_Production</text:p>
          </table:table-cell>
          <table:table-cell table:style-name="ce82" table:content-validation-name="val4" office:value-type="string" calcext:value-type="string">
            <text:p>Plan</text:p>
          </table:table-cell>
          <table:table-cell table:style-name="ce82" table:content-validation-name="val5" office:value-type="string" calcext:value-type="string">
            <text:p>L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TASK_DATA_EXPORT_PIPELINE_001</text:p>
          </table:table-cell>
          <table:table-cell table:style-name="ce82" office:value-type="string" calcext:value-type="string">
            <text:p>Mettre en place pipeline export (ODS→CSV→Godot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DATA_EXPORT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🟡 À VALIDER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TASK_DATA_CONTRACTS_001</text:p>
          </table:table-cell>
          <table:table-cell table:style-name="ce82" office:value-type="string" calcext:value-type="string">
            <text:p>Définir contrats d’export (DATA_EXPORT + CONTRATS_DATA)</text:p>
          </table:table-cell>
          <table:table-cell table:style-name="ce82" table:content-validation-name="val1" office:value-type="string" calcext:value-type="string">
            <text:p>TÂCHE</text:p>
          </table:table-cell>
          <table:table-cell table:style-name="ce82" office:value-type="string" calcext:value-type="string">
            <text:p>CONTRATS_DATA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Outils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>
          <table:table-cell table:style-name="ce82" office:value-type="string" calcext:value-type="string">
            <text:p>DEC_TECH_RENDERER_001</text:p>
          </table:table-cell>
          <table:table-cell table:style-name="ce82" office:value-type="string" calcext:value-type="string">
            <text:p>Décision: renderer Compatibility</text:p>
          </table:table-cell>
          <table:table-cell table:style-name="ce82" table:content-validation-name="val1" office:value-type="string" calcext:value-type="string">
            <text:p>DÉCISION</text:p>
          </table:table-cell>
          <table:table-cell table:style-name="ce82" office:value-type="string" calcext:value-type="string">
            <text:p>Decisions_Verrouillees</text:p>
          </table:table-cell>
          <table:table-cell table:style-name="ce82" office:value-type="float" office:value="533" calcext:value-type="float">
            <text:p>533</text:p>
          </table:table-cell>
          <table:table-cell table:style-name="ce82" table:content-validation-name="val2" office:value-type="string" calcext:value-type="string">
            <text:p>🟢 TERMINÉ</text:p>
          </table:table-cell>
          <table:table-cell table:style-name="ce82" table:content-validation-name="val3" office:value-type="string" calcext:value-type="string">
            <text:p>P0_Prototype</text:p>
          </table:table-cell>
          <table:table-cell table:style-name="ce82" table:content-validation-name="val4" office:value-type="string" calcext:value-type="string">
            <text:p>Technique</text:p>
          </table:table-cell>
          <table:table-cell table:style-name="ce82" table:content-validation-name="val5" office:value-type="string" calcext:value-type="string">
            <text:p>M</text:p>
          </table:table-cell>
          <table:table-cell table:number-columns-repeated="5"/>
        </table:table-row>
        <table:table-row table:style-name="ro12" table:number-rows-repeated="1047995">
          <table:table-cell table:number-columns-repeated="14"/>
        </table:table-row>
        <table:table-row table:style-name="ro12">
          <table:table-cell table:number-columns-repeated="14"/>
        </table:table-row>
      </table:table>
      <table:table table:name="Journal_Projet" table:style-name="ta37">
        <table:table-column table:style-name="co10" table:number-columns-repeated="9" table:default-cell-style-name="Default"/>
        <table:table-column table:style-name="co100" table:default-cell-style-name="Default"/>
        <table:table-column table:style-name="co10" table:number-columns-repeated="4" table:default-cell-style-name="Default"/>
        <table:table-row table:style-name="ro12"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Type</text:p>
          </table:table-cell>
          <table:table-cell table:style-name="ce82" office:value-type="string" calcext:value-type="string">
            <text:p>Description</text:p>
          </table:table-cell>
          <table:table-cell table:style-name="ce82" office:value-type="string" calcext:value-type="string">
            <text:p>Impact</text:p>
          </table:table-cell>
          <table:table-cell table:style-name="ce82" office:value-type="string" calcext:value-type="string">
            <text:p>Fichiers_Impactes</text:p>
          </table:table-cell>
          <table:table-cell table:style-name="ce82" office:value-type="string" calcext:value-type="string">
            <text:p>ID_Journal</text:p>
          </table:table-cell>
          <table:table-cell table:style-name="ce82" office:value-type="string" calcext:value-type="string">
            <text:p>ID_Backlog</text:p>
          </table:table-cell>
          <table:table-cell table:style-name="ce82" office:value-type="string" calcext:value-type="string">
            <text:p>↗ Backlog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itre_Backlog</text:p>
          </table:table-cell>
          <table:table-cell table:style-name="ce82" office:value-type="string" calcext:value-type="string">
            <text:p>Type_Backlog</text:p>
          </table:table-cell>
          <table:table-cell table:style-name="ce82" office:value-type="string" calcext:value-type="string">
            <text:p>Phase_Backlog</text:p>
          </table:table-cell>
          <table:table-cell table:style-name="ce82" office:value-type="string" calcext:value-type="string">
            <text:p>Categorie_Backlog</text:p>
          </table:table-cell>
          <table:table-cell table:style-name="ce82" office:value-type="string" calcext:value-type="string">
            <text:p>OK_ID_Backlog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GDD</text:p>
          </table:table-cell>
          <table:table-cell table:style-name="ce82" office:value-type="string" calcext:value-type="string">
            <text:p>Nettoyage/refonte GDD master (ODS) + cohérence terminologie (Zone/Niveau) + alignements feuilles (assets, data, hub/shop).</text:p>
          </table:table-cell>
          <table:table-cell table:style-name="ce82" office:value-type="string" calcext:value-type="string">
            <text:p>GDD plus clair et prêt pour pipeline data.</text:p>
          </table:table-cell>
          <table:table-cell table:style-name="ce82" office:value-type="string" calcext:value-type="string">
            <text:p>GDD/*.ods</text:p>
          </table:table-cell>
          <table:table-cell table:style-name="ce82" office:value-type="string" calcext:value-type="string">
            <text:p>JRNL_BORD_001</text:p>
          </table:table-cell>
          <table:table-cell/>
          <table:table-cell table:style-name="ce82" table:formula="of:=IFERROR(HYPERLINK(&quot;#BACKLOG_MASTER.A&quot;&amp;MATCH([.G2];[$BACKLOG_MASTER.$A:.$A];0); &quot;↗&quot;); &quot;&quot;)">
            <text:p/>
          </table:table-cell>
          <table:table-cell table:style-name="ce82" table:formula="of:=IFERROR(INDEX([$BACKLOG_MASTER.$F:.$F]; MATCH([.G2]; [$BACKLOG_MASTER.$A:.$A]; 0)); &quot;&quot;)">
            <text:p/>
          </table:table-cell>
          <table:table-cell table:style-name="ce82" table:formula="of:=IFERROR(INDEX([$BACKLOG_MASTER.$B:.$B]; MATCH([.G2]; [$BACKLOG_MASTER.$A:.$A]; 0)); &quot;&quot;)">
            <text:p/>
          </table:table-cell>
          <table:table-cell table:style-name="ce82" table:formula="of:=IFERROR(INDEX([$BACKLOG_MASTER.$C:.$C]; MATCH([.G2]; [$BACKLOG_MASTER.$A:.$A]; 0)); &quot;&quot;)">
            <text:p/>
          </table:table-cell>
          <table:table-cell table:style-name="ce82" table:formula="of:=IFERROR(INDEX([$BACKLOG_MASTER.$G:.$G]; MATCH([.G2]; [$BACKLOG_MASTER.$A:.$A]; 0)); &quot;&quot;)">
            <text:p/>
          </table:table-cell>
          <table:table-cell table:style-name="ce82" table:formula="of:=IFERROR(INDEX([$BACKLOG_MASTER.$H:.$H]; MATCH([.G2]; [$BACKLOG_MASTER.$A:.$A]; 0)); &quot;&quot;)">
            <text:p/>
          </table:table-cell>
          <table:table-cell table:style-name="ce82" table:formula="of:=IF([.G2]=&quot;&quot;; &quot;&quot;; IF(COUNTIF([$BACKLOG_MASTER.$A:.$A]; [.G2])&gt;0; &quot;OK&quot;; &quot;MANQUANT&quot;))">
            <text:p/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Mise en place exports CSV depuis LibreOffice (UTF-8 ; séparateur ';') vers data/export/ (contrats data).</text:p>
          </table:table-cell>
          <table:table-cell table:style-name="ce82" office:value-type="string" calcext:value-type="string">
            <text:p>Base data prête à importer dans Godot.</text:p>
          </table:table-cell>
          <table:table-cell table:style-name="ce82" office:value-type="string" calcext:value-type="string">
            <text:p>data/export/*.csv ; GDD/DATA_EXPORT</text:p>
          </table:table-cell>
          <table:table-cell table:style-name="ce82" office:value-type="string" calcext:value-type="string">
            <text:p>JRNL_BORD_002</text:p>
          </table:table-cell>
          <table:table-cell table:style-name="ce82" office:value-type="string" calcext:value-type="string">
            <text:p>RB_P3_PROD_OUTIL_EXPORT_GDD_DATA_CSV_JS</text:p>
          </table:table-cell>
          <table:table-cell table:style-name="ce82" table:formula="of:=IFERROR(HYPERLINK(&quot;#BACKLOG_MASTER.A&quot;&amp;MATCH([.G3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3]; [$BACKLOG_MASTER.$A:.$A]; 0)); &quot;&quot;)" office:value-type="string" office:string-value="Outil export GDD-&gt;data (CSV/JSON) + validation IDs" calcext:value-type="string">
            <text:p>Outil export GDD-&gt;data (CSV/JSON) + validation IDs</text:p>
          </table:table-cell>
          <table:table-cell table:style-name="ce82" table:formula="of:=IFERROR(INDEX([$BACKLOG_MASTER.$C:.$C]; MATCH([.G3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3]; [$BACKLOG_MASTER.$A:.$A]; 0)); &quot;&quot;)" office:value-type="string" office:string-value="P3" calcext:value-type="string">
            <text:p>P3</text:p>
          </table:table-cell>
          <table:table-cell table:style-name="ce82" table:formula="of:=IFERROR(INDEX([$BACKLOG_MASTER.$H:.$H]; MATCH([.G3]; [$BACKLOG_MASTER.$A:.$A]; 0)); &quot;&quot;)" office:value-type="string" office:string-value="Outils" calcext:value-type="string">
            <text:p>Outils</text:p>
          </table:table-cell>
          <table:table-cell table:style-name="ce82" table:formula="of:=IF([.G3]=&quot;&quot;; &quot;&quot;; IF(COUNTIF([$BACKLOG_MASTER.$A:.$A]; [.G3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GODOT</text:p>
          </table:table-cell>
          <table:table-cell table:style-name="ce82" office:value-type="string" calcext:value-type="string">
            <text:p>Création projet Godot ascension-v-2 (renderer Compatibility) + réglages projet de base.</text:p>
          </table:table-cell>
          <table:table-cell table:style-name="ce82" office:value-type="string" calcext:value-type="string">
            <text:p>Projet Godot prêt pour dev PC + potentielle compat mobile.</text:p>
          </table:table-cell>
          <table:table-cell table:style-name="ce82" office:value-type="string" calcext:value-type="string">
            <text:p>project.godot ; scenes/Main.tscn</text:p>
          </table:table-cell>
          <table:table-cell table:style-name="ce82" office:value-type="string" calcext:value-type="string">
            <text:p>JRNL_BORD_003</text:p>
          </table:table-cell>
          <table:table-cell table:style-name="ce82" office:value-type="string" calcext:value-type="string">
            <text:p>RB_P0_SETUP_CREER_PROJET_GODOT_4_SETTING</text:p>
          </table:table-cell>
          <table:table-cell table:style-name="ce82" table:formula="of:=IFERROR(HYPERLINK(&quot;#BACKLOG_MASTER.A&quot;&amp;MATCH([.G4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4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4]; [$BACKLOG_MASTER.$A:.$A]; 0)); &quot;&quot;)" office:value-type="string" office:string-value="Créer projet Godot 4 + settings (fps, window, input map)" calcext:value-type="string">
            <text:p>Créer projet Godot 4 + settings (fps, window, input map)</text:p>
          </table:table-cell>
          <table:table-cell table:style-name="ce82" table:formula="of:=IFERROR(INDEX([$BACKLOG_MASTER.$C:.$C]; MATCH([.G4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4]; [$BACKLOG_MASTER.$A:.$A]; 0)); &quot;&quot;)" office:value-type="string" office:string-value="P0" calcext:value-type="string">
            <text:p>P0</text:p>
          </table:table-cell>
          <table:table-cell table:style-name="ce82" table:formula="of:=IFERROR(INDEX([$BACKLOG_MASTER.$H:.$H]; MATCH([.G4]; [$BACKLOG_MASTER.$A:.$A]; 0)); &quot;&quot;)" office:value-type="string" office:string-value="Outils" calcext:value-type="string">
            <text:p>Outils</text:p>
          </table:table-cell>
          <table:table-cell table:style-name="ce82" table:formula="of:=IF([.G4]=&quot;&quot;; &quot;&quot;; IF(COUNTIF([$BACKLOG_MASTER.$A:.$A]; [.G4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GITHUB</text:p>
          </table:table-cell>
          <table:table-cell table:style-name="ce82" office:value-type="string" calcext:value-type="string">
            <text:p>Repo GitHub (privé) via GitHub Desktop + .gitignore Godot (cache/import).</text:p>
          </table:table-cell>
          <table:table-cell table:style-name="ce82" office:value-type="string" calcext:value-type="string">
            <text:p>Sauvegarde versionnée et propre.</text:p>
          </table:table-cell>
          <table:table-cell table:style-name="ce82" office:value-type="string" calcext:value-type="string">
            <text:p>.gitignore ; repo GitHub Desktop</text:p>
          </table:table-cell>
          <table:table-cell table:style-name="ce82" office:value-type="string" calcext:value-type="string">
            <text:p>JRNL_BORD_004</text:p>
          </table:table-cell>
          <table:table-cell table:style-name="ce82" office:value-type="string" calcext:value-type="string">
            <text:p>RB_P0_SETUP_CREER_STRUCTURE_GIT_GDD_DATA</text:p>
          </table:table-cell>
          <table:table-cell table:style-name="ce82" table:formula="of:=IFERROR(HYPERLINK(&quot;#BACKLOG_MASTER.A&quot;&amp;MATCH([.G5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5]; [$BACKLOG_MASTER.$A:.$A]; 0)); &quot;&quot;)" office:value-type="string" office:string-value="Créer structure Git (gdd/, data/, scripts/, scenes/, assets/)" calcext:value-type="string">
            <text:p>Créer structure Git (gdd/, data/, scripts/, scenes/, assets/)</text:p>
          </table:table-cell>
          <table:table-cell table:style-name="ce82" table:formula="of:=IFERROR(INDEX([$BACKLOG_MASTER.$C:.$C]; MATCH([.G5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5]; [$BACKLOG_MASTER.$A:.$A]; 0)); &quot;&quot;)" office:value-type="string" office:string-value="P0" calcext:value-type="string">
            <text:p>P0</text:p>
          </table:table-cell>
          <table:table-cell table:style-name="ce82" table:formula="of:=IFERROR(INDEX([$BACKLOG_MASTER.$H:.$H]; MATCH([.G5]; [$BACKLOG_MASTER.$A:.$A]; 0)); &quot;&quot;)" office:value-type="string" office:string-value="Outils" calcext:value-type="string">
            <text:p>Outils</text:p>
          </table:table-cell>
          <table:table-cell table:style-name="ce82" table:formula="of:=IF([.G5]=&quot;&quot;; &quot;&quot;; IF(COUNTIF([$BACKLOG_MASTER.$A:.$A]; [.G5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Création csv_loader.gd (logs emoji + lecture CSV + coercions décimales FR et % + OUI/NON).</text:p>
          </table:table-cell>
          <table:table-cell table:style-name="ce82" office:value-type="string" calcext:value-type="string">
            <text:p>Loader CSV robuste et verbeux.</text:p>
          </table:table-cell>
          <table:table-cell table:style-name="ce82" office:value-type="string" calcext:value-type="string">
            <text:p>scripts/data/csv_loader.gd</text:p>
          </table:table-cell>
          <table:table-cell table:style-name="ce82" office:value-type="string" calcext:value-type="string">
            <text:p>JRNL_BORD_005</text:p>
          </table:table-cell>
          <table:table-cell table:style-name="ce82" office:value-type="string" calcext:value-type="string">
            <text:p>RB_P3_PROD_IMPORTER_DATA_DANS_GODOT_LOA</text:p>
          </table:table-cell>
          <table:table-cell table:style-name="ce82" table:formula="of:=IFERROR(HYPERLINK(&quot;#BACKLOG_MASTER.A&quot;&amp;MATCH([.G6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6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6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style-name="ce82" table:formula="of:=IFERROR(INDEX([$BACKLOG_MASTER.$C:.$C]; MATCH([.G6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6]; [$BACKLOG_MASTER.$A:.$A]; 0)); &quot;&quot;)" office:value-type="string" office:string-value="P3" calcext:value-type="string">
            <text:p>P3</text:p>
          </table:table-cell>
          <table:table-cell table:style-name="ce82" table:formula="of:=IFERROR(INDEX([$BACKLOG_MASTER.$H:.$H]; MATCH([.G6]; [$BACKLOG_MASTER.$A:.$A]; 0)); &quot;&quot;)" office:value-type="string" office:string-value="Outils" calcext:value-type="string">
            <text:p>Outils</text:p>
          </table:table-cell>
          <table:table-cell table:style-name="ce82" table:formula="of:=IF([.G6]=&quot;&quot;; &quot;&quot;; IF(COUNTIF([$BACKLOG_MASTER.$A:.$A]; [.G6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Fix compilation loader (ternaire ? : supprimé, String()-&gt;str(), typage strict Variant/int, correction indentation).</text:p>
          </table:table-cell>
          <table:table-cell table:style-name="ce82" office:value-type="string" calcext:value-type="string">
            <text:p>Code compatible Godot 4 strict.</text:p>
          </table:table-cell>
          <table:table-cell table:style-name="ce82" office:value-type="string" calcext:value-type="string">
            <text:p>scripts/data/csv_loader.gd</text:p>
          </table:table-cell>
          <table:table-cell table:style-name="ce82" office:value-type="string" calcext:value-type="string">
            <text:p>JRNL_BORD_006</text:p>
          </table:table-cell>
          <table:table-cell table:style-name="ce82" office:value-type="string" calcext:value-type="string">
            <text:p>RB_P3_PROD_IMPORTER_DATA_DANS_GODOT_LOA</text:p>
          </table:table-cell>
          <table:table-cell table:style-name="ce82" table:formula="of:=IFERROR(HYPERLINK(&quot;#BACKLOG_MASTER.A&quot;&amp;MATCH([.G7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7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7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style-name="ce82" table:formula="of:=IFERROR(INDEX([$BACKLOG_MASTER.$C:.$C]; MATCH([.G7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7]; [$BACKLOG_MASTER.$A:.$A]; 0)); &quot;&quot;)" office:value-type="string" office:string-value="P3" calcext:value-type="string">
            <text:p>P3</text:p>
          </table:table-cell>
          <table:table-cell table:style-name="ce82" table:formula="of:=IFERROR(INDEX([$BACKLOG_MASTER.$H:.$H]; MATCH([.G7]; [$BACKLOG_MASTER.$A:.$A]; 0)); &quot;&quot;)" office:value-type="string" office:string-value="Outils" calcext:value-type="string">
            <text:p>Outils</text:p>
          </table:table-cell>
          <table:table-cell table:style-name="ce82" table:formula="of:=IF([.G7]=&quot;&quot;; &quot;&quot;; IF(COUNTIF([$BACKLOG_MASTER.$A:.$A]; [.G7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Création data_schemas.gd (schémas stats/leveling/slots/items) + Valeur_Base non obligatoire.</text:p>
          </table:table-cell>
          <table:table-cell table:style-name="ce82" office:value-type="string" calcext:value-type="string">
            <text:p>Validation data stable sans faux positifs.</text:p>
          </table:table-cell>
          <table:table-cell table:style-name="ce82" office:value-type="string" calcext:value-type="string">
            <text:p>scripts/data/data_schemas.gd</text:p>
          </table:table-cell>
          <table:table-cell table:style-name="ce82" office:value-type="string" calcext:value-type="string">
            <text:p>JRNL_BORD_007</text:p>
          </table:table-cell>
          <table:table-cell table:style-name="ce82" office:value-type="string" calcext:value-type="string">
            <text:p>RB_P3_PROD_IMPORTER_DATA_DANS_GODOT_LOA</text:p>
          </table:table-cell>
          <table:table-cell table:style-name="ce82" table:formula="of:=IFERROR(HYPERLINK(&quot;#BACKLOG_MASTER.A&quot;&amp;MATCH([.G8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8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8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style-name="ce82" table:formula="of:=IFERROR(INDEX([$BACKLOG_MASTER.$C:.$C]; MATCH([.G8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8]; [$BACKLOG_MASTER.$A:.$A]; 0)); &quot;&quot;)" office:value-type="string" office:string-value="P3" calcext:value-type="string">
            <text:p>P3</text:p>
          </table:table-cell>
          <table:table-cell table:style-name="ce82" table:formula="of:=IFERROR(INDEX([$BACKLOG_MASTER.$H:.$H]; MATCH([.G8]; [$BACKLOG_MASTER.$A:.$A]; 0)); &quot;&quot;)" office:value-type="string" office:string-value="Outils" calcext:value-type="string">
            <text:p>Outils</text:p>
          </table:table-cell>
          <table:table-cell table:style-name="ce82" table:formula="of:=IF([.G8]=&quot;&quot;; &quot;&quot;; IF(COUNTIF([$BACKLOG_MASTER.$A:.$A]; [.G8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Création data_repo.gd (autoload DataScore) + Main.tscn scène principale + main.gd tests d'accès.</text:p>
          </table:table-cell>
          <table:table-cell table:style-name="ce82" office:value-type="string" calcext:value-type="string">
            <text:p>Chargement auto des tables au lancement.</text:p>
          </table:table-cell>
          <table:table-cell table:style-name="ce82" office:value-type="string" calcext:value-type="string">
            <text:p>scripts/data/data_repo.gd ; scripts/main.gd ; scenes/Main.tscn</text:p>
          </table:table-cell>
          <table:table-cell table:style-name="ce82" office:value-type="string" calcext:value-type="string">
            <text:p>JRNL_BORD_008</text:p>
          </table:table-cell>
          <table:table-cell table:style-name="ce82" office:value-type="string" calcext:value-type="string">
            <text:p>RB_P3_PROD_IMPORTER_DATA_DANS_GODOT_LOA</text:p>
          </table:table-cell>
          <table:table-cell table:style-name="ce82" table:formula="of:=IFERROR(HYPERLINK(&quot;#BACKLOG_MASTER.A&quot;&amp;MATCH([.G9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9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9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style-name="ce82" table:formula="of:=IFERROR(INDEX([$BACKLOG_MASTER.$C:.$C]; MATCH([.G9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9]; [$BACKLOG_MASTER.$A:.$A]; 0)); &quot;&quot;)" office:value-type="string" office:string-value="P3" calcext:value-type="string">
            <text:p>P3</text:p>
          </table:table-cell>
          <table:table-cell table:style-name="ce82" table:formula="of:=IFERROR(INDEX([$BACKLOG_MASTER.$H:.$H]; MATCH([.G9]; [$BACKLOG_MASTER.$A:.$A]; 0)); &quot;&quot;)" office:value-type="string" office:string-value="Outils" calcext:value-type="string">
            <text:p>Outils</text:p>
          </table:table-cell>
          <table:table-cell table:style-name="ce82" table:formula="of:=IF([.G9]=&quot;&quot;; &quot;&quot;; IF(COUNTIF([$BACKLOG_MASTER.$A:.$A]; [.G9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Validation import OK : stats=13, leveling=12, slots=7, items=70 + logs détaillés.</text:p>
          </table:table-cell>
          <table:table-cell table:style-name="ce82" office:value-type="string" calcext:value-type="string">
            <text:p>Pipeline d'import CSV opérationnel.</text:p>
          </table:table-cell>
          <table:table-cell table:style-name="ce82" office:value-type="string" calcext:value-type="string">
            <text:p>data/export/*.csv ; scripts/data/*</text:p>
          </table:table-cell>
          <table:table-cell table:style-name="ce82" office:value-type="string" calcext:value-type="string">
            <text:p>JRNL_BORD_009</text:p>
          </table:table-cell>
          <table:table-cell table:style-name="ce82" office:value-type="string" calcext:value-type="string">
            <text:p>RB_P3_PROD_IMPORTER_DATA_DANS_GODOT_LOA</text:p>
          </table:table-cell>
          <table:table-cell table:style-name="ce82" table:formula="of:=IFERROR(HYPERLINK(&quot;#BACKLOG_MASTER.A&quot;&amp;MATCH([.G10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10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10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style-name="ce82" table:formula="of:=IFERROR(INDEX([$BACKLOG_MASTER.$C:.$C]; MATCH([.G10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10]; [$BACKLOG_MASTER.$A:.$A]; 0)); &quot;&quot;)" office:value-type="string" office:string-value="P3" calcext:value-type="string">
            <text:p>P3</text:p>
          </table:table-cell>
          <table:table-cell table:style-name="ce82" table:formula="of:=IFERROR(INDEX([$BACKLOG_MASTER.$H:.$H]; MATCH([.G10]; [$BACKLOG_MASTER.$A:.$A]; 0)); &quot;&quot;)" office:value-type="string" office:string-value="Outils" calcext:value-type="string">
            <text:p>Outils</text:p>
          </table:table-cell>
          <table:table-cell table:style-name="ce82" table:formula="of:=IF([.G10]=&quot;&quot;; &quot;&quot;; IF(COUNTIF([$BACKLOG_MASTER.$A:.$A]; [.G10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DEV</text:p>
          </table:table-cell>
          <table:table-cell table:style-name="ce82" office:value-type="string" calcext:value-type="string">
            <text:p>Standardisation format logs (emoji + tags + niveaux) + règles GDScript strictes (str, types, anti-spam).</text:p>
          </table:table-cell>
          <table:table-cell table:style-name="ce82" office:value-type="string" calcext:value-type="string">
            <text:p>Console ultra lisible + debug rapide.</text:p>
          </table:table-cell>
          <table:table-cell table:style-name="ce82" office:value-type="string" calcext:value-type="string">
            <text:p>INSTR_CODAGE + code</text:p>
          </table:table-cell>
          <table:table-cell table:style-name="ce82" office:value-type="string" calcext:value-type="string">
            <text:p>JRNL_BORD_010</text:p>
          </table:table-cell>
          <table:table-cell/>
          <table:table-cell table:style-name="ce82" table:formula="of:=IFERROR(HYPERLINK(&quot;#BACKLOG_MASTER.A&quot;&amp;MATCH([.G11];[$BACKLOG_MASTER.$A:.$A];0); &quot;↗&quot;); &quot;&quot;)">
            <text:p/>
          </table:table-cell>
          <table:table-cell table:style-name="ce82" table:formula="of:=IFERROR(INDEX([$BACKLOG_MASTER.$F:.$F]; MATCH([.G11]; [$BACKLOG_MASTER.$A:.$A]; 0)); &quot;&quot;)">
            <text:p/>
          </table:table-cell>
          <table:table-cell table:style-name="ce82" table:formula="of:=IFERROR(INDEX([$BACKLOG_MASTER.$B:.$B]; MATCH([.G11]; [$BACKLOG_MASTER.$A:.$A]; 0)); &quot;&quot;)">
            <text:p/>
          </table:table-cell>
          <table:table-cell table:style-name="ce82" table:formula="of:=IFERROR(INDEX([$BACKLOG_MASTER.$C:.$C]; MATCH([.G11]; [$BACKLOG_MASTER.$A:.$A]; 0)); &quot;&quot;)">
            <text:p/>
          </table:table-cell>
          <table:table-cell table:style-name="ce82" table:formula="of:=IFERROR(INDEX([$BACKLOG_MASTER.$G:.$G]; MATCH([.G11]; [$BACKLOG_MASTER.$A:.$A]; 0)); &quot;&quot;)">
            <text:p/>
          </table:table-cell>
          <table:table-cell table:style-name="ce82" table:formula="of:=IFERROR(INDEX([$BACKLOG_MASTER.$H:.$H]; MATCH([.G11]; [$BACKLOG_MASTER.$A:.$A]; 0)); &quot;&quot;)">
            <text:p/>
          </table:table-cell>
          <table:table-cell table:style-name="ce82" table:formula="of:=IF([.G11]=&quot;&quot;; &quot;&quot;; IF(COUNTIF([$BACKLOG_MASTER.$A:.$A]; [.G11])&gt;0; &quot;OK&quot;; &quot;MANQUANT&quot;))">
            <text:p/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GDD</text:p>
          </table:table-cell>
          <table:table-cell table:style-name="ce82" office:value-type="string" calcext:value-type="string">
            <text:p>Journal_Projet automatisé depuis BACKLOG (lien saut backlog LO + statut/titre/type/phase/cat auto).</text:p>
          </table:table-cell>
          <table:table-cell table:style-name="ce82" office:value-type="string" calcext:value-type="string">
            <text:p>Journal devient cockpit historique sans saisie répétée.</text:p>
          </table:table-cell>
          <table:table-cell table:style-name="ce82" office:value-type="string" calcext:value-type="string">
            <text:p>Journal_Projet (formules)</text:p>
          </table:table-cell>
          <table:table-cell table:style-name="ce82" office:value-type="string" calcext:value-type="string">
            <text:p>JRNL_BORD_011</text:p>
          </table:table-cell>
          <table:table-cell/>
          <table:table-cell table:style-name="ce82" table:formula="of:=IFERROR(HYPERLINK(&quot;#BACKLOG_MASTER.A&quot;&amp;MATCH([.G12];[$BACKLOG_MASTER.$A:.$A];0); &quot;↗&quot;); &quot;&quot;)">
            <text:p/>
          </table:table-cell>
          <table:table-cell table:style-name="ce82" table:formula="of:=IFERROR(INDEX([$BACKLOG_MASTER.$F:.$F]; MATCH([.G12]; [$BACKLOG_MASTER.$A:.$A]; 0)); &quot;&quot;)">
            <text:p/>
          </table:table-cell>
          <table:table-cell table:style-name="ce82" table:formula="of:=IFERROR(INDEX([$BACKLOG_MASTER.$B:.$B]; MATCH([.G12]; [$BACKLOG_MASTER.$A:.$A]; 0)); &quot;&quot;)">
            <text:p/>
          </table:table-cell>
          <table:table-cell table:style-name="ce82" table:formula="of:=IFERROR(INDEX([$BACKLOG_MASTER.$C:.$C]; MATCH([.G12]; [$BACKLOG_MASTER.$A:.$A]; 0)); &quot;&quot;)">
            <text:p/>
          </table:table-cell>
          <table:table-cell table:style-name="ce82" table:formula="of:=IFERROR(INDEX([$BACKLOG_MASTER.$G:.$G]; MATCH([.G12]; [$BACKLOG_MASTER.$A:.$A]; 0)); &quot;&quot;)">
            <text:p/>
          </table:table-cell>
          <table:table-cell table:style-name="ce82" table:formula="of:=IFERROR(INDEX([$BACKLOG_MASTER.$H:.$H]; MATCH([.G12]; [$BACKLOG_MASTER.$A:.$A]; 0)); &quot;&quot;)">
            <text:p/>
          </table:table-cell>
          <table:table-cell table:style-name="ce82" table:formula="of:=IF([.G12]=&quot;&quot;; &quot;&quot;; IF(COUNTIF([$BACKLOG_MASTER.$A:.$A]; [.G12])&gt;0; &quot;OK&quot;; &quot;MANQUANT&quot;))">
            <text:p/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GDD</text:p>
          </table:table-cell>
          <table:table-cell table:style-name="ce82" office:value-type="string" calcext:value-type="string">
            <text:p>Clarification des règles : consolidation en INSTR_* (Codage / IA Assistant / Maintenance GDD) + suppression des brouillons.</text:p>
          </table:table-cell>
          <table:table-cell table:style-name="ce82" office:value-type="string" calcext:value-type="string">
            <text:p>Règles claires, plus de confusion.</text:p>
          </table:table-cell>
          <table:table-cell table:style-name="ce82" office:value-type="string" calcext:value-type="string">
            <text:p>INSTR_* ; suppression regles_*/tache_IA</text:p>
          </table:table-cell>
          <table:table-cell table:style-name="ce82" office:value-type="string" calcext:value-type="string">
            <text:p>JRNL_BORD_012</text:p>
          </table:table-cell>
          <table:table-cell/>
          <table:table-cell table:style-name="ce82" table:formula="of:=IFERROR(HYPERLINK(&quot;#BACKLOG_MASTER.A&quot;&amp;MATCH([.G13];[$BACKLOG_MASTER.$A:.$A];0); &quot;↗&quot;); &quot;&quot;)">
            <text:p/>
          </table:table-cell>
          <table:table-cell table:style-name="ce82" table:formula="of:=IFERROR(INDEX([$BACKLOG_MASTER.$F:.$F]; MATCH([.G13]; [$BACKLOG_MASTER.$A:.$A]; 0)); &quot;&quot;)">
            <text:p/>
          </table:table-cell>
          <table:table-cell table:style-name="ce82" table:formula="of:=IFERROR(INDEX([$BACKLOG_MASTER.$B:.$B]; MATCH([.G13]; [$BACKLOG_MASTER.$A:.$A]; 0)); &quot;&quot;)">
            <text:p/>
          </table:table-cell>
          <table:table-cell table:style-name="ce82" table:formula="of:=IFERROR(INDEX([$BACKLOG_MASTER.$C:.$C]; MATCH([.G13]; [$BACKLOG_MASTER.$A:.$A]; 0)); &quot;&quot;)">
            <text:p/>
          </table:table-cell>
          <table:table-cell table:style-name="ce82" table:formula="of:=IFERROR(INDEX([$BACKLOG_MASTER.$G:.$G]; MATCH([.G13]; [$BACKLOG_MASTER.$A:.$A]; 0)); &quot;&quot;)">
            <text:p/>
          </table:table-cell>
          <table:table-cell table:style-name="ce82" table:formula="of:=IFERROR(INDEX([$BACKLOG_MASTER.$H:.$H]; MATCH([.G13]; [$BACKLOG_MASTER.$A:.$A]; 0)); &quot;&quot;)">
            <text:p/>
          </table:table-cell>
          <table:table-cell table:style-name="ce82" table:formula="of:=IF([.G13]=&quot;&quot;; &quot;&quot;; IF(COUNTIF([$BACKLOG_MASTER.$A:.$A]; [.G13])&gt;0; &quot;OK&quot;; &quot;MANQUANT&quot;))">
            <text:p/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PROCESS</text:p>
          </table:table-cell>
          <table:table-cell table:style-name="ce82" office:value-type="string" calcext:value-type="string">
            <text:p>Décision workflow : Backlog = vérité statut ; Journal = historique ; CSV jamais modifiés à la main (ré-export).</text:p>
          </table:table-cell>
          <table:table-cell table:style-name="ce82" office:value-type="string" calcext:value-type="string">
            <text:p>Flux stable et maintenable.</text:p>
          </table:table-cell>
          <table:table-cell table:style-name="ce82" office:value-type="string" calcext:value-type="string">
            <text:p>BACKLOG_MASTER ; Journal_Projet ; data/export</text:p>
          </table:table-cell>
          <table:table-cell table:style-name="ce82" office:value-type="string" calcext:value-type="string">
            <text:p>JRNL_BORD_013</text:p>
          </table:table-cell>
          <table:table-cell/>
          <table:table-cell table:style-name="ce82" table:formula="of:=IFERROR(HYPERLINK(&quot;#BACKLOG_MASTER.A&quot;&amp;MATCH([.G14];[$BACKLOG_MASTER.$A:.$A];0); &quot;↗&quot;); &quot;&quot;)">
            <text:p/>
          </table:table-cell>
          <table:table-cell table:style-name="ce82" table:formula="of:=IFERROR(INDEX([$BACKLOG_MASTER.$F:.$F]; MATCH([.G14]; [$BACKLOG_MASTER.$A:.$A]; 0)); &quot;&quot;)">
            <text:p/>
          </table:table-cell>
          <table:table-cell table:style-name="ce82" table:formula="of:=IFERROR(INDEX([$BACKLOG_MASTER.$B:.$B]; MATCH([.G14]; [$BACKLOG_MASTER.$A:.$A]; 0)); &quot;&quot;)">
            <text:p/>
          </table:table-cell>
          <table:table-cell table:style-name="ce82" table:formula="of:=IFERROR(INDEX([$BACKLOG_MASTER.$C:.$C]; MATCH([.G14]; [$BACKLOG_MASTER.$A:.$A]; 0)); &quot;&quot;)">
            <text:p/>
          </table:table-cell>
          <table:table-cell table:style-name="ce82" table:formula="of:=IFERROR(INDEX([$BACKLOG_MASTER.$G:.$G]; MATCH([.G14]; [$BACKLOG_MASTER.$A:.$A]; 0)); &quot;&quot;)">
            <text:p/>
          </table:table-cell>
          <table:table-cell table:style-name="ce82" table:formula="of:=IFERROR(INDEX([$BACKLOG_MASTER.$H:.$H]; MATCH([.G14]; [$BACKLOG_MASTER.$A:.$A]; 0)); &quot;&quot;)">
            <text:p/>
          </table:table-cell>
          <table:table-cell table:style-name="ce82" table:formula="of:=IF([.G14]=&quot;&quot;; &quot;&quot;; IF(COUNTIF([$BACKLOG_MASTER.$A:.$A]; [.G14])&gt;0; &quot;OK&quot;; &quot;MANQUANT&quot;))">
            <text:p/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TODO</text:p>
          </table:table-cell>
          <table:table-cell table:style-name="ce82" office:value-type="string" calcext:value-type="string">
            <text:p>Prochaine étape : importer Ennemis/Zones/Balance_* + validations croisées [REF].</text:p>
          </table:table-cell>
          <table:table-cell table:style-name="ce82" office:value-type="string" calcext:value-type="string">
            <text:p>Sécuriser la cohérence data avant gameplay.</text:p>
          </table:table-cell>
          <table:table-cell table:style-name="ce82" office:value-type="string" calcext:value-type="string">
            <text:p>scripts/data/* ; data/export/*.csv</text:p>
          </table:table-cell>
          <table:table-cell table:style-name="ce82" office:value-type="string" calcext:value-type="string">
            <text:p>JRNL_BORD_014</text:p>
          </table:table-cell>
          <table:table-cell table:style-name="ce82" office:value-type="string" calcext:value-type="string">
            <text:p>RB_P3_PROD_IMPORTER_DATA_DANS_GODOT_LOA</text:p>
          </table:table-cell>
          <table:table-cell table:style-name="ce82" table:formula="of:=IFERROR(HYPERLINK(&quot;#BACKLOG_MASTER.A&quot;&amp;MATCH([.G15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1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15]; [$BACKLOG_MASTER.$A:.$A]; 0)); &quot;&quot;)" office:value-type="string" office:string-value="Importer data dans Godot (loader + cache)" calcext:value-type="string">
            <text:p>Importer data dans Godot (loader + cache)</text:p>
          </table:table-cell>
          <table:table-cell table:style-name="ce82" table:formula="of:=IFERROR(INDEX([$BACKLOG_MASTER.$C:.$C]; MATCH([.G15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15]; [$BACKLOG_MASTER.$A:.$A]; 0)); &quot;&quot;)" office:value-type="string" office:string-value="P3" calcext:value-type="string">
            <text:p>P3</text:p>
          </table:table-cell>
          <table:table-cell table:style-name="ce82" table:formula="of:=IFERROR(INDEX([$BACKLOG_MASTER.$H:.$H]; MATCH([.G15]; [$BACKLOG_MASTER.$A:.$A]; 0)); &quot;&quot;)" office:value-type="string" office:string-value="Outils" calcext:value-type="string">
            <text:p>Outils</text:p>
          </table:table-cell>
          <table:table-cell table:style-name="ce82" table:formula="of:=IF([.G15]=&quot;&quot;; &quot;&quot;; IF(COUNTIF([$BACKLOG_MASTER.$A:.$A]; [.G15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2</text:p>
          </table:table-cell>
          <table:table-cell table:style-name="ce82" office:value-type="string" calcext:value-type="string">
            <text:p>TODO</text:p>
          </table:table-cell>
          <table:table-cell table:style-name="ce82" office:value-type="string" calcext:value-type="string">
            <text:p>Futur : script validation scan projet Godot vs Backlog (rapport OK/manquant/incohérent) + CI GitHub.</text:p>
          </table:table-cell>
          <table:table-cell table:style-name="ce82" office:value-type="string" calcext:value-type="string">
            <text:p>Automatisation qualité et suivi.</text:p>
          </table:table-cell>
          <table:table-cell table:style-name="ce82" office:value-type="string" calcext:value-type="string">
            <text:p>validate script + GitHub Actions</text:p>
          </table:table-cell>
          <table:table-cell table:style-name="ce82" office:value-type="string" calcext:value-type="string">
            <text:p>JRNL_BORD_015</text:p>
          </table:table-cell>
          <table:table-cell table:style-name="ce82" office:value-type="string" calcext:value-type="string">
            <text:p>RB_P6_RELEASE_PIPELINE_BUILD_EXPORTS_VERSI</text:p>
          </table:table-cell>
          <table:table-cell table:style-name="ce82" table:formula="of:=IFERROR(HYPERLINK(&quot;#BACKLOG_MASTER.A&quot;&amp;MATCH([.G16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16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BACKLOG_MASTER.$B:.$B]; MATCH([.G16]; [$BACKLOG_MASTER.$A:.$A]; 0)); &quot;&quot;)" office:value-type="string" office:string-value="Pipeline build (exports) + versioning + changelog" calcext:value-type="string">
            <text:p>Pipeline build (exports) + versioning + changelog</text:p>
          </table:table-cell>
          <table:table-cell table:style-name="ce82" table:formula="of:=IFERROR(INDEX([$BACKLOG_MASTER.$C:.$C]; MATCH([.G16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16]; [$BACKLOG_MASTER.$A:.$A]; 0)); &quot;&quot;)" office:value-type="string" office:string-value="P6" calcext:value-type="string">
            <text:p>P6</text:p>
          </table:table-cell>
          <table:table-cell table:style-name="ce82" table:formula="of:=IFERROR(INDEX([$BACKLOG_MASTER.$H:.$H]; MATCH([.G16]; [$BACKLOG_MASTER.$A:.$A]; 0)); &quot;&quot;)" office:value-type="string" office:string-value="Outils" calcext:value-type="string">
            <text:p>Outils</text:p>
          </table:table-cell>
          <table:table-cell table:style-name="ce82" table:formula="of:=IF([.G16]=&quot;&quot;; &quot;&quot;; IF(COUNTIF([$BACKLOG_MASTER.$A:.$A]; [.G16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];[$BACKLOG_MASTER.$A:.$A];0); &quot;↗&quot;); &quot;&quot;)">
            <text:p/>
          </table:table-cell>
          <table:table-cell table:style-name="ce82" table:formula="of:=IFERROR(INDEX([$BACKLOG_MASTER.$F:.$F]; MATCH([.G17]; [$BACKLOG_MASTER.$A:.$A]; 0)); &quot;&quot;)">
            <text:p/>
          </table:table-cell>
          <table:table-cell table:style-name="ce82" table:formula="of:=IFERROR(INDEX([$BACKLOG_MASTER.$B:.$B]; MATCH([.G17]; [$BACKLOG_MASTER.$A:.$A]; 0)); &quot;&quot;)">
            <text:p/>
          </table:table-cell>
          <table:table-cell table:style-name="ce82" table:formula="of:=IFERROR(INDEX([$BACKLOG_MASTER.$C:.$C]; MATCH([.G17]; [$BACKLOG_MASTER.$A:.$A]; 0)); &quot;&quot;)">
            <text:p/>
          </table:table-cell>
          <table:table-cell table:style-name="ce82" table:formula="of:=IFERROR(INDEX([$BACKLOG_MASTER.$G:.$G]; MATCH([.G17]; [$BACKLOG_MASTER.$A:.$A]; 0)); &quot;&quot;)">
            <text:p/>
          </table:table-cell>
          <table:table-cell table:style-name="ce82" table:formula="of:=IFERROR(INDEX([$BACKLOG_MASTER.$H:.$H]; MATCH([.G17]; [$BACKLOG_MASTER.$A:.$A]; 0)); &quot;&quot;)">
            <text:p/>
          </table:table-cell>
          <table:table-cell table:style-name="ce82" table:formula="of:=IF([.G17]=&quot;&quot;; &quot;&quot;; IF(COUNTIF([$BACKLOG_MASTER.$A:.$A]; [.G1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];[$BACKLOG_MASTER.$A:.$A];0); &quot;↗&quot;); &quot;&quot;)">
            <text:p/>
          </table:table-cell>
          <table:table-cell table:style-name="ce82" table:formula="of:=IFERROR(INDEX([$BACKLOG_MASTER.$F:.$F]; MATCH([.G18]; [$BACKLOG_MASTER.$A:.$A]; 0)); &quot;&quot;)">
            <text:p/>
          </table:table-cell>
          <table:table-cell table:style-name="ce82" table:formula="of:=IFERROR(INDEX([$BACKLOG_MASTER.$B:.$B]; MATCH([.G18]; [$BACKLOG_MASTER.$A:.$A]; 0)); &quot;&quot;)">
            <text:p/>
          </table:table-cell>
          <table:table-cell table:style-name="ce82" table:formula="of:=IFERROR(INDEX([$BACKLOG_MASTER.$C:.$C]; MATCH([.G18]; [$BACKLOG_MASTER.$A:.$A]; 0)); &quot;&quot;)">
            <text:p/>
          </table:table-cell>
          <table:table-cell table:style-name="ce82" table:formula="of:=IFERROR(INDEX([$BACKLOG_MASTER.$G:.$G]; MATCH([.G18]; [$BACKLOG_MASTER.$A:.$A]; 0)); &quot;&quot;)">
            <text:p/>
          </table:table-cell>
          <table:table-cell table:style-name="ce82" table:formula="of:=IFERROR(INDEX([$BACKLOG_MASTER.$H:.$H]; MATCH([.G18]; [$BACKLOG_MASTER.$A:.$A]; 0)); &quot;&quot;)">
            <text:p/>
          </table:table-cell>
          <table:table-cell table:style-name="ce82" table:formula="of:=IF([.G18]=&quot;&quot;; &quot;&quot;; IF(COUNTIF([$BACKLOG_MASTER.$A:.$A]; [.G1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];[$BACKLOG_MASTER.$A:.$A];0); &quot;↗&quot;); &quot;&quot;)">
            <text:p/>
          </table:table-cell>
          <table:table-cell table:style-name="ce82" table:formula="of:=IFERROR(INDEX([$BACKLOG_MASTER.$F:.$F]; MATCH([.G19]; [$BACKLOG_MASTER.$A:.$A]; 0)); &quot;&quot;)">
            <text:p/>
          </table:table-cell>
          <table:table-cell table:style-name="ce82" table:formula="of:=IFERROR(INDEX([$BACKLOG_MASTER.$B:.$B]; MATCH([.G19]; [$BACKLOG_MASTER.$A:.$A]; 0)); &quot;&quot;)">
            <text:p/>
          </table:table-cell>
          <table:table-cell table:style-name="ce82" table:formula="of:=IFERROR(INDEX([$BACKLOG_MASTER.$C:.$C]; MATCH([.G19]; [$BACKLOG_MASTER.$A:.$A]; 0)); &quot;&quot;)">
            <text:p/>
          </table:table-cell>
          <table:table-cell table:style-name="ce82" table:formula="of:=IFERROR(INDEX([$BACKLOG_MASTER.$G:.$G]; MATCH([.G19]; [$BACKLOG_MASTER.$A:.$A]; 0)); &quot;&quot;)">
            <text:p/>
          </table:table-cell>
          <table:table-cell table:style-name="ce82" table:formula="of:=IFERROR(INDEX([$BACKLOG_MASTER.$H:.$H]; MATCH([.G19]; [$BACKLOG_MASTER.$A:.$A]; 0)); &quot;&quot;)">
            <text:p/>
          </table:table-cell>
          <table:table-cell table:style-name="ce82" table:formula="of:=IF([.G19]=&quot;&quot;; &quot;&quot;; IF(COUNTIF([$BACKLOG_MASTER.$A:.$A]; [.G1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0];[$BACKLOG_MASTER.$A:.$A];0); &quot;↗&quot;); &quot;&quot;)">
            <text:p/>
          </table:table-cell>
          <table:table-cell table:style-name="ce82" table:formula="of:=IFERROR(INDEX([$BACKLOG_MASTER.$F:.$F]; MATCH([.G20]; [$BACKLOG_MASTER.$A:.$A]; 0)); &quot;&quot;)">
            <text:p/>
          </table:table-cell>
          <table:table-cell table:style-name="ce82" table:formula="of:=IFERROR(INDEX([$BACKLOG_MASTER.$B:.$B]; MATCH([.G20]; [$BACKLOG_MASTER.$A:.$A]; 0)); &quot;&quot;)">
            <text:p/>
          </table:table-cell>
          <table:table-cell table:style-name="ce82" table:formula="of:=IFERROR(INDEX([$BACKLOG_MASTER.$C:.$C]; MATCH([.G20]; [$BACKLOG_MASTER.$A:.$A]; 0)); &quot;&quot;)">
            <text:p/>
          </table:table-cell>
          <table:table-cell table:style-name="ce82" table:formula="of:=IFERROR(INDEX([$BACKLOG_MASTER.$G:.$G]; MATCH([.G20]; [$BACKLOG_MASTER.$A:.$A]; 0)); &quot;&quot;)">
            <text:p/>
          </table:table-cell>
          <table:table-cell table:style-name="ce82" table:formula="of:=IFERROR(INDEX([$BACKLOG_MASTER.$H:.$H]; MATCH([.G20]; [$BACKLOG_MASTER.$A:.$A]; 0)); &quot;&quot;)">
            <text:p/>
          </table:table-cell>
          <table:table-cell table:style-name="ce82" table:formula="of:=IF([.G20]=&quot;&quot;; &quot;&quot;; IF(COUNTIF([$BACKLOG_MASTER.$A:.$A]; [.G2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1];[$BACKLOG_MASTER.$A:.$A];0); &quot;↗&quot;); &quot;&quot;)">
            <text:p/>
          </table:table-cell>
          <table:table-cell table:style-name="ce82" table:formula="of:=IFERROR(INDEX([$BACKLOG_MASTER.$F:.$F]; MATCH([.G21]; [$BACKLOG_MASTER.$A:.$A]; 0)); &quot;&quot;)">
            <text:p/>
          </table:table-cell>
          <table:table-cell table:style-name="ce82" table:formula="of:=IFERROR(INDEX([$BACKLOG_MASTER.$B:.$B]; MATCH([.G21]; [$BACKLOG_MASTER.$A:.$A]; 0)); &quot;&quot;)">
            <text:p/>
          </table:table-cell>
          <table:table-cell table:style-name="ce82" table:formula="of:=IFERROR(INDEX([$BACKLOG_MASTER.$C:.$C]; MATCH([.G21]; [$BACKLOG_MASTER.$A:.$A]; 0)); &quot;&quot;)">
            <text:p/>
          </table:table-cell>
          <table:table-cell table:style-name="ce82" table:formula="of:=IFERROR(INDEX([$BACKLOG_MASTER.$G:.$G]; MATCH([.G21]; [$BACKLOG_MASTER.$A:.$A]; 0)); &quot;&quot;)">
            <text:p/>
          </table:table-cell>
          <table:table-cell table:style-name="ce82" table:formula="of:=IFERROR(INDEX([$BACKLOG_MASTER.$H:.$H]; MATCH([.G21]; [$BACKLOG_MASTER.$A:.$A]; 0)); &quot;&quot;)">
            <text:p/>
          </table:table-cell>
          <table:table-cell table:style-name="ce82" table:formula="of:=IF([.G21]=&quot;&quot;; &quot;&quot;; IF(COUNTIF([$BACKLOG_MASTER.$A:.$A]; [.G2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2];[$BACKLOG_MASTER.$A:.$A];0); &quot;↗&quot;); &quot;&quot;)">
            <text:p/>
          </table:table-cell>
          <table:table-cell table:style-name="ce82" table:formula="of:=IFERROR(INDEX([$BACKLOG_MASTER.$F:.$F]; MATCH([.G22]; [$BACKLOG_MASTER.$A:.$A]; 0)); &quot;&quot;)">
            <text:p/>
          </table:table-cell>
          <table:table-cell table:style-name="ce82" table:formula="of:=IFERROR(INDEX([$BACKLOG_MASTER.$B:.$B]; MATCH([.G22]; [$BACKLOG_MASTER.$A:.$A]; 0)); &quot;&quot;)">
            <text:p/>
          </table:table-cell>
          <table:table-cell table:style-name="ce82" table:formula="of:=IFERROR(INDEX([$BACKLOG_MASTER.$C:.$C]; MATCH([.G22]; [$BACKLOG_MASTER.$A:.$A]; 0)); &quot;&quot;)">
            <text:p/>
          </table:table-cell>
          <table:table-cell table:style-name="ce82" table:formula="of:=IFERROR(INDEX([$BACKLOG_MASTER.$G:.$G]; MATCH([.G22]; [$BACKLOG_MASTER.$A:.$A]; 0)); &quot;&quot;)">
            <text:p/>
          </table:table-cell>
          <table:table-cell table:style-name="ce82" table:formula="of:=IFERROR(INDEX([$BACKLOG_MASTER.$H:.$H]; MATCH([.G22]; [$BACKLOG_MASTER.$A:.$A]; 0)); &quot;&quot;)">
            <text:p/>
          </table:table-cell>
          <table:table-cell table:style-name="ce82" table:formula="of:=IF([.G22]=&quot;&quot;; &quot;&quot;; IF(COUNTIF([$BACKLOG_MASTER.$A:.$A]; [.G2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3];[$BACKLOG_MASTER.$A:.$A];0); &quot;↗&quot;); &quot;&quot;)">
            <text:p/>
          </table:table-cell>
          <table:table-cell table:style-name="ce82" table:formula="of:=IFERROR(INDEX([$BACKLOG_MASTER.$F:.$F]; MATCH([.G23]; [$BACKLOG_MASTER.$A:.$A]; 0)); &quot;&quot;)">
            <text:p/>
          </table:table-cell>
          <table:table-cell table:style-name="ce82" table:formula="of:=IFERROR(INDEX([$BACKLOG_MASTER.$B:.$B]; MATCH([.G23]; [$BACKLOG_MASTER.$A:.$A]; 0)); &quot;&quot;)">
            <text:p/>
          </table:table-cell>
          <table:table-cell table:style-name="ce82" table:formula="of:=IFERROR(INDEX([$BACKLOG_MASTER.$C:.$C]; MATCH([.G23]; [$BACKLOG_MASTER.$A:.$A]; 0)); &quot;&quot;)">
            <text:p/>
          </table:table-cell>
          <table:table-cell table:style-name="ce82" table:formula="of:=IFERROR(INDEX([$BACKLOG_MASTER.$G:.$G]; MATCH([.G23]; [$BACKLOG_MASTER.$A:.$A]; 0)); &quot;&quot;)">
            <text:p/>
          </table:table-cell>
          <table:table-cell table:style-name="ce82" table:formula="of:=IFERROR(INDEX([$BACKLOG_MASTER.$H:.$H]; MATCH([.G23]; [$BACKLOG_MASTER.$A:.$A]; 0)); &quot;&quot;)">
            <text:p/>
          </table:table-cell>
          <table:table-cell table:style-name="ce82" table:formula="of:=IF([.G23]=&quot;&quot;; &quot;&quot;; IF(COUNTIF([$BACKLOG_MASTER.$A:.$A]; [.G2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4];[$BACKLOG_MASTER.$A:.$A];0); &quot;↗&quot;); &quot;&quot;)">
            <text:p/>
          </table:table-cell>
          <table:table-cell table:style-name="ce82" table:formula="of:=IFERROR(INDEX([$BACKLOG_MASTER.$F:.$F]; MATCH([.G24]; [$BACKLOG_MASTER.$A:.$A]; 0)); &quot;&quot;)">
            <text:p/>
          </table:table-cell>
          <table:table-cell table:style-name="ce82" table:formula="of:=IFERROR(INDEX([$BACKLOG_MASTER.$B:.$B]; MATCH([.G24]; [$BACKLOG_MASTER.$A:.$A]; 0)); &quot;&quot;)">
            <text:p/>
          </table:table-cell>
          <table:table-cell table:style-name="ce82" table:formula="of:=IFERROR(INDEX([$BACKLOG_MASTER.$C:.$C]; MATCH([.G24]; [$BACKLOG_MASTER.$A:.$A]; 0)); &quot;&quot;)">
            <text:p/>
          </table:table-cell>
          <table:table-cell table:style-name="ce82" table:formula="of:=IFERROR(INDEX([$BACKLOG_MASTER.$G:.$G]; MATCH([.G24]; [$BACKLOG_MASTER.$A:.$A]; 0)); &quot;&quot;)">
            <text:p/>
          </table:table-cell>
          <table:table-cell table:style-name="ce82" table:formula="of:=IFERROR(INDEX([$BACKLOG_MASTER.$H:.$H]; MATCH([.G24]; [$BACKLOG_MASTER.$A:.$A]; 0)); &quot;&quot;)">
            <text:p/>
          </table:table-cell>
          <table:table-cell table:style-name="ce82" table:formula="of:=IF([.G24]=&quot;&quot;; &quot;&quot;; IF(COUNTIF([$BACKLOG_MASTER.$A:.$A]; [.G2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5];[$BACKLOG_MASTER.$A:.$A];0); &quot;↗&quot;); &quot;&quot;)">
            <text:p/>
          </table:table-cell>
          <table:table-cell table:style-name="ce82" table:formula="of:=IFERROR(INDEX([$BACKLOG_MASTER.$F:.$F]; MATCH([.G25]; [$BACKLOG_MASTER.$A:.$A]; 0)); &quot;&quot;)">
            <text:p/>
          </table:table-cell>
          <table:table-cell table:style-name="ce82" table:formula="of:=IFERROR(INDEX([$BACKLOG_MASTER.$B:.$B]; MATCH([.G25]; [$BACKLOG_MASTER.$A:.$A]; 0)); &quot;&quot;)">
            <text:p/>
          </table:table-cell>
          <table:table-cell table:style-name="ce82" table:formula="of:=IFERROR(INDEX([$BACKLOG_MASTER.$C:.$C]; MATCH([.G25]; [$BACKLOG_MASTER.$A:.$A]; 0)); &quot;&quot;)">
            <text:p/>
          </table:table-cell>
          <table:table-cell table:style-name="ce82" table:formula="of:=IFERROR(INDEX([$BACKLOG_MASTER.$G:.$G]; MATCH([.G25]; [$BACKLOG_MASTER.$A:.$A]; 0)); &quot;&quot;)">
            <text:p/>
          </table:table-cell>
          <table:table-cell table:style-name="ce82" table:formula="of:=IFERROR(INDEX([$BACKLOG_MASTER.$H:.$H]; MATCH([.G25]; [$BACKLOG_MASTER.$A:.$A]; 0)); &quot;&quot;)">
            <text:p/>
          </table:table-cell>
          <table:table-cell table:style-name="ce82" table:formula="of:=IF([.G25]=&quot;&quot;; &quot;&quot;; IF(COUNTIF([$BACKLOG_MASTER.$A:.$A]; [.G2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6];[$BACKLOG_MASTER.$A:.$A];0); &quot;↗&quot;); &quot;&quot;)">
            <text:p/>
          </table:table-cell>
          <table:table-cell table:style-name="ce82" table:formula="of:=IFERROR(INDEX([$BACKLOG_MASTER.$F:.$F]; MATCH([.G26]; [$BACKLOG_MASTER.$A:.$A]; 0)); &quot;&quot;)">
            <text:p/>
          </table:table-cell>
          <table:table-cell table:style-name="ce82" table:formula="of:=IFERROR(INDEX([$BACKLOG_MASTER.$B:.$B]; MATCH([.G26]; [$BACKLOG_MASTER.$A:.$A]; 0)); &quot;&quot;)">
            <text:p/>
          </table:table-cell>
          <table:table-cell table:style-name="ce82" table:formula="of:=IFERROR(INDEX([$BACKLOG_MASTER.$C:.$C]; MATCH([.G26]; [$BACKLOG_MASTER.$A:.$A]; 0)); &quot;&quot;)">
            <text:p/>
          </table:table-cell>
          <table:table-cell table:style-name="ce82" table:formula="of:=IFERROR(INDEX([$BACKLOG_MASTER.$G:.$G]; MATCH([.G26]; [$BACKLOG_MASTER.$A:.$A]; 0)); &quot;&quot;)">
            <text:p/>
          </table:table-cell>
          <table:table-cell table:style-name="ce82" table:formula="of:=IFERROR(INDEX([$BACKLOG_MASTER.$H:.$H]; MATCH([.G26]; [$BACKLOG_MASTER.$A:.$A]; 0)); &quot;&quot;)">
            <text:p/>
          </table:table-cell>
          <table:table-cell table:style-name="ce82" table:formula="of:=IF([.G26]=&quot;&quot;; &quot;&quot;; IF(COUNTIF([$BACKLOG_MASTER.$A:.$A]; [.G2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7];[$BACKLOG_MASTER.$A:.$A];0); &quot;↗&quot;); &quot;&quot;)">
            <text:p/>
          </table:table-cell>
          <table:table-cell table:style-name="ce82" table:formula="of:=IFERROR(INDEX([$BACKLOG_MASTER.$F:.$F]; MATCH([.G27]; [$BACKLOG_MASTER.$A:.$A]; 0)); &quot;&quot;)">
            <text:p/>
          </table:table-cell>
          <table:table-cell table:style-name="ce82" table:formula="of:=IFERROR(INDEX([$BACKLOG_MASTER.$B:.$B]; MATCH([.G27]; [$BACKLOG_MASTER.$A:.$A]; 0)); &quot;&quot;)">
            <text:p/>
          </table:table-cell>
          <table:table-cell table:style-name="ce82" table:formula="of:=IFERROR(INDEX([$BACKLOG_MASTER.$C:.$C]; MATCH([.G27]; [$BACKLOG_MASTER.$A:.$A]; 0)); &quot;&quot;)">
            <text:p/>
          </table:table-cell>
          <table:table-cell table:style-name="ce82" table:formula="of:=IFERROR(INDEX([$BACKLOG_MASTER.$G:.$G]; MATCH([.G27]; [$BACKLOG_MASTER.$A:.$A]; 0)); &quot;&quot;)">
            <text:p/>
          </table:table-cell>
          <table:table-cell table:style-name="ce82" table:formula="of:=IFERROR(INDEX([$BACKLOG_MASTER.$H:.$H]; MATCH([.G27]; [$BACKLOG_MASTER.$A:.$A]; 0)); &quot;&quot;)">
            <text:p/>
          </table:table-cell>
          <table:table-cell table:style-name="ce82" table:formula="of:=IF([.G27]=&quot;&quot;; &quot;&quot;; IF(COUNTIF([$BACKLOG_MASTER.$A:.$A]; [.G2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8];[$BACKLOG_MASTER.$A:.$A];0); &quot;↗&quot;); &quot;&quot;)">
            <text:p/>
          </table:table-cell>
          <table:table-cell table:style-name="ce82" table:formula="of:=IFERROR(INDEX([$BACKLOG_MASTER.$F:.$F]; MATCH([.G28]; [$BACKLOG_MASTER.$A:.$A]; 0)); &quot;&quot;)">
            <text:p/>
          </table:table-cell>
          <table:table-cell table:style-name="ce82" table:formula="of:=IFERROR(INDEX([$BACKLOG_MASTER.$B:.$B]; MATCH([.G28]; [$BACKLOG_MASTER.$A:.$A]; 0)); &quot;&quot;)">
            <text:p/>
          </table:table-cell>
          <table:table-cell table:style-name="ce82" table:formula="of:=IFERROR(INDEX([$BACKLOG_MASTER.$C:.$C]; MATCH([.G28]; [$BACKLOG_MASTER.$A:.$A]; 0)); &quot;&quot;)">
            <text:p/>
          </table:table-cell>
          <table:table-cell table:style-name="ce82" table:formula="of:=IFERROR(INDEX([$BACKLOG_MASTER.$G:.$G]; MATCH([.G28]; [$BACKLOG_MASTER.$A:.$A]; 0)); &quot;&quot;)">
            <text:p/>
          </table:table-cell>
          <table:table-cell table:style-name="ce82" table:formula="of:=IFERROR(INDEX([$BACKLOG_MASTER.$H:.$H]; MATCH([.G28]; [$BACKLOG_MASTER.$A:.$A]; 0)); &quot;&quot;)">
            <text:p/>
          </table:table-cell>
          <table:table-cell table:style-name="ce82" table:formula="of:=IF([.G28]=&quot;&quot;; &quot;&quot;; IF(COUNTIF([$BACKLOG_MASTER.$A:.$A]; [.G2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9];[$BACKLOG_MASTER.$A:.$A];0); &quot;↗&quot;); &quot;&quot;)">
            <text:p/>
          </table:table-cell>
          <table:table-cell table:style-name="ce82" table:formula="of:=IFERROR(INDEX([$BACKLOG_MASTER.$F:.$F]; MATCH([.G29]; [$BACKLOG_MASTER.$A:.$A]; 0)); &quot;&quot;)">
            <text:p/>
          </table:table-cell>
          <table:table-cell table:style-name="ce82" table:formula="of:=IFERROR(INDEX([$BACKLOG_MASTER.$B:.$B]; MATCH([.G29]; [$BACKLOG_MASTER.$A:.$A]; 0)); &quot;&quot;)">
            <text:p/>
          </table:table-cell>
          <table:table-cell table:style-name="ce82" table:formula="of:=IFERROR(INDEX([$BACKLOG_MASTER.$C:.$C]; MATCH([.G29]; [$BACKLOG_MASTER.$A:.$A]; 0)); &quot;&quot;)">
            <text:p/>
          </table:table-cell>
          <table:table-cell table:style-name="ce82" table:formula="of:=IFERROR(INDEX([$BACKLOG_MASTER.$G:.$G]; MATCH([.G29]; [$BACKLOG_MASTER.$A:.$A]; 0)); &quot;&quot;)">
            <text:p/>
          </table:table-cell>
          <table:table-cell table:style-name="ce82" table:formula="of:=IFERROR(INDEX([$BACKLOG_MASTER.$H:.$H]; MATCH([.G29]; [$BACKLOG_MASTER.$A:.$A]; 0)); &quot;&quot;)">
            <text:p/>
          </table:table-cell>
          <table:table-cell table:style-name="ce82" table:formula="of:=IF([.G29]=&quot;&quot;; &quot;&quot;; IF(COUNTIF([$BACKLOG_MASTER.$A:.$A]; [.G2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0];[$BACKLOG_MASTER.$A:.$A];0); &quot;↗&quot;); &quot;&quot;)">
            <text:p/>
          </table:table-cell>
          <table:table-cell table:style-name="ce82" table:formula="of:=IFERROR(INDEX([$BACKLOG_MASTER.$F:.$F]; MATCH([.G30]; [$BACKLOG_MASTER.$A:.$A]; 0)); &quot;&quot;)">
            <text:p/>
          </table:table-cell>
          <table:table-cell table:style-name="ce82" table:formula="of:=IFERROR(INDEX([$BACKLOG_MASTER.$B:.$B]; MATCH([.G30]; [$BACKLOG_MASTER.$A:.$A]; 0)); &quot;&quot;)">
            <text:p/>
          </table:table-cell>
          <table:table-cell table:style-name="ce82" table:formula="of:=IFERROR(INDEX([$BACKLOG_MASTER.$C:.$C]; MATCH([.G30]; [$BACKLOG_MASTER.$A:.$A]; 0)); &quot;&quot;)">
            <text:p/>
          </table:table-cell>
          <table:table-cell table:style-name="ce82" table:formula="of:=IFERROR(INDEX([$BACKLOG_MASTER.$G:.$G]; MATCH([.G30]; [$BACKLOG_MASTER.$A:.$A]; 0)); &quot;&quot;)">
            <text:p/>
          </table:table-cell>
          <table:table-cell table:style-name="ce82" table:formula="of:=IFERROR(INDEX([$BACKLOG_MASTER.$H:.$H]; MATCH([.G30]; [$BACKLOG_MASTER.$A:.$A]; 0)); &quot;&quot;)">
            <text:p/>
          </table:table-cell>
          <table:table-cell table:style-name="ce82" table:formula="of:=IF([.G30]=&quot;&quot;; &quot;&quot;; IF(COUNTIF([$BACKLOG_MASTER.$A:.$A]; [.G3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1];[$BACKLOG_MASTER.$A:.$A];0); &quot;↗&quot;); &quot;&quot;)">
            <text:p/>
          </table:table-cell>
          <table:table-cell table:style-name="ce82" table:formula="of:=IFERROR(INDEX([$BACKLOG_MASTER.$F:.$F]; MATCH([.G31]; [$BACKLOG_MASTER.$A:.$A]; 0)); &quot;&quot;)">
            <text:p/>
          </table:table-cell>
          <table:table-cell table:style-name="ce82" table:formula="of:=IFERROR(INDEX([$BACKLOG_MASTER.$B:.$B]; MATCH([.G31]; [$BACKLOG_MASTER.$A:.$A]; 0)); &quot;&quot;)">
            <text:p/>
          </table:table-cell>
          <table:table-cell table:style-name="ce82" table:formula="of:=IFERROR(INDEX([$BACKLOG_MASTER.$C:.$C]; MATCH([.G31]; [$BACKLOG_MASTER.$A:.$A]; 0)); &quot;&quot;)">
            <text:p/>
          </table:table-cell>
          <table:table-cell table:style-name="ce82" table:formula="of:=IFERROR(INDEX([$BACKLOG_MASTER.$G:.$G]; MATCH([.G31]; [$BACKLOG_MASTER.$A:.$A]; 0)); &quot;&quot;)">
            <text:p/>
          </table:table-cell>
          <table:table-cell table:style-name="ce82" table:formula="of:=IFERROR(INDEX([$BACKLOG_MASTER.$H:.$H]; MATCH([.G31]; [$BACKLOG_MASTER.$A:.$A]; 0)); &quot;&quot;)">
            <text:p/>
          </table:table-cell>
          <table:table-cell table:style-name="ce82" table:formula="of:=IF([.G31]=&quot;&quot;; &quot;&quot;; IF(COUNTIF([$BACKLOG_MASTER.$A:.$A]; [.G3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2];[$BACKLOG_MASTER.$A:.$A];0); &quot;↗&quot;); &quot;&quot;)">
            <text:p/>
          </table:table-cell>
          <table:table-cell table:style-name="ce82" table:formula="of:=IFERROR(INDEX([$BACKLOG_MASTER.$F:.$F]; MATCH([.G32]; [$BACKLOG_MASTER.$A:.$A]; 0)); &quot;&quot;)">
            <text:p/>
          </table:table-cell>
          <table:table-cell table:style-name="ce82" table:formula="of:=IFERROR(INDEX([$BACKLOG_MASTER.$B:.$B]; MATCH([.G32]; [$BACKLOG_MASTER.$A:.$A]; 0)); &quot;&quot;)">
            <text:p/>
          </table:table-cell>
          <table:table-cell table:style-name="ce82" table:formula="of:=IFERROR(INDEX([$BACKLOG_MASTER.$C:.$C]; MATCH([.G32]; [$BACKLOG_MASTER.$A:.$A]; 0)); &quot;&quot;)">
            <text:p/>
          </table:table-cell>
          <table:table-cell table:style-name="ce82" table:formula="of:=IFERROR(INDEX([$BACKLOG_MASTER.$G:.$G]; MATCH([.G32]; [$BACKLOG_MASTER.$A:.$A]; 0)); &quot;&quot;)">
            <text:p/>
          </table:table-cell>
          <table:table-cell table:style-name="ce82" table:formula="of:=IFERROR(INDEX([$BACKLOG_MASTER.$H:.$H]; MATCH([.G32]; [$BACKLOG_MASTER.$A:.$A]; 0)); &quot;&quot;)">
            <text:p/>
          </table:table-cell>
          <table:table-cell table:style-name="ce82" table:formula="of:=IF([.G32]=&quot;&quot;; &quot;&quot;; IF(COUNTIF([$BACKLOG_MASTER.$A:.$A]; [.G3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3];[$BACKLOG_MASTER.$A:.$A];0); &quot;↗&quot;); &quot;&quot;)">
            <text:p/>
          </table:table-cell>
          <table:table-cell table:style-name="ce82" table:formula="of:=IFERROR(INDEX([$BACKLOG_MASTER.$F:.$F]; MATCH([.G33]; [$BACKLOG_MASTER.$A:.$A]; 0)); &quot;&quot;)">
            <text:p/>
          </table:table-cell>
          <table:table-cell table:style-name="ce82" table:formula="of:=IFERROR(INDEX([$BACKLOG_MASTER.$B:.$B]; MATCH([.G33]; [$BACKLOG_MASTER.$A:.$A]; 0)); &quot;&quot;)">
            <text:p/>
          </table:table-cell>
          <table:table-cell table:style-name="ce82" table:formula="of:=IFERROR(INDEX([$BACKLOG_MASTER.$C:.$C]; MATCH([.G33]; [$BACKLOG_MASTER.$A:.$A]; 0)); &quot;&quot;)">
            <text:p/>
          </table:table-cell>
          <table:table-cell table:style-name="ce82" table:formula="of:=IFERROR(INDEX([$BACKLOG_MASTER.$G:.$G]; MATCH([.G33]; [$BACKLOG_MASTER.$A:.$A]; 0)); &quot;&quot;)">
            <text:p/>
          </table:table-cell>
          <table:table-cell table:style-name="ce82" table:formula="of:=IFERROR(INDEX([$BACKLOG_MASTER.$H:.$H]; MATCH([.G33]; [$BACKLOG_MASTER.$A:.$A]; 0)); &quot;&quot;)">
            <text:p/>
          </table:table-cell>
          <table:table-cell table:style-name="ce82" table:formula="of:=IF([.G33]=&quot;&quot;; &quot;&quot;; IF(COUNTIF([$BACKLOG_MASTER.$A:.$A]; [.G3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4];[$BACKLOG_MASTER.$A:.$A];0); &quot;↗&quot;); &quot;&quot;)">
            <text:p/>
          </table:table-cell>
          <table:table-cell table:style-name="ce82" table:formula="of:=IFERROR(INDEX([$BACKLOG_MASTER.$F:.$F]; MATCH([.G34]; [$BACKLOG_MASTER.$A:.$A]; 0)); &quot;&quot;)">
            <text:p/>
          </table:table-cell>
          <table:table-cell table:style-name="ce82" table:formula="of:=IFERROR(INDEX([$BACKLOG_MASTER.$B:.$B]; MATCH([.G34]; [$BACKLOG_MASTER.$A:.$A]; 0)); &quot;&quot;)">
            <text:p/>
          </table:table-cell>
          <table:table-cell table:style-name="ce82" table:formula="of:=IFERROR(INDEX([$BACKLOG_MASTER.$C:.$C]; MATCH([.G34]; [$BACKLOG_MASTER.$A:.$A]; 0)); &quot;&quot;)">
            <text:p/>
          </table:table-cell>
          <table:table-cell table:style-name="ce82" table:formula="of:=IFERROR(INDEX([$BACKLOG_MASTER.$G:.$G]; MATCH([.G34]; [$BACKLOG_MASTER.$A:.$A]; 0)); &quot;&quot;)">
            <text:p/>
          </table:table-cell>
          <table:table-cell table:style-name="ce82" table:formula="of:=IFERROR(INDEX([$BACKLOG_MASTER.$H:.$H]; MATCH([.G34]; [$BACKLOG_MASTER.$A:.$A]; 0)); &quot;&quot;)">
            <text:p/>
          </table:table-cell>
          <table:table-cell table:style-name="ce82" table:formula="of:=IF([.G34]=&quot;&quot;; &quot;&quot;; IF(COUNTIF([$BACKLOG_MASTER.$A:.$A]; [.G3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5];[$BACKLOG_MASTER.$A:.$A];0); &quot;↗&quot;); &quot;&quot;)">
            <text:p/>
          </table:table-cell>
          <table:table-cell table:style-name="ce82" table:formula="of:=IFERROR(INDEX([$BACKLOG_MASTER.$F:.$F]; MATCH([.G35]; [$BACKLOG_MASTER.$A:.$A]; 0)); &quot;&quot;)">
            <text:p/>
          </table:table-cell>
          <table:table-cell table:style-name="ce82" table:formula="of:=IFERROR(INDEX([$BACKLOG_MASTER.$B:.$B]; MATCH([.G35]; [$BACKLOG_MASTER.$A:.$A]; 0)); &quot;&quot;)">
            <text:p/>
          </table:table-cell>
          <table:table-cell table:style-name="ce82" table:formula="of:=IFERROR(INDEX([$BACKLOG_MASTER.$C:.$C]; MATCH([.G35]; [$BACKLOG_MASTER.$A:.$A]; 0)); &quot;&quot;)">
            <text:p/>
          </table:table-cell>
          <table:table-cell table:style-name="ce82" table:formula="of:=IFERROR(INDEX([$BACKLOG_MASTER.$G:.$G]; MATCH([.G35]; [$BACKLOG_MASTER.$A:.$A]; 0)); &quot;&quot;)">
            <text:p/>
          </table:table-cell>
          <table:table-cell table:style-name="ce82" table:formula="of:=IFERROR(INDEX([$BACKLOG_MASTER.$H:.$H]; MATCH([.G35]; [$BACKLOG_MASTER.$A:.$A]; 0)); &quot;&quot;)">
            <text:p/>
          </table:table-cell>
          <table:table-cell table:style-name="ce82" table:formula="of:=IF([.G35]=&quot;&quot;; &quot;&quot;; IF(COUNTIF([$BACKLOG_MASTER.$A:.$A]; [.G3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6];[$BACKLOG_MASTER.$A:.$A];0); &quot;↗&quot;); &quot;&quot;)">
            <text:p/>
          </table:table-cell>
          <table:table-cell table:style-name="ce82" table:formula="of:=IFERROR(INDEX([$BACKLOG_MASTER.$F:.$F]; MATCH([.G36]; [$BACKLOG_MASTER.$A:.$A]; 0)); &quot;&quot;)">
            <text:p/>
          </table:table-cell>
          <table:table-cell table:style-name="ce82" table:formula="of:=IFERROR(INDEX([$BACKLOG_MASTER.$B:.$B]; MATCH([.G36]; [$BACKLOG_MASTER.$A:.$A]; 0)); &quot;&quot;)">
            <text:p/>
          </table:table-cell>
          <table:table-cell table:style-name="ce82" table:formula="of:=IFERROR(INDEX([$BACKLOG_MASTER.$C:.$C]; MATCH([.G36]; [$BACKLOG_MASTER.$A:.$A]; 0)); &quot;&quot;)">
            <text:p/>
          </table:table-cell>
          <table:table-cell table:style-name="ce82" table:formula="of:=IFERROR(INDEX([$BACKLOG_MASTER.$G:.$G]; MATCH([.G36]; [$BACKLOG_MASTER.$A:.$A]; 0)); &quot;&quot;)">
            <text:p/>
          </table:table-cell>
          <table:table-cell table:style-name="ce82" table:formula="of:=IFERROR(INDEX([$BACKLOG_MASTER.$H:.$H]; MATCH([.G36]; [$BACKLOG_MASTER.$A:.$A]; 0)); &quot;&quot;)">
            <text:p/>
          </table:table-cell>
          <table:table-cell table:style-name="ce82" table:formula="of:=IF([.G36]=&quot;&quot;; &quot;&quot;; IF(COUNTIF([$BACKLOG_MASTER.$A:.$A]; [.G3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7];[$BACKLOG_MASTER.$A:.$A];0); &quot;↗&quot;); &quot;&quot;)">
            <text:p/>
          </table:table-cell>
          <table:table-cell table:style-name="ce82" table:formula="of:=IFERROR(INDEX([$BACKLOG_MASTER.$F:.$F]; MATCH([.G37]; [$BACKLOG_MASTER.$A:.$A]; 0)); &quot;&quot;)">
            <text:p/>
          </table:table-cell>
          <table:table-cell table:style-name="ce82" table:formula="of:=IFERROR(INDEX([$BACKLOG_MASTER.$B:.$B]; MATCH([.G37]; [$BACKLOG_MASTER.$A:.$A]; 0)); &quot;&quot;)">
            <text:p/>
          </table:table-cell>
          <table:table-cell table:style-name="ce82" table:formula="of:=IFERROR(INDEX([$BACKLOG_MASTER.$C:.$C]; MATCH([.G37]; [$BACKLOG_MASTER.$A:.$A]; 0)); &quot;&quot;)">
            <text:p/>
          </table:table-cell>
          <table:table-cell table:style-name="ce82" table:formula="of:=IFERROR(INDEX([$BACKLOG_MASTER.$G:.$G]; MATCH([.G37]; [$BACKLOG_MASTER.$A:.$A]; 0)); &quot;&quot;)">
            <text:p/>
          </table:table-cell>
          <table:table-cell table:style-name="ce82" table:formula="of:=IFERROR(INDEX([$BACKLOG_MASTER.$H:.$H]; MATCH([.G37]; [$BACKLOG_MASTER.$A:.$A]; 0)); &quot;&quot;)">
            <text:p/>
          </table:table-cell>
          <table:table-cell table:style-name="ce82" table:formula="of:=IF([.G37]=&quot;&quot;; &quot;&quot;; IF(COUNTIF([$BACKLOG_MASTER.$A:.$A]; [.G3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8];[$BACKLOG_MASTER.$A:.$A];0); &quot;↗&quot;); &quot;&quot;)">
            <text:p/>
          </table:table-cell>
          <table:table-cell table:style-name="ce82" table:formula="of:=IFERROR(INDEX([$BACKLOG_MASTER.$F:.$F]; MATCH([.G38]; [$BACKLOG_MASTER.$A:.$A]; 0)); &quot;&quot;)">
            <text:p/>
          </table:table-cell>
          <table:table-cell table:style-name="ce82" table:formula="of:=IFERROR(INDEX([$BACKLOG_MASTER.$B:.$B]; MATCH([.G38]; [$BACKLOG_MASTER.$A:.$A]; 0)); &quot;&quot;)">
            <text:p/>
          </table:table-cell>
          <table:table-cell table:style-name="ce82" table:formula="of:=IFERROR(INDEX([$BACKLOG_MASTER.$C:.$C]; MATCH([.G38]; [$BACKLOG_MASTER.$A:.$A]; 0)); &quot;&quot;)">
            <text:p/>
          </table:table-cell>
          <table:table-cell table:style-name="ce82" table:formula="of:=IFERROR(INDEX([$BACKLOG_MASTER.$G:.$G]; MATCH([.G38]; [$BACKLOG_MASTER.$A:.$A]; 0)); &quot;&quot;)">
            <text:p/>
          </table:table-cell>
          <table:table-cell table:style-name="ce82" table:formula="of:=IFERROR(INDEX([$BACKLOG_MASTER.$H:.$H]; MATCH([.G38]; [$BACKLOG_MASTER.$A:.$A]; 0)); &quot;&quot;)">
            <text:p/>
          </table:table-cell>
          <table:table-cell table:style-name="ce82" table:formula="of:=IF([.G38]=&quot;&quot;; &quot;&quot;; IF(COUNTIF([$BACKLOG_MASTER.$A:.$A]; [.G3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39];[$BACKLOG_MASTER.$A:.$A];0); &quot;↗&quot;); &quot;&quot;)">
            <text:p/>
          </table:table-cell>
          <table:table-cell table:style-name="ce82" table:formula="of:=IFERROR(INDEX([$BACKLOG_MASTER.$F:.$F]; MATCH([.G39]; [$BACKLOG_MASTER.$A:.$A]; 0)); &quot;&quot;)">
            <text:p/>
          </table:table-cell>
          <table:table-cell table:style-name="ce82" table:formula="of:=IFERROR(INDEX([$BACKLOG_MASTER.$B:.$B]; MATCH([.G39]; [$BACKLOG_MASTER.$A:.$A]; 0)); &quot;&quot;)">
            <text:p/>
          </table:table-cell>
          <table:table-cell table:style-name="ce82" table:formula="of:=IFERROR(INDEX([$BACKLOG_MASTER.$C:.$C]; MATCH([.G39]; [$BACKLOG_MASTER.$A:.$A]; 0)); &quot;&quot;)">
            <text:p/>
          </table:table-cell>
          <table:table-cell table:style-name="ce82" table:formula="of:=IFERROR(INDEX([$BACKLOG_MASTER.$G:.$G]; MATCH([.G39]; [$BACKLOG_MASTER.$A:.$A]; 0)); &quot;&quot;)">
            <text:p/>
          </table:table-cell>
          <table:table-cell table:style-name="ce82" table:formula="of:=IFERROR(INDEX([$BACKLOG_MASTER.$H:.$H]; MATCH([.G39]; [$BACKLOG_MASTER.$A:.$A]; 0)); &quot;&quot;)">
            <text:p/>
          </table:table-cell>
          <table:table-cell table:style-name="ce82" table:formula="of:=IF([.G39]=&quot;&quot;; &quot;&quot;; IF(COUNTIF([$BACKLOG_MASTER.$A:.$A]; [.G3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0];[$BACKLOG_MASTER.$A:.$A];0); &quot;↗&quot;); &quot;&quot;)">
            <text:p/>
          </table:table-cell>
          <table:table-cell table:style-name="ce82" table:formula="of:=IFERROR(INDEX([$BACKLOG_MASTER.$F:.$F]; MATCH([.G40]; [$BACKLOG_MASTER.$A:.$A]; 0)); &quot;&quot;)">
            <text:p/>
          </table:table-cell>
          <table:table-cell table:style-name="ce82" table:formula="of:=IFERROR(INDEX([$BACKLOG_MASTER.$B:.$B]; MATCH([.G40]; [$BACKLOG_MASTER.$A:.$A]; 0)); &quot;&quot;)">
            <text:p/>
          </table:table-cell>
          <table:table-cell table:style-name="ce82" table:formula="of:=IFERROR(INDEX([$BACKLOG_MASTER.$C:.$C]; MATCH([.G40]; [$BACKLOG_MASTER.$A:.$A]; 0)); &quot;&quot;)">
            <text:p/>
          </table:table-cell>
          <table:table-cell table:style-name="ce82" table:formula="of:=IFERROR(INDEX([$BACKLOG_MASTER.$G:.$G]; MATCH([.G40]; [$BACKLOG_MASTER.$A:.$A]; 0)); &quot;&quot;)">
            <text:p/>
          </table:table-cell>
          <table:table-cell table:style-name="ce82" table:formula="of:=IFERROR(INDEX([$BACKLOG_MASTER.$H:.$H]; MATCH([.G40]; [$BACKLOG_MASTER.$A:.$A]; 0)); &quot;&quot;)">
            <text:p/>
          </table:table-cell>
          <table:table-cell table:style-name="ce82" table:formula="of:=IF([.G40]=&quot;&quot;; &quot;&quot;; IF(COUNTIF([$BACKLOG_MASTER.$A:.$A]; [.G4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1];[$BACKLOG_MASTER.$A:.$A];0); &quot;↗&quot;); &quot;&quot;)">
            <text:p/>
          </table:table-cell>
          <table:table-cell table:style-name="ce82" table:formula="of:=IFERROR(INDEX([$BACKLOG_MASTER.$F:.$F]; MATCH([.G41]; [$BACKLOG_MASTER.$A:.$A]; 0)); &quot;&quot;)">
            <text:p/>
          </table:table-cell>
          <table:table-cell table:style-name="ce82" table:formula="of:=IFERROR(INDEX([$BACKLOG_MASTER.$B:.$B]; MATCH([.G41]; [$BACKLOG_MASTER.$A:.$A]; 0)); &quot;&quot;)">
            <text:p/>
          </table:table-cell>
          <table:table-cell table:style-name="ce82" table:formula="of:=IFERROR(INDEX([$BACKLOG_MASTER.$C:.$C]; MATCH([.G41]; [$BACKLOG_MASTER.$A:.$A]; 0)); &quot;&quot;)">
            <text:p/>
          </table:table-cell>
          <table:table-cell table:style-name="ce82" table:formula="of:=IFERROR(INDEX([$BACKLOG_MASTER.$G:.$G]; MATCH([.G41]; [$BACKLOG_MASTER.$A:.$A]; 0)); &quot;&quot;)">
            <text:p/>
          </table:table-cell>
          <table:table-cell table:style-name="ce82" table:formula="of:=IFERROR(INDEX([$BACKLOG_MASTER.$H:.$H]; MATCH([.G41]; [$BACKLOG_MASTER.$A:.$A]; 0)); &quot;&quot;)">
            <text:p/>
          </table:table-cell>
          <table:table-cell table:style-name="ce82" table:formula="of:=IF([.G41]=&quot;&quot;; &quot;&quot;; IF(COUNTIF([$BACKLOG_MASTER.$A:.$A]; [.G4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2];[$BACKLOG_MASTER.$A:.$A];0); &quot;↗&quot;); &quot;&quot;)">
            <text:p/>
          </table:table-cell>
          <table:table-cell table:style-name="ce82" table:formula="of:=IFERROR(INDEX([$BACKLOG_MASTER.$F:.$F]; MATCH([.G42]; [$BACKLOG_MASTER.$A:.$A]; 0)); &quot;&quot;)">
            <text:p/>
          </table:table-cell>
          <table:table-cell table:style-name="ce82" table:formula="of:=IFERROR(INDEX([$BACKLOG_MASTER.$B:.$B]; MATCH([.G42]; [$BACKLOG_MASTER.$A:.$A]; 0)); &quot;&quot;)">
            <text:p/>
          </table:table-cell>
          <table:table-cell table:style-name="ce82" table:formula="of:=IFERROR(INDEX([$BACKLOG_MASTER.$C:.$C]; MATCH([.G42]; [$BACKLOG_MASTER.$A:.$A]; 0)); &quot;&quot;)">
            <text:p/>
          </table:table-cell>
          <table:table-cell table:style-name="ce82" table:formula="of:=IFERROR(INDEX([$BACKLOG_MASTER.$G:.$G]; MATCH([.G42]; [$BACKLOG_MASTER.$A:.$A]; 0)); &quot;&quot;)">
            <text:p/>
          </table:table-cell>
          <table:table-cell table:style-name="ce82" table:formula="of:=IFERROR(INDEX([$BACKLOG_MASTER.$H:.$H]; MATCH([.G42]; [$BACKLOG_MASTER.$A:.$A]; 0)); &quot;&quot;)">
            <text:p/>
          </table:table-cell>
          <table:table-cell table:style-name="ce82" table:formula="of:=IF([.G42]=&quot;&quot;; &quot;&quot;; IF(COUNTIF([$BACKLOG_MASTER.$A:.$A]; [.G4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3];[$BACKLOG_MASTER.$A:.$A];0); &quot;↗&quot;); &quot;&quot;)">
            <text:p/>
          </table:table-cell>
          <table:table-cell table:style-name="ce82" table:formula="of:=IFERROR(INDEX([$BACKLOG_MASTER.$F:.$F]; MATCH([.G43]; [$BACKLOG_MASTER.$A:.$A]; 0)); &quot;&quot;)">
            <text:p/>
          </table:table-cell>
          <table:table-cell table:style-name="ce82" table:formula="of:=IFERROR(INDEX([$BACKLOG_MASTER.$B:.$B]; MATCH([.G43]; [$BACKLOG_MASTER.$A:.$A]; 0)); &quot;&quot;)">
            <text:p/>
          </table:table-cell>
          <table:table-cell table:style-name="ce82" table:formula="of:=IFERROR(INDEX([$BACKLOG_MASTER.$C:.$C]; MATCH([.G43]; [$BACKLOG_MASTER.$A:.$A]; 0)); &quot;&quot;)">
            <text:p/>
          </table:table-cell>
          <table:table-cell table:style-name="ce82" table:formula="of:=IFERROR(INDEX([$BACKLOG_MASTER.$G:.$G]; MATCH([.G43]; [$BACKLOG_MASTER.$A:.$A]; 0)); &quot;&quot;)">
            <text:p/>
          </table:table-cell>
          <table:table-cell table:style-name="ce82" table:formula="of:=IFERROR(INDEX([$BACKLOG_MASTER.$H:.$H]; MATCH([.G43]; [$BACKLOG_MASTER.$A:.$A]; 0)); &quot;&quot;)">
            <text:p/>
          </table:table-cell>
          <table:table-cell table:style-name="ce82" table:formula="of:=IF([.G43]=&quot;&quot;; &quot;&quot;; IF(COUNTIF([$BACKLOG_MASTER.$A:.$A]; [.G4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4];[$BACKLOG_MASTER.$A:.$A];0); &quot;↗&quot;); &quot;&quot;)">
            <text:p/>
          </table:table-cell>
          <table:table-cell table:style-name="ce82" table:formula="of:=IFERROR(INDEX([$BACKLOG_MASTER.$F:.$F]; MATCH([.G44]; [$BACKLOG_MASTER.$A:.$A]; 0)); &quot;&quot;)">
            <text:p/>
          </table:table-cell>
          <table:table-cell table:style-name="ce82" table:formula="of:=IFERROR(INDEX([$BACKLOG_MASTER.$B:.$B]; MATCH([.G44]; [$BACKLOG_MASTER.$A:.$A]; 0)); &quot;&quot;)">
            <text:p/>
          </table:table-cell>
          <table:table-cell table:style-name="ce82" table:formula="of:=IFERROR(INDEX([$BACKLOG_MASTER.$C:.$C]; MATCH([.G44]; [$BACKLOG_MASTER.$A:.$A]; 0)); &quot;&quot;)">
            <text:p/>
          </table:table-cell>
          <table:table-cell table:style-name="ce82" table:formula="of:=IFERROR(INDEX([$BACKLOG_MASTER.$G:.$G]; MATCH([.G44]; [$BACKLOG_MASTER.$A:.$A]; 0)); &quot;&quot;)">
            <text:p/>
          </table:table-cell>
          <table:table-cell table:style-name="ce82" table:formula="of:=IFERROR(INDEX([$BACKLOG_MASTER.$H:.$H]; MATCH([.G44]; [$BACKLOG_MASTER.$A:.$A]; 0)); &quot;&quot;)">
            <text:p/>
          </table:table-cell>
          <table:table-cell table:style-name="ce82" table:formula="of:=IF([.G44]=&quot;&quot;; &quot;&quot;; IF(COUNTIF([$BACKLOG_MASTER.$A:.$A]; [.G4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5];[$BACKLOG_MASTER.$A:.$A];0); &quot;↗&quot;); &quot;&quot;)">
            <text:p/>
          </table:table-cell>
          <table:table-cell table:style-name="ce82" table:formula="of:=IFERROR(INDEX([$BACKLOG_MASTER.$F:.$F]; MATCH([.G45]; [$BACKLOG_MASTER.$A:.$A]; 0)); &quot;&quot;)">
            <text:p/>
          </table:table-cell>
          <table:table-cell table:style-name="ce82" table:formula="of:=IFERROR(INDEX([$BACKLOG_MASTER.$B:.$B]; MATCH([.G45]; [$BACKLOG_MASTER.$A:.$A]; 0)); &quot;&quot;)">
            <text:p/>
          </table:table-cell>
          <table:table-cell table:style-name="ce82" table:formula="of:=IFERROR(INDEX([$BACKLOG_MASTER.$C:.$C]; MATCH([.G45]; [$BACKLOG_MASTER.$A:.$A]; 0)); &quot;&quot;)">
            <text:p/>
          </table:table-cell>
          <table:table-cell table:style-name="ce82" table:formula="of:=IFERROR(INDEX([$BACKLOG_MASTER.$G:.$G]; MATCH([.G45]; [$BACKLOG_MASTER.$A:.$A]; 0)); &quot;&quot;)">
            <text:p/>
          </table:table-cell>
          <table:table-cell table:style-name="ce82" table:formula="of:=IFERROR(INDEX([$BACKLOG_MASTER.$H:.$H]; MATCH([.G45]; [$BACKLOG_MASTER.$A:.$A]; 0)); &quot;&quot;)">
            <text:p/>
          </table:table-cell>
          <table:table-cell table:style-name="ce82" table:formula="of:=IF([.G45]=&quot;&quot;; &quot;&quot;; IF(COUNTIF([$BACKLOG_MASTER.$A:.$A]; [.G4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6];[$BACKLOG_MASTER.$A:.$A];0); &quot;↗&quot;); &quot;&quot;)">
            <text:p/>
          </table:table-cell>
          <table:table-cell table:style-name="ce82" table:formula="of:=IFERROR(INDEX([$BACKLOG_MASTER.$F:.$F]; MATCH([.G46]; [$BACKLOG_MASTER.$A:.$A]; 0)); &quot;&quot;)">
            <text:p/>
          </table:table-cell>
          <table:table-cell table:style-name="ce82" table:formula="of:=IFERROR(INDEX([$BACKLOG_MASTER.$B:.$B]; MATCH([.G46]; [$BACKLOG_MASTER.$A:.$A]; 0)); &quot;&quot;)">
            <text:p/>
          </table:table-cell>
          <table:table-cell table:style-name="ce82" table:formula="of:=IFERROR(INDEX([$BACKLOG_MASTER.$C:.$C]; MATCH([.G46]; [$BACKLOG_MASTER.$A:.$A]; 0)); &quot;&quot;)">
            <text:p/>
          </table:table-cell>
          <table:table-cell table:style-name="ce82" table:formula="of:=IFERROR(INDEX([$BACKLOG_MASTER.$G:.$G]; MATCH([.G46]; [$BACKLOG_MASTER.$A:.$A]; 0)); &quot;&quot;)">
            <text:p/>
          </table:table-cell>
          <table:table-cell table:style-name="ce82" table:formula="of:=IFERROR(INDEX([$BACKLOG_MASTER.$H:.$H]; MATCH([.G46]; [$BACKLOG_MASTER.$A:.$A]; 0)); &quot;&quot;)">
            <text:p/>
          </table:table-cell>
          <table:table-cell table:style-name="ce82" table:formula="of:=IF([.G46]=&quot;&quot;; &quot;&quot;; IF(COUNTIF([$BACKLOG_MASTER.$A:.$A]; [.G4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7];[$BACKLOG_MASTER.$A:.$A];0); &quot;↗&quot;); &quot;&quot;)">
            <text:p/>
          </table:table-cell>
          <table:table-cell table:style-name="ce82" table:formula="of:=IFERROR(INDEX([$BACKLOG_MASTER.$F:.$F]; MATCH([.G47]; [$BACKLOG_MASTER.$A:.$A]; 0)); &quot;&quot;)">
            <text:p/>
          </table:table-cell>
          <table:table-cell table:style-name="ce82" table:formula="of:=IFERROR(INDEX([$BACKLOG_MASTER.$B:.$B]; MATCH([.G47]; [$BACKLOG_MASTER.$A:.$A]; 0)); &quot;&quot;)">
            <text:p/>
          </table:table-cell>
          <table:table-cell table:style-name="ce82" table:formula="of:=IFERROR(INDEX([$BACKLOG_MASTER.$C:.$C]; MATCH([.G47]; [$BACKLOG_MASTER.$A:.$A]; 0)); &quot;&quot;)">
            <text:p/>
          </table:table-cell>
          <table:table-cell table:style-name="ce82" table:formula="of:=IFERROR(INDEX([$BACKLOG_MASTER.$G:.$G]; MATCH([.G47]; [$BACKLOG_MASTER.$A:.$A]; 0)); &quot;&quot;)">
            <text:p/>
          </table:table-cell>
          <table:table-cell table:style-name="ce82" table:formula="of:=IFERROR(INDEX([$BACKLOG_MASTER.$H:.$H]; MATCH([.G47]; [$BACKLOG_MASTER.$A:.$A]; 0)); &quot;&quot;)">
            <text:p/>
          </table:table-cell>
          <table:table-cell table:style-name="ce82" table:formula="of:=IF([.G47]=&quot;&quot;; &quot;&quot;; IF(COUNTIF([$BACKLOG_MASTER.$A:.$A]; [.G4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8];[$BACKLOG_MASTER.$A:.$A];0); &quot;↗&quot;); &quot;&quot;)">
            <text:p/>
          </table:table-cell>
          <table:table-cell table:style-name="ce82" table:formula="of:=IFERROR(INDEX([$BACKLOG_MASTER.$F:.$F]; MATCH([.G48]; [$BACKLOG_MASTER.$A:.$A]; 0)); &quot;&quot;)">
            <text:p/>
          </table:table-cell>
          <table:table-cell table:style-name="ce82" table:formula="of:=IFERROR(INDEX([$BACKLOG_MASTER.$B:.$B]; MATCH([.G48]; [$BACKLOG_MASTER.$A:.$A]; 0)); &quot;&quot;)">
            <text:p/>
          </table:table-cell>
          <table:table-cell table:style-name="ce82" table:formula="of:=IFERROR(INDEX([$BACKLOG_MASTER.$C:.$C]; MATCH([.G48]; [$BACKLOG_MASTER.$A:.$A]; 0)); &quot;&quot;)">
            <text:p/>
          </table:table-cell>
          <table:table-cell table:style-name="ce82" table:formula="of:=IFERROR(INDEX([$BACKLOG_MASTER.$G:.$G]; MATCH([.G48]; [$BACKLOG_MASTER.$A:.$A]; 0)); &quot;&quot;)">
            <text:p/>
          </table:table-cell>
          <table:table-cell table:style-name="ce82" table:formula="of:=IFERROR(INDEX([$BACKLOG_MASTER.$H:.$H]; MATCH([.G48]; [$BACKLOG_MASTER.$A:.$A]; 0)); &quot;&quot;)">
            <text:p/>
          </table:table-cell>
          <table:table-cell table:style-name="ce82" table:formula="of:=IF([.G48]=&quot;&quot;; &quot;&quot;; IF(COUNTIF([$BACKLOG_MASTER.$A:.$A]; [.G4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49];[$BACKLOG_MASTER.$A:.$A];0); &quot;↗&quot;); &quot;&quot;)">
            <text:p/>
          </table:table-cell>
          <table:table-cell table:style-name="ce82" table:formula="of:=IFERROR(INDEX([$BACKLOG_MASTER.$F:.$F]; MATCH([.G49]; [$BACKLOG_MASTER.$A:.$A]; 0)); &quot;&quot;)">
            <text:p/>
          </table:table-cell>
          <table:table-cell table:style-name="ce82" table:formula="of:=IFERROR(INDEX([$BACKLOG_MASTER.$B:.$B]; MATCH([.G49]; [$BACKLOG_MASTER.$A:.$A]; 0)); &quot;&quot;)">
            <text:p/>
          </table:table-cell>
          <table:table-cell table:style-name="ce82" table:formula="of:=IFERROR(INDEX([$BACKLOG_MASTER.$C:.$C]; MATCH([.G49]; [$BACKLOG_MASTER.$A:.$A]; 0)); &quot;&quot;)">
            <text:p/>
          </table:table-cell>
          <table:table-cell table:style-name="ce82" table:formula="of:=IFERROR(INDEX([$BACKLOG_MASTER.$G:.$G]; MATCH([.G49]; [$BACKLOG_MASTER.$A:.$A]; 0)); &quot;&quot;)">
            <text:p/>
          </table:table-cell>
          <table:table-cell table:style-name="ce82" table:formula="of:=IFERROR(INDEX([$BACKLOG_MASTER.$H:.$H]; MATCH([.G49]; [$BACKLOG_MASTER.$A:.$A]; 0)); &quot;&quot;)">
            <text:p/>
          </table:table-cell>
          <table:table-cell table:style-name="ce82" table:formula="of:=IF([.G49]=&quot;&quot;; &quot;&quot;; IF(COUNTIF([$BACKLOG_MASTER.$A:.$A]; [.G4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0];[$BACKLOG_MASTER.$A:.$A];0); &quot;↗&quot;); &quot;&quot;)">
            <text:p/>
          </table:table-cell>
          <table:table-cell table:style-name="ce82" table:formula="of:=IFERROR(INDEX([$BACKLOG_MASTER.$F:.$F]; MATCH([.G50]; [$BACKLOG_MASTER.$A:.$A]; 0)); &quot;&quot;)">
            <text:p/>
          </table:table-cell>
          <table:table-cell table:style-name="ce82" table:formula="of:=IFERROR(INDEX([$BACKLOG_MASTER.$B:.$B]; MATCH([.G50]; [$BACKLOG_MASTER.$A:.$A]; 0)); &quot;&quot;)">
            <text:p/>
          </table:table-cell>
          <table:table-cell table:style-name="ce82" table:formula="of:=IFERROR(INDEX([$BACKLOG_MASTER.$C:.$C]; MATCH([.G50]; [$BACKLOG_MASTER.$A:.$A]; 0)); &quot;&quot;)">
            <text:p/>
          </table:table-cell>
          <table:table-cell table:style-name="ce82" table:formula="of:=IFERROR(INDEX([$BACKLOG_MASTER.$G:.$G]; MATCH([.G50]; [$BACKLOG_MASTER.$A:.$A]; 0)); &quot;&quot;)">
            <text:p/>
          </table:table-cell>
          <table:table-cell table:style-name="ce82" table:formula="of:=IFERROR(INDEX([$BACKLOG_MASTER.$H:.$H]; MATCH([.G50]; [$BACKLOG_MASTER.$A:.$A]; 0)); &quot;&quot;)">
            <text:p/>
          </table:table-cell>
          <table:table-cell table:style-name="ce82" table:formula="of:=IF([.G50]=&quot;&quot;; &quot;&quot;; IF(COUNTIF([$BACKLOG_MASTER.$A:.$A]; [.G5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1];[$BACKLOG_MASTER.$A:.$A];0); &quot;↗&quot;); &quot;&quot;)">
            <text:p/>
          </table:table-cell>
          <table:table-cell table:style-name="ce82" table:formula="of:=IFERROR(INDEX([$BACKLOG_MASTER.$F:.$F]; MATCH([.G51]; [$BACKLOG_MASTER.$A:.$A]; 0)); &quot;&quot;)">
            <text:p/>
          </table:table-cell>
          <table:table-cell table:style-name="ce82" table:formula="of:=IFERROR(INDEX([$BACKLOG_MASTER.$B:.$B]; MATCH([.G51]; [$BACKLOG_MASTER.$A:.$A]; 0)); &quot;&quot;)">
            <text:p/>
          </table:table-cell>
          <table:table-cell table:style-name="ce82" table:formula="of:=IFERROR(INDEX([$BACKLOG_MASTER.$C:.$C]; MATCH([.G51]; [$BACKLOG_MASTER.$A:.$A]; 0)); &quot;&quot;)">
            <text:p/>
          </table:table-cell>
          <table:table-cell table:style-name="ce82" table:formula="of:=IFERROR(INDEX([$BACKLOG_MASTER.$G:.$G]; MATCH([.G51]; [$BACKLOG_MASTER.$A:.$A]; 0)); &quot;&quot;)">
            <text:p/>
          </table:table-cell>
          <table:table-cell table:style-name="ce82" table:formula="of:=IFERROR(INDEX([$BACKLOG_MASTER.$H:.$H]; MATCH([.G51]; [$BACKLOG_MASTER.$A:.$A]; 0)); &quot;&quot;)">
            <text:p/>
          </table:table-cell>
          <table:table-cell table:style-name="ce82" table:formula="of:=IF([.G51]=&quot;&quot;; &quot;&quot;; IF(COUNTIF([$BACKLOG_MASTER.$A:.$A]; [.G5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2];[$BACKLOG_MASTER.$A:.$A];0); &quot;↗&quot;); &quot;&quot;)">
            <text:p/>
          </table:table-cell>
          <table:table-cell table:style-name="ce82" table:formula="of:=IFERROR(INDEX([$BACKLOG_MASTER.$F:.$F]; MATCH([.G52]; [$BACKLOG_MASTER.$A:.$A]; 0)); &quot;&quot;)">
            <text:p/>
          </table:table-cell>
          <table:table-cell table:style-name="ce82" table:formula="of:=IFERROR(INDEX([$BACKLOG_MASTER.$B:.$B]; MATCH([.G52]; [$BACKLOG_MASTER.$A:.$A]; 0)); &quot;&quot;)">
            <text:p/>
          </table:table-cell>
          <table:table-cell table:style-name="ce82" table:formula="of:=IFERROR(INDEX([$BACKLOG_MASTER.$C:.$C]; MATCH([.G52]; [$BACKLOG_MASTER.$A:.$A]; 0)); &quot;&quot;)">
            <text:p/>
          </table:table-cell>
          <table:table-cell table:style-name="ce82" table:formula="of:=IFERROR(INDEX([$BACKLOG_MASTER.$G:.$G]; MATCH([.G52]; [$BACKLOG_MASTER.$A:.$A]; 0)); &quot;&quot;)">
            <text:p/>
          </table:table-cell>
          <table:table-cell table:style-name="ce82" table:formula="of:=IFERROR(INDEX([$BACKLOG_MASTER.$H:.$H]; MATCH([.G52]; [$BACKLOG_MASTER.$A:.$A]; 0)); &quot;&quot;)">
            <text:p/>
          </table:table-cell>
          <table:table-cell table:style-name="ce82" table:formula="of:=IF([.G52]=&quot;&quot;; &quot;&quot;; IF(COUNTIF([$BACKLOG_MASTER.$A:.$A]; [.G5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3];[$BACKLOG_MASTER.$A:.$A];0); &quot;↗&quot;); &quot;&quot;)">
            <text:p/>
          </table:table-cell>
          <table:table-cell table:style-name="ce82" table:formula="of:=IFERROR(INDEX([$BACKLOG_MASTER.$F:.$F]; MATCH([.G53]; [$BACKLOG_MASTER.$A:.$A]; 0)); &quot;&quot;)">
            <text:p/>
          </table:table-cell>
          <table:table-cell table:style-name="ce82" table:formula="of:=IFERROR(INDEX([$BACKLOG_MASTER.$B:.$B]; MATCH([.G53]; [$BACKLOG_MASTER.$A:.$A]; 0)); &quot;&quot;)">
            <text:p/>
          </table:table-cell>
          <table:table-cell table:style-name="ce82" table:formula="of:=IFERROR(INDEX([$BACKLOG_MASTER.$C:.$C]; MATCH([.G53]; [$BACKLOG_MASTER.$A:.$A]; 0)); &quot;&quot;)">
            <text:p/>
          </table:table-cell>
          <table:table-cell table:style-name="ce82" table:formula="of:=IFERROR(INDEX([$BACKLOG_MASTER.$G:.$G]; MATCH([.G53]; [$BACKLOG_MASTER.$A:.$A]; 0)); &quot;&quot;)">
            <text:p/>
          </table:table-cell>
          <table:table-cell table:style-name="ce82" table:formula="of:=IFERROR(INDEX([$BACKLOG_MASTER.$H:.$H]; MATCH([.G53]; [$BACKLOG_MASTER.$A:.$A]; 0)); &quot;&quot;)">
            <text:p/>
          </table:table-cell>
          <table:table-cell table:style-name="ce82" table:formula="of:=IF([.G53]=&quot;&quot;; &quot;&quot;; IF(COUNTIF([$BACKLOG_MASTER.$A:.$A]; [.G5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4];[$BACKLOG_MASTER.$A:.$A];0); &quot;↗&quot;); &quot;&quot;)">
            <text:p/>
          </table:table-cell>
          <table:table-cell table:style-name="ce82" table:formula="of:=IFERROR(INDEX([$BACKLOG_MASTER.$F:.$F]; MATCH([.G54]; [$BACKLOG_MASTER.$A:.$A]; 0)); &quot;&quot;)">
            <text:p/>
          </table:table-cell>
          <table:table-cell table:style-name="ce82" table:formula="of:=IFERROR(INDEX([$BACKLOG_MASTER.$B:.$B]; MATCH([.G54]; [$BACKLOG_MASTER.$A:.$A]; 0)); &quot;&quot;)">
            <text:p/>
          </table:table-cell>
          <table:table-cell table:style-name="ce82" table:formula="of:=IFERROR(INDEX([$BACKLOG_MASTER.$C:.$C]; MATCH([.G54]; [$BACKLOG_MASTER.$A:.$A]; 0)); &quot;&quot;)">
            <text:p/>
          </table:table-cell>
          <table:table-cell table:style-name="ce82" table:formula="of:=IFERROR(INDEX([$BACKLOG_MASTER.$G:.$G]; MATCH([.G54]; [$BACKLOG_MASTER.$A:.$A]; 0)); &quot;&quot;)">
            <text:p/>
          </table:table-cell>
          <table:table-cell table:style-name="ce82" table:formula="of:=IFERROR(INDEX([$BACKLOG_MASTER.$H:.$H]; MATCH([.G54]; [$BACKLOG_MASTER.$A:.$A]; 0)); &quot;&quot;)">
            <text:p/>
          </table:table-cell>
          <table:table-cell table:style-name="ce82" table:formula="of:=IF([.G54]=&quot;&quot;; &quot;&quot;; IF(COUNTIF([$BACKLOG_MASTER.$A:.$A]; [.G5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5];[$BACKLOG_MASTER.$A:.$A];0); &quot;↗&quot;); &quot;&quot;)">
            <text:p/>
          </table:table-cell>
          <table:table-cell table:style-name="ce82" table:formula="of:=IFERROR(INDEX([$BACKLOG_MASTER.$F:.$F]; MATCH([.G55]; [$BACKLOG_MASTER.$A:.$A]; 0)); &quot;&quot;)">
            <text:p/>
          </table:table-cell>
          <table:table-cell table:style-name="ce82" table:formula="of:=IFERROR(INDEX([$BACKLOG_MASTER.$B:.$B]; MATCH([.G55]; [$BACKLOG_MASTER.$A:.$A]; 0)); &quot;&quot;)">
            <text:p/>
          </table:table-cell>
          <table:table-cell table:style-name="ce82" table:formula="of:=IFERROR(INDEX([$BACKLOG_MASTER.$C:.$C]; MATCH([.G55]; [$BACKLOG_MASTER.$A:.$A]; 0)); &quot;&quot;)">
            <text:p/>
          </table:table-cell>
          <table:table-cell table:style-name="ce82" table:formula="of:=IFERROR(INDEX([$BACKLOG_MASTER.$G:.$G]; MATCH([.G55]; [$BACKLOG_MASTER.$A:.$A]; 0)); &quot;&quot;)">
            <text:p/>
          </table:table-cell>
          <table:table-cell table:style-name="ce82" table:formula="of:=IFERROR(INDEX([$BACKLOG_MASTER.$H:.$H]; MATCH([.G55]; [$BACKLOG_MASTER.$A:.$A]; 0)); &quot;&quot;)">
            <text:p/>
          </table:table-cell>
          <table:table-cell table:style-name="ce82" table:formula="of:=IF([.G55]=&quot;&quot;; &quot;&quot;; IF(COUNTIF([$BACKLOG_MASTER.$A:.$A]; [.G5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6];[$BACKLOG_MASTER.$A:.$A];0); &quot;↗&quot;); &quot;&quot;)">
            <text:p/>
          </table:table-cell>
          <table:table-cell table:style-name="ce82" table:formula="of:=IFERROR(INDEX([$BACKLOG_MASTER.$F:.$F]; MATCH([.G56]; [$BACKLOG_MASTER.$A:.$A]; 0)); &quot;&quot;)">
            <text:p/>
          </table:table-cell>
          <table:table-cell table:style-name="ce82" table:formula="of:=IFERROR(INDEX([$BACKLOG_MASTER.$B:.$B]; MATCH([.G56]; [$BACKLOG_MASTER.$A:.$A]; 0)); &quot;&quot;)">
            <text:p/>
          </table:table-cell>
          <table:table-cell table:style-name="ce82" table:formula="of:=IFERROR(INDEX([$BACKLOG_MASTER.$C:.$C]; MATCH([.G56]; [$BACKLOG_MASTER.$A:.$A]; 0)); &quot;&quot;)">
            <text:p/>
          </table:table-cell>
          <table:table-cell table:style-name="ce82" table:formula="of:=IFERROR(INDEX([$BACKLOG_MASTER.$G:.$G]; MATCH([.G56]; [$BACKLOG_MASTER.$A:.$A]; 0)); &quot;&quot;)">
            <text:p/>
          </table:table-cell>
          <table:table-cell table:style-name="ce82" table:formula="of:=IFERROR(INDEX([$BACKLOG_MASTER.$H:.$H]; MATCH([.G56]; [$BACKLOG_MASTER.$A:.$A]; 0)); &quot;&quot;)">
            <text:p/>
          </table:table-cell>
          <table:table-cell table:style-name="ce82" table:formula="of:=IF([.G56]=&quot;&quot;; &quot;&quot;; IF(COUNTIF([$BACKLOG_MASTER.$A:.$A]; [.G5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7];[$BACKLOG_MASTER.$A:.$A];0); &quot;↗&quot;); &quot;&quot;)">
            <text:p/>
          </table:table-cell>
          <table:table-cell table:style-name="ce82" table:formula="of:=IFERROR(INDEX([$BACKLOG_MASTER.$F:.$F]; MATCH([.G57]; [$BACKLOG_MASTER.$A:.$A]; 0)); &quot;&quot;)">
            <text:p/>
          </table:table-cell>
          <table:table-cell table:style-name="ce82" table:formula="of:=IFERROR(INDEX([$BACKLOG_MASTER.$B:.$B]; MATCH([.G57]; [$BACKLOG_MASTER.$A:.$A]; 0)); &quot;&quot;)">
            <text:p/>
          </table:table-cell>
          <table:table-cell table:style-name="ce82" table:formula="of:=IFERROR(INDEX([$BACKLOG_MASTER.$C:.$C]; MATCH([.G57]; [$BACKLOG_MASTER.$A:.$A]; 0)); &quot;&quot;)">
            <text:p/>
          </table:table-cell>
          <table:table-cell table:style-name="ce82" table:formula="of:=IFERROR(INDEX([$BACKLOG_MASTER.$G:.$G]; MATCH([.G57]; [$BACKLOG_MASTER.$A:.$A]; 0)); &quot;&quot;)">
            <text:p/>
          </table:table-cell>
          <table:table-cell table:style-name="ce82" table:formula="of:=IFERROR(INDEX([$BACKLOG_MASTER.$H:.$H]; MATCH([.G57]; [$BACKLOG_MASTER.$A:.$A]; 0)); &quot;&quot;)">
            <text:p/>
          </table:table-cell>
          <table:table-cell table:style-name="ce82" table:formula="of:=IF([.G57]=&quot;&quot;; &quot;&quot;; IF(COUNTIF([$BACKLOG_MASTER.$A:.$A]; [.G5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8];[$BACKLOG_MASTER.$A:.$A];0); &quot;↗&quot;); &quot;&quot;)">
            <text:p/>
          </table:table-cell>
          <table:table-cell table:style-name="ce82" table:formula="of:=IFERROR(INDEX([$BACKLOG_MASTER.$F:.$F]; MATCH([.G58]; [$BACKLOG_MASTER.$A:.$A]; 0)); &quot;&quot;)">
            <text:p/>
          </table:table-cell>
          <table:table-cell table:style-name="ce82" table:formula="of:=IFERROR(INDEX([$BACKLOG_MASTER.$B:.$B]; MATCH([.G58]; [$BACKLOG_MASTER.$A:.$A]; 0)); &quot;&quot;)">
            <text:p/>
          </table:table-cell>
          <table:table-cell table:style-name="ce82" table:formula="of:=IFERROR(INDEX([$BACKLOG_MASTER.$C:.$C]; MATCH([.G58]; [$BACKLOG_MASTER.$A:.$A]; 0)); &quot;&quot;)">
            <text:p/>
          </table:table-cell>
          <table:table-cell table:style-name="ce82" table:formula="of:=IFERROR(INDEX([$BACKLOG_MASTER.$G:.$G]; MATCH([.G58]; [$BACKLOG_MASTER.$A:.$A]; 0)); &quot;&quot;)">
            <text:p/>
          </table:table-cell>
          <table:table-cell table:style-name="ce82" table:formula="of:=IFERROR(INDEX([$BACKLOG_MASTER.$H:.$H]; MATCH([.G58]; [$BACKLOG_MASTER.$A:.$A]; 0)); &quot;&quot;)">
            <text:p/>
          </table:table-cell>
          <table:table-cell table:style-name="ce82" table:formula="of:=IF([.G58]=&quot;&quot;; &quot;&quot;; IF(COUNTIF([$BACKLOG_MASTER.$A:.$A]; [.G5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59];[$BACKLOG_MASTER.$A:.$A];0); &quot;↗&quot;); &quot;&quot;)">
            <text:p/>
          </table:table-cell>
          <table:table-cell table:style-name="ce82" table:formula="of:=IFERROR(INDEX([$BACKLOG_MASTER.$F:.$F]; MATCH([.G59]; [$BACKLOG_MASTER.$A:.$A]; 0)); &quot;&quot;)">
            <text:p/>
          </table:table-cell>
          <table:table-cell table:style-name="ce82" table:formula="of:=IFERROR(INDEX([$BACKLOG_MASTER.$B:.$B]; MATCH([.G59]; [$BACKLOG_MASTER.$A:.$A]; 0)); &quot;&quot;)">
            <text:p/>
          </table:table-cell>
          <table:table-cell table:style-name="ce82" table:formula="of:=IFERROR(INDEX([$BACKLOG_MASTER.$C:.$C]; MATCH([.G59]; [$BACKLOG_MASTER.$A:.$A]; 0)); &quot;&quot;)">
            <text:p/>
          </table:table-cell>
          <table:table-cell table:style-name="ce82" table:formula="of:=IFERROR(INDEX([$BACKLOG_MASTER.$G:.$G]; MATCH([.G59]; [$BACKLOG_MASTER.$A:.$A]; 0)); &quot;&quot;)">
            <text:p/>
          </table:table-cell>
          <table:table-cell table:style-name="ce82" table:formula="of:=IFERROR(INDEX([$BACKLOG_MASTER.$H:.$H]; MATCH([.G59]; [$BACKLOG_MASTER.$A:.$A]; 0)); &quot;&quot;)">
            <text:p/>
          </table:table-cell>
          <table:table-cell table:style-name="ce82" table:formula="of:=IF([.G59]=&quot;&quot;; &quot;&quot;; IF(COUNTIF([$BACKLOG_MASTER.$A:.$A]; [.G5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0];[$BACKLOG_MASTER.$A:.$A];0); &quot;↗&quot;); &quot;&quot;)">
            <text:p/>
          </table:table-cell>
          <table:table-cell table:style-name="ce82" table:formula="of:=IFERROR(INDEX([$BACKLOG_MASTER.$F:.$F]; MATCH([.G60]; [$BACKLOG_MASTER.$A:.$A]; 0)); &quot;&quot;)">
            <text:p/>
          </table:table-cell>
          <table:table-cell table:style-name="ce82" table:formula="of:=IFERROR(INDEX([$BACKLOG_MASTER.$B:.$B]; MATCH([.G60]; [$BACKLOG_MASTER.$A:.$A]; 0)); &quot;&quot;)">
            <text:p/>
          </table:table-cell>
          <table:table-cell table:style-name="ce82" table:formula="of:=IFERROR(INDEX([$BACKLOG_MASTER.$C:.$C]; MATCH([.G60]; [$BACKLOG_MASTER.$A:.$A]; 0)); &quot;&quot;)">
            <text:p/>
          </table:table-cell>
          <table:table-cell table:style-name="ce82" table:formula="of:=IFERROR(INDEX([$BACKLOG_MASTER.$G:.$G]; MATCH([.G60]; [$BACKLOG_MASTER.$A:.$A]; 0)); &quot;&quot;)">
            <text:p/>
          </table:table-cell>
          <table:table-cell table:style-name="ce82" table:formula="of:=IFERROR(INDEX([$BACKLOG_MASTER.$H:.$H]; MATCH([.G60]; [$BACKLOG_MASTER.$A:.$A]; 0)); &quot;&quot;)">
            <text:p/>
          </table:table-cell>
          <table:table-cell table:style-name="ce82" table:formula="of:=IF([.G60]=&quot;&quot;; &quot;&quot;; IF(COUNTIF([$BACKLOG_MASTER.$A:.$A]; [.G6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1];[$BACKLOG_MASTER.$A:.$A];0); &quot;↗&quot;); &quot;&quot;)">
            <text:p/>
          </table:table-cell>
          <table:table-cell table:style-name="ce82" table:formula="of:=IFERROR(INDEX([$BACKLOG_MASTER.$F:.$F]; MATCH([.G61]; [$BACKLOG_MASTER.$A:.$A]; 0)); &quot;&quot;)">
            <text:p/>
          </table:table-cell>
          <table:table-cell table:style-name="ce82" table:formula="of:=IFERROR(INDEX([$BACKLOG_MASTER.$B:.$B]; MATCH([.G61]; [$BACKLOG_MASTER.$A:.$A]; 0)); &quot;&quot;)">
            <text:p/>
          </table:table-cell>
          <table:table-cell table:style-name="ce82" table:formula="of:=IFERROR(INDEX([$BACKLOG_MASTER.$C:.$C]; MATCH([.G61]; [$BACKLOG_MASTER.$A:.$A]; 0)); &quot;&quot;)">
            <text:p/>
          </table:table-cell>
          <table:table-cell table:style-name="ce82" table:formula="of:=IFERROR(INDEX([$BACKLOG_MASTER.$G:.$G]; MATCH([.G61]; [$BACKLOG_MASTER.$A:.$A]; 0)); &quot;&quot;)">
            <text:p/>
          </table:table-cell>
          <table:table-cell table:style-name="ce82" table:formula="of:=IFERROR(INDEX([$BACKLOG_MASTER.$H:.$H]; MATCH([.G61]; [$BACKLOG_MASTER.$A:.$A]; 0)); &quot;&quot;)">
            <text:p/>
          </table:table-cell>
          <table:table-cell table:style-name="ce82" table:formula="of:=IF([.G61]=&quot;&quot;; &quot;&quot;; IF(COUNTIF([$BACKLOG_MASTER.$A:.$A]; [.G6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2];[$BACKLOG_MASTER.$A:.$A];0); &quot;↗&quot;); &quot;&quot;)">
            <text:p/>
          </table:table-cell>
          <table:table-cell table:style-name="ce82" table:formula="of:=IFERROR(INDEX([$BACKLOG_MASTER.$F:.$F]; MATCH([.G62]; [$BACKLOG_MASTER.$A:.$A]; 0)); &quot;&quot;)">
            <text:p/>
          </table:table-cell>
          <table:table-cell table:style-name="ce82" table:formula="of:=IFERROR(INDEX([$BACKLOG_MASTER.$B:.$B]; MATCH([.G62]; [$BACKLOG_MASTER.$A:.$A]; 0)); &quot;&quot;)">
            <text:p/>
          </table:table-cell>
          <table:table-cell table:style-name="ce82" table:formula="of:=IFERROR(INDEX([$BACKLOG_MASTER.$C:.$C]; MATCH([.G62]; [$BACKLOG_MASTER.$A:.$A]; 0)); &quot;&quot;)">
            <text:p/>
          </table:table-cell>
          <table:table-cell table:style-name="ce82" table:formula="of:=IFERROR(INDEX([$BACKLOG_MASTER.$G:.$G]; MATCH([.G62]; [$BACKLOG_MASTER.$A:.$A]; 0)); &quot;&quot;)">
            <text:p/>
          </table:table-cell>
          <table:table-cell table:style-name="ce82" table:formula="of:=IFERROR(INDEX([$BACKLOG_MASTER.$H:.$H]; MATCH([.G62]; [$BACKLOG_MASTER.$A:.$A]; 0)); &quot;&quot;)">
            <text:p/>
          </table:table-cell>
          <table:table-cell table:style-name="ce82" table:formula="of:=IF([.G62]=&quot;&quot;; &quot;&quot;; IF(COUNTIF([$BACKLOG_MASTER.$A:.$A]; [.G6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3];[$BACKLOG_MASTER.$A:.$A];0); &quot;↗&quot;); &quot;&quot;)">
            <text:p/>
          </table:table-cell>
          <table:table-cell table:style-name="ce82" table:formula="of:=IFERROR(INDEX([$BACKLOG_MASTER.$F:.$F]; MATCH([.G63]; [$BACKLOG_MASTER.$A:.$A]; 0)); &quot;&quot;)">
            <text:p/>
          </table:table-cell>
          <table:table-cell table:style-name="ce82" table:formula="of:=IFERROR(INDEX([$BACKLOG_MASTER.$B:.$B]; MATCH([.G63]; [$BACKLOG_MASTER.$A:.$A]; 0)); &quot;&quot;)">
            <text:p/>
          </table:table-cell>
          <table:table-cell table:style-name="ce82" table:formula="of:=IFERROR(INDEX([$BACKLOG_MASTER.$C:.$C]; MATCH([.G63]; [$BACKLOG_MASTER.$A:.$A]; 0)); &quot;&quot;)">
            <text:p/>
          </table:table-cell>
          <table:table-cell table:style-name="ce82" table:formula="of:=IFERROR(INDEX([$BACKLOG_MASTER.$G:.$G]; MATCH([.G63]; [$BACKLOG_MASTER.$A:.$A]; 0)); &quot;&quot;)">
            <text:p/>
          </table:table-cell>
          <table:table-cell table:style-name="ce82" table:formula="of:=IFERROR(INDEX([$BACKLOG_MASTER.$H:.$H]; MATCH([.G63]; [$BACKLOG_MASTER.$A:.$A]; 0)); &quot;&quot;)">
            <text:p/>
          </table:table-cell>
          <table:table-cell table:style-name="ce82" table:formula="of:=IF([.G63]=&quot;&quot;; &quot;&quot;; IF(COUNTIF([$BACKLOG_MASTER.$A:.$A]; [.G6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4];[$BACKLOG_MASTER.$A:.$A];0); &quot;↗&quot;); &quot;&quot;)">
            <text:p/>
          </table:table-cell>
          <table:table-cell table:style-name="ce82" table:formula="of:=IFERROR(INDEX([$BACKLOG_MASTER.$F:.$F]; MATCH([.G64]; [$BACKLOG_MASTER.$A:.$A]; 0)); &quot;&quot;)">
            <text:p/>
          </table:table-cell>
          <table:table-cell table:style-name="ce82" table:formula="of:=IFERROR(INDEX([$BACKLOG_MASTER.$B:.$B]; MATCH([.G64]; [$BACKLOG_MASTER.$A:.$A]; 0)); &quot;&quot;)">
            <text:p/>
          </table:table-cell>
          <table:table-cell table:style-name="ce82" table:formula="of:=IFERROR(INDEX([$BACKLOG_MASTER.$C:.$C]; MATCH([.G64]; [$BACKLOG_MASTER.$A:.$A]; 0)); &quot;&quot;)">
            <text:p/>
          </table:table-cell>
          <table:table-cell table:style-name="ce82" table:formula="of:=IFERROR(INDEX([$BACKLOG_MASTER.$G:.$G]; MATCH([.G64]; [$BACKLOG_MASTER.$A:.$A]; 0)); &quot;&quot;)">
            <text:p/>
          </table:table-cell>
          <table:table-cell table:style-name="ce82" table:formula="of:=IFERROR(INDEX([$BACKLOG_MASTER.$H:.$H]; MATCH([.G64]; [$BACKLOG_MASTER.$A:.$A]; 0)); &quot;&quot;)">
            <text:p/>
          </table:table-cell>
          <table:table-cell table:style-name="ce82" table:formula="of:=IF([.G64]=&quot;&quot;; &quot;&quot;; IF(COUNTIF([$BACKLOG_MASTER.$A:.$A]; [.G6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5];[$BACKLOG_MASTER.$A:.$A];0); &quot;↗&quot;); &quot;&quot;)">
            <text:p/>
          </table:table-cell>
          <table:table-cell table:style-name="ce82" table:formula="of:=IFERROR(INDEX([$BACKLOG_MASTER.$F:.$F]; MATCH([.G65]; [$BACKLOG_MASTER.$A:.$A]; 0)); &quot;&quot;)">
            <text:p/>
          </table:table-cell>
          <table:table-cell table:style-name="ce82" table:formula="of:=IFERROR(INDEX([$BACKLOG_MASTER.$B:.$B]; MATCH([.G65]; [$BACKLOG_MASTER.$A:.$A]; 0)); &quot;&quot;)">
            <text:p/>
          </table:table-cell>
          <table:table-cell table:style-name="ce82" table:formula="of:=IFERROR(INDEX([$BACKLOG_MASTER.$C:.$C]; MATCH([.G65]; [$BACKLOG_MASTER.$A:.$A]; 0)); &quot;&quot;)">
            <text:p/>
          </table:table-cell>
          <table:table-cell table:style-name="ce82" table:formula="of:=IFERROR(INDEX([$BACKLOG_MASTER.$G:.$G]; MATCH([.G65]; [$BACKLOG_MASTER.$A:.$A]; 0)); &quot;&quot;)">
            <text:p/>
          </table:table-cell>
          <table:table-cell table:style-name="ce82" table:formula="of:=IFERROR(INDEX([$BACKLOG_MASTER.$H:.$H]; MATCH([.G65]; [$BACKLOG_MASTER.$A:.$A]; 0)); &quot;&quot;)">
            <text:p/>
          </table:table-cell>
          <table:table-cell table:style-name="ce82" table:formula="of:=IF([.G65]=&quot;&quot;; &quot;&quot;; IF(COUNTIF([$BACKLOG_MASTER.$A:.$A]; [.G6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6];[$BACKLOG_MASTER.$A:.$A];0); &quot;↗&quot;); &quot;&quot;)">
            <text:p/>
          </table:table-cell>
          <table:table-cell table:style-name="ce82" table:formula="of:=IFERROR(INDEX([$BACKLOG_MASTER.$F:.$F]; MATCH([.G66]; [$BACKLOG_MASTER.$A:.$A]; 0)); &quot;&quot;)">
            <text:p/>
          </table:table-cell>
          <table:table-cell table:style-name="ce82" table:formula="of:=IFERROR(INDEX([$BACKLOG_MASTER.$B:.$B]; MATCH([.G66]; [$BACKLOG_MASTER.$A:.$A]; 0)); &quot;&quot;)">
            <text:p/>
          </table:table-cell>
          <table:table-cell table:style-name="ce82" table:formula="of:=IFERROR(INDEX([$BACKLOG_MASTER.$C:.$C]; MATCH([.G66]; [$BACKLOG_MASTER.$A:.$A]; 0)); &quot;&quot;)">
            <text:p/>
          </table:table-cell>
          <table:table-cell table:style-name="ce82" table:formula="of:=IFERROR(INDEX([$BACKLOG_MASTER.$G:.$G]; MATCH([.G66]; [$BACKLOG_MASTER.$A:.$A]; 0)); &quot;&quot;)">
            <text:p/>
          </table:table-cell>
          <table:table-cell table:style-name="ce82" table:formula="of:=IFERROR(INDEX([$BACKLOG_MASTER.$H:.$H]; MATCH([.G66]; [$BACKLOG_MASTER.$A:.$A]; 0)); &quot;&quot;)">
            <text:p/>
          </table:table-cell>
          <table:table-cell table:style-name="ce82" table:formula="of:=IF([.G66]=&quot;&quot;; &quot;&quot;; IF(COUNTIF([$BACKLOG_MASTER.$A:.$A]; [.G6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7];[$BACKLOG_MASTER.$A:.$A];0); &quot;↗&quot;); &quot;&quot;)">
            <text:p/>
          </table:table-cell>
          <table:table-cell table:style-name="ce82" table:formula="of:=IFERROR(INDEX([$BACKLOG_MASTER.$F:.$F]; MATCH([.G67]; [$BACKLOG_MASTER.$A:.$A]; 0)); &quot;&quot;)">
            <text:p/>
          </table:table-cell>
          <table:table-cell table:style-name="ce82" table:formula="of:=IFERROR(INDEX([$BACKLOG_MASTER.$B:.$B]; MATCH([.G67]; [$BACKLOG_MASTER.$A:.$A]; 0)); &quot;&quot;)">
            <text:p/>
          </table:table-cell>
          <table:table-cell table:style-name="ce82" table:formula="of:=IFERROR(INDEX([$BACKLOG_MASTER.$C:.$C]; MATCH([.G67]; [$BACKLOG_MASTER.$A:.$A]; 0)); &quot;&quot;)">
            <text:p/>
          </table:table-cell>
          <table:table-cell table:style-name="ce82" table:formula="of:=IFERROR(INDEX([$BACKLOG_MASTER.$G:.$G]; MATCH([.G67]; [$BACKLOG_MASTER.$A:.$A]; 0)); &quot;&quot;)">
            <text:p/>
          </table:table-cell>
          <table:table-cell table:style-name="ce82" table:formula="of:=IFERROR(INDEX([$BACKLOG_MASTER.$H:.$H]; MATCH([.G67]; [$BACKLOG_MASTER.$A:.$A]; 0)); &quot;&quot;)">
            <text:p/>
          </table:table-cell>
          <table:table-cell table:style-name="ce82" table:formula="of:=IF([.G67]=&quot;&quot;; &quot;&quot;; IF(COUNTIF([$BACKLOG_MASTER.$A:.$A]; [.G6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8];[$BACKLOG_MASTER.$A:.$A];0); &quot;↗&quot;); &quot;&quot;)">
            <text:p/>
          </table:table-cell>
          <table:table-cell table:style-name="ce82" table:formula="of:=IFERROR(INDEX([$BACKLOG_MASTER.$F:.$F]; MATCH([.G68]; [$BACKLOG_MASTER.$A:.$A]; 0)); &quot;&quot;)">
            <text:p/>
          </table:table-cell>
          <table:table-cell table:style-name="ce82" table:formula="of:=IFERROR(INDEX([$BACKLOG_MASTER.$B:.$B]; MATCH([.G68]; [$BACKLOG_MASTER.$A:.$A]; 0)); &quot;&quot;)">
            <text:p/>
          </table:table-cell>
          <table:table-cell table:style-name="ce82" table:formula="of:=IFERROR(INDEX([$BACKLOG_MASTER.$C:.$C]; MATCH([.G68]; [$BACKLOG_MASTER.$A:.$A]; 0)); &quot;&quot;)">
            <text:p/>
          </table:table-cell>
          <table:table-cell table:style-name="ce82" table:formula="of:=IFERROR(INDEX([$BACKLOG_MASTER.$G:.$G]; MATCH([.G68]; [$BACKLOG_MASTER.$A:.$A]; 0)); &quot;&quot;)">
            <text:p/>
          </table:table-cell>
          <table:table-cell table:style-name="ce82" table:formula="of:=IFERROR(INDEX([$BACKLOG_MASTER.$H:.$H]; MATCH([.G68]; [$BACKLOG_MASTER.$A:.$A]; 0)); &quot;&quot;)">
            <text:p/>
          </table:table-cell>
          <table:table-cell table:style-name="ce82" table:formula="of:=IF([.G68]=&quot;&quot;; &quot;&quot;; IF(COUNTIF([$BACKLOG_MASTER.$A:.$A]; [.G6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69];[$BACKLOG_MASTER.$A:.$A];0); &quot;↗&quot;); &quot;&quot;)">
            <text:p/>
          </table:table-cell>
          <table:table-cell table:style-name="ce82" table:formula="of:=IFERROR(INDEX([$BACKLOG_MASTER.$F:.$F]; MATCH([.G69]; [$BACKLOG_MASTER.$A:.$A]; 0)); &quot;&quot;)">
            <text:p/>
          </table:table-cell>
          <table:table-cell table:style-name="ce82" table:formula="of:=IFERROR(INDEX([$BACKLOG_MASTER.$B:.$B]; MATCH([.G69]; [$BACKLOG_MASTER.$A:.$A]; 0)); &quot;&quot;)">
            <text:p/>
          </table:table-cell>
          <table:table-cell table:style-name="ce82" table:formula="of:=IFERROR(INDEX([$BACKLOG_MASTER.$C:.$C]; MATCH([.G69]; [$BACKLOG_MASTER.$A:.$A]; 0)); &quot;&quot;)">
            <text:p/>
          </table:table-cell>
          <table:table-cell table:style-name="ce82" table:formula="of:=IFERROR(INDEX([$BACKLOG_MASTER.$G:.$G]; MATCH([.G69]; [$BACKLOG_MASTER.$A:.$A]; 0)); &quot;&quot;)">
            <text:p/>
          </table:table-cell>
          <table:table-cell table:style-name="ce82" table:formula="of:=IFERROR(INDEX([$BACKLOG_MASTER.$H:.$H]; MATCH([.G69]; [$BACKLOG_MASTER.$A:.$A]; 0)); &quot;&quot;)">
            <text:p/>
          </table:table-cell>
          <table:table-cell table:style-name="ce82" table:formula="of:=IF([.G69]=&quot;&quot;; &quot;&quot;; IF(COUNTIF([$BACKLOG_MASTER.$A:.$A]; [.G6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0];[$BACKLOG_MASTER.$A:.$A];0); &quot;↗&quot;); &quot;&quot;)">
            <text:p/>
          </table:table-cell>
          <table:table-cell table:style-name="ce82" table:formula="of:=IFERROR(INDEX([$BACKLOG_MASTER.$F:.$F]; MATCH([.G70]; [$BACKLOG_MASTER.$A:.$A]; 0)); &quot;&quot;)">
            <text:p/>
          </table:table-cell>
          <table:table-cell table:style-name="ce82" table:formula="of:=IFERROR(INDEX([$BACKLOG_MASTER.$B:.$B]; MATCH([.G70]; [$BACKLOG_MASTER.$A:.$A]; 0)); &quot;&quot;)">
            <text:p/>
          </table:table-cell>
          <table:table-cell table:style-name="ce82" table:formula="of:=IFERROR(INDEX([$BACKLOG_MASTER.$C:.$C]; MATCH([.G70]; [$BACKLOG_MASTER.$A:.$A]; 0)); &quot;&quot;)">
            <text:p/>
          </table:table-cell>
          <table:table-cell table:style-name="ce82" table:formula="of:=IFERROR(INDEX([$BACKLOG_MASTER.$G:.$G]; MATCH([.G70]; [$BACKLOG_MASTER.$A:.$A]; 0)); &quot;&quot;)">
            <text:p/>
          </table:table-cell>
          <table:table-cell table:style-name="ce82" table:formula="of:=IFERROR(INDEX([$BACKLOG_MASTER.$H:.$H]; MATCH([.G70]; [$BACKLOG_MASTER.$A:.$A]; 0)); &quot;&quot;)">
            <text:p/>
          </table:table-cell>
          <table:table-cell table:style-name="ce82" table:formula="of:=IF([.G70]=&quot;&quot;; &quot;&quot;; IF(COUNTIF([$BACKLOG_MASTER.$A:.$A]; [.G7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1];[$BACKLOG_MASTER.$A:.$A];0); &quot;↗&quot;); &quot;&quot;)">
            <text:p/>
          </table:table-cell>
          <table:table-cell table:style-name="ce82" table:formula="of:=IFERROR(INDEX([$BACKLOG_MASTER.$F:.$F]; MATCH([.G71]; [$BACKLOG_MASTER.$A:.$A]; 0)); &quot;&quot;)">
            <text:p/>
          </table:table-cell>
          <table:table-cell table:style-name="ce82" table:formula="of:=IFERROR(INDEX([$BACKLOG_MASTER.$B:.$B]; MATCH([.G71]; [$BACKLOG_MASTER.$A:.$A]; 0)); &quot;&quot;)">
            <text:p/>
          </table:table-cell>
          <table:table-cell table:style-name="ce82" table:formula="of:=IFERROR(INDEX([$BACKLOG_MASTER.$C:.$C]; MATCH([.G71]; [$BACKLOG_MASTER.$A:.$A]; 0)); &quot;&quot;)">
            <text:p/>
          </table:table-cell>
          <table:table-cell table:style-name="ce82" table:formula="of:=IFERROR(INDEX([$BACKLOG_MASTER.$G:.$G]; MATCH([.G71]; [$BACKLOG_MASTER.$A:.$A]; 0)); &quot;&quot;)">
            <text:p/>
          </table:table-cell>
          <table:table-cell table:style-name="ce82" table:formula="of:=IFERROR(INDEX([$BACKLOG_MASTER.$H:.$H]; MATCH([.G71]; [$BACKLOG_MASTER.$A:.$A]; 0)); &quot;&quot;)">
            <text:p/>
          </table:table-cell>
          <table:table-cell table:style-name="ce82" table:formula="of:=IF([.G71]=&quot;&quot;; &quot;&quot;; IF(COUNTIF([$BACKLOG_MASTER.$A:.$A]; [.G7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2];[$BACKLOG_MASTER.$A:.$A];0); &quot;↗&quot;); &quot;&quot;)">
            <text:p/>
          </table:table-cell>
          <table:table-cell table:style-name="ce82" table:formula="of:=IFERROR(INDEX([$BACKLOG_MASTER.$F:.$F]; MATCH([.G72]; [$BACKLOG_MASTER.$A:.$A]; 0)); &quot;&quot;)">
            <text:p/>
          </table:table-cell>
          <table:table-cell table:style-name="ce82" table:formula="of:=IFERROR(INDEX([$BACKLOG_MASTER.$B:.$B]; MATCH([.G72]; [$BACKLOG_MASTER.$A:.$A]; 0)); &quot;&quot;)">
            <text:p/>
          </table:table-cell>
          <table:table-cell table:style-name="ce82" table:formula="of:=IFERROR(INDEX([$BACKLOG_MASTER.$C:.$C]; MATCH([.G72]; [$BACKLOG_MASTER.$A:.$A]; 0)); &quot;&quot;)">
            <text:p/>
          </table:table-cell>
          <table:table-cell table:style-name="ce82" table:formula="of:=IFERROR(INDEX([$BACKLOG_MASTER.$G:.$G]; MATCH([.G72]; [$BACKLOG_MASTER.$A:.$A]; 0)); &quot;&quot;)">
            <text:p/>
          </table:table-cell>
          <table:table-cell table:style-name="ce82" table:formula="of:=IFERROR(INDEX([$BACKLOG_MASTER.$H:.$H]; MATCH([.G72]; [$BACKLOG_MASTER.$A:.$A]; 0)); &quot;&quot;)">
            <text:p/>
          </table:table-cell>
          <table:table-cell table:style-name="ce82" table:formula="of:=IF([.G72]=&quot;&quot;; &quot;&quot;; IF(COUNTIF([$BACKLOG_MASTER.$A:.$A]; [.G7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3];[$BACKLOG_MASTER.$A:.$A];0); &quot;↗&quot;); &quot;&quot;)">
            <text:p/>
          </table:table-cell>
          <table:table-cell table:style-name="ce82" table:formula="of:=IFERROR(INDEX([$BACKLOG_MASTER.$F:.$F]; MATCH([.G73]; [$BACKLOG_MASTER.$A:.$A]; 0)); &quot;&quot;)">
            <text:p/>
          </table:table-cell>
          <table:table-cell table:style-name="ce82" table:formula="of:=IFERROR(INDEX([$BACKLOG_MASTER.$B:.$B]; MATCH([.G73]; [$BACKLOG_MASTER.$A:.$A]; 0)); &quot;&quot;)">
            <text:p/>
          </table:table-cell>
          <table:table-cell table:style-name="ce82" table:formula="of:=IFERROR(INDEX([$BACKLOG_MASTER.$C:.$C]; MATCH([.G73]; [$BACKLOG_MASTER.$A:.$A]; 0)); &quot;&quot;)">
            <text:p/>
          </table:table-cell>
          <table:table-cell table:style-name="ce82" table:formula="of:=IFERROR(INDEX([$BACKLOG_MASTER.$G:.$G]; MATCH([.G73]; [$BACKLOG_MASTER.$A:.$A]; 0)); &quot;&quot;)">
            <text:p/>
          </table:table-cell>
          <table:table-cell table:style-name="ce82" table:formula="of:=IFERROR(INDEX([$BACKLOG_MASTER.$H:.$H]; MATCH([.G73]; [$BACKLOG_MASTER.$A:.$A]; 0)); &quot;&quot;)">
            <text:p/>
          </table:table-cell>
          <table:table-cell table:style-name="ce82" table:formula="of:=IF([.G73]=&quot;&quot;; &quot;&quot;; IF(COUNTIF([$BACKLOG_MASTER.$A:.$A]; [.G7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4];[$BACKLOG_MASTER.$A:.$A];0); &quot;↗&quot;); &quot;&quot;)">
            <text:p/>
          </table:table-cell>
          <table:table-cell table:style-name="ce82" table:formula="of:=IFERROR(INDEX([$BACKLOG_MASTER.$F:.$F]; MATCH([.G74]; [$BACKLOG_MASTER.$A:.$A]; 0)); &quot;&quot;)">
            <text:p/>
          </table:table-cell>
          <table:table-cell table:style-name="ce82" table:formula="of:=IFERROR(INDEX([$BACKLOG_MASTER.$B:.$B]; MATCH([.G74]; [$BACKLOG_MASTER.$A:.$A]; 0)); &quot;&quot;)">
            <text:p/>
          </table:table-cell>
          <table:table-cell table:style-name="ce82" table:formula="of:=IFERROR(INDEX([$BACKLOG_MASTER.$C:.$C]; MATCH([.G74]; [$BACKLOG_MASTER.$A:.$A]; 0)); &quot;&quot;)">
            <text:p/>
          </table:table-cell>
          <table:table-cell table:style-name="ce82" table:formula="of:=IFERROR(INDEX([$BACKLOG_MASTER.$G:.$G]; MATCH([.G74]; [$BACKLOG_MASTER.$A:.$A]; 0)); &quot;&quot;)">
            <text:p/>
          </table:table-cell>
          <table:table-cell table:style-name="ce82" table:formula="of:=IFERROR(INDEX([$BACKLOG_MASTER.$H:.$H]; MATCH([.G74]; [$BACKLOG_MASTER.$A:.$A]; 0)); &quot;&quot;)">
            <text:p/>
          </table:table-cell>
          <table:table-cell table:style-name="ce82" table:formula="of:=IF([.G74]=&quot;&quot;; &quot;&quot;; IF(COUNTIF([$BACKLOG_MASTER.$A:.$A]; [.G7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5];[$BACKLOG_MASTER.$A:.$A];0); &quot;↗&quot;); &quot;&quot;)">
            <text:p/>
          </table:table-cell>
          <table:table-cell table:style-name="ce82" table:formula="of:=IFERROR(INDEX([$BACKLOG_MASTER.$F:.$F]; MATCH([.G75]; [$BACKLOG_MASTER.$A:.$A]; 0)); &quot;&quot;)">
            <text:p/>
          </table:table-cell>
          <table:table-cell table:style-name="ce82" table:formula="of:=IFERROR(INDEX([$BACKLOG_MASTER.$B:.$B]; MATCH([.G75]; [$BACKLOG_MASTER.$A:.$A]; 0)); &quot;&quot;)">
            <text:p/>
          </table:table-cell>
          <table:table-cell table:style-name="ce82" table:formula="of:=IFERROR(INDEX([$BACKLOG_MASTER.$C:.$C]; MATCH([.G75]; [$BACKLOG_MASTER.$A:.$A]; 0)); &quot;&quot;)">
            <text:p/>
          </table:table-cell>
          <table:table-cell table:style-name="ce82" table:formula="of:=IFERROR(INDEX([$BACKLOG_MASTER.$G:.$G]; MATCH([.G75]; [$BACKLOG_MASTER.$A:.$A]; 0)); &quot;&quot;)">
            <text:p/>
          </table:table-cell>
          <table:table-cell table:style-name="ce82" table:formula="of:=IFERROR(INDEX([$BACKLOG_MASTER.$H:.$H]; MATCH([.G75]; [$BACKLOG_MASTER.$A:.$A]; 0)); &quot;&quot;)">
            <text:p/>
          </table:table-cell>
          <table:table-cell table:style-name="ce82" table:formula="of:=IF([.G75]=&quot;&quot;; &quot;&quot;; IF(COUNTIF([$BACKLOG_MASTER.$A:.$A]; [.G7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6];[$BACKLOG_MASTER.$A:.$A];0); &quot;↗&quot;); &quot;&quot;)">
            <text:p/>
          </table:table-cell>
          <table:table-cell table:style-name="ce82" table:formula="of:=IFERROR(INDEX([$BACKLOG_MASTER.$F:.$F]; MATCH([.G76]; [$BACKLOG_MASTER.$A:.$A]; 0)); &quot;&quot;)">
            <text:p/>
          </table:table-cell>
          <table:table-cell table:style-name="ce82" table:formula="of:=IFERROR(INDEX([$BACKLOG_MASTER.$B:.$B]; MATCH([.G76]; [$BACKLOG_MASTER.$A:.$A]; 0)); &quot;&quot;)">
            <text:p/>
          </table:table-cell>
          <table:table-cell table:style-name="ce82" table:formula="of:=IFERROR(INDEX([$BACKLOG_MASTER.$C:.$C]; MATCH([.G76]; [$BACKLOG_MASTER.$A:.$A]; 0)); &quot;&quot;)">
            <text:p/>
          </table:table-cell>
          <table:table-cell table:style-name="ce82" table:formula="of:=IFERROR(INDEX([$BACKLOG_MASTER.$G:.$G]; MATCH([.G76]; [$BACKLOG_MASTER.$A:.$A]; 0)); &quot;&quot;)">
            <text:p/>
          </table:table-cell>
          <table:table-cell table:style-name="ce82" table:formula="of:=IFERROR(INDEX([$BACKLOG_MASTER.$H:.$H]; MATCH([.G76]; [$BACKLOG_MASTER.$A:.$A]; 0)); &quot;&quot;)">
            <text:p/>
          </table:table-cell>
          <table:table-cell table:style-name="ce82" table:formula="of:=IF([.G76]=&quot;&quot;; &quot;&quot;; IF(COUNTIF([$BACKLOG_MASTER.$A:.$A]; [.G7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7];[$BACKLOG_MASTER.$A:.$A];0); &quot;↗&quot;); &quot;&quot;)">
            <text:p/>
          </table:table-cell>
          <table:table-cell table:style-name="ce82" table:formula="of:=IFERROR(INDEX([$BACKLOG_MASTER.$F:.$F]; MATCH([.G77]; [$BACKLOG_MASTER.$A:.$A]; 0)); &quot;&quot;)">
            <text:p/>
          </table:table-cell>
          <table:table-cell table:style-name="ce82" table:formula="of:=IFERROR(INDEX([$BACKLOG_MASTER.$B:.$B]; MATCH([.G77]; [$BACKLOG_MASTER.$A:.$A]; 0)); &quot;&quot;)">
            <text:p/>
          </table:table-cell>
          <table:table-cell table:style-name="ce82" table:formula="of:=IFERROR(INDEX([$BACKLOG_MASTER.$C:.$C]; MATCH([.G77]; [$BACKLOG_MASTER.$A:.$A]; 0)); &quot;&quot;)">
            <text:p/>
          </table:table-cell>
          <table:table-cell table:style-name="ce82" table:formula="of:=IFERROR(INDEX([$BACKLOG_MASTER.$G:.$G]; MATCH([.G77]; [$BACKLOG_MASTER.$A:.$A]; 0)); &quot;&quot;)">
            <text:p/>
          </table:table-cell>
          <table:table-cell table:style-name="ce82" table:formula="of:=IFERROR(INDEX([$BACKLOG_MASTER.$H:.$H]; MATCH([.G77]; [$BACKLOG_MASTER.$A:.$A]; 0)); &quot;&quot;)">
            <text:p/>
          </table:table-cell>
          <table:table-cell table:style-name="ce82" table:formula="of:=IF([.G77]=&quot;&quot;; &quot;&quot;; IF(COUNTIF([$BACKLOG_MASTER.$A:.$A]; [.G7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8];[$BACKLOG_MASTER.$A:.$A];0); &quot;↗&quot;); &quot;&quot;)">
            <text:p/>
          </table:table-cell>
          <table:table-cell table:style-name="ce82" table:formula="of:=IFERROR(INDEX([$BACKLOG_MASTER.$F:.$F]; MATCH([.G78]; [$BACKLOG_MASTER.$A:.$A]; 0)); &quot;&quot;)">
            <text:p/>
          </table:table-cell>
          <table:table-cell table:style-name="ce82" table:formula="of:=IFERROR(INDEX([$BACKLOG_MASTER.$B:.$B]; MATCH([.G78]; [$BACKLOG_MASTER.$A:.$A]; 0)); &quot;&quot;)">
            <text:p/>
          </table:table-cell>
          <table:table-cell table:style-name="ce82" table:formula="of:=IFERROR(INDEX([$BACKLOG_MASTER.$C:.$C]; MATCH([.G78]; [$BACKLOG_MASTER.$A:.$A]; 0)); &quot;&quot;)">
            <text:p/>
          </table:table-cell>
          <table:table-cell table:style-name="ce82" table:formula="of:=IFERROR(INDEX([$BACKLOG_MASTER.$G:.$G]; MATCH([.G78]; [$BACKLOG_MASTER.$A:.$A]; 0)); &quot;&quot;)">
            <text:p/>
          </table:table-cell>
          <table:table-cell table:style-name="ce82" table:formula="of:=IFERROR(INDEX([$BACKLOG_MASTER.$H:.$H]; MATCH([.G78]; [$BACKLOG_MASTER.$A:.$A]; 0)); &quot;&quot;)">
            <text:p/>
          </table:table-cell>
          <table:table-cell table:style-name="ce82" table:formula="of:=IF([.G78]=&quot;&quot;; &quot;&quot;; IF(COUNTIF([$BACKLOG_MASTER.$A:.$A]; [.G7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79];[$BACKLOG_MASTER.$A:.$A];0); &quot;↗&quot;); &quot;&quot;)">
            <text:p/>
          </table:table-cell>
          <table:table-cell table:style-name="ce82" table:formula="of:=IFERROR(INDEX([$BACKLOG_MASTER.$F:.$F]; MATCH([.G79]; [$BACKLOG_MASTER.$A:.$A]; 0)); &quot;&quot;)">
            <text:p/>
          </table:table-cell>
          <table:table-cell table:style-name="ce82" table:formula="of:=IFERROR(INDEX([$BACKLOG_MASTER.$B:.$B]; MATCH([.G79]; [$BACKLOG_MASTER.$A:.$A]; 0)); &quot;&quot;)">
            <text:p/>
          </table:table-cell>
          <table:table-cell table:style-name="ce82" table:formula="of:=IFERROR(INDEX([$BACKLOG_MASTER.$C:.$C]; MATCH([.G79]; [$BACKLOG_MASTER.$A:.$A]; 0)); &quot;&quot;)">
            <text:p/>
          </table:table-cell>
          <table:table-cell table:style-name="ce82" table:formula="of:=IFERROR(INDEX([$BACKLOG_MASTER.$G:.$G]; MATCH([.G79]; [$BACKLOG_MASTER.$A:.$A]; 0)); &quot;&quot;)">
            <text:p/>
          </table:table-cell>
          <table:table-cell table:style-name="ce82" table:formula="of:=IFERROR(INDEX([$BACKLOG_MASTER.$H:.$H]; MATCH([.G79]; [$BACKLOG_MASTER.$A:.$A]; 0)); &quot;&quot;)">
            <text:p/>
          </table:table-cell>
          <table:table-cell table:style-name="ce82" table:formula="of:=IF([.G79]=&quot;&quot;; &quot;&quot;; IF(COUNTIF([$BACKLOG_MASTER.$A:.$A]; [.G7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0];[$BACKLOG_MASTER.$A:.$A];0); &quot;↗&quot;); &quot;&quot;)">
            <text:p/>
          </table:table-cell>
          <table:table-cell table:style-name="ce82" table:formula="of:=IFERROR(INDEX([$BACKLOG_MASTER.$F:.$F]; MATCH([.G80]; [$BACKLOG_MASTER.$A:.$A]; 0)); &quot;&quot;)">
            <text:p/>
          </table:table-cell>
          <table:table-cell table:style-name="ce82" table:formula="of:=IFERROR(INDEX([$BACKLOG_MASTER.$B:.$B]; MATCH([.G80]; [$BACKLOG_MASTER.$A:.$A]; 0)); &quot;&quot;)">
            <text:p/>
          </table:table-cell>
          <table:table-cell table:style-name="ce82" table:formula="of:=IFERROR(INDEX([$BACKLOG_MASTER.$C:.$C]; MATCH([.G80]; [$BACKLOG_MASTER.$A:.$A]; 0)); &quot;&quot;)">
            <text:p/>
          </table:table-cell>
          <table:table-cell table:style-name="ce82" table:formula="of:=IFERROR(INDEX([$BACKLOG_MASTER.$G:.$G]; MATCH([.G80]; [$BACKLOG_MASTER.$A:.$A]; 0)); &quot;&quot;)">
            <text:p/>
          </table:table-cell>
          <table:table-cell table:style-name="ce82" table:formula="of:=IFERROR(INDEX([$BACKLOG_MASTER.$H:.$H]; MATCH([.G80]; [$BACKLOG_MASTER.$A:.$A]; 0)); &quot;&quot;)">
            <text:p/>
          </table:table-cell>
          <table:table-cell table:style-name="ce82" table:formula="of:=IF([.G80]=&quot;&quot;; &quot;&quot;; IF(COUNTIF([$BACKLOG_MASTER.$A:.$A]; [.G8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1];[$BACKLOG_MASTER.$A:.$A];0); &quot;↗&quot;); &quot;&quot;)">
            <text:p/>
          </table:table-cell>
          <table:table-cell table:style-name="ce82" table:formula="of:=IFERROR(INDEX([$BACKLOG_MASTER.$F:.$F]; MATCH([.G81]; [$BACKLOG_MASTER.$A:.$A]; 0)); &quot;&quot;)">
            <text:p/>
          </table:table-cell>
          <table:table-cell table:style-name="ce82" table:formula="of:=IFERROR(INDEX([$BACKLOG_MASTER.$B:.$B]; MATCH([.G81]; [$BACKLOG_MASTER.$A:.$A]; 0)); &quot;&quot;)">
            <text:p/>
          </table:table-cell>
          <table:table-cell table:style-name="ce82" table:formula="of:=IFERROR(INDEX([$BACKLOG_MASTER.$C:.$C]; MATCH([.G81]; [$BACKLOG_MASTER.$A:.$A]; 0)); &quot;&quot;)">
            <text:p/>
          </table:table-cell>
          <table:table-cell table:style-name="ce82" table:formula="of:=IFERROR(INDEX([$BACKLOG_MASTER.$G:.$G]; MATCH([.G81]; [$BACKLOG_MASTER.$A:.$A]; 0)); &quot;&quot;)">
            <text:p/>
          </table:table-cell>
          <table:table-cell table:style-name="ce82" table:formula="of:=IFERROR(INDEX([$BACKLOG_MASTER.$H:.$H]; MATCH([.G81]; [$BACKLOG_MASTER.$A:.$A]; 0)); &quot;&quot;)">
            <text:p/>
          </table:table-cell>
          <table:table-cell table:style-name="ce82" table:formula="of:=IF([.G81]=&quot;&quot;; &quot;&quot;; IF(COUNTIF([$BACKLOG_MASTER.$A:.$A]; [.G8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2];[$BACKLOG_MASTER.$A:.$A];0); &quot;↗&quot;); &quot;&quot;)">
            <text:p/>
          </table:table-cell>
          <table:table-cell table:style-name="ce82" table:formula="of:=IFERROR(INDEX([$BACKLOG_MASTER.$F:.$F]; MATCH([.G82]; [$BACKLOG_MASTER.$A:.$A]; 0)); &quot;&quot;)">
            <text:p/>
          </table:table-cell>
          <table:table-cell table:style-name="ce82" table:formula="of:=IFERROR(INDEX([$BACKLOG_MASTER.$B:.$B]; MATCH([.G82]; [$BACKLOG_MASTER.$A:.$A]; 0)); &quot;&quot;)">
            <text:p/>
          </table:table-cell>
          <table:table-cell table:style-name="ce82" table:formula="of:=IFERROR(INDEX([$BACKLOG_MASTER.$C:.$C]; MATCH([.G82]; [$BACKLOG_MASTER.$A:.$A]; 0)); &quot;&quot;)">
            <text:p/>
          </table:table-cell>
          <table:table-cell table:style-name="ce82" table:formula="of:=IFERROR(INDEX([$BACKLOG_MASTER.$G:.$G]; MATCH([.G82]; [$BACKLOG_MASTER.$A:.$A]; 0)); &quot;&quot;)">
            <text:p/>
          </table:table-cell>
          <table:table-cell table:style-name="ce82" table:formula="of:=IFERROR(INDEX([$BACKLOG_MASTER.$H:.$H]; MATCH([.G82]; [$BACKLOG_MASTER.$A:.$A]; 0)); &quot;&quot;)">
            <text:p/>
          </table:table-cell>
          <table:table-cell table:style-name="ce82" table:formula="of:=IF([.G82]=&quot;&quot;; &quot;&quot;; IF(COUNTIF([$BACKLOG_MASTER.$A:.$A]; [.G8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3];[$BACKLOG_MASTER.$A:.$A];0); &quot;↗&quot;); &quot;&quot;)">
            <text:p/>
          </table:table-cell>
          <table:table-cell table:style-name="ce82" table:formula="of:=IFERROR(INDEX([$BACKLOG_MASTER.$F:.$F]; MATCH([.G83]; [$BACKLOG_MASTER.$A:.$A]; 0)); &quot;&quot;)">
            <text:p/>
          </table:table-cell>
          <table:table-cell table:style-name="ce82" table:formula="of:=IFERROR(INDEX([$BACKLOG_MASTER.$B:.$B]; MATCH([.G83]; [$BACKLOG_MASTER.$A:.$A]; 0)); &quot;&quot;)">
            <text:p/>
          </table:table-cell>
          <table:table-cell table:style-name="ce82" table:formula="of:=IFERROR(INDEX([$BACKLOG_MASTER.$C:.$C]; MATCH([.G83]; [$BACKLOG_MASTER.$A:.$A]; 0)); &quot;&quot;)">
            <text:p/>
          </table:table-cell>
          <table:table-cell table:style-name="ce82" table:formula="of:=IFERROR(INDEX([$BACKLOG_MASTER.$G:.$G]; MATCH([.G83]; [$BACKLOG_MASTER.$A:.$A]; 0)); &quot;&quot;)">
            <text:p/>
          </table:table-cell>
          <table:table-cell table:style-name="ce82" table:formula="of:=IFERROR(INDEX([$BACKLOG_MASTER.$H:.$H]; MATCH([.G83]; [$BACKLOG_MASTER.$A:.$A]; 0)); &quot;&quot;)">
            <text:p/>
          </table:table-cell>
          <table:table-cell table:style-name="ce82" table:formula="of:=IF([.G83]=&quot;&quot;; &quot;&quot;; IF(COUNTIF([$BACKLOG_MASTER.$A:.$A]; [.G8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4];[$BACKLOG_MASTER.$A:.$A];0); &quot;↗&quot;); &quot;&quot;)">
            <text:p/>
          </table:table-cell>
          <table:table-cell table:style-name="ce82" table:formula="of:=IFERROR(INDEX([$BACKLOG_MASTER.$F:.$F]; MATCH([.G84]; [$BACKLOG_MASTER.$A:.$A]; 0)); &quot;&quot;)">
            <text:p/>
          </table:table-cell>
          <table:table-cell table:style-name="ce82" table:formula="of:=IFERROR(INDEX([$BACKLOG_MASTER.$B:.$B]; MATCH([.G84]; [$BACKLOG_MASTER.$A:.$A]; 0)); &quot;&quot;)">
            <text:p/>
          </table:table-cell>
          <table:table-cell table:style-name="ce82" table:formula="of:=IFERROR(INDEX([$BACKLOG_MASTER.$C:.$C]; MATCH([.G84]; [$BACKLOG_MASTER.$A:.$A]; 0)); &quot;&quot;)">
            <text:p/>
          </table:table-cell>
          <table:table-cell table:style-name="ce82" table:formula="of:=IFERROR(INDEX([$BACKLOG_MASTER.$G:.$G]; MATCH([.G84]; [$BACKLOG_MASTER.$A:.$A]; 0)); &quot;&quot;)">
            <text:p/>
          </table:table-cell>
          <table:table-cell table:style-name="ce82" table:formula="of:=IFERROR(INDEX([$BACKLOG_MASTER.$H:.$H]; MATCH([.G84]; [$BACKLOG_MASTER.$A:.$A]; 0)); &quot;&quot;)">
            <text:p/>
          </table:table-cell>
          <table:table-cell table:style-name="ce82" table:formula="of:=IF([.G84]=&quot;&quot;; &quot;&quot;; IF(COUNTIF([$BACKLOG_MASTER.$A:.$A]; [.G8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5];[$BACKLOG_MASTER.$A:.$A];0); &quot;↗&quot;); &quot;&quot;)">
            <text:p/>
          </table:table-cell>
          <table:table-cell table:style-name="ce82" table:formula="of:=IFERROR(INDEX([$BACKLOG_MASTER.$F:.$F]; MATCH([.G85]; [$BACKLOG_MASTER.$A:.$A]; 0)); &quot;&quot;)">
            <text:p/>
          </table:table-cell>
          <table:table-cell table:style-name="ce82" table:formula="of:=IFERROR(INDEX([$BACKLOG_MASTER.$B:.$B]; MATCH([.G85]; [$BACKLOG_MASTER.$A:.$A]; 0)); &quot;&quot;)">
            <text:p/>
          </table:table-cell>
          <table:table-cell table:style-name="ce82" table:formula="of:=IFERROR(INDEX([$BACKLOG_MASTER.$C:.$C]; MATCH([.G85]; [$BACKLOG_MASTER.$A:.$A]; 0)); &quot;&quot;)">
            <text:p/>
          </table:table-cell>
          <table:table-cell table:style-name="ce82" table:formula="of:=IFERROR(INDEX([$BACKLOG_MASTER.$G:.$G]; MATCH([.G85]; [$BACKLOG_MASTER.$A:.$A]; 0)); &quot;&quot;)">
            <text:p/>
          </table:table-cell>
          <table:table-cell table:style-name="ce82" table:formula="of:=IFERROR(INDEX([$BACKLOG_MASTER.$H:.$H]; MATCH([.G85]; [$BACKLOG_MASTER.$A:.$A]; 0)); &quot;&quot;)">
            <text:p/>
          </table:table-cell>
          <table:table-cell table:style-name="ce82" table:formula="of:=IF([.G85]=&quot;&quot;; &quot;&quot;; IF(COUNTIF([$BACKLOG_MASTER.$A:.$A]; [.G8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6];[$BACKLOG_MASTER.$A:.$A];0); &quot;↗&quot;); &quot;&quot;)">
            <text:p/>
          </table:table-cell>
          <table:table-cell table:style-name="ce82" table:formula="of:=IFERROR(INDEX([$BACKLOG_MASTER.$F:.$F]; MATCH([.G86]; [$BACKLOG_MASTER.$A:.$A]; 0)); &quot;&quot;)">
            <text:p/>
          </table:table-cell>
          <table:table-cell table:style-name="ce82" table:formula="of:=IFERROR(INDEX([$BACKLOG_MASTER.$B:.$B]; MATCH([.G86]; [$BACKLOG_MASTER.$A:.$A]; 0)); &quot;&quot;)">
            <text:p/>
          </table:table-cell>
          <table:table-cell table:style-name="ce82" table:formula="of:=IFERROR(INDEX([$BACKLOG_MASTER.$C:.$C]; MATCH([.G86]; [$BACKLOG_MASTER.$A:.$A]; 0)); &quot;&quot;)">
            <text:p/>
          </table:table-cell>
          <table:table-cell table:style-name="ce82" table:formula="of:=IFERROR(INDEX([$BACKLOG_MASTER.$G:.$G]; MATCH([.G86]; [$BACKLOG_MASTER.$A:.$A]; 0)); &quot;&quot;)">
            <text:p/>
          </table:table-cell>
          <table:table-cell table:style-name="ce82" table:formula="of:=IFERROR(INDEX([$BACKLOG_MASTER.$H:.$H]; MATCH([.G86]; [$BACKLOG_MASTER.$A:.$A]; 0)); &quot;&quot;)">
            <text:p/>
          </table:table-cell>
          <table:table-cell table:style-name="ce82" table:formula="of:=IF([.G86]=&quot;&quot;; &quot;&quot;; IF(COUNTIF([$BACKLOG_MASTER.$A:.$A]; [.G8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7];[$BACKLOG_MASTER.$A:.$A];0); &quot;↗&quot;); &quot;&quot;)">
            <text:p/>
          </table:table-cell>
          <table:table-cell table:style-name="ce82" table:formula="of:=IFERROR(INDEX([$BACKLOG_MASTER.$F:.$F]; MATCH([.G87]; [$BACKLOG_MASTER.$A:.$A]; 0)); &quot;&quot;)">
            <text:p/>
          </table:table-cell>
          <table:table-cell table:style-name="ce82" table:formula="of:=IFERROR(INDEX([$BACKLOG_MASTER.$B:.$B]; MATCH([.G87]; [$BACKLOG_MASTER.$A:.$A]; 0)); &quot;&quot;)">
            <text:p/>
          </table:table-cell>
          <table:table-cell table:style-name="ce82" table:formula="of:=IFERROR(INDEX([$BACKLOG_MASTER.$C:.$C]; MATCH([.G87]; [$BACKLOG_MASTER.$A:.$A]; 0)); &quot;&quot;)">
            <text:p/>
          </table:table-cell>
          <table:table-cell table:style-name="ce82" table:formula="of:=IFERROR(INDEX([$BACKLOG_MASTER.$G:.$G]; MATCH([.G87]; [$BACKLOG_MASTER.$A:.$A]; 0)); &quot;&quot;)">
            <text:p/>
          </table:table-cell>
          <table:table-cell table:style-name="ce82" table:formula="of:=IFERROR(INDEX([$BACKLOG_MASTER.$H:.$H]; MATCH([.G87]; [$BACKLOG_MASTER.$A:.$A]; 0)); &quot;&quot;)">
            <text:p/>
          </table:table-cell>
          <table:table-cell table:style-name="ce82" table:formula="of:=IF([.G87]=&quot;&quot;; &quot;&quot;; IF(COUNTIF([$BACKLOG_MASTER.$A:.$A]; [.G8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8];[$BACKLOG_MASTER.$A:.$A];0); &quot;↗&quot;); &quot;&quot;)">
            <text:p/>
          </table:table-cell>
          <table:table-cell table:style-name="ce82" table:formula="of:=IFERROR(INDEX([$BACKLOG_MASTER.$F:.$F]; MATCH([.G88]; [$BACKLOG_MASTER.$A:.$A]; 0)); &quot;&quot;)">
            <text:p/>
          </table:table-cell>
          <table:table-cell table:style-name="ce82" table:formula="of:=IFERROR(INDEX([$BACKLOG_MASTER.$B:.$B]; MATCH([.G88]; [$BACKLOG_MASTER.$A:.$A]; 0)); &quot;&quot;)">
            <text:p/>
          </table:table-cell>
          <table:table-cell table:style-name="ce82" table:formula="of:=IFERROR(INDEX([$BACKLOG_MASTER.$C:.$C]; MATCH([.G88]; [$BACKLOG_MASTER.$A:.$A]; 0)); &quot;&quot;)">
            <text:p/>
          </table:table-cell>
          <table:table-cell table:style-name="ce82" table:formula="of:=IFERROR(INDEX([$BACKLOG_MASTER.$G:.$G]; MATCH([.G88]; [$BACKLOG_MASTER.$A:.$A]; 0)); &quot;&quot;)">
            <text:p/>
          </table:table-cell>
          <table:table-cell table:style-name="ce82" table:formula="of:=IFERROR(INDEX([$BACKLOG_MASTER.$H:.$H]; MATCH([.G88]; [$BACKLOG_MASTER.$A:.$A]; 0)); &quot;&quot;)">
            <text:p/>
          </table:table-cell>
          <table:table-cell table:style-name="ce82" table:formula="of:=IF([.G88]=&quot;&quot;; &quot;&quot;; IF(COUNTIF([$BACKLOG_MASTER.$A:.$A]; [.G8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89];[$BACKLOG_MASTER.$A:.$A];0); &quot;↗&quot;); &quot;&quot;)">
            <text:p/>
          </table:table-cell>
          <table:table-cell table:style-name="ce82" table:formula="of:=IFERROR(INDEX([$BACKLOG_MASTER.$F:.$F]; MATCH([.G89]; [$BACKLOG_MASTER.$A:.$A]; 0)); &quot;&quot;)">
            <text:p/>
          </table:table-cell>
          <table:table-cell table:style-name="ce82" table:formula="of:=IFERROR(INDEX([$BACKLOG_MASTER.$B:.$B]; MATCH([.G89]; [$BACKLOG_MASTER.$A:.$A]; 0)); &quot;&quot;)">
            <text:p/>
          </table:table-cell>
          <table:table-cell table:style-name="ce82" table:formula="of:=IFERROR(INDEX([$BACKLOG_MASTER.$C:.$C]; MATCH([.G89]; [$BACKLOG_MASTER.$A:.$A]; 0)); &quot;&quot;)">
            <text:p/>
          </table:table-cell>
          <table:table-cell table:style-name="ce82" table:formula="of:=IFERROR(INDEX([$BACKLOG_MASTER.$G:.$G]; MATCH([.G89]; [$BACKLOG_MASTER.$A:.$A]; 0)); &quot;&quot;)">
            <text:p/>
          </table:table-cell>
          <table:table-cell table:style-name="ce82" table:formula="of:=IFERROR(INDEX([$BACKLOG_MASTER.$H:.$H]; MATCH([.G89]; [$BACKLOG_MASTER.$A:.$A]; 0)); &quot;&quot;)">
            <text:p/>
          </table:table-cell>
          <table:table-cell table:style-name="ce82" table:formula="of:=IF([.G89]=&quot;&quot;; &quot;&quot;; IF(COUNTIF([$BACKLOG_MASTER.$A:.$A]; [.G8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0];[$BACKLOG_MASTER.$A:.$A];0); &quot;↗&quot;); &quot;&quot;)">
            <text:p/>
          </table:table-cell>
          <table:table-cell table:style-name="ce82" table:formula="of:=IFERROR(INDEX([$BACKLOG_MASTER.$F:.$F]; MATCH([.G90]; [$BACKLOG_MASTER.$A:.$A]; 0)); &quot;&quot;)">
            <text:p/>
          </table:table-cell>
          <table:table-cell table:style-name="ce82" table:formula="of:=IFERROR(INDEX([$BACKLOG_MASTER.$B:.$B]; MATCH([.G90]; [$BACKLOG_MASTER.$A:.$A]; 0)); &quot;&quot;)">
            <text:p/>
          </table:table-cell>
          <table:table-cell table:style-name="ce82" table:formula="of:=IFERROR(INDEX([$BACKLOG_MASTER.$C:.$C]; MATCH([.G90]; [$BACKLOG_MASTER.$A:.$A]; 0)); &quot;&quot;)">
            <text:p/>
          </table:table-cell>
          <table:table-cell table:style-name="ce82" table:formula="of:=IFERROR(INDEX([$BACKLOG_MASTER.$G:.$G]; MATCH([.G90]; [$BACKLOG_MASTER.$A:.$A]; 0)); &quot;&quot;)">
            <text:p/>
          </table:table-cell>
          <table:table-cell table:style-name="ce82" table:formula="of:=IFERROR(INDEX([$BACKLOG_MASTER.$H:.$H]; MATCH([.G90]; [$BACKLOG_MASTER.$A:.$A]; 0)); &quot;&quot;)">
            <text:p/>
          </table:table-cell>
          <table:table-cell table:style-name="ce82" table:formula="of:=IF([.G90]=&quot;&quot;; &quot;&quot;; IF(COUNTIF([$BACKLOG_MASTER.$A:.$A]; [.G9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1];[$BACKLOG_MASTER.$A:.$A];0); &quot;↗&quot;); &quot;&quot;)">
            <text:p/>
          </table:table-cell>
          <table:table-cell table:style-name="ce82" table:formula="of:=IFERROR(INDEX([$BACKLOG_MASTER.$F:.$F]; MATCH([.G91]; [$BACKLOG_MASTER.$A:.$A]; 0)); &quot;&quot;)">
            <text:p/>
          </table:table-cell>
          <table:table-cell table:style-name="ce82" table:formula="of:=IFERROR(INDEX([$BACKLOG_MASTER.$B:.$B]; MATCH([.G91]; [$BACKLOG_MASTER.$A:.$A]; 0)); &quot;&quot;)">
            <text:p/>
          </table:table-cell>
          <table:table-cell table:style-name="ce82" table:formula="of:=IFERROR(INDEX([$BACKLOG_MASTER.$C:.$C]; MATCH([.G91]; [$BACKLOG_MASTER.$A:.$A]; 0)); &quot;&quot;)">
            <text:p/>
          </table:table-cell>
          <table:table-cell table:style-name="ce82" table:formula="of:=IFERROR(INDEX([$BACKLOG_MASTER.$G:.$G]; MATCH([.G91]; [$BACKLOG_MASTER.$A:.$A]; 0)); &quot;&quot;)">
            <text:p/>
          </table:table-cell>
          <table:table-cell table:style-name="ce82" table:formula="of:=IFERROR(INDEX([$BACKLOG_MASTER.$H:.$H]; MATCH([.G91]; [$BACKLOG_MASTER.$A:.$A]; 0)); &quot;&quot;)">
            <text:p/>
          </table:table-cell>
          <table:table-cell table:style-name="ce82" table:formula="of:=IF([.G91]=&quot;&quot;; &quot;&quot;; IF(COUNTIF([$BACKLOG_MASTER.$A:.$A]; [.G9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2];[$BACKLOG_MASTER.$A:.$A];0); &quot;↗&quot;); &quot;&quot;)">
            <text:p/>
          </table:table-cell>
          <table:table-cell table:style-name="ce82" table:formula="of:=IFERROR(INDEX([$BACKLOG_MASTER.$F:.$F]; MATCH([.G92]; [$BACKLOG_MASTER.$A:.$A]; 0)); &quot;&quot;)">
            <text:p/>
          </table:table-cell>
          <table:table-cell table:style-name="ce82" table:formula="of:=IFERROR(INDEX([$BACKLOG_MASTER.$B:.$B]; MATCH([.G92]; [$BACKLOG_MASTER.$A:.$A]; 0)); &quot;&quot;)">
            <text:p/>
          </table:table-cell>
          <table:table-cell table:style-name="ce82" table:formula="of:=IFERROR(INDEX([$BACKLOG_MASTER.$C:.$C]; MATCH([.G92]; [$BACKLOG_MASTER.$A:.$A]; 0)); &quot;&quot;)">
            <text:p/>
          </table:table-cell>
          <table:table-cell table:style-name="ce82" table:formula="of:=IFERROR(INDEX([$BACKLOG_MASTER.$G:.$G]; MATCH([.G92]; [$BACKLOG_MASTER.$A:.$A]; 0)); &quot;&quot;)">
            <text:p/>
          </table:table-cell>
          <table:table-cell table:style-name="ce82" table:formula="of:=IFERROR(INDEX([$BACKLOG_MASTER.$H:.$H]; MATCH([.G92]; [$BACKLOG_MASTER.$A:.$A]; 0)); &quot;&quot;)">
            <text:p/>
          </table:table-cell>
          <table:table-cell table:style-name="ce82" table:formula="of:=IF([.G92]=&quot;&quot;; &quot;&quot;; IF(COUNTIF([$BACKLOG_MASTER.$A:.$A]; [.G9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3];[$BACKLOG_MASTER.$A:.$A];0); &quot;↗&quot;); &quot;&quot;)">
            <text:p/>
          </table:table-cell>
          <table:table-cell table:style-name="ce82" table:formula="of:=IFERROR(INDEX([$BACKLOG_MASTER.$F:.$F]; MATCH([.G93]; [$BACKLOG_MASTER.$A:.$A]; 0)); &quot;&quot;)">
            <text:p/>
          </table:table-cell>
          <table:table-cell table:style-name="ce82" table:formula="of:=IFERROR(INDEX([$BACKLOG_MASTER.$B:.$B]; MATCH([.G93]; [$BACKLOG_MASTER.$A:.$A]; 0)); &quot;&quot;)">
            <text:p/>
          </table:table-cell>
          <table:table-cell table:style-name="ce82" table:formula="of:=IFERROR(INDEX([$BACKLOG_MASTER.$C:.$C]; MATCH([.G93]; [$BACKLOG_MASTER.$A:.$A]; 0)); &quot;&quot;)">
            <text:p/>
          </table:table-cell>
          <table:table-cell table:style-name="ce82" table:formula="of:=IFERROR(INDEX([$BACKLOG_MASTER.$G:.$G]; MATCH([.G93]; [$BACKLOG_MASTER.$A:.$A]; 0)); &quot;&quot;)">
            <text:p/>
          </table:table-cell>
          <table:table-cell table:style-name="ce82" table:formula="of:=IFERROR(INDEX([$BACKLOG_MASTER.$H:.$H]; MATCH([.G93]; [$BACKLOG_MASTER.$A:.$A]; 0)); &quot;&quot;)">
            <text:p/>
          </table:table-cell>
          <table:table-cell table:style-name="ce82" table:formula="of:=IF([.G93]=&quot;&quot;; &quot;&quot;; IF(COUNTIF([$BACKLOG_MASTER.$A:.$A]; [.G9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4];[$BACKLOG_MASTER.$A:.$A];0); &quot;↗&quot;); &quot;&quot;)">
            <text:p/>
          </table:table-cell>
          <table:table-cell table:style-name="ce82" table:formula="of:=IFERROR(INDEX([$BACKLOG_MASTER.$F:.$F]; MATCH([.G94]; [$BACKLOG_MASTER.$A:.$A]; 0)); &quot;&quot;)">
            <text:p/>
          </table:table-cell>
          <table:table-cell table:style-name="ce82" table:formula="of:=IFERROR(INDEX([$BACKLOG_MASTER.$B:.$B]; MATCH([.G94]; [$BACKLOG_MASTER.$A:.$A]; 0)); &quot;&quot;)">
            <text:p/>
          </table:table-cell>
          <table:table-cell table:style-name="ce82" table:formula="of:=IFERROR(INDEX([$BACKLOG_MASTER.$C:.$C]; MATCH([.G94]; [$BACKLOG_MASTER.$A:.$A]; 0)); &quot;&quot;)">
            <text:p/>
          </table:table-cell>
          <table:table-cell table:style-name="ce82" table:formula="of:=IFERROR(INDEX([$BACKLOG_MASTER.$G:.$G]; MATCH([.G94]; [$BACKLOG_MASTER.$A:.$A]; 0)); &quot;&quot;)">
            <text:p/>
          </table:table-cell>
          <table:table-cell table:style-name="ce82" table:formula="of:=IFERROR(INDEX([$BACKLOG_MASTER.$H:.$H]; MATCH([.G94]; [$BACKLOG_MASTER.$A:.$A]; 0)); &quot;&quot;)">
            <text:p/>
          </table:table-cell>
          <table:table-cell table:style-name="ce82" table:formula="of:=IF([.G94]=&quot;&quot;; &quot;&quot;; IF(COUNTIF([$BACKLOG_MASTER.$A:.$A]; [.G9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5];[$BACKLOG_MASTER.$A:.$A];0); &quot;↗&quot;); &quot;&quot;)">
            <text:p/>
          </table:table-cell>
          <table:table-cell table:style-name="ce82" table:formula="of:=IFERROR(INDEX([$BACKLOG_MASTER.$F:.$F]; MATCH([.G95]; [$BACKLOG_MASTER.$A:.$A]; 0)); &quot;&quot;)">
            <text:p/>
          </table:table-cell>
          <table:table-cell table:style-name="ce82" table:formula="of:=IFERROR(INDEX([$BACKLOG_MASTER.$B:.$B]; MATCH([.G95]; [$BACKLOG_MASTER.$A:.$A]; 0)); &quot;&quot;)">
            <text:p/>
          </table:table-cell>
          <table:table-cell table:style-name="ce82" table:formula="of:=IFERROR(INDEX([$BACKLOG_MASTER.$C:.$C]; MATCH([.G95]; [$BACKLOG_MASTER.$A:.$A]; 0)); &quot;&quot;)">
            <text:p/>
          </table:table-cell>
          <table:table-cell table:style-name="ce82" table:formula="of:=IFERROR(INDEX([$BACKLOG_MASTER.$G:.$G]; MATCH([.G95]; [$BACKLOG_MASTER.$A:.$A]; 0)); &quot;&quot;)">
            <text:p/>
          </table:table-cell>
          <table:table-cell table:style-name="ce82" table:formula="of:=IFERROR(INDEX([$BACKLOG_MASTER.$H:.$H]; MATCH([.G95]; [$BACKLOG_MASTER.$A:.$A]; 0)); &quot;&quot;)">
            <text:p/>
          </table:table-cell>
          <table:table-cell table:style-name="ce82" table:formula="of:=IF([.G95]=&quot;&quot;; &quot;&quot;; IF(COUNTIF([$BACKLOG_MASTER.$A:.$A]; [.G9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6];[$BACKLOG_MASTER.$A:.$A];0); &quot;↗&quot;); &quot;&quot;)">
            <text:p/>
          </table:table-cell>
          <table:table-cell table:style-name="ce82" table:formula="of:=IFERROR(INDEX([$BACKLOG_MASTER.$F:.$F]; MATCH([.G96]; [$BACKLOG_MASTER.$A:.$A]; 0)); &quot;&quot;)">
            <text:p/>
          </table:table-cell>
          <table:table-cell table:style-name="ce82" table:formula="of:=IFERROR(INDEX([$BACKLOG_MASTER.$B:.$B]; MATCH([.G96]; [$BACKLOG_MASTER.$A:.$A]; 0)); &quot;&quot;)">
            <text:p/>
          </table:table-cell>
          <table:table-cell table:style-name="ce82" table:formula="of:=IFERROR(INDEX([$BACKLOG_MASTER.$C:.$C]; MATCH([.G96]; [$BACKLOG_MASTER.$A:.$A]; 0)); &quot;&quot;)">
            <text:p/>
          </table:table-cell>
          <table:table-cell table:style-name="ce82" table:formula="of:=IFERROR(INDEX([$BACKLOG_MASTER.$G:.$G]; MATCH([.G96]; [$BACKLOG_MASTER.$A:.$A]; 0)); &quot;&quot;)">
            <text:p/>
          </table:table-cell>
          <table:table-cell table:style-name="ce82" table:formula="of:=IFERROR(INDEX([$BACKLOG_MASTER.$H:.$H]; MATCH([.G96]; [$BACKLOG_MASTER.$A:.$A]; 0)); &quot;&quot;)">
            <text:p/>
          </table:table-cell>
          <table:table-cell table:style-name="ce82" table:formula="of:=IF([.G96]=&quot;&quot;; &quot;&quot;; IF(COUNTIF([$BACKLOG_MASTER.$A:.$A]; [.G9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7];[$BACKLOG_MASTER.$A:.$A];0); &quot;↗&quot;); &quot;&quot;)">
            <text:p/>
          </table:table-cell>
          <table:table-cell table:style-name="ce82" table:formula="of:=IFERROR(INDEX([$BACKLOG_MASTER.$F:.$F]; MATCH([.G97]; [$BACKLOG_MASTER.$A:.$A]; 0)); &quot;&quot;)">
            <text:p/>
          </table:table-cell>
          <table:table-cell table:style-name="ce82" table:formula="of:=IFERROR(INDEX([$BACKLOG_MASTER.$B:.$B]; MATCH([.G97]; [$BACKLOG_MASTER.$A:.$A]; 0)); &quot;&quot;)">
            <text:p/>
          </table:table-cell>
          <table:table-cell table:style-name="ce82" table:formula="of:=IFERROR(INDEX([$BACKLOG_MASTER.$C:.$C]; MATCH([.G97]; [$BACKLOG_MASTER.$A:.$A]; 0)); &quot;&quot;)">
            <text:p/>
          </table:table-cell>
          <table:table-cell table:style-name="ce82" table:formula="of:=IFERROR(INDEX([$BACKLOG_MASTER.$G:.$G]; MATCH([.G97]; [$BACKLOG_MASTER.$A:.$A]; 0)); &quot;&quot;)">
            <text:p/>
          </table:table-cell>
          <table:table-cell table:style-name="ce82" table:formula="of:=IFERROR(INDEX([$BACKLOG_MASTER.$H:.$H]; MATCH([.G97]; [$BACKLOG_MASTER.$A:.$A]; 0)); &quot;&quot;)">
            <text:p/>
          </table:table-cell>
          <table:table-cell table:style-name="ce82" table:formula="of:=IF([.G97]=&quot;&quot;; &quot;&quot;; IF(COUNTIF([$BACKLOG_MASTER.$A:.$A]; [.G9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8];[$BACKLOG_MASTER.$A:.$A];0); &quot;↗&quot;); &quot;&quot;)">
            <text:p/>
          </table:table-cell>
          <table:table-cell table:style-name="ce82" table:formula="of:=IFERROR(INDEX([$BACKLOG_MASTER.$F:.$F]; MATCH([.G98]; [$BACKLOG_MASTER.$A:.$A]; 0)); &quot;&quot;)">
            <text:p/>
          </table:table-cell>
          <table:table-cell table:style-name="ce82" table:formula="of:=IFERROR(INDEX([$BACKLOG_MASTER.$B:.$B]; MATCH([.G98]; [$BACKLOG_MASTER.$A:.$A]; 0)); &quot;&quot;)">
            <text:p/>
          </table:table-cell>
          <table:table-cell table:style-name="ce82" table:formula="of:=IFERROR(INDEX([$BACKLOG_MASTER.$C:.$C]; MATCH([.G98]; [$BACKLOG_MASTER.$A:.$A]; 0)); &quot;&quot;)">
            <text:p/>
          </table:table-cell>
          <table:table-cell table:style-name="ce82" table:formula="of:=IFERROR(INDEX([$BACKLOG_MASTER.$G:.$G]; MATCH([.G98]; [$BACKLOG_MASTER.$A:.$A]; 0)); &quot;&quot;)">
            <text:p/>
          </table:table-cell>
          <table:table-cell table:style-name="ce82" table:formula="of:=IFERROR(INDEX([$BACKLOG_MASTER.$H:.$H]; MATCH([.G98]; [$BACKLOG_MASTER.$A:.$A]; 0)); &quot;&quot;)">
            <text:p/>
          </table:table-cell>
          <table:table-cell table:style-name="ce82" table:formula="of:=IF([.G98]=&quot;&quot;; &quot;&quot;; IF(COUNTIF([$BACKLOG_MASTER.$A:.$A]; [.G9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99];[$BACKLOG_MASTER.$A:.$A];0); &quot;↗&quot;); &quot;&quot;)">
            <text:p/>
          </table:table-cell>
          <table:table-cell table:style-name="ce82" table:formula="of:=IFERROR(INDEX([$BACKLOG_MASTER.$F:.$F]; MATCH([.G99]; [$BACKLOG_MASTER.$A:.$A]; 0)); &quot;&quot;)">
            <text:p/>
          </table:table-cell>
          <table:table-cell table:style-name="ce82" table:formula="of:=IFERROR(INDEX([$BACKLOG_MASTER.$B:.$B]; MATCH([.G99]; [$BACKLOG_MASTER.$A:.$A]; 0)); &quot;&quot;)">
            <text:p/>
          </table:table-cell>
          <table:table-cell table:style-name="ce82" table:formula="of:=IFERROR(INDEX([$BACKLOG_MASTER.$C:.$C]; MATCH([.G99]; [$BACKLOG_MASTER.$A:.$A]; 0)); &quot;&quot;)">
            <text:p/>
          </table:table-cell>
          <table:table-cell table:style-name="ce82" table:formula="of:=IFERROR(INDEX([$BACKLOG_MASTER.$G:.$G]; MATCH([.G99]; [$BACKLOG_MASTER.$A:.$A]; 0)); &quot;&quot;)">
            <text:p/>
          </table:table-cell>
          <table:table-cell table:style-name="ce82" table:formula="of:=IFERROR(INDEX([$BACKLOG_MASTER.$H:.$H]; MATCH([.G99]; [$BACKLOG_MASTER.$A:.$A]; 0)); &quot;&quot;)">
            <text:p/>
          </table:table-cell>
          <table:table-cell table:style-name="ce82" table:formula="of:=IF([.G99]=&quot;&quot;; &quot;&quot;; IF(COUNTIF([$BACKLOG_MASTER.$A:.$A]; [.G9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0];[$BACKLOG_MASTER.$A:.$A];0); &quot;↗&quot;); &quot;&quot;)">
            <text:p/>
          </table:table-cell>
          <table:table-cell table:style-name="ce82" table:formula="of:=IFERROR(INDEX([$BACKLOG_MASTER.$F:.$F]; MATCH([.G100]; [$BACKLOG_MASTER.$A:.$A]; 0)); &quot;&quot;)">
            <text:p/>
          </table:table-cell>
          <table:table-cell table:style-name="ce82" table:formula="of:=IFERROR(INDEX([$BACKLOG_MASTER.$B:.$B]; MATCH([.G100]; [$BACKLOG_MASTER.$A:.$A]; 0)); &quot;&quot;)">
            <text:p/>
          </table:table-cell>
          <table:table-cell table:style-name="ce82" table:formula="of:=IFERROR(INDEX([$BACKLOG_MASTER.$C:.$C]; MATCH([.G100]; [$BACKLOG_MASTER.$A:.$A]; 0)); &quot;&quot;)">
            <text:p/>
          </table:table-cell>
          <table:table-cell table:style-name="ce82" table:formula="of:=IFERROR(INDEX([$BACKLOG_MASTER.$G:.$G]; MATCH([.G100]; [$BACKLOG_MASTER.$A:.$A]; 0)); &quot;&quot;)">
            <text:p/>
          </table:table-cell>
          <table:table-cell table:style-name="ce82" table:formula="of:=IFERROR(INDEX([$BACKLOG_MASTER.$H:.$H]; MATCH([.G100]; [$BACKLOG_MASTER.$A:.$A]; 0)); &quot;&quot;)">
            <text:p/>
          </table:table-cell>
          <table:table-cell table:style-name="ce82" table:formula="of:=IF([.G100]=&quot;&quot;; &quot;&quot;; IF(COUNTIF([$BACKLOG_MASTER.$A:.$A]; [.G10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1];[$BACKLOG_MASTER.$A:.$A];0); &quot;↗&quot;); &quot;&quot;)">
            <text:p/>
          </table:table-cell>
          <table:table-cell table:style-name="ce82" table:formula="of:=IFERROR(INDEX([$BACKLOG_MASTER.$F:.$F]; MATCH([.G101]; [$BACKLOG_MASTER.$A:.$A]; 0)); &quot;&quot;)">
            <text:p/>
          </table:table-cell>
          <table:table-cell table:style-name="ce82" table:formula="of:=IFERROR(INDEX([$BACKLOG_MASTER.$B:.$B]; MATCH([.G101]; [$BACKLOG_MASTER.$A:.$A]; 0)); &quot;&quot;)">
            <text:p/>
          </table:table-cell>
          <table:table-cell table:style-name="ce82" table:formula="of:=IFERROR(INDEX([$BACKLOG_MASTER.$C:.$C]; MATCH([.G101]; [$BACKLOG_MASTER.$A:.$A]; 0)); &quot;&quot;)">
            <text:p/>
          </table:table-cell>
          <table:table-cell table:style-name="ce82" table:formula="of:=IFERROR(INDEX([$BACKLOG_MASTER.$G:.$G]; MATCH([.G101]; [$BACKLOG_MASTER.$A:.$A]; 0)); &quot;&quot;)">
            <text:p/>
          </table:table-cell>
          <table:table-cell table:style-name="ce82" table:formula="of:=IFERROR(INDEX([$BACKLOG_MASTER.$H:.$H]; MATCH([.G101]; [$BACKLOG_MASTER.$A:.$A]; 0)); &quot;&quot;)">
            <text:p/>
          </table:table-cell>
          <table:table-cell table:style-name="ce82" table:formula="of:=IF([.G101]=&quot;&quot;; &quot;&quot;; IF(COUNTIF([$BACKLOG_MASTER.$A:.$A]; [.G10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2];[$BACKLOG_MASTER.$A:.$A];0); &quot;↗&quot;); &quot;&quot;)">
            <text:p/>
          </table:table-cell>
          <table:table-cell table:style-name="ce82" table:formula="of:=IFERROR(INDEX([$BACKLOG_MASTER.$F:.$F]; MATCH([.G102]; [$BACKLOG_MASTER.$A:.$A]; 0)); &quot;&quot;)">
            <text:p/>
          </table:table-cell>
          <table:table-cell table:style-name="ce82" table:formula="of:=IFERROR(INDEX([$BACKLOG_MASTER.$B:.$B]; MATCH([.G102]; [$BACKLOG_MASTER.$A:.$A]; 0)); &quot;&quot;)">
            <text:p/>
          </table:table-cell>
          <table:table-cell table:style-name="ce82" table:formula="of:=IFERROR(INDEX([$BACKLOG_MASTER.$C:.$C]; MATCH([.G102]; [$BACKLOG_MASTER.$A:.$A]; 0)); &quot;&quot;)">
            <text:p/>
          </table:table-cell>
          <table:table-cell table:style-name="ce82" table:formula="of:=IFERROR(INDEX([$BACKLOG_MASTER.$G:.$G]; MATCH([.G102]; [$BACKLOG_MASTER.$A:.$A]; 0)); &quot;&quot;)">
            <text:p/>
          </table:table-cell>
          <table:table-cell table:style-name="ce82" table:formula="of:=IFERROR(INDEX([$BACKLOG_MASTER.$H:.$H]; MATCH([.G102]; [$BACKLOG_MASTER.$A:.$A]; 0)); &quot;&quot;)">
            <text:p/>
          </table:table-cell>
          <table:table-cell table:style-name="ce82" table:formula="of:=IF([.G102]=&quot;&quot;; &quot;&quot;; IF(COUNTIF([$BACKLOG_MASTER.$A:.$A]; [.G10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3];[$BACKLOG_MASTER.$A:.$A];0); &quot;↗&quot;); &quot;&quot;)">
            <text:p/>
          </table:table-cell>
          <table:table-cell table:style-name="ce82" table:formula="of:=IFERROR(INDEX([$BACKLOG_MASTER.$F:.$F]; MATCH([.G103]; [$BACKLOG_MASTER.$A:.$A]; 0)); &quot;&quot;)">
            <text:p/>
          </table:table-cell>
          <table:table-cell table:style-name="ce82" table:formula="of:=IFERROR(INDEX([$BACKLOG_MASTER.$B:.$B]; MATCH([.G103]; [$BACKLOG_MASTER.$A:.$A]; 0)); &quot;&quot;)">
            <text:p/>
          </table:table-cell>
          <table:table-cell table:style-name="ce82" table:formula="of:=IFERROR(INDEX([$BACKLOG_MASTER.$C:.$C]; MATCH([.G103]; [$BACKLOG_MASTER.$A:.$A]; 0)); &quot;&quot;)">
            <text:p/>
          </table:table-cell>
          <table:table-cell table:style-name="ce82" table:formula="of:=IFERROR(INDEX([$BACKLOG_MASTER.$G:.$G]; MATCH([.G103]; [$BACKLOG_MASTER.$A:.$A]; 0)); &quot;&quot;)">
            <text:p/>
          </table:table-cell>
          <table:table-cell table:style-name="ce82" table:formula="of:=IFERROR(INDEX([$BACKLOG_MASTER.$H:.$H]; MATCH([.G103]; [$BACKLOG_MASTER.$A:.$A]; 0)); &quot;&quot;)">
            <text:p/>
          </table:table-cell>
          <table:table-cell table:style-name="ce82" table:formula="of:=IF([.G103]=&quot;&quot;; &quot;&quot;; IF(COUNTIF([$BACKLOG_MASTER.$A:.$A]; [.G10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4];[$BACKLOG_MASTER.$A:.$A];0); &quot;↗&quot;); &quot;&quot;)">
            <text:p/>
          </table:table-cell>
          <table:table-cell table:style-name="ce82" table:formula="of:=IFERROR(INDEX([$BACKLOG_MASTER.$F:.$F]; MATCH([.G104]; [$BACKLOG_MASTER.$A:.$A]; 0)); &quot;&quot;)">
            <text:p/>
          </table:table-cell>
          <table:table-cell table:style-name="ce82" table:formula="of:=IFERROR(INDEX([$BACKLOG_MASTER.$B:.$B]; MATCH([.G104]; [$BACKLOG_MASTER.$A:.$A]; 0)); &quot;&quot;)">
            <text:p/>
          </table:table-cell>
          <table:table-cell table:style-name="ce82" table:formula="of:=IFERROR(INDEX([$BACKLOG_MASTER.$C:.$C]; MATCH([.G104]; [$BACKLOG_MASTER.$A:.$A]; 0)); &quot;&quot;)">
            <text:p/>
          </table:table-cell>
          <table:table-cell table:style-name="ce82" table:formula="of:=IFERROR(INDEX([$BACKLOG_MASTER.$G:.$G]; MATCH([.G104]; [$BACKLOG_MASTER.$A:.$A]; 0)); &quot;&quot;)">
            <text:p/>
          </table:table-cell>
          <table:table-cell table:style-name="ce82" table:formula="of:=IFERROR(INDEX([$BACKLOG_MASTER.$H:.$H]; MATCH([.G104]; [$BACKLOG_MASTER.$A:.$A]; 0)); &quot;&quot;)">
            <text:p/>
          </table:table-cell>
          <table:table-cell table:style-name="ce82" table:formula="of:=IF([.G104]=&quot;&quot;; &quot;&quot;; IF(COUNTIF([$BACKLOG_MASTER.$A:.$A]; [.G10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5];[$BACKLOG_MASTER.$A:.$A];0); &quot;↗&quot;); &quot;&quot;)">
            <text:p/>
          </table:table-cell>
          <table:table-cell table:style-name="ce82" table:formula="of:=IFERROR(INDEX([$BACKLOG_MASTER.$F:.$F]; MATCH([.G105]; [$BACKLOG_MASTER.$A:.$A]; 0)); &quot;&quot;)">
            <text:p/>
          </table:table-cell>
          <table:table-cell table:style-name="ce82" table:formula="of:=IFERROR(INDEX([$BACKLOG_MASTER.$B:.$B]; MATCH([.G105]; [$BACKLOG_MASTER.$A:.$A]; 0)); &quot;&quot;)">
            <text:p/>
          </table:table-cell>
          <table:table-cell table:style-name="ce82" table:formula="of:=IFERROR(INDEX([$BACKLOG_MASTER.$C:.$C]; MATCH([.G105]; [$BACKLOG_MASTER.$A:.$A]; 0)); &quot;&quot;)">
            <text:p/>
          </table:table-cell>
          <table:table-cell table:style-name="ce82" table:formula="of:=IFERROR(INDEX([$BACKLOG_MASTER.$G:.$G]; MATCH([.G105]; [$BACKLOG_MASTER.$A:.$A]; 0)); &quot;&quot;)">
            <text:p/>
          </table:table-cell>
          <table:table-cell table:style-name="ce82" table:formula="of:=IFERROR(INDEX([$BACKLOG_MASTER.$H:.$H]; MATCH([.G105]; [$BACKLOG_MASTER.$A:.$A]; 0)); &quot;&quot;)">
            <text:p/>
          </table:table-cell>
          <table:table-cell table:style-name="ce82" table:formula="of:=IF([.G105]=&quot;&quot;; &quot;&quot;; IF(COUNTIF([$BACKLOG_MASTER.$A:.$A]; [.G10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6];[$BACKLOG_MASTER.$A:.$A];0); &quot;↗&quot;); &quot;&quot;)">
            <text:p/>
          </table:table-cell>
          <table:table-cell table:style-name="ce82" table:formula="of:=IFERROR(INDEX([$BACKLOG_MASTER.$F:.$F]; MATCH([.G106]; [$BACKLOG_MASTER.$A:.$A]; 0)); &quot;&quot;)">
            <text:p/>
          </table:table-cell>
          <table:table-cell table:style-name="ce82" table:formula="of:=IFERROR(INDEX([$BACKLOG_MASTER.$B:.$B]; MATCH([.G106]; [$BACKLOG_MASTER.$A:.$A]; 0)); &quot;&quot;)">
            <text:p/>
          </table:table-cell>
          <table:table-cell table:style-name="ce82" table:formula="of:=IFERROR(INDEX([$BACKLOG_MASTER.$C:.$C]; MATCH([.G106]; [$BACKLOG_MASTER.$A:.$A]; 0)); &quot;&quot;)">
            <text:p/>
          </table:table-cell>
          <table:table-cell table:style-name="ce82" table:formula="of:=IFERROR(INDEX([$BACKLOG_MASTER.$G:.$G]; MATCH([.G106]; [$BACKLOG_MASTER.$A:.$A]; 0)); &quot;&quot;)">
            <text:p/>
          </table:table-cell>
          <table:table-cell table:style-name="ce82" table:formula="of:=IFERROR(INDEX([$BACKLOG_MASTER.$H:.$H]; MATCH([.G106]; [$BACKLOG_MASTER.$A:.$A]; 0)); &quot;&quot;)">
            <text:p/>
          </table:table-cell>
          <table:table-cell table:style-name="ce82" table:formula="of:=IF([.G106]=&quot;&quot;; &quot;&quot;; IF(COUNTIF([$BACKLOG_MASTER.$A:.$A]; [.G10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7];[$BACKLOG_MASTER.$A:.$A];0); &quot;↗&quot;); &quot;&quot;)">
            <text:p/>
          </table:table-cell>
          <table:table-cell table:style-name="ce82" table:formula="of:=IFERROR(INDEX([$BACKLOG_MASTER.$F:.$F]; MATCH([.G107]; [$BACKLOG_MASTER.$A:.$A]; 0)); &quot;&quot;)">
            <text:p/>
          </table:table-cell>
          <table:table-cell table:style-name="ce82" table:formula="of:=IFERROR(INDEX([$BACKLOG_MASTER.$B:.$B]; MATCH([.G107]; [$BACKLOG_MASTER.$A:.$A]; 0)); &quot;&quot;)">
            <text:p/>
          </table:table-cell>
          <table:table-cell table:style-name="ce82" table:formula="of:=IFERROR(INDEX([$BACKLOG_MASTER.$C:.$C]; MATCH([.G107]; [$BACKLOG_MASTER.$A:.$A]; 0)); &quot;&quot;)">
            <text:p/>
          </table:table-cell>
          <table:table-cell table:style-name="ce82" table:formula="of:=IFERROR(INDEX([$BACKLOG_MASTER.$G:.$G]; MATCH([.G107]; [$BACKLOG_MASTER.$A:.$A]; 0)); &quot;&quot;)">
            <text:p/>
          </table:table-cell>
          <table:table-cell table:style-name="ce82" table:formula="of:=IFERROR(INDEX([$BACKLOG_MASTER.$H:.$H]; MATCH([.G107]; [$BACKLOG_MASTER.$A:.$A]; 0)); &quot;&quot;)">
            <text:p/>
          </table:table-cell>
          <table:table-cell table:style-name="ce82" table:formula="of:=IF([.G107]=&quot;&quot;; &quot;&quot;; IF(COUNTIF([$BACKLOG_MASTER.$A:.$A]; [.G10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8];[$BACKLOG_MASTER.$A:.$A];0); &quot;↗&quot;); &quot;&quot;)">
            <text:p/>
          </table:table-cell>
          <table:table-cell table:style-name="ce82" table:formula="of:=IFERROR(INDEX([$BACKLOG_MASTER.$F:.$F]; MATCH([.G108]; [$BACKLOG_MASTER.$A:.$A]; 0)); &quot;&quot;)">
            <text:p/>
          </table:table-cell>
          <table:table-cell table:style-name="ce82" table:formula="of:=IFERROR(INDEX([$BACKLOG_MASTER.$B:.$B]; MATCH([.G108]; [$BACKLOG_MASTER.$A:.$A]; 0)); &quot;&quot;)">
            <text:p/>
          </table:table-cell>
          <table:table-cell table:style-name="ce82" table:formula="of:=IFERROR(INDEX([$BACKLOG_MASTER.$C:.$C]; MATCH([.G108]; [$BACKLOG_MASTER.$A:.$A]; 0)); &quot;&quot;)">
            <text:p/>
          </table:table-cell>
          <table:table-cell table:style-name="ce82" table:formula="of:=IFERROR(INDEX([$BACKLOG_MASTER.$G:.$G]; MATCH([.G108]; [$BACKLOG_MASTER.$A:.$A]; 0)); &quot;&quot;)">
            <text:p/>
          </table:table-cell>
          <table:table-cell table:style-name="ce82" table:formula="of:=IFERROR(INDEX([$BACKLOG_MASTER.$H:.$H]; MATCH([.G108]; [$BACKLOG_MASTER.$A:.$A]; 0)); &quot;&quot;)">
            <text:p/>
          </table:table-cell>
          <table:table-cell table:style-name="ce82" table:formula="of:=IF([.G108]=&quot;&quot;; &quot;&quot;; IF(COUNTIF([$BACKLOG_MASTER.$A:.$A]; [.G10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09];[$BACKLOG_MASTER.$A:.$A];0); &quot;↗&quot;); &quot;&quot;)">
            <text:p/>
          </table:table-cell>
          <table:table-cell table:style-name="ce82" table:formula="of:=IFERROR(INDEX([$BACKLOG_MASTER.$F:.$F]; MATCH([.G109]; [$BACKLOG_MASTER.$A:.$A]; 0)); &quot;&quot;)">
            <text:p/>
          </table:table-cell>
          <table:table-cell table:style-name="ce82" table:formula="of:=IFERROR(INDEX([$BACKLOG_MASTER.$B:.$B]; MATCH([.G109]; [$BACKLOG_MASTER.$A:.$A]; 0)); &quot;&quot;)">
            <text:p/>
          </table:table-cell>
          <table:table-cell table:style-name="ce82" table:formula="of:=IFERROR(INDEX([$BACKLOG_MASTER.$C:.$C]; MATCH([.G109]; [$BACKLOG_MASTER.$A:.$A]; 0)); &quot;&quot;)">
            <text:p/>
          </table:table-cell>
          <table:table-cell table:style-name="ce82" table:formula="of:=IFERROR(INDEX([$BACKLOG_MASTER.$G:.$G]; MATCH([.G109]; [$BACKLOG_MASTER.$A:.$A]; 0)); &quot;&quot;)">
            <text:p/>
          </table:table-cell>
          <table:table-cell table:style-name="ce82" table:formula="of:=IFERROR(INDEX([$BACKLOG_MASTER.$H:.$H]; MATCH([.G109]; [$BACKLOG_MASTER.$A:.$A]; 0)); &quot;&quot;)">
            <text:p/>
          </table:table-cell>
          <table:table-cell table:style-name="ce82" table:formula="of:=IF([.G109]=&quot;&quot;; &quot;&quot;; IF(COUNTIF([$BACKLOG_MASTER.$A:.$A]; [.G10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0];[$BACKLOG_MASTER.$A:.$A];0); &quot;↗&quot;); &quot;&quot;)">
            <text:p/>
          </table:table-cell>
          <table:table-cell table:style-name="ce82" table:formula="of:=IFERROR(INDEX([$BACKLOG_MASTER.$F:.$F]; MATCH([.G110]; [$BACKLOG_MASTER.$A:.$A]; 0)); &quot;&quot;)">
            <text:p/>
          </table:table-cell>
          <table:table-cell table:style-name="ce82" table:formula="of:=IFERROR(INDEX([$BACKLOG_MASTER.$B:.$B]; MATCH([.G110]; [$BACKLOG_MASTER.$A:.$A]; 0)); &quot;&quot;)">
            <text:p/>
          </table:table-cell>
          <table:table-cell table:style-name="ce82" table:formula="of:=IFERROR(INDEX([$BACKLOG_MASTER.$C:.$C]; MATCH([.G110]; [$BACKLOG_MASTER.$A:.$A]; 0)); &quot;&quot;)">
            <text:p/>
          </table:table-cell>
          <table:table-cell table:style-name="ce82" table:formula="of:=IFERROR(INDEX([$BACKLOG_MASTER.$G:.$G]; MATCH([.G110]; [$BACKLOG_MASTER.$A:.$A]; 0)); &quot;&quot;)">
            <text:p/>
          </table:table-cell>
          <table:table-cell table:style-name="ce82" table:formula="of:=IFERROR(INDEX([$BACKLOG_MASTER.$H:.$H]; MATCH([.G110]; [$BACKLOG_MASTER.$A:.$A]; 0)); &quot;&quot;)">
            <text:p/>
          </table:table-cell>
          <table:table-cell table:style-name="ce82" table:formula="of:=IF([.G110]=&quot;&quot;; &quot;&quot;; IF(COUNTIF([$BACKLOG_MASTER.$A:.$A]; [.G11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1];[$BACKLOG_MASTER.$A:.$A];0); &quot;↗&quot;); &quot;&quot;)">
            <text:p/>
          </table:table-cell>
          <table:table-cell table:style-name="ce82" table:formula="of:=IFERROR(INDEX([$BACKLOG_MASTER.$F:.$F]; MATCH([.G111]; [$BACKLOG_MASTER.$A:.$A]; 0)); &quot;&quot;)">
            <text:p/>
          </table:table-cell>
          <table:table-cell table:style-name="ce82" table:formula="of:=IFERROR(INDEX([$BACKLOG_MASTER.$B:.$B]; MATCH([.G111]; [$BACKLOG_MASTER.$A:.$A]; 0)); &quot;&quot;)">
            <text:p/>
          </table:table-cell>
          <table:table-cell table:style-name="ce82" table:formula="of:=IFERROR(INDEX([$BACKLOG_MASTER.$C:.$C]; MATCH([.G111]; [$BACKLOG_MASTER.$A:.$A]; 0)); &quot;&quot;)">
            <text:p/>
          </table:table-cell>
          <table:table-cell table:style-name="ce82" table:formula="of:=IFERROR(INDEX([$BACKLOG_MASTER.$G:.$G]; MATCH([.G111]; [$BACKLOG_MASTER.$A:.$A]; 0)); &quot;&quot;)">
            <text:p/>
          </table:table-cell>
          <table:table-cell table:style-name="ce82" table:formula="of:=IFERROR(INDEX([$BACKLOG_MASTER.$H:.$H]; MATCH([.G111]; [$BACKLOG_MASTER.$A:.$A]; 0)); &quot;&quot;)">
            <text:p/>
          </table:table-cell>
          <table:table-cell table:style-name="ce82" table:formula="of:=IF([.G111]=&quot;&quot;; &quot;&quot;; IF(COUNTIF([$BACKLOG_MASTER.$A:.$A]; [.G11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2];[$BACKLOG_MASTER.$A:.$A];0); &quot;↗&quot;); &quot;&quot;)">
            <text:p/>
          </table:table-cell>
          <table:table-cell table:style-name="ce82" table:formula="of:=IFERROR(INDEX([$BACKLOG_MASTER.$F:.$F]; MATCH([.G112]; [$BACKLOG_MASTER.$A:.$A]; 0)); &quot;&quot;)">
            <text:p/>
          </table:table-cell>
          <table:table-cell table:style-name="ce82" table:formula="of:=IFERROR(INDEX([$BACKLOG_MASTER.$B:.$B]; MATCH([.G112]; [$BACKLOG_MASTER.$A:.$A]; 0)); &quot;&quot;)">
            <text:p/>
          </table:table-cell>
          <table:table-cell table:style-name="ce82" table:formula="of:=IFERROR(INDEX([$BACKLOG_MASTER.$C:.$C]; MATCH([.G112]; [$BACKLOG_MASTER.$A:.$A]; 0)); &quot;&quot;)">
            <text:p/>
          </table:table-cell>
          <table:table-cell table:style-name="ce82" table:formula="of:=IFERROR(INDEX([$BACKLOG_MASTER.$G:.$G]; MATCH([.G112]; [$BACKLOG_MASTER.$A:.$A]; 0)); &quot;&quot;)">
            <text:p/>
          </table:table-cell>
          <table:table-cell table:style-name="ce82" table:formula="of:=IFERROR(INDEX([$BACKLOG_MASTER.$H:.$H]; MATCH([.G112]; [$BACKLOG_MASTER.$A:.$A]; 0)); &quot;&quot;)">
            <text:p/>
          </table:table-cell>
          <table:table-cell table:style-name="ce82" table:formula="of:=IF([.G112]=&quot;&quot;; &quot;&quot;; IF(COUNTIF([$BACKLOG_MASTER.$A:.$A]; [.G11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3];[$BACKLOG_MASTER.$A:.$A];0); &quot;↗&quot;); &quot;&quot;)">
            <text:p/>
          </table:table-cell>
          <table:table-cell table:style-name="ce82" table:formula="of:=IFERROR(INDEX([$BACKLOG_MASTER.$F:.$F]; MATCH([.G113]; [$BACKLOG_MASTER.$A:.$A]; 0)); &quot;&quot;)">
            <text:p/>
          </table:table-cell>
          <table:table-cell table:style-name="ce82" table:formula="of:=IFERROR(INDEX([$BACKLOG_MASTER.$B:.$B]; MATCH([.G113]; [$BACKLOG_MASTER.$A:.$A]; 0)); &quot;&quot;)">
            <text:p/>
          </table:table-cell>
          <table:table-cell table:style-name="ce82" table:formula="of:=IFERROR(INDEX([$BACKLOG_MASTER.$C:.$C]; MATCH([.G113]; [$BACKLOG_MASTER.$A:.$A]; 0)); &quot;&quot;)">
            <text:p/>
          </table:table-cell>
          <table:table-cell table:style-name="ce82" table:formula="of:=IFERROR(INDEX([$BACKLOG_MASTER.$G:.$G]; MATCH([.G113]; [$BACKLOG_MASTER.$A:.$A]; 0)); &quot;&quot;)">
            <text:p/>
          </table:table-cell>
          <table:table-cell table:style-name="ce82" table:formula="of:=IFERROR(INDEX([$BACKLOG_MASTER.$H:.$H]; MATCH([.G113]; [$BACKLOG_MASTER.$A:.$A]; 0)); &quot;&quot;)">
            <text:p/>
          </table:table-cell>
          <table:table-cell table:style-name="ce82" table:formula="of:=IF([.G113]=&quot;&quot;; &quot;&quot;; IF(COUNTIF([$BACKLOG_MASTER.$A:.$A]; [.G11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4];[$BACKLOG_MASTER.$A:.$A];0); &quot;↗&quot;); &quot;&quot;)">
            <text:p/>
          </table:table-cell>
          <table:table-cell table:style-name="ce82" table:formula="of:=IFERROR(INDEX([$BACKLOG_MASTER.$F:.$F]; MATCH([.G114]; [$BACKLOG_MASTER.$A:.$A]; 0)); &quot;&quot;)">
            <text:p/>
          </table:table-cell>
          <table:table-cell table:style-name="ce82" table:formula="of:=IFERROR(INDEX([$BACKLOG_MASTER.$B:.$B]; MATCH([.G114]; [$BACKLOG_MASTER.$A:.$A]; 0)); &quot;&quot;)">
            <text:p/>
          </table:table-cell>
          <table:table-cell table:style-name="ce82" table:formula="of:=IFERROR(INDEX([$BACKLOG_MASTER.$C:.$C]; MATCH([.G114]; [$BACKLOG_MASTER.$A:.$A]; 0)); &quot;&quot;)">
            <text:p/>
          </table:table-cell>
          <table:table-cell table:style-name="ce82" table:formula="of:=IFERROR(INDEX([$BACKLOG_MASTER.$G:.$G]; MATCH([.G114]; [$BACKLOG_MASTER.$A:.$A]; 0)); &quot;&quot;)">
            <text:p/>
          </table:table-cell>
          <table:table-cell table:style-name="ce82" table:formula="of:=IFERROR(INDEX([$BACKLOG_MASTER.$H:.$H]; MATCH([.G114]; [$BACKLOG_MASTER.$A:.$A]; 0)); &quot;&quot;)">
            <text:p/>
          </table:table-cell>
          <table:table-cell table:style-name="ce82" table:formula="of:=IF([.G114]=&quot;&quot;; &quot;&quot;; IF(COUNTIF([$BACKLOG_MASTER.$A:.$A]; [.G11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5];[$BACKLOG_MASTER.$A:.$A];0); &quot;↗&quot;); &quot;&quot;)">
            <text:p/>
          </table:table-cell>
          <table:table-cell table:style-name="ce82" table:formula="of:=IFERROR(INDEX([$BACKLOG_MASTER.$F:.$F]; MATCH([.G115]; [$BACKLOG_MASTER.$A:.$A]; 0)); &quot;&quot;)">
            <text:p/>
          </table:table-cell>
          <table:table-cell table:style-name="ce82" table:formula="of:=IFERROR(INDEX([$BACKLOG_MASTER.$B:.$B]; MATCH([.G115]; [$BACKLOG_MASTER.$A:.$A]; 0)); &quot;&quot;)">
            <text:p/>
          </table:table-cell>
          <table:table-cell table:style-name="ce82" table:formula="of:=IFERROR(INDEX([$BACKLOG_MASTER.$C:.$C]; MATCH([.G115]; [$BACKLOG_MASTER.$A:.$A]; 0)); &quot;&quot;)">
            <text:p/>
          </table:table-cell>
          <table:table-cell table:style-name="ce82" table:formula="of:=IFERROR(INDEX([$BACKLOG_MASTER.$G:.$G]; MATCH([.G115]; [$BACKLOG_MASTER.$A:.$A]; 0)); &quot;&quot;)">
            <text:p/>
          </table:table-cell>
          <table:table-cell table:style-name="ce82" table:formula="of:=IFERROR(INDEX([$BACKLOG_MASTER.$H:.$H]; MATCH([.G115]; [$BACKLOG_MASTER.$A:.$A]; 0)); &quot;&quot;)">
            <text:p/>
          </table:table-cell>
          <table:table-cell table:style-name="ce82" table:formula="of:=IF([.G115]=&quot;&quot;; &quot;&quot;; IF(COUNTIF([$BACKLOG_MASTER.$A:.$A]; [.G11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6];[$BACKLOG_MASTER.$A:.$A];0); &quot;↗&quot;); &quot;&quot;)">
            <text:p/>
          </table:table-cell>
          <table:table-cell table:style-name="ce82" table:formula="of:=IFERROR(INDEX([$BACKLOG_MASTER.$F:.$F]; MATCH([.G116]; [$BACKLOG_MASTER.$A:.$A]; 0)); &quot;&quot;)">
            <text:p/>
          </table:table-cell>
          <table:table-cell table:style-name="ce82" table:formula="of:=IFERROR(INDEX([$BACKLOG_MASTER.$B:.$B]; MATCH([.G116]; [$BACKLOG_MASTER.$A:.$A]; 0)); &quot;&quot;)">
            <text:p/>
          </table:table-cell>
          <table:table-cell table:style-name="ce82" table:formula="of:=IFERROR(INDEX([$BACKLOG_MASTER.$C:.$C]; MATCH([.G116]; [$BACKLOG_MASTER.$A:.$A]; 0)); &quot;&quot;)">
            <text:p/>
          </table:table-cell>
          <table:table-cell table:style-name="ce82" table:formula="of:=IFERROR(INDEX([$BACKLOG_MASTER.$G:.$G]; MATCH([.G116]; [$BACKLOG_MASTER.$A:.$A]; 0)); &quot;&quot;)">
            <text:p/>
          </table:table-cell>
          <table:table-cell table:style-name="ce82" table:formula="of:=IFERROR(INDEX([$BACKLOG_MASTER.$H:.$H]; MATCH([.G116]; [$BACKLOG_MASTER.$A:.$A]; 0)); &quot;&quot;)">
            <text:p/>
          </table:table-cell>
          <table:table-cell table:style-name="ce82" table:formula="of:=IF([.G116]=&quot;&quot;; &quot;&quot;; IF(COUNTIF([$BACKLOG_MASTER.$A:.$A]; [.G11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7];[$BACKLOG_MASTER.$A:.$A];0); &quot;↗&quot;); &quot;&quot;)">
            <text:p/>
          </table:table-cell>
          <table:table-cell table:style-name="ce82" table:formula="of:=IFERROR(INDEX([$BACKLOG_MASTER.$F:.$F]; MATCH([.G117]; [$BACKLOG_MASTER.$A:.$A]; 0)); &quot;&quot;)">
            <text:p/>
          </table:table-cell>
          <table:table-cell table:style-name="ce82" table:formula="of:=IFERROR(INDEX([$BACKLOG_MASTER.$B:.$B]; MATCH([.G117]; [$BACKLOG_MASTER.$A:.$A]; 0)); &quot;&quot;)">
            <text:p/>
          </table:table-cell>
          <table:table-cell table:style-name="ce82" table:formula="of:=IFERROR(INDEX([$BACKLOG_MASTER.$C:.$C]; MATCH([.G117]; [$BACKLOG_MASTER.$A:.$A]; 0)); &quot;&quot;)">
            <text:p/>
          </table:table-cell>
          <table:table-cell table:style-name="ce82" table:formula="of:=IFERROR(INDEX([$BACKLOG_MASTER.$G:.$G]; MATCH([.G117]; [$BACKLOG_MASTER.$A:.$A]; 0)); &quot;&quot;)">
            <text:p/>
          </table:table-cell>
          <table:table-cell table:style-name="ce82" table:formula="of:=IFERROR(INDEX([$BACKLOG_MASTER.$H:.$H]; MATCH([.G117]; [$BACKLOG_MASTER.$A:.$A]; 0)); &quot;&quot;)">
            <text:p/>
          </table:table-cell>
          <table:table-cell table:style-name="ce82" table:formula="of:=IF([.G117]=&quot;&quot;; &quot;&quot;; IF(COUNTIF([$BACKLOG_MASTER.$A:.$A]; [.G11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8];[$BACKLOG_MASTER.$A:.$A];0); &quot;↗&quot;); &quot;&quot;)">
            <text:p/>
          </table:table-cell>
          <table:table-cell table:style-name="ce82" table:formula="of:=IFERROR(INDEX([$BACKLOG_MASTER.$F:.$F]; MATCH([.G118]; [$BACKLOG_MASTER.$A:.$A]; 0)); &quot;&quot;)">
            <text:p/>
          </table:table-cell>
          <table:table-cell table:style-name="ce82" table:formula="of:=IFERROR(INDEX([$BACKLOG_MASTER.$B:.$B]; MATCH([.G118]; [$BACKLOG_MASTER.$A:.$A]; 0)); &quot;&quot;)">
            <text:p/>
          </table:table-cell>
          <table:table-cell table:style-name="ce82" table:formula="of:=IFERROR(INDEX([$BACKLOG_MASTER.$C:.$C]; MATCH([.G118]; [$BACKLOG_MASTER.$A:.$A]; 0)); &quot;&quot;)">
            <text:p/>
          </table:table-cell>
          <table:table-cell table:style-name="ce82" table:formula="of:=IFERROR(INDEX([$BACKLOG_MASTER.$G:.$G]; MATCH([.G118]; [$BACKLOG_MASTER.$A:.$A]; 0)); &quot;&quot;)">
            <text:p/>
          </table:table-cell>
          <table:table-cell table:style-name="ce82" table:formula="of:=IFERROR(INDEX([$BACKLOG_MASTER.$H:.$H]; MATCH([.G118]; [$BACKLOG_MASTER.$A:.$A]; 0)); &quot;&quot;)">
            <text:p/>
          </table:table-cell>
          <table:table-cell table:style-name="ce82" table:formula="of:=IF([.G118]=&quot;&quot;; &quot;&quot;; IF(COUNTIF([$BACKLOG_MASTER.$A:.$A]; [.G11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19];[$BACKLOG_MASTER.$A:.$A];0); &quot;↗&quot;); &quot;&quot;)">
            <text:p/>
          </table:table-cell>
          <table:table-cell table:style-name="ce82" table:formula="of:=IFERROR(INDEX([$BACKLOG_MASTER.$F:.$F]; MATCH([.G119]; [$BACKLOG_MASTER.$A:.$A]; 0)); &quot;&quot;)">
            <text:p/>
          </table:table-cell>
          <table:table-cell table:style-name="ce82" table:formula="of:=IFERROR(INDEX([$BACKLOG_MASTER.$B:.$B]; MATCH([.G119]; [$BACKLOG_MASTER.$A:.$A]; 0)); &quot;&quot;)">
            <text:p/>
          </table:table-cell>
          <table:table-cell table:style-name="ce82" table:formula="of:=IFERROR(INDEX([$BACKLOG_MASTER.$C:.$C]; MATCH([.G119]; [$BACKLOG_MASTER.$A:.$A]; 0)); &quot;&quot;)">
            <text:p/>
          </table:table-cell>
          <table:table-cell table:style-name="ce82" table:formula="of:=IFERROR(INDEX([$BACKLOG_MASTER.$G:.$G]; MATCH([.G119]; [$BACKLOG_MASTER.$A:.$A]; 0)); &quot;&quot;)">
            <text:p/>
          </table:table-cell>
          <table:table-cell table:style-name="ce82" table:formula="of:=IFERROR(INDEX([$BACKLOG_MASTER.$H:.$H]; MATCH([.G119]; [$BACKLOG_MASTER.$A:.$A]; 0)); &quot;&quot;)">
            <text:p/>
          </table:table-cell>
          <table:table-cell table:style-name="ce82" table:formula="of:=IF([.G119]=&quot;&quot;; &quot;&quot;; IF(COUNTIF([$BACKLOG_MASTER.$A:.$A]; [.G11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0];[$BACKLOG_MASTER.$A:.$A];0); &quot;↗&quot;); &quot;&quot;)">
            <text:p/>
          </table:table-cell>
          <table:table-cell table:style-name="ce82" table:formula="of:=IFERROR(INDEX([$BACKLOG_MASTER.$F:.$F]; MATCH([.G120]; [$BACKLOG_MASTER.$A:.$A]; 0)); &quot;&quot;)">
            <text:p/>
          </table:table-cell>
          <table:table-cell table:style-name="ce82" table:formula="of:=IFERROR(INDEX([$BACKLOG_MASTER.$B:.$B]; MATCH([.G120]; [$BACKLOG_MASTER.$A:.$A]; 0)); &quot;&quot;)">
            <text:p/>
          </table:table-cell>
          <table:table-cell table:style-name="ce82" table:formula="of:=IFERROR(INDEX([$BACKLOG_MASTER.$C:.$C]; MATCH([.G120]; [$BACKLOG_MASTER.$A:.$A]; 0)); &quot;&quot;)">
            <text:p/>
          </table:table-cell>
          <table:table-cell table:style-name="ce82" table:formula="of:=IFERROR(INDEX([$BACKLOG_MASTER.$G:.$G]; MATCH([.G120]; [$BACKLOG_MASTER.$A:.$A]; 0)); &quot;&quot;)">
            <text:p/>
          </table:table-cell>
          <table:table-cell table:style-name="ce82" table:formula="of:=IFERROR(INDEX([$BACKLOG_MASTER.$H:.$H]; MATCH([.G120]; [$BACKLOG_MASTER.$A:.$A]; 0)); &quot;&quot;)">
            <text:p/>
          </table:table-cell>
          <table:table-cell table:style-name="ce82" table:formula="of:=IF([.G120]=&quot;&quot;; &quot;&quot;; IF(COUNTIF([$BACKLOG_MASTER.$A:.$A]; [.G12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1];[$BACKLOG_MASTER.$A:.$A];0); &quot;↗&quot;); &quot;&quot;)">
            <text:p/>
          </table:table-cell>
          <table:table-cell table:style-name="ce82" table:formula="of:=IFERROR(INDEX([$BACKLOG_MASTER.$F:.$F]; MATCH([.G121]; [$BACKLOG_MASTER.$A:.$A]; 0)); &quot;&quot;)">
            <text:p/>
          </table:table-cell>
          <table:table-cell table:style-name="ce82" table:formula="of:=IFERROR(INDEX([$BACKLOG_MASTER.$B:.$B]; MATCH([.G121]; [$BACKLOG_MASTER.$A:.$A]; 0)); &quot;&quot;)">
            <text:p/>
          </table:table-cell>
          <table:table-cell table:style-name="ce82" table:formula="of:=IFERROR(INDEX([$BACKLOG_MASTER.$C:.$C]; MATCH([.G121]; [$BACKLOG_MASTER.$A:.$A]; 0)); &quot;&quot;)">
            <text:p/>
          </table:table-cell>
          <table:table-cell table:style-name="ce82" table:formula="of:=IFERROR(INDEX([$BACKLOG_MASTER.$G:.$G]; MATCH([.G121]; [$BACKLOG_MASTER.$A:.$A]; 0)); &quot;&quot;)">
            <text:p/>
          </table:table-cell>
          <table:table-cell table:style-name="ce82" table:formula="of:=IFERROR(INDEX([$BACKLOG_MASTER.$H:.$H]; MATCH([.G121]; [$BACKLOG_MASTER.$A:.$A]; 0)); &quot;&quot;)">
            <text:p/>
          </table:table-cell>
          <table:table-cell table:style-name="ce82" table:formula="of:=IF([.G121]=&quot;&quot;; &quot;&quot;; IF(COUNTIF([$BACKLOG_MASTER.$A:.$A]; [.G12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2];[$BACKLOG_MASTER.$A:.$A];0); &quot;↗&quot;); &quot;&quot;)">
            <text:p/>
          </table:table-cell>
          <table:table-cell table:style-name="ce82" table:formula="of:=IFERROR(INDEX([$BACKLOG_MASTER.$F:.$F]; MATCH([.G122]; [$BACKLOG_MASTER.$A:.$A]; 0)); &quot;&quot;)">
            <text:p/>
          </table:table-cell>
          <table:table-cell table:style-name="ce82" table:formula="of:=IFERROR(INDEX([$BACKLOG_MASTER.$B:.$B]; MATCH([.G122]; [$BACKLOG_MASTER.$A:.$A]; 0)); &quot;&quot;)">
            <text:p/>
          </table:table-cell>
          <table:table-cell table:style-name="ce82" table:formula="of:=IFERROR(INDEX([$BACKLOG_MASTER.$C:.$C]; MATCH([.G122]; [$BACKLOG_MASTER.$A:.$A]; 0)); &quot;&quot;)">
            <text:p/>
          </table:table-cell>
          <table:table-cell table:style-name="ce82" table:formula="of:=IFERROR(INDEX([$BACKLOG_MASTER.$G:.$G]; MATCH([.G122]; [$BACKLOG_MASTER.$A:.$A]; 0)); &quot;&quot;)">
            <text:p/>
          </table:table-cell>
          <table:table-cell table:style-name="ce82" table:formula="of:=IFERROR(INDEX([$BACKLOG_MASTER.$H:.$H]; MATCH([.G122]; [$BACKLOG_MASTER.$A:.$A]; 0)); &quot;&quot;)">
            <text:p/>
          </table:table-cell>
          <table:table-cell table:style-name="ce82" table:formula="of:=IF([.G122]=&quot;&quot;; &quot;&quot;; IF(COUNTIF([$BACKLOG_MASTER.$A:.$A]; [.G12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3];[$BACKLOG_MASTER.$A:.$A];0); &quot;↗&quot;); &quot;&quot;)">
            <text:p/>
          </table:table-cell>
          <table:table-cell table:style-name="ce82" table:formula="of:=IFERROR(INDEX([$BACKLOG_MASTER.$F:.$F]; MATCH([.G123]; [$BACKLOG_MASTER.$A:.$A]; 0)); &quot;&quot;)">
            <text:p/>
          </table:table-cell>
          <table:table-cell table:style-name="ce82" table:formula="of:=IFERROR(INDEX([$BACKLOG_MASTER.$B:.$B]; MATCH([.G123]; [$BACKLOG_MASTER.$A:.$A]; 0)); &quot;&quot;)">
            <text:p/>
          </table:table-cell>
          <table:table-cell table:style-name="ce82" table:formula="of:=IFERROR(INDEX([$BACKLOG_MASTER.$C:.$C]; MATCH([.G123]; [$BACKLOG_MASTER.$A:.$A]; 0)); &quot;&quot;)">
            <text:p/>
          </table:table-cell>
          <table:table-cell table:style-name="ce82" table:formula="of:=IFERROR(INDEX([$BACKLOG_MASTER.$G:.$G]; MATCH([.G123]; [$BACKLOG_MASTER.$A:.$A]; 0)); &quot;&quot;)">
            <text:p/>
          </table:table-cell>
          <table:table-cell table:style-name="ce82" table:formula="of:=IFERROR(INDEX([$BACKLOG_MASTER.$H:.$H]; MATCH([.G123]; [$BACKLOG_MASTER.$A:.$A]; 0)); &quot;&quot;)">
            <text:p/>
          </table:table-cell>
          <table:table-cell table:style-name="ce82" table:formula="of:=IF([.G123]=&quot;&quot;; &quot;&quot;; IF(COUNTIF([$BACKLOG_MASTER.$A:.$A]; [.G12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4];[$BACKLOG_MASTER.$A:.$A];0); &quot;↗&quot;); &quot;&quot;)">
            <text:p/>
          </table:table-cell>
          <table:table-cell table:style-name="ce82" table:formula="of:=IFERROR(INDEX([$BACKLOG_MASTER.$F:.$F]; MATCH([.G124]; [$BACKLOG_MASTER.$A:.$A]; 0)); &quot;&quot;)">
            <text:p/>
          </table:table-cell>
          <table:table-cell table:style-name="ce82" table:formula="of:=IFERROR(INDEX([$BACKLOG_MASTER.$B:.$B]; MATCH([.G124]; [$BACKLOG_MASTER.$A:.$A]; 0)); &quot;&quot;)">
            <text:p/>
          </table:table-cell>
          <table:table-cell table:style-name="ce82" table:formula="of:=IFERROR(INDEX([$BACKLOG_MASTER.$C:.$C]; MATCH([.G124]; [$BACKLOG_MASTER.$A:.$A]; 0)); &quot;&quot;)">
            <text:p/>
          </table:table-cell>
          <table:table-cell table:style-name="ce82" table:formula="of:=IFERROR(INDEX([$BACKLOG_MASTER.$G:.$G]; MATCH([.G124]; [$BACKLOG_MASTER.$A:.$A]; 0)); &quot;&quot;)">
            <text:p/>
          </table:table-cell>
          <table:table-cell table:style-name="ce82" table:formula="of:=IFERROR(INDEX([$BACKLOG_MASTER.$H:.$H]; MATCH([.G124]; [$BACKLOG_MASTER.$A:.$A]; 0)); &quot;&quot;)">
            <text:p/>
          </table:table-cell>
          <table:table-cell table:style-name="ce82" table:formula="of:=IF([.G124]=&quot;&quot;; &quot;&quot;; IF(COUNTIF([$BACKLOG_MASTER.$A:.$A]; [.G12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5];[$BACKLOG_MASTER.$A:.$A];0); &quot;↗&quot;); &quot;&quot;)">
            <text:p/>
          </table:table-cell>
          <table:table-cell table:style-name="ce82" table:formula="of:=IFERROR(INDEX([$BACKLOG_MASTER.$F:.$F]; MATCH([.G125]; [$BACKLOG_MASTER.$A:.$A]; 0)); &quot;&quot;)">
            <text:p/>
          </table:table-cell>
          <table:table-cell table:style-name="ce82" table:formula="of:=IFERROR(INDEX([$BACKLOG_MASTER.$B:.$B]; MATCH([.G125]; [$BACKLOG_MASTER.$A:.$A]; 0)); &quot;&quot;)">
            <text:p/>
          </table:table-cell>
          <table:table-cell table:style-name="ce82" table:formula="of:=IFERROR(INDEX([$BACKLOG_MASTER.$C:.$C]; MATCH([.G125]; [$BACKLOG_MASTER.$A:.$A]; 0)); &quot;&quot;)">
            <text:p/>
          </table:table-cell>
          <table:table-cell table:style-name="ce82" table:formula="of:=IFERROR(INDEX([$BACKLOG_MASTER.$G:.$G]; MATCH([.G125]; [$BACKLOG_MASTER.$A:.$A]; 0)); &quot;&quot;)">
            <text:p/>
          </table:table-cell>
          <table:table-cell table:style-name="ce82" table:formula="of:=IFERROR(INDEX([$BACKLOG_MASTER.$H:.$H]; MATCH([.G125]; [$BACKLOG_MASTER.$A:.$A]; 0)); &quot;&quot;)">
            <text:p/>
          </table:table-cell>
          <table:table-cell table:style-name="ce82" table:formula="of:=IF([.G125]=&quot;&quot;; &quot;&quot;; IF(COUNTIF([$BACKLOG_MASTER.$A:.$A]; [.G12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6];[$BACKLOG_MASTER.$A:.$A];0); &quot;↗&quot;); &quot;&quot;)">
            <text:p/>
          </table:table-cell>
          <table:table-cell table:style-name="ce82" table:formula="of:=IFERROR(INDEX([$BACKLOG_MASTER.$F:.$F]; MATCH([.G126]; [$BACKLOG_MASTER.$A:.$A]; 0)); &quot;&quot;)">
            <text:p/>
          </table:table-cell>
          <table:table-cell table:style-name="ce82" table:formula="of:=IFERROR(INDEX([$BACKLOG_MASTER.$B:.$B]; MATCH([.G126]; [$BACKLOG_MASTER.$A:.$A]; 0)); &quot;&quot;)">
            <text:p/>
          </table:table-cell>
          <table:table-cell table:style-name="ce82" table:formula="of:=IFERROR(INDEX([$BACKLOG_MASTER.$C:.$C]; MATCH([.G126]; [$BACKLOG_MASTER.$A:.$A]; 0)); &quot;&quot;)">
            <text:p/>
          </table:table-cell>
          <table:table-cell table:style-name="ce82" table:formula="of:=IFERROR(INDEX([$BACKLOG_MASTER.$G:.$G]; MATCH([.G126]; [$BACKLOG_MASTER.$A:.$A]; 0)); &quot;&quot;)">
            <text:p/>
          </table:table-cell>
          <table:table-cell table:style-name="ce82" table:formula="of:=IFERROR(INDEX([$BACKLOG_MASTER.$H:.$H]; MATCH([.G126]; [$BACKLOG_MASTER.$A:.$A]; 0)); &quot;&quot;)">
            <text:p/>
          </table:table-cell>
          <table:table-cell table:style-name="ce82" table:formula="of:=IF([.G126]=&quot;&quot;; &quot;&quot;; IF(COUNTIF([$BACKLOG_MASTER.$A:.$A]; [.G12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7];[$BACKLOG_MASTER.$A:.$A];0); &quot;↗&quot;); &quot;&quot;)">
            <text:p/>
          </table:table-cell>
          <table:table-cell table:style-name="ce82" table:formula="of:=IFERROR(INDEX([$BACKLOG_MASTER.$F:.$F]; MATCH([.G127]; [$BACKLOG_MASTER.$A:.$A]; 0)); &quot;&quot;)">
            <text:p/>
          </table:table-cell>
          <table:table-cell table:style-name="ce82" table:formula="of:=IFERROR(INDEX([$BACKLOG_MASTER.$B:.$B]; MATCH([.G127]; [$BACKLOG_MASTER.$A:.$A]; 0)); &quot;&quot;)">
            <text:p/>
          </table:table-cell>
          <table:table-cell table:style-name="ce82" table:formula="of:=IFERROR(INDEX([$BACKLOG_MASTER.$C:.$C]; MATCH([.G127]; [$BACKLOG_MASTER.$A:.$A]; 0)); &quot;&quot;)">
            <text:p/>
          </table:table-cell>
          <table:table-cell table:style-name="ce82" table:formula="of:=IFERROR(INDEX([$BACKLOG_MASTER.$G:.$G]; MATCH([.G127]; [$BACKLOG_MASTER.$A:.$A]; 0)); &quot;&quot;)">
            <text:p/>
          </table:table-cell>
          <table:table-cell table:style-name="ce82" table:formula="of:=IFERROR(INDEX([$BACKLOG_MASTER.$H:.$H]; MATCH([.G127]; [$BACKLOG_MASTER.$A:.$A]; 0)); &quot;&quot;)">
            <text:p/>
          </table:table-cell>
          <table:table-cell table:style-name="ce82" table:formula="of:=IF([.G127]=&quot;&quot;; &quot;&quot;; IF(COUNTIF([$BACKLOG_MASTER.$A:.$A]; [.G12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8];[$BACKLOG_MASTER.$A:.$A];0); &quot;↗&quot;); &quot;&quot;)">
            <text:p/>
          </table:table-cell>
          <table:table-cell table:style-name="ce82" table:formula="of:=IFERROR(INDEX([$BACKLOG_MASTER.$F:.$F]; MATCH([.G128]; [$BACKLOG_MASTER.$A:.$A]; 0)); &quot;&quot;)">
            <text:p/>
          </table:table-cell>
          <table:table-cell table:style-name="ce82" table:formula="of:=IFERROR(INDEX([$BACKLOG_MASTER.$B:.$B]; MATCH([.G128]; [$BACKLOG_MASTER.$A:.$A]; 0)); &quot;&quot;)">
            <text:p/>
          </table:table-cell>
          <table:table-cell table:style-name="ce82" table:formula="of:=IFERROR(INDEX([$BACKLOG_MASTER.$C:.$C]; MATCH([.G128]; [$BACKLOG_MASTER.$A:.$A]; 0)); &quot;&quot;)">
            <text:p/>
          </table:table-cell>
          <table:table-cell table:style-name="ce82" table:formula="of:=IFERROR(INDEX([$BACKLOG_MASTER.$G:.$G]; MATCH([.G128]; [$BACKLOG_MASTER.$A:.$A]; 0)); &quot;&quot;)">
            <text:p/>
          </table:table-cell>
          <table:table-cell table:style-name="ce82" table:formula="of:=IFERROR(INDEX([$BACKLOG_MASTER.$H:.$H]; MATCH([.G128]; [$BACKLOG_MASTER.$A:.$A]; 0)); &quot;&quot;)">
            <text:p/>
          </table:table-cell>
          <table:table-cell table:style-name="ce82" table:formula="of:=IF([.G128]=&quot;&quot;; &quot;&quot;; IF(COUNTIF([$BACKLOG_MASTER.$A:.$A]; [.G12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29];[$BACKLOG_MASTER.$A:.$A];0); &quot;↗&quot;); &quot;&quot;)">
            <text:p/>
          </table:table-cell>
          <table:table-cell table:style-name="ce82" table:formula="of:=IFERROR(INDEX([$BACKLOG_MASTER.$F:.$F]; MATCH([.G129]; [$BACKLOG_MASTER.$A:.$A]; 0)); &quot;&quot;)">
            <text:p/>
          </table:table-cell>
          <table:table-cell table:style-name="ce82" table:formula="of:=IFERROR(INDEX([$BACKLOG_MASTER.$B:.$B]; MATCH([.G129]; [$BACKLOG_MASTER.$A:.$A]; 0)); &quot;&quot;)">
            <text:p/>
          </table:table-cell>
          <table:table-cell table:style-name="ce82" table:formula="of:=IFERROR(INDEX([$BACKLOG_MASTER.$C:.$C]; MATCH([.G129]; [$BACKLOG_MASTER.$A:.$A]; 0)); &quot;&quot;)">
            <text:p/>
          </table:table-cell>
          <table:table-cell table:style-name="ce82" table:formula="of:=IFERROR(INDEX([$BACKLOG_MASTER.$G:.$G]; MATCH([.G129]; [$BACKLOG_MASTER.$A:.$A]; 0)); &quot;&quot;)">
            <text:p/>
          </table:table-cell>
          <table:table-cell table:style-name="ce82" table:formula="of:=IFERROR(INDEX([$BACKLOG_MASTER.$H:.$H]; MATCH([.G129]; [$BACKLOG_MASTER.$A:.$A]; 0)); &quot;&quot;)">
            <text:p/>
          </table:table-cell>
          <table:table-cell table:style-name="ce82" table:formula="of:=IF([.G129]=&quot;&quot;; &quot;&quot;; IF(COUNTIF([$BACKLOG_MASTER.$A:.$A]; [.G12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0];[$BACKLOG_MASTER.$A:.$A];0); &quot;↗&quot;); &quot;&quot;)">
            <text:p/>
          </table:table-cell>
          <table:table-cell table:style-name="ce82" table:formula="of:=IFERROR(INDEX([$BACKLOG_MASTER.$F:.$F]; MATCH([.G130]; [$BACKLOG_MASTER.$A:.$A]; 0)); &quot;&quot;)">
            <text:p/>
          </table:table-cell>
          <table:table-cell table:style-name="ce82" table:formula="of:=IFERROR(INDEX([$BACKLOG_MASTER.$B:.$B]; MATCH([.G130]; [$BACKLOG_MASTER.$A:.$A]; 0)); &quot;&quot;)">
            <text:p/>
          </table:table-cell>
          <table:table-cell table:style-name="ce82" table:formula="of:=IFERROR(INDEX([$BACKLOG_MASTER.$C:.$C]; MATCH([.G130]; [$BACKLOG_MASTER.$A:.$A]; 0)); &quot;&quot;)">
            <text:p/>
          </table:table-cell>
          <table:table-cell table:style-name="ce82" table:formula="of:=IFERROR(INDEX([$BACKLOG_MASTER.$G:.$G]; MATCH([.G130]; [$BACKLOG_MASTER.$A:.$A]; 0)); &quot;&quot;)">
            <text:p/>
          </table:table-cell>
          <table:table-cell table:style-name="ce82" table:formula="of:=IFERROR(INDEX([$BACKLOG_MASTER.$H:.$H]; MATCH([.G130]; [$BACKLOG_MASTER.$A:.$A]; 0)); &quot;&quot;)">
            <text:p/>
          </table:table-cell>
          <table:table-cell table:style-name="ce82" table:formula="of:=IF([.G130]=&quot;&quot;; &quot;&quot;; IF(COUNTIF([$BACKLOG_MASTER.$A:.$A]; [.G13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1];[$BACKLOG_MASTER.$A:.$A];0); &quot;↗&quot;); &quot;&quot;)">
            <text:p/>
          </table:table-cell>
          <table:table-cell table:style-name="ce82" table:formula="of:=IFERROR(INDEX([$BACKLOG_MASTER.$F:.$F]; MATCH([.G131]; [$BACKLOG_MASTER.$A:.$A]; 0)); &quot;&quot;)">
            <text:p/>
          </table:table-cell>
          <table:table-cell table:style-name="ce82" table:formula="of:=IFERROR(INDEX([$BACKLOG_MASTER.$B:.$B]; MATCH([.G131]; [$BACKLOG_MASTER.$A:.$A]; 0)); &quot;&quot;)">
            <text:p/>
          </table:table-cell>
          <table:table-cell table:style-name="ce82" table:formula="of:=IFERROR(INDEX([$BACKLOG_MASTER.$C:.$C]; MATCH([.G131]; [$BACKLOG_MASTER.$A:.$A]; 0)); &quot;&quot;)">
            <text:p/>
          </table:table-cell>
          <table:table-cell table:style-name="ce82" table:formula="of:=IFERROR(INDEX([$BACKLOG_MASTER.$G:.$G]; MATCH([.G131]; [$BACKLOG_MASTER.$A:.$A]; 0)); &quot;&quot;)">
            <text:p/>
          </table:table-cell>
          <table:table-cell table:style-name="ce82" table:formula="of:=IFERROR(INDEX([$BACKLOG_MASTER.$H:.$H]; MATCH([.G131]; [$BACKLOG_MASTER.$A:.$A]; 0)); &quot;&quot;)">
            <text:p/>
          </table:table-cell>
          <table:table-cell table:style-name="ce82" table:formula="of:=IF([.G131]=&quot;&quot;; &quot;&quot;; IF(COUNTIF([$BACKLOG_MASTER.$A:.$A]; [.G13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2];[$BACKLOG_MASTER.$A:.$A];0); &quot;↗&quot;); &quot;&quot;)">
            <text:p/>
          </table:table-cell>
          <table:table-cell table:style-name="ce82" table:formula="of:=IFERROR(INDEX([$BACKLOG_MASTER.$F:.$F]; MATCH([.G132]; [$BACKLOG_MASTER.$A:.$A]; 0)); &quot;&quot;)">
            <text:p/>
          </table:table-cell>
          <table:table-cell table:style-name="ce82" table:formula="of:=IFERROR(INDEX([$BACKLOG_MASTER.$B:.$B]; MATCH([.G132]; [$BACKLOG_MASTER.$A:.$A]; 0)); &quot;&quot;)">
            <text:p/>
          </table:table-cell>
          <table:table-cell table:style-name="ce82" table:formula="of:=IFERROR(INDEX([$BACKLOG_MASTER.$C:.$C]; MATCH([.G132]; [$BACKLOG_MASTER.$A:.$A]; 0)); &quot;&quot;)">
            <text:p/>
          </table:table-cell>
          <table:table-cell table:style-name="ce82" table:formula="of:=IFERROR(INDEX([$BACKLOG_MASTER.$G:.$G]; MATCH([.G132]; [$BACKLOG_MASTER.$A:.$A]; 0)); &quot;&quot;)">
            <text:p/>
          </table:table-cell>
          <table:table-cell table:style-name="ce82" table:formula="of:=IFERROR(INDEX([$BACKLOG_MASTER.$H:.$H]; MATCH([.G132]; [$BACKLOG_MASTER.$A:.$A]; 0)); &quot;&quot;)">
            <text:p/>
          </table:table-cell>
          <table:table-cell table:style-name="ce82" table:formula="of:=IF([.G132]=&quot;&quot;; &quot;&quot;; IF(COUNTIF([$BACKLOG_MASTER.$A:.$A]; [.G13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3];[$BACKLOG_MASTER.$A:.$A];0); &quot;↗&quot;); &quot;&quot;)">
            <text:p/>
          </table:table-cell>
          <table:table-cell table:style-name="ce82" table:formula="of:=IFERROR(INDEX([$BACKLOG_MASTER.$F:.$F]; MATCH([.G133]; [$BACKLOG_MASTER.$A:.$A]; 0)); &quot;&quot;)">
            <text:p/>
          </table:table-cell>
          <table:table-cell table:style-name="ce82" table:formula="of:=IFERROR(INDEX([$BACKLOG_MASTER.$B:.$B]; MATCH([.G133]; [$BACKLOG_MASTER.$A:.$A]; 0)); &quot;&quot;)">
            <text:p/>
          </table:table-cell>
          <table:table-cell table:style-name="ce82" table:formula="of:=IFERROR(INDEX([$BACKLOG_MASTER.$C:.$C]; MATCH([.G133]; [$BACKLOG_MASTER.$A:.$A]; 0)); &quot;&quot;)">
            <text:p/>
          </table:table-cell>
          <table:table-cell table:style-name="ce82" table:formula="of:=IFERROR(INDEX([$BACKLOG_MASTER.$G:.$G]; MATCH([.G133]; [$BACKLOG_MASTER.$A:.$A]; 0)); &quot;&quot;)">
            <text:p/>
          </table:table-cell>
          <table:table-cell table:style-name="ce82" table:formula="of:=IFERROR(INDEX([$BACKLOG_MASTER.$H:.$H]; MATCH([.G133]; [$BACKLOG_MASTER.$A:.$A]; 0)); &quot;&quot;)">
            <text:p/>
          </table:table-cell>
          <table:table-cell table:style-name="ce82" table:formula="of:=IF([.G133]=&quot;&quot;; &quot;&quot;; IF(COUNTIF([$BACKLOG_MASTER.$A:.$A]; [.G13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4];[$BACKLOG_MASTER.$A:.$A];0); &quot;↗&quot;); &quot;&quot;)">
            <text:p/>
          </table:table-cell>
          <table:table-cell table:style-name="ce82" table:formula="of:=IFERROR(INDEX([$BACKLOG_MASTER.$F:.$F]; MATCH([.G134]; [$BACKLOG_MASTER.$A:.$A]; 0)); &quot;&quot;)">
            <text:p/>
          </table:table-cell>
          <table:table-cell table:style-name="ce82" table:formula="of:=IFERROR(INDEX([$BACKLOG_MASTER.$B:.$B]; MATCH([.G134]; [$BACKLOG_MASTER.$A:.$A]; 0)); &quot;&quot;)">
            <text:p/>
          </table:table-cell>
          <table:table-cell table:style-name="ce82" table:formula="of:=IFERROR(INDEX([$BACKLOG_MASTER.$C:.$C]; MATCH([.G134]; [$BACKLOG_MASTER.$A:.$A]; 0)); &quot;&quot;)">
            <text:p/>
          </table:table-cell>
          <table:table-cell table:style-name="ce82" table:formula="of:=IFERROR(INDEX([$BACKLOG_MASTER.$G:.$G]; MATCH([.G134]; [$BACKLOG_MASTER.$A:.$A]; 0)); &quot;&quot;)">
            <text:p/>
          </table:table-cell>
          <table:table-cell table:style-name="ce82" table:formula="of:=IFERROR(INDEX([$BACKLOG_MASTER.$H:.$H]; MATCH([.G134]; [$BACKLOG_MASTER.$A:.$A]; 0)); &quot;&quot;)">
            <text:p/>
          </table:table-cell>
          <table:table-cell table:style-name="ce82" table:formula="of:=IF([.G134]=&quot;&quot;; &quot;&quot;; IF(COUNTIF([$BACKLOG_MASTER.$A:.$A]; [.G13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5];[$BACKLOG_MASTER.$A:.$A];0); &quot;↗&quot;); &quot;&quot;)">
            <text:p/>
          </table:table-cell>
          <table:table-cell table:style-name="ce82" table:formula="of:=IFERROR(INDEX([$BACKLOG_MASTER.$F:.$F]; MATCH([.G135]; [$BACKLOG_MASTER.$A:.$A]; 0)); &quot;&quot;)">
            <text:p/>
          </table:table-cell>
          <table:table-cell table:style-name="ce82" table:formula="of:=IFERROR(INDEX([$BACKLOG_MASTER.$B:.$B]; MATCH([.G135]; [$BACKLOG_MASTER.$A:.$A]; 0)); &quot;&quot;)">
            <text:p/>
          </table:table-cell>
          <table:table-cell table:style-name="ce82" table:formula="of:=IFERROR(INDEX([$BACKLOG_MASTER.$C:.$C]; MATCH([.G135]; [$BACKLOG_MASTER.$A:.$A]; 0)); &quot;&quot;)">
            <text:p/>
          </table:table-cell>
          <table:table-cell table:style-name="ce82" table:formula="of:=IFERROR(INDEX([$BACKLOG_MASTER.$G:.$G]; MATCH([.G135]; [$BACKLOG_MASTER.$A:.$A]; 0)); &quot;&quot;)">
            <text:p/>
          </table:table-cell>
          <table:table-cell table:style-name="ce82" table:formula="of:=IFERROR(INDEX([$BACKLOG_MASTER.$H:.$H]; MATCH([.G135]; [$BACKLOG_MASTER.$A:.$A]; 0)); &quot;&quot;)">
            <text:p/>
          </table:table-cell>
          <table:table-cell table:style-name="ce82" table:formula="of:=IF([.G135]=&quot;&quot;; &quot;&quot;; IF(COUNTIF([$BACKLOG_MASTER.$A:.$A]; [.G13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6];[$BACKLOG_MASTER.$A:.$A];0); &quot;↗&quot;); &quot;&quot;)">
            <text:p/>
          </table:table-cell>
          <table:table-cell table:style-name="ce82" table:formula="of:=IFERROR(INDEX([$BACKLOG_MASTER.$F:.$F]; MATCH([.G136]; [$BACKLOG_MASTER.$A:.$A]; 0)); &quot;&quot;)">
            <text:p/>
          </table:table-cell>
          <table:table-cell table:style-name="ce82" table:formula="of:=IFERROR(INDEX([$BACKLOG_MASTER.$B:.$B]; MATCH([.G136]; [$BACKLOG_MASTER.$A:.$A]; 0)); &quot;&quot;)">
            <text:p/>
          </table:table-cell>
          <table:table-cell table:style-name="ce82" table:formula="of:=IFERROR(INDEX([$BACKLOG_MASTER.$C:.$C]; MATCH([.G136]; [$BACKLOG_MASTER.$A:.$A]; 0)); &quot;&quot;)">
            <text:p/>
          </table:table-cell>
          <table:table-cell table:style-name="ce82" table:formula="of:=IFERROR(INDEX([$BACKLOG_MASTER.$G:.$G]; MATCH([.G136]; [$BACKLOG_MASTER.$A:.$A]; 0)); &quot;&quot;)">
            <text:p/>
          </table:table-cell>
          <table:table-cell table:style-name="ce82" table:formula="of:=IFERROR(INDEX([$BACKLOG_MASTER.$H:.$H]; MATCH([.G136]; [$BACKLOG_MASTER.$A:.$A]; 0)); &quot;&quot;)">
            <text:p/>
          </table:table-cell>
          <table:table-cell table:style-name="ce82" table:formula="of:=IF([.G136]=&quot;&quot;; &quot;&quot;; IF(COUNTIF([$BACKLOG_MASTER.$A:.$A]; [.G13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7];[$BACKLOG_MASTER.$A:.$A];0); &quot;↗&quot;); &quot;&quot;)">
            <text:p/>
          </table:table-cell>
          <table:table-cell table:style-name="ce82" table:formula="of:=IFERROR(INDEX([$BACKLOG_MASTER.$F:.$F]; MATCH([.G137]; [$BACKLOG_MASTER.$A:.$A]; 0)); &quot;&quot;)">
            <text:p/>
          </table:table-cell>
          <table:table-cell table:style-name="ce82" table:formula="of:=IFERROR(INDEX([$BACKLOG_MASTER.$B:.$B]; MATCH([.G137]; [$BACKLOG_MASTER.$A:.$A]; 0)); &quot;&quot;)">
            <text:p/>
          </table:table-cell>
          <table:table-cell table:style-name="ce82" table:formula="of:=IFERROR(INDEX([$BACKLOG_MASTER.$C:.$C]; MATCH([.G137]; [$BACKLOG_MASTER.$A:.$A]; 0)); &quot;&quot;)">
            <text:p/>
          </table:table-cell>
          <table:table-cell table:style-name="ce82" table:formula="of:=IFERROR(INDEX([$BACKLOG_MASTER.$G:.$G]; MATCH([.G137]; [$BACKLOG_MASTER.$A:.$A]; 0)); &quot;&quot;)">
            <text:p/>
          </table:table-cell>
          <table:table-cell table:style-name="ce82" table:formula="of:=IFERROR(INDEX([$BACKLOG_MASTER.$H:.$H]; MATCH([.G137]; [$BACKLOG_MASTER.$A:.$A]; 0)); &quot;&quot;)">
            <text:p/>
          </table:table-cell>
          <table:table-cell table:style-name="ce82" table:formula="of:=IF([.G137]=&quot;&quot;; &quot;&quot;; IF(COUNTIF([$BACKLOG_MASTER.$A:.$A]; [.G13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8];[$BACKLOG_MASTER.$A:.$A];0); &quot;↗&quot;); &quot;&quot;)">
            <text:p/>
          </table:table-cell>
          <table:table-cell table:style-name="ce82" table:formula="of:=IFERROR(INDEX([$BACKLOG_MASTER.$F:.$F]; MATCH([.G138]; [$BACKLOG_MASTER.$A:.$A]; 0)); &quot;&quot;)">
            <text:p/>
          </table:table-cell>
          <table:table-cell table:style-name="ce82" table:formula="of:=IFERROR(INDEX([$BACKLOG_MASTER.$B:.$B]; MATCH([.G138]; [$BACKLOG_MASTER.$A:.$A]; 0)); &quot;&quot;)">
            <text:p/>
          </table:table-cell>
          <table:table-cell table:style-name="ce82" table:formula="of:=IFERROR(INDEX([$BACKLOG_MASTER.$C:.$C]; MATCH([.G138]; [$BACKLOG_MASTER.$A:.$A]; 0)); &quot;&quot;)">
            <text:p/>
          </table:table-cell>
          <table:table-cell table:style-name="ce82" table:formula="of:=IFERROR(INDEX([$BACKLOG_MASTER.$G:.$G]; MATCH([.G138]; [$BACKLOG_MASTER.$A:.$A]; 0)); &quot;&quot;)">
            <text:p/>
          </table:table-cell>
          <table:table-cell table:style-name="ce82" table:formula="of:=IFERROR(INDEX([$BACKLOG_MASTER.$H:.$H]; MATCH([.G138]; [$BACKLOG_MASTER.$A:.$A]; 0)); &quot;&quot;)">
            <text:p/>
          </table:table-cell>
          <table:table-cell table:style-name="ce82" table:formula="of:=IF([.G138]=&quot;&quot;; &quot;&quot;; IF(COUNTIF([$BACKLOG_MASTER.$A:.$A]; [.G13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39];[$BACKLOG_MASTER.$A:.$A];0); &quot;↗&quot;); &quot;&quot;)">
            <text:p/>
          </table:table-cell>
          <table:table-cell table:style-name="ce82" table:formula="of:=IFERROR(INDEX([$BACKLOG_MASTER.$F:.$F]; MATCH([.G139]; [$BACKLOG_MASTER.$A:.$A]; 0)); &quot;&quot;)">
            <text:p/>
          </table:table-cell>
          <table:table-cell table:style-name="ce82" table:formula="of:=IFERROR(INDEX([$BACKLOG_MASTER.$B:.$B]; MATCH([.G139]; [$BACKLOG_MASTER.$A:.$A]; 0)); &quot;&quot;)">
            <text:p/>
          </table:table-cell>
          <table:table-cell table:style-name="ce82" table:formula="of:=IFERROR(INDEX([$BACKLOG_MASTER.$C:.$C]; MATCH([.G139]; [$BACKLOG_MASTER.$A:.$A]; 0)); &quot;&quot;)">
            <text:p/>
          </table:table-cell>
          <table:table-cell table:style-name="ce82" table:formula="of:=IFERROR(INDEX([$BACKLOG_MASTER.$G:.$G]; MATCH([.G139]; [$BACKLOG_MASTER.$A:.$A]; 0)); &quot;&quot;)">
            <text:p/>
          </table:table-cell>
          <table:table-cell table:style-name="ce82" table:formula="of:=IFERROR(INDEX([$BACKLOG_MASTER.$H:.$H]; MATCH([.G139]; [$BACKLOG_MASTER.$A:.$A]; 0)); &quot;&quot;)">
            <text:p/>
          </table:table-cell>
          <table:table-cell table:style-name="ce82" table:formula="of:=IF([.G139]=&quot;&quot;; &quot;&quot;; IF(COUNTIF([$BACKLOG_MASTER.$A:.$A]; [.G13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0];[$BACKLOG_MASTER.$A:.$A];0); &quot;↗&quot;); &quot;&quot;)">
            <text:p/>
          </table:table-cell>
          <table:table-cell table:style-name="ce82" table:formula="of:=IFERROR(INDEX([$BACKLOG_MASTER.$F:.$F]; MATCH([.G140]; [$BACKLOG_MASTER.$A:.$A]; 0)); &quot;&quot;)">
            <text:p/>
          </table:table-cell>
          <table:table-cell table:style-name="ce82" table:formula="of:=IFERROR(INDEX([$BACKLOG_MASTER.$B:.$B]; MATCH([.G140]; [$BACKLOG_MASTER.$A:.$A]; 0)); &quot;&quot;)">
            <text:p/>
          </table:table-cell>
          <table:table-cell table:style-name="ce82" table:formula="of:=IFERROR(INDEX([$BACKLOG_MASTER.$C:.$C]; MATCH([.G140]; [$BACKLOG_MASTER.$A:.$A]; 0)); &quot;&quot;)">
            <text:p/>
          </table:table-cell>
          <table:table-cell table:style-name="ce82" table:formula="of:=IFERROR(INDEX([$BACKLOG_MASTER.$G:.$G]; MATCH([.G140]; [$BACKLOG_MASTER.$A:.$A]; 0)); &quot;&quot;)">
            <text:p/>
          </table:table-cell>
          <table:table-cell table:style-name="ce82" table:formula="of:=IFERROR(INDEX([$BACKLOG_MASTER.$H:.$H]; MATCH([.G140]; [$BACKLOG_MASTER.$A:.$A]; 0)); &quot;&quot;)">
            <text:p/>
          </table:table-cell>
          <table:table-cell table:style-name="ce82" table:formula="of:=IF([.G140]=&quot;&quot;; &quot;&quot;; IF(COUNTIF([$BACKLOG_MASTER.$A:.$A]; [.G14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1];[$BACKLOG_MASTER.$A:.$A];0); &quot;↗&quot;); &quot;&quot;)">
            <text:p/>
          </table:table-cell>
          <table:table-cell table:style-name="ce82" table:formula="of:=IFERROR(INDEX([$BACKLOG_MASTER.$F:.$F]; MATCH([.G141]; [$BACKLOG_MASTER.$A:.$A]; 0)); &quot;&quot;)">
            <text:p/>
          </table:table-cell>
          <table:table-cell table:style-name="ce82" table:formula="of:=IFERROR(INDEX([$BACKLOG_MASTER.$B:.$B]; MATCH([.G141]; [$BACKLOG_MASTER.$A:.$A]; 0)); &quot;&quot;)">
            <text:p/>
          </table:table-cell>
          <table:table-cell table:style-name="ce82" table:formula="of:=IFERROR(INDEX([$BACKLOG_MASTER.$C:.$C]; MATCH([.G141]; [$BACKLOG_MASTER.$A:.$A]; 0)); &quot;&quot;)">
            <text:p/>
          </table:table-cell>
          <table:table-cell table:style-name="ce82" table:formula="of:=IFERROR(INDEX([$BACKLOG_MASTER.$G:.$G]; MATCH([.G141]; [$BACKLOG_MASTER.$A:.$A]; 0)); &quot;&quot;)">
            <text:p/>
          </table:table-cell>
          <table:table-cell table:style-name="ce82" table:formula="of:=IFERROR(INDEX([$BACKLOG_MASTER.$H:.$H]; MATCH([.G141]; [$BACKLOG_MASTER.$A:.$A]; 0)); &quot;&quot;)">
            <text:p/>
          </table:table-cell>
          <table:table-cell table:style-name="ce82" table:formula="of:=IF([.G141]=&quot;&quot;; &quot;&quot;; IF(COUNTIF([$BACKLOG_MASTER.$A:.$A]; [.G14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2];[$BACKLOG_MASTER.$A:.$A];0); &quot;↗&quot;); &quot;&quot;)">
            <text:p/>
          </table:table-cell>
          <table:table-cell table:style-name="ce82" table:formula="of:=IFERROR(INDEX([$BACKLOG_MASTER.$F:.$F]; MATCH([.G142]; [$BACKLOG_MASTER.$A:.$A]; 0)); &quot;&quot;)">
            <text:p/>
          </table:table-cell>
          <table:table-cell table:style-name="ce82" table:formula="of:=IFERROR(INDEX([$BACKLOG_MASTER.$B:.$B]; MATCH([.G142]; [$BACKLOG_MASTER.$A:.$A]; 0)); &quot;&quot;)">
            <text:p/>
          </table:table-cell>
          <table:table-cell table:style-name="ce82" table:formula="of:=IFERROR(INDEX([$BACKLOG_MASTER.$C:.$C]; MATCH([.G142]; [$BACKLOG_MASTER.$A:.$A]; 0)); &quot;&quot;)">
            <text:p/>
          </table:table-cell>
          <table:table-cell table:style-name="ce82" table:formula="of:=IFERROR(INDEX([$BACKLOG_MASTER.$G:.$G]; MATCH([.G142]; [$BACKLOG_MASTER.$A:.$A]; 0)); &quot;&quot;)">
            <text:p/>
          </table:table-cell>
          <table:table-cell table:style-name="ce82" table:formula="of:=IFERROR(INDEX([$BACKLOG_MASTER.$H:.$H]; MATCH([.G142]; [$BACKLOG_MASTER.$A:.$A]; 0)); &quot;&quot;)">
            <text:p/>
          </table:table-cell>
          <table:table-cell table:style-name="ce82" table:formula="of:=IF([.G142]=&quot;&quot;; &quot;&quot;; IF(COUNTIF([$BACKLOG_MASTER.$A:.$A]; [.G14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3];[$BACKLOG_MASTER.$A:.$A];0); &quot;↗&quot;); &quot;&quot;)">
            <text:p/>
          </table:table-cell>
          <table:table-cell table:style-name="ce82" table:formula="of:=IFERROR(INDEX([$BACKLOG_MASTER.$F:.$F]; MATCH([.G143]; [$BACKLOG_MASTER.$A:.$A]; 0)); &quot;&quot;)">
            <text:p/>
          </table:table-cell>
          <table:table-cell table:style-name="ce82" table:formula="of:=IFERROR(INDEX([$BACKLOG_MASTER.$B:.$B]; MATCH([.G143]; [$BACKLOG_MASTER.$A:.$A]; 0)); &quot;&quot;)">
            <text:p/>
          </table:table-cell>
          <table:table-cell table:style-name="ce82" table:formula="of:=IFERROR(INDEX([$BACKLOG_MASTER.$C:.$C]; MATCH([.G143]; [$BACKLOG_MASTER.$A:.$A]; 0)); &quot;&quot;)">
            <text:p/>
          </table:table-cell>
          <table:table-cell table:style-name="ce82" table:formula="of:=IFERROR(INDEX([$BACKLOG_MASTER.$G:.$G]; MATCH([.G143]; [$BACKLOG_MASTER.$A:.$A]; 0)); &quot;&quot;)">
            <text:p/>
          </table:table-cell>
          <table:table-cell table:style-name="ce82" table:formula="of:=IFERROR(INDEX([$BACKLOG_MASTER.$H:.$H]; MATCH([.G143]; [$BACKLOG_MASTER.$A:.$A]; 0)); &quot;&quot;)">
            <text:p/>
          </table:table-cell>
          <table:table-cell table:style-name="ce82" table:formula="of:=IF([.G143]=&quot;&quot;; &quot;&quot;; IF(COUNTIF([$BACKLOG_MASTER.$A:.$A]; [.G14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4];[$BACKLOG_MASTER.$A:.$A];0); &quot;↗&quot;); &quot;&quot;)">
            <text:p/>
          </table:table-cell>
          <table:table-cell table:style-name="ce82" table:formula="of:=IFERROR(INDEX([$BACKLOG_MASTER.$F:.$F]; MATCH([.G144]; [$BACKLOG_MASTER.$A:.$A]; 0)); &quot;&quot;)">
            <text:p/>
          </table:table-cell>
          <table:table-cell table:style-name="ce82" table:formula="of:=IFERROR(INDEX([$BACKLOG_MASTER.$B:.$B]; MATCH([.G144]; [$BACKLOG_MASTER.$A:.$A]; 0)); &quot;&quot;)">
            <text:p/>
          </table:table-cell>
          <table:table-cell table:style-name="ce82" table:formula="of:=IFERROR(INDEX([$BACKLOG_MASTER.$C:.$C]; MATCH([.G144]; [$BACKLOG_MASTER.$A:.$A]; 0)); &quot;&quot;)">
            <text:p/>
          </table:table-cell>
          <table:table-cell table:style-name="ce82" table:formula="of:=IFERROR(INDEX([$BACKLOG_MASTER.$G:.$G]; MATCH([.G144]; [$BACKLOG_MASTER.$A:.$A]; 0)); &quot;&quot;)">
            <text:p/>
          </table:table-cell>
          <table:table-cell table:style-name="ce82" table:formula="of:=IFERROR(INDEX([$BACKLOG_MASTER.$H:.$H]; MATCH([.G144]; [$BACKLOG_MASTER.$A:.$A]; 0)); &quot;&quot;)">
            <text:p/>
          </table:table-cell>
          <table:table-cell table:style-name="ce82" table:formula="of:=IF([.G144]=&quot;&quot;; &quot;&quot;; IF(COUNTIF([$BACKLOG_MASTER.$A:.$A]; [.G14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5];[$BACKLOG_MASTER.$A:.$A];0); &quot;↗&quot;); &quot;&quot;)">
            <text:p/>
          </table:table-cell>
          <table:table-cell table:style-name="ce82" table:formula="of:=IFERROR(INDEX([$BACKLOG_MASTER.$F:.$F]; MATCH([.G145]; [$BACKLOG_MASTER.$A:.$A]; 0)); &quot;&quot;)">
            <text:p/>
          </table:table-cell>
          <table:table-cell table:style-name="ce82" table:formula="of:=IFERROR(INDEX([$BACKLOG_MASTER.$B:.$B]; MATCH([.G145]; [$BACKLOG_MASTER.$A:.$A]; 0)); &quot;&quot;)">
            <text:p/>
          </table:table-cell>
          <table:table-cell table:style-name="ce82" table:formula="of:=IFERROR(INDEX([$BACKLOG_MASTER.$C:.$C]; MATCH([.G145]; [$BACKLOG_MASTER.$A:.$A]; 0)); &quot;&quot;)">
            <text:p/>
          </table:table-cell>
          <table:table-cell table:style-name="ce82" table:formula="of:=IFERROR(INDEX([$BACKLOG_MASTER.$G:.$G]; MATCH([.G145]; [$BACKLOG_MASTER.$A:.$A]; 0)); &quot;&quot;)">
            <text:p/>
          </table:table-cell>
          <table:table-cell table:style-name="ce82" table:formula="of:=IFERROR(INDEX([$BACKLOG_MASTER.$H:.$H]; MATCH([.G145]; [$BACKLOG_MASTER.$A:.$A]; 0)); &quot;&quot;)">
            <text:p/>
          </table:table-cell>
          <table:table-cell table:style-name="ce82" table:formula="of:=IF([.G145]=&quot;&quot;; &quot;&quot;; IF(COUNTIF([$BACKLOG_MASTER.$A:.$A]; [.G14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6];[$BACKLOG_MASTER.$A:.$A];0); &quot;↗&quot;); &quot;&quot;)">
            <text:p/>
          </table:table-cell>
          <table:table-cell table:style-name="ce82" table:formula="of:=IFERROR(INDEX([$BACKLOG_MASTER.$F:.$F]; MATCH([.G146]; [$BACKLOG_MASTER.$A:.$A]; 0)); &quot;&quot;)">
            <text:p/>
          </table:table-cell>
          <table:table-cell table:style-name="ce82" table:formula="of:=IFERROR(INDEX([$BACKLOG_MASTER.$B:.$B]; MATCH([.G146]; [$BACKLOG_MASTER.$A:.$A]; 0)); &quot;&quot;)">
            <text:p/>
          </table:table-cell>
          <table:table-cell table:style-name="ce82" table:formula="of:=IFERROR(INDEX([$BACKLOG_MASTER.$C:.$C]; MATCH([.G146]; [$BACKLOG_MASTER.$A:.$A]; 0)); &quot;&quot;)">
            <text:p/>
          </table:table-cell>
          <table:table-cell table:style-name="ce82" table:formula="of:=IFERROR(INDEX([$BACKLOG_MASTER.$G:.$G]; MATCH([.G146]; [$BACKLOG_MASTER.$A:.$A]; 0)); &quot;&quot;)">
            <text:p/>
          </table:table-cell>
          <table:table-cell table:style-name="ce82" table:formula="of:=IFERROR(INDEX([$BACKLOG_MASTER.$H:.$H]; MATCH([.G146]; [$BACKLOG_MASTER.$A:.$A]; 0)); &quot;&quot;)">
            <text:p/>
          </table:table-cell>
          <table:table-cell table:style-name="ce82" table:formula="of:=IF([.G146]=&quot;&quot;; &quot;&quot;; IF(COUNTIF([$BACKLOG_MASTER.$A:.$A]; [.G14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7];[$BACKLOG_MASTER.$A:.$A];0); &quot;↗&quot;); &quot;&quot;)">
            <text:p/>
          </table:table-cell>
          <table:table-cell table:style-name="ce82" table:formula="of:=IFERROR(INDEX([$BACKLOG_MASTER.$F:.$F]; MATCH([.G147]; [$BACKLOG_MASTER.$A:.$A]; 0)); &quot;&quot;)">
            <text:p/>
          </table:table-cell>
          <table:table-cell table:style-name="ce82" table:formula="of:=IFERROR(INDEX([$BACKLOG_MASTER.$B:.$B]; MATCH([.G147]; [$BACKLOG_MASTER.$A:.$A]; 0)); &quot;&quot;)">
            <text:p/>
          </table:table-cell>
          <table:table-cell table:style-name="ce82" table:formula="of:=IFERROR(INDEX([$BACKLOG_MASTER.$C:.$C]; MATCH([.G147]; [$BACKLOG_MASTER.$A:.$A]; 0)); &quot;&quot;)">
            <text:p/>
          </table:table-cell>
          <table:table-cell table:style-name="ce82" table:formula="of:=IFERROR(INDEX([$BACKLOG_MASTER.$G:.$G]; MATCH([.G147]; [$BACKLOG_MASTER.$A:.$A]; 0)); &quot;&quot;)">
            <text:p/>
          </table:table-cell>
          <table:table-cell table:style-name="ce82" table:formula="of:=IFERROR(INDEX([$BACKLOG_MASTER.$H:.$H]; MATCH([.G147]; [$BACKLOG_MASTER.$A:.$A]; 0)); &quot;&quot;)">
            <text:p/>
          </table:table-cell>
          <table:table-cell table:style-name="ce82" table:formula="of:=IF([.G147]=&quot;&quot;; &quot;&quot;; IF(COUNTIF([$BACKLOG_MASTER.$A:.$A]; [.G14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8];[$BACKLOG_MASTER.$A:.$A];0); &quot;↗&quot;); &quot;&quot;)">
            <text:p/>
          </table:table-cell>
          <table:table-cell table:style-name="ce82" table:formula="of:=IFERROR(INDEX([$BACKLOG_MASTER.$F:.$F]; MATCH([.G148]; [$BACKLOG_MASTER.$A:.$A]; 0)); &quot;&quot;)">
            <text:p/>
          </table:table-cell>
          <table:table-cell table:style-name="ce82" table:formula="of:=IFERROR(INDEX([$BACKLOG_MASTER.$B:.$B]; MATCH([.G148]; [$BACKLOG_MASTER.$A:.$A]; 0)); &quot;&quot;)">
            <text:p/>
          </table:table-cell>
          <table:table-cell table:style-name="ce82" table:formula="of:=IFERROR(INDEX([$BACKLOG_MASTER.$C:.$C]; MATCH([.G148]; [$BACKLOG_MASTER.$A:.$A]; 0)); &quot;&quot;)">
            <text:p/>
          </table:table-cell>
          <table:table-cell table:style-name="ce82" table:formula="of:=IFERROR(INDEX([$BACKLOG_MASTER.$G:.$G]; MATCH([.G148]; [$BACKLOG_MASTER.$A:.$A]; 0)); &quot;&quot;)">
            <text:p/>
          </table:table-cell>
          <table:table-cell table:style-name="ce82" table:formula="of:=IFERROR(INDEX([$BACKLOG_MASTER.$H:.$H]; MATCH([.G148]; [$BACKLOG_MASTER.$A:.$A]; 0)); &quot;&quot;)">
            <text:p/>
          </table:table-cell>
          <table:table-cell table:style-name="ce82" table:formula="of:=IF([.G148]=&quot;&quot;; &quot;&quot;; IF(COUNTIF([$BACKLOG_MASTER.$A:.$A]; [.G14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49];[$BACKLOG_MASTER.$A:.$A];0); &quot;↗&quot;); &quot;&quot;)">
            <text:p/>
          </table:table-cell>
          <table:table-cell table:style-name="ce82" table:formula="of:=IFERROR(INDEX([$BACKLOG_MASTER.$F:.$F]; MATCH([.G149]; [$BACKLOG_MASTER.$A:.$A]; 0)); &quot;&quot;)">
            <text:p/>
          </table:table-cell>
          <table:table-cell table:style-name="ce82" table:formula="of:=IFERROR(INDEX([$BACKLOG_MASTER.$B:.$B]; MATCH([.G149]; [$BACKLOG_MASTER.$A:.$A]; 0)); &quot;&quot;)">
            <text:p/>
          </table:table-cell>
          <table:table-cell table:style-name="ce82" table:formula="of:=IFERROR(INDEX([$BACKLOG_MASTER.$C:.$C]; MATCH([.G149]; [$BACKLOG_MASTER.$A:.$A]; 0)); &quot;&quot;)">
            <text:p/>
          </table:table-cell>
          <table:table-cell table:style-name="ce82" table:formula="of:=IFERROR(INDEX([$BACKLOG_MASTER.$G:.$G]; MATCH([.G149]; [$BACKLOG_MASTER.$A:.$A]; 0)); &quot;&quot;)">
            <text:p/>
          </table:table-cell>
          <table:table-cell table:style-name="ce82" table:formula="of:=IFERROR(INDEX([$BACKLOG_MASTER.$H:.$H]; MATCH([.G149]; [$BACKLOG_MASTER.$A:.$A]; 0)); &quot;&quot;)">
            <text:p/>
          </table:table-cell>
          <table:table-cell table:style-name="ce82" table:formula="of:=IF([.G149]=&quot;&quot;; &quot;&quot;; IF(COUNTIF([$BACKLOG_MASTER.$A:.$A]; [.G14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0];[$BACKLOG_MASTER.$A:.$A];0); &quot;↗&quot;); &quot;&quot;)">
            <text:p/>
          </table:table-cell>
          <table:table-cell table:style-name="ce82" table:formula="of:=IFERROR(INDEX([$BACKLOG_MASTER.$F:.$F]; MATCH([.G150]; [$BACKLOG_MASTER.$A:.$A]; 0)); &quot;&quot;)">
            <text:p/>
          </table:table-cell>
          <table:table-cell table:style-name="ce82" table:formula="of:=IFERROR(INDEX([$BACKLOG_MASTER.$B:.$B]; MATCH([.G150]; [$BACKLOG_MASTER.$A:.$A]; 0)); &quot;&quot;)">
            <text:p/>
          </table:table-cell>
          <table:table-cell table:style-name="ce82" table:formula="of:=IFERROR(INDEX([$BACKLOG_MASTER.$C:.$C]; MATCH([.G150]; [$BACKLOG_MASTER.$A:.$A]; 0)); &quot;&quot;)">
            <text:p/>
          </table:table-cell>
          <table:table-cell table:style-name="ce82" table:formula="of:=IFERROR(INDEX([$BACKLOG_MASTER.$G:.$G]; MATCH([.G150]; [$BACKLOG_MASTER.$A:.$A]; 0)); &quot;&quot;)">
            <text:p/>
          </table:table-cell>
          <table:table-cell table:style-name="ce82" table:formula="of:=IFERROR(INDEX([$BACKLOG_MASTER.$H:.$H]; MATCH([.G150]; [$BACKLOG_MASTER.$A:.$A]; 0)); &quot;&quot;)">
            <text:p/>
          </table:table-cell>
          <table:table-cell table:style-name="ce82" table:formula="of:=IF([.G150]=&quot;&quot;; &quot;&quot;; IF(COUNTIF([$BACKLOG_MASTER.$A:.$A]; [.G15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1];[$BACKLOG_MASTER.$A:.$A];0); &quot;↗&quot;); &quot;&quot;)">
            <text:p/>
          </table:table-cell>
          <table:table-cell table:style-name="ce82" table:formula="of:=IFERROR(INDEX([$BACKLOG_MASTER.$F:.$F]; MATCH([.G151]; [$BACKLOG_MASTER.$A:.$A]; 0)); &quot;&quot;)">
            <text:p/>
          </table:table-cell>
          <table:table-cell table:style-name="ce82" table:formula="of:=IFERROR(INDEX([$BACKLOG_MASTER.$B:.$B]; MATCH([.G151]; [$BACKLOG_MASTER.$A:.$A]; 0)); &quot;&quot;)">
            <text:p/>
          </table:table-cell>
          <table:table-cell table:style-name="ce82" table:formula="of:=IFERROR(INDEX([$BACKLOG_MASTER.$C:.$C]; MATCH([.G151]; [$BACKLOG_MASTER.$A:.$A]; 0)); &quot;&quot;)">
            <text:p/>
          </table:table-cell>
          <table:table-cell table:style-name="ce82" table:formula="of:=IFERROR(INDEX([$BACKLOG_MASTER.$G:.$G]; MATCH([.G151]; [$BACKLOG_MASTER.$A:.$A]; 0)); &quot;&quot;)">
            <text:p/>
          </table:table-cell>
          <table:table-cell table:style-name="ce82" table:formula="of:=IFERROR(INDEX([$BACKLOG_MASTER.$H:.$H]; MATCH([.G151]; [$BACKLOG_MASTER.$A:.$A]; 0)); &quot;&quot;)">
            <text:p/>
          </table:table-cell>
          <table:table-cell table:style-name="ce82" table:formula="of:=IF([.G151]=&quot;&quot;; &quot;&quot;; IF(COUNTIF([$BACKLOG_MASTER.$A:.$A]; [.G15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2];[$BACKLOG_MASTER.$A:.$A];0); &quot;↗&quot;); &quot;&quot;)">
            <text:p/>
          </table:table-cell>
          <table:table-cell table:style-name="ce82" table:formula="of:=IFERROR(INDEX([$BACKLOG_MASTER.$F:.$F]; MATCH([.G152]; [$BACKLOG_MASTER.$A:.$A]; 0)); &quot;&quot;)">
            <text:p/>
          </table:table-cell>
          <table:table-cell table:style-name="ce82" table:formula="of:=IFERROR(INDEX([$BACKLOG_MASTER.$B:.$B]; MATCH([.G152]; [$BACKLOG_MASTER.$A:.$A]; 0)); &quot;&quot;)">
            <text:p/>
          </table:table-cell>
          <table:table-cell table:style-name="ce82" table:formula="of:=IFERROR(INDEX([$BACKLOG_MASTER.$C:.$C]; MATCH([.G152]; [$BACKLOG_MASTER.$A:.$A]; 0)); &quot;&quot;)">
            <text:p/>
          </table:table-cell>
          <table:table-cell table:style-name="ce82" table:formula="of:=IFERROR(INDEX([$BACKLOG_MASTER.$G:.$G]; MATCH([.G152]; [$BACKLOG_MASTER.$A:.$A]; 0)); &quot;&quot;)">
            <text:p/>
          </table:table-cell>
          <table:table-cell table:style-name="ce82" table:formula="of:=IFERROR(INDEX([$BACKLOG_MASTER.$H:.$H]; MATCH([.G152]; [$BACKLOG_MASTER.$A:.$A]; 0)); &quot;&quot;)">
            <text:p/>
          </table:table-cell>
          <table:table-cell table:style-name="ce82" table:formula="of:=IF([.G152]=&quot;&quot;; &quot;&quot;; IF(COUNTIF([$BACKLOG_MASTER.$A:.$A]; [.G15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3];[$BACKLOG_MASTER.$A:.$A];0); &quot;↗&quot;); &quot;&quot;)">
            <text:p/>
          </table:table-cell>
          <table:table-cell table:style-name="ce82" table:formula="of:=IFERROR(INDEX([$BACKLOG_MASTER.$F:.$F]; MATCH([.G153]; [$BACKLOG_MASTER.$A:.$A]; 0)); &quot;&quot;)">
            <text:p/>
          </table:table-cell>
          <table:table-cell table:style-name="ce82" table:formula="of:=IFERROR(INDEX([$BACKLOG_MASTER.$B:.$B]; MATCH([.G153]; [$BACKLOG_MASTER.$A:.$A]; 0)); &quot;&quot;)">
            <text:p/>
          </table:table-cell>
          <table:table-cell table:style-name="ce82" table:formula="of:=IFERROR(INDEX([$BACKLOG_MASTER.$C:.$C]; MATCH([.G153]; [$BACKLOG_MASTER.$A:.$A]; 0)); &quot;&quot;)">
            <text:p/>
          </table:table-cell>
          <table:table-cell table:style-name="ce82" table:formula="of:=IFERROR(INDEX([$BACKLOG_MASTER.$G:.$G]; MATCH([.G153]; [$BACKLOG_MASTER.$A:.$A]; 0)); &quot;&quot;)">
            <text:p/>
          </table:table-cell>
          <table:table-cell table:style-name="ce82" table:formula="of:=IFERROR(INDEX([$BACKLOG_MASTER.$H:.$H]; MATCH([.G153]; [$BACKLOG_MASTER.$A:.$A]; 0)); &quot;&quot;)">
            <text:p/>
          </table:table-cell>
          <table:table-cell table:style-name="ce82" table:formula="of:=IF([.G153]=&quot;&quot;; &quot;&quot;; IF(COUNTIF([$BACKLOG_MASTER.$A:.$A]; [.G15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4];[$BACKLOG_MASTER.$A:.$A];0); &quot;↗&quot;); &quot;&quot;)">
            <text:p/>
          </table:table-cell>
          <table:table-cell table:style-name="ce82" table:formula="of:=IFERROR(INDEX([$BACKLOG_MASTER.$F:.$F]; MATCH([.G154]; [$BACKLOG_MASTER.$A:.$A]; 0)); &quot;&quot;)">
            <text:p/>
          </table:table-cell>
          <table:table-cell table:style-name="ce82" table:formula="of:=IFERROR(INDEX([$BACKLOG_MASTER.$B:.$B]; MATCH([.G154]; [$BACKLOG_MASTER.$A:.$A]; 0)); &quot;&quot;)">
            <text:p/>
          </table:table-cell>
          <table:table-cell table:style-name="ce82" table:formula="of:=IFERROR(INDEX([$BACKLOG_MASTER.$C:.$C]; MATCH([.G154]; [$BACKLOG_MASTER.$A:.$A]; 0)); &quot;&quot;)">
            <text:p/>
          </table:table-cell>
          <table:table-cell table:style-name="ce82" table:formula="of:=IFERROR(INDEX([$BACKLOG_MASTER.$G:.$G]; MATCH([.G154]; [$BACKLOG_MASTER.$A:.$A]; 0)); &quot;&quot;)">
            <text:p/>
          </table:table-cell>
          <table:table-cell table:style-name="ce82" table:formula="of:=IFERROR(INDEX([$BACKLOG_MASTER.$H:.$H]; MATCH([.G154]; [$BACKLOG_MASTER.$A:.$A]; 0)); &quot;&quot;)">
            <text:p/>
          </table:table-cell>
          <table:table-cell table:style-name="ce82" table:formula="of:=IF([.G154]=&quot;&quot;; &quot;&quot;; IF(COUNTIF([$BACKLOG_MASTER.$A:.$A]; [.G15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5];[$BACKLOG_MASTER.$A:.$A];0); &quot;↗&quot;); &quot;&quot;)">
            <text:p/>
          </table:table-cell>
          <table:table-cell table:style-name="ce82" table:formula="of:=IFERROR(INDEX([$BACKLOG_MASTER.$F:.$F]; MATCH([.G155]; [$BACKLOG_MASTER.$A:.$A]; 0)); &quot;&quot;)">
            <text:p/>
          </table:table-cell>
          <table:table-cell table:style-name="ce82" table:formula="of:=IFERROR(INDEX([$BACKLOG_MASTER.$B:.$B]; MATCH([.G155]; [$BACKLOG_MASTER.$A:.$A]; 0)); &quot;&quot;)">
            <text:p/>
          </table:table-cell>
          <table:table-cell table:style-name="ce82" table:formula="of:=IFERROR(INDEX([$BACKLOG_MASTER.$C:.$C]; MATCH([.G155]; [$BACKLOG_MASTER.$A:.$A]; 0)); &quot;&quot;)">
            <text:p/>
          </table:table-cell>
          <table:table-cell table:style-name="ce82" table:formula="of:=IFERROR(INDEX([$BACKLOG_MASTER.$G:.$G]; MATCH([.G155]; [$BACKLOG_MASTER.$A:.$A]; 0)); &quot;&quot;)">
            <text:p/>
          </table:table-cell>
          <table:table-cell table:style-name="ce82" table:formula="of:=IFERROR(INDEX([$BACKLOG_MASTER.$H:.$H]; MATCH([.G155]; [$BACKLOG_MASTER.$A:.$A]; 0)); &quot;&quot;)">
            <text:p/>
          </table:table-cell>
          <table:table-cell table:style-name="ce82" table:formula="of:=IF([.G155]=&quot;&quot;; &quot;&quot;; IF(COUNTIF([$BACKLOG_MASTER.$A:.$A]; [.G15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6];[$BACKLOG_MASTER.$A:.$A];0); &quot;↗&quot;); &quot;&quot;)">
            <text:p/>
          </table:table-cell>
          <table:table-cell table:style-name="ce82" table:formula="of:=IFERROR(INDEX([$BACKLOG_MASTER.$F:.$F]; MATCH([.G156]; [$BACKLOG_MASTER.$A:.$A]; 0)); &quot;&quot;)">
            <text:p/>
          </table:table-cell>
          <table:table-cell table:style-name="ce82" table:formula="of:=IFERROR(INDEX([$BACKLOG_MASTER.$B:.$B]; MATCH([.G156]; [$BACKLOG_MASTER.$A:.$A]; 0)); &quot;&quot;)">
            <text:p/>
          </table:table-cell>
          <table:table-cell table:style-name="ce82" table:formula="of:=IFERROR(INDEX([$BACKLOG_MASTER.$C:.$C]; MATCH([.G156]; [$BACKLOG_MASTER.$A:.$A]; 0)); &quot;&quot;)">
            <text:p/>
          </table:table-cell>
          <table:table-cell table:style-name="ce82" table:formula="of:=IFERROR(INDEX([$BACKLOG_MASTER.$G:.$G]; MATCH([.G156]; [$BACKLOG_MASTER.$A:.$A]; 0)); &quot;&quot;)">
            <text:p/>
          </table:table-cell>
          <table:table-cell table:style-name="ce82" table:formula="of:=IFERROR(INDEX([$BACKLOG_MASTER.$H:.$H]; MATCH([.G156]; [$BACKLOG_MASTER.$A:.$A]; 0)); &quot;&quot;)">
            <text:p/>
          </table:table-cell>
          <table:table-cell table:style-name="ce82" table:formula="of:=IF([.G156]=&quot;&quot;; &quot;&quot;; IF(COUNTIF([$BACKLOG_MASTER.$A:.$A]; [.G15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7];[$BACKLOG_MASTER.$A:.$A];0); &quot;↗&quot;); &quot;&quot;)">
            <text:p/>
          </table:table-cell>
          <table:table-cell table:style-name="ce82" table:formula="of:=IFERROR(INDEX([$BACKLOG_MASTER.$F:.$F]; MATCH([.G157]; [$BACKLOG_MASTER.$A:.$A]; 0)); &quot;&quot;)">
            <text:p/>
          </table:table-cell>
          <table:table-cell table:style-name="ce82" table:formula="of:=IFERROR(INDEX([$BACKLOG_MASTER.$B:.$B]; MATCH([.G157]; [$BACKLOG_MASTER.$A:.$A]; 0)); &quot;&quot;)">
            <text:p/>
          </table:table-cell>
          <table:table-cell table:style-name="ce82" table:formula="of:=IFERROR(INDEX([$BACKLOG_MASTER.$C:.$C]; MATCH([.G157]; [$BACKLOG_MASTER.$A:.$A]; 0)); &quot;&quot;)">
            <text:p/>
          </table:table-cell>
          <table:table-cell table:style-name="ce82" table:formula="of:=IFERROR(INDEX([$BACKLOG_MASTER.$G:.$G]; MATCH([.G157]; [$BACKLOG_MASTER.$A:.$A]; 0)); &quot;&quot;)">
            <text:p/>
          </table:table-cell>
          <table:table-cell table:style-name="ce82" table:formula="of:=IFERROR(INDEX([$BACKLOG_MASTER.$H:.$H]; MATCH([.G157]; [$BACKLOG_MASTER.$A:.$A]; 0)); &quot;&quot;)">
            <text:p/>
          </table:table-cell>
          <table:table-cell table:style-name="ce82" table:formula="of:=IF([.G157]=&quot;&quot;; &quot;&quot;; IF(COUNTIF([$BACKLOG_MASTER.$A:.$A]; [.G15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8];[$BACKLOG_MASTER.$A:.$A];0); &quot;↗&quot;); &quot;&quot;)">
            <text:p/>
          </table:table-cell>
          <table:table-cell table:style-name="ce82" table:formula="of:=IFERROR(INDEX([$BACKLOG_MASTER.$F:.$F]; MATCH([.G158]; [$BACKLOG_MASTER.$A:.$A]; 0)); &quot;&quot;)">
            <text:p/>
          </table:table-cell>
          <table:table-cell table:style-name="ce82" table:formula="of:=IFERROR(INDEX([$BACKLOG_MASTER.$B:.$B]; MATCH([.G158]; [$BACKLOG_MASTER.$A:.$A]; 0)); &quot;&quot;)">
            <text:p/>
          </table:table-cell>
          <table:table-cell table:style-name="ce82" table:formula="of:=IFERROR(INDEX([$BACKLOG_MASTER.$C:.$C]; MATCH([.G158]; [$BACKLOG_MASTER.$A:.$A]; 0)); &quot;&quot;)">
            <text:p/>
          </table:table-cell>
          <table:table-cell table:style-name="ce82" table:formula="of:=IFERROR(INDEX([$BACKLOG_MASTER.$G:.$G]; MATCH([.G158]; [$BACKLOG_MASTER.$A:.$A]; 0)); &quot;&quot;)">
            <text:p/>
          </table:table-cell>
          <table:table-cell table:style-name="ce82" table:formula="of:=IFERROR(INDEX([$BACKLOG_MASTER.$H:.$H]; MATCH([.G158]; [$BACKLOG_MASTER.$A:.$A]; 0)); &quot;&quot;)">
            <text:p/>
          </table:table-cell>
          <table:table-cell table:style-name="ce82" table:formula="of:=IF([.G158]=&quot;&quot;; &quot;&quot;; IF(COUNTIF([$BACKLOG_MASTER.$A:.$A]; [.G15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59];[$BACKLOG_MASTER.$A:.$A];0); &quot;↗&quot;); &quot;&quot;)">
            <text:p/>
          </table:table-cell>
          <table:table-cell table:style-name="ce82" table:formula="of:=IFERROR(INDEX([$BACKLOG_MASTER.$F:.$F]; MATCH([.G159]; [$BACKLOG_MASTER.$A:.$A]; 0)); &quot;&quot;)">
            <text:p/>
          </table:table-cell>
          <table:table-cell table:style-name="ce82" table:formula="of:=IFERROR(INDEX([$BACKLOG_MASTER.$B:.$B]; MATCH([.G159]; [$BACKLOG_MASTER.$A:.$A]; 0)); &quot;&quot;)">
            <text:p/>
          </table:table-cell>
          <table:table-cell table:style-name="ce82" table:formula="of:=IFERROR(INDEX([$BACKLOG_MASTER.$C:.$C]; MATCH([.G159]; [$BACKLOG_MASTER.$A:.$A]; 0)); &quot;&quot;)">
            <text:p/>
          </table:table-cell>
          <table:table-cell table:style-name="ce82" table:formula="of:=IFERROR(INDEX([$BACKLOG_MASTER.$G:.$G]; MATCH([.G159]; [$BACKLOG_MASTER.$A:.$A]; 0)); &quot;&quot;)">
            <text:p/>
          </table:table-cell>
          <table:table-cell table:style-name="ce82" table:formula="of:=IFERROR(INDEX([$BACKLOG_MASTER.$H:.$H]; MATCH([.G159]; [$BACKLOG_MASTER.$A:.$A]; 0)); &quot;&quot;)">
            <text:p/>
          </table:table-cell>
          <table:table-cell table:style-name="ce82" table:formula="of:=IF([.G159]=&quot;&quot;; &quot;&quot;; IF(COUNTIF([$BACKLOG_MASTER.$A:.$A]; [.G15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0];[$BACKLOG_MASTER.$A:.$A];0); &quot;↗&quot;); &quot;&quot;)">
            <text:p/>
          </table:table-cell>
          <table:table-cell table:style-name="ce82" table:formula="of:=IFERROR(INDEX([$BACKLOG_MASTER.$F:.$F]; MATCH([.G160]; [$BACKLOG_MASTER.$A:.$A]; 0)); &quot;&quot;)">
            <text:p/>
          </table:table-cell>
          <table:table-cell table:style-name="ce82" table:formula="of:=IFERROR(INDEX([$BACKLOG_MASTER.$B:.$B]; MATCH([.G160]; [$BACKLOG_MASTER.$A:.$A]; 0)); &quot;&quot;)">
            <text:p/>
          </table:table-cell>
          <table:table-cell table:style-name="ce82" table:formula="of:=IFERROR(INDEX([$BACKLOG_MASTER.$C:.$C]; MATCH([.G160]; [$BACKLOG_MASTER.$A:.$A]; 0)); &quot;&quot;)">
            <text:p/>
          </table:table-cell>
          <table:table-cell table:style-name="ce82" table:formula="of:=IFERROR(INDEX([$BACKLOG_MASTER.$G:.$G]; MATCH([.G160]; [$BACKLOG_MASTER.$A:.$A]; 0)); &quot;&quot;)">
            <text:p/>
          </table:table-cell>
          <table:table-cell table:style-name="ce82" table:formula="of:=IFERROR(INDEX([$BACKLOG_MASTER.$H:.$H]; MATCH([.G160]; [$BACKLOG_MASTER.$A:.$A]; 0)); &quot;&quot;)">
            <text:p/>
          </table:table-cell>
          <table:table-cell table:style-name="ce82" table:formula="of:=IF([.G160]=&quot;&quot;; &quot;&quot;; IF(COUNTIF([$BACKLOG_MASTER.$A:.$A]; [.G16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1];[$BACKLOG_MASTER.$A:.$A];0); &quot;↗&quot;); &quot;&quot;)">
            <text:p/>
          </table:table-cell>
          <table:table-cell table:style-name="ce82" table:formula="of:=IFERROR(INDEX([$BACKLOG_MASTER.$F:.$F]; MATCH([.G161]; [$BACKLOG_MASTER.$A:.$A]; 0)); &quot;&quot;)">
            <text:p/>
          </table:table-cell>
          <table:table-cell table:style-name="ce82" table:formula="of:=IFERROR(INDEX([$BACKLOG_MASTER.$B:.$B]; MATCH([.G161]; [$BACKLOG_MASTER.$A:.$A]; 0)); &quot;&quot;)">
            <text:p/>
          </table:table-cell>
          <table:table-cell table:style-name="ce82" table:formula="of:=IFERROR(INDEX([$BACKLOG_MASTER.$C:.$C]; MATCH([.G161]; [$BACKLOG_MASTER.$A:.$A]; 0)); &quot;&quot;)">
            <text:p/>
          </table:table-cell>
          <table:table-cell table:style-name="ce82" table:formula="of:=IFERROR(INDEX([$BACKLOG_MASTER.$G:.$G]; MATCH([.G161]; [$BACKLOG_MASTER.$A:.$A]; 0)); &quot;&quot;)">
            <text:p/>
          </table:table-cell>
          <table:table-cell table:style-name="ce82" table:formula="of:=IFERROR(INDEX([$BACKLOG_MASTER.$H:.$H]; MATCH([.G161]; [$BACKLOG_MASTER.$A:.$A]; 0)); &quot;&quot;)">
            <text:p/>
          </table:table-cell>
          <table:table-cell table:style-name="ce82" table:formula="of:=IF([.G161]=&quot;&quot;; &quot;&quot;; IF(COUNTIF([$BACKLOG_MASTER.$A:.$A]; [.G16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2];[$BACKLOG_MASTER.$A:.$A];0); &quot;↗&quot;); &quot;&quot;)">
            <text:p/>
          </table:table-cell>
          <table:table-cell table:style-name="ce82" table:formula="of:=IFERROR(INDEX([$BACKLOG_MASTER.$F:.$F]; MATCH([.G162]; [$BACKLOG_MASTER.$A:.$A]; 0)); &quot;&quot;)">
            <text:p/>
          </table:table-cell>
          <table:table-cell table:style-name="ce82" table:formula="of:=IFERROR(INDEX([$BACKLOG_MASTER.$B:.$B]; MATCH([.G162]; [$BACKLOG_MASTER.$A:.$A]; 0)); &quot;&quot;)">
            <text:p/>
          </table:table-cell>
          <table:table-cell table:style-name="ce82" table:formula="of:=IFERROR(INDEX([$BACKLOG_MASTER.$C:.$C]; MATCH([.G162]; [$BACKLOG_MASTER.$A:.$A]; 0)); &quot;&quot;)">
            <text:p/>
          </table:table-cell>
          <table:table-cell table:style-name="ce82" table:formula="of:=IFERROR(INDEX([$BACKLOG_MASTER.$G:.$G]; MATCH([.G162]; [$BACKLOG_MASTER.$A:.$A]; 0)); &quot;&quot;)">
            <text:p/>
          </table:table-cell>
          <table:table-cell table:style-name="ce82" table:formula="of:=IFERROR(INDEX([$BACKLOG_MASTER.$H:.$H]; MATCH([.G162]; [$BACKLOG_MASTER.$A:.$A]; 0)); &quot;&quot;)">
            <text:p/>
          </table:table-cell>
          <table:table-cell table:style-name="ce82" table:formula="of:=IF([.G162]=&quot;&quot;; &quot;&quot;; IF(COUNTIF([$BACKLOG_MASTER.$A:.$A]; [.G16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3];[$BACKLOG_MASTER.$A:.$A];0); &quot;↗&quot;); &quot;&quot;)">
            <text:p/>
          </table:table-cell>
          <table:table-cell table:style-name="ce82" table:formula="of:=IFERROR(INDEX([$BACKLOG_MASTER.$F:.$F]; MATCH([.G163]; [$BACKLOG_MASTER.$A:.$A]; 0)); &quot;&quot;)">
            <text:p/>
          </table:table-cell>
          <table:table-cell table:style-name="ce82" table:formula="of:=IFERROR(INDEX([$BACKLOG_MASTER.$B:.$B]; MATCH([.G163]; [$BACKLOG_MASTER.$A:.$A]; 0)); &quot;&quot;)">
            <text:p/>
          </table:table-cell>
          <table:table-cell table:style-name="ce82" table:formula="of:=IFERROR(INDEX([$BACKLOG_MASTER.$C:.$C]; MATCH([.G163]; [$BACKLOG_MASTER.$A:.$A]; 0)); &quot;&quot;)">
            <text:p/>
          </table:table-cell>
          <table:table-cell table:style-name="ce82" table:formula="of:=IFERROR(INDEX([$BACKLOG_MASTER.$G:.$G]; MATCH([.G163]; [$BACKLOG_MASTER.$A:.$A]; 0)); &quot;&quot;)">
            <text:p/>
          </table:table-cell>
          <table:table-cell table:style-name="ce82" table:formula="of:=IFERROR(INDEX([$BACKLOG_MASTER.$H:.$H]; MATCH([.G163]; [$BACKLOG_MASTER.$A:.$A]; 0)); &quot;&quot;)">
            <text:p/>
          </table:table-cell>
          <table:table-cell table:style-name="ce82" table:formula="of:=IF([.G163]=&quot;&quot;; &quot;&quot;; IF(COUNTIF([$BACKLOG_MASTER.$A:.$A]; [.G16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4];[$BACKLOG_MASTER.$A:.$A];0); &quot;↗&quot;); &quot;&quot;)">
            <text:p/>
          </table:table-cell>
          <table:table-cell table:style-name="ce82" table:formula="of:=IFERROR(INDEX([$BACKLOG_MASTER.$F:.$F]; MATCH([.G164]; [$BACKLOG_MASTER.$A:.$A]; 0)); &quot;&quot;)">
            <text:p/>
          </table:table-cell>
          <table:table-cell table:style-name="ce82" table:formula="of:=IFERROR(INDEX([$BACKLOG_MASTER.$B:.$B]; MATCH([.G164]; [$BACKLOG_MASTER.$A:.$A]; 0)); &quot;&quot;)">
            <text:p/>
          </table:table-cell>
          <table:table-cell table:style-name="ce82" table:formula="of:=IFERROR(INDEX([$BACKLOG_MASTER.$C:.$C]; MATCH([.G164]; [$BACKLOG_MASTER.$A:.$A]; 0)); &quot;&quot;)">
            <text:p/>
          </table:table-cell>
          <table:table-cell table:style-name="ce82" table:formula="of:=IFERROR(INDEX([$BACKLOG_MASTER.$G:.$G]; MATCH([.G164]; [$BACKLOG_MASTER.$A:.$A]; 0)); &quot;&quot;)">
            <text:p/>
          </table:table-cell>
          <table:table-cell table:style-name="ce82" table:formula="of:=IFERROR(INDEX([$BACKLOG_MASTER.$H:.$H]; MATCH([.G164]; [$BACKLOG_MASTER.$A:.$A]; 0)); &quot;&quot;)">
            <text:p/>
          </table:table-cell>
          <table:table-cell table:style-name="ce82" table:formula="of:=IF([.G164]=&quot;&quot;; &quot;&quot;; IF(COUNTIF([$BACKLOG_MASTER.$A:.$A]; [.G16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5];[$BACKLOG_MASTER.$A:.$A];0); &quot;↗&quot;); &quot;&quot;)">
            <text:p/>
          </table:table-cell>
          <table:table-cell table:style-name="ce82" table:formula="of:=IFERROR(INDEX([$BACKLOG_MASTER.$F:.$F]; MATCH([.G165]; [$BACKLOG_MASTER.$A:.$A]; 0)); &quot;&quot;)">
            <text:p/>
          </table:table-cell>
          <table:table-cell table:style-name="ce82" table:formula="of:=IFERROR(INDEX([$BACKLOG_MASTER.$B:.$B]; MATCH([.G165]; [$BACKLOG_MASTER.$A:.$A]; 0)); &quot;&quot;)">
            <text:p/>
          </table:table-cell>
          <table:table-cell table:style-name="ce82" table:formula="of:=IFERROR(INDEX([$BACKLOG_MASTER.$C:.$C]; MATCH([.G165]; [$BACKLOG_MASTER.$A:.$A]; 0)); &quot;&quot;)">
            <text:p/>
          </table:table-cell>
          <table:table-cell table:style-name="ce82" table:formula="of:=IFERROR(INDEX([$BACKLOG_MASTER.$G:.$G]; MATCH([.G165]; [$BACKLOG_MASTER.$A:.$A]; 0)); &quot;&quot;)">
            <text:p/>
          </table:table-cell>
          <table:table-cell table:style-name="ce82" table:formula="of:=IFERROR(INDEX([$BACKLOG_MASTER.$H:.$H]; MATCH([.G165]; [$BACKLOG_MASTER.$A:.$A]; 0)); &quot;&quot;)">
            <text:p/>
          </table:table-cell>
          <table:table-cell table:style-name="ce82" table:formula="of:=IF([.G165]=&quot;&quot;; &quot;&quot;; IF(COUNTIF([$BACKLOG_MASTER.$A:.$A]; [.G16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6];[$BACKLOG_MASTER.$A:.$A];0); &quot;↗&quot;); &quot;&quot;)">
            <text:p/>
          </table:table-cell>
          <table:table-cell table:style-name="ce82" table:formula="of:=IFERROR(INDEX([$BACKLOG_MASTER.$F:.$F]; MATCH([.G166]; [$BACKLOG_MASTER.$A:.$A]; 0)); &quot;&quot;)">
            <text:p/>
          </table:table-cell>
          <table:table-cell table:style-name="ce82" table:formula="of:=IFERROR(INDEX([$BACKLOG_MASTER.$B:.$B]; MATCH([.G166]; [$BACKLOG_MASTER.$A:.$A]; 0)); &quot;&quot;)">
            <text:p/>
          </table:table-cell>
          <table:table-cell table:style-name="ce82" table:formula="of:=IFERROR(INDEX([$BACKLOG_MASTER.$C:.$C]; MATCH([.G166]; [$BACKLOG_MASTER.$A:.$A]; 0)); &quot;&quot;)">
            <text:p/>
          </table:table-cell>
          <table:table-cell table:style-name="ce82" table:formula="of:=IFERROR(INDEX([$BACKLOG_MASTER.$G:.$G]; MATCH([.G166]; [$BACKLOG_MASTER.$A:.$A]; 0)); &quot;&quot;)">
            <text:p/>
          </table:table-cell>
          <table:table-cell table:style-name="ce82" table:formula="of:=IFERROR(INDEX([$BACKLOG_MASTER.$H:.$H]; MATCH([.G166]; [$BACKLOG_MASTER.$A:.$A]; 0)); &quot;&quot;)">
            <text:p/>
          </table:table-cell>
          <table:table-cell table:style-name="ce82" table:formula="of:=IF([.G166]=&quot;&quot;; &quot;&quot;; IF(COUNTIF([$BACKLOG_MASTER.$A:.$A]; [.G16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7];[$BACKLOG_MASTER.$A:.$A];0); &quot;↗&quot;); &quot;&quot;)">
            <text:p/>
          </table:table-cell>
          <table:table-cell table:style-name="ce82" table:formula="of:=IFERROR(INDEX([$BACKLOG_MASTER.$F:.$F]; MATCH([.G167]; [$BACKLOG_MASTER.$A:.$A]; 0)); &quot;&quot;)">
            <text:p/>
          </table:table-cell>
          <table:table-cell table:style-name="ce82" table:formula="of:=IFERROR(INDEX([$BACKLOG_MASTER.$B:.$B]; MATCH([.G167]; [$BACKLOG_MASTER.$A:.$A]; 0)); &quot;&quot;)">
            <text:p/>
          </table:table-cell>
          <table:table-cell table:style-name="ce82" table:formula="of:=IFERROR(INDEX([$BACKLOG_MASTER.$C:.$C]; MATCH([.G167]; [$BACKLOG_MASTER.$A:.$A]; 0)); &quot;&quot;)">
            <text:p/>
          </table:table-cell>
          <table:table-cell table:style-name="ce82" table:formula="of:=IFERROR(INDEX([$BACKLOG_MASTER.$G:.$G]; MATCH([.G167]; [$BACKLOG_MASTER.$A:.$A]; 0)); &quot;&quot;)">
            <text:p/>
          </table:table-cell>
          <table:table-cell table:style-name="ce82" table:formula="of:=IFERROR(INDEX([$BACKLOG_MASTER.$H:.$H]; MATCH([.G167]; [$BACKLOG_MASTER.$A:.$A]; 0)); &quot;&quot;)">
            <text:p/>
          </table:table-cell>
          <table:table-cell table:style-name="ce82" table:formula="of:=IF([.G167]=&quot;&quot;; &quot;&quot;; IF(COUNTIF([$BACKLOG_MASTER.$A:.$A]; [.G16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8];[$BACKLOG_MASTER.$A:.$A];0); &quot;↗&quot;); &quot;&quot;)">
            <text:p/>
          </table:table-cell>
          <table:table-cell table:style-name="ce82" table:formula="of:=IFERROR(INDEX([$BACKLOG_MASTER.$F:.$F]; MATCH([.G168]; [$BACKLOG_MASTER.$A:.$A]; 0)); &quot;&quot;)">
            <text:p/>
          </table:table-cell>
          <table:table-cell table:style-name="ce82" table:formula="of:=IFERROR(INDEX([$BACKLOG_MASTER.$B:.$B]; MATCH([.G168]; [$BACKLOG_MASTER.$A:.$A]; 0)); &quot;&quot;)">
            <text:p/>
          </table:table-cell>
          <table:table-cell table:style-name="ce82" table:formula="of:=IFERROR(INDEX([$BACKLOG_MASTER.$C:.$C]; MATCH([.G168]; [$BACKLOG_MASTER.$A:.$A]; 0)); &quot;&quot;)">
            <text:p/>
          </table:table-cell>
          <table:table-cell table:style-name="ce82" table:formula="of:=IFERROR(INDEX([$BACKLOG_MASTER.$G:.$G]; MATCH([.G168]; [$BACKLOG_MASTER.$A:.$A]; 0)); &quot;&quot;)">
            <text:p/>
          </table:table-cell>
          <table:table-cell table:style-name="ce82" table:formula="of:=IFERROR(INDEX([$BACKLOG_MASTER.$H:.$H]; MATCH([.G168]; [$BACKLOG_MASTER.$A:.$A]; 0)); &quot;&quot;)">
            <text:p/>
          </table:table-cell>
          <table:table-cell table:style-name="ce82" table:formula="of:=IF([.G168]=&quot;&quot;; &quot;&quot;; IF(COUNTIF([$BACKLOG_MASTER.$A:.$A]; [.G16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69];[$BACKLOG_MASTER.$A:.$A];0); &quot;↗&quot;); &quot;&quot;)">
            <text:p/>
          </table:table-cell>
          <table:table-cell table:style-name="ce82" table:formula="of:=IFERROR(INDEX([$BACKLOG_MASTER.$F:.$F]; MATCH([.G169]; [$BACKLOG_MASTER.$A:.$A]; 0)); &quot;&quot;)">
            <text:p/>
          </table:table-cell>
          <table:table-cell table:style-name="ce82" table:formula="of:=IFERROR(INDEX([$BACKLOG_MASTER.$B:.$B]; MATCH([.G169]; [$BACKLOG_MASTER.$A:.$A]; 0)); &quot;&quot;)">
            <text:p/>
          </table:table-cell>
          <table:table-cell table:style-name="ce82" table:formula="of:=IFERROR(INDEX([$BACKLOG_MASTER.$C:.$C]; MATCH([.G169]; [$BACKLOG_MASTER.$A:.$A]; 0)); &quot;&quot;)">
            <text:p/>
          </table:table-cell>
          <table:table-cell table:style-name="ce82" table:formula="of:=IFERROR(INDEX([$BACKLOG_MASTER.$G:.$G]; MATCH([.G169]; [$BACKLOG_MASTER.$A:.$A]; 0)); &quot;&quot;)">
            <text:p/>
          </table:table-cell>
          <table:table-cell table:style-name="ce82" table:formula="of:=IFERROR(INDEX([$BACKLOG_MASTER.$H:.$H]; MATCH([.G169]; [$BACKLOG_MASTER.$A:.$A]; 0)); &quot;&quot;)">
            <text:p/>
          </table:table-cell>
          <table:table-cell table:style-name="ce82" table:formula="of:=IF([.G169]=&quot;&quot;; &quot;&quot;; IF(COUNTIF([$BACKLOG_MASTER.$A:.$A]; [.G16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0];[$BACKLOG_MASTER.$A:.$A];0); &quot;↗&quot;); &quot;&quot;)">
            <text:p/>
          </table:table-cell>
          <table:table-cell table:style-name="ce82" table:formula="of:=IFERROR(INDEX([$BACKLOG_MASTER.$F:.$F]; MATCH([.G170]; [$BACKLOG_MASTER.$A:.$A]; 0)); &quot;&quot;)">
            <text:p/>
          </table:table-cell>
          <table:table-cell table:style-name="ce82" table:formula="of:=IFERROR(INDEX([$BACKLOG_MASTER.$B:.$B]; MATCH([.G170]; [$BACKLOG_MASTER.$A:.$A]; 0)); &quot;&quot;)">
            <text:p/>
          </table:table-cell>
          <table:table-cell table:style-name="ce82" table:formula="of:=IFERROR(INDEX([$BACKLOG_MASTER.$C:.$C]; MATCH([.G170]; [$BACKLOG_MASTER.$A:.$A]; 0)); &quot;&quot;)">
            <text:p/>
          </table:table-cell>
          <table:table-cell table:style-name="ce82" table:formula="of:=IFERROR(INDEX([$BACKLOG_MASTER.$G:.$G]; MATCH([.G170]; [$BACKLOG_MASTER.$A:.$A]; 0)); &quot;&quot;)">
            <text:p/>
          </table:table-cell>
          <table:table-cell table:style-name="ce82" table:formula="of:=IFERROR(INDEX([$BACKLOG_MASTER.$H:.$H]; MATCH([.G170]; [$BACKLOG_MASTER.$A:.$A]; 0)); &quot;&quot;)">
            <text:p/>
          </table:table-cell>
          <table:table-cell table:style-name="ce82" table:formula="of:=IF([.G170]=&quot;&quot;; &quot;&quot;; IF(COUNTIF([$BACKLOG_MASTER.$A:.$A]; [.G17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1];[$BACKLOG_MASTER.$A:.$A];0); &quot;↗&quot;); &quot;&quot;)">
            <text:p/>
          </table:table-cell>
          <table:table-cell table:style-name="ce82" table:formula="of:=IFERROR(INDEX([$BACKLOG_MASTER.$F:.$F]; MATCH([.G171]; [$BACKLOG_MASTER.$A:.$A]; 0)); &quot;&quot;)">
            <text:p/>
          </table:table-cell>
          <table:table-cell table:style-name="ce82" table:formula="of:=IFERROR(INDEX([$BACKLOG_MASTER.$B:.$B]; MATCH([.G171]; [$BACKLOG_MASTER.$A:.$A]; 0)); &quot;&quot;)">
            <text:p/>
          </table:table-cell>
          <table:table-cell table:style-name="ce82" table:formula="of:=IFERROR(INDEX([$BACKLOG_MASTER.$C:.$C]; MATCH([.G171]; [$BACKLOG_MASTER.$A:.$A]; 0)); &quot;&quot;)">
            <text:p/>
          </table:table-cell>
          <table:table-cell table:style-name="ce82" table:formula="of:=IFERROR(INDEX([$BACKLOG_MASTER.$G:.$G]; MATCH([.G171]; [$BACKLOG_MASTER.$A:.$A]; 0)); &quot;&quot;)">
            <text:p/>
          </table:table-cell>
          <table:table-cell table:style-name="ce82" table:formula="of:=IFERROR(INDEX([$BACKLOG_MASTER.$H:.$H]; MATCH([.G171]; [$BACKLOG_MASTER.$A:.$A]; 0)); &quot;&quot;)">
            <text:p/>
          </table:table-cell>
          <table:table-cell table:style-name="ce82" table:formula="of:=IF([.G171]=&quot;&quot;; &quot;&quot;; IF(COUNTIF([$BACKLOG_MASTER.$A:.$A]; [.G17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2];[$BACKLOG_MASTER.$A:.$A];0); &quot;↗&quot;); &quot;&quot;)">
            <text:p/>
          </table:table-cell>
          <table:table-cell table:style-name="ce82" table:formula="of:=IFERROR(INDEX([$BACKLOG_MASTER.$F:.$F]; MATCH([.G172]; [$BACKLOG_MASTER.$A:.$A]; 0)); &quot;&quot;)">
            <text:p/>
          </table:table-cell>
          <table:table-cell table:style-name="ce82" table:formula="of:=IFERROR(INDEX([$BACKLOG_MASTER.$B:.$B]; MATCH([.G172]; [$BACKLOG_MASTER.$A:.$A]; 0)); &quot;&quot;)">
            <text:p/>
          </table:table-cell>
          <table:table-cell table:style-name="ce82" table:formula="of:=IFERROR(INDEX([$BACKLOG_MASTER.$C:.$C]; MATCH([.G172]; [$BACKLOG_MASTER.$A:.$A]; 0)); &quot;&quot;)">
            <text:p/>
          </table:table-cell>
          <table:table-cell table:style-name="ce82" table:formula="of:=IFERROR(INDEX([$BACKLOG_MASTER.$G:.$G]; MATCH([.G172]; [$BACKLOG_MASTER.$A:.$A]; 0)); &quot;&quot;)">
            <text:p/>
          </table:table-cell>
          <table:table-cell table:style-name="ce82" table:formula="of:=IFERROR(INDEX([$BACKLOG_MASTER.$H:.$H]; MATCH([.G172]; [$BACKLOG_MASTER.$A:.$A]; 0)); &quot;&quot;)">
            <text:p/>
          </table:table-cell>
          <table:table-cell table:style-name="ce82" table:formula="of:=IF([.G172]=&quot;&quot;; &quot;&quot;; IF(COUNTIF([$BACKLOG_MASTER.$A:.$A]; [.G17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3];[$BACKLOG_MASTER.$A:.$A];0); &quot;↗&quot;); &quot;&quot;)">
            <text:p/>
          </table:table-cell>
          <table:table-cell table:style-name="ce82" table:formula="of:=IFERROR(INDEX([$BACKLOG_MASTER.$F:.$F]; MATCH([.G173]; [$BACKLOG_MASTER.$A:.$A]; 0)); &quot;&quot;)">
            <text:p/>
          </table:table-cell>
          <table:table-cell table:style-name="ce82" table:formula="of:=IFERROR(INDEX([$BACKLOG_MASTER.$B:.$B]; MATCH([.G173]; [$BACKLOG_MASTER.$A:.$A]; 0)); &quot;&quot;)">
            <text:p/>
          </table:table-cell>
          <table:table-cell table:style-name="ce82" table:formula="of:=IFERROR(INDEX([$BACKLOG_MASTER.$C:.$C]; MATCH([.G173]; [$BACKLOG_MASTER.$A:.$A]; 0)); &quot;&quot;)">
            <text:p/>
          </table:table-cell>
          <table:table-cell table:style-name="ce82" table:formula="of:=IFERROR(INDEX([$BACKLOG_MASTER.$G:.$G]; MATCH([.G173]; [$BACKLOG_MASTER.$A:.$A]; 0)); &quot;&quot;)">
            <text:p/>
          </table:table-cell>
          <table:table-cell table:style-name="ce82" table:formula="of:=IFERROR(INDEX([$BACKLOG_MASTER.$H:.$H]; MATCH([.G173]; [$BACKLOG_MASTER.$A:.$A]; 0)); &quot;&quot;)">
            <text:p/>
          </table:table-cell>
          <table:table-cell table:style-name="ce82" table:formula="of:=IF([.G173]=&quot;&quot;; &quot;&quot;; IF(COUNTIF([$BACKLOG_MASTER.$A:.$A]; [.G17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4];[$BACKLOG_MASTER.$A:.$A];0); &quot;↗&quot;); &quot;&quot;)">
            <text:p/>
          </table:table-cell>
          <table:table-cell table:style-name="ce82" table:formula="of:=IFERROR(INDEX([$BACKLOG_MASTER.$F:.$F]; MATCH([.G174]; [$BACKLOG_MASTER.$A:.$A]; 0)); &quot;&quot;)">
            <text:p/>
          </table:table-cell>
          <table:table-cell table:style-name="ce82" table:formula="of:=IFERROR(INDEX([$BACKLOG_MASTER.$B:.$B]; MATCH([.G174]; [$BACKLOG_MASTER.$A:.$A]; 0)); &quot;&quot;)">
            <text:p/>
          </table:table-cell>
          <table:table-cell table:style-name="ce82" table:formula="of:=IFERROR(INDEX([$BACKLOG_MASTER.$C:.$C]; MATCH([.G174]; [$BACKLOG_MASTER.$A:.$A]; 0)); &quot;&quot;)">
            <text:p/>
          </table:table-cell>
          <table:table-cell table:style-name="ce82" table:formula="of:=IFERROR(INDEX([$BACKLOG_MASTER.$G:.$G]; MATCH([.G174]; [$BACKLOG_MASTER.$A:.$A]; 0)); &quot;&quot;)">
            <text:p/>
          </table:table-cell>
          <table:table-cell table:style-name="ce82" table:formula="of:=IFERROR(INDEX([$BACKLOG_MASTER.$H:.$H]; MATCH([.G174]; [$BACKLOG_MASTER.$A:.$A]; 0)); &quot;&quot;)">
            <text:p/>
          </table:table-cell>
          <table:table-cell table:style-name="ce82" table:formula="of:=IF([.G174]=&quot;&quot;; &quot;&quot;; IF(COUNTIF([$BACKLOG_MASTER.$A:.$A]; [.G17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5];[$BACKLOG_MASTER.$A:.$A];0); &quot;↗&quot;); &quot;&quot;)">
            <text:p/>
          </table:table-cell>
          <table:table-cell table:style-name="ce82" table:formula="of:=IFERROR(INDEX([$BACKLOG_MASTER.$F:.$F]; MATCH([.G175]; [$BACKLOG_MASTER.$A:.$A]; 0)); &quot;&quot;)">
            <text:p/>
          </table:table-cell>
          <table:table-cell table:style-name="ce82" table:formula="of:=IFERROR(INDEX([$BACKLOG_MASTER.$B:.$B]; MATCH([.G175]; [$BACKLOG_MASTER.$A:.$A]; 0)); &quot;&quot;)">
            <text:p/>
          </table:table-cell>
          <table:table-cell table:style-name="ce82" table:formula="of:=IFERROR(INDEX([$BACKLOG_MASTER.$C:.$C]; MATCH([.G175]; [$BACKLOG_MASTER.$A:.$A]; 0)); &quot;&quot;)">
            <text:p/>
          </table:table-cell>
          <table:table-cell table:style-name="ce82" table:formula="of:=IFERROR(INDEX([$BACKLOG_MASTER.$G:.$G]; MATCH([.G175]; [$BACKLOG_MASTER.$A:.$A]; 0)); &quot;&quot;)">
            <text:p/>
          </table:table-cell>
          <table:table-cell table:style-name="ce82" table:formula="of:=IFERROR(INDEX([$BACKLOG_MASTER.$H:.$H]; MATCH([.G175]; [$BACKLOG_MASTER.$A:.$A]; 0)); &quot;&quot;)">
            <text:p/>
          </table:table-cell>
          <table:table-cell table:style-name="ce82" table:formula="of:=IF([.G175]=&quot;&quot;; &quot;&quot;; IF(COUNTIF([$BACKLOG_MASTER.$A:.$A]; [.G17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6];[$BACKLOG_MASTER.$A:.$A];0); &quot;↗&quot;); &quot;&quot;)">
            <text:p/>
          </table:table-cell>
          <table:table-cell table:style-name="ce82" table:formula="of:=IFERROR(INDEX([$BACKLOG_MASTER.$F:.$F]; MATCH([.G176]; [$BACKLOG_MASTER.$A:.$A]; 0)); &quot;&quot;)">
            <text:p/>
          </table:table-cell>
          <table:table-cell table:style-name="ce82" table:formula="of:=IFERROR(INDEX([$BACKLOG_MASTER.$B:.$B]; MATCH([.G176]; [$BACKLOG_MASTER.$A:.$A]; 0)); &quot;&quot;)">
            <text:p/>
          </table:table-cell>
          <table:table-cell table:style-name="ce82" table:formula="of:=IFERROR(INDEX([$BACKLOG_MASTER.$C:.$C]; MATCH([.G176]; [$BACKLOG_MASTER.$A:.$A]; 0)); &quot;&quot;)">
            <text:p/>
          </table:table-cell>
          <table:table-cell table:style-name="ce82" table:formula="of:=IFERROR(INDEX([$BACKLOG_MASTER.$G:.$G]; MATCH([.G176]; [$BACKLOG_MASTER.$A:.$A]; 0)); &quot;&quot;)">
            <text:p/>
          </table:table-cell>
          <table:table-cell table:style-name="ce82" table:formula="of:=IFERROR(INDEX([$BACKLOG_MASTER.$H:.$H]; MATCH([.G176]; [$BACKLOG_MASTER.$A:.$A]; 0)); &quot;&quot;)">
            <text:p/>
          </table:table-cell>
          <table:table-cell table:style-name="ce82" table:formula="of:=IF([.G176]=&quot;&quot;; &quot;&quot;; IF(COUNTIF([$BACKLOG_MASTER.$A:.$A]; [.G17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7];[$BACKLOG_MASTER.$A:.$A];0); &quot;↗&quot;); &quot;&quot;)">
            <text:p/>
          </table:table-cell>
          <table:table-cell table:style-name="ce82" table:formula="of:=IFERROR(INDEX([$BACKLOG_MASTER.$F:.$F]; MATCH([.G177]; [$BACKLOG_MASTER.$A:.$A]; 0)); &quot;&quot;)">
            <text:p/>
          </table:table-cell>
          <table:table-cell table:style-name="ce82" table:formula="of:=IFERROR(INDEX([$BACKLOG_MASTER.$B:.$B]; MATCH([.G177]; [$BACKLOG_MASTER.$A:.$A]; 0)); &quot;&quot;)">
            <text:p/>
          </table:table-cell>
          <table:table-cell table:style-name="ce82" table:formula="of:=IFERROR(INDEX([$BACKLOG_MASTER.$C:.$C]; MATCH([.G177]; [$BACKLOG_MASTER.$A:.$A]; 0)); &quot;&quot;)">
            <text:p/>
          </table:table-cell>
          <table:table-cell table:style-name="ce82" table:formula="of:=IFERROR(INDEX([$BACKLOG_MASTER.$G:.$G]; MATCH([.G177]; [$BACKLOG_MASTER.$A:.$A]; 0)); &quot;&quot;)">
            <text:p/>
          </table:table-cell>
          <table:table-cell table:style-name="ce82" table:formula="of:=IFERROR(INDEX([$BACKLOG_MASTER.$H:.$H]; MATCH([.G177]; [$BACKLOG_MASTER.$A:.$A]; 0)); &quot;&quot;)">
            <text:p/>
          </table:table-cell>
          <table:table-cell table:style-name="ce82" table:formula="of:=IF([.G177]=&quot;&quot;; &quot;&quot;; IF(COUNTIF([$BACKLOG_MASTER.$A:.$A]; [.G17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8];[$BACKLOG_MASTER.$A:.$A];0); &quot;↗&quot;); &quot;&quot;)">
            <text:p/>
          </table:table-cell>
          <table:table-cell table:style-name="ce82" table:formula="of:=IFERROR(INDEX([$BACKLOG_MASTER.$F:.$F]; MATCH([.G178]; [$BACKLOG_MASTER.$A:.$A]; 0)); &quot;&quot;)">
            <text:p/>
          </table:table-cell>
          <table:table-cell table:style-name="ce82" table:formula="of:=IFERROR(INDEX([$BACKLOG_MASTER.$B:.$B]; MATCH([.G178]; [$BACKLOG_MASTER.$A:.$A]; 0)); &quot;&quot;)">
            <text:p/>
          </table:table-cell>
          <table:table-cell table:style-name="ce82" table:formula="of:=IFERROR(INDEX([$BACKLOG_MASTER.$C:.$C]; MATCH([.G178]; [$BACKLOG_MASTER.$A:.$A]; 0)); &quot;&quot;)">
            <text:p/>
          </table:table-cell>
          <table:table-cell table:style-name="ce82" table:formula="of:=IFERROR(INDEX([$BACKLOG_MASTER.$G:.$G]; MATCH([.G178]; [$BACKLOG_MASTER.$A:.$A]; 0)); &quot;&quot;)">
            <text:p/>
          </table:table-cell>
          <table:table-cell table:style-name="ce82" table:formula="of:=IFERROR(INDEX([$BACKLOG_MASTER.$H:.$H]; MATCH([.G178]; [$BACKLOG_MASTER.$A:.$A]; 0)); &quot;&quot;)">
            <text:p/>
          </table:table-cell>
          <table:table-cell table:style-name="ce82" table:formula="of:=IF([.G178]=&quot;&quot;; &quot;&quot;; IF(COUNTIF([$BACKLOG_MASTER.$A:.$A]; [.G17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79];[$BACKLOG_MASTER.$A:.$A];0); &quot;↗&quot;); &quot;&quot;)">
            <text:p/>
          </table:table-cell>
          <table:table-cell table:style-name="ce82" table:formula="of:=IFERROR(INDEX([$BACKLOG_MASTER.$F:.$F]; MATCH([.G179]; [$BACKLOG_MASTER.$A:.$A]; 0)); &quot;&quot;)">
            <text:p/>
          </table:table-cell>
          <table:table-cell table:style-name="ce82" table:formula="of:=IFERROR(INDEX([$BACKLOG_MASTER.$B:.$B]; MATCH([.G179]; [$BACKLOG_MASTER.$A:.$A]; 0)); &quot;&quot;)">
            <text:p/>
          </table:table-cell>
          <table:table-cell table:style-name="ce82" table:formula="of:=IFERROR(INDEX([$BACKLOG_MASTER.$C:.$C]; MATCH([.G179]; [$BACKLOG_MASTER.$A:.$A]; 0)); &quot;&quot;)">
            <text:p/>
          </table:table-cell>
          <table:table-cell table:style-name="ce82" table:formula="of:=IFERROR(INDEX([$BACKLOG_MASTER.$G:.$G]; MATCH([.G179]; [$BACKLOG_MASTER.$A:.$A]; 0)); &quot;&quot;)">
            <text:p/>
          </table:table-cell>
          <table:table-cell table:style-name="ce82" table:formula="of:=IFERROR(INDEX([$BACKLOG_MASTER.$H:.$H]; MATCH([.G179]; [$BACKLOG_MASTER.$A:.$A]; 0)); &quot;&quot;)">
            <text:p/>
          </table:table-cell>
          <table:table-cell table:style-name="ce82" table:formula="of:=IF([.G179]=&quot;&quot;; &quot;&quot;; IF(COUNTIF([$BACKLOG_MASTER.$A:.$A]; [.G17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0];[$BACKLOG_MASTER.$A:.$A];0); &quot;↗&quot;); &quot;&quot;)">
            <text:p/>
          </table:table-cell>
          <table:table-cell table:style-name="ce82" table:formula="of:=IFERROR(INDEX([$BACKLOG_MASTER.$F:.$F]; MATCH([.G180]; [$BACKLOG_MASTER.$A:.$A]; 0)); &quot;&quot;)">
            <text:p/>
          </table:table-cell>
          <table:table-cell table:style-name="ce82" table:formula="of:=IFERROR(INDEX([$BACKLOG_MASTER.$B:.$B]; MATCH([.G180]; [$BACKLOG_MASTER.$A:.$A]; 0)); &quot;&quot;)">
            <text:p/>
          </table:table-cell>
          <table:table-cell table:style-name="ce82" table:formula="of:=IFERROR(INDEX([$BACKLOG_MASTER.$C:.$C]; MATCH([.G180]; [$BACKLOG_MASTER.$A:.$A]; 0)); &quot;&quot;)">
            <text:p/>
          </table:table-cell>
          <table:table-cell table:style-name="ce82" table:formula="of:=IFERROR(INDEX([$BACKLOG_MASTER.$G:.$G]; MATCH([.G180]; [$BACKLOG_MASTER.$A:.$A]; 0)); &quot;&quot;)">
            <text:p/>
          </table:table-cell>
          <table:table-cell table:style-name="ce82" table:formula="of:=IFERROR(INDEX([$BACKLOG_MASTER.$H:.$H]; MATCH([.G180]; [$BACKLOG_MASTER.$A:.$A]; 0)); &quot;&quot;)">
            <text:p/>
          </table:table-cell>
          <table:table-cell table:style-name="ce82" table:formula="of:=IF([.G180]=&quot;&quot;; &quot;&quot;; IF(COUNTIF([$BACKLOG_MASTER.$A:.$A]; [.G18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1];[$BACKLOG_MASTER.$A:.$A];0); &quot;↗&quot;); &quot;&quot;)">
            <text:p/>
          </table:table-cell>
          <table:table-cell table:style-name="ce82" table:formula="of:=IFERROR(INDEX([$BACKLOG_MASTER.$F:.$F]; MATCH([.G181]; [$BACKLOG_MASTER.$A:.$A]; 0)); &quot;&quot;)">
            <text:p/>
          </table:table-cell>
          <table:table-cell table:style-name="ce82" table:formula="of:=IFERROR(INDEX([$BACKLOG_MASTER.$B:.$B]; MATCH([.G181]; [$BACKLOG_MASTER.$A:.$A]; 0)); &quot;&quot;)">
            <text:p/>
          </table:table-cell>
          <table:table-cell table:style-name="ce82" table:formula="of:=IFERROR(INDEX([$BACKLOG_MASTER.$C:.$C]; MATCH([.G181]; [$BACKLOG_MASTER.$A:.$A]; 0)); &quot;&quot;)">
            <text:p/>
          </table:table-cell>
          <table:table-cell table:style-name="ce82" table:formula="of:=IFERROR(INDEX([$BACKLOG_MASTER.$G:.$G]; MATCH([.G181]; [$BACKLOG_MASTER.$A:.$A]; 0)); &quot;&quot;)">
            <text:p/>
          </table:table-cell>
          <table:table-cell table:style-name="ce82" table:formula="of:=IFERROR(INDEX([$BACKLOG_MASTER.$H:.$H]; MATCH([.G181]; [$BACKLOG_MASTER.$A:.$A]; 0)); &quot;&quot;)">
            <text:p/>
          </table:table-cell>
          <table:table-cell table:style-name="ce82" table:formula="of:=IF([.G181]=&quot;&quot;; &quot;&quot;; IF(COUNTIF([$BACKLOG_MASTER.$A:.$A]; [.G18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2];[$BACKLOG_MASTER.$A:.$A];0); &quot;↗&quot;); &quot;&quot;)">
            <text:p/>
          </table:table-cell>
          <table:table-cell table:style-name="ce82" table:formula="of:=IFERROR(INDEX([$BACKLOG_MASTER.$F:.$F]; MATCH([.G182]; [$BACKLOG_MASTER.$A:.$A]; 0)); &quot;&quot;)">
            <text:p/>
          </table:table-cell>
          <table:table-cell table:style-name="ce82" table:formula="of:=IFERROR(INDEX([$BACKLOG_MASTER.$B:.$B]; MATCH([.G182]; [$BACKLOG_MASTER.$A:.$A]; 0)); &quot;&quot;)">
            <text:p/>
          </table:table-cell>
          <table:table-cell table:style-name="ce82" table:formula="of:=IFERROR(INDEX([$BACKLOG_MASTER.$C:.$C]; MATCH([.G182]; [$BACKLOG_MASTER.$A:.$A]; 0)); &quot;&quot;)">
            <text:p/>
          </table:table-cell>
          <table:table-cell table:style-name="ce82" table:formula="of:=IFERROR(INDEX([$BACKLOG_MASTER.$G:.$G]; MATCH([.G182]; [$BACKLOG_MASTER.$A:.$A]; 0)); &quot;&quot;)">
            <text:p/>
          </table:table-cell>
          <table:table-cell table:style-name="ce82" table:formula="of:=IFERROR(INDEX([$BACKLOG_MASTER.$H:.$H]; MATCH([.G182]; [$BACKLOG_MASTER.$A:.$A]; 0)); &quot;&quot;)">
            <text:p/>
          </table:table-cell>
          <table:table-cell table:style-name="ce82" table:formula="of:=IF([.G182]=&quot;&quot;; &quot;&quot;; IF(COUNTIF([$BACKLOG_MASTER.$A:.$A]; [.G18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3];[$BACKLOG_MASTER.$A:.$A];0); &quot;↗&quot;); &quot;&quot;)">
            <text:p/>
          </table:table-cell>
          <table:table-cell table:style-name="ce82" table:formula="of:=IFERROR(INDEX([$BACKLOG_MASTER.$F:.$F]; MATCH([.G183]; [$BACKLOG_MASTER.$A:.$A]; 0)); &quot;&quot;)">
            <text:p/>
          </table:table-cell>
          <table:table-cell table:style-name="ce82" table:formula="of:=IFERROR(INDEX([$BACKLOG_MASTER.$B:.$B]; MATCH([.G183]; [$BACKLOG_MASTER.$A:.$A]; 0)); &quot;&quot;)">
            <text:p/>
          </table:table-cell>
          <table:table-cell table:style-name="ce82" table:formula="of:=IFERROR(INDEX([$BACKLOG_MASTER.$C:.$C]; MATCH([.G183]; [$BACKLOG_MASTER.$A:.$A]; 0)); &quot;&quot;)">
            <text:p/>
          </table:table-cell>
          <table:table-cell table:style-name="ce82" table:formula="of:=IFERROR(INDEX([$BACKLOG_MASTER.$G:.$G]; MATCH([.G183]; [$BACKLOG_MASTER.$A:.$A]; 0)); &quot;&quot;)">
            <text:p/>
          </table:table-cell>
          <table:table-cell table:style-name="ce82" table:formula="of:=IFERROR(INDEX([$BACKLOG_MASTER.$H:.$H]; MATCH([.G183]; [$BACKLOG_MASTER.$A:.$A]; 0)); &quot;&quot;)">
            <text:p/>
          </table:table-cell>
          <table:table-cell table:style-name="ce82" table:formula="of:=IF([.G183]=&quot;&quot;; &quot;&quot;; IF(COUNTIF([$BACKLOG_MASTER.$A:.$A]; [.G18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4];[$BACKLOG_MASTER.$A:.$A];0); &quot;↗&quot;); &quot;&quot;)">
            <text:p/>
          </table:table-cell>
          <table:table-cell table:style-name="ce82" table:formula="of:=IFERROR(INDEX([$BACKLOG_MASTER.$F:.$F]; MATCH([.G184]; [$BACKLOG_MASTER.$A:.$A]; 0)); &quot;&quot;)">
            <text:p/>
          </table:table-cell>
          <table:table-cell table:style-name="ce82" table:formula="of:=IFERROR(INDEX([$BACKLOG_MASTER.$B:.$B]; MATCH([.G184]; [$BACKLOG_MASTER.$A:.$A]; 0)); &quot;&quot;)">
            <text:p/>
          </table:table-cell>
          <table:table-cell table:style-name="ce82" table:formula="of:=IFERROR(INDEX([$BACKLOG_MASTER.$C:.$C]; MATCH([.G184]; [$BACKLOG_MASTER.$A:.$A]; 0)); &quot;&quot;)">
            <text:p/>
          </table:table-cell>
          <table:table-cell table:style-name="ce82" table:formula="of:=IFERROR(INDEX([$BACKLOG_MASTER.$G:.$G]; MATCH([.G184]; [$BACKLOG_MASTER.$A:.$A]; 0)); &quot;&quot;)">
            <text:p/>
          </table:table-cell>
          <table:table-cell table:style-name="ce82" table:formula="of:=IFERROR(INDEX([$BACKLOG_MASTER.$H:.$H]; MATCH([.G184]; [$BACKLOG_MASTER.$A:.$A]; 0)); &quot;&quot;)">
            <text:p/>
          </table:table-cell>
          <table:table-cell table:style-name="ce82" table:formula="of:=IF([.G184]=&quot;&quot;; &quot;&quot;; IF(COUNTIF([$BACKLOG_MASTER.$A:.$A]; [.G18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5];[$BACKLOG_MASTER.$A:.$A];0); &quot;↗&quot;); &quot;&quot;)">
            <text:p/>
          </table:table-cell>
          <table:table-cell table:style-name="ce82" table:formula="of:=IFERROR(INDEX([$BACKLOG_MASTER.$F:.$F]; MATCH([.G185]; [$BACKLOG_MASTER.$A:.$A]; 0)); &quot;&quot;)">
            <text:p/>
          </table:table-cell>
          <table:table-cell table:style-name="ce82" table:formula="of:=IFERROR(INDEX([$BACKLOG_MASTER.$B:.$B]; MATCH([.G185]; [$BACKLOG_MASTER.$A:.$A]; 0)); &quot;&quot;)">
            <text:p/>
          </table:table-cell>
          <table:table-cell table:style-name="ce82" table:formula="of:=IFERROR(INDEX([$BACKLOG_MASTER.$C:.$C]; MATCH([.G185]; [$BACKLOG_MASTER.$A:.$A]; 0)); &quot;&quot;)">
            <text:p/>
          </table:table-cell>
          <table:table-cell table:style-name="ce82" table:formula="of:=IFERROR(INDEX([$BACKLOG_MASTER.$G:.$G]; MATCH([.G185]; [$BACKLOG_MASTER.$A:.$A]; 0)); &quot;&quot;)">
            <text:p/>
          </table:table-cell>
          <table:table-cell table:style-name="ce82" table:formula="of:=IFERROR(INDEX([$BACKLOG_MASTER.$H:.$H]; MATCH([.G185]; [$BACKLOG_MASTER.$A:.$A]; 0)); &quot;&quot;)">
            <text:p/>
          </table:table-cell>
          <table:table-cell table:style-name="ce82" table:formula="of:=IF([.G185]=&quot;&quot;; &quot;&quot;; IF(COUNTIF([$BACKLOG_MASTER.$A:.$A]; [.G18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6];[$BACKLOG_MASTER.$A:.$A];0); &quot;↗&quot;); &quot;&quot;)">
            <text:p/>
          </table:table-cell>
          <table:table-cell table:style-name="ce82" table:formula="of:=IFERROR(INDEX([$BACKLOG_MASTER.$F:.$F]; MATCH([.G186]; [$BACKLOG_MASTER.$A:.$A]; 0)); &quot;&quot;)">
            <text:p/>
          </table:table-cell>
          <table:table-cell table:style-name="ce82" table:formula="of:=IFERROR(INDEX([$BACKLOG_MASTER.$B:.$B]; MATCH([.G186]; [$BACKLOG_MASTER.$A:.$A]; 0)); &quot;&quot;)">
            <text:p/>
          </table:table-cell>
          <table:table-cell table:style-name="ce82" table:formula="of:=IFERROR(INDEX([$BACKLOG_MASTER.$C:.$C]; MATCH([.G186]; [$BACKLOG_MASTER.$A:.$A]; 0)); &quot;&quot;)">
            <text:p/>
          </table:table-cell>
          <table:table-cell table:style-name="ce82" table:formula="of:=IFERROR(INDEX([$BACKLOG_MASTER.$G:.$G]; MATCH([.G186]; [$BACKLOG_MASTER.$A:.$A]; 0)); &quot;&quot;)">
            <text:p/>
          </table:table-cell>
          <table:table-cell table:style-name="ce82" table:formula="of:=IFERROR(INDEX([$BACKLOG_MASTER.$H:.$H]; MATCH([.G186]; [$BACKLOG_MASTER.$A:.$A]; 0)); &quot;&quot;)">
            <text:p/>
          </table:table-cell>
          <table:table-cell table:style-name="ce82" table:formula="of:=IF([.G186]=&quot;&quot;; &quot;&quot;; IF(COUNTIF([$BACKLOG_MASTER.$A:.$A]; [.G18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7];[$BACKLOG_MASTER.$A:.$A];0); &quot;↗&quot;); &quot;&quot;)">
            <text:p/>
          </table:table-cell>
          <table:table-cell table:style-name="ce82" table:formula="of:=IFERROR(INDEX([$BACKLOG_MASTER.$F:.$F]; MATCH([.G187]; [$BACKLOG_MASTER.$A:.$A]; 0)); &quot;&quot;)">
            <text:p/>
          </table:table-cell>
          <table:table-cell table:style-name="ce82" table:formula="of:=IFERROR(INDEX([$BACKLOG_MASTER.$B:.$B]; MATCH([.G187]; [$BACKLOG_MASTER.$A:.$A]; 0)); &quot;&quot;)">
            <text:p/>
          </table:table-cell>
          <table:table-cell table:style-name="ce82" table:formula="of:=IFERROR(INDEX([$BACKLOG_MASTER.$C:.$C]; MATCH([.G187]; [$BACKLOG_MASTER.$A:.$A]; 0)); &quot;&quot;)">
            <text:p/>
          </table:table-cell>
          <table:table-cell table:style-name="ce82" table:formula="of:=IFERROR(INDEX([$BACKLOG_MASTER.$G:.$G]; MATCH([.G187]; [$BACKLOG_MASTER.$A:.$A]; 0)); &quot;&quot;)">
            <text:p/>
          </table:table-cell>
          <table:table-cell table:style-name="ce82" table:formula="of:=IFERROR(INDEX([$BACKLOG_MASTER.$H:.$H]; MATCH([.G187]; [$BACKLOG_MASTER.$A:.$A]; 0)); &quot;&quot;)">
            <text:p/>
          </table:table-cell>
          <table:table-cell table:style-name="ce82" table:formula="of:=IF([.G187]=&quot;&quot;; &quot;&quot;; IF(COUNTIF([$BACKLOG_MASTER.$A:.$A]; [.G18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8];[$BACKLOG_MASTER.$A:.$A];0); &quot;↗&quot;); &quot;&quot;)">
            <text:p/>
          </table:table-cell>
          <table:table-cell table:style-name="ce82" table:formula="of:=IFERROR(INDEX([$BACKLOG_MASTER.$F:.$F]; MATCH([.G188]; [$BACKLOG_MASTER.$A:.$A]; 0)); &quot;&quot;)">
            <text:p/>
          </table:table-cell>
          <table:table-cell table:style-name="ce82" table:formula="of:=IFERROR(INDEX([$BACKLOG_MASTER.$B:.$B]; MATCH([.G188]; [$BACKLOG_MASTER.$A:.$A]; 0)); &quot;&quot;)">
            <text:p/>
          </table:table-cell>
          <table:table-cell table:style-name="ce82" table:formula="of:=IFERROR(INDEX([$BACKLOG_MASTER.$C:.$C]; MATCH([.G188]; [$BACKLOG_MASTER.$A:.$A]; 0)); &quot;&quot;)">
            <text:p/>
          </table:table-cell>
          <table:table-cell table:style-name="ce82" table:formula="of:=IFERROR(INDEX([$BACKLOG_MASTER.$G:.$G]; MATCH([.G188]; [$BACKLOG_MASTER.$A:.$A]; 0)); &quot;&quot;)">
            <text:p/>
          </table:table-cell>
          <table:table-cell table:style-name="ce82" table:formula="of:=IFERROR(INDEX([$BACKLOG_MASTER.$H:.$H]; MATCH([.G188]; [$BACKLOG_MASTER.$A:.$A]; 0)); &quot;&quot;)">
            <text:p/>
          </table:table-cell>
          <table:table-cell table:style-name="ce82" table:formula="of:=IF([.G188]=&quot;&quot;; &quot;&quot;; IF(COUNTIF([$BACKLOG_MASTER.$A:.$A]; [.G18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89];[$BACKLOG_MASTER.$A:.$A];0); &quot;↗&quot;); &quot;&quot;)">
            <text:p/>
          </table:table-cell>
          <table:table-cell table:style-name="ce82" table:formula="of:=IFERROR(INDEX([$BACKLOG_MASTER.$F:.$F]; MATCH([.G189]; [$BACKLOG_MASTER.$A:.$A]; 0)); &quot;&quot;)">
            <text:p/>
          </table:table-cell>
          <table:table-cell table:style-name="ce82" table:formula="of:=IFERROR(INDEX([$BACKLOG_MASTER.$B:.$B]; MATCH([.G189]; [$BACKLOG_MASTER.$A:.$A]; 0)); &quot;&quot;)">
            <text:p/>
          </table:table-cell>
          <table:table-cell table:style-name="ce82" table:formula="of:=IFERROR(INDEX([$BACKLOG_MASTER.$C:.$C]; MATCH([.G189]; [$BACKLOG_MASTER.$A:.$A]; 0)); &quot;&quot;)">
            <text:p/>
          </table:table-cell>
          <table:table-cell table:style-name="ce82" table:formula="of:=IFERROR(INDEX([$BACKLOG_MASTER.$G:.$G]; MATCH([.G189]; [$BACKLOG_MASTER.$A:.$A]; 0)); &quot;&quot;)">
            <text:p/>
          </table:table-cell>
          <table:table-cell table:style-name="ce82" table:formula="of:=IFERROR(INDEX([$BACKLOG_MASTER.$H:.$H]; MATCH([.G189]; [$BACKLOG_MASTER.$A:.$A]; 0)); &quot;&quot;)">
            <text:p/>
          </table:table-cell>
          <table:table-cell table:style-name="ce82" table:formula="of:=IF([.G189]=&quot;&quot;; &quot;&quot;; IF(COUNTIF([$BACKLOG_MASTER.$A:.$A]; [.G18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0];[$BACKLOG_MASTER.$A:.$A];0); &quot;↗&quot;); &quot;&quot;)">
            <text:p/>
          </table:table-cell>
          <table:table-cell table:style-name="ce82" table:formula="of:=IFERROR(INDEX([$BACKLOG_MASTER.$F:.$F]; MATCH([.G190]; [$BACKLOG_MASTER.$A:.$A]; 0)); &quot;&quot;)">
            <text:p/>
          </table:table-cell>
          <table:table-cell table:style-name="ce82" table:formula="of:=IFERROR(INDEX([$BACKLOG_MASTER.$B:.$B]; MATCH([.G190]; [$BACKLOG_MASTER.$A:.$A]; 0)); &quot;&quot;)">
            <text:p/>
          </table:table-cell>
          <table:table-cell table:style-name="ce82" table:formula="of:=IFERROR(INDEX([$BACKLOG_MASTER.$C:.$C]; MATCH([.G190]; [$BACKLOG_MASTER.$A:.$A]; 0)); &quot;&quot;)">
            <text:p/>
          </table:table-cell>
          <table:table-cell table:style-name="ce82" table:formula="of:=IFERROR(INDEX([$BACKLOG_MASTER.$G:.$G]; MATCH([.G190]; [$BACKLOG_MASTER.$A:.$A]; 0)); &quot;&quot;)">
            <text:p/>
          </table:table-cell>
          <table:table-cell table:style-name="ce82" table:formula="of:=IFERROR(INDEX([$BACKLOG_MASTER.$H:.$H]; MATCH([.G190]; [$BACKLOG_MASTER.$A:.$A]; 0)); &quot;&quot;)">
            <text:p/>
          </table:table-cell>
          <table:table-cell table:style-name="ce82" table:formula="of:=IF([.G190]=&quot;&quot;; &quot;&quot;; IF(COUNTIF([$BACKLOG_MASTER.$A:.$A]; [.G19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1];[$BACKLOG_MASTER.$A:.$A];0); &quot;↗&quot;); &quot;&quot;)">
            <text:p/>
          </table:table-cell>
          <table:table-cell table:style-name="ce82" table:formula="of:=IFERROR(INDEX([$BACKLOG_MASTER.$F:.$F]; MATCH([.G191]; [$BACKLOG_MASTER.$A:.$A]; 0)); &quot;&quot;)">
            <text:p/>
          </table:table-cell>
          <table:table-cell table:style-name="ce82" table:formula="of:=IFERROR(INDEX([$BACKLOG_MASTER.$B:.$B]; MATCH([.G191]; [$BACKLOG_MASTER.$A:.$A]; 0)); &quot;&quot;)">
            <text:p/>
          </table:table-cell>
          <table:table-cell table:style-name="ce82" table:formula="of:=IFERROR(INDEX([$BACKLOG_MASTER.$C:.$C]; MATCH([.G191]; [$BACKLOG_MASTER.$A:.$A]; 0)); &quot;&quot;)">
            <text:p/>
          </table:table-cell>
          <table:table-cell table:style-name="ce82" table:formula="of:=IFERROR(INDEX([$BACKLOG_MASTER.$G:.$G]; MATCH([.G191]; [$BACKLOG_MASTER.$A:.$A]; 0)); &quot;&quot;)">
            <text:p/>
          </table:table-cell>
          <table:table-cell table:style-name="ce82" table:formula="of:=IFERROR(INDEX([$BACKLOG_MASTER.$H:.$H]; MATCH([.G191]; [$BACKLOG_MASTER.$A:.$A]; 0)); &quot;&quot;)">
            <text:p/>
          </table:table-cell>
          <table:table-cell table:style-name="ce82" table:formula="of:=IF([.G191]=&quot;&quot;; &quot;&quot;; IF(COUNTIF([$BACKLOG_MASTER.$A:.$A]; [.G191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2];[$BACKLOG_MASTER.$A:.$A];0); &quot;↗&quot;); &quot;&quot;)">
            <text:p/>
          </table:table-cell>
          <table:table-cell table:style-name="ce82" table:formula="of:=IFERROR(INDEX([$BACKLOG_MASTER.$F:.$F]; MATCH([.G192]; [$BACKLOG_MASTER.$A:.$A]; 0)); &quot;&quot;)">
            <text:p/>
          </table:table-cell>
          <table:table-cell table:style-name="ce82" table:formula="of:=IFERROR(INDEX([$BACKLOG_MASTER.$B:.$B]; MATCH([.G192]; [$BACKLOG_MASTER.$A:.$A]; 0)); &quot;&quot;)">
            <text:p/>
          </table:table-cell>
          <table:table-cell table:style-name="ce82" table:formula="of:=IFERROR(INDEX([$BACKLOG_MASTER.$C:.$C]; MATCH([.G192]; [$BACKLOG_MASTER.$A:.$A]; 0)); &quot;&quot;)">
            <text:p/>
          </table:table-cell>
          <table:table-cell table:style-name="ce82" table:formula="of:=IFERROR(INDEX([$BACKLOG_MASTER.$G:.$G]; MATCH([.G192]; [$BACKLOG_MASTER.$A:.$A]; 0)); &quot;&quot;)">
            <text:p/>
          </table:table-cell>
          <table:table-cell table:style-name="ce82" table:formula="of:=IFERROR(INDEX([$BACKLOG_MASTER.$H:.$H]; MATCH([.G192]; [$BACKLOG_MASTER.$A:.$A]; 0)); &quot;&quot;)">
            <text:p/>
          </table:table-cell>
          <table:table-cell table:style-name="ce82" table:formula="of:=IF([.G192]=&quot;&quot;; &quot;&quot;; IF(COUNTIF([$BACKLOG_MASTER.$A:.$A]; [.G192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3];[$BACKLOG_MASTER.$A:.$A];0); &quot;↗&quot;); &quot;&quot;)">
            <text:p/>
          </table:table-cell>
          <table:table-cell table:style-name="ce82" table:formula="of:=IFERROR(INDEX([$BACKLOG_MASTER.$F:.$F]; MATCH([.G193]; [$BACKLOG_MASTER.$A:.$A]; 0)); &quot;&quot;)">
            <text:p/>
          </table:table-cell>
          <table:table-cell table:style-name="ce82" table:formula="of:=IFERROR(INDEX([$BACKLOG_MASTER.$B:.$B]; MATCH([.G193]; [$BACKLOG_MASTER.$A:.$A]; 0)); &quot;&quot;)">
            <text:p/>
          </table:table-cell>
          <table:table-cell table:style-name="ce82" table:formula="of:=IFERROR(INDEX([$BACKLOG_MASTER.$C:.$C]; MATCH([.G193]; [$BACKLOG_MASTER.$A:.$A]; 0)); &quot;&quot;)">
            <text:p/>
          </table:table-cell>
          <table:table-cell table:style-name="ce82" table:formula="of:=IFERROR(INDEX([$BACKLOG_MASTER.$G:.$G]; MATCH([.G193]; [$BACKLOG_MASTER.$A:.$A]; 0)); &quot;&quot;)">
            <text:p/>
          </table:table-cell>
          <table:table-cell table:style-name="ce82" table:formula="of:=IFERROR(INDEX([$BACKLOG_MASTER.$H:.$H]; MATCH([.G193]; [$BACKLOG_MASTER.$A:.$A]; 0)); &quot;&quot;)">
            <text:p/>
          </table:table-cell>
          <table:table-cell table:style-name="ce82" table:formula="of:=IF([.G193]=&quot;&quot;; &quot;&quot;; IF(COUNTIF([$BACKLOG_MASTER.$A:.$A]; [.G193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4];[$BACKLOG_MASTER.$A:.$A];0); &quot;↗&quot;); &quot;&quot;)">
            <text:p/>
          </table:table-cell>
          <table:table-cell table:style-name="ce82" table:formula="of:=IFERROR(INDEX([$BACKLOG_MASTER.$F:.$F]; MATCH([.G194]; [$BACKLOG_MASTER.$A:.$A]; 0)); &quot;&quot;)">
            <text:p/>
          </table:table-cell>
          <table:table-cell table:style-name="ce82" table:formula="of:=IFERROR(INDEX([$BACKLOG_MASTER.$B:.$B]; MATCH([.G194]; [$BACKLOG_MASTER.$A:.$A]; 0)); &quot;&quot;)">
            <text:p/>
          </table:table-cell>
          <table:table-cell table:style-name="ce82" table:formula="of:=IFERROR(INDEX([$BACKLOG_MASTER.$C:.$C]; MATCH([.G194]; [$BACKLOG_MASTER.$A:.$A]; 0)); &quot;&quot;)">
            <text:p/>
          </table:table-cell>
          <table:table-cell table:style-name="ce82" table:formula="of:=IFERROR(INDEX([$BACKLOG_MASTER.$G:.$G]; MATCH([.G194]; [$BACKLOG_MASTER.$A:.$A]; 0)); &quot;&quot;)">
            <text:p/>
          </table:table-cell>
          <table:table-cell table:style-name="ce82" table:formula="of:=IFERROR(INDEX([$BACKLOG_MASTER.$H:.$H]; MATCH([.G194]; [$BACKLOG_MASTER.$A:.$A]; 0)); &quot;&quot;)">
            <text:p/>
          </table:table-cell>
          <table:table-cell table:style-name="ce82" table:formula="of:=IF([.G194]=&quot;&quot;; &quot;&quot;; IF(COUNTIF([$BACKLOG_MASTER.$A:.$A]; [.G194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5];[$BACKLOG_MASTER.$A:.$A];0); &quot;↗&quot;); &quot;&quot;)">
            <text:p/>
          </table:table-cell>
          <table:table-cell table:style-name="ce82" table:formula="of:=IFERROR(INDEX([$BACKLOG_MASTER.$F:.$F]; MATCH([.G195]; [$BACKLOG_MASTER.$A:.$A]; 0)); &quot;&quot;)">
            <text:p/>
          </table:table-cell>
          <table:table-cell table:style-name="ce82" table:formula="of:=IFERROR(INDEX([$BACKLOG_MASTER.$B:.$B]; MATCH([.G195]; [$BACKLOG_MASTER.$A:.$A]; 0)); &quot;&quot;)">
            <text:p/>
          </table:table-cell>
          <table:table-cell table:style-name="ce82" table:formula="of:=IFERROR(INDEX([$BACKLOG_MASTER.$C:.$C]; MATCH([.G195]; [$BACKLOG_MASTER.$A:.$A]; 0)); &quot;&quot;)">
            <text:p/>
          </table:table-cell>
          <table:table-cell table:style-name="ce82" table:formula="of:=IFERROR(INDEX([$BACKLOG_MASTER.$G:.$G]; MATCH([.G195]; [$BACKLOG_MASTER.$A:.$A]; 0)); &quot;&quot;)">
            <text:p/>
          </table:table-cell>
          <table:table-cell table:style-name="ce82" table:formula="of:=IFERROR(INDEX([$BACKLOG_MASTER.$H:.$H]; MATCH([.G195]; [$BACKLOG_MASTER.$A:.$A]; 0)); &quot;&quot;)">
            <text:p/>
          </table:table-cell>
          <table:table-cell table:style-name="ce82" table:formula="of:=IF([.G195]=&quot;&quot;; &quot;&quot;; IF(COUNTIF([$BACKLOG_MASTER.$A:.$A]; [.G195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6];[$BACKLOG_MASTER.$A:.$A];0); &quot;↗&quot;); &quot;&quot;)">
            <text:p/>
          </table:table-cell>
          <table:table-cell table:style-name="ce82" table:formula="of:=IFERROR(INDEX([$BACKLOG_MASTER.$F:.$F]; MATCH([.G196]; [$BACKLOG_MASTER.$A:.$A]; 0)); &quot;&quot;)">
            <text:p/>
          </table:table-cell>
          <table:table-cell table:style-name="ce82" table:formula="of:=IFERROR(INDEX([$BACKLOG_MASTER.$B:.$B]; MATCH([.G196]; [$BACKLOG_MASTER.$A:.$A]; 0)); &quot;&quot;)">
            <text:p/>
          </table:table-cell>
          <table:table-cell table:style-name="ce82" table:formula="of:=IFERROR(INDEX([$BACKLOG_MASTER.$C:.$C]; MATCH([.G196]; [$BACKLOG_MASTER.$A:.$A]; 0)); &quot;&quot;)">
            <text:p/>
          </table:table-cell>
          <table:table-cell table:style-name="ce82" table:formula="of:=IFERROR(INDEX([$BACKLOG_MASTER.$G:.$G]; MATCH([.G196]; [$BACKLOG_MASTER.$A:.$A]; 0)); &quot;&quot;)">
            <text:p/>
          </table:table-cell>
          <table:table-cell table:style-name="ce82" table:formula="of:=IFERROR(INDEX([$BACKLOG_MASTER.$H:.$H]; MATCH([.G196]; [$BACKLOG_MASTER.$A:.$A]; 0)); &quot;&quot;)">
            <text:p/>
          </table:table-cell>
          <table:table-cell table:style-name="ce82" table:formula="of:=IF([.G196]=&quot;&quot;; &quot;&quot;; IF(COUNTIF([$BACKLOG_MASTER.$A:.$A]; [.G196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7];[$BACKLOG_MASTER.$A:.$A];0); &quot;↗&quot;); &quot;&quot;)">
            <text:p/>
          </table:table-cell>
          <table:table-cell table:style-name="ce82" table:formula="of:=IFERROR(INDEX([$BACKLOG_MASTER.$F:.$F]; MATCH([.G197]; [$BACKLOG_MASTER.$A:.$A]; 0)); &quot;&quot;)">
            <text:p/>
          </table:table-cell>
          <table:table-cell table:style-name="ce82" table:formula="of:=IFERROR(INDEX([$BACKLOG_MASTER.$B:.$B]; MATCH([.G197]; [$BACKLOG_MASTER.$A:.$A]; 0)); &quot;&quot;)">
            <text:p/>
          </table:table-cell>
          <table:table-cell table:style-name="ce82" table:formula="of:=IFERROR(INDEX([$BACKLOG_MASTER.$C:.$C]; MATCH([.G197]; [$BACKLOG_MASTER.$A:.$A]; 0)); &quot;&quot;)">
            <text:p/>
          </table:table-cell>
          <table:table-cell table:style-name="ce82" table:formula="of:=IFERROR(INDEX([$BACKLOG_MASTER.$G:.$G]; MATCH([.G197]; [$BACKLOG_MASTER.$A:.$A]; 0)); &quot;&quot;)">
            <text:p/>
          </table:table-cell>
          <table:table-cell table:style-name="ce82" table:formula="of:=IFERROR(INDEX([$BACKLOG_MASTER.$H:.$H]; MATCH([.G197]; [$BACKLOG_MASTER.$A:.$A]; 0)); &quot;&quot;)">
            <text:p/>
          </table:table-cell>
          <table:table-cell table:style-name="ce82" table:formula="of:=IF([.G197]=&quot;&quot;; &quot;&quot;; IF(COUNTIF([$BACKLOG_MASTER.$A:.$A]; [.G197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8];[$BACKLOG_MASTER.$A:.$A];0); &quot;↗&quot;); &quot;&quot;)">
            <text:p/>
          </table:table-cell>
          <table:table-cell table:style-name="ce82" table:formula="of:=IFERROR(INDEX([$BACKLOG_MASTER.$F:.$F]; MATCH([.G198]; [$BACKLOG_MASTER.$A:.$A]; 0)); &quot;&quot;)">
            <text:p/>
          </table:table-cell>
          <table:table-cell table:style-name="ce82" table:formula="of:=IFERROR(INDEX([$BACKLOG_MASTER.$B:.$B]; MATCH([.G198]; [$BACKLOG_MASTER.$A:.$A]; 0)); &quot;&quot;)">
            <text:p/>
          </table:table-cell>
          <table:table-cell table:style-name="ce82" table:formula="of:=IFERROR(INDEX([$BACKLOG_MASTER.$C:.$C]; MATCH([.G198]; [$BACKLOG_MASTER.$A:.$A]; 0)); &quot;&quot;)">
            <text:p/>
          </table:table-cell>
          <table:table-cell table:style-name="ce82" table:formula="of:=IFERROR(INDEX([$BACKLOG_MASTER.$G:.$G]; MATCH([.G198]; [$BACKLOG_MASTER.$A:.$A]; 0)); &quot;&quot;)">
            <text:p/>
          </table:table-cell>
          <table:table-cell table:style-name="ce82" table:formula="of:=IFERROR(INDEX([$BACKLOG_MASTER.$H:.$H]; MATCH([.G198]; [$BACKLOG_MASTER.$A:.$A]; 0)); &quot;&quot;)">
            <text:p/>
          </table:table-cell>
          <table:table-cell table:style-name="ce82" table:formula="of:=IF([.G198]=&quot;&quot;; &quot;&quot;; IF(COUNTIF([$BACKLOG_MASTER.$A:.$A]; [.G198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199];[$BACKLOG_MASTER.$A:.$A];0); &quot;↗&quot;); &quot;&quot;)">
            <text:p/>
          </table:table-cell>
          <table:table-cell table:style-name="ce82" table:formula="of:=IFERROR(INDEX([$BACKLOG_MASTER.$F:.$F]; MATCH([.G199]; [$BACKLOG_MASTER.$A:.$A]; 0)); &quot;&quot;)">
            <text:p/>
          </table:table-cell>
          <table:table-cell table:style-name="ce82" table:formula="of:=IFERROR(INDEX([$BACKLOG_MASTER.$B:.$B]; MATCH([.G199]; [$BACKLOG_MASTER.$A:.$A]; 0)); &quot;&quot;)">
            <text:p/>
          </table:table-cell>
          <table:table-cell table:style-name="ce82" table:formula="of:=IFERROR(INDEX([$BACKLOG_MASTER.$C:.$C]; MATCH([.G199]; [$BACKLOG_MASTER.$A:.$A]; 0)); &quot;&quot;)">
            <text:p/>
          </table:table-cell>
          <table:table-cell table:style-name="ce82" table:formula="of:=IFERROR(INDEX([$BACKLOG_MASTER.$G:.$G]; MATCH([.G199]; [$BACKLOG_MASTER.$A:.$A]; 0)); &quot;&quot;)">
            <text:p/>
          </table:table-cell>
          <table:table-cell table:style-name="ce82" table:formula="of:=IFERROR(INDEX([$BACKLOG_MASTER.$H:.$H]; MATCH([.G199]; [$BACKLOG_MASTER.$A:.$A]; 0)); &quot;&quot;)">
            <text:p/>
          </table:table-cell>
          <table:table-cell table:style-name="ce82" table:formula="of:=IF([.G199]=&quot;&quot;; &quot;&quot;; IF(COUNTIF([$BACKLOG_MASTER.$A:.$A]; [.G199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00];[$BACKLOG_MASTER.$A:.$A];0); &quot;↗&quot;); &quot;&quot;)">
            <text:p/>
          </table:table-cell>
          <table:table-cell table:style-name="ce82" table:formula="of:=IFERROR(INDEX([$BACKLOG_MASTER.$F:.$F]; MATCH([.G200]; [$BACKLOG_MASTER.$A:.$A]; 0)); &quot;&quot;)">
            <text:p/>
          </table:table-cell>
          <table:table-cell table:style-name="ce82" table:formula="of:=IFERROR(INDEX([$BACKLOG_MASTER.$B:.$B]; MATCH([.G200]; [$BACKLOG_MASTER.$A:.$A]; 0)); &quot;&quot;)">
            <text:p/>
          </table:table-cell>
          <table:table-cell table:style-name="ce82" table:formula="of:=IFERROR(INDEX([$BACKLOG_MASTER.$C:.$C]; MATCH([.G200]; [$BACKLOG_MASTER.$A:.$A]; 0)); &quot;&quot;)">
            <text:p/>
          </table:table-cell>
          <table:table-cell table:style-name="ce82" table:formula="of:=IFERROR(INDEX([$BACKLOG_MASTER.$G:.$G]; MATCH([.G200]; [$BACKLOG_MASTER.$A:.$A]; 0)); &quot;&quot;)">
            <text:p/>
          </table:table-cell>
          <table:table-cell table:style-name="ce82" table:formula="of:=IFERROR(INDEX([$BACKLOG_MASTER.$H:.$H]; MATCH([.G200]; [$BACKLOG_MASTER.$A:.$A]; 0)); &quot;&quot;)">
            <text:p/>
          </table:table-cell>
          <table:table-cell table:style-name="ce82" table:formula="of:=IF([.G200]=&quot;&quot;; &quot;&quot;; IF(COUNTIF([$BACKLOG_MASTER.$A:.$A]; [.G200])&gt;0; &quot;OK&quot;; &quot;MANQUANT&quot;))">
            <text:p/>
          </table:table-cell>
        </table:table-row>
        <table:table-row table:style-name="ro12">
          <table:table-cell table:number-columns-repeated="7"/>
          <table:table-cell table:style-name="ce82" table:formula="of:=IFERROR(HYPERLINK(&quot;#BACKLOG_MASTER.A&quot;&amp;MATCH([.G201];[$BACKLOG_MASTER.$A:.$A];0); &quot;↗&quot;); &quot;&quot;)">
            <text:p/>
          </table:table-cell>
          <table:table-cell table:style-name="ce82" table:formula="of:=IFERROR(INDEX([$BACKLOG_MASTER.$F:.$F]; MATCH([.G201]; [$BACKLOG_MASTER.$A:.$A]; 0)); &quot;&quot;)">
            <text:p/>
          </table:table-cell>
          <table:table-cell table:style-name="ce82" table:formula="of:=IFERROR(INDEX([$BACKLOG_MASTER.$B:.$B]; MATCH([.G201]; [$BACKLOG_MASTER.$A:.$A]; 0)); &quot;&quot;)">
            <text:p/>
          </table:table-cell>
          <table:table-cell table:style-name="ce82" table:formula="of:=IFERROR(INDEX([$BACKLOG_MASTER.$C:.$C]; MATCH([.G201]; [$BACKLOG_MASTER.$A:.$A]; 0)); &quot;&quot;)">
            <text:p/>
          </table:table-cell>
          <table:table-cell table:style-name="ce82" table:formula="of:=IFERROR(INDEX([$BACKLOG_MASTER.$G:.$G]; MATCH([.G201]; [$BACKLOG_MASTER.$A:.$A]; 0)); &quot;&quot;)">
            <text:p/>
          </table:table-cell>
          <table:table-cell table:style-name="ce82" table:formula="of:=IFERROR(INDEX([$BACKLOG_MASTER.$H:.$H]; MATCH([.G201]; [$BACKLOG_MASTER.$A:.$A]; 0)); &quot;&quot;)">
            <text:p/>
          </table:table-cell>
          <table:table-cell table:style-name="ce82" table:formula="of:=IF([.G201]=&quot;&quot;; &quot;&quot;; IF(COUNTIF([$BACKLOG_MASTER.$A:.$A]; [.G201])&gt;0; &quot;OK&quot;; &quot;MANQUANT&quot;))">
            <text:p/>
          </table:table-cell>
        </table:table-row>
        <table:table-row table:style-name="ro12">
          <table:table-cell table:style-name="ce82" office:value-type="string" calcext:value-type="string">
            <text:p>2026-01-01</text:p>
          </table:table-cell>
          <table:table-cell table:style-name="ce82" office:value-type="string" calcext:value-type="string">
            <text:p>Process</text:p>
          </table:table-cell>
          <table:table-cell table:style-name="ce82" office:value-type="string" calcext:value-type="string">
            <text:p>Création du plan DATA_EXPORT (feuilles exportables → CSV/JSON) pour importer les datas dans Godot.</text:p>
          </table:table-cell>
          <table:table-cell table:style-name="ce82" office:value-type="string" calcext:value-type="string">
            <text:p>Prépare l’import Godot; structure data stable; évite les doublons.</text:p>
          </table:table-cell>
          <table:table-cell table:style-name="ce82" office:value-type="string" calcext:value-type="string">
            <text:p>data/export/*.csv (v1) puis data/export/*.json (v2)</text:p>
          </table:table-cell>
          <table:table-cell/>
          <table:table-cell table:style-name="ce82" office:value-type="string" calcext:value-type="string">
            <text:p>TASK_DATA_EXPORT_PIPELINE_001</text:p>
          </table:table-cell>
          <table:table-cell table:style-name="ce82" table:formula="of:=IFERROR(HYPERLINK(&quot;#BACKLOG_MASTER.A&quot;&amp;MATCH([.G202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202]; [$BACKLOG_MASTER.$A:.$A]; 0)); &quot;&quot;)" office:value-type="string" office:string-value="🟡 À VALIDER" calcext:value-type="string">
            <text:p>🟡 À VALIDER</text:p>
          </table:table-cell>
          <table:table-cell table:style-name="ce82" table:formula="of:=IFERROR(INDEX([$BACKLOG_MASTER.$B:.$B]; MATCH([.G202]; [$BACKLOG_MASTER.$A:.$A]; 0)); &quot;&quot;)" office:value-type="string" office:string-value="Mettre en place pipeline export (ODS→CSV→Godot)" calcext:value-type="string">
            <text:p>Mettre en place pipeline export (ODS→CSV→Godot)</text:p>
          </table:table-cell>
          <table:table-cell table:style-name="ce82" table:formula="of:=IFERROR(INDEX([$BACKLOG_MASTER.$C:.$C]; MATCH([.G202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202]; [$BACKLOG_MASTER.$A:.$A]; 0)); &quot;&quot;)" office:value-type="string" office:string-value="P0_Prototype" calcext:value-type="string">
            <text:p>P0_Prototype</text:p>
          </table:table-cell>
          <table:table-cell table:style-name="ce82" table:formula="of:=IFERROR(INDEX([$BACKLOG_MASTER.$H:.$H]; MATCH([.G202]; [$BACKLOG_MASTER.$A:.$A]; 0)); &quot;&quot;)" office:value-type="string" office:string-value="Outils" calcext:value-type="string">
            <text:p>Outils</text:p>
          </table:table-cell>
          <table:table-cell table:style-name="ce82" table:formula="of:=IF([.G202]=&quot;&quot;; &quot;&quot;; IF(COUNTIF([$BACKLOG_MASTER.$A:.$A]; [.G202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1</text:p>
          </table:table-cell>
          <table:table-cell table:style-name="ce82" office:value-type="string" calcext:value-type="string">
            <text:p>Process</text:p>
          </table:table-cell>
          <table:table-cell table:style-name="ce82" office:value-type="string" calcext:value-type="string">
            <text:p>Définition des contrats d’export Godot (CONTRATS_DATA + colonnes calculées Slot_Code/Rarete_Code/Zone_ID).</text:p>
          </table:table-cell>
          <table:table-cell table:style-name="ce82" office:value-type="string" calcext:value-type="string">
            <text:p>Import Godot fiable; références par ID; export CSV/JSON sans ambiguïté.</text:p>
          </table:table-cell>
          <table:table-cell table:style-name="ce82" office:value-type="string" calcext:value-type="string">
            <text:p>data/export/*.csv (v1) puis data/export/*.json (v2)</text:p>
          </table:table-cell>
          <table:table-cell/>
          <table:table-cell table:style-name="ce82" office:value-type="string" calcext:value-type="string">
            <text:p>TASK_DATA_CONTRACTS_001</text:p>
          </table:table-cell>
          <table:table-cell table:style-name="ce82" table:formula="of:=IFERROR(HYPERLINK(&quot;#BACKLOG_MASTER.A&quot;&amp;MATCH([.G203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203]; [$BACKLOG_MASTER.$A:.$A]; 0)); &quot;&quot;)" office:value-type="string" office:string-value="🟢 TERMINÉ" calcext:value-type="string">
            <text:p>🟢 TERMINÉ</text:p>
          </table:table-cell>
          <table:table-cell table:style-name="ce82" table:formula="of:=IFERROR(INDEX([$BACKLOG_MASTER.$B:.$B]; MATCH([.G203]; [$BACKLOG_MASTER.$A:.$A]; 0)); &quot;&quot;)" office:value-type="string" office:string-value="Définir contrats d’export (DATA_EXPORT + CONTRATS_DATA)" calcext:value-type="string">
            <text:p>Définir contrats d’export (DATA_EXPORT + CONTRATS_DATA)</text:p>
          </table:table-cell>
          <table:table-cell table:style-name="ce82" table:formula="of:=IFERROR(INDEX([$BACKLOG_MASTER.$C:.$C]; MATCH([.G203]; [$BACKLOG_MASTER.$A:.$A]; 0)); &quot;&quot;)" office:value-type="string" office:string-value="TÂCHE" calcext:value-type="string">
            <text:p>TÂCHE</text:p>
          </table:table-cell>
          <table:table-cell table:style-name="ce82" table:formula="of:=IFERROR(INDEX([$BACKLOG_MASTER.$G:.$G]; MATCH([.G203]; [$BACKLOG_MASTER.$A:.$A]; 0)); &quot;&quot;)" office:value-type="string" office:string-value="P0_Prototype" calcext:value-type="string">
            <text:p>P0_Prototype</text:p>
          </table:table-cell>
          <table:table-cell table:style-name="ce82" table:formula="of:=IFERROR(INDEX([$BACKLOG_MASTER.$H:.$H]; MATCH([.G203]; [$BACKLOG_MASTER.$A:.$A]; 0)); &quot;&quot;)" office:value-type="string" office:string-value="Outils" calcext:value-type="string">
            <text:p>Outils</text:p>
          </table:table-cell>
          <table:table-cell table:style-name="ce82" table:formula="of:=IF([.G203]=&quot;&quot;; &quot;&quot;; IF(COUNTIF([$BACKLOG_MASTER.$A:.$A]; [.G203])&gt;0; &quot;OK&quot;; &quot;MANQUANT&quot;))" office:value-type="string" office:string-value="OK" calcext:value-type="string">
            <text:p>OK</text:p>
          </table:table-cell>
        </table:table-row>
        <table:table-row table:style-name="ro12">
          <table:table-cell table:style-name="ce82" office:value-type="string" calcext:value-type="string">
            <text:p>2026-01-01</text:p>
          </table:table-cell>
          <table:table-cell table:style-name="ce82" office:value-type="string" calcext:value-type="string">
            <text:p>Décision</text:p>
          </table:table-cell>
          <table:table-cell table:style-name="ce82" office:value-type="string" calcext:value-type="string">
            <text:p>Décision: conventions pourcentages stockées en 0..1 (ex: 0,15 = 15%) pour toutes les données exportées.</text:p>
          </table:table-cell>
          <table:table-cell table:style-name="ce82" office:value-type="string" calcext:value-type="string">
            <text:p>Évite confusion %; facilite maths Godot; export stable.</text:p>
          </table:table-cell>
          <table:table-cell table:style-name="ce82" office:value-type="string" calcext:value-type="string">
            <text:p>CONTRATS_DATA; données exportées</text:p>
          </table:table-cell>
          <table:table-cell/>
          <table:table-cell table:style-name="ce82" office:value-type="string" calcext:value-type="string">
            <text:p>DECISION_PERCENT_0_1_001</text:p>
          </table:table-cell>
          <table:table-cell table:style-name="ce82" table:formula="of:=IFERROR(HYPERLINK(&quot;#BACKLOG_MASTER.A&quot;&amp;MATCH([.G204];[$BACKLOG_MASTER.$A:.$A];0); &quot;↗&quot;); &quot;&quot;)">
            <text:p/>
          </table:table-cell>
          <table:table-cell table:style-name="ce82" table:formula="of:=IFERROR(INDEX([$BACKLOG_MASTER.$F:.$F]; MATCH([.G204]; [$BACKLOG_MASTER.$A:.$A]; 0)); &quot;&quot;)">
            <text:p/>
          </table:table-cell>
          <table:table-cell table:style-name="ce82" table:formula="of:=IFERROR(INDEX([$BACKLOG_MASTER.$B:.$B]; MATCH([.G204]; [$BACKLOG_MASTER.$A:.$A]; 0)); &quot;&quot;)">
            <text:p/>
          </table:table-cell>
          <table:table-cell table:style-name="ce82" table:formula="of:=IFERROR(INDEX([$BACKLOG_MASTER.$C:.$C]; MATCH([.G204]; [$BACKLOG_MASTER.$A:.$A]; 0)); &quot;&quot;)">
            <text:p/>
          </table:table-cell>
          <table:table-cell table:style-name="ce82" table:formula="of:=IFERROR(INDEX([$BACKLOG_MASTER.$G:.$G]; MATCH([.G204]; [$BACKLOG_MASTER.$A:.$A]; 0)); &quot;&quot;)">
            <text:p/>
          </table:table-cell>
          <table:table-cell table:style-name="ce82" table:formula="of:=IFERROR(INDEX([$BACKLOG_MASTER.$H:.$H]; MATCH([.G204]; [$BACKLOG_MASTER.$A:.$A]; 0)); &quot;&quot;)">
            <text:p/>
          </table:table-cell>
          <table:table-cell table:style-name="ce82" table:formula="of:=IF([.G204]=&quot;&quot;; &quot;&quot;; IF(COUNTIF([$BACKLOG_MASTER.$A:.$A]; [.G204])&gt;0; &quot;OK&quot;; &quot;MANQUANT&quot;))" office:value-type="string" office:string-value="MANQUANT" calcext:value-type="string">
            <text:p>MANQUANT</text:p>
          </table:table-cell>
        </table:table-row>
        <table:table-row table:style-name="ro12">
          <table:table-cell table:style-name="ce82" office:value-type="string" calcext:value-type="string">
            <text:p>2026-01-01</text:p>
          </table:table-cell>
          <table:table-cell table:style-name="ce82" office:value-type="string" calcext:value-type="string">
            <text:p>Décision</text:p>
          </table:table-cell>
          <table:table-cell table:style-name="ce82" office:value-type="string" calcext:value-type="string">
            <text:p>Renderer Godot verrouillé sur Compatibility (gl_compatibility) + convention % = 0..1.</text:p>
          </table:table-cell>
          <table:table-cell table:style-name="ce82" office:value-type="string" calcext:value-type="string">
            <text:p>Compat maximale (PC + futur mobile/web). Standardise le projet dès le départ.</text:p>
          </table:table-cell>
          <table:table-cell table:style-name="ce82" office:value-type="string" calcext:value-type="string">
            <text:p>project.godot (rendering_method)</text:p>
          </table:table-cell>
          <table:table-cell/>
          <table:table-cell table:style-name="ce82" office:value-type="string" calcext:value-type="string">
            <text:p>DEC_TECH_RENDERER_001</text:p>
          </table:table-cell>
          <table:table-cell table:style-name="ce82" table:formula="of:=IFERROR(HYPERLINK(&quot;#BACKLOG_MASTER.A&quot;&amp;MATCH([.G205];[$BACKLOG_MASTER.$A:.$A];0); &quot;↗&quot;); &quot;&quot;)" office:value-type="string" office:string-value="↗" calcext:value-type="string">
            <text:p>↗</text:p>
          </table:table-cell>
          <table:table-cell table:style-name="ce82" table:formula="of:=IFERROR(INDEX([$BACKLOG_MASTER.$F:.$F]; MATCH([.G205]; [$BACKLOG_MASTER.$A:.$A]; 0)); &quot;&quot;)" office:value-type="string" office:string-value="🟢 TERMINÉ" calcext:value-type="string">
            <text:p>🟢 TERMINÉ</text:p>
          </table:table-cell>
          <table:table-cell table:style-name="ce82" table:formula="of:=IFERROR(INDEX([$BACKLOG_MASTER.$B:.$B]; MATCH([.G205]; [$BACKLOG_MASTER.$A:.$A]; 0)); &quot;&quot;)" office:value-type="string" office:string-value="Décision: renderer Compatibility" calcext:value-type="string">
            <text:p>Décision: renderer Compatibility</text:p>
          </table:table-cell>
          <table:table-cell table:style-name="ce82" table:formula="of:=IFERROR(INDEX([$BACKLOG_MASTER.$C:.$C]; MATCH([.G205]; [$BACKLOG_MASTER.$A:.$A]; 0)); &quot;&quot;)" office:value-type="string" office:string-value="DÉCISION" calcext:value-type="string">
            <text:p>DÉCISION</text:p>
          </table:table-cell>
          <table:table-cell table:style-name="ce82" table:formula="of:=IFERROR(INDEX([$BACKLOG_MASTER.$G:.$G]; MATCH([.G205]; [$BACKLOG_MASTER.$A:.$A]; 0)); &quot;&quot;)" office:value-type="string" office:string-value="P0_Prototype" calcext:value-type="string">
            <text:p>P0_Prototype</text:p>
          </table:table-cell>
          <table:table-cell table:style-name="ce82" table:formula="of:=IFERROR(INDEX([$BACKLOG_MASTER.$H:.$H]; MATCH([.G205]; [$BACKLOG_MASTER.$A:.$A]; 0)); &quot;&quot;)" office:value-type="string" office:string-value="Technique" calcext:value-type="string">
            <text:p>Technique</text:p>
          </table:table-cell>
          <table:table-cell table:style-name="ce82" table:formula="of:=IF([.G205]=&quot;&quot;; &quot;&quot;; IF(COUNTIF([$BACKLOG_MASTER.$A:.$A]; [.G205])&gt;0; &quot;OK&quot;; &quot;MANQUANT&quot;))" office:value-type="string" office:string-value="OK" calcext:value-type="string">
            <text:p>OK</text:p>
          </table:table-cell>
        </table:table-row>
        <table:table-row table:style-name="ro12" table:number-rows-repeated="1048370">
          <table:table-cell table:number-columns-repeated="14"/>
        </table:table-row>
        <table:table-row table:style-name="ro12">
          <table:table-cell table:number-columns-repeated="14"/>
        </table:table-row>
      </table:table>
      <table:table table:name="Roadmap_Rebuild" table:style-name="ta6">
        <table:table-column table:style-name="co15" table:default-cell-style-name="ce82"/>
        <table:table-column table:style-name="co16" table:default-cell-style-name="ce82"/>
        <table:table-column table:style-name="co3" table:default-cell-style-name="ce82"/>
        <table:table-column table:style-name="co17" table:default-cell-style-name="ce82"/>
        <table:table-column table:style-name="co16" table:default-cell-style-name="ce82"/>
        <table:table-column table:style-name="co18" table:default-cell-style-name="ce82"/>
        <table:table-column table:style-name="co3" table:default-cell-style-name="ce82"/>
        <table:table-column table:style-name="co19" table:default-cell-style-name="ce82"/>
        <table:table-column table:style-name="co1" table:default-cell-style-name="ce82"/>
        <table:table-column table:style-name="co20" table:default-cell-style-name="ce82"/>
        <table:table-column table:style-name="co4" table:number-columns-repeated="16373" table:default-cell-style-name="Default"/>
        <table:table-row table:style-name="ro7">
          <table:table-cell table:style-name="ce83" office:value-type="string" calcext:value-type="string">
            <text:p>Ordre</text:p>
          </table:table-cell>
          <table:table-cell table:style-name="ce83" office:value-type="string" calcext:value-type="string">
            <text:p>ID</text:p>
          </table:table-cell>
          <table:table-cell table:style-name="ce83" office:value-type="string" calcext:value-type="string">
            <text:p>Phase</text:p>
          </table:table-cell>
          <table:table-cell table:style-name="ce83" office:value-type="string" calcext:value-type="string">
            <text:p>Catégorie</text:p>
          </table:table-cell>
          <table:table-cell table:style-name="ce83" office:value-type="string" calcext:value-type="string">
            <text:p>Titre</text:p>
          </table:table-cell>
          <table:table-cell table:style-name="ce83" office:value-type="string" calcext:value-type="string">
            <text:p>Objectif</text:p>
          </table:table-cell>
          <table:table-cell table:style-name="ce83" office:value-type="string" calcext:value-type="string">
            <text:p>Critère_Fini</text:p>
          </table:table-cell>
          <table:table-cell table:style-name="ce83" office:value-type="string" calcext:value-type="string">
            <text:p>Dépendances</text:p>
          </table:table-cell>
          <table:table-cell table:style-name="ce83" office:value-type="string" calcext:value-type="string">
            <text:p>Priorité</text:p>
          </table:table-cell>
          <table:table-cell table:style-name="ce83" office:value-type="string" calcext:value-type="string">
            <text:p>Notes</text:p>
          </table:table-cell>
          <table:table-cell table:style-name="ce75" office:value-type="string" calcext:value-type="string">
            <text:p>Statut</text:p>
          </table:table-cell>
          <table:table-cell table:number-columns-repeated="16372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97" table:formula="of:=IFERROR(HYPERLINK(&quot;#BACKLOG_MASTER.A&quot;&amp;MATCH(&quot;RB_P0_SETUP_CREER_STRUCTURE_GIT_GDD_DATA&quot;;[$BACKLOG_MASTER.$A:.$A];0);&quot;RB_P0_SETUP_CREER_STRUCTURE_GIT_GDD_DATA&quot;);&quot;RB_P0_SETUP_CREER_STRUCTURE_GIT_GDD_DATA&quot;)" office:value-type="string" office:string-value="RB_P0_SETUP_CREER_STRUCTURE_GIT_GDD_DATA" calcext:value-type="string">
            <text:p>RB_P0_SETUP_CREER_STRUCTURE_GIT_GDD_DATA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Repo</text:p>
          </table:table-cell>
          <table:table-cell office:value-type="string" calcext:value-type="string">
            <text:p>Créer structure Git (gdd/, data/, scripts/, scenes/, assets/)</text:p>
          </table:table-cell>
          <table:table-cell office:value-type="string" calcext:value-type="string">
            <text:p>Repo propre + conventions.</text:p>
          </table:table-cell>
          <table:table-cell office:value-type="string" calcext:value-type="string">
            <text:p>Dossiers + README + .gitignore Godot.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Définir conventions commit &amp; tags.</text:p>
          </table:table-cell>
          <table:table-cell table:style-name="ce82" table:formula="of:=IFERROR(INDEX([$BACKLOG_MASTER.$F:.$F]; MATCH([.B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97" table:formula="of:=IFERROR(HYPERLINK(&quot;#BACKLOG_MASTER.A&quot;&amp;MATCH(&quot;RB_P0_SETUP_GATE_VALIDER_LE_SCOPE_CONTRA&quot;;[$BACKLOG_MASTER.$A:.$A];0);&quot;RB_P0_SETUP_GATE_VALIDER_LE_SCOPE_CONTRA&quot;);&quot;RB_P0_SETUP_GATE_VALIDER_LE_SCOPE_CONTRA&quot;)" office:value-type="string" office:string-value="RB_P0_SETUP_GATE_VALIDER_LE_SCOPE_CONTRA" calcext:value-type="string">
            <text:p>RB_P0_SETUP_GATE_VALIDER_LE_SCOPE_CONTRA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Valider le scope &amp; contraintes (auto-run, no jump, input minimal)</text:p>
          </table:table-cell>
          <table:table-cell office:value-type="string" calcext:value-type="string">
            <text:p>Décider scope MVP et critères de réussite.</text:p>
          </table:table-cell>
          <table:table-cell office:value-type="string" calcext:value-type="string">
            <text:p>Décision écrite dans GDD + décisions verrouillé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97" table:formula="of:=IFERROR(HYPERLINK(&quot;#BACKLOG_MASTER.A&quot;&amp;MATCH(&quot;RB_P0_SETUP_CREER_PROJET_GODOT_4_SETTING&quot;;[$BACKLOG_MASTER.$A:.$A];0);&quot;RB_P0_SETUP_CREER_PROJET_GODOT_4_SETTING&quot;);&quot;RB_P0_SETUP_CREER_PROJET_GODOT_4_SETTING&quot;)" office:value-type="string" office:string-value="RB_P0_SETUP_CREER_PROJET_GODOT_4_SETTING" calcext:value-type="string">
            <text:p>RB_P0_SETUP_CREER_PROJET_GODOT_4_SETTING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Créer projet Godot 4 + settings (fps, window, input map)</text:p>
          </table:table-cell>
          <table:table-cell office:value-type="string" calcext:value-type="string">
            <text:p>Projet démarre sans erreurs.</text:p>
          </table:table-cell>
          <table:table-cell office:value-type="string" calcext:value-type="string">
            <text:p>Scène boot + input map minimal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5" calcext:value-type="float">
            <text:p>25</text:p>
          </table:table-cell>
          <table:table-cell table:style-name="ce97" table:formula="of:=IFERROR(HYPERLINK(&quot;#BACKLOG_MASTER.A&quot;&amp;MATCH(&quot;RB_P0_SETUP_METTRE_EN_PLACE_LOGS_DEBUG_O&quot;;[$BACKLOG_MASTER.$A:.$A];0);&quot;RB_P0_SETUP_METTRE_EN_PLACE_LOGS_DEBUG_O&quot;);&quot;RB_P0_SETUP_METTRE_EN_PLACE_LOGS_DEBUG_O&quot;)" office:value-type="string" office:string-value="RB_P0_SETUP_METTRE_EN_PLACE_LOGS_DEBUG_O" calcext:value-type="string">
            <text:p>RB_P0_SETUP_METTRE_EN_PLACE_LOGS_DEBUG_O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Mettre en place logs / debug overlay (FPS, state)</text:p>
          </table:table-cell>
          <table:table-cell office:value-type="string" calcext:value-type="string">
            <text:p>Avoir un affichage debug activable.</text:p>
          </table:table-cell>
          <table:table-cell office:value-type="string" calcext:value-type="string">
            <text:p>Toggle debug + FPS visi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0" calcext:value-type="float">
            <text:p>30</text:p>
          </table:table-cell>
          <table:table-cell table:style-name="ce97" table:formula="of:=IFERROR(HYPERLINK(&quot;#BACKLOG_MASTER.A&quot;&amp;MATCH(&quot;RB_P0_SETUP_CREER_SYSTEME_DE_CONFIGURATI&quot;;[$BACKLOG_MASTER.$A:.$A];0);&quot;RB_P0_SETUP_CREER_SYSTEME_DE_CONFIGURATI&quot;);&quot;RB_P0_SETUP_CREER_SYSTEME_DE_CONFIGURATI&quot;)" office:value-type="string" office:string-value="RB_P0_SETUP_CREER_SYSTEME_DE_CONFIGURATI" calcext:value-type="string">
            <text:p>RB_P0_SETUP_CREER_SYSTEME_DE_CONFIGURATI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Créer système de configuration data-driven (Resource/JSON placeholder)</text:p>
          </table:table-cell>
          <table:table-cell office:value-type="string" calcext:value-type="string">
            <text:p>Préparer le jeu à lire des datas.</text:p>
          </table:table-cell>
          <table:table-cell office:value-type="string" calcext:value-type="string">
            <text:p>Config lue au lancement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5" calcext:value-type="float">
            <text:p>35</text:p>
          </table:table-cell>
          <table:table-cell table:style-name="ce97" table:formula="of:=IFERROR(HYPERLINK(&quot;#BACKLOG_MASTER.A&quot;&amp;MATCH(&quot;RB_P0_SETUP_GATE_ARCHITECTURE_CHECK_SCEN&quot;;[$BACKLOG_MASTER.$A:.$A];0);&quot;RB_P0_SETUP_GATE_ARCHITECTURE_CHECK_SCEN&quot;);&quot;RB_P0_SETUP_GATE_ARCHITECTURE_CHECK_SCEN&quot;)" office:value-type="string" office:string-value="RB_P0_SETUP_GATE_ARCHITECTURE_CHECK_SCEN" calcext:value-type="string">
            <text:p>RB_P0_SETUP_GATE_ARCHITECTURE_CHECK_SCEN</text:p>
          </table:table-cell>
          <table:table-cell office:value-type="string" calcext:value-type="string">
            <text:p>P0_SETUP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Architecture check (scenes/scripts/signaux)</text:p>
          </table:table-cell>
          <table:table-cell office:value-type="string" calcext:value-type="string">
            <text:p>Valider l’architecture avant d’empiler du contenu.</text:p>
          </table:table-cell>
          <table:table-cell office:value-type="string" calcext:value-type="string">
            <text:p>Schéma scenes/scripts validé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0" calcext:value-type="float">
            <text:p>40</text:p>
          </table:table-cell>
          <table:table-cell table:style-name="ce97" table:formula="of:=IFERROR(HYPERLINK(&quot;#BACKLOG_MASTER.A&quot;&amp;MATCH(&quot;RB_P1_PROTOTYPE_PLAYER_AUTO_RUN_HORIZONTAL_V&quot;;[$BACKLOG_MASTER.$A:.$A];0);&quot;RB_P1_PROTOTYPE_PLAYER_AUTO_RUN_HORIZONTAL_V&quot;);&quot;RB_P1_PROTOTYPE_PLAYER_AUTO_RUN_HORIZONTAL_V&quot;)" office:value-type="string" office:string-value="RB_P1_PROTOTYPE_PLAYER_AUTO_RUN_HORIZONTAL_V" calcext:value-type="string">
            <text:p>RB_P1_PROTOTYPE_PLAYER_AUTO_RUN_HORIZONTAL_V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Player auto-run horizontal (vitesse paramétrable)</text:p>
          </table:table-cell>
          <table:table-cell office:value-type="string" calcext:value-type="string">
            <text:p>Le joueur avance seul, collisions stables.</text:p>
          </table:table-cell>
          <table:table-cell office:value-type="string" calcext:value-type="string">
            <text:p>Déplacement stable + vitesse configurabl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5" calcext:value-type="float">
            <text:p>45</text:p>
          </table:table-cell>
          <table:table-cell table:style-name="ce97" table:formula="of:=IFERROR(HYPERLINK(&quot;#BACKLOG_MASTER.A&quot;&amp;MATCH(&quot;RB_P1_PROTOTYPE_CAMERA_SIDE_SCROLL_LIMITES_S&quot;;[$BACKLOG_MASTER.$A:.$A];0);&quot;RB_P1_PROTOTYPE_CAMERA_SIDE_SCROLL_LIMITES_S&quot;);&quot;RB_P1_PROTOTYPE_CAMERA_SIDE_SCROLL_LIMITES_S&quot;)" office:value-type="string" office:string-value="RB_P1_PROTOTYPE_CAMERA_SIDE_SCROLL_LIMITES_S" calcext:value-type="string">
            <text:p>RB_P1_PROTOTYPE_CAMERA_SIDE_SCROLL_LIMITES_S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améra side-scroll + limites + smoothing</text:p>
          </table:table-cell>
          <table:table-cell office:value-type="string" calcext:value-type="string">
            <text:p>Caméra confortable.</text:p>
          </table:table-cell>
          <table:table-cell office:value-type="string" calcext:value-type="string">
            <text:p>Pas de jitter, limites O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0" calcext:value-type="float">
            <text:p>50</text:p>
          </table:table-cell>
          <table:table-cell table:style-name="ce97" table:formula="of:=IFERROR(HYPERLINK(&quot;#BACKLOG_MASTER.A&quot;&amp;MATCH(&quot;RB_P1_PROTOTYPE_SCROLLING_LEVEL_SEGMENT_SYST&quot;;[$BACKLOG_MASTER.$A:.$A];0);&quot;RB_P1_PROTOTYPE_SCROLLING_LEVEL_SEGMENT_SYST&quot;);&quot;RB_P1_PROTOTYPE_SCROLLING_LEVEL_SEGMENT_SYST&quot;)" office:value-type="string" office:string-value="RB_P1_PROTOTYPE_SCROLLING_LEVEL_SEGMENT_SYST" calcext:value-type="string">
            <text:p>RB_P1_PROTOTYPE_SCROLLING_LEVEL_SEGMENT_SYST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Scrolling / level segment system (placeholder)</text:p>
          </table:table-cell>
          <table:table-cell office:value-type="string" calcext:value-type="string">
            <text:p>Segment de monde qui défile.</text:p>
          </table:table-cell>
          <table:table-cell office:value-type="string" calcext:value-type="string">
            <text:p>Segments enchaînés sans trou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5" calcext:value-type="float">
            <text:p>55</text:p>
          </table:table-cell>
          <table:table-cell table:style-name="ce97" table:formula="of:=IFERROR(HYPERLINK(&quot;#BACKLOG_MASTER.A&quot;&amp;MATCH(&quot;RB_P1_PROTOTYPE_OBSTACLES_SIMPLES_COLLISION_&quot;;[$BACKLOG_MASTER.$A:.$A];0);&quot;RB_P1_PROTOTYPE_OBSTACLES_SIMPLES_COLLISION_&quot;);&quot;RB_P1_PROTOTYPE_OBSTACLES_SIMPLES_COLLISION_&quot;)" office:value-type="string" office:string-value="RB_P1_PROTOTYPE_OBSTACLES_SIMPLES_COLLISION_" calcext:value-type="string">
            <text:p>RB_P1_PROTOTYPE_OBSTACLES_SIMPLES_COLLISION_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Obstacles simples (collision) + feedback hit</text:p>
          </table:table-cell>
          <table:table-cell office:value-type="string" calcext:value-type="string">
            <text:p>Avoir une menace simple.</text:p>
          </table:table-cell>
          <table:table-cell office:value-type="string" calcext:value-type="string">
            <text:p>Collision + feedback (flash/son)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60" calcext:value-type="float">
            <text:p>60</text:p>
          </table:table-cell>
          <table:table-cell table:style-name="ce97" table:formula="of:=IFERROR(HYPERLINK(&quot;#BACKLOG_MASTER.A&quot;&amp;MATCH(&quot;RB_P1_PROTOTYPE_SYSTEME_HP_DEGATS_MORT_PLAYE&quot;;[$BACKLOG_MASTER.$A:.$A];0);&quot;RB_P1_PROTOTYPE_SYSTEME_HP_DEGATS_MORT_PLAYE&quot;);&quot;RB_P1_PROTOTYPE_SYSTEME_HP_DEGATS_MORT_PLAYE&quot;)" office:value-type="string" office:string-value="RB_P1_PROTOTYPE_SYSTEME_HP_DEGATS_MORT_PLAYE" calcext:value-type="string">
            <text:p>RB_P1_PROTOTYPE_SYSTEME_HP_DEGATS_MORT_PLAYE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Système HP/dégâts/mort (player)</text:p>
          </table:table-cell>
          <table:table-cell office:value-type="string" calcext:value-type="string">
            <text:p>Perdre des HP et mourir.</text:p>
          </table:table-cell>
          <table:table-cell office:value-type="string" calcext:value-type="string">
            <text:p>Mort déclenche fin de run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65" calcext:value-type="float">
            <text:p>65</text:p>
          </table:table-cell>
          <table:table-cell table:style-name="ce97" table:formula="of:=IFERROR(HYPERLINK(&quot;#BACKLOG_MASTER.A&quot;&amp;MATCH(&quot;RB_P1_PROTOTYPE_HUD_MINIMAL_HP_OR_SCORE&quot;;[$BACKLOG_MASTER.$A:.$A];0);&quot;RB_P1_PROTOTYPE_HUD_MINIMAL_HP_OR_SCORE&quot;);&quot;RB_P1_PROTOTYPE_HUD_MINIMAL_HP_OR_SCORE&quot;)" office:value-type="string" office:string-value="RB_P1_PROTOTYPE_HUD_MINIMAL_HP_OR_SCORE" calcext:value-type="string">
            <text:p>RB_P1_PROTOTYPE_HUD_MINIMAL_HP_OR_SCORE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UD minimal (HP + or/score)</text:p>
          </table:table-cell>
          <table:table-cell office:value-type="string" calcext:value-type="string">
            <text:p>Afficher HP + ressource.</text:p>
          </table:table-cell>
          <table:table-cell office:value-type="string" calcext:value-type="string">
            <text:p>HUD se met à jour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70" calcext:value-type="float">
            <text:p>70</text:p>
          </table:table-cell>
          <table:table-cell table:style-name="ce97" table:formula="of:=IFERROR(HYPERLINK(&quot;#BACKLOG_MASTER.A&quot;&amp;MATCH(&quot;RB_P1_PROTOTYPE_FIN_DE_RUN_ECRAN_RECAP&quot;;[$BACKLOG_MASTER.$A:.$A];0);&quot;RB_P1_PROTOTYPE_FIN_DE_RUN_ECRAN_RECAP&quot;);&quot;RB_P1_PROTOTYPE_FIN_DE_RUN_ECRAN_RECAP&quot;)" office:value-type="string" office:string-value="RB_P1_PROTOTYPE_FIN_DE_RUN_ECRAN_RECAP" calcext:value-type="string">
            <text:p>RB_P1_PROTOTYPE_FIN_DE_RUN_ECRAN_RECAP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RunLoop</text:p>
          </table:table-cell>
          <table:table-cell office:value-type="string" calcext:value-type="string">
            <text:p>Fin de run -&gt; écran recap</text:p>
          </table:table-cell>
          <table:table-cell office:value-type="string" calcext:value-type="string">
            <text:p>Boucle fin claire.</text:p>
          </table:table-cell>
          <table:table-cell office:value-type="string" calcext:value-type="string">
            <text:p>Recap affiche stats run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72" calcext:value-type="float">
            <text:p>72</text:p>
          </table:table-cell>
          <table:table-cell table:style-name="ce97" table:formula="of:=IFERROR(HYPERLINK(&quot;#BACKLOG_MASTER.A&quot;&amp;MATCH(&quot;RB_P1_PROTOTYPE_RECAP_CHOIX_NEW_RUN_OU_HUB&quot;;[$BACKLOG_MASTER.$A:.$A];0);&quot;RB_P1_PROTOTYPE_RECAP_CHOIX_NEW_RUN_OU_HUB&quot;);&quot;RB_P1_PROTOTYPE_RECAP_CHOIX_NEW_RUN_OU_HUB&quot;)" office:value-type="string" office:string-value="RB_P1_PROTOTYPE_RECAP_CHOIX_NEW_RUN_OU_HUB" calcext:value-type="string">
            <text:p>RB_P1_PROTOTYPE_RECAP_CHOIX_NEW_RUN_OU_HUB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Récap fin de run : choix Nouvelle run / Hub</text:p>
          </table:table-cell>
          <table:table-cell office:value-type="string" calcext:value-type="string">
            <text:p>À la fin : afficher récap + deux boutons (Nouvelle run, Hub).</text:p>
          </table:table-cell>
          <table:table-cell office:value-type="string" calcext:value-type="string">
            <text:p>Les deux boutons fonctionnent et enchaînent correctement.</text:p>
          </table:table-cell>
          <table:table-cell office:value-type="string" calcext:value-type="string">
            <text:p>RB_P1_PROTOTYPE_FIN_DE_RUN_ECRAN_RECA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épare le flow Hub.</text:p>
          </table:table-cell>
          <table:table-cell table:style-name="ce82" table:formula="of:=IFERROR(INDEX([$BACKLOG_MASTER.$F:.$F]; MATCH([.B1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75" calcext:value-type="float">
            <text:p>75</text:p>
          </table:table-cell>
          <table:table-cell table:style-name="ce97" table:formula="of:=IFERROR(HYPERLINK(&quot;#BACKLOG_MASTER.A&quot;&amp;MATCH(&quot;RB_P1_PROTOTYPE_GATE_FUN_CHECK_PROTOTYPE_10_&quot;;[$BACKLOG_MASTER.$A:.$A];0);&quot;RB_P1_PROTOTYPE_GATE_FUN_CHECK_PROTOTYPE_10_&quot;);&quot;RB_P1_PROTOTYPE_GATE_FUN_CHECK_PROTOTYPE_10_&quot;)" office:value-type="string" office:string-value="RB_P1_PROTOTYPE_GATE_FUN_CHECK_PROTOTYPE_10_" calcext:value-type="string">
            <text:p>RB_P1_PROTOTYPE_GATE_FUN_CHECK_PROTOTYPE_10_</text:p>
          </table:table-cell>
          <table:table-cell office:value-type="string" calcext:value-type="string">
            <text:p>P1_PROTOTYPE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Fun check prototype (10 min)</text:p>
          </table:table-cell>
          <table:table-cell office:value-type="string" calcext:value-type="string">
            <text:p>Tester fun/rythme.</text:p>
          </table:table-cell>
          <table:table-cell office:value-type="string" calcext:value-type="string">
            <text:p>Décision : GO slice / pivot.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Ajuster vitesse/dégâts.</text:p>
          </table:table-cell>
          <table:table-cell table:style-name="ce82" table:formula="of:=IFERROR(INDEX([$BACKLOG_MASTER.$F:.$F]; MATCH([.B1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80" calcext:value-type="float">
            <text:p>80</text:p>
          </table:table-cell>
          <table:table-cell table:style-name="ce97" table:formula="of:=IFERROR(HYPERLINK(&quot;#BACKLOG_MASTER.A&quot;&amp;MATCH(&quot;RB_P2_SLICE_SPAWNER_ENNEMI_BASIQUE_1_TYP&quot;;[$BACKLOG_MASTER.$A:.$A];0);&quot;RB_P2_SLICE_SPAWNER_ENNEMI_BASIQUE_1_TYP&quot;);&quot;RB_P2_SLICE_SPAWNER_ENNEMI_BASIQUE_1_TYP&quot;)" office:value-type="string" office:string-value="RB_P2_SLICE_SPAWNER_ENNEMI_BASIQUE_1_TYP" calcext:value-type="string">
            <text:p>RB_P2_SLICE_SPAWNER_ENNEMI_BASIQUE_1_TYP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Spawner ennemi basique (1 type) + déplacement</text:p>
          </table:table-cell>
          <table:table-cell office:value-type="string" calcext:value-type="string">
            <text:p>Ennemi apparaît et interagit.</text:p>
          </table:table-cell>
          <table:table-cell office:value-type="string" calcext:value-type="string">
            <text:p>Spawn stable + collision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85" calcext:value-type="float">
            <text:p>85</text:p>
          </table:table-cell>
          <table:table-cell table:style-name="ce97" table:formula="of:=IFERROR(HYPERLINK(&quot;#BACKLOG_MASTER.A&quot;&amp;MATCH(&quot;RB_P2_SLICE_DEGATS_SUR_ENNEMIS_MORT_ENNE&quot;;[$BACKLOG_MASTER.$A:.$A];0);&quot;RB_P2_SLICE_DEGATS_SUR_ENNEMIS_MORT_ENNE&quot;);&quot;RB_P2_SLICE_DEGATS_SUR_ENNEMIS_MORT_ENNE&quot;)" office:value-type="string" office:string-value="RB_P2_SLICE_DEGATS_SUR_ENNEMIS_MORT_ENNE" calcext:value-type="string">
            <text:p>RB_P2_SLICE_DEGATS_SUR_ENNEMIS_MORT_ENNE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Dégâts sur ennemis + mort ennemis + drop</text:p>
          </table:table-cell>
          <table:table-cell office:value-type="string" calcext:value-type="string">
            <text:p>Boucle kill-&gt;reward.</text:p>
          </table:table-cell>
          <table:table-cell office:value-type="string" calcext:value-type="string">
            <text:p>Kill donne loot/scor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90" calcext:value-type="float">
            <text:p>90</text:p>
          </table:table-cell>
          <table:table-cell table:style-name="ce97" table:formula="of:=IFERROR(HYPERLINK(&quot;#BACKLOG_MASTER.A&quot;&amp;MATCH(&quot;RB_P2_SLICE_WAVE_MANAGER_TIMERS_DIFFICUL&quot;;[$BACKLOG_MASTER.$A:.$A];0);&quot;RB_P2_SLICE_WAVE_MANAGER_TIMERS_DIFFICUL&quot;);&quot;RB_P2_SLICE_WAVE_MANAGER_TIMERS_DIFFICUL&quot;)" office:value-type="string" office:string-value="RB_P2_SLICE_WAVE_MANAGER_TIMERS_DIFFICUL" calcext:value-type="string">
            <text:p>RB_P2_SLICE_WAVE_MANAGER_TIMERS_DIFFICUL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Wave manager (timers, difficulté, fin de vague)</text:p>
          </table:table-cell>
          <table:table-cell office:value-type="string" calcext:value-type="string">
            <text:p>Contrôler rythme d’apparition.</text:p>
          </table:table-cell>
          <table:table-cell office:value-type="string" calcext:value-type="string">
            <text:p>Vagues enchaînées + fin vagu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95" calcext:value-type="float">
            <text:p>95</text:p>
          </table:table-cell>
          <table:table-cell table:style-name="ce97" table:formula="of:=IFERROR(HYPERLINK(&quot;#BACKLOG_MASTER.A&quot;&amp;MATCH(&quot;RB_P2_SLICE_ZONE_01_COMPLETE_DEBUT_FIN_B&quot;;[$BACKLOG_MASTER.$A:.$A];0);&quot;RB_P2_SLICE_ZONE_01_COMPLETE_DEBUT_FIN_B&quot;);&quot;RB_P2_SLICE_ZONE_01_COMPLETE_DEBUT_FIN_B&quot;)" office:value-type="string" office:string-value="RB_P2_SLICE_ZONE_01_COMPLETE_DEBUT_FIN_B" calcext:value-type="string">
            <text:p>RB_P2_SLICE_ZONE_01_COMPLETE_DEBUT_FIN_B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Zone 01 complète (début -&gt; fin -&gt; boss placeholder)</text:p>
          </table:table-cell>
          <table:table-cell office:value-type="string" calcext:value-type="string">
            <text:p>Une zone jouable.</text:p>
          </table:table-cell>
          <table:table-cell office:value-type="string" calcext:value-type="string">
            <text:p>Début/fin zone + transition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2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00" calcext:value-type="float">
            <text:p>100</text:p>
          </table:table-cell>
          <table:table-cell table:style-name="ce97" table:formula="of:=IFERROR(HYPERLINK(&quot;#BACKLOG_MASTER.A&quot;&amp;MATCH(&quot;RB_P2_SLICE_BOSS_MVP_TELEGRAPHES_PLACEHO&quot;;[$BACKLOG_MASTER.$A:.$A];0);&quot;RB_P2_SLICE_BOSS_MVP_TELEGRAPHES_PLACEHO&quot;);&quot;RB_P2_SLICE_BOSS_MVP_TELEGRAPHES_PLACEHO&quot;)" office:value-type="string" office:string-value="RB_P2_SLICE_BOSS_MVP_TELEGRAPHES_PLACEHO" calcext:value-type="string">
            <text:p>RB_P2_SLICE_BOSS_MVP_TELEGRAPHES_PLACEHO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ss MVP + télégraphes (placeholder)</text:p>
          </table:table-cell>
          <table:table-cell office:value-type="string" calcext:value-type="string">
            <text:p>Test boss.</text:p>
          </table:table-cell>
          <table:table-cell office:value-type="string" calcext:value-type="string">
            <text:p>Boss tuable + fin zon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2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05" calcext:value-type="float">
            <text:p>105</text:p>
          </table:table-cell>
          <table:table-cell table:style-name="ce97" table:formula="of:=IFERROR(HYPERLINK(&quot;#BACKLOG_MASTER.A&quot;&amp;MATCH(&quot;RB_P2_SLICE_OR_XP_PICKUP_AFFICHAGE&quot;;[$BACKLOG_MASTER.$A:.$A];0);&quot;RB_P2_SLICE_OR_XP_PICKUP_AFFICHAGE&quot;);&quot;RB_P2_SLICE_OR_XP_PICKUP_AFFICHAGE&quot;)" office:value-type="string" office:string-value="RB_P2_SLICE_OR_XP_PICKUP_AFFICHAGE" calcext:value-type="string">
            <text:p>RB_P2_SLICE_OR_XP_PICKUP_AFFICHAGE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Économie</text:p>
          </table:table-cell>
          <table:table-cell office:value-type="string" calcext:value-type="string">
            <text:p>Or/XP + pickup + affichage</text:p>
          </table:table-cell>
          <table:table-cell office:value-type="string" calcext:value-type="string">
            <text:p>Progression run.</text:p>
          </table:table-cell>
          <table:table-cell office:value-type="string" calcext:value-type="string">
            <text:p>Or/XP collectabl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2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08" calcext:value-type="float">
            <text:p>108</text:p>
          </table:table-cell>
          <table:table-cell table:style-name="ce97" table:formula="of:=IFERROR(HYPERLINK(&quot;#BACKLOG_MASTER.A&quot;&amp;MATCH(&quot;RB_P2_SLICE_HUB_PAGE_PERSONNAGE_UI_SKELETON&quot;;[$BACKLOG_MASTER.$A:.$A];0);&quot;RB_P2_SLICE_HUB_PAGE_PERSONNAGE_UI_SKELETON&quot;);&quot;RB_P2_SLICE_HUB_PAGE_PERSONNAGE_UI_SKELETON&quot;)" office:value-type="string" office:string-value="RB_P2_SLICE_HUB_PAGE_PERSONNAGE_UI_SKELETON" calcext:value-type="string">
            <text:p>RB_P2_SLICE_HUB_PAGE_PERSONNAGE_UI_SKELETON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ub (page personnage) : UI skeleton</text:p>
          </table:table-cell>
          <table:table-cell office:value-type="string" calcext:value-type="string">
            <text:p>Créer SCN_HUB_001 avec tabs/panneaux + bouton Lancer run + bouton Boutique.</text:p>
          </table:table-cell>
          <table:table-cell office:value-type="string" calcext:value-type="string">
            <text:p>Hub navigable, panels visibles, boutons câblés.</text:p>
          </table:table-cell>
          <table:table-cell office:value-type="string" calcext:value-type="string">
            <text:p>RB_P1_PROTOTYPE_RECAP_CHOIX_NEW_RUN_OU_HUB</text:p>
          </table:table-cell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2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09" calcext:value-type="float">
            <text:p>109</text:p>
          </table:table-cell>
          <table:table-cell table:style-name="ce97" table:formula="of:=IFERROR(HYPERLINK(&quot;#BACKLOG_MASTER.A&quot;&amp;MATCH(&quot;RB_P2_SLICE_INVENTAIRE_PERSISTANT_BASE&quot;;[$BACKLOG_MASTER.$A:.$A];0);&quot;RB_P2_SLICE_INVENTAIRE_PERSISTANT_BASE&quot;);&quot;RB_P2_SLICE_INVENTAIRE_PERSISTANT_BASE&quot;)" office:value-type="string" office:string-value="RB_P2_SLICE_INVENTAIRE_PERSISTANT_BASE" calcext:value-type="string">
            <text:p>RB_P2_SLICE_INVENTAIRE_PERSISTANT_BASE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Inventaire persistant : structure + affichage</text:p>
          </table:table-cell>
          <table:table-cell office:value-type="string" calcext:value-type="string">
            <text:p>Sauver/charger liste d’items possédés + UI inventaire simple.</text:p>
          </table:table-cell>
          <table:table-cell office:value-type="string" calcext:value-type="string">
            <text:p>Inventaire affiche les items achetés après reload.</text:p>
          </table:table-cell>
          <table:table-cell office:value-type="string" calcext:value-type="string">
            <text:p>RB_P2_SLICE_HUB_PAGE_PERSONNAGE_UI_SKELETON</text:p>
          </table:table-cell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2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10" calcext:value-type="float">
            <text:p>110</text:p>
          </table:table-cell>
          <table:table-cell table:style-name="ce97" table:formula="of:=IFERROR(HYPERLINK(&quot;#BACKLOG_MASTER.A&quot;&amp;MATCH(&quot;RB_P2_SLICE_SHOP_MVP_ENTRE_RUNS_5_UPGRAD&quot;;[$BACKLOG_MASTER.$A:.$A];0);&quot;RB_P2_SLICE_SHOP_MVP_ENTRE_RUNS_5_UPGRAD&quot;);&quot;RB_P2_SLICE_SHOP_MVP_ENTRE_RUNS_5_UPGRAD&quot;)" office:value-type="string" office:string-value="RB_P2_SLICE_SHOP_MVP_ENTRE_RUNS_5_UPGRAD" calcext:value-type="string">
            <text:p>RB_P2_SLICE_SHOP_MVP_ENTRE_RUNS_5_UPGRAD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Shop MVP entre runs (5 upgrades)</text:p>
          </table:table-cell>
          <table:table-cell office:value-type="string" calcext:value-type="string">
            <text:p>Acheter upgrades.</text:p>
          </table:table-cell>
          <table:table-cell office:value-type="string" calcext:value-type="string">
            <text:p>Upgrades appliquées sur run suivant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2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11" calcext:value-type="float">
            <text:p>111</text:p>
          </table:table-cell>
          <table:table-cell table:style-name="ce97" table:formula="of:=IFERROR(HYPERLINK(&quot;#BACKLOG_MASTER.A&quot;&amp;MATCH(&quot;RB_P2_SLICE_EQUIPMENT_SLOTS_EQUIP_DESEQUIP&quot;;[$BACKLOG_MASTER.$A:.$A];0);&quot;RB_P2_SLICE_EQUIPMENT_SLOTS_EQUIP_DESEQUIP&quot;);&quot;RB_P2_SLICE_EQUIPMENT_SLOTS_EQUIP_DESEQUIP&quot;)" office:value-type="string" office:string-value="RB_P2_SLICE_EQUIPMENT_SLOTS_EQUIP_DESEQUIP" calcext:value-type="string">
            <text:p>RB_P2_SLICE_EQUIPMENT_SLOTS_EQUIP_DESEQUIP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Équipement : slots + equip/desequip</text:p>
          </table:table-cell>
          <table:table-cell office:value-type="string" calcext:value-type="string">
            <text:p>Pouvoir équiper un item par slot et appliquer ses stats.</text:p>
          </table:table-cell>
          <table:table-cell office:value-type="string" calcext:value-type="string">
            <text:p>Stats changent + slot UI reflète l’équipement.</text:p>
          </table:table-cell>
          <table:table-cell office:value-type="string" calcext:value-type="string">
            <text:p>RB_P2_SLICE_INVENTAIRE_PERSISTANT_BA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lus tard : visuel en run.</text:p>
          </table:table-cell>
          <table:table-cell table:style-name="ce82" table:formula="of:=IFERROR(INDEX([$BACKLOG_MASTER.$F:.$F]; MATCH([.B2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12" calcext:value-type="float">
            <text:p>112</text:p>
          </table:table-cell>
          <table:table-cell table:style-name="ce97" table:formula="of:=IFERROR(HYPERLINK(&quot;#BACKLOG_MASTER.A&quot;&amp;MATCH(&quot;RB_P2_SLICE_SHOP_HUB_ITEMS_RARETES_ACHAT&quot;;[$BACKLOG_MASTER.$A:.$A];0);&quot;RB_P2_SLICE_SHOP_HUB_ITEMS_RARETES_ACHAT&quot;);&quot;RB_P2_SLICE_SHOP_HUB_ITEMS_RARETES_ACHAT&quot;)" office:value-type="string" office:string-value="RB_P2_SLICE_SHOP_HUB_ITEMS_RARETES_ACHAT" calcext:value-type="string">
            <text:p>RB_P2_SLICE_SHOP_HUB_ITEMS_RARETES_ACHAT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Boutique Hub : items (commun→légendaire)</text:p>
          </table:table-cell>
          <table:table-cell office:value-type="string" calcext:value-type="string">
            <text:p>Afficher tous les items (Items_Equipements) avec filtre rareté + achat avec Or.</text:p>
          </table:table-cell>
          <table:table-cell office:value-type="string" calcext:value-type="string">
            <text:p>Achat débite Or, ajoute à l’inventaire, persiste.</text:p>
          </table:table-cell>
          <table:table-cell office:value-type="string" calcext:value-type="string">
            <text:p>RB_P2_SLICE_INVENTAIRE_PERSISTANT_BA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op-only items.</text:p>
          </table:table-cell>
          <table:table-cell table:style-name="ce82" table:formula="of:=IFERROR(INDEX([$BACKLOG_MASTER.$F:.$F]; MATCH([.B2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13" calcext:value-type="float">
            <text:p>113</text:p>
          </table:table-cell>
          <table:table-cell table:style-name="ce97" table:formula="of:=IFERROR(HYPERLINK(&quot;#BACKLOG_MASTER.A&quot;&amp;MATCH(&quot;RB_P2_SLICE_XP_LEVELING_AUTO_KILL_FIN_NIVEAU&quot;;[$BACKLOG_MASTER.$A:.$A];0);&quot;RB_P2_SLICE_XP_LEVELING_AUTO_KILL_FIN_NIVEAU&quot;);&quot;RB_P2_SLICE_XP_LEVELING_AUTO_KILL_FIN_NIVEAU&quot;)" office:value-type="string" office:string-value="RB_P2_SLICE_XP_LEVELING_AUTO_KILL_FIN_NIVEAU" calcext:value-type="string">
            <text:p>RB_P2_SLICE_XP_LEVELING_AUTO_KILL_FIN_NIVEAU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XP/Leveling auto : kills + fin niveau</text:p>
          </table:table-cell>
          <table:table-cell office:value-type="string" calcext:value-type="string">
            <text:p>XP gagne sur kill + fin niveau, level up auto + persistant.</text:p>
          </table:table-cell>
          <table:table-cell office:value-type="string" calcext:value-type="string">
            <text:p>Niveau monte, XP persistante, stats par niveau appliquées.</text:p>
          </table:table-cell>
          <table:table-cell office:value-type="string" calcext:value-type="string">
            <text:p>RB_P2_SLICE_ZONE_01_COMPLETE_DEBUT_FIN_B</text:p>
          </table:table-cell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2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15" calcext:value-type="float">
            <text:p>115</text:p>
          </table:table-cell>
          <table:table-cell table:style-name="ce97" table:formula="of:=IFERROR(HYPERLINK(&quot;#BACKLOG_MASTER.A&quot;&amp;MATCH(&quot;RB_P2_SLICE_SAVE_LOAD_MINIMAL_UPGRADES&quot;;[$BACKLOG_MASTER.$A:.$A];0);&quot;RB_P2_SLICE_SAVE_LOAD_MINIMAL_UPGRADES&quot;);&quot;RB_P2_SLICE_SAVE_LOAD_MINIMAL_UPGRADES&quot;)" office:value-type="string" office:string-value="RB_P2_SLICE_SAVE_LOAD_MINIMAL_UPGRADES" calcext:value-type="string">
            <text:p>RB_P2_SLICE_SAVE_LOAD_MINIMAL_UPGRADES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Sauvegarde</text:p>
          </table:table-cell>
          <table:table-cell office:value-type="string" calcext:value-type="string">
            <text:p>Save/Load minimal (upgrades)</text:p>
          </table:table-cell>
          <table:table-cell office:value-type="string" calcext:value-type="string">
            <text:p>Persister progression.</text:p>
          </table:table-cell>
          <table:table-cell office:value-type="string" calcext:value-type="string">
            <text:p>Reboot conserve upgrad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2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20" calcext:value-type="float">
            <text:p>120</text:p>
          </table:table-cell>
          <table:table-cell table:style-name="ce97" table:formula="of:=IFERROR(HYPERLINK(&quot;#BACKLOG_MASTER.A&quot;&amp;MATCH(&quot;RB_P2_SLICE_SFX_MINIMUM_HIT_PICKUP_UI&quot;;[$BACKLOG_MASTER.$A:.$A];0);&quot;RB_P2_SLICE_SFX_MINIMUM_HIT_PICKUP_UI&quot;);&quot;RB_P2_SLICE_SFX_MINIMUM_HIT_PICKUP_UI&quot;)" office:value-type="string" office:string-value="RB_P2_SLICE_SFX_MINIMUM_HIT_PICKUP_UI" calcext:value-type="string">
            <text:p>RB_P2_SLICE_SFX_MINIMUM_HIT_PICKUP_UI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SFX minimum (hit, pickup, UI)</text:p>
          </table:table-cell>
          <table:table-cell office:value-type="string" calcext:value-type="string">
            <text:p>Feedback.</text:p>
          </table:table-cell>
          <table:table-cell office:value-type="string" calcext:value-type="string">
            <text:p>SFX branchés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3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25" calcext:value-type="float">
            <text:p>125</text:p>
          </table:table-cell>
          <table:table-cell table:style-name="ce97" table:formula="of:=IFERROR(HYPERLINK(&quot;#BACKLOG_MASTER.A&quot;&amp;MATCH(&quot;RB_P2_SLICE_GATE_SLICE_REVIEW_SCOPE_TECH&quot;;[$BACKLOG_MASTER.$A:.$A];0);&quot;RB_P2_SLICE_GATE_SLICE_REVIEW_SCOPE_TECH&quot;);&quot;RB_P2_SLICE_GATE_SLICE_REVIEW_SCOPE_TECH&quot;)" office:value-type="string" office:string-value="RB_P2_SLICE_GATE_SLICE_REVIEW_SCOPE_TECH" calcext:value-type="string">
            <text:p>RB_P2_SLICE_GATE_SLICE_REVIEW_SCOPE_TECH</text:p>
          </table:table-cell>
          <table:table-cell office:value-type="string" calcext:value-type="string">
            <text:p>P2_SLICE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Slice review (scope/tech/fun)</text:p>
          </table:table-cell>
          <table:table-cell office:value-type="string" calcext:value-type="string">
            <text:p>Revue dettes tech + fun.</text:p>
          </table:table-cell>
          <table:table-cell office:value-type="string" calcext:value-type="string">
            <text:p>Décision : GO prod / refactor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3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30" calcext:value-type="float">
            <text:p>130</text:p>
          </table:table-cell>
          <table:table-cell table:style-name="ce97" table:formula="of:=IFERROR(HYPERLINK(&quot;#BACKLOG_MASTER.A&quot;&amp;MATCH(&quot;RB_P3_PROD_OUTIL_EXPORT_GDD_DATA_CSV_JS&quot;;[$BACKLOG_MASTER.$A:.$A];0);&quot;RB_P3_PROD_OUTIL_EXPORT_GDD_DATA_CSV_JS&quot;);&quot;RB_P3_PROD_OUTIL_EXPORT_GDD_DATA_CSV_JS&quot;)" office:value-type="string" office:string-value="RB_P3_PROD_OUTIL_EXPORT_GDD_DATA_CSV_JS" calcext:value-type="string">
            <text:p>RB_P3_PROD_OUTIL_EXPORT_GDD_DATA_CSV_JS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Outil export GDD-&gt;data (CSV/JSON) + validation IDs</text:p>
          </table:table-cell>
          <table:table-cell office:value-type="string" calcext:value-type="string">
            <text:p>Connecter Excel au jeu.</text:p>
          </table:table-cell>
          <table:table-cell office:value-type="string" calcext:value-type="string">
            <text:p>Export + checks (IDs uniques, champs requis).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À mettre dans tools/ du repo.</text:p>
          </table:table-cell>
          <table:table-cell table:style-name="ce82" table:formula="of:=IFERROR(INDEX([$BACKLOG_MASTER.$F:.$F]; MATCH([.B3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35" calcext:value-type="float">
            <text:p>135</text:p>
          </table:table-cell>
          <table:table-cell table:style-name="ce97" table:formula="of:=IFERROR(HYPERLINK(&quot;#BACKLOG_MASTER.A&quot;&amp;MATCH(&quot;RB_P3_PROD_IMPORTER_DATA_DANS_GODOT_LOA&quot;;[$BACKLOG_MASTER.$A:.$A];0);&quot;RB_P3_PROD_IMPORTER_DATA_DANS_GODOT_LOA&quot;);&quot;RB_P3_PROD_IMPORTER_DATA_DANS_GODOT_LOA&quot;)" office:value-type="string" office:string-value="RB_P3_PROD_IMPORTER_DATA_DANS_GODOT_LOA" calcext:value-type="string">
            <text:p>RB_P3_PROD_IMPORTER_DATA_DANS_GODOT_LOA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Importer data dans Godot (loader + cache)</text:p>
          </table:table-cell>
          <table:table-cell office:value-type="string" calcext:value-type="string">
            <text:p>Lecture data stable.</text:p>
          </table:table-cell>
          <table:table-cell office:value-type="string" calcext:value-type="string">
            <text:p>Loader OK + erreurs lisibl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3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40" calcext:value-type="float">
            <text:p>140</text:p>
          </table:table-cell>
          <table:table-cell table:style-name="ce97" table:formula="of:=IFERROR(HYPERLINK(&quot;#BACKLOG_MASTER.A&quot;&amp;MATCH(&quot;RB_P3_PROD_SYSTEME_D_AMELIORATIONS_STAT&quot;;[$BACKLOG_MASTER.$A:.$A];0);&quot;RB_P3_PROD_SYSTEME_D_AMELIORATIONS_STAT&quot;);&quot;RB_P3_PROD_SYSTEME_D_AMELIORATIONS_STAT&quot;)" office:value-type="string" office:string-value="RB_P3_PROD_SYSTEME_D_AMELIORATIONS_STAT" calcext:value-type="string">
            <text:p>RB_P3_PROD_SYSTEME_D_AMELIORATIONS_STAT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Système d’améliorations (stats) data-driven</text:p>
          </table:table-cell>
          <table:table-cell office:value-type="string" calcext:value-type="string">
            <text:p>Upgrades modifient stats.</text:p>
          </table:table-cell>
          <table:table-cell office:value-type="string" calcext:value-type="string">
            <text:p>Stats changent via data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3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45" calcext:value-type="float">
            <text:p>145</text:p>
          </table:table-cell>
          <table:table-cell table:style-name="ce97" table:formula="of:=IFERROR(HYPERLINK(&quot;#BACKLOG_MASTER.A&quot;&amp;MATCH(&quot;RB_P3_PROD_INVULN_COURTE_KNOCKBACK_I_FR&quot;;[$BACKLOG_MASTER.$A:.$A];0);&quot;RB_P3_PROD_INVULN_COURTE_KNOCKBACK_I_FR&quot;);&quot;RB_P3_PROD_INVULN_COURTE_KNOCKBACK_I_FR&quot;)" office:value-type="string" office:string-value="RB_P3_PROD_INVULN_COURTE_KNOCKBACK_I_FR" calcext:value-type="string">
            <text:p>RB_P3_PROD_INVULN_COURTE_KNOCKBACK_I_FR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Invuln courte / knockback / i-frames (si besoin)</text:p>
          </table:table-cell>
          <table:table-cell office:value-type="string" calcext:value-type="string">
            <text:p>Lisibilité.</text:p>
          </table:table-cell>
          <table:table-cell office:value-type="string" calcext:value-type="string">
            <text:p>Feedback clair et joua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3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50" calcext:value-type="float">
            <text:p>150</text:p>
          </table:table-cell>
          <table:table-cell table:style-name="ce97" table:formula="of:=IFERROR(HYPERLINK(&quot;#BACKLOG_MASTER.A&quot;&amp;MATCH(&quot;RB_P3_PROD_FRAMEWORK_PATTERNS_ENNEMIS_S&quot;;[$BACKLOG_MASTER.$A:.$A];0);&quot;RB_P3_PROD_FRAMEWORK_PATTERNS_ENNEMIS_S&quot;);&quot;RB_P3_PROD_FRAMEWORK_PATTERNS_ENNEMIS_S&quot;)" office:value-type="string" office:string-value="RB_P3_PROD_FRAMEWORK_PATTERNS_ENNEMIS_S" calcext:value-type="string">
            <text:p>RB_P3_PROD_FRAMEWORK_PATTERNS_ENNEMIS_S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Framework patterns ennemis (scriptable)</text:p>
          </table:table-cell>
          <table:table-cell office:value-type="string" calcext:value-type="string">
            <text:p>Ajouter ennemis rapidement.</text:p>
          </table:table-cell>
          <table:table-cell office:value-type="string" calcext:value-type="string">
            <text:p>Pattern = data + script réutilisabl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3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55" calcext:value-type="float">
            <text:p>155</text:p>
          </table:table-cell>
          <table:table-cell table:style-name="ce97" table:formula="of:=IFERROR(HYPERLINK(&quot;#BACKLOG_MASTER.A&quot;&amp;MATCH(&quot;RB_P3_PROD_FRAMEWORK_WAVES_DATA_DRIVEN_&quot;;[$BACKLOG_MASTER.$A:.$A];0);&quot;RB_P3_PROD_FRAMEWORK_WAVES_DATA_DRIVEN_&quot;);&quot;RB_P3_PROD_FRAMEWORK_WAVES_DATA_DRIVEN_&quot;)" office:value-type="string" office:string-value="RB_P3_PROD_FRAMEWORK_WAVES_DATA_DRIVEN_" calcext:value-type="string">
            <text:p>RB_P3_PROD_FRAMEWORK_WAVES_DATA_DRIVEN_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Framework waves data-driven (tableau)</text:p>
          </table:table-cell>
          <table:table-cell office:value-type="string" calcext:value-type="string">
            <text:p>Configurer les vagues via data.</text:p>
          </table:table-cell>
          <table:table-cell office:value-type="string" calcext:value-type="string">
            <text:p>Waves configurables sans cod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3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60" calcext:value-type="float">
            <text:p>160</text:p>
          </table:table-cell>
          <table:table-cell table:style-name="ce97" table:formula="of:=IFERROR(HYPERLINK(&quot;#BACKLOG_MASTER.A&quot;&amp;MATCH(&quot;RB_P3_PROD_FRAMEWORK_ZONES_THEMES_SEGME&quot;;[$BACKLOG_MASTER.$A:.$A];0);&quot;RB_P3_PROD_FRAMEWORK_ZONES_THEMES_SEGME&quot;);&quot;RB_P3_PROD_FRAMEWORK_ZONES_THEMES_SEGME&quot;)" office:value-type="string" office:string-value="RB_P3_PROD_FRAMEWORK_ZONES_THEMES_SEGME" calcext:value-type="string">
            <text:p>RB_P3_PROD_FRAMEWORK_ZONES_THEMES_SEGME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Zones</text:p>
          </table:table-cell>
          <table:table-cell office:value-type="string" calcext:value-type="string">
            <text:p>Framework zones (thèmes, segments, progression)</text:p>
          </table:table-cell>
          <table:table-cell office:value-type="string" calcext:value-type="string">
            <text:p>Plusieurs zones.</text:p>
          </table:table-cell>
          <table:table-cell office:value-type="string" calcext:value-type="string">
            <text:p>Zones chaînabl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3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65" calcext:value-type="float">
            <text:p>165</text:p>
          </table:table-cell>
          <table:table-cell table:style-name="ce97" table:formula="of:=IFERROR(HYPERLINK(&quot;#BACKLOG_MASTER.A&quot;&amp;MATCH(&quot;RB_P3_PROD_MENUS_COMPLETS_PAUSE_OPTIONS&quot;;[$BACKLOG_MASTER.$A:.$A];0);&quot;RB_P3_PROD_MENUS_COMPLETS_PAUSE_OPTIONS&quot;);&quot;RB_P3_PROD_MENUS_COMPLETS_PAUSE_OPTIONS&quot;)" office:value-type="string" office:string-value="RB_P3_PROD_MENUS_COMPLETS_PAUSE_OPTIONS" calcext:value-type="string">
            <text:p>RB_P3_PROD_MENUS_COMPLETS_PAUSE_OPTIONS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enus complets (pause/options/controls)</text:p>
          </table:table-cell>
          <table:table-cell office:value-type="string" calcext:value-type="string">
            <text:p>Jeu utilisable.</text:p>
          </table:table-cell>
          <table:table-cell office:value-type="string" calcext:value-type="string">
            <text:p>Pause/options fonctionnel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3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70" calcext:value-type="float">
            <text:p>170</text:p>
          </table:table-cell>
          <table:table-cell table:style-name="ce97" table:formula="of:=IFERROR(HYPERLINK(&quot;#BACKLOG_MASTER.A&quot;&amp;MATCH(&quot;RB_P3_PROD_TOOLTIPS_DESCRIPTIONS_UPGRAD&quot;;[$BACKLOG_MASTER.$A:.$A];0);&quot;RB_P3_PROD_TOOLTIPS_DESCRIPTIONS_UPGRAD&quot;);&quot;RB_P3_PROD_TOOLTIPS_DESCRIPTIONS_UPGRAD&quot;)" office:value-type="string" office:string-value="RB_P3_PROD_TOOLTIPS_DESCRIPTIONS_UPGRAD" calcext:value-type="string">
            <text:p>RB_P3_PROD_TOOLTIPS_DESCRIPTIONS_UPGRAD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ooltips + descriptions upgrades</text:p>
          </table:table-cell>
          <table:table-cell office:value-type="string" calcext:value-type="string">
            <text:p>Compréhension.</text:p>
          </table:table-cell>
          <table:table-cell office:value-type="string" calcext:value-type="string">
            <text:p>Tooltip lisi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4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75" calcext:value-type="float">
            <text:p>175</text:p>
          </table:table-cell>
          <table:table-cell table:style-name="ce97" table:formula="of:=IFERROR(HYPERLINK(&quot;#BACKLOG_MASTER.A&quot;&amp;MATCH(&quot;RB_P3_PROD_SAVE_ROBUSTE_VERSIONING_MIGR&quot;;[$BACKLOG_MASTER.$A:.$A];0);&quot;RB_P3_PROD_SAVE_ROBUSTE_VERSIONING_MIGR&quot;);&quot;RB_P3_PROD_SAVE_ROBUSTE_VERSIONING_MIGR&quot;)" office:value-type="string" office:string-value="RB_P3_PROD_SAVE_ROBUSTE_VERSIONING_MIGR" calcext:value-type="string">
            <text:p>RB_P3_PROD_SAVE_ROBUSTE_VERSIONING_MIGR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Sauvegarde</text:p>
          </table:table-cell>
          <table:table-cell office:value-type="string" calcext:value-type="string">
            <text:p>Save robuste (versioning + migration)</text:p>
          </table:table-cell>
          <table:table-cell office:value-type="string" calcext:value-type="string">
            <text:p>Éviter casser save.</text:p>
          </table:table-cell>
          <table:table-cell office:value-type="string" calcext:value-type="string">
            <text:p>Version save + migration O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4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80" calcext:value-type="float">
            <text:p>180</text:p>
          </table:table-cell>
          <table:table-cell table:style-name="ce97" table:formula="of:=IFERROR(HYPERLINK(&quot;#BACKLOG_MASTER.A&quot;&amp;MATCH(&quot;RB_P3_PROD_DEBUG_IN_GAME_SPAWN_GODMODE_&quot;;[$BACKLOG_MASTER.$A:.$A];0);&quot;RB_P3_PROD_DEBUG_IN_GAME_SPAWN_GODMODE_&quot;);&quot;RB_P3_PROD_DEBUG_IN_GAME_SPAWN_GODMODE_&quot;)" office:value-type="string" office:string-value="RB_P3_PROD_DEBUG_IN_GAME_SPAWN_GODMODE_" calcext:value-type="string">
            <text:p>RB_P3_PROD_DEBUG_IN_GAME_SPAWN_GODMODE_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Debug in-game (spawn, godmode, reset)</text:p>
          </table:table-cell>
          <table:table-cell office:value-type="string" calcext:value-type="string">
            <text:p>Tester vite.</text:p>
          </table:table-cell>
          <table:table-cell office:value-type="string" calcext:value-type="string">
            <text:p>Menu debug actif en dev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4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85" calcext:value-type="float">
            <text:p>185</text:p>
          </table:table-cell>
          <table:table-cell table:style-name="ce97" table:formula="of:=IFERROR(HYPERLINK(&quot;#BACKLOG_MASTER.A&quot;&amp;MATCH(&quot;RB_P3_PROD_GATE_MILESTONE_SYSTEMS_REVIE&quot;;[$BACKLOG_MASTER.$A:.$A];0);&quot;RB_P3_PROD_GATE_MILESTONE_SYSTEMS_REVIE&quot;);&quot;RB_P3_PROD_GATE_MILESTONE_SYSTEMS_REVIE&quot;)" office:value-type="string" office:string-value="RB_P3_PROD_GATE_MILESTONE_SYSTEMS_REVIE" calcext:value-type="string">
            <text:p>RB_P3_PROD_GATE_MILESTONE_SYSTEMS_REVIE</text:p>
          </table:table-cell>
          <table:table-cell office:value-type="string" calcext:value-type="string">
            <text:p>P3_PROD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Milestone systems review</text:p>
          </table:table-cell>
          <table:table-cell office:value-type="string" calcext:value-type="string">
            <text:p>Vérifier dettes &amp; qualité.</text:p>
          </table:table-cell>
          <table:table-cell office:value-type="string" calcext:value-type="string">
            <text:p>Décision : produire contenu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4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90" calcext:value-type="float">
            <text:p>190</text:p>
          </table:table-cell>
          <table:table-cell table:style-name="ce97" table:formula="of:=IFERROR(HYPERLINK(&quot;#BACKLOG_MASTER.A&quot;&amp;MATCH(&quot;RB_P4_CONTENT_DEFINIR_ZONE_01_THEME_ENNEMI&quot;;[$BACKLOG_MASTER.$A:.$A];0);&quot;RB_P4_CONTENT_DEFINIR_ZONE_01_THEME_ENNEMI&quot;);&quot;RB_P4_CONTENT_DEFINIR_ZONE_01_THEME_ENNEMI&quot;)" office:value-type="string" office:string-value="RB_P4_CONTENT_DEFINIR_ZONE_01_THEME_ENNEMI" calcext:value-type="string">
            <text:p>RB_P4_CONTENT_DEFINIR_ZONE_01_THEME_ENNEMI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Définir Zone 01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4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195" calcext:value-type="float">
            <text:p>195</text:p>
          </table:table-cell>
          <table:table-cell table:style-name="ce97" table:formula="of:=IFERROR(HYPERLINK(&quot;#BACKLOG_MASTER.A&quot;&amp;MATCH(&quot;RB_P4_CONTENT_IMPLEMENTER_SEGMENTS_ZONE_01&quot;;[$BACKLOG_MASTER.$A:.$A];0);&quot;RB_P4_CONTENT_IMPLEMENTER_SEGMENTS_ZONE_01&quot;);&quot;RB_P4_CONTENT_IMPLEMENTER_SEGMENTS_ZONE_01&quot;)" office:value-type="string" office:string-value="RB_P4_CONTENT_IMPLEMENTER_SEGMENTS_ZONE_01" calcext:value-type="string">
            <text:p>RB_P4_CONTENT_IMPLEMENTER_SEGMENTS_ZONE_01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Implémenter segments Zone 01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4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00" calcext:value-type="float">
            <text:p>200</text:p>
          </table:table-cell>
          <table:table-cell table:style-name="ce97" table:formula="of:=IFERROR(HYPERLINK(&quot;#BACKLOG_MASTER.A&quot;&amp;MATCH(&quot;RB_P4_CONTENT_BALANCE_PASS_ZONE_01_COURBE_&quot;;[$BACKLOG_MASTER.$A:.$A];0);&quot;RB_P4_CONTENT_BALANCE_PASS_ZONE_01_COURBE_&quot;);&quot;RB_P4_CONTENT_BALANCE_PASS_ZONE_01_COURBE_&quot;)" office:value-type="string" office:string-value="RB_P4_CONTENT_BALANCE_PASS_ZONE_01_COURBE_" calcext:value-type="string">
            <text:p>RB_P4_CONTENT_BALANCE_PASS_ZONE_01_COURBE_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Balance pass Zone 01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4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05" calcext:value-type="float">
            <text:p>205</text:p>
          </table:table-cell>
          <table:table-cell table:style-name="ce97" table:formula="of:=IFERROR(HYPERLINK(&quot;#BACKLOG_MASTER.A&quot;&amp;MATCH(&quot;RB_P4_CONTENT_GATE_CONTENT_CHECK_ZONE&quot;;[$BACKLOG_MASTER.$A:.$A];0);&quot;RB_P4_CONTENT_GATE_CONTENT_CHECK_ZONE&quot;);&quot;RB_P4_CONTENT_GATE_CONTENT_CHECK_ZONE&quot;)" office:value-type="string" office:string-value="RB_P4_CONTENT_GATE_CONTENT_CHECK_ZONE" calcext:value-type="string">
            <text:p>RB_P4_CONTENT_GATE_CONTENT_CHECK_ZONE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1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4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10" calcext:value-type="float">
            <text:p>210</text:p>
          </table:table-cell>
          <table:table-cell table:style-name="ce97" table:formula="of:=IFERROR(HYPERLINK(&quot;#BACKLOG_MASTER.A&quot;&amp;MATCH(&quot;RB_P4_CONTENT_DEFINIR_ZONE_02_THEME_ENNEMI&quot;;[$BACKLOG_MASTER.$A:.$A];0);&quot;RB_P4_CONTENT_DEFINIR_ZONE_02_THEME_ENNEMI&quot;);&quot;RB_P4_CONTENT_DEFINIR_ZONE_02_THEME_ENNEMI&quot;)" office:value-type="string" office:string-value="RB_P4_CONTENT_DEFINIR_ZONE_02_THEME_ENNEMI" calcext:value-type="string">
            <text:p>RB_P4_CONTENT_DEFINIR_ZONE_02_THEME_ENNEMI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Définir Zone 02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4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15" calcext:value-type="float">
            <text:p>215</text:p>
          </table:table-cell>
          <table:table-cell table:style-name="ce97" table:formula="of:=IFERROR(HYPERLINK(&quot;#BACKLOG_MASTER.A&quot;&amp;MATCH(&quot;RB_P4_CONTENT_IMPLEMENTER_SEGMENTS_ZONE_02&quot;;[$BACKLOG_MASTER.$A:.$A];0);&quot;RB_P4_CONTENT_IMPLEMENTER_SEGMENTS_ZONE_02&quot;);&quot;RB_P4_CONTENT_IMPLEMENTER_SEGMENTS_ZONE_02&quot;)" office:value-type="string" office:string-value="RB_P4_CONTENT_IMPLEMENTER_SEGMENTS_ZONE_02" calcext:value-type="string">
            <text:p>RB_P4_CONTENT_IMPLEMENTER_SEGMENTS_ZONE_02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Implémenter segments Zone 02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4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20" calcext:value-type="float">
            <text:p>220</text:p>
          </table:table-cell>
          <table:table-cell table:style-name="ce97" table:formula="of:=IFERROR(HYPERLINK(&quot;#BACKLOG_MASTER.A&quot;&amp;MATCH(&quot;RB_P4_CONTENT_BALANCE_PASS_ZONE_02_COURBE_&quot;;[$BACKLOG_MASTER.$A:.$A];0);&quot;RB_P4_CONTENT_BALANCE_PASS_ZONE_02_COURBE_&quot;);&quot;RB_P4_CONTENT_BALANCE_PASS_ZONE_02_COURBE_&quot;)" office:value-type="string" office:string-value="RB_P4_CONTENT_BALANCE_PASS_ZONE_02_COURBE_" calcext:value-type="string">
            <text:p>RB_P4_CONTENT_BALANCE_PASS_ZONE_02_COURBE_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Balance pass Zone 02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25" calcext:value-type="float">
            <text:p>225</text:p>
          </table:table-cell>
          <table:table-cell table:style-name="ce97" table:formula="of:=IFERROR(HYPERLINK(&quot;#BACKLOG_MASTER.A&quot;&amp;MATCH(&quot;RB_P4_CONTENT_GATE_CONTENT_CHECK_ZONE_581C25&quot;;[$BACKLOG_MASTER.$A:.$A];0);&quot;RB_P4_CONTENT_GATE_CONTENT_CHECK_ZONE_581C25&quot;);&quot;RB_P4_CONTENT_GATE_CONTENT_CHECK_ZONE_581C25&quot;)" office:value-type="string" office:string-value="RB_P4_CONTENT_GATE_CONTENT_CHECK_ZONE_581C25" calcext:value-type="string">
            <text:p>RB_P4_CONTENT_GATE_CONTENT_CHECK_ZONE_581C25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2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5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30" calcext:value-type="float">
            <text:p>230</text:p>
          </table:table-cell>
          <table:table-cell table:style-name="ce97" table:formula="of:=IFERROR(HYPERLINK(&quot;#BACKLOG_MASTER.A&quot;&amp;MATCH(&quot;RB_P4_CONTENT_DEFINIR_ZONE_03_THEME_ENNEMI&quot;;[$BACKLOG_MASTER.$A:.$A];0);&quot;RB_P4_CONTENT_DEFINIR_ZONE_03_THEME_ENNEMI&quot;);&quot;RB_P4_CONTENT_DEFINIR_ZONE_03_THEME_ENNEMI&quot;)" office:value-type="string" office:string-value="RB_P4_CONTENT_DEFINIR_ZONE_03_THEME_ENNEMI" calcext:value-type="string">
            <text:p>RB_P4_CONTENT_DEFINIR_ZONE_03_THEME_ENNEMI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Définir Zone 03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35" calcext:value-type="float">
            <text:p>235</text:p>
          </table:table-cell>
          <table:table-cell table:style-name="ce97" table:formula="of:=IFERROR(HYPERLINK(&quot;#BACKLOG_MASTER.A&quot;&amp;MATCH(&quot;RB_P4_CONTENT_IMPLEMENTER_SEGMENTS_ZONE_03&quot;;[$BACKLOG_MASTER.$A:.$A];0);&quot;RB_P4_CONTENT_IMPLEMENTER_SEGMENTS_ZONE_03&quot;);&quot;RB_P4_CONTENT_IMPLEMENTER_SEGMENTS_ZONE_03&quot;)" office:value-type="string" office:string-value="RB_P4_CONTENT_IMPLEMENTER_SEGMENTS_ZONE_03" calcext:value-type="string">
            <text:p>RB_P4_CONTENT_IMPLEMENTER_SEGMENTS_ZONE_03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Implémenter segments Zone 03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40" calcext:value-type="float">
            <text:p>240</text:p>
          </table:table-cell>
          <table:table-cell table:style-name="ce97" table:formula="of:=IFERROR(HYPERLINK(&quot;#BACKLOG_MASTER.A&quot;&amp;MATCH(&quot;RB_P4_CONTENT_BALANCE_PASS_ZONE_03_COURBE_&quot;;[$BACKLOG_MASTER.$A:.$A];0);&quot;RB_P4_CONTENT_BALANCE_PASS_ZONE_03_COURBE_&quot;);&quot;RB_P4_CONTENT_BALANCE_PASS_ZONE_03_COURBE_&quot;)" office:value-type="string" office:string-value="RB_P4_CONTENT_BALANCE_PASS_ZONE_03_COURBE_" calcext:value-type="string">
            <text:p>RB_P4_CONTENT_BALANCE_PASS_ZONE_03_COURBE_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Balance pass Zone 03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45" calcext:value-type="float">
            <text:p>245</text:p>
          </table:table-cell>
          <table:table-cell table:style-name="ce97" table:formula="of:=IFERROR(HYPERLINK(&quot;#BACKLOG_MASTER.A&quot;&amp;MATCH(&quot;RB_P4_CONTENT_GATE_CONTENT_CHECK_ZONE_65B48C&quot;;[$BACKLOG_MASTER.$A:.$A];0);&quot;RB_P4_CONTENT_GATE_CONTENT_CHECK_ZONE_65B48C&quot;);&quot;RB_P4_CONTENT_GATE_CONTENT_CHECK_ZONE_65B48C&quot;)" office:value-type="string" office:string-value="RB_P4_CONTENT_GATE_CONTENT_CHECK_ZONE_65B48C" calcext:value-type="string">
            <text:p>RB_P4_CONTENT_GATE_CONTENT_CHECK_ZONE_65B48C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3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5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50" calcext:value-type="float">
            <text:p>250</text:p>
          </table:table-cell>
          <table:table-cell table:style-name="ce97" table:formula="of:=IFERROR(HYPERLINK(&quot;#BACKLOG_MASTER.A&quot;&amp;MATCH(&quot;RB_P4_CONTENT_DEFINIR_ZONE_04_THEME_ENNEMI&quot;;[$BACKLOG_MASTER.$A:.$A];0);&quot;RB_P4_CONTENT_DEFINIR_ZONE_04_THEME_ENNEMI&quot;);&quot;RB_P4_CONTENT_DEFINIR_ZONE_04_THEME_ENNEMI&quot;)" office:value-type="string" office:string-value="RB_P4_CONTENT_DEFINIR_ZONE_04_THEME_ENNEMI" calcext:value-type="string">
            <text:p>RB_P4_CONTENT_DEFINIR_ZONE_04_THEME_ENNEMI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Définir Zone 04 : thème, ennemis, boss, segments</text:p>
          </table:table-cell>
          <table:table-cell office:value-type="string" calcext:value-type="string">
            <text:p>Spécifier contenu.</text:p>
          </table:table-cell>
          <table:table-cell office:value-type="string" calcext:value-type="string">
            <text:p>Design doc + ID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55" calcext:value-type="float">
            <text:p>255</text:p>
          </table:table-cell>
          <table:table-cell table:style-name="ce97" table:formula="of:=IFERROR(HYPERLINK(&quot;#BACKLOG_MASTER.A&quot;&amp;MATCH(&quot;RB_P4_CONTENT_IMPLEMENTER_SEGMENTS_ZONE_04&quot;;[$BACKLOG_MASTER.$A:.$A];0);&quot;RB_P4_CONTENT_IMPLEMENTER_SEGMENTS_ZONE_04&quot;);&quot;RB_P4_CONTENT_IMPLEMENTER_SEGMENTS_ZONE_04&quot;)" office:value-type="string" office:string-value="RB_P4_CONTENT_IMPLEMENTER_SEGMENTS_ZONE_04" calcext:value-type="string">
            <text:p>RB_P4_CONTENT_IMPLEMENTER_SEGMENTS_ZONE_04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Implémenter segments Zone 04 (visuels placeholders)</text:p>
          </table:table-cell>
          <table:table-cell/>
          <table:table-cell office:value-type="string" calcext:value-type="string">
            <text:p>Segments jouables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60" calcext:value-type="float">
            <text:p>260</text:p>
          </table:table-cell>
          <table:table-cell table:style-name="ce97" table:formula="of:=IFERROR(HYPERLINK(&quot;#BACKLOG_MASTER.A&quot;&amp;MATCH(&quot;RB_P4_CONTENT_BALANCE_PASS_ZONE_04_COURBE_&quot;;[$BACKLOG_MASTER.$A:.$A];0);&quot;RB_P4_CONTENT_BALANCE_PASS_ZONE_04_COURBE_&quot;);&quot;RB_P4_CONTENT_BALANCE_PASS_ZONE_04_COURBE_&quot;)" office:value-type="string" office:string-value="RB_P4_CONTENT_BALANCE_PASS_ZONE_04_COURBE_" calcext:value-type="string">
            <text:p>RB_P4_CONTENT_BALANCE_PASS_ZONE_04_COURBE_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Balance pass Zone 04 (courbe difficulté)</text:p>
          </table:table-cell>
          <table:table-cell/>
          <table:table-cell office:value-type="string" calcext:value-type="string">
            <text:p>Courbe jouable 30 min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5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65" calcext:value-type="float">
            <text:p>265</text:p>
          </table:table-cell>
          <table:table-cell table:style-name="ce97" table:formula="of:=IFERROR(HYPERLINK(&quot;#BACKLOG_MASTER.A&quot;&amp;MATCH(&quot;RB_P4_CONTENT_GATE_CONTENT_CHECK_ZONE_67D6E5&quot;;[$BACKLOG_MASTER.$A:.$A];0);&quot;RB_P4_CONTENT_GATE_CONTENT_CHECK_ZONE_67D6E5&quot;);&quot;RB_P4_CONTENT_GATE_CONTENT_CHECK_ZONE_67D6E5&quot;)" office:value-type="string" office:string-value="RB_P4_CONTENT_GATE_CONTENT_CHECK_ZONE_67D6E5" calcext:value-type="string">
            <text:p>RB_P4_CONTENT_GATE_CONTENT_CHECK_ZONE_67D6E5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Zone_04</text:p>
          </table:table-cell>
          <table:table-cell office:value-type="string" calcext:value-type="string">
            <text:p>GATE – Content check zone</text:p>
          </table:table-cell>
          <table:table-cell office:value-type="string" calcext:value-type="string">
            <text:p>Valider que la zone vaut le coup avant d’ajouter plus.</text:p>
          </table:table-cell>
          <table:table-cell office:value-type="string" calcext:value-type="string">
            <text:p>Décision GO/ajustement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5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70" calcext:value-type="float">
            <text:p>270</text:p>
          </table:table-cell>
          <table:table-cell table:style-name="ce97" table:formula="of:=IFERROR(HYPERLINK(&quot;#BACKLOG_MASTER.A&quot;&amp;MATCH(&quot;RB_P4_CONTENT_CREER_ENNEMI_01_DESIGN_ID_PA&quot;;[$BACKLOG_MASTER.$A:.$A];0);&quot;RB_P4_CONTENT_CREER_ENNEMI_01_DESIGN_ID_PA&quot;);&quot;RB_P4_CONTENT_CREER_ENNEMI_01_DESIGN_ID_PA&quot;)" office:value-type="string" office:string-value="RB_P4_CONTENT_CREER_ENNEMI_01_DESIGN_ID_PA" calcext:value-type="string">
            <text:p>RB_P4_CONTENT_CREER_ENNEMI_01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1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75" calcext:value-type="float">
            <text:p>275</text:p>
          </table:table-cell>
          <table:table-cell table:style-name="ce97" table:formula="of:=IFERROR(HYPERLINK(&quot;#BACKLOG_MASTER.A&quot;&amp;MATCH(&quot;RB_P4_CONTENT_CREER_ENNEMI_02_DESIGN_ID_PA&quot;;[$BACKLOG_MASTER.$A:.$A];0);&quot;RB_P4_CONTENT_CREER_ENNEMI_02_DESIGN_ID_PA&quot;);&quot;RB_P4_CONTENT_CREER_ENNEMI_02_DESIGN_ID_PA&quot;)" office:value-type="string" office:string-value="RB_P4_CONTENT_CREER_ENNEMI_02_DESIGN_ID_PA" calcext:value-type="string">
            <text:p>RB_P4_CONTENT_CREER_ENNEMI_02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2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80" calcext:value-type="float">
            <text:p>280</text:p>
          </table:table-cell>
          <table:table-cell table:style-name="ce97" table:formula="of:=IFERROR(HYPERLINK(&quot;#BACKLOG_MASTER.A&quot;&amp;MATCH(&quot;RB_P4_CONTENT_CREER_ENNEMI_03_DESIGN_ID_PA&quot;;[$BACKLOG_MASTER.$A:.$A];0);&quot;RB_P4_CONTENT_CREER_ENNEMI_03_DESIGN_ID_PA&quot;);&quot;RB_P4_CONTENT_CREER_ENNEMI_03_DESIGN_ID_PA&quot;)" office:value-type="string" office:string-value="RB_P4_CONTENT_CREER_ENNEMI_03_DESIGN_ID_PA" calcext:value-type="string">
            <text:p>RB_P4_CONTENT_CREER_ENNEMI_03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3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85" calcext:value-type="float">
            <text:p>285</text:p>
          </table:table-cell>
          <table:table-cell table:style-name="ce97" table:formula="of:=IFERROR(HYPERLINK(&quot;#BACKLOG_MASTER.A&quot;&amp;MATCH(&quot;RB_P4_CONTENT_CREER_ENNEMI_04_DESIGN_ID_PA&quot;;[$BACKLOG_MASTER.$A:.$A];0);&quot;RB_P4_CONTENT_CREER_ENNEMI_04_DESIGN_ID_PA&quot;);&quot;RB_P4_CONTENT_CREER_ENNEMI_04_DESIGN_ID_PA&quot;)" office:value-type="string" office:string-value="RB_P4_CONTENT_CREER_ENNEMI_04_DESIGN_ID_PA" calcext:value-type="string">
            <text:p>RB_P4_CONTENT_CREER_ENNEMI_04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4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90" calcext:value-type="float">
            <text:p>290</text:p>
          </table:table-cell>
          <table:table-cell table:style-name="ce97" table:formula="of:=IFERROR(HYPERLINK(&quot;#BACKLOG_MASTER.A&quot;&amp;MATCH(&quot;RB_P4_CONTENT_CREER_ENNEMI_05_DESIGN_ID_PA&quot;;[$BACKLOG_MASTER.$A:.$A];0);&quot;RB_P4_CONTENT_CREER_ENNEMI_05_DESIGN_ID_PA&quot;);&quot;RB_P4_CONTENT_CREER_ENNEMI_05_DESIGN_ID_PA&quot;)" office:value-type="string" office:string-value="RB_P4_CONTENT_CREER_ENNEMI_05_DESIGN_ID_PA" calcext:value-type="string">
            <text:p>RB_P4_CONTENT_CREER_ENNEMI_05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5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295" calcext:value-type="float">
            <text:p>295</text:p>
          </table:table-cell>
          <table:table-cell table:style-name="ce97" table:formula="of:=IFERROR(HYPERLINK(&quot;#BACKLOG_MASTER.A&quot;&amp;MATCH(&quot;RB_P4_CONTENT_CREER_ENNEMI_06_DESIGN_ID_PA&quot;;[$BACKLOG_MASTER.$A:.$A];0);&quot;RB_P4_CONTENT_CREER_ENNEMI_06_DESIGN_ID_PA&quot;);&quot;RB_P4_CONTENT_CREER_ENNEMI_06_DESIGN_ID_PA&quot;)" office:value-type="string" office:string-value="RB_P4_CONTENT_CREER_ENNEMI_06_DESIGN_ID_PA" calcext:value-type="string">
            <text:p>RB_P4_CONTENT_CREER_ENNEMI_06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6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00" calcext:value-type="float">
            <text:p>300</text:p>
          </table:table-cell>
          <table:table-cell table:style-name="ce97" table:formula="of:=IFERROR(HYPERLINK(&quot;#BACKLOG_MASTER.A&quot;&amp;MATCH(&quot;RB_P4_CONTENT_CREER_ENNEMI_07_DESIGN_ID_PA&quot;;[$BACKLOG_MASTER.$A:.$A];0);&quot;RB_P4_CONTENT_CREER_ENNEMI_07_DESIGN_ID_PA&quot;);&quot;RB_P4_CONTENT_CREER_ENNEMI_07_DESIGN_ID_PA&quot;)" office:value-type="string" office:string-value="RB_P4_CONTENT_CREER_ENNEMI_07_DESIGN_ID_PA" calcext:value-type="string">
            <text:p>RB_P4_CONTENT_CREER_ENNEMI_07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7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05" calcext:value-type="float">
            <text:p>305</text:p>
          </table:table-cell>
          <table:table-cell table:style-name="ce97" table:formula="of:=IFERROR(HYPERLINK(&quot;#BACKLOG_MASTER.A&quot;&amp;MATCH(&quot;RB_P4_CONTENT_CREER_ENNEMI_08_DESIGN_ID_PA&quot;;[$BACKLOG_MASTER.$A:.$A];0);&quot;RB_P4_CONTENT_CREER_ENNEMI_08_DESIGN_ID_PA&quot;);&quot;RB_P4_CONTENT_CREER_ENNEMI_08_DESIGN_ID_PA&quot;)" office:value-type="string" office:string-value="RB_P4_CONTENT_CREER_ENNEMI_08_DESIGN_ID_PA" calcext:value-type="string">
            <text:p>RB_P4_CONTENT_CREER_ENNEMI_08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8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10" calcext:value-type="float">
            <text:p>310</text:p>
          </table:table-cell>
          <table:table-cell table:style-name="ce97" table:formula="of:=IFERROR(HYPERLINK(&quot;#BACKLOG_MASTER.A&quot;&amp;MATCH(&quot;RB_P4_CONTENT_CREER_ENNEMI_09_DESIGN_ID_PA&quot;;[$BACKLOG_MASTER.$A:.$A];0);&quot;RB_P4_CONTENT_CREER_ENNEMI_09_DESIGN_ID_PA&quot;);&quot;RB_P4_CONTENT_CREER_ENNEMI_09_DESIGN_ID_PA&quot;)" office:value-type="string" office:string-value="RB_P4_CONTENT_CREER_ENNEMI_09_DESIGN_ID_PA" calcext:value-type="string">
            <text:p>RB_P4_CONTENT_CREER_ENNEMI_09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09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15" calcext:value-type="float">
            <text:p>315</text:p>
          </table:table-cell>
          <table:table-cell table:style-name="ce97" table:formula="of:=IFERROR(HYPERLINK(&quot;#BACKLOG_MASTER.A&quot;&amp;MATCH(&quot;RB_P4_CONTENT_CREER_ENNEMI_10_DESIGN_ID_PA&quot;;[$BACKLOG_MASTER.$A:.$A];0);&quot;RB_P4_CONTENT_CREER_ENNEMI_10_DESIGN_ID_PA&quot;);&quot;RB_P4_CONTENT_CREER_ENNEMI_10_DESIGN_ID_PA&quot;)" office:value-type="string" office:string-value="RB_P4_CONTENT_CREER_ENNEMI_10_DESIGN_ID_PA" calcext:value-type="string">
            <text:p>RB_P4_CONTENT_CREER_ENNEMI_10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10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6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20" calcext:value-type="float">
            <text:p>320</text:p>
          </table:table-cell>
          <table:table-cell table:style-name="ce97" table:formula="of:=IFERROR(HYPERLINK(&quot;#BACKLOG_MASTER.A&quot;&amp;MATCH(&quot;RB_P4_CONTENT_CREER_ENNEMI_11_DESIGN_ID_PA&quot;;[$BACKLOG_MASTER.$A:.$A];0);&quot;RB_P4_CONTENT_CREER_ENNEMI_11_DESIGN_ID_PA&quot;);&quot;RB_P4_CONTENT_CREER_ENNEMI_11_DESIGN_ID_PA&quot;)" office:value-type="string" office:string-value="RB_P4_CONTENT_CREER_ENNEMI_11_DESIGN_ID_PA" calcext:value-type="string">
            <text:p>RB_P4_CONTENT_CREER_ENNEMI_11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11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25" calcext:value-type="float">
            <text:p>325</text:p>
          </table:table-cell>
          <table:table-cell table:style-name="ce97" table:formula="of:=IFERROR(HYPERLINK(&quot;#BACKLOG_MASTER.A&quot;&amp;MATCH(&quot;RB_P4_CONTENT_CREER_ENNEMI_12_DESIGN_ID_PA&quot;;[$BACKLOG_MASTER.$A:.$A];0);&quot;RB_P4_CONTENT_CREER_ENNEMI_12_DESIGN_ID_PA&quot;);&quot;RB_P4_CONTENT_CREER_ENNEMI_12_DESIGN_ID_PA&quot;)" office:value-type="string" office:string-value="RB_P4_CONTENT_CREER_ENNEMI_12_DESIGN_ID_PA" calcext:value-type="string">
            <text:p>RB_P4_CONTENT_CREER_ENNEMI_12_DESIGN_ID_PA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Créer ennemi #12 (design + ID + pattern)</text:p>
          </table:table-cell>
          <table:table-cell/>
          <table:table-cell office:value-type="string" calcext:value-type="string">
            <text:p>Ennemi jouable + data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30" calcext:value-type="float">
            <text:p>330</text:p>
          </table:table-cell>
          <table:table-cell table:style-name="ce97" table:formula="of:=IFERROR(HYPERLINK(&quot;#BACKLOG_MASTER.A&quot;&amp;MATCH(&quot;RB_P4_CONTENT_GATE_ENEMY_ROSTER_CHECK&quot;;[$BACKLOG_MASTER.$A:.$A];0);&quot;RB_P4_CONTENT_GATE_ENEMY_ROSTER_CHECK&quot;);&quot;RB_P4_CONTENT_GATE_ENEMY_ROSTER_CHECK&quot;)" office:value-type="string" office:string-value="RB_P4_CONTENT_GATE_ENEMY_ROSTER_CHECK" calcext:value-type="string">
            <text:p>RB_P4_CONTENT_GATE_ENEMY_ROSTER_CHECK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Ennemis</text:p>
          </table:table-cell>
          <table:table-cell office:value-type="string" calcext:value-type="string">
            <text:p>GATE – Enemy roster check</text:p>
          </table:table-cell>
          <table:table-cell office:value-type="string" calcext:value-type="string">
            <text:p>Lisibilité + variété.</text:p>
          </table:table-cell>
          <table:table-cell office:value-type="string" calcext:value-type="string">
            <text:p>Roster validé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7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35" calcext:value-type="float">
            <text:p>335</text:p>
          </table:table-cell>
          <table:table-cell table:style-name="ce97" table:formula="of:=IFERROR(HYPERLINK(&quot;#BACKLOG_MASTER.A&quot;&amp;MATCH(&quot;RB_P4_CONTENT_CREER_UPGRADE_01_DATA_UI_EQU&quot;;[$BACKLOG_MASTER.$A:.$A];0);&quot;RB_P4_CONTENT_CREER_UPGRADE_01_DATA_UI_EQU&quot;);&quot;RB_P4_CONTENT_CREER_UPGRADE_01_DATA_UI_EQU&quot;)" office:value-type="string" office:string-value="RB_P4_CONTENT_CREER_UPGRADE_01_DATA_UI_EQU" calcext:value-type="string">
            <text:p>RB_P4_CONTENT_CREER_UPGRADE_01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1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40" calcext:value-type="float">
            <text:p>340</text:p>
          </table:table-cell>
          <table:table-cell table:style-name="ce97" table:formula="of:=IFERROR(HYPERLINK(&quot;#BACKLOG_MASTER.A&quot;&amp;MATCH(&quot;RB_P4_CONTENT_CREER_UPGRADE_02_DATA_UI_EQU&quot;;[$BACKLOG_MASTER.$A:.$A];0);&quot;RB_P4_CONTENT_CREER_UPGRADE_02_DATA_UI_EQU&quot;);&quot;RB_P4_CONTENT_CREER_UPGRADE_02_DATA_UI_EQU&quot;)" office:value-type="string" office:string-value="RB_P4_CONTENT_CREER_UPGRADE_02_DATA_UI_EQU" calcext:value-type="string">
            <text:p>RB_P4_CONTENT_CREER_UPGRADE_02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2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45" calcext:value-type="float">
            <text:p>345</text:p>
          </table:table-cell>
          <table:table-cell table:style-name="ce97" table:formula="of:=IFERROR(HYPERLINK(&quot;#BACKLOG_MASTER.A&quot;&amp;MATCH(&quot;RB_P4_CONTENT_CREER_UPGRADE_03_DATA_UI_EQU&quot;;[$BACKLOG_MASTER.$A:.$A];0);&quot;RB_P4_CONTENT_CREER_UPGRADE_03_DATA_UI_EQU&quot;);&quot;RB_P4_CONTENT_CREER_UPGRADE_03_DATA_UI_EQU&quot;)" office:value-type="string" office:string-value="RB_P4_CONTENT_CREER_UPGRADE_03_DATA_UI_EQU" calcext:value-type="string">
            <text:p>RB_P4_CONTENT_CREER_UPGRADE_03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3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50" calcext:value-type="float">
            <text:p>350</text:p>
          </table:table-cell>
          <table:table-cell table:style-name="ce97" table:formula="of:=IFERROR(HYPERLINK(&quot;#BACKLOG_MASTER.A&quot;&amp;MATCH(&quot;RB_P4_CONTENT_CREER_UPGRADE_04_DATA_UI_EQU&quot;;[$BACKLOG_MASTER.$A:.$A];0);&quot;RB_P4_CONTENT_CREER_UPGRADE_04_DATA_UI_EQU&quot;);&quot;RB_P4_CONTENT_CREER_UPGRADE_04_DATA_UI_EQU&quot;)" office:value-type="string" office:string-value="RB_P4_CONTENT_CREER_UPGRADE_04_DATA_UI_EQU" calcext:value-type="string">
            <text:p>RB_P4_CONTENT_CREER_UPGRADE_04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4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55" calcext:value-type="float">
            <text:p>355</text:p>
          </table:table-cell>
          <table:table-cell table:style-name="ce97" table:formula="of:=IFERROR(HYPERLINK(&quot;#BACKLOG_MASTER.A&quot;&amp;MATCH(&quot;RB_P4_CONTENT_CREER_UPGRADE_05_DATA_UI_EQU&quot;;[$BACKLOG_MASTER.$A:.$A];0);&quot;RB_P4_CONTENT_CREER_UPGRADE_05_DATA_UI_EQU&quot;);&quot;RB_P4_CONTENT_CREER_UPGRADE_05_DATA_UI_EQU&quot;)" office:value-type="string" office:string-value="RB_P4_CONTENT_CREER_UPGRADE_05_DATA_UI_EQU" calcext:value-type="string">
            <text:p>RB_P4_CONTENT_CREER_UPGRADE_05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5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60" calcext:value-type="float">
            <text:p>360</text:p>
          </table:table-cell>
          <table:table-cell table:style-name="ce97" table:formula="of:=IFERROR(HYPERLINK(&quot;#BACKLOG_MASTER.A&quot;&amp;MATCH(&quot;RB_P4_CONTENT_CREER_UPGRADE_06_DATA_UI_EQU&quot;;[$BACKLOG_MASTER.$A:.$A];0);&quot;RB_P4_CONTENT_CREER_UPGRADE_06_DATA_UI_EQU&quot;);&quot;RB_P4_CONTENT_CREER_UPGRADE_06_DATA_UI_EQU&quot;)" office:value-type="string" office:string-value="RB_P4_CONTENT_CREER_UPGRADE_06_DATA_UI_EQU" calcext:value-type="string">
            <text:p>RB_P4_CONTENT_CREER_UPGRADE_06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6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65" calcext:value-type="float">
            <text:p>365</text:p>
          </table:table-cell>
          <table:table-cell table:style-name="ce97" table:formula="of:=IFERROR(HYPERLINK(&quot;#BACKLOG_MASTER.A&quot;&amp;MATCH(&quot;RB_P4_CONTENT_CREER_UPGRADE_07_DATA_UI_EQU&quot;;[$BACKLOG_MASTER.$A:.$A];0);&quot;RB_P4_CONTENT_CREER_UPGRADE_07_DATA_UI_EQU&quot;);&quot;RB_P4_CONTENT_CREER_UPGRADE_07_DATA_UI_EQU&quot;)" office:value-type="string" office:string-value="RB_P4_CONTENT_CREER_UPGRADE_07_DATA_UI_EQU" calcext:value-type="string">
            <text:p>RB_P4_CONTENT_CREER_UPGRADE_07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7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7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70" calcext:value-type="float">
            <text:p>370</text:p>
          </table:table-cell>
          <table:table-cell table:style-name="ce97" table:formula="of:=IFERROR(HYPERLINK(&quot;#BACKLOG_MASTER.A&quot;&amp;MATCH(&quot;RB_P4_CONTENT_CREER_UPGRADE_08_DATA_UI_EQU&quot;;[$BACKLOG_MASTER.$A:.$A];0);&quot;RB_P4_CONTENT_CREER_UPGRADE_08_DATA_UI_EQU&quot;);&quot;RB_P4_CONTENT_CREER_UPGRADE_08_DATA_UI_EQU&quot;)" office:value-type="string" office:string-value="RB_P4_CONTENT_CREER_UPGRADE_08_DATA_UI_EQU" calcext:value-type="string">
            <text:p>RB_P4_CONTENT_CREER_UPGRADE_08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8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75" calcext:value-type="float">
            <text:p>375</text:p>
          </table:table-cell>
          <table:table-cell table:style-name="ce97" table:formula="of:=IFERROR(HYPERLINK(&quot;#BACKLOG_MASTER.A&quot;&amp;MATCH(&quot;RB_P4_CONTENT_CREER_UPGRADE_09_DATA_UI_EQU&quot;;[$BACKLOG_MASTER.$A:.$A];0);&quot;RB_P4_CONTENT_CREER_UPGRADE_09_DATA_UI_EQU&quot;);&quot;RB_P4_CONTENT_CREER_UPGRADE_09_DATA_UI_EQU&quot;)" office:value-type="string" office:string-value="RB_P4_CONTENT_CREER_UPGRADE_09_DATA_UI_EQU" calcext:value-type="string">
            <text:p>RB_P4_CONTENT_CREER_UPGRADE_09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09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80" calcext:value-type="float">
            <text:p>380</text:p>
          </table:table-cell>
          <table:table-cell table:style-name="ce97" table:formula="of:=IFERROR(HYPERLINK(&quot;#BACKLOG_MASTER.A&quot;&amp;MATCH(&quot;RB_P4_CONTENT_CREER_UPGRADE_10_DATA_UI_EQU&quot;;[$BACKLOG_MASTER.$A:.$A];0);&quot;RB_P4_CONTENT_CREER_UPGRADE_10_DATA_UI_EQU&quot;);&quot;RB_P4_CONTENT_CREER_UPGRADE_10_DATA_UI_EQU&quot;)" office:value-type="string" office:string-value="RB_P4_CONTENT_CREER_UPGRADE_10_DATA_UI_EQU" calcext:value-type="string">
            <text:p>RB_P4_CONTENT_CREER_UPGRADE_10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0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85" calcext:value-type="float">
            <text:p>385</text:p>
          </table:table-cell>
          <table:table-cell table:style-name="ce97" table:formula="of:=IFERROR(HYPERLINK(&quot;#BACKLOG_MASTER.A&quot;&amp;MATCH(&quot;RB_P4_CONTENT_CREER_UPGRADE_11_DATA_UI_EQU&quot;;[$BACKLOG_MASTER.$A:.$A];0);&quot;RB_P4_CONTENT_CREER_UPGRADE_11_DATA_UI_EQU&quot;);&quot;RB_P4_CONTENT_CREER_UPGRADE_11_DATA_UI_EQU&quot;)" office:value-type="string" office:string-value="RB_P4_CONTENT_CREER_UPGRADE_11_DATA_UI_EQU" calcext:value-type="string">
            <text:p>RB_P4_CONTENT_CREER_UPGRADE_11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1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90" calcext:value-type="float">
            <text:p>390</text:p>
          </table:table-cell>
          <table:table-cell table:style-name="ce97" table:formula="of:=IFERROR(HYPERLINK(&quot;#BACKLOG_MASTER.A&quot;&amp;MATCH(&quot;RB_P4_CONTENT_CREER_UPGRADE_12_DATA_UI_EQU&quot;;[$BACKLOG_MASTER.$A:.$A];0);&quot;RB_P4_CONTENT_CREER_UPGRADE_12_DATA_UI_EQU&quot;);&quot;RB_P4_CONTENT_CREER_UPGRADE_12_DATA_UI_EQU&quot;)" office:value-type="string" office:string-value="RB_P4_CONTENT_CREER_UPGRADE_12_DATA_UI_EQU" calcext:value-type="string">
            <text:p>RB_P4_CONTENT_CREER_UPGRADE_12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2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395" calcext:value-type="float">
            <text:p>395</text:p>
          </table:table-cell>
          <table:table-cell table:style-name="ce97" table:formula="of:=IFERROR(HYPERLINK(&quot;#BACKLOG_MASTER.A&quot;&amp;MATCH(&quot;RB_P4_CONTENT_CREER_UPGRADE_13_DATA_UI_EQU&quot;;[$BACKLOG_MASTER.$A:.$A];0);&quot;RB_P4_CONTENT_CREER_UPGRADE_13_DATA_UI_EQU&quot;);&quot;RB_P4_CONTENT_CREER_UPGRADE_13_DATA_UI_EQU&quot;)" office:value-type="string" office:string-value="RB_P4_CONTENT_CREER_UPGRADE_13_DATA_UI_EQU" calcext:value-type="string">
            <text:p>RB_P4_CONTENT_CREER_UPGRADE_13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3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00" calcext:value-type="float">
            <text:p>400</text:p>
          </table:table-cell>
          <table:table-cell table:style-name="ce97" table:formula="of:=IFERROR(HYPERLINK(&quot;#BACKLOG_MASTER.A&quot;&amp;MATCH(&quot;RB_P4_CONTENT_CREER_UPGRADE_14_DATA_UI_EQU&quot;;[$BACKLOG_MASTER.$A:.$A];0);&quot;RB_P4_CONTENT_CREER_UPGRADE_14_DATA_UI_EQU&quot;);&quot;RB_P4_CONTENT_CREER_UPGRADE_14_DATA_UI_EQU&quot;)" office:value-type="string" office:string-value="RB_P4_CONTENT_CREER_UPGRADE_14_DATA_UI_EQU" calcext:value-type="string">
            <text:p>RB_P4_CONTENT_CREER_UPGRADE_14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4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05" calcext:value-type="float">
            <text:p>405</text:p>
          </table:table-cell>
          <table:table-cell table:style-name="ce97" table:formula="of:=IFERROR(HYPERLINK(&quot;#BACKLOG_MASTER.A&quot;&amp;MATCH(&quot;RB_P4_CONTENT_CREER_UPGRADE_15_DATA_UI_EQU&quot;;[$BACKLOG_MASTER.$A:.$A];0);&quot;RB_P4_CONTENT_CREER_UPGRADE_15_DATA_UI_EQU&quot;);&quot;RB_P4_CONTENT_CREER_UPGRADE_15_DATA_UI_EQU&quot;)" office:value-type="string" office:string-value="RB_P4_CONTENT_CREER_UPGRADE_15_DATA_UI_EQU" calcext:value-type="string">
            <text:p>RB_P4_CONTENT_CREER_UPGRADE_15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5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10" calcext:value-type="float">
            <text:p>410</text:p>
          </table:table-cell>
          <table:table-cell table:style-name="ce97" table:formula="of:=IFERROR(HYPERLINK(&quot;#BACKLOG_MASTER.A&quot;&amp;MATCH(&quot;RB_P4_CONTENT_CREER_UPGRADE_16_DATA_UI_EQU&quot;;[$BACKLOG_MASTER.$A:.$A];0);&quot;RB_P4_CONTENT_CREER_UPGRADE_16_DATA_UI_EQU&quot;);&quot;RB_P4_CONTENT_CREER_UPGRADE_16_DATA_UI_EQU&quot;)" office:value-type="string" office:string-value="RB_P4_CONTENT_CREER_UPGRADE_16_DATA_UI_EQU" calcext:value-type="string">
            <text:p>RB_P4_CONTENT_CREER_UPGRADE_16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6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15" calcext:value-type="float">
            <text:p>415</text:p>
          </table:table-cell>
          <table:table-cell table:style-name="ce97" table:formula="of:=IFERROR(HYPERLINK(&quot;#BACKLOG_MASTER.A&quot;&amp;MATCH(&quot;RB_P4_CONTENT_CREER_UPGRADE_17_DATA_UI_EQU&quot;;[$BACKLOG_MASTER.$A:.$A];0);&quot;RB_P4_CONTENT_CREER_UPGRADE_17_DATA_UI_EQU&quot;);&quot;RB_P4_CONTENT_CREER_UPGRADE_17_DATA_UI_EQU&quot;)" office:value-type="string" office:string-value="RB_P4_CONTENT_CREER_UPGRADE_17_DATA_UI_EQU" calcext:value-type="string">
            <text:p>RB_P4_CONTENT_CREER_UPGRADE_17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7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8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20" calcext:value-type="float">
            <text:p>420</text:p>
          </table:table-cell>
          <table:table-cell table:style-name="ce97" table:formula="of:=IFERROR(HYPERLINK(&quot;#BACKLOG_MASTER.A&quot;&amp;MATCH(&quot;RB_P4_CONTENT_CREER_UPGRADE_18_DATA_UI_EQU&quot;;[$BACKLOG_MASTER.$A:.$A];0);&quot;RB_P4_CONTENT_CREER_UPGRADE_18_DATA_UI_EQU&quot;);&quot;RB_P4_CONTENT_CREER_UPGRADE_18_DATA_UI_EQU&quot;)" office:value-type="string" office:string-value="RB_P4_CONTENT_CREER_UPGRADE_18_DATA_UI_EQU" calcext:value-type="string">
            <text:p>RB_P4_CONTENT_CREER_UPGRADE_18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8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25" calcext:value-type="float">
            <text:p>425</text:p>
          </table:table-cell>
          <table:table-cell table:style-name="ce97" table:formula="of:=IFERROR(HYPERLINK(&quot;#BACKLOG_MASTER.A&quot;&amp;MATCH(&quot;RB_P4_CONTENT_CREER_UPGRADE_19_DATA_UI_EQU&quot;;[$BACKLOG_MASTER.$A:.$A];0);&quot;RB_P4_CONTENT_CREER_UPGRADE_19_DATA_UI_EQU&quot;);&quot;RB_P4_CONTENT_CREER_UPGRADE_19_DATA_UI_EQU&quot;)" office:value-type="string" office:string-value="RB_P4_CONTENT_CREER_UPGRADE_19_DATA_UI_EQU" calcext:value-type="string">
            <text:p>RB_P4_CONTENT_CREER_UPGRADE_19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19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30" calcext:value-type="float">
            <text:p>430</text:p>
          </table:table-cell>
          <table:table-cell table:style-name="ce97" table:formula="of:=IFERROR(HYPERLINK(&quot;#BACKLOG_MASTER.A&quot;&amp;MATCH(&quot;RB_P4_CONTENT_CREER_UPGRADE_20_DATA_UI_EQU&quot;;[$BACKLOG_MASTER.$A:.$A];0);&quot;RB_P4_CONTENT_CREER_UPGRADE_20_DATA_UI_EQU&quot;);&quot;RB_P4_CONTENT_CREER_UPGRADE_20_DATA_UI_EQU&quot;)" office:value-type="string" office:string-value="RB_P4_CONTENT_CREER_UPGRADE_20_DATA_UI_EQU" calcext:value-type="string">
            <text:p>RB_P4_CONTENT_CREER_UPGRADE_20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0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35" calcext:value-type="float">
            <text:p>435</text:p>
          </table:table-cell>
          <table:table-cell table:style-name="ce97" table:formula="of:=IFERROR(HYPERLINK(&quot;#BACKLOG_MASTER.A&quot;&amp;MATCH(&quot;RB_P4_CONTENT_CREER_UPGRADE_21_DATA_UI_EQU&quot;;[$BACKLOG_MASTER.$A:.$A];0);&quot;RB_P4_CONTENT_CREER_UPGRADE_21_DATA_UI_EQU&quot;);&quot;RB_P4_CONTENT_CREER_UPGRADE_21_DATA_UI_EQU&quot;)" office:value-type="string" office:string-value="RB_P4_CONTENT_CREER_UPGRADE_21_DATA_UI_EQU" calcext:value-type="string">
            <text:p>RB_P4_CONTENT_CREER_UPGRADE_21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1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40" calcext:value-type="float">
            <text:p>440</text:p>
          </table:table-cell>
          <table:table-cell table:style-name="ce97" table:formula="of:=IFERROR(HYPERLINK(&quot;#BACKLOG_MASTER.A&quot;&amp;MATCH(&quot;RB_P4_CONTENT_CREER_UPGRADE_22_DATA_UI_EQU&quot;;[$BACKLOG_MASTER.$A:.$A];0);&quot;RB_P4_CONTENT_CREER_UPGRADE_22_DATA_UI_EQU&quot;);&quot;RB_P4_CONTENT_CREER_UPGRADE_22_DATA_UI_EQU&quot;)" office:value-type="string" office:string-value="RB_P4_CONTENT_CREER_UPGRADE_22_DATA_UI_EQU" calcext:value-type="string">
            <text:p>RB_P4_CONTENT_CREER_UPGRADE_22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2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45" calcext:value-type="float">
            <text:p>445</text:p>
          </table:table-cell>
          <table:table-cell table:style-name="ce97" table:formula="of:=IFERROR(HYPERLINK(&quot;#BACKLOG_MASTER.A&quot;&amp;MATCH(&quot;RB_P4_CONTENT_CREER_UPGRADE_23_DATA_UI_EQU&quot;;[$BACKLOG_MASTER.$A:.$A];0);&quot;RB_P4_CONTENT_CREER_UPGRADE_23_DATA_UI_EQU&quot;);&quot;RB_P4_CONTENT_CREER_UPGRADE_23_DATA_UI_EQU&quot;)" office:value-type="string" office:string-value="RB_P4_CONTENT_CREER_UPGRADE_23_DATA_UI_EQU" calcext:value-type="string">
            <text:p>RB_P4_CONTENT_CREER_UPGRADE_23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3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50" calcext:value-type="float">
            <text:p>450</text:p>
          </table:table-cell>
          <table:table-cell table:style-name="ce97" table:formula="of:=IFERROR(HYPERLINK(&quot;#BACKLOG_MASTER.A&quot;&amp;MATCH(&quot;RB_P4_CONTENT_CREER_UPGRADE_24_DATA_UI_EQU&quot;;[$BACKLOG_MASTER.$A:.$A];0);&quot;RB_P4_CONTENT_CREER_UPGRADE_24_DATA_UI_EQU&quot;);&quot;RB_P4_CONTENT_CREER_UPGRADE_24_DATA_UI_EQU&quot;)" office:value-type="string" office:string-value="RB_P4_CONTENT_CREER_UPGRADE_24_DATA_UI_EQU" calcext:value-type="string">
            <text:p>RB_P4_CONTENT_CREER_UPGRADE_24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4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55" calcext:value-type="float">
            <text:p>455</text:p>
          </table:table-cell>
          <table:table-cell table:style-name="ce97" table:formula="of:=IFERROR(HYPERLINK(&quot;#BACKLOG_MASTER.A&quot;&amp;MATCH(&quot;RB_P4_CONTENT_CREER_UPGRADE_25_DATA_UI_EQU&quot;;[$BACKLOG_MASTER.$A:.$A];0);&quot;RB_P4_CONTENT_CREER_UPGRADE_25_DATA_UI_EQU&quot;);&quot;RB_P4_CONTENT_CREER_UPGRADE_25_DATA_UI_EQU&quot;)" office:value-type="string" office:string-value="RB_P4_CONTENT_CREER_UPGRADE_25_DATA_UI_EQU" calcext:value-type="string">
            <text:p>RB_P4_CONTENT_CREER_UPGRADE_25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5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60" calcext:value-type="float">
            <text:p>460</text:p>
          </table:table-cell>
          <table:table-cell table:style-name="ce97" table:formula="of:=IFERROR(HYPERLINK(&quot;#BACKLOG_MASTER.A&quot;&amp;MATCH(&quot;RB_P4_CONTENT_CREER_UPGRADE_26_DATA_UI_EQU&quot;;[$BACKLOG_MASTER.$A:.$A];0);&quot;RB_P4_CONTENT_CREER_UPGRADE_26_DATA_UI_EQU&quot;);&quot;RB_P4_CONTENT_CREER_UPGRADE_26_DATA_UI_EQU&quot;)" office:value-type="string" office:string-value="RB_P4_CONTENT_CREER_UPGRADE_26_DATA_UI_EQU" calcext:value-type="string">
            <text:p>RB_P4_CONTENT_CREER_UPGRADE_26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6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65" calcext:value-type="float">
            <text:p>465</text:p>
          </table:table-cell>
          <table:table-cell table:style-name="ce97" table:formula="of:=IFERROR(HYPERLINK(&quot;#BACKLOG_MASTER.A&quot;&amp;MATCH(&quot;RB_P4_CONTENT_CREER_UPGRADE_27_DATA_UI_EQU&quot;;[$BACKLOG_MASTER.$A:.$A];0);&quot;RB_P4_CONTENT_CREER_UPGRADE_27_DATA_UI_EQU&quot;);&quot;RB_P4_CONTENT_CREER_UPGRADE_27_DATA_UI_EQU&quot;)" office:value-type="string" office:string-value="RB_P4_CONTENT_CREER_UPGRADE_27_DATA_UI_EQU" calcext:value-type="string">
            <text:p>RB_P4_CONTENT_CREER_UPGRADE_27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7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9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70" calcext:value-type="float">
            <text:p>470</text:p>
          </table:table-cell>
          <table:table-cell table:style-name="ce97" table:formula="of:=IFERROR(HYPERLINK(&quot;#BACKLOG_MASTER.A&quot;&amp;MATCH(&quot;RB_P4_CONTENT_CREER_UPGRADE_28_DATA_UI_EQU&quot;;[$BACKLOG_MASTER.$A:.$A];0);&quot;RB_P4_CONTENT_CREER_UPGRADE_28_DATA_UI_EQU&quot;);&quot;RB_P4_CONTENT_CREER_UPGRADE_28_DATA_UI_EQU&quot;)" office:value-type="string" office:string-value="RB_P4_CONTENT_CREER_UPGRADE_28_DATA_UI_EQU" calcext:value-type="string">
            <text:p>RB_P4_CONTENT_CREER_UPGRADE_28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8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10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75" calcext:value-type="float">
            <text:p>475</text:p>
          </table:table-cell>
          <table:table-cell table:style-name="ce97" table:formula="of:=IFERROR(HYPERLINK(&quot;#BACKLOG_MASTER.A&quot;&amp;MATCH(&quot;RB_P4_CONTENT_CREER_UPGRADE_29_DATA_UI_EQU&quot;;[$BACKLOG_MASTER.$A:.$A];0);&quot;RB_P4_CONTENT_CREER_UPGRADE_29_DATA_UI_EQU&quot;);&quot;RB_P4_CONTENT_CREER_UPGRADE_29_DATA_UI_EQU&quot;)" office:value-type="string" office:string-value="RB_P4_CONTENT_CREER_UPGRADE_29_DATA_UI_EQU" calcext:value-type="string">
            <text:p>RB_P4_CONTENT_CREER_UPGRADE_29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29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10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80" calcext:value-type="float">
            <text:p>480</text:p>
          </table:table-cell>
          <table:table-cell table:style-name="ce97" table:formula="of:=IFERROR(HYPERLINK(&quot;#BACKLOG_MASTER.A&quot;&amp;MATCH(&quot;RB_P4_CONTENT_CREER_UPGRADE_30_DATA_UI_EQU&quot;;[$BACKLOG_MASTER.$A:.$A];0);&quot;RB_P4_CONTENT_CREER_UPGRADE_30_DATA_UI_EQU&quot;);&quot;RB_P4_CONTENT_CREER_UPGRADE_30_DATA_UI_EQU&quot;)" office:value-type="string" office:string-value="RB_P4_CONTENT_CREER_UPGRADE_30_DATA_UI_EQU" calcext:value-type="string">
            <text:p>RB_P4_CONTENT_CREER_UPGRADE_30_DATA_UI_EQU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Créer upgrade #30 (data + UI + équilibrage)</text:p>
          </table:table-cell>
          <table:table-cell/>
          <table:table-cell office:value-type="string" calcext:value-type="string">
            <text:p>Upgrade appliquée et d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10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85" calcext:value-type="float">
            <text:p>485</text:p>
          </table:table-cell>
          <table:table-cell table:style-name="ce97" table:formula="of:=IFERROR(HYPERLINK(&quot;#BACKLOG_MASTER.A&quot;&amp;MATCH(&quot;RB_P4_CONTENT_GATE_ECONOMY_SHOP_CHECK&quot;;[$BACKLOG_MASTER.$A:.$A];0);&quot;RB_P4_CONTENT_GATE_ECONOMY_SHOP_CHECK&quot;);&quot;RB_P4_CONTENT_GATE_ECONOMY_SHOP_CHECK&quot;)" office:value-type="string" office:string-value="RB_P4_CONTENT_GATE_ECONOMY_SHOP_CHECK" calcext:value-type="string">
            <text:p>RB_P4_CONTENT_GATE_ECONOMY_SHOP_CHECK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GATE – Economy/Shop check</text:p>
          </table:table-cell>
          <table:table-cell office:value-type="string" calcext:value-type="string">
            <text:p>Vérifier abus/break.</text:p>
          </table:table-cell>
          <table:table-cell office:value-type="string" calcext:value-type="string">
            <text:p>Économie stabl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0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90" calcext:value-type="float">
            <text:p>490</text:p>
          </table:table-cell>
          <table:table-cell table:style-name="ce97" table:formula="of:=IFERROR(HYPERLINK(&quot;#BACKLOG_MASTER.A&quot;&amp;MATCH(&quot;RB_P4_CONTENT_PACK_MUSIQUE_PLACEHOLDER_1_P&quot;;[$BACKLOG_MASTER.$A:.$A];0);&quot;RB_P4_CONTENT_PACK_MUSIQUE_PLACEHOLDER_1_P&quot;);&quot;RB_P4_CONTENT_PACK_MUSIQUE_PLACEHOLDER_1_P&quot;)" office:value-type="string" office:string-value="RB_P4_CONTENT_PACK_MUSIQUE_PLACEHOLDER_1_P" calcext:value-type="string">
            <text:p>RB_P4_CONTENT_PACK_MUSIQUE_PLACEHOLDER_1_P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ack musique placeholder (1 par zone)</text:p>
          </table:table-cell>
          <table:table-cell/>
          <table:table-cell office:value-type="string" calcext:value-type="string">
            <text:p>Musique intégré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10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495" calcext:value-type="float">
            <text:p>495</text:p>
          </table:table-cell>
          <table:table-cell table:style-name="ce97" table:formula="of:=IFERROR(HYPERLINK(&quot;#BACKLOG_MASTER.A&quot;&amp;MATCH(&quot;RB_P4_CONTENT_PACK_SFX_COMPLET_UI_COMBAT_E&quot;;[$BACKLOG_MASTER.$A:.$A];0);&quot;RB_P4_CONTENT_PACK_SFX_COMPLET_UI_COMBAT_E&quot;);&quot;RB_P4_CONTENT_PACK_SFX_COMPLET_UI_COMBAT_E&quot;)" office:value-type="string" office:string-value="RB_P4_CONTENT_PACK_SFX_COMPLET_UI_COMBAT_E" calcext:value-type="string">
            <text:p>RB_P4_CONTENT_PACK_SFX_COMPLET_UI_COMBAT_E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ack SFX complet (UI/Combat/Enemies)</text:p>
          </table:table-cell>
          <table:table-cell/>
          <table:table-cell office:value-type="string" calcext:value-type="string">
            <text:p>SFX branchés partout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10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00" calcext:value-type="float">
            <text:p>500</text:p>
          </table:table-cell>
          <table:table-cell table:style-name="ce97" table:formula="of:=IFERROR(HYPERLINK(&quot;#BACKLOG_MASTER.A&quot;&amp;MATCH(&quot;RB_P4_CONTENT_VFX_HITS_LOOT_SKILLS_LISIBIL&quot;;[$BACKLOG_MASTER.$A:.$A];0);&quot;RB_P4_CONTENT_VFX_HITS_LOOT_SKILLS_LISIBIL&quot;);&quot;RB_P4_CONTENT_VFX_HITS_LOOT_SKILLS_LISIBIL&quot;)" office:value-type="string" office:string-value="RB_P4_CONTENT_VFX_HITS_LOOT_SKILLS_LISIBIL" calcext:value-type="string">
            <text:p>RB_P4_CONTENT_VFX_HITS_LOOT_SKILLS_LISIBIL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VFX</text:p>
          </table:table-cell>
          <table:table-cell office:value-type="string" calcext:value-type="string">
            <text:p>VFX hits/loot/skills + lisibilité</text:p>
          </table:table-cell>
          <table:table-cell/>
          <table:table-cell office:value-type="string" calcext:value-type="string">
            <text:p>Lisible et agréa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0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05" calcext:value-type="float">
            <text:p>505</text:p>
          </table:table-cell>
          <table:table-cell table:style-name="ce97" table:formula="of:=IFERROR(HYPERLINK(&quot;#BACKLOG_MASTER.A&quot;&amp;MATCH(&quot;RB_P4_CONTENT_UX_PASS_LISIBILITE_CONTRASTE&quot;;[$BACKLOG_MASTER.$A:.$A];0);&quot;RB_P4_CONTENT_UX_PASS_LISIBILITE_CONTRASTE&quot;);&quot;RB_P4_CONTENT_UX_PASS_LISIBILITE_CONTRASTE&quot;)" office:value-type="string" office:string-value="RB_P4_CONTENT_UX_PASS_LISIBILITE_CONTRASTE" calcext:value-type="string">
            <text:p>RB_P4_CONTENT_UX_PASS_LISIBILITE_CONTRASTE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UX pass (lisibilité, contrastes, feedback)</text:p>
          </table:table-cell>
          <table:table-cell/>
          <table:table-cell office:value-type="string" calcext:value-type="string">
            <text:p>Lecture OK sur 1080p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0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10" calcext:value-type="float">
            <text:p>510</text:p>
          </table:table-cell>
          <table:table-cell table:style-name="ce97" table:formula="of:=IFERROR(HYPERLINK(&quot;#BACKLOG_MASTER.A&quot;&amp;MATCH(&quot;RB_P4_CONTENT_GATE_CONTENT_FREEZE_DECISION&quot;;[$BACKLOG_MASTER.$A:.$A];0);&quot;RB_P4_CONTENT_GATE_CONTENT_FREEZE_DECISION&quot;);&quot;RB_P4_CONTENT_GATE_CONTENT_FREEZE_DECISION&quot;)" office:value-type="string" office:string-value="RB_P4_CONTENT_GATE_CONTENT_FREEZE_DECISION" calcext:value-type="string">
            <text:p>RB_P4_CONTENT_GATE_CONTENT_FREEZE_DECISION</text:p>
          </table:table-cell>
          <table:table-cell office:value-type="string" calcext:value-type="string">
            <text:p>P4_CONTENT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Content freeze decision</text:p>
          </table:table-cell>
          <table:table-cell office:value-type="string" calcext:value-type="string">
            <text:p>Décider d’arrêter d’ajouter du contenu et stabiliser.</text:p>
          </table:table-cell>
          <table:table-cell office:value-type="string" calcext:value-type="string">
            <text:p>Décision écrit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0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15" calcext:value-type="float">
            <text:p>515</text:p>
          </table:table-cell>
          <table:table-cell table:style-name="ce97" table:formula="of:=IFERROR(HYPERLINK(&quot;#BACKLOG_MASTER.A&quot;&amp;MATCH(&quot;RB_P5_QA_ALPHA_PASS_RUN_COMPLET_SANS_&quot;;[$BACKLOG_MASTER.$A:.$A];0);&quot;RB_P5_QA_ALPHA_PASS_RUN_COMPLET_SANS_&quot;);&quot;RB_P5_QA_ALPHA_PASS_RUN_COMPLET_SANS_&quot;)" office:value-type="string" office:string-value="RB_P5_QA_ALPHA_PASS_RUN_COMPLET_SANS_" calcext:value-type="string">
            <text:p>RB_P5_QA_ALPHA_PASS_RUN_COMPLET_SANS_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Alpha pass : run complet sans softlock</text:p>
          </table:table-cell>
          <table:table-cell/>
          <table:table-cell office:value-type="string" calcext:value-type="string">
            <text:p>0 softloc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0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20" calcext:value-type="float">
            <text:p>520</text:p>
          </table:table-cell>
          <table:table-cell table:style-name="ce97" table:formula="of:=IFERROR(HYPERLINK(&quot;#BACKLOG_MASTER.A&quot;&amp;MATCH(&quot;RB_P5_QA_PROFILING_POOLING_SI_NECESSA&quot;;[$BACKLOG_MASTER.$A:.$A];0);&quot;RB_P5_QA_PROFILING_POOLING_SI_NECESSA&quot;);&quot;RB_P5_QA_PROFILING_POOLING_SI_NECESSA&quot;)" office:value-type="string" office:string-value="RB_P5_QA_PROFILING_POOLING_SI_NECESSA" calcext:value-type="string">
            <text:p>RB_P5_QA_PROFILING_POOLING_SI_NECESSA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Profiling + pooling si nécessaire</text:p>
          </table:table-cell>
          <table:table-cell/>
          <table:table-cell office:value-type="string" calcext:value-type="string">
            <text:p>FPS stable, pas de spikes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10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25" calcext:value-type="float">
            <text:p>525</text:p>
          </table:table-cell>
          <table:table-cell table:style-name="ce97" table:formula="of:=IFERROR(HYPERLINK(&quot;#BACKLOG_MASTER.A&quot;&amp;MATCH(&quot;RB_P5_QA_BALANCE_PASS_GLOBAL_DIFFICUL&quot;;[$BACKLOG_MASTER.$A:.$A];0);&quot;RB_P5_QA_BALANCE_PASS_GLOBAL_DIFFICUL&quot;);&quot;RB_P5_QA_BALANCE_PASS_GLOBAL_DIFFICUL&quot;)" office:value-type="string" office:string-value="RB_P5_QA_BALANCE_PASS_GLOBAL_DIFFICUL" calcext:value-type="string">
            <text:p>RB_P5_QA_BALANCE_PASS_GLOBAL_DIFFICUL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alance pass global (difficulté/économie)</text:p>
          </table:table-cell>
          <table:table-cell/>
          <table:table-cell office:value-type="string" calcext:value-type="string">
            <text:p>Courbes OK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11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30" calcext:value-type="float">
            <text:p>530</text:p>
          </table:table-cell>
          <table:table-cell table:style-name="ce97" table:formula="of:=IFERROR(HYPERLINK(&quot;#BACKLOG_MASTER.A&quot;&amp;MATCH(&quot;RB_P5_QA_PLAN_TESTS_BUG_TRIAGE&quot;;[$BACKLOG_MASTER.$A:.$A];0);&quot;RB_P5_QA_PLAN_TESTS_BUG_TRIAGE&quot;);&quot;RB_P5_QA_PLAN_TESTS_BUG_TRIAGE&quot;)" office:value-type="string" office:string-value="RB_P5_QA_PLAN_TESTS_BUG_TRIAGE" calcext:value-type="string">
            <text:p>RB_P5_QA_PLAN_TESTS_BUG_TRIAGE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lan tests + bug triage</text:p>
          </table:table-cell>
          <table:table-cell/>
          <table:table-cell office:value-type="string" calcext:value-type="string">
            <text:p>Liste bugs priorisé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12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35" calcext:value-type="float">
            <text:p>535</text:p>
          </table:table-cell>
          <table:table-cell table:style-name="ce97" table:formula="of:=IFERROR(HYPERLINK(&quot;#BACKLOG_MASTER.A&quot;&amp;MATCH(&quot;RB_P5_QA_BUGFIX_SPRINT_CRITIQUES&quot;;[$BACKLOG_MASTER.$A:.$A];0);&quot;RB_P5_QA_BUGFIX_SPRINT_CRITIQUES&quot;);&quot;RB_P5_QA_BUGFIX_SPRINT_CRITIQUES&quot;)" office:value-type="string" office:string-value="RB_P5_QA_BUGFIX_SPRINT_CRITIQUES" calcext:value-type="string">
            <text:p>RB_P5_QA_BUGFIX_SPRINT_CRITIQUES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Bugfix sprint (critiques)</text:p>
          </table:table-cell>
          <table:table-cell/>
          <table:table-cell office:value-type="string" calcext:value-type="string">
            <text:p>0 bug critique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13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40" calcext:value-type="float">
            <text:p>540</text:p>
          </table:table-cell>
          <table:table-cell table:style-name="ce97" table:formula="of:=IFERROR(HYPERLINK(&quot;#BACKLOG_MASTER.A&quot;&amp;MATCH(&quot;RB_P5_QA_GATE_RELEASE_READINESS&quot;;[$BACKLOG_MASTER.$A:.$A];0);&quot;RB_P5_QA_GATE_RELEASE_READINESS&quot;);&quot;RB_P5_QA_GATE_RELEASE_READINESS&quot;)" office:value-type="string" office:string-value="RB_P5_QA_GATE_RELEASE_READINESS" calcext:value-type="string">
            <text:p>RB_P5_QA_GATE_RELEASE_READINESS</text:p>
          </table:table-cell>
          <table:table-cell office:value-type="string" calcext:value-type="string">
            <text:p>P5_QA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GATE – Release readiness</text:p>
          </table:table-cell>
          <table:table-cell office:value-type="string" calcext:value-type="string">
            <text:p>Checklist release.</text:p>
          </table:table-cell>
          <table:table-cell office:value-type="string" calcext:value-type="string">
            <text:p>Go/No-Go écrit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14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45" calcext:value-type="float">
            <text:p>545</text:p>
          </table:table-cell>
          <table:table-cell table:style-name="ce97" table:formula="of:=IFERROR(HYPERLINK(&quot;#BACKLOG_MASTER.A&quot;&amp;MATCH(&quot;RB_P6_RELEASE_PIPELINE_BUILD_EXPORTS_VERSI&quot;;[$BACKLOG_MASTER.$A:.$A];0);&quot;RB_P6_RELEASE_PIPELINE_BUILD_EXPORTS_VERSI&quot;);&quot;RB_P6_RELEASE_PIPELINE_BUILD_EXPORTS_VERSI&quot;)" office:value-type="string" office:string-value="RB_P6_RELEASE_PIPELINE_BUILD_EXPORTS_VERSI" calcext:value-type="string">
            <text:p>RB_P6_RELEASE_PIPELINE_BUILD_EXPORTS_VERSI</text:p>
          </table:table-cell>
          <table:table-cell office:value-type="string" calcext:value-type="string">
            <text:p>P6_RELEASE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Pipeline build (exports) + versioning + changelog</text:p>
          </table:table-cell>
          <table:table-cell/>
          <table:table-cell office:value-type="string" calcext:value-type="string">
            <text:p>Build reproductible + tag Git.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2" table:formula="of:=IFERROR(INDEX([$BACKLOG_MASTER.$F:.$F]; MATCH([.B115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50" calcext:value-type="float">
            <text:p>550</text:p>
          </table:table-cell>
          <table:table-cell table:style-name="ce97" table:formula="of:=IFERROR(HYPERLINK(&quot;#BACKLOG_MASTER.A&quot;&amp;MATCH(&quot;RB_P6_RELEASE_ASSETS_STORE_SCREENSHOTS_DES&quot;;[$BACKLOG_MASTER.$A:.$A];0);&quot;RB_P6_RELEASE_ASSETS_STORE_SCREENSHOTS_DES&quot;);&quot;RB_P6_RELEASE_ASSETS_STORE_SCREENSHOTS_DES&quot;)" office:value-type="string" office:string-value="RB_P6_RELEASE_ASSETS_STORE_SCREENSHOTS_DES" calcext:value-type="string">
            <text:p>RB_P6_RELEASE_ASSETS_STORE_SCREENSHOTS_DES</text:p>
          </table:table-cell>
          <table:table-cell office:value-type="string" calcext:value-type="string">
            <text:p>P6_RELEAS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ssets store (screenshots, description, capsule)</text:p>
          </table:table-cell>
          <table:table-cell/>
          <table:table-cell office:value-type="string" calcext:value-type="string">
            <text:p>Page prêt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16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55" calcext:value-type="float">
            <text:p>555</text:p>
          </table:table-cell>
          <table:table-cell table:style-name="ce97" table:formula="of:=IFERROR(HYPERLINK(&quot;#BACKLOG_MASTER.A&quot;&amp;MATCH(&quot;RB_P6_RELEASE_RELEASE_COMMUNICATION_MINIMA&quot;;[$BACKLOG_MASTER.$A:.$A];0);&quot;RB_P6_RELEASE_RELEASE_COMMUNICATION_MINIMA&quot;);&quot;RB_P6_RELEASE_RELEASE_COMMUNICATION_MINIMA&quot;)" office:value-type="string" office:string-value="RB_P6_RELEASE_RELEASE_COMMUNICATION_MINIMA" calcext:value-type="string">
            <text:p>RB_P6_RELEASE_RELEASE_COMMUNICATION_MINIMA</text:p>
          </table:table-cell>
          <table:table-cell office:value-type="string" calcext:value-type="string">
            <text:p>P6_RELEAS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Release + communication minimale</text:p>
          </table:table-cell>
          <table:table-cell/>
          <table:table-cell office:value-type="string" calcext:value-type="string">
            <text:p>Release faite + note patch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17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60" calcext:value-type="float">
            <text:p>560</text:p>
          </table:table-cell>
          <table:table-cell table:style-name="ce97" table:formula="of:=IFERROR(HYPERLINK(&quot;#BACKLOG_MASTER.A&quot;&amp;MATCH(&quot;RB_P7_POST_HOTFIX_PIPELINE_TRIAGE&quot;;[$BACKLOG_MASTER.$A:.$A];0);&quot;RB_P7_POST_HOTFIX_PIPELINE_TRIAGE&quot;);&quot;RB_P7_POST_HOTFIX_PIPELINE_TRIAGE&quot;)" office:value-type="string" office:string-value="RB_P7_POST_HOTFIX_PIPELINE_TRIAGE" calcext:value-type="string">
            <text:p>RB_P7_POST_HOTFIX_PIPELINE_TRIAGE</text:p>
          </table:table-cell>
          <table:table-cell office:value-type="string" calcext:value-type="string">
            <text:p>P7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otfix pipeline + triage</text:p>
          </table:table-cell>
          <table:table-cell/>
          <table:table-cell office:value-type="string" calcext:value-type="string">
            <text:p>Patch rapide possible.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2" table:formula="of:=IFERROR(INDEX([$BACKLOG_MASTER.$F:.$F]; MATCH([.B118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>
          <table:table-cell office:value-type="float" office:value="565" calcext:value-type="float">
            <text:p>565</text:p>
          </table:table-cell>
          <table:table-cell table:style-name="ce97" table:formula="of:=IFERROR(HYPERLINK(&quot;#BACKLOG_MASTER.A&quot;&amp;MATCH(&quot;RB_P7_POST_PLAN_UPDATES_OPTIONNEL&quot;;[$BACKLOG_MASTER.$A:.$A];0);&quot;RB_P7_POST_PLAN_UPDATES_OPTIONNEL&quot;);&quot;RB_P7_POST_PLAN_UPDATES_OPTIONNEL&quot;)" office:value-type="string" office:string-value="RB_P7_POST_PLAN_UPDATES_OPTIONNEL" calcext:value-type="string">
            <text:p>RB_P7_POST_PLAN_UPDATES_OPTIONNEL</text:p>
          </table:table-cell>
          <table:table-cell office:value-type="string" calcext:value-type="string">
            <text:p>P7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lan updates (optionnel)</text:p>
          </table:table-cell>
          <table:table-cell/>
          <table:table-cell office:value-type="string" calcext:value-type="string">
            <text:p>Roadmap post-launch écrite.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2" table:formula="of:=IFERROR(INDEX([$BACKLOG_MASTER.$F:.$F]; MATCH([.B119]; [$BACKLOG_MASTER.$A:.$A]; 0)); &quot;&quot;)" office:value-type="string" office:string-value="🔵 À FAIRE" calcext:value-type="string">
            <text:p>🔵 À FAIRE</text:p>
          </table:table-cell>
          <table:table-cell table:number-columns-repeated="16372"/>
        </table:table-row>
        <table:table-row table:style-name="ro7" table:number-rows-repeated="1048456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INSTR_IA_ASSISTANT" table:style-name="ta7">
        <table:table-column table:style-name="co10" table:default-cell-style-name="ce98"/>
        <table:table-column table:style-name="co21" table:default-cell-style-name="ce98"/>
        <table:table-column table:style-name="co22" table:default-cell-style-name="ce98"/>
        <table:table-column table:style-name="co23" table:default-cell-style-name="ce98"/>
        <table:table-column table:style-name="co24" table:default-cell-style-name="ce98"/>
        <table:table-column table:style-name="co10" table:number-columns-repeated="2" table:default-cell-style-name="ce98"/>
        <table:table-row table:style-name="ro18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Domaine</text:p>
          </table:table-cell>
          <table:table-cell table:style-name="ce88" office:value-type="string" calcext:value-type="string">
            <text:p>Priorite</text:p>
          </table:table-cell>
          <table:table-cell table:style-name="ce88" office:value-type="string" calcext:value-type="string">
            <text:p>Instruction</text:p>
          </table:table-cell>
          <table:table-cell table:style-name="ce88" office:value-type="string" calcext:value-type="string">
            <text:p>Sortie_Attendue</text:p>
          </table:table-cell>
          <table:table-cell table:style-name="ce88" office:value-type="string" calcext:value-type="string">
            <text:p>Etat</text:p>
          </table:table-cell>
          <table:table-cell table:style-name="ce88" office:value-type="string" calcext:value-type="string">
            <text:p>Notes</text:p>
          </table:table-cell>
        </table:table-row>
        <table:table-row table:style-name="ro19">
          <table:table-cell table:style-name="ce88" office:value-type="string" calcext:value-type="string">
            <text:p>IA_001</text:p>
          </table:table-cell>
          <table:table-cell table:style-name="ce88" office:value-type="string" calcext:value-type="string">
            <text:p>Lecture_GDD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Toujours considérer le GDD comme source de vérité.</text:p>
          </table:table-cell>
          <table:table-cell table:style-name="ce88" office:value-type="string" calcext:value-type="string">
            <text:p>Propositions cohérentes avec DATA_CONTRACTS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0">
          <table:table-cell table:style-name="ce88" office:value-type="string" calcext:value-type="string">
            <text:p>IA_002</text:p>
          </table:table-cell>
          <table:table-cell table:style-name="ce88" office:value-type="string" calcext:value-type="string">
            <text:p>Lecture_GDD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Avant de coder, vérifier le contrat de données (colonnes, types, IDs).</text:p>
          </table:table-cell>
          <table:table-cell table:style-name="ce88" office:value-type="string" calcext:value-type="string">
            <text:p>Schema + validations + logs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1">
          <table:table-cell table:style-name="ce88" office:value-type="string" calcext:value-type="string">
            <text:p>IA_003</text:p>
          </table:table-cell>
          <table:table-cell table:style-name="ce88" office:value-type="string" calcext:value-type="string">
            <text:p>Code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Quand tu fournis du code: # partout + logs emoji partout.</text:p>
          </table:table-cell>
          <table:table-cell table:style-name="ce88" office:value-type="string" calcext:value-type="string">
            <text:p>Code lisible + console ultra claire</text:p>
          </table:table-cell>
          <table:table-cell table:style-name="ce88" office:value-type="string" calcext:value-type="string">
            <text:p>ACTIF</text:p>
          </table:table-cell>
          <table:table-cell table:style-name="ce88" office:value-type="string" calcext:value-type="string">
            <text:p>Non négociable</text:p>
          </table:table-cell>
        </table:table-row>
        <table:table-row table:style-name="ro22">
          <table:table-cell table:style-name="ce88" office:value-type="string" calcext:value-type="string">
            <text:p>IA_004</text:p>
          </table:table-cell>
          <table:table-cell table:style-name="ce88" office:value-type="string" calcext:value-type="string">
            <text:p>Debug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Chaque erreur console doit donner une action claire.</text:p>
          </table:table-cell>
          <table:table-cell table:style-name="ce88" office:value-type="string" calcext:value-type="string">
            <text:p>'Corrige telle colonne / telle ligne'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3">
          <table:table-cell table:style-name="ce88" office:value-type="string" calcext:value-type="string">
            <text:p>IA_005</text:p>
          </table:table-cell>
          <table:table-cell table:style-name="ce88" office:value-type="string" calcext:value-type="string">
            <text:p>Data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Ne jamais deviner une valeur de stat : si ambigu -&gt; proposer une structure.</text:p>
          </table:table-cell>
          <table:table-cell table:style-name="ce88" office:value-type="string" calcext:value-type="string">
            <text:p>Ajout colonne + règle + exemple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4">
          <table:table-cell table:style-name="ce88" office:value-type="string" calcext:value-type="string">
            <text:p>IA_006</text:p>
          </table:table-cell>
          <table:table-cell table:style-name="ce88" office:value-type="string" calcext:value-type="string">
            <text:p>Data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Références croisées : proposer une validation REF (items→slots/stats, waves→ennemis/zones).</text:p>
          </table:table-cell>
          <table:table-cell table:style-name="ce88" office:value-type="string" calcext:value-type="string">
            <text:p>WARN/ERR lisibles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5">
          <table:table-cell table:style-name="ce88" office:value-type="string" calcext:value-type="string">
            <text:p>IA_007</text:p>
          </table:table-cell>
          <table:table-cell table:style-name="ce88" office:value-type="string" calcext:value-type="string">
            <text:p>Process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Backlog = vérité des statuts. Journal = historique auto.</text:p>
          </table:table-cell>
          <table:table-cell table:style-name="ce88" office:value-type="string" calcext:value-type="string">
            <text:p>Formules INDEX/MATCH stables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2">
          <table:table-cell table:style-name="ce88" office:value-type="string" calcext:value-type="string">
            <text:p>IA_008</text:p>
          </table:table-cell>
          <table:table-cell table:style-name="ce88" office:value-type="string" calcext:value-type="string">
            <text:p>Process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Toujours proposer l’étape suivante la plus logique.</text:p>
          </table:table-cell>
          <table:table-cell table:style-name="ce88" office:value-type="string" calcext:value-type="string">
            <text:p>Roadmap claire + mini check avant étape suivante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12" table:number-rows-repeated="1048566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INSTR_MAINTENANCE_GDD" table:style-name="ta8">
        <table:table-column table:style-name="co10" table:number-columns-repeated="3" table:default-cell-style-name="ce99"/>
        <table:table-column table:style-name="co25" table:default-cell-style-name="ce99"/>
        <table:table-column table:style-name="co26" table:default-cell-style-name="ce99"/>
        <table:table-column table:style-name="co10" table:number-columns-repeated="2" table:default-cell-style-name="ce99"/>
        <table:table-row table:style-name="ro12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Objet</text:p>
          </table:table-cell>
          <table:table-cell table:style-name="ce88" office:value-type="string" calcext:value-type="string">
            <text:p>Priorite</text:p>
          </table:table-cell>
          <table:table-cell table:style-name="ce88" office:value-type="string" calcext:value-type="string">
            <text:p>Procedure</text:p>
          </table:table-cell>
          <table:table-cell table:style-name="ce88" office:value-type="string" calcext:value-type="string">
            <text:p>Checklist</text:p>
          </table:table-cell>
          <table:table-cell table:style-name="ce88" office:value-type="string" calcext:value-type="string">
            <text:p>Etat</text:p>
          </table:table-cell>
          <table:table-cell table:style-name="ce88" office:value-type="string" calcext:value-type="string">
            <text:p>Notes</text:p>
          </table:table-cell>
        </table:table-row>
        <table:table-row table:style-name="ro26">
          <table:table-cell table:style-name="ce88" office:value-type="string" calcext:value-type="string">
            <text:p>GDD_001</text:p>
          </table:table-cell>
          <table:table-cell table:style-name="ce88" office:value-type="string" calcext:value-type="string">
            <text:p>Statuts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Backlog = seul endroit où on modifie le statut.</text:p>
          </table:table-cell>
          <table:table-cell table:style-name="ce88" office:value-type="string" calcext:value-type="string">
            <text:p>OK si toutes les feuilles affichent un statut auto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7">
          <table:table-cell table:style-name="ce88" office:value-type="string" calcext:value-type="string">
            <text:p>GDD_002</text:p>
          </table:table-cell>
          <table:table-cell table:style-name="ce88" office:value-type="string" calcext:value-type="string">
            <text:p>Journal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Journal_Projet: tu saisis ID + Date + Note, le reste est auto depuis backlog.</text:p>
          </table:table-cell>
          <table:table-cell table:style-name="ce88" office:value-type="string" calcext:value-type="string">
            <text:p>Colonnes auto: Statut/Titre/Type/Phase/Catégorie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8">
          <table:table-cell table:style-name="ce88" office:value-type="string" calcext:value-type="string">
            <text:p>GDD_003</text:p>
          </table:table-cell>
          <table:table-cell table:style-name="ce88" office:value-type="string" calcext:value-type="string">
            <text:p>Export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Ne jamais modifier les CSV à la main: on ré-exporte depuis le GDD.</text:p>
          </table:table-cell>
          <table:table-cell table:style-name="ce88" office:value-type="string" calcext:value-type="string">
            <text:p>Export -&gt; data/export -&gt; relancer Godot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7">
          <table:table-cell table:style-name="ce88" office:value-type="string" calcext:value-type="string">
            <text:p>GDD_004</text:p>
          </table:table-cell>
          <table:table-cell table:style-name="ce88" office:value-type="string" calcext:value-type="string">
            <text:p>Validation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Après export: lancer Godot et vérifier logs [DATA]/[CSV]/[SCHEMA].</text:p>
          </table:table-cell>
          <table:table-cell table:style-name="ce88" office:value-type="string" calcext:value-type="string">
            <text:p>Aucune erreur rouge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9">
          <table:table-cell table:style-name="ce88" office:value-type="string" calcext:value-type="string">
            <text:p>GDD_005</text:p>
          </table:table-cell>
          <table:table-cell table:style-name="ce88" office:value-type="string" calcext:value-type="string">
            <text:p>Versioning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Chaque gros changement GDD = commit GitHub (message clair).</text:p>
          </table:table-cell>
          <table:table-cell table:style-name="ce88" office:value-type="string" calcext:value-type="string">
            <text:p>'DATA: export vX + schemas'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19">
          <table:table-cell table:style-name="ce88" office:value-type="string" calcext:value-type="string">
            <text:p>GDD_006</text:p>
          </table:table-cell>
          <table:table-cell table:style-name="ce88" office:value-type="string" calcext:value-type="string">
            <text:p>Nommage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IDs: stables (ne pas renommer sans raison).</text:p>
          </table:table-cell>
          <table:table-cell table:style-name="ce88" office:value-type="string" calcext:value-type="string">
            <text:p>Si rename -&gt; prévoir migration/alias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28">
          <table:table-cell table:style-name="ce88" office:value-type="string" calcext:value-type="string">
            <text:p>GDD_007</text:p>
          </table:table-cell>
          <table:table-cell table:style-name="ce88" office:value-type="string" calcext:value-type="string">
            <text:p>Nettoyage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Supprimer colonnes 100% vides OU les remplir si utiles.</text:p>
          </table:table-cell>
          <table:table-cell table:style-name="ce88" office:value-type="string" calcext:value-type="string">
            <text:p>Colonne utile = liée au contrat data ou au design</text:p>
          </table:table-cell>
          <table:table-cell table:style-name="ce88" office:value-type="string" calcext:value-type="string">
            <text:p>ACTIF</text:p>
          </table:table-cell>
          <table:table-cell table:style-name="ce88"/>
        </table:table-row>
        <table:table-row table:style-name="ro12" table:number-rows-repeated="1048567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INSTR_CODAGE" table:style-name="ta9">
        <table:table-column table:style-name="co10" table:number-columns-repeated="3" table:default-cell-style-name="Default"/>
        <table:table-column table:style-name="co27" table:number-columns-repeated="2" table:default-cell-style-name="Default"/>
        <table:table-column table:style-name="co10" table:number-columns-repeated="3" table:default-cell-style-name="Default"/>
        <table:table-row table:style-name="ro12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Categorie</text:p>
          </table:table-cell>
          <table:table-cell table:style-name="ce88" office:value-type="string" calcext:value-type="string">
            <text:p>Priorite</text:p>
          </table:table-cell>
          <table:table-cell table:style-name="ce88" office:value-type="string" calcext:value-type="string">
            <text:p>Regle</text:p>
          </table:table-cell>
          <table:table-cell table:style-name="ce88" office:value-type="string" calcext:value-type="string">
            <text:p>Exemple</text:p>
          </table:table-cell>
          <table:table-cell table:style-name="ce88" office:value-type="string" calcext:value-type="string">
            <text:p>Etat</text:p>
          </table:table-cell>
          <table:table-cell table:style-name="ce88" office:value-type="string" calcext:value-type="string">
            <text:p>Notes</text:p>
          </table:table-cell>
          <table:table-cell table:style-name="ce99"/>
        </table:table-row>
        <table:table-row table:style-name="ro12">
          <table:table-cell table:style-name="ce88" office:value-type="string" calcext:value-type="string">
            <text:p>COD_001</text:p>
          </table:table-cell>
          <table:table-cell table:style-name="ce88" office:value-type="string" calcext:value-type="string">
            <text:p>Logs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Tous les logs suivent: "&lt;emoji&gt; &lt;LVL&gt; [TAG] msg | k=v"</text:p>
          </table:table-cell>
          <table:table-cell table:style-name="ce88" office:value-type="string" calcext:value-type="string">
            <text:p>✅ OK [DATA] Loaded | rows=70</text:p>
          </table:table-cell>
          <table:table-cell table:style-name="ce88" office:value-type="string" calcext:value-type="string">
            <text:p>ACTIF</text:p>
          </table:table-cell>
          <table:table-cell table:style-name="ce88" office:value-type="string" calcext:value-type="string">
            <text:p>Format standard projet</text:p>
          </table:table-cell>
          <table:table-cell table:style-name="ce99"/>
        </table:table-row>
        <table:table-row table:style-name="ro30">
          <table:table-cell table:style-name="ce88" office:value-type="string" calcext:value-type="string">
            <text:p>COD_002</text:p>
          </table:table-cell>
          <table:table-cell table:style-name="ce88" office:value-type="string" calcext:value-type="string">
            <text:p>Logs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Les logs doivent avoir des emojis (lisibilité console).</text:p>
          </table:table-cell>
          <table:table-cell table:style-name="ce88" office:value-type="string" calcext:value-type="string">
            <text:p>🟦📥 / 🧾 / 🧪 / ✅ / ⚠️ / ❌</text:p>
          </table:table-cell>
          <table:table-cell table:style-name="ce88" office:value-type="string" calcext:value-type="string">
            <text:p>ACTIF</text:p>
          </table:table-cell>
          <table:table-cell table:style-name="ce88"/>
          <table:table-cell table:style-name="ce99"/>
        </table:table-row>
        <table:table-row table:style-name="ro30">
          <table:table-cell table:style-name="ce88" office:value-type="string" calcext:value-type="string">
            <text:p>COD_003</text:p>
          </table:table-cell>
          <table:table-cell table:style-name="ce88" office:value-type="string" calcext:value-type="string">
            <text:p>Logs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Limiter les logs répétitifs (casts/rows) via un compteur.</text:p>
          </table:table-cell>
          <table:table-cell table:style-name="ce88" office:value-type="string" calcext:value-type="string">
            <text:p>MAX_CONVERSION_LOGS=30</text:p>
          </table:table-cell>
          <table:table-cell table:style-name="ce88" office:value-type="string" calcext:value-type="string">
            <text:p>ACTIF</text:p>
          </table:table-cell>
          <table:table-cell table:style-name="ce88" office:value-type="string" calcext:value-type="string">
            <text:p>Anti-spam</text:p>
          </table:table-cell>
          <table:table-cell table:style-name="ce99"/>
        </table:table-row>
        <table:table-row table:style-name="ro30">
          <table:table-cell table:style-name="ce88" office:value-type="string" calcext:value-type="string">
            <text:p>COD_004</text:p>
          </table:table-cell>
          <table:table-cell table:style-name="ce88" office:value-type="string" calcext:value-type="string">
            <text:p>GDScript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Interdit d’utiliser le ternaire '? :' (Godot 4).</text:p>
          </table:table-cell>
          <table:table-cell table:style-name="ce88" office:value-type="string" calcext:value-type="string">
            <text:p>val = a if cond else b</text:p>
          </table:table-cell>
          <table:table-cell table:style-name="ce88" office:value-type="string" calcext:value-type="string">
            <text:p>ACTIF</text:p>
          </table:table-cell>
          <table:table-cell table:style-name="ce88"/>
          <table:table-cell table:style-name="ce99"/>
        </table:table-row>
        <table:table-row table:style-name="ro30">
          <table:table-cell table:style-name="ce88" office:value-type="string" calcext:value-type="string">
            <text:p>COD_005</text:p>
          </table:table-cell>
          <table:table-cell table:style-name="ce88" office:value-type="string" calcext:value-type="string">
            <text:p>GDScript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Toujours utiliser str() pour convertir (éviter String()).</text:p>
          </table:table-cell>
          <table:table-cell table:style-name="ce88" office:value-type="string" calcext:value-type="string">
            <text:p>raw = str(row[key])</text:p>
          </table:table-cell>
          <table:table-cell table:style-name="ce88" office:value-type="string" calcext:value-type="string">
            <text:p>ACTIF</text:p>
          </table:table-cell>
          <table:table-cell table:style-name="ce88" office:value-type="string" calcext:value-type="string">
            <text:p>String() a cassé sur 'OUI'</text:p>
          </table:table-cell>
          <table:table-cell table:style-name="ce99"/>
        </table:table-row>
        <table:table-row table:style-name="ro30">
          <table:table-cell table:style-name="ce88" office:value-type="string" calcext:value-type="string">
            <text:p>COD_006</text:p>
          </table:table-cell>
          <table:table-cell table:style-name="ce88" office:value-type="string" calcext:value-type="string">
            <text:p>GDScript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Si Godot n’infère pas le type, typer explicitement.</text:p>
          </table:table-cell>
          <table:table-cell table:style-name="ce88" office:value-type="string" calcext:value-type="string">
            <text:p>var count: int = int(...)</text:p>
          </table:table-cell>
          <table:table-cell table:style-name="ce88" office:value-type="string" calcext:value-type="string">
            <text:p>ACTIF</text:p>
          </table:table-cell>
          <table:table-cell table:style-name="ce88" office:value-type="string" calcext:value-type="string">
            <text:p>Mode strict</text:p>
          </table:table-cell>
          <table:table-cell table:style-name="ce99"/>
        </table:table-row>
        <table:table-row table:style-name="ro30">
          <table:table-cell table:style-name="ce88" office:value-type="string" calcext:value-type="string">
            <text:p>COD_007</text:p>
          </table:table-cell>
          <table:table-cell table:style-name="ce88" office:value-type="string" calcext:value-type="string">
            <text:p>DATA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Colonnes number/int/float = nombres uniquement (pas de texte).</text:p>
          </table:table-cell>
          <table:table-cell table:style-name="ce88" office:value-type="string" calcext:value-type="string">
            <text:p>0,10 au lieu de '+10% / 10 niveaux'</text:p>
          </table:table-cell>
          <table:table-cell table:style-name="ce88" office:value-type="string" calcext:value-type="string">
            <text:p>ACTIF</text:p>
          </table:table-cell>
          <table:table-cell table:style-name="ce88" office:value-type="string" calcext:value-type="string">
            <text:p>Le texte va en Description</text:p>
          </table:table-cell>
          <table:table-cell table:style-name="ce99"/>
        </table:table-row>
        <table:table-row table:style-name="ro30">
          <table:table-cell table:style-name="ce88" office:value-type="string" calcext:value-type="string">
            <text:p>COD_008</text:p>
          </table:table-cell>
          <table:table-cell table:style-name="ce88" office:value-type="string" calcext:value-type="string">
            <text:p>DATA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Support décimales FR et % au chargement.</text:p>
          </table:table-cell>
          <table:table-cell table:style-name="ce88" office:value-type="string" calcext:value-type="string">
            <text:p>'0,05' -&gt; 0.05 ; '5%' -&gt; 0.05</text:p>
          </table:table-cell>
          <table:table-cell table:style-name="ce88" office:value-type="string" calcext:value-type="string">
            <text:p>ACTIF</text:p>
          </table:table-cell>
          <table:table-cell table:style-name="ce88"/>
          <table:table-cell table:style-name="ce99"/>
        </table:table-row>
        <table:table-row table:style-name="ro30">
          <table:table-cell table:style-name="ce88" office:value-type="string" calcext:value-type="string">
            <text:p>COD_009</text:p>
          </table:table-cell>
          <table:table-cell table:style-name="ce88" office:value-type="string" calcext:value-type="string">
            <text:p>DATA</text:p>
          </table:table-cell>
          <table:table-cell table:style-name="ce88" office:value-type="string" calcext:value-type="string">
            <text:p>P0</text:p>
          </table:table-cell>
          <table:table-cell table:style-name="ce88" office:value-type="string" calcext:value-type="string">
            <text:p>Ignorer lignes vides / sans ID lors du chargement CSV.</text:p>
          </table:table-cell>
          <table:table-cell table:style-name="ce88" office:value-type="string" calcext:value-type="string">
            <text:p>Si ID vide -&gt; continue</text:p>
          </table:table-cell>
          <table:table-cell table:style-name="ce88" office:value-type="string" calcext:value-type="string">
            <text:p>ACTIF</text:p>
          </table:table-cell>
          <table:table-cell table:style-name="ce88"/>
          <table:table-cell table:style-name="ce99"/>
        </table:table-row>
        <table:table-row table:style-name="ro30">
          <table:table-cell table:style-name="ce88" office:value-type="string" calcext:value-type="string">
            <text:p>COD_010</text:p>
          </table:table-cell>
          <table:table-cell table:style-name="ce88" office:value-type="string" calcext:value-type="string">
            <text:p>Architecture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Autoload : pas de conflit de noms (pas de class_name global).</text:p>
          </table:table-cell>
          <table:table-cell table:style-name="ce88" office:value-type="string" calcext:value-type="string">
            <text:p>preload() + Autoload 'DataScore'</text:p>
          </table:table-cell>
          <table:table-cell table:style-name="ce88" office:value-type="string" calcext:value-type="string">
            <text:p>ACTIF</text:p>
          </table:table-cell>
          <table:table-cell table:style-name="ce88"/>
          <table:table-cell table:style-name="ce99"/>
        </table:table-row>
        <table:table-row table:style-name="ro30">
          <table:table-cell table:style-name="ce88" office:value-type="string" calcext:value-type="string">
            <text:p>COD_011</text:p>
          </table:table-cell>
          <table:table-cell table:style-name="ce88" office:value-type="string" calcext:value-type="string">
            <text:p>Qualite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Toujours commenter le code avec # (pédagogique).</text:p>
          </table:table-cell>
          <table:table-cell table:style-name="ce88" office:value-type="string" calcext:value-type="string">
            <text:p># pourquoi on fait ça</text:p>
          </table:table-cell>
          <table:table-cell table:style-name="ce88" office:value-type="string" calcext:value-type="string">
            <text:p>ACTIF</text:p>
          </table:table-cell>
          <table:table-cell table:style-name="ce88" office:value-type="string" calcext:value-type="string">
            <text:p>Tu veux tout comprendre</text:p>
          </table:table-cell>
          <table:table-cell table:style-name="ce99"/>
        </table:table-row>
        <table:table-row table:style-name="ro30">
          <table:table-cell table:style-name="ce88" office:value-type="string" calcext:value-type="string">
            <text:p>COD_012</text:p>
          </table:table-cell>
          <table:table-cell table:style-name="ce88" office:value-type="string" calcext:value-type="string">
            <text:p>Qualite</text:p>
          </table:table-cell>
          <table:table-cell table:style-name="ce88" office:value-type="string" calcext:value-type="string">
            <text:p>P1</text:p>
          </table:table-cell>
          <table:table-cell table:style-name="ce88" office:value-type="string" calcext:value-type="string">
            <text:p>Prints utiles partout (sans spam), toujours contextualisés.</text:p>
          </table:table-cell>
          <table:table-cell table:style-name="ce88" office:value-type="string" calcext:value-type="string">
            <text:p>print('🟦 [DATA] ...')</text:p>
          </table:table-cell>
          <table:table-cell table:style-name="ce88" office:value-type="string" calcext:value-type="string">
            <text:p>ACTIF</text:p>
          </table:table-cell>
          <table:table-cell table:style-name="ce88"/>
          <table:table-cell table:style-name="ce99"/>
        </table:table-row>
        <table:table-row table:style-name="ro30">
          <table:table-cell table:style-name="ce99" table:number-columns-repeated="8"/>
        </table:table-row>
        <table:table-row table:style-name="ro12">
          <table:table-cell table:style-name="ce99" table:number-columns-repeated="8"/>
        </table:table-row>
        <table:table-row table:style-name="ro12" table:number-rows-repeated="1048560">
          <table:table-cell table:number-columns-repeated="8"/>
        </table:table-row>
        <table:table-row table:style-name="ro12">
          <table:table-cell table:number-columns-repeated="8"/>
        </table:table-row>
      </table:table>
      <table:table table:name="Gameplay_Core" table:style-name="ta10"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31" table:default-cell-style-name="ce82"/>
        <table:table-column table:style-name="co32" table:visibility="collapse" table:default-cell-style-name="ce82"/>
        <table:table-column table:style-name="co33" table:visibility="collapse" table:default-cell-style-name="ce82"/>
        <table:table-column table:style-name="co4" table:number-columns-repeated="16377" table:default-cell-style-name="Default"/>
        <table:table-row table:style-name="ro7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Mecanique</text:p>
          </table:table-cell>
          <table:table-cell table:style-name="ce88" office:value-type="string" calcext:value-type="string">
            <text:p>Input</text:p>
          </table:table-cell>
          <table:table-cell table:style-name="ce88" office:value-type="string" calcext:value-type="string">
            <text:p>Description</text:p>
          </table:table-cell>
          <table:table-cell table:style-name="ce75" office:value-type="string" calcext:value-type="string">
            <text:p>Statut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MOVE_001&quot;;[$BACKLOG_MASTER.$A:.$A];0);&quot;MECH_MOVE_001&quot;);&quot;MECH_MOVE_001&quot;)" office:value-type="string" office:string-value="MECH_MOVE_001" calcext:value-type="string">
            <text:p>MECH_MOVE_001</text:p>
          </table:table-cell>
          <table:table-cell table:style-name="ce88" office:value-type="string" calcext:value-type="string">
            <text:p>Déplacement joueur</text:p>
          </table:table-cell>
          <table:table-cell table:style-name="ce88" office:value-type="string" calcext:value-type="string">
            <text:p>Automatique</text:p>
          </table:table-cell>
          <table:table-cell table:style-name="ce88" office:value-type="string" calcext:value-type="string">
            <text:p>Déplacement horizontal et vertical du joueur</text:p>
          </table:table-cell>
          <table:table-cell table:style-name="ce8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ATTACK_BASIC_001&quot;;[$BACKLOG_MASTER.$A:.$A];0);&quot;MECH_ATTACK_BASIC_001&quot;);&quot;MECH_ATTACK_BASIC_001&quot;)" office:value-type="string" office:string-value="MECH_ATTACK_BASIC_001" calcext:value-type="string">
            <text:p>MECH_ATTACK_BASIC_001</text:p>
          </table:table-cell>
          <table:table-cell table:style-name="ce88" office:value-type="string" calcext:value-type="string">
            <text:p>Attaque de base</text:p>
          </table:table-cell>
          <table:table-cell table:style-name="ce88" office:value-type="string" calcext:value-type="string">
            <text:p>Automatique</text:p>
          </table:table-cell>
          <table:table-cell table:style-name="ce88" office:value-type="string" calcext:value-type="string">
            <text:p>Attaque simple vers l’avant</text:p>
          </table:table-cell>
          <table:table-cell table:style-name="ce8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ATTACK_CHARGED_001&quot;;[$BACKLOG_MASTER.$A:.$A];0);&quot;MECH_ATTACK_CHARGED_001&quot;);&quot;MECH_ATTACK_CHARGED_001&quot;)" office:value-type="string" office:string-value="MECH_ATTACK_CHARGED_001" calcext:value-type="string">
            <text:p>MECH_ATTACK_CHARGED_001</text:p>
          </table:table-cell>
          <table:table-cell table:style-name="ce88" office:value-type="string" calcext:value-type="string">
            <text:p>Attaque chargée</text:p>
          </table:table-cell>
          <table:table-cell table:style-name="ce88" office:value-type="string" calcext:value-type="string">
            <text:p>Automatique</text:p>
          </table:table-cell>
          <table:table-cell table:style-name="ce88" office:value-type="string" calcext:value-type="string">
            <text:p>Attaque plus puissante après un court temps de charge</text:p>
          </table:table-cell>
          <table:table-cell table:style-name="ce8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TAKE_DAMAGE_001&quot;;[$BACKLOG_MASTER.$A:.$A];0);&quot;MECH_TAKE_DAMAGE_001&quot;);&quot;MECH_TAKE_DAMAGE_001&quot;)" office:value-type="string" office:string-value="MECH_TAKE_DAMAGE_001" calcext:value-type="string">
            <text:p>MECH_TAKE_DAMAGE_001</text:p>
          </table:table-cell>
          <table:table-cell table:style-name="ce88" office:value-type="string" calcext:value-type="string">
            <text:p>Réception dégâts</text:p>
          </table:table-cell>
          <table:table-cell table:style-name="ce88" office:value-type="string" calcext:value-type="string">
            <text:p>Automatique (collision ennemi)</text:p>
          </table:table-cell>
          <table:table-cell table:style-name="ce88" office:value-type="string" calcext:value-type="string">
            <text:p>Perte de points de vie</text:p>
          </table:table-cell>
          <table:table-cell table:style-name="ce8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DEATH_001&quot;;[$BACKLOG_MASTER.$A:.$A];0);&quot;MECH_DEATH_001&quot;);&quot;MECH_DEATH_001&quot;)" office:value-type="string" office:string-value="MECH_DEATH_001" calcext:value-type="string">
            <text:p>MECH_DEATH_001</text:p>
          </table:table-cell>
          <table:table-cell table:style-name="ce88" office:value-type="string" calcext:value-type="string">
            <text:p>Mort joueur</text:p>
          </table:table-cell>
          <table:table-cell table:style-name="ce88" office:value-type="string" calcext:value-type="string">
            <text:p>Automatique (HP ≤ 0)</text:p>
          </table:table-cell>
          <table:table-cell table:style-name="ce88" office:value-type="string" calcext:value-type="string">
            <text:p>Fin de la run en cours</text:p>
          </table:table-cell>
          <table:table-cell table:style-name="ce8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GAME_OVER_001&quot;;[$BACKLOG_MASTER.$A:.$A];0);&quot;MECH_GAME_OVER_001&quot;);&quot;MECH_GAME_OVER_001&quot;)" office:value-type="string" office:string-value="MECH_GAME_OVER_001" calcext:value-type="string">
            <text:p>MECH_GAME_OVER_001</text:p>
          </table:table-cell>
          <table:table-cell table:style-name="ce88" office:value-type="string" calcext:value-type="string">
            <text:p>Game Over</text:p>
          </table:table-cell>
          <table:table-cell table:style-name="ce88" office:value-type="string" calcext:value-type="string">
            <text:p>Automatique</text:p>
          </table:table-cell>
          <table:table-cell table:style-name="ce88" office:value-type="string" calcext:value-type="string">
            <text:p>Affichage écran de fin + accès boutique</text:p>
          </table:table-cell>
          <table:table-cell table:style-name="ce8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GOLD_GAIN_001&quot;;[$BACKLOG_MASTER.$A:.$A];0);&quot;MECH_GOLD_GAIN_001&quot;);&quot;MECH_GOLD_GAIN_001&quot;)" office:value-type="string" office:string-value="MECH_GOLD_GAIN_001" calcext:value-type="string">
            <text:p>MECH_GOLD_GAIN_001</text:p>
          </table:table-cell>
          <table:table-cell table:style-name="ce88" office:value-type="string" calcext:value-type="string">
            <text:p>Gain d’XP</text:p>
          </table:table-cell>
          <table:table-cell table:style-name="ce88" office:value-type="string" calcext:value-type="string">
            <text:p>Automatique (ennemi vaincu)</text:p>
          </table:table-cell>
          <table:table-cell table:style-name="ce88" office:value-type="string" calcext:value-type="string">
            <text:p>Ajout d’or au compteur OR du <text:s/>joueur</text:p>
          </table:table-cell>
          <table:table-cell table:style-name="ce8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0">
          <table:table-cell table:style-name="ce90" table:formula="of:=IFERROR(HYPERLINK(&quot;#BACKLOG_MASTER.A&quot;&amp;MATCH(&quot;MECH_UPGRADE_PURCHASE_001&quot;;[$BACKLOG_MASTER.$A:.$A];0);&quot;MECH_UPGRADE_PURCHASE_001&quot;);&quot;MECH_UPGRADE_PURCHASE_001&quot;)" office:value-type="string" office:string-value="MECH_UPGRADE_PURCHASE_001" calcext:value-type="string">
            <text:p>MECH_UPGRADE_PURCHASE_001</text:p>
          </table:table-cell>
          <table:table-cell table:style-name="ce88" office:value-type="string" calcext:value-type="string">
            <text:p>Achat amélioration</text:p>
          </table:table-cell>
          <table:table-cell table:style-name="ce88" office:value-type="string" calcext:value-type="string">
            <text:p>Clic souris / Entrée</text:p>
          </table:table-cell>
          <table:table-cell table:style-name="ce88" office:value-type="string" calcext:value-type="string">
            <text:p>Achat permanent via boutique</text:p>
          </table:table-cell>
          <table:table-cell table:style-name="ce8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STAT_APPLY_001&quot;;[$BACKLOG_MASTER.$A:.$A];0);&quot;MECH_STAT_APPLY_001&quot;);&quot;MECH_STAT_APPLY_001&quot;)" office:value-type="string" office:string-value="MECH_STAT_APPLY_001" calcext:value-type="string">
            <text:p>MECH_STAT_APPLY_001</text:p>
          </table:table-cell>
          <table:table-cell table:style-name="ce88" office:value-type="string" calcext:value-type="string">
            <text:p>Application stats</text:p>
          </table:table-cell>
          <table:table-cell table:style-name="ce88" office:value-type="string" calcext:value-type="string">
            <text:p>Automatique</text:p>
          </table:table-cell>
          <table:table-cell table:style-name="ce88" office:value-type="string" calcext:value-type="string">
            <text:p>Application des stats achetées au début de run</text:p>
          </table:table-cell>
          <table:table-cell table:style-name="ce8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1">
          <table:table-cell table:style-name="ce90" table:formula="of:=IFERROR(HYPERLINK(&quot;#BACKLOG_MASTER.A&quot;&amp;MATCH(&quot;MECH_WAVE_PROGRESS_001&quot;;[$BACKLOG_MASTER.$A:.$A];0);&quot;MECH_WAVE_PROGRESS_001&quot;);&quot;MECH_WAVE_PROGRESS_001&quot;)" office:value-type="string" office:string-value="MECH_WAVE_PROGRESS_001" calcext:value-type="string">
            <text:p>MECH_WAVE_PROGRESS_001</text:p>
          </table:table-cell>
          <table:table-cell table:style-name="ce88" office:value-type="string" calcext:value-type="string">
            <text:p>Progression vagues</text:p>
          </table:table-cell>
          <table:table-cell table:style-name="ce88" office:value-type="string" calcext:value-type="string">
            <text:p>Automatique</text:p>
          </table:table-cell>
          <table:table-cell table:style-name="ce88" office:value-type="string" calcext:value-type="string">
            <text:p>Enchaînement des vagues d’ennemis</text:p>
          </table:table-cell>
          <table:table-cell table:style-name="ce8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10">
          <table:table-cell table:style-name="ce90" table:formula="of:=IFERROR(HYPERLINK(&quot;#BACKLOG_MASTER.A&quot;&amp;MATCH(&quot;MECH_CHECKPOINT_UNLOCK_001&quot;;[$BACKLOG_MASTER.$A:.$A];0);&quot;MECH_CHECKPOINT_UNLOCK_001&quot;);&quot;MECH_CHECKPOINT_UNLOCK_001&quot;)" office:value-type="string" office:string-value="MECH_CHECKPOINT_UNLOCK_001" calcext:value-type="string">
            <text:p>MECH_CHECKPOINT_UNLOCK_001</text:p>
          </table:table-cell>
          <table:table-cell table:style-name="ce88" office:value-type="string" calcext:value-type="string">
            <text:p>Déblocage checkpoint</text:p>
          </table:table-cell>
          <table:table-cell table:style-name="ce88" office:value-type="string" calcext:value-type="string">
            <text:p>Automatique (condition atteinte)</text:p>
          </table:table-cell>
          <table:table-cell table:style-name="ce88" office:value-type="string" calcext:value-type="string">
            <text:p>Déblocage progression zone</text:p>
          </table:table-cell>
          <table:table-cell table:style-name="ce8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31">
          <table:table-cell table:style-name="ce90" table:formula="of:=IFERROR(HYPERLINK(&quot;#BACKLOG_MASTER.A&quot;&amp;MATCH(&quot;MECH_XP_GAIN_001&quot;;[$BACKLOG_MASTER.$A:.$A];0);&quot;MECH_XP_GAIN_001&quot;);&quot;MECH_XP_GAIN_001&quot;)" office:value-type="string" office:string-value="MECH_XP_GAIN_001" calcext:value-type="string">
            <text:p>MECH_XP_GAIN_001</text:p>
          </table:table-cell>
          <table:table-cell table:style-name="ce88" office:value-type="string" calcext:value-type="string">
            <text:p>Gain d’XP</text:p>
          </table:table-cell>
          <table:table-cell table:style-name="ce88" office:value-type="string" calcext:value-type="string">
            <text:p>Automatique (ennemi vaincu)</text:p>
          </table:table-cell>
          <table:table-cell table:style-name="ce88" office:value-type="string" calcext:value-type="string">
            <text:p>Ajoute de l’XP au total du joueur</text:p>
          </table:table-cell>
          <table:table-cell table:style-name="ce8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32">
          <table:table-cell table:style-name="ce90" table:formula="of:=IFERROR(HYPERLINK(&quot;#BACKLOG_MASTER.A&quot;&amp;MATCH(&quot;MECH_LEVEL_UP_001&quot;;[$BACKLOG_MASTER.$A:.$A];0);&quot;MECH_LEVEL_UP_001&quot;);&quot;MECH_LEVEL_UP_001&quot;)" office:value-type="string" office:string-value="MECH_LEVEL_UP_001" calcext:value-type="string">
            <text:p>MECH_LEVEL_UP_001</text:p>
          </table:table-cell>
          <table:table-cell table:style-name="ce88" office:value-type="string" calcext:value-type="string">
            <text:p>Niveau + stats</text:p>
          </table:table-cell>
          <table:table-cell table:style-name="ce88" office:value-type="string" calcext:value-type="string">
            <text:p>Automatique (XP ≥ XP_next)</text:p>
          </table:table-cell>
          <table:table-cell table:style-name="ce88" office:value-type="string" calcext:value-type="string">
            <text:p>Augmente le niveau et applique les gains de stats</text:p>
          </table:table-cell>
          <table:table-cell table:style-name="ce8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7">
          <table:table-cell table:style-name="ce90" table:formula="of:=IFERROR(HYPERLINK(&quot;#BACKLOG_MASTER.A&quot;&amp;MATCH(&quot;MECH_HUB_001&quot;;[$BACKLOG_MASTER.$A:.$A];0);&quot;MECH_HUB_001&quot;);&quot;MECH_HUB_001&quot;)" office:value-type="string" office:string-value="MECH_HUB_001" calcext:value-type="string">
            <text:p>MECH_HUB_001</text:p>
          </table:table-cell>
          <table:table-cell table:style-name="ce88" office:value-type="string" calcext:value-type="string">
            <text:p>Hub (page personnage)</text:p>
          </table:table-cell>
          <table:table-cell table:style-name="ce88" office:value-type="string" calcext:value-type="string">
            <text:p>Clic souris / Entrée</text:p>
          </table:table-cell>
          <table:table-cell table:style-name="ce88" office:value-type="string" calcext:value-type="string">
            <text:p>Écran entre runs : inventaire + équipement + bouton boutique + bouton lancer run</text:p>
          </table:table-cell>
          <table:table-cell table:style-name="ce8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7">
          <table:table-cell table:style-name="ce90" table:formula="of:=IFERROR(HYPERLINK(&quot;#BACKLOG_MASTER.A&quot;&amp;MATCH(&quot;MECH_INVENTORY_001&quot;;[$BACKLOG_MASTER.$A:.$A];0);&quot;MECH_INVENTORY_001&quot;);&quot;MECH_INVENTORY_001&quot;)" office:value-type="string" office:string-value="MECH_INVENTORY_001" calcext:value-type="string">
            <text:p>MECH_INVENTORY_001</text:p>
          </table:table-cell>
          <table:table-cell table:style-name="ce88" office:value-type="string" calcext:value-type="string">
            <text:p>Inventaire permanent</text:p>
          </table:table-cell>
          <table:table-cell table:style-name="ce88" office:value-type="string" calcext:value-type="string">
            <text:p>Automatique (sauvegarde)</text:p>
          </table:table-cell>
          <table:table-cell table:style-name="ce88" office:value-type="string" calcext:value-type="string">
            <text:p>Les items achetés sont conservés et affichés dans le Hub</text:p>
          </table:table-cell>
          <table:table-cell table:style-name="ce8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7">
          <table:table-cell table:style-name="ce90" table:formula="of:=IFERROR(HYPERLINK(&quot;#BACKLOG_MASTER.A&quot;&amp;MATCH(&quot;MECH_EQUIP_001&quot;;[$BACKLOG_MASTER.$A:.$A];0);&quot;MECH_EQUIP_001&quot;);&quot;MECH_EQUIP_001&quot;)" office:value-type="string" office:string-value="MECH_EQUIP_001" calcext:value-type="string">
            <text:p>MECH_EQUIP_001</text:p>
          </table:table-cell>
          <table:table-cell table:style-name="ce88" office:value-type="string" calcext:value-type="string">
            <text:p>Équiper/Déséquiper item</text:p>
          </table:table-cell>
          <table:table-cell table:style-name="ce88" office:value-type="string" calcext:value-type="string">
            <text:p>Clic souris / Entrée</text:p>
          </table:table-cell>
          <table:table-cell table:style-name="ce88" office:value-type="string" calcext:value-type="string">
            <text:p>Choisir un item par slot et appliquer ses stats</text:p>
          </table:table-cell>
          <table:table-cell table:style-name="ce8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7">
          <table:table-cell table:style-name="ce90" table:formula="of:=IFERROR(HYPERLINK(&quot;#BACKLOG_MASTER.A&quot;&amp;MATCH(&quot;MECH_SHOP_ITEMS_001&quot;;[$BACKLOG_MASTER.$A:.$A];0);&quot;MECH_SHOP_ITEMS_001&quot;);&quot;MECH_SHOP_ITEMS_001&quot;)" office:value-type="string" office:string-value="MECH_SHOP_ITEMS_001" calcext:value-type="string">
            <text:p>MECH_SHOP_ITEMS_001</text:p>
          </table:table-cell>
          <table:table-cell table:style-name="ce88" office:value-type="string" calcext:value-type="string">
            <text:p>Boutique items (raretés)</text:p>
          </table:table-cell>
          <table:table-cell table:style-name="ce88" office:value-type="string" calcext:value-type="string">
            <text:p>Clic souris / Entrée</text:p>
          </table:table-cell>
          <table:table-cell table:style-name="ce88" office:value-type="string" calcext:value-type="string">
            <text:p>Shop-only : tous les items sont achetables (commun/rare/épique/légendaire) avec l’Or</text:p>
          </table:table-cell>
          <table:table-cell table:style-name="ce8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7">
          <table:table-cell table:style-name="ce90" table:formula="of:=IFERROR(HYPERLINK(&quot;#BACKLOG_MASTER.A&quot;&amp;MATCH(&quot;MECH_ENDRUN_CHOICE_001&quot;;[$BACKLOG_MASTER.$A:.$A];0);&quot;MECH_ENDRUN_CHOICE_001&quot;);&quot;MECH_ENDRUN_CHOICE_001&quot;)" office:value-type="string" office:string-value="MECH_ENDRUN_CHOICE_001" calcext:value-type="string">
            <text:p>MECH_ENDRUN_CHOICE_001</text:p>
          </table:table-cell>
          <table:table-cell table:style-name="ce88" office:value-type="string" calcext:value-type="string">
            <text:p>Choix fin de run</text:p>
          </table:table-cell>
          <table:table-cell table:style-name="ce88" office:value-type="string" calcext:value-type="string">
            <text:p>Clic souris / Entrée</text:p>
          </table:table-cell>
          <table:table-cell table:style-name="ce88" office:value-type="string" calcext:value-type="string">
            <text:p>Écran récap : Nouvelle run immédiate OU Aller au Hub</text:p>
          </table:table-cell>
          <table:table-cell table:style-name="ce88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7">
          <table:table-cell table:style-name="ce90" table:formula="of:=IFERROR(HYPERLINK(&quot;#BACKLOG_MASTER.A&quot;&amp;MATCH(&quot;MECH_XP_AUTO_002&quot;;[$BACKLOG_MASTER.$A:.$A];0);&quot;MECH_XP_AUTO_002&quot;);&quot;MECH_XP_AUTO_002&quot;)" office:value-type="string" office:string-value="MECH_XP_AUTO_002" calcext:value-type="string">
            <text:p>MECH_XP_AUTO_002</text:p>
          </table:table-cell>
          <table:table-cell table:style-name="ce88" office:value-type="string" calcext:value-type="string">
            <text:p>XP auto (kills + fin niveau)</text:p>
          </table:table-cell>
          <table:table-cell table:style-name="ce88" office:value-type="string" calcext:value-type="string">
            <text:p>Automatique</text:p>
          </table:table-cell>
          <table:table-cell table:style-name="ce88" office:value-type="string" calcext:value-type="string">
            <text:p>XP gagne sur kill + bonus fin de niveau, level up automatique et persistant</text:p>
          </table:table-cell>
          <table:table-cell table:style-name="ce88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style-name="ce88"/>
          <table:table-cell table:style-name="ce99"/>
          <table:table-cell table:number-columns-repeated="16376"/>
        </table:table-row>
        <table:table-row table:style-name="ro7" table:number-rows-repeated="3">
          <table:table-cell table:style-name="ce88" table:number-columns-repeated="6"/>
          <table:table-cell table:style-name="ce99"/>
          <table:table-cell table:number-columns-repeated="16376"/>
        </table:table-row>
        <table:table-row table:style-name="ro33">
          <table:table-cell table:style-name="ce88" table:number-columns-repeated="6"/>
          <table:table-cell table:style-name="ce99"/>
          <table:table-cell table:number-columns-repeated="16376"/>
        </table:table-row>
        <table:table-row table:style-name="ro7" table:number-rows-repeated="1048530">
          <table:table-cell table:number-columns-repeated="16383"/>
        </table:table-row>
        <table:table-row table:style-name="ro12" table:number-rows-repeated="14">
          <table:table-cell table:number-columns-repeated="16383"/>
        </table:table-row>
        <table:table-row table:style-name="ro34" table:number-rows-repeated="7">
          <table:table-cell table:number-columns-repeated="16383"/>
        </table:table-row>
        <table:table-row table:style-name="ro34">
          <table:table-cell table:number-columns-repeated="16383"/>
        </table:table-row>
      </table:table>
      <table:table table:name="Idees_Evolution" table:style-name="ta38">
        <table:table-column table:style-name="co34" table:default-cell-style-name="ce82"/>
        <table:table-column table:style-name="co1" table:default-cell-style-name="ce82"/>
        <table:table-column table:style-name="co101" table:default-cell-style-name="ce82"/>
        <table:table-column table:style-name="co3" table:default-cell-style-name="ce82"/>
        <table:table-column table:style-name="co36" table:default-cell-style-name="ce82"/>
        <table:table-column table:style-name="co3" table:default-cell-style-name="ce82"/>
        <table:table-column table:style-name="co37" table:default-cell-style-name="ce82"/>
        <table:table-column table:style-name="co3" table:default-cell-style-name="ce82"/>
        <table:table-column table:style-name="co36" table:number-columns-repeated="2" table:default-cell-style-name="ce82"/>
        <table:table-column table:style-name="co38" table:default-cell-style-name="ce82"/>
        <table:table-column table:style-name="co18" table:default-cell-style-name="ce82"/>
        <table:table-column table:style-name="co20" table:default-cell-style-name="ce82"/>
        <table:table-column table:style-name="co37" table:default-cell-style-name="ce82"/>
        <table:table-column table:style-name="co3" table:default-cell-style-name="ce82"/>
        <table:table-column table:style-name="co20" table:default-cell-style-name="ce82"/>
        <table:table-column table:style-name="co4" table:number-columns-repeated="16367" table:default-cell-style-name="Default"/>
        <table:table-row table:style-name="ro3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Titre</text:p>
          </table:table-cell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Source</text:p>
          </table:table-cell>
          <table:table-cell table:style-name="ce75" office:value-type="string" calcext:value-type="string">
            <text:p>Probleme_Resolut</text:p>
          </table:table-cell>
          <table:table-cell table:style-name="ce75" office:value-type="string" calcext:value-type="string">
            <text:p>Impact</text:p>
          </table:table-cell>
          <table:table-cell table:style-name="ce75" office:value-type="string" calcext:value-type="string">
            <text:p>Effort</text:p>
          </table:table-cell>
          <table:table-cell table:style-name="ce75" office:value-type="string" calcext:value-type="string">
            <text:p>Validation_Decision</text:p>
          </table:table-cell>
          <table:table-cell table:style-name="ce75" office:value-type="string" calcext:value-type="string">
            <text:p>ID_Decision</text:p>
          </table:table-cell>
          <table:table-cell table:style-name="ce75" office:value-type="string" calcext:value-type="string">
            <text:p>Sujet_Decision</text:p>
          </table:table-cell>
          <table:table-cell table:style-name="ce75" office:value-type="string" calcext:value-type="string">
            <text:p>Decision</text:p>
          </table:table-cell>
          <table:table-cell table:style-name="ce75" office:value-type="string" calcext:value-type="string">
            <text:p>Raison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Reversible</text:p>
          </table:table-cell>
          <table:table-cell table:style-name="ce75" office:value-type="string" calcext:value-type="string">
            <text:p>Source_Idee_ID</text:p>
          </table:table-cell>
          <table:table-cell table:style-name="ce75" office:value-type="string" calcext:value-type="string">
            <text:p>Statut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GAMEPLAY&quot;;[$BACKLOG_MASTER.$A:.$A];0);&quot;IDEA_GAMEPLAY&quot;);&quot;IDEA_GAMEPLAY&quot;)" office:value-type="string" office:string-value="IDEA_GAMEPLAY" calcext:value-type="string">
            <text:p>IDEA_GAMEPLAY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ID Sujet Suggestion de ton "Prof" IA État</text:p>
          </table:table-cell>
          <table:table-cell office:value-type="string" calcext:value-type="string">
            <text:p>Utilisateur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2]" office:value-type="string" office:string-value="IDEA_GAMEPLAY" calcext:value-type="string">
            <text:p>IDEA_GAMEPLAY</text:p>
          </table:table-cell>
          <table:table-cell table:style-name="ce82" table:formula="of:=IFERROR(INDEX([$BACKLOG_MASTER.$F:.$F]; MATCH([.A2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GAMEPLAY_175217&quot;;[$BACKLOG_MASTER.$A:.$A];0);&quot;IDEA_GAMEPLAY_175217&quot;);&quot;IDEA_GAMEPLAY_175217&quot;)" office:value-type="string" office:string-value="IDEA_GAMEPLAY_175217" calcext:value-type="string">
            <text:p>IDEA_GAMEPLAY_175217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S03 Architecture Créer un Global_Events.gd (Singleton). 🏗️ À coder</text:p>
          </table:table-cell>
          <table:table-cell office:value-type="string" calcext:value-type="string">
            <text:p>Utilisateur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5]" office:value-type="string" office:string-value="IDEA_GAMEPLAY_D0F233" calcext:value-type="string">
            <text:p>IDEA_GAMEPLAY_D0F233</text:p>
          </table:table-cell>
          <table:table-cell table:style-name="ce82" table:formula="of:=IFERROR(INDEX([$BACKLOG_MASTER.$F:.$F]; MATCH([.A5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GAMEPLAY_23A7BF&quot;;[$BACKLOG_MASTER.$A:.$A];0);&quot;IDEA_GAMEPLAY_23A7BF&quot;);&quot;IDEA_GAMEPLAY_23A7BF&quot;)" office:value-type="string" office:string-value="IDEA_GAMEPLAY_23A7BF" calcext:value-type="string">
            <text:p>IDEA_GAMEPLAY_23A7BF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S04 Feedback Prévoir un "Flash blanc" sur les ennemis touchés. ⏳ À faire</text:p>
          </table:table-cell>
          <table:table-cell office:value-type="string" calcext:value-type="string">
            <text:p>Utilisateur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6]" office:value-type="string" office:string-value="IDEA_GAMEPLAY_2D4E62" calcext:value-type="string">
            <text:p>IDEA_GAMEPLAY_2D4E62</text:p>
          </table:table-cell>
          <table:table-cell table:style-name="ce82" table:formula="of:=IFERROR(INDEX([$BACKLOG_MASTER.$F:.$F]; MATCH([.A6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GAMEPLAY_D0F233&quot;;[$BACKLOG_MASTER.$A:.$A];0);&quot;IDEA_GAMEPLAY_D0F233&quot;);&quot;IDEA_GAMEPLAY_D0F233&quot;)" office:value-type="string" office:string-value="IDEA_GAMEPLAY_D0F233" calcext:value-type="string">
            <text:p>IDEA_GAMEPLAY_D0F233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S05 Apprentissage Faire des mini-quiz sur le code. 🔔 Activé</text:p>
          </table:table-cell>
          <table:table-cell office:value-type="string" calcext:value-type="string">
            <text:p>Utilisateur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7]" office:value-type="string" office:string-value="IDEA_GAMEPLAY_36AB30" calcext:value-type="string">
            <text:p>IDEA_GAMEPLAY_36AB30</text:p>
          </table:table-cell>
          <table:table-cell table:style-name="ce82" table:formula="of:=IFERROR(INDEX([$BACKLOG_MASTER.$F:.$F]; MATCH([.A7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GAMEPLAY_2D4E62&quot;;[$BACKLOG_MASTER.$A:.$A];0);&quot;IDEA_GAMEPLAY_2D4E62&quot;);&quot;IDEA_GAMEPLAY_2D4E62&quot;)" office:value-type="string" office:string-value="IDEA_GAMEPLAY_2D4E62" calcext:value-type="string">
            <text:p>IDEA_GAMEPLAY_2D4E62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S06 UI / Interface Créer une barre de vie qui "vibre" quand elle est basse. ⏳ À faire</text:p>
          </table:table-cell>
          <table:table-cell office:value-type="string" calcext:value-type="string">
            <text:p>Utilisateur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8]" office:value-type="string" office:string-value="IDEA_PROGRESSION" calcext:value-type="string">
            <text:p>IDEA_PROGRESSION</text:p>
          </table:table-cell>
          <table:table-cell table:style-name="ce82" table:formula="of:=IFERROR(INDEX([$BACKLOG_MASTER.$F:.$F]; MATCH([.A8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GAMEPLAY_36AB30&quot;;[$BACKLOG_MASTER.$A:.$A];0);&quot;IDEA_GAMEPLAY_36AB30&quot;);&quot;IDEA_GAMEPLAY_36AB30&quot;)" office:value-type="string" office:string-value="IDEA_GAMEPLAY_36AB30" calcext:value-type="string">
            <text:p>IDEA_GAMEPLAY_36AB30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S07 Juiciness Ajouter un "Camera Shake" (tremblement) quand le héros prend un coup. ⏳ À faire</text:p>
          </table:table-cell>
          <table:table-cell office:value-type="string" calcext:value-type="string">
            <text:p>Utilisateur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9]" office:value-type="string" office:string-value="IDEA_GAMEPLAY_4791AA" calcext:value-type="string">
            <text:p>IDEA_GAMEPLAY_4791AA</text:p>
          </table:table-cell>
          <table:table-cell table:style-name="ce82" table:formula="of:=IFERROR(INDEX([$BACKLOG_MASTER.$F:.$F]; MATCH([.A9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PROGRESSION&quot;;[$BACKLOG_MASTER.$A:.$A];0);&quot;IDEA_PROGRESSION&quot;);&quot;IDEA_PROGRESSION&quot;)" office:value-type="string" office:string-value="IDEA_PROGRESSION" calcext:value-type="string">
            <text:p>IDEA_PROGRESSION</text:p>
          </table:table-cell>
          <table:table-cell office:value-type="string" calcext:value-type="string">
            <text:p>Progression</text:p>
          </table:table-cell>
          <table:table-cell/>
          <table:table-cell office:value-type="string" calcext:value-type="string">
            <text:p>Système de paliers de compétences débloquant des variations de gameplay.</text:p>
          </table:table-cell>
          <table:table-cell office:value-type="string" calcext:value-type="string">
            <text:p>IA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10]" office:value-type="string" office:string-value="IDEA_UI" calcext:value-type="string">
            <text:p>IDEA_UI</text:p>
          </table:table-cell>
          <table:table-cell table:style-name="ce82" table:formula="of:=IFERROR(INDEX([$BACKLOG_MASTER.$F:.$F]; MATCH([.A10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GAMEPLAY_4791AA&quot;;[$BACKLOG_MASTER.$A:.$A];0);&quot;IDEA_GAMEPLAY_4791AA&quot;);&quot;IDEA_GAMEPLAY_4791AA&quot;)" office:value-type="string" office:string-value="IDEA_GAMEPLAY_4791AA" calcext:value-type="string">
            <text:p>IDEA_GAMEPLAY_4791AA</text:p>
          </table:table-cell>
          <table:table-cell office:value-type="string" calcext:value-type="string">
            <text:p>Gameplay</text:p>
          </table:table-cell>
          <table:table-cell/>
          <table:table-cell office:value-type="string" calcext:value-type="string">
            <text:p>Ajout d’événements dynamiques rares dans les niveaux pour renouveler les runs.</text:p>
          </table:table-cell>
          <table:table-cell office:value-type="string" calcext:value-type="string">
            <text:p>IA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11]" office:value-type="string" office:string-value="IDEA_LEVEL_DESIGN" calcext:value-type="string">
            <text:p>IDEA_LEVEL_DESIGN</text:p>
          </table:table-cell>
          <table:table-cell table:style-name="ce82" table:formula="of:=IFERROR(INDEX([$BACKLOG_MASTER.$F:.$F]; MATCH([.A11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UI&quot;;[$BACKLOG_MASTER.$A:.$A];0);&quot;IDEA_UI&quot;);&quot;IDEA_UI&quot;)" office:value-type="string" office:string-value="IDEA_UI" calcext:value-type="string">
            <text:p>IDEA_UI</text:p>
          </table:table-cell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Interface adaptative simplifiée en début de jeu puis enrichie progressivement.</text:p>
          </table:table-cell>
          <table:table-cell office:value-type="string" calcext:value-type="string">
            <text:p>IA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12]" office:value-type="string" office:string-value="IDEA_META" calcext:value-type="string">
            <text:p>IDEA_META</text:p>
          </table:table-cell>
          <table:table-cell table:style-name="ce82" table:formula="of:=IFERROR(INDEX([$BACKLOG_MASTER.$F:.$F]; MATCH([.A12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LEVEL_DESIGN&quot;;[$BACKLOG_MASTER.$A:.$A];0);&quot;IDEA_LEVEL_DESIGN&quot;);&quot;IDEA_LEVEL_DESIGN&quot;)" office:value-type="string" office:string-value="IDEA_LEVEL_DESIGN" calcext:value-type="string">
            <text:p>IDEA_LEVEL_DESIGN</text:p>
          </table:table-cell>
          <table:table-cell office:value-type="string" calcext:value-type="string">
            <text:p>Level Design</text:p>
          </table:table-cell>
          <table:table-cell/>
          <table:table-cell office:value-type="string" calcext:value-type="string">
            <text:p>Niveaux avec embranchements optionnels à risque/récompense.</text:p>
          </table:table-cell>
          <table:table-cell office:value-type="string" calcext:value-type="string">
            <text:p>IA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13]" office:value-type="string" office:string-value="IDEA_TECHNIQUE" calcext:value-type="string">
            <text:p>IDEA_TECHNIQUE</text:p>
          </table:table-cell>
          <table:table-cell table:style-name="ce82" table:formula="of:=IFERROR(INDEX([$BACKLOG_MASTER.$F:.$F]; MATCH([.A13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META&quot;;[$BACKLOG_MASTER.$A:.$A];0);&quot;IDEA_META&quot;);&quot;IDEA_META&quot;)" office:value-type="string" office:string-value="IDEA_META" calcext:value-type="string">
            <text:p>IDEA_META</text:p>
          </table:table-cell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Journal de progression consultable en jeu (liens avec le GDD).</text:p>
          </table:table-cell>
          <table:table-cell office:value-type="string" calcext:value-type="string">
            <text:p>IA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14]" office:value-type="string" office:string-value="IDEA_PLAYERS" calcext:value-type="string">
            <text:p>IDEA_PLAYERS</text:p>
          </table:table-cell>
          <table:table-cell table:style-name="ce82" table:formula="of:=IFERROR(INDEX([$BACKLOG_MASTER.$F:.$F]; MATCH([.A14]; [$BACKLOG_MASTER.$A:.$A]; 0)); &quot;&quot;)" office:value-type="string" office:string-value="🟣 IDÉE" calcext:value-type="string">
            <text:p>🟣 IDÉE</text:p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TECHNIQUE&quot;;[$BACKLOG_MASTER.$A:.$A];0);&quot;IDEA_TECHNIQUE&quot;);&quot;IDEA_TECHNIQUE&quot;)" office:value-type="string" office:string-value="IDEA_TECHNIQUE" calcext:value-type="string">
            <text:p>IDEA_TECHNIQUE</text:p>
          </table:table-cell>
          <table:table-cell office:value-type="string" calcext:value-type="string">
            <text:p>Technique</text:p>
          </table:table-cell>
          <table:table-cell/>
          <table:table-cell office:value-type="string" calcext:value-type="string">
            <text:p>Système de tags sur entités (ennemis/niveaux) pour équilibrage rapide.</text:p>
          </table:table-cell>
          <table:table-cell office:value-type="string" calcext:value-type="string">
            <text:p>IA</text:p>
          </table:table-cell>
          <table:table-cell table:content-validation-name="val6"/>
          <table:table-cell table:content-validation-name="val7" office:value-type="string" calcext:value-type="string">
            <text:p>À évaluer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15]" office:value-type="float" office:value="0" calcext:value-type="float">
            <text:p>0</text:p>
          </table:table-cell>
          <table:table-cell table:style-name="ce82" table:formula="of:=IFERROR(INDEX([$BACKLOG_MASTER.$F:.$F]; MATCH([.A15]; [$BACKLOG_MASTER.$A:.$A]; 0)); &quot;&quot;)">
            <text:p/>
          </table:table-cell>
          <table:table-cell table:number-columns-repeated="16366"/>
        </table:table-row>
        <table:table-row table:style-name="ro7">
          <table:table-cell table:style-name="ce97" table:formula="of:=IFERROR(HYPERLINK(&quot;#BACKLOG_MASTER.A&quot;&amp;MATCH(&quot;IDEA_PLAYERS&quot;;[$BACKLOG_MASTER.$A:.$A];0);&quot;IDEA_PLAYERS&quot;);&quot;IDEA_PLAYERS&quot;)" office:value-type="string" office:string-value="IDEA_PLAYERS" calcext:value-type="string">
            <text:p>IDEA_PLAYERS</text:p>
          </table:table-cell>
          <table:table-cell office:value-type="string" calcext:value-type="string">
            <text:p>Players </text:p>
          </table:table-cell>
          <table:table-cell/>
          <table:table-cell office:value-type="string" calcext:value-type="string">
            <text:p>doit avoir stats vitesse att , att, def, chance coup critique ect</text:p>
          </table:table-cell>
          <table:table-cell office:value-type="string" calcext:value-type="string">
            <text:p>utilisateur</text:p>
          </table:table-cell>
          <table:table-cell table:content-validation-name="val6"/>
          <table:table-cell table:content-validation-name="val7" office:value-type="string" calcext:value-type="string">
            <text:p>a evalué </text:p>
          </table:table-cell>
          <table:table-cell table:content-validation-name="val8"/>
          <table:table-cell office:value-type="string" calcext:value-type="string">
            <text:p>EN_ATTENTE</text:p>
          </table:table-cell>
          <table:table-cell table:number-columns-repeated="4"/>
          <table:table-cell table:content-validation-name="val9"/>
          <table:table-cell/>
          <table:table-cell table:formula="of:=[.A16]" office:value-type="float" office:value="0" calcext:value-type="float">
            <text:p>0</text:p>
          </table:table-cell>
          <table:table-cell table:style-name="ce82" table:formula="of:=IFERROR(INDEX([$BACKLOG_MASTER.$F:.$F]; MATCH([.A16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18]" office:value-type="float" office:value="0" calcext:value-type="float">
            <text:p>0</text:p>
          </table:table-cell>
          <table:table-cell table:style-name="ce82" table:formula="of:=IFERROR(INDEX([$BACKLOG_MASTER.$F:.$F]; MATCH([.A18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19]" office:value-type="float" office:value="0" calcext:value-type="float">
            <text:p>0</text:p>
          </table:table-cell>
          <table:table-cell table:style-name="ce82" table:formula="of:=IFERROR(INDEX([$BACKLOG_MASTER.$F:.$F]; MATCH([.A19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0]" office:value-type="float" office:value="0" calcext:value-type="float">
            <text:p>0</text:p>
          </table:table-cell>
          <table:table-cell table:style-name="ce82" table:formula="of:=IFERROR(INDEX([$BACKLOG_MASTER.$F:.$F]; MATCH([.A20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1]" office:value-type="float" office:value="0" calcext:value-type="float">
            <text:p>0</text:p>
          </table:table-cell>
          <table:table-cell table:style-name="ce82" table:formula="of:=IFERROR(INDEX([$BACKLOG_MASTER.$F:.$F]; MATCH([.A21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2]" office:value-type="float" office:value="0" calcext:value-type="float">
            <text:p>0</text:p>
          </table:table-cell>
          <table:table-cell table:style-name="ce82" table:formula="of:=IFERROR(INDEX([$BACKLOG_MASTER.$F:.$F]; MATCH([.A22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3]" office:value-type="float" office:value="0" calcext:value-type="float">
            <text:p>0</text:p>
          </table:table-cell>
          <table:table-cell table:style-name="ce82" table:formula="of:=IFERROR(INDEX([$BACKLOG_MASTER.$F:.$F]; MATCH([.A23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4]" office:value-type="float" office:value="0" calcext:value-type="float">
            <text:p>0</text:p>
          </table:table-cell>
          <table:table-cell table:style-name="ce82" table:formula="of:=IFERROR(INDEX([$BACKLOG_MASTER.$F:.$F]; MATCH([.A24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5]" office:value-type="float" office:value="0" calcext:value-type="float">
            <text:p>0</text:p>
          </table:table-cell>
          <table:table-cell table:style-name="ce82" table:formula="of:=IFERROR(INDEX([$BACKLOG_MASTER.$F:.$F]; MATCH([.A25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6]" office:value-type="float" office:value="0" calcext:value-type="float">
            <text:p>0</text:p>
          </table:table-cell>
          <table:table-cell table:style-name="ce82" table:formula="of:=IFERROR(INDEX([$BACKLOG_MASTER.$F:.$F]; MATCH([.A26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7]" office:value-type="float" office:value="0" calcext:value-type="float">
            <text:p>0</text:p>
          </table:table-cell>
          <table:table-cell table:style-name="ce82" table:formula="of:=IFERROR(INDEX([$BACKLOG_MASTER.$F:.$F]; MATCH([.A27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8]" office:value-type="float" office:value="0" calcext:value-type="float">
            <text:p>0</text:p>
          </table:table-cell>
          <table:table-cell table:style-name="ce82" table:formula="of:=IFERROR(INDEX([$BACKLOG_MASTER.$F:.$F]; MATCH([.A28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29]" office:value-type="float" office:value="0" calcext:value-type="float">
            <text:p>0</text:p>
          </table:table-cell>
          <table:table-cell table:style-name="ce82" table:formula="of:=IFERROR(INDEX([$BACKLOG_MASTER.$F:.$F]; MATCH([.A29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0]" office:value-type="float" office:value="0" calcext:value-type="float">
            <text:p>0</text:p>
          </table:table-cell>
          <table:table-cell table:style-name="ce82" table:formula="of:=IFERROR(INDEX([$BACKLOG_MASTER.$F:.$F]; MATCH([.A30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1]" office:value-type="float" office:value="0" calcext:value-type="float">
            <text:p>0</text:p>
          </table:table-cell>
          <table:table-cell table:style-name="ce82" table:formula="of:=IFERROR(INDEX([$BACKLOG_MASTER.$F:.$F]; MATCH([.A31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2]" office:value-type="float" office:value="0" calcext:value-type="float">
            <text:p>0</text:p>
          </table:table-cell>
          <table:table-cell table:style-name="ce82" table:formula="of:=IFERROR(INDEX([$BACKLOG_MASTER.$F:.$F]; MATCH([.A32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3]" office:value-type="float" office:value="0" calcext:value-type="float">
            <text:p>0</text:p>
          </table:table-cell>
          <table:table-cell table:style-name="ce82" table:formula="of:=IFERROR(INDEX([$BACKLOG_MASTER.$F:.$F]; MATCH([.A33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4]" office:value-type="float" office:value="0" calcext:value-type="float">
            <text:p>0</text:p>
          </table:table-cell>
          <table:table-cell table:style-name="ce82" table:formula="of:=IFERROR(INDEX([$BACKLOG_MASTER.$F:.$F]; MATCH([.A34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5]" office:value-type="float" office:value="0" calcext:value-type="float">
            <text:p>0</text:p>
          </table:table-cell>
          <table:table-cell table:style-name="ce82" table:formula="of:=IFERROR(INDEX([$BACKLOG_MASTER.$F:.$F]; MATCH([.A35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6]" office:value-type="float" office:value="0" calcext:value-type="float">
            <text:p>0</text:p>
          </table:table-cell>
          <table:table-cell table:style-name="ce82" table:formula="of:=IFERROR(INDEX([$BACKLOG_MASTER.$F:.$F]; MATCH([.A36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7]" office:value-type="float" office:value="0" calcext:value-type="float">
            <text:p>0</text:p>
          </table:table-cell>
          <table:table-cell table:style-name="ce82" table:formula="of:=IFERROR(INDEX([$BACKLOG_MASTER.$F:.$F]; MATCH([.A37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8]" office:value-type="float" office:value="0" calcext:value-type="float">
            <text:p>0</text:p>
          </table:table-cell>
          <table:table-cell table:style-name="ce82" table:formula="of:=IFERROR(INDEX([$BACKLOG_MASTER.$F:.$F]; MATCH([.A38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39]" office:value-type="float" office:value="0" calcext:value-type="float">
            <text:p>0</text:p>
          </table:table-cell>
          <table:table-cell table:style-name="ce82" table:formula="of:=IFERROR(INDEX([$BACKLOG_MASTER.$F:.$F]; MATCH([.A39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0]" office:value-type="float" office:value="0" calcext:value-type="float">
            <text:p>0</text:p>
          </table:table-cell>
          <table:table-cell table:style-name="ce82" table:formula="of:=IFERROR(INDEX([$BACKLOG_MASTER.$F:.$F]; MATCH([.A40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1]" office:value-type="float" office:value="0" calcext:value-type="float">
            <text:p>0</text:p>
          </table:table-cell>
          <table:table-cell table:style-name="ce82" table:formula="of:=IFERROR(INDEX([$BACKLOG_MASTER.$F:.$F]; MATCH([.A41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2]" office:value-type="float" office:value="0" calcext:value-type="float">
            <text:p>0</text:p>
          </table:table-cell>
          <table:table-cell table:style-name="ce82" table:formula="of:=IFERROR(INDEX([$BACKLOG_MASTER.$F:.$F]; MATCH([.A42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3]" office:value-type="float" office:value="0" calcext:value-type="float">
            <text:p>0</text:p>
          </table:table-cell>
          <table:table-cell table:style-name="ce82" table:formula="of:=IFERROR(INDEX([$BACKLOG_MASTER.$F:.$F]; MATCH([.A43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4]" office:value-type="float" office:value="0" calcext:value-type="float">
            <text:p>0</text:p>
          </table:table-cell>
          <table:table-cell table:style-name="ce82" table:formula="of:=IFERROR(INDEX([$BACKLOG_MASTER.$F:.$F]; MATCH([.A44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5]" office:value-type="float" office:value="0" calcext:value-type="float">
            <text:p>0</text:p>
          </table:table-cell>
          <table:table-cell table:style-name="ce82" table:formula="of:=IFERROR(INDEX([$BACKLOG_MASTER.$F:.$F]; MATCH([.A45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6]" office:value-type="float" office:value="0" calcext:value-type="float">
            <text:p>0</text:p>
          </table:table-cell>
          <table:table-cell table:style-name="ce82" table:formula="of:=IFERROR(INDEX([$BACKLOG_MASTER.$F:.$F]; MATCH([.A46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7]" office:value-type="float" office:value="0" calcext:value-type="float">
            <text:p>0</text:p>
          </table:table-cell>
          <table:table-cell table:style-name="ce82" table:formula="of:=IFERROR(INDEX([$BACKLOG_MASTER.$F:.$F]; MATCH([.A47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8]" office:value-type="float" office:value="0" calcext:value-type="float">
            <text:p>0</text:p>
          </table:table-cell>
          <table:table-cell table:style-name="ce82" table:formula="of:=IFERROR(INDEX([$BACKLOG_MASTER.$F:.$F]; MATCH([.A48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49]" office:value-type="float" office:value="0" calcext:value-type="float">
            <text:p>0</text:p>
          </table:table-cell>
          <table:table-cell table:style-name="ce82" table:formula="of:=IFERROR(INDEX([$BACKLOG_MASTER.$F:.$F]; MATCH([.A49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0]" office:value-type="float" office:value="0" calcext:value-type="float">
            <text:p>0</text:p>
          </table:table-cell>
          <table:table-cell table:style-name="ce82" table:formula="of:=IFERROR(INDEX([$BACKLOG_MASTER.$F:.$F]; MATCH([.A50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1]" office:value-type="float" office:value="0" calcext:value-type="float">
            <text:p>0</text:p>
          </table:table-cell>
          <table:table-cell table:style-name="ce82" table:formula="of:=IFERROR(INDEX([$BACKLOG_MASTER.$F:.$F]; MATCH([.A51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2]" office:value-type="float" office:value="0" calcext:value-type="float">
            <text:p>0</text:p>
          </table:table-cell>
          <table:table-cell table:style-name="ce82" table:formula="of:=IFERROR(INDEX([$BACKLOG_MASTER.$F:.$F]; MATCH([.A52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3]" office:value-type="float" office:value="0" calcext:value-type="float">
            <text:p>0</text:p>
          </table:table-cell>
          <table:table-cell table:style-name="ce82" table:formula="of:=IFERROR(INDEX([$BACKLOG_MASTER.$F:.$F]; MATCH([.A53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4]" office:value-type="float" office:value="0" calcext:value-type="float">
            <text:p>0</text:p>
          </table:table-cell>
          <table:table-cell table:style-name="ce82" table:formula="of:=IFERROR(INDEX([$BACKLOG_MASTER.$F:.$F]; MATCH([.A54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5]" office:value-type="float" office:value="0" calcext:value-type="float">
            <text:p>0</text:p>
          </table:table-cell>
          <table:table-cell table:style-name="ce82" table:formula="of:=IFERROR(INDEX([$BACKLOG_MASTER.$F:.$F]; MATCH([.A55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6]" office:value-type="float" office:value="0" calcext:value-type="float">
            <text:p>0</text:p>
          </table:table-cell>
          <table:table-cell table:style-name="ce82" table:formula="of:=IFERROR(INDEX([$BACKLOG_MASTER.$F:.$F]; MATCH([.A56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7]" office:value-type="float" office:value="0" calcext:value-type="float">
            <text:p>0</text:p>
          </table:table-cell>
          <table:table-cell table:style-name="ce82" table:formula="of:=IFERROR(INDEX([$BACKLOG_MASTER.$F:.$F]; MATCH([.A57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8]" office:value-type="float" office:value="0" calcext:value-type="float">
            <text:p>0</text:p>
          </table:table-cell>
          <table:table-cell table:style-name="ce82" table:formula="of:=IFERROR(INDEX([$BACKLOG_MASTER.$F:.$F]; MATCH([.A58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59]" office:value-type="float" office:value="0" calcext:value-type="float">
            <text:p>0</text:p>
          </table:table-cell>
          <table:table-cell table:style-name="ce82" table:formula="of:=IFERROR(INDEX([$BACKLOG_MASTER.$F:.$F]; MATCH([.A59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0]" office:value-type="float" office:value="0" calcext:value-type="float">
            <text:p>0</text:p>
          </table:table-cell>
          <table:table-cell table:style-name="ce82" table:formula="of:=IFERROR(INDEX([$BACKLOG_MASTER.$F:.$F]; MATCH([.A60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1]" office:value-type="float" office:value="0" calcext:value-type="float">
            <text:p>0</text:p>
          </table:table-cell>
          <table:table-cell table:style-name="ce82" table:formula="of:=IFERROR(INDEX([$BACKLOG_MASTER.$F:.$F]; MATCH([.A61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2]" office:value-type="float" office:value="0" calcext:value-type="float">
            <text:p>0</text:p>
          </table:table-cell>
          <table:table-cell table:style-name="ce82" table:formula="of:=IFERROR(INDEX([$BACKLOG_MASTER.$F:.$F]; MATCH([.A62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3]" office:value-type="float" office:value="0" calcext:value-type="float">
            <text:p>0</text:p>
          </table:table-cell>
          <table:table-cell table:style-name="ce82" table:formula="of:=IFERROR(INDEX([$BACKLOG_MASTER.$F:.$F]; MATCH([.A63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4]" office:value-type="float" office:value="0" calcext:value-type="float">
            <text:p>0</text:p>
          </table:table-cell>
          <table:table-cell table:style-name="ce82" table:formula="of:=IFERROR(INDEX([$BACKLOG_MASTER.$F:.$F]; MATCH([.A64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5]" office:value-type="float" office:value="0" calcext:value-type="float">
            <text:p>0</text:p>
          </table:table-cell>
          <table:table-cell table:style-name="ce82" table:formula="of:=IFERROR(INDEX([$BACKLOG_MASTER.$F:.$F]; MATCH([.A65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6]" office:value-type="float" office:value="0" calcext:value-type="float">
            <text:p>0</text:p>
          </table:table-cell>
          <table:table-cell table:style-name="ce82" table:formula="of:=IFERROR(INDEX([$BACKLOG_MASTER.$F:.$F]; MATCH([.A66]; [$BACKLOG_MASTER.$A:.$A]; 0)); &quot;&quot;)">
            <text:p/>
          </table:table-cell>
          <table:table-cell table:number-columns-repeated="16366"/>
        </table:table-row>
        <table:table-row table:style-name="ro12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/>
          <table:table-cell table:formula="of:=[.A67]" office:value-type="float" office:value="0" calcext:value-type="float">
            <text:p>0</text:p>
          </table:table-cell>
          <table:table-cell table:style-name="ce82" table:formula="of:=IFERROR(INDEX([$BACKLOG_MASTER.$F:.$F]; MATCH([.A67]; [$BACKLOG_MASTER.$A:.$A]; 0)); &quot;&quot;)">
            <text:p/>
          </table:table-cell>
          <table:table-cell table:number-columns-repeated="16366"/>
        </table:table-row>
        <table:table-row table:style-name="ro12" table:number-rows-repeated="3">
          <table:table-cell table:number-columns-repeated="5"/>
          <table:table-cell table:content-validation-name="val6"/>
          <table:table-cell table:content-validation-name="val7"/>
          <table:table-cell table:content-validation-name="val8"/>
          <table:table-cell table:number-columns-repeated="5"/>
          <table:table-cell table:content-validation-name="val9"/>
          <table:table-cell table:number-columns-repeated="16369"/>
        </table:table-row>
        <table:table-row table:style-name="ro7" table:number-rows-repeated="1048508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Decisions_Verrouillees" table:style-name="ta39">
        <table:table-column table:style-name="co36" table:number-columns-repeated="2" table:default-cell-style-name="ce82"/>
        <table:table-column table:style-name="co39" table:default-cell-style-name="ce82"/>
        <table:table-column table:style-name="co18" table:default-cell-style-name="ce82"/>
        <table:table-column table:style-name="co20" table:default-cell-style-name="ce82"/>
        <table:table-column table:style-name="co37" table:default-cell-style-name="ce82"/>
        <table:table-column table:style-name="co36" table:default-cell-style-name="ce82"/>
        <table:table-column table:style-name="co20" table:default-cell-style-name="ce82"/>
        <table:table-column table:style-name="co4" table:number-columns-repeated="16376"/>
        <table:table-row table:style-name="ro6">
          <table:table-cell table:style-name="ce26" office:value-type="string" calcext:value-type="string" table:number-columns-spanned="8" table:number-rows-spanned="1">
            <text:p>AUTO (depuis Idees_Evolution) — Éditer uniquement dans Idees_Evolution</text:p>
          </table:table-cell>
          <table:covered-table-cell table:number-columns-repeated="7"/>
        </table:table-row>
        <table:table-row table:style-name="ro12">
          <table:table-cell office:value-type="string" calcext:value-type="string">
            <text:p>ID</text:p>
          </table:table-cell>
          <table:table-cell office:value-type="string" calcext:value-type="string">
            <text:p>Sujet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versible</text:p>
          </table:table-cell>
          <table:table-cell office:value-type="string" calcext:value-type="string">
            <text:p>Source_Idee_ID</text:p>
          </table:table-cell>
          <table:table-cell office:value-type="string" calcext:value-type="string">
            <text:p>Statut</text:p>
          </table:table-cell>
        </table:table-row>
        <table:table-row table:style-name="ro12">
          <table:table-cell table:formula="of:=IFERROR(filter([$Idees_Evolution.I:.O];([$Idees_Evolution.H:.H]=&quot;VERROUILLEE&quot;)*([$Idees_Evolution.I:.I]&lt;&gt;&quot;&quot;);&quot;&quot;);&quot;&quot;)">
            <text:p/>
          </table:table-cell>
          <table:table-cell table:number-columns-repeated="4"/>
          <table:table-cell table:content-validation-name="val10"/>
          <table:table-cell/>
          <table:table-cell table:formula="of:=IFERROR(INDEX([$BACKLOG_MASTER.$F:.$F]; MATCH([.A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3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4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5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6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7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8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9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0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1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2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3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4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5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6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7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8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1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2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3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4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5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6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7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8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199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00]; [$BACKLOG_MASTER.$A:.$A]; 0)); &quot;&quot;)">
            <text:p/>
          </table:table-cell>
        </table:table-row>
        <table:table-row table:style-name="ro12">
          <table:table-cell table:number-columns-repeated="5"/>
          <table:table-cell table:content-validation-name="val10"/>
          <table:table-cell/>
          <table:table-cell table:formula="of:=IFERROR(INDEX([$BACKLOG_MASTER.$F:.$F]; MATCH([.A20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0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1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2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3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4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5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6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7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8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29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300]; [$BACKLOG_MASTER.$A:.$A]; 0)); &quot;&quot;)">
            <text:p/>
          </table:table-cell>
        </table:table-row>
        <table:table-row table:style-name="ro56" table:number-rows-repeated="219">
          <table:table-cell table:number-columns-repeated="8"/>
        </table:table-row>
        <table:table-row table:style-name="ro7">
          <table:table-cell table:style-name="ce27" office:value-type="string" calcext:value-type="string" table:number-columns-spanned="8" table:number-rows-spanned="1">
            <text:p>MANUEL (si FILTER non supporté par ton Excel) — tu peux coller ici</text:p>
          </table:table-cell>
          <table:covered-table-cell table:number-columns-repeated="7"/>
        </table:table-row>
        <table:table-row table:style-name="ro3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Sujet</text:p>
          </table:table-cell>
          <table:table-cell table:style-name="ce75" office:value-type="string" calcext:value-type="string">
            <text:p>Decision</text:p>
          </table:table-cell>
          <table:table-cell table:style-name="ce75" office:value-type="string" calcext:value-type="string">
            <text:p>Raison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Reversible</text:p>
          </table:table-cell>
          <table:table-cell table:style-name="ce75" office:value-type="string" calcext:value-type="string">
            <text:p>Source_Idee_ID</text:p>
          </table:table-cell>
          <table:table-cell table:style-name="ce75" office:value-type="string" calcext:value-type="string">
            <text:p>Statut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67" xlink:type="simple">DEC_DECISION_DE_DESIGN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Pilier Description Objectif Joueur Colonne 1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2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68" xlink:type="simple">DEC_DECISION_DE_DESIGN_765ED8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Titre Ascension : Gagné en puissance et arrivé au boss final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3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69" xlink:type="simple">DEC_DECISION_DE_DESIGN_96D8FD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Genre Roguelite / Auto-Battler Le héros court et se bat seul. Le joueur gère l'économie et les améliorations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4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0" xlink:type="simple">DEC_DECISION_DE_DESIGN_3A76CA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Boucle de jeu Run -&gt; Mort -&gt; Boutique (Upgrade Stats) -&gt; Recommencer + Fort Mourir fait partie du jeu. Chaque ennemis tué rapporte de l'or et l’XP pour s'améliorer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5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1" xlink:type="simple">DEC_DECISION_DE_DESIGN_36796B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Mécanique Mouvement Illusion de Vitesse (Parallax) Le joueur "court sur place", c'est le décor qui défile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6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2" xlink:type="simple">DEC_DECISION_DE_DESIGN_B54157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Ambiance Mystique / Verticalité Ressentir la montée (Forêt -&gt; Ciel -&gt; Espace)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7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3" xlink:type="simple">DEC_DECISION_DE_DESIGN_8D2EDD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Système Combat Collision = Combat Le scrolling s'arrête quand un ennemi touche le joueur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8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4" xlink:type="simple">DEC_DECISION_DE_DESIGN_8E2D5B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Objectif Joueur Devenir plus fort pour survivre... Farmer l'Or pour acheter des améliorations permanentes et enfin vaincre le Boss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29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5" xlink:type="simple">DEC_DECISION_DE_DESIGN_EAF4C3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Économie (Or) Sert à acheter de l'équipement et des objets (Futur). Accumuler pour le "Stuff"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30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6" xlink:type="simple">DEC_DECISION_DE_DESIGN_49C0E9</text:a></text:p>
          </table:table-cell>
          <table:table-cell office:value-type="string" calcext:value-type="string">
            <text:p>Décision de design</text:p>
          </table:table-cell>
          <table:table-cell office:value-type="string" calcext:value-type="string">
            <text:p>Économie (XP) Sert à augmenter les Stats (Force/Vie) dans le menu Game Over. Accumuler pour la Puissance brute.</text:p>
          </table:table-cell>
          <table:table-cell office:value-type="string" calcext:value-type="string">
            <text:p>Cohérence du gameplay</text:p>
          </table:table-cell>
          <table:table-cell/>
          <table:table-cell table:content-validation-name="val10" office:value-type="string" calcext:value-type="string">
            <text:p>Non</text:p>
          </table:table-cell>
          <table:table-cell/>
          <table:table-cell table:formula="of:=IFERROR(INDEX([$BACKLOG_MASTER.$F:.$F]; MATCH([.A531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style-name="ce97" office:value-type="string" calcext:value-type="string">
            <text:p><text:a xlink:href="#'BACKLOG_MASTER'.A577" xlink:type="simple">DEC_DEBUG_RULES_001</text:a></text:p>
          </table:table-cell>
          <table:table-cell office:value-type="string" calcext:value-type="string">
            <text:p>Règles strictes sur print() et @export</text:p>
          </table:table-cell>
          <table:table-cell office:value-type="string" calcext:value-type="string">
            <text:p>Les print() sont limités au debug et @export est interdit pour les stats gameplay. Le GDD reste la source de vérité.</text:p>
          </table:table-cell>
          <table:table-cell office:value-type="string" calcext:value-type="string">
            <text:p>Qualité du code, maintenabilité, cohérence long terme</text:p>
          </table:table-cell>
          <table:table-cell/>
          <table:table-cell table:content-validation-name="val10"/>
          <table:table-cell/>
          <table:table-cell table:formula="of:=IFERROR(INDEX([$BACKLOG_MASTER.$F:.$F]; MATCH([.A532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office:value-type="string" calcext:value-type="string">
            <text:p>DEC_TECH_RENDERER_001</text:p>
          </table:table-cell>
          <table:table-cell office:value-type="string" calcext:value-type="string">
            <text:p>Technique / Rendu</text:p>
          </table:table-cell>
          <table:table-cell office:value-type="string" calcext:value-type="string">
            <text:p>Renderer Godot = Compatibility</text:p>
          </table:table-cell>
          <table:table-cell office:value-type="string" calcext:value-type="string">
            <text:p>Projet 2D, compat max (PC + futur mobile + web possible). Réduit risques de perf/compat.</text:p>
          </table:table-cell>
          <table:table-cell office:value-type="string" calcext:value-type="string">
            <text:p>2026-01-01</text:p>
          </table:table-cell>
          <table:table-cell table:content-validation-name="val10" office:value-type="string" calcext:value-type="string">
            <text:p>OUI (possible de passer en Forward+/Mobile plus tard)</text:p>
          </table:table-cell>
          <table:table-cell/>
          <table:table-cell table:formula="of:=IFERROR(INDEX([$BACKLOG_MASTER.$F:.$F]; MATCH([.A533]; [$BACKLOG_MASTER.$A:.$A]; 0)); &quot;&quot;)" office:value-type="string" office:string-value="🟢 TERMINÉ" calcext:value-type="string">
            <text:p>🟢 TERMINÉ</text:p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3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3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3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3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3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3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4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5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6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7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8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59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3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4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5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6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7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8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09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10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11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/>
          <table:table-cell table:formula="of:=IFERROR(INDEX([$BACKLOG_MASTER.$F:.$F]; MATCH([.A612]; [$BACKLOG_MASTER.$A:.$A]; 0)); &quot;&quot;)">
            <text:p/>
          </table:table-cell>
        </table:table-row>
        <table:table-row table:style-name="ro7">
          <table:table-cell table:number-columns-repeated="5"/>
          <table:table-cell table:content-validation-name="val10"/>
          <table:table-cell table:number-columns-repeated="2"/>
        </table:table-row>
        <table:table-row table:style-name="ro7" table:number-rows-repeated="104796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Ennemis" table:style-name="ta40">
        <table:table-column table:style-name="co102" table:default-cell-style-name="ce82"/>
        <table:table-column table:style-name="co4" table:default-cell-style-name="Default"/>
        <table:table-column table:style-name="co103" table:default-cell-style-name="ce82"/>
        <table:table-column table:style-name="co104" table:default-cell-style-name="ce82"/>
        <table:table-column table:style-name="co105" table:default-cell-style-name="ce82"/>
        <table:table-column table:style-name="co44" table:visibility="collapse" table:number-columns-repeated="2" table:default-cell-style-name="ce82"/>
        <table:table-column table:style-name="co106" table:default-cell-style-name="Default"/>
        <table:table-column table:style-name="co107" table:default-cell-style-name="Default"/>
        <table:table-column table:style-name="co4" table:number-columns-repeated="16374" table:default-cell-style-name="Default"/>
        <table:table-row table:style-name="ro7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Nom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Zone associée</text:p>
          </table:table-cell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XP</text:p>
          </table:table-cell>
          <table:table-cell table:style-name="ce75" office:value-type="string" calcext:value-type="string">
            <text:p>Or</text:p>
          </table:table-cell>
          <table:table-cell table:style-name="ce75" office:value-type="string" calcext:value-type="string">
            <text:p>Statut</text:p>
          </table:table-cell>
          <table:table-cell table:style-name="ce75" office:value-type="string" calcext:value-type="string">
            <text:p>Zone_ID</text:p>
          </table:table-cell>
          <table:table-cell table:number-columns-repeated="16374"/>
        </table:table-row>
        <table:table-row table:style-name="ro7">
          <table:table-cell table:style-name="ce97" table:formula="of:=IFERROR(HYPERLINK(&quot;#BACKLOG_MASTER.A&quot;&amp;MATCH(&quot;ENEMY_SLIME_BASIC_001&quot;;[$BACKLOG_MASTER.$A:.$A];0);&quot;ENEMY_SLIME_BASIC_001&quot;);&quot;ENEMY_SLIME_BASIC_001&quot;)" office:value-type="string" office:string-value="ENEMY_SLIME_BASIC_001" calcext:value-type="string">
            <text:p>ENEMY_SLIME_BASIC_001</text:p>
          </table:table-cell>
          <table:table-cell table:style-name="ce88" office:value-type="string" calcext:value-type="string">
            <text:p>Slime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Forêt</text:p>
          </table:table-cell>
          <table:table-cell table:style-name="ce88" office:value-type="string" calcext:value-type="string">
            <text:p>Ennemi lent et faible</text:p>
          </table:table-cell>
          <table:table-cell table:formula="of:=IFERROR(INDEX([$Balance_Ennemis.$M:.$M]; MATCH([.A2]; [$Balance_Ennemis.$A:.$A]; 0)); &quot;&quot;)" office:value-type="float" office:value="8" calcext:value-type="float">
            <text:p>8</text:p>
          </table:table-cell>
          <table:table-cell table:formula="of:=IFERROR(INDEX([$Balance_Ennemis.$L:.$L]; MATCH([.A2]; [$Balance_Ennemis.$A:.$A]; 0)); &quot;&quot;)" office:value-type="float" office:value="2" calcext:value-type="float">
            <text:p>2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2]; [$Zones.$B:.$B]; 0)); &quot;&quot;)" office:value-type="string" office:string-value="ZONE_FORET_001" calcext:value-type="string">
            <text:p>ZONE_FORET_001</text:p>
          </table:table-cell>
          <table:table-cell table:number-columns-repeated="16374"/>
        </table:table-row>
        <table:table-row table:style-name="ro7">
          <table:table-cell table:style-name="ce97" table:formula="of:=IFERROR(HYPERLINK(&quot;#BACKLOG_MASTER.A&quot;&amp;MATCH(&quot;ENEMY_SLIME_ELITE_001&quot;;[$BACKLOG_MASTER.$A:.$A];0);&quot;ENEMY_SLIME_ELITE_001&quot;);&quot;ENEMY_SLIME_ELITE_001&quot;)" office:value-type="string" office:string-value="ENEMY_SLIME_ELITE_001" calcext:value-type="string">
            <text:p>ENEMY_SLIME_ELITE_001</text:p>
          </table:table-cell>
          <table:table-cell table:style-name="ce88" office:value-type="string" calcext:value-type="string">
            <text:p>Slime Élite</text:p>
          </table:table-cell>
          <table:table-cell table:style-name="ce88" office:value-type="string" calcext:value-type="string">
            <text:p>Élite</text:p>
          </table:table-cell>
          <table:table-cell table:style-name="ce88" office:value-type="string" calcext:value-type="string">
            <text:p>Forêt</text:p>
          </table:table-cell>
          <table:table-cell table:style-name="ce88" office:value-type="string" calcext:value-type="string">
            <text:p>Version plus résistante du slime</text:p>
          </table:table-cell>
          <table:table-cell table:formula="of:=IFERROR(INDEX([$Balance_Ennemis.$M:.$M]; MATCH([.A3]; [$Balance_Ennemis.$A:.$A]; 0)); &quot;&quot;)" office:value-type="float" office:value="18" calcext:value-type="float">
            <text:p>18</text:p>
          </table:table-cell>
          <table:table-cell table:formula="of:=IFERROR(INDEX([$Balance_Ennemis.$L:.$L]; MATCH([.A3]; [$Balance_Ennemis.$A:.$A]; 0)); &quot;&quot;)" office:value-type="float" office:value="5" calcext:value-type="float">
            <text:p>5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3]; [$Zones.$B:.$B]; 0)); &quot;&quot;)" office:value-type="string" office:string-value="ZONE_FORET_001" calcext:value-type="string">
            <text:p>ZONE_FORET_001</text:p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GUARDIAN_FORET_001&quot;;[$BACKLOG_MASTER.$A:.$A];0);&quot;ENEMY_GUARDIAN_FORET_001&quot;);&quot;ENEMY_GUARDIAN_FORET_001&quot;)" office:value-type="string" office:string-value="ENEMY_GUARDIAN_FORET_001" calcext:value-type="string">
            <text:p>ENEMY_GUARDIAN_FORET_001</text:p>
          </table:table-cell>
          <table:table-cell table:style-name="ce88" office:value-type="string" calcext:value-type="string">
            <text:p>Gardien Forêt</text:p>
          </table:table-cell>
          <table:table-cell table:style-name="ce88" office:value-type="string" calcext:value-type="string">
            <text:p>Mini-boss</text:p>
          </table:table-cell>
          <table:table-cell table:style-name="ce88" office:value-type="string" calcext:value-type="string">
            <text:p>Forêt</text:p>
          </table:table-cell>
          <table:table-cell table:style-name="ce88" office:value-type="string" calcext:value-type="string">
            <text:p>Gardien de fin de zone</text:p>
          </table:table-cell>
          <table:table-cell table:formula="of:=IFERROR(INDEX([$Balance_Ennemis.$M:.$M]; MATCH([.A4]; [$Balance_Ennemis.$A:.$A]; 0)); &quot;&quot;)" office:value-type="float" office:value="45" calcext:value-type="float">
            <text:p>45</text:p>
          </table:table-cell>
          <table:table-cell table:formula="of:=IFERROR(INDEX([$Balance_Ennemis.$L:.$L]; MATCH([.A4]; [$Balance_Ennemis.$A:.$A]; 0)); &quot;&quot;)" office:value-type="float" office:value="15" calcext:value-type="float">
            <text:p>15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4]; [$Zones.$B:.$B]; 0)); &quot;&quot;)" office:value-type="string" office:string-value="ZONE_FORET_001" calcext:value-type="string">
            <text:p>ZONE_FORET_001</text:p>
          </table:table-cell>
          <table:table-cell table:number-columns-repeated="16374"/>
        </table:table-row>
        <table:table-row table:style-name="ro7">
          <table:table-cell table:style-name="ce97" table:formula="of:=IFERROR(HYPERLINK(&quot;#BACKLOG_MASTER.A&quot;&amp;MATCH(&quot;ENEMY_BOSS_FORET_001&quot;;[$BACKLOG_MASTER.$A:.$A];0);&quot;ENEMY_BOSS_FORET_001&quot;);&quot;ENEMY_BOSS_FORET_001&quot;)" office:value-type="string" office:string-value="ENEMY_BOSS_FORET_001" calcext:value-type="string">
            <text:p>ENEMY_BOSS_FORET_001</text:p>
          </table:table-cell>
          <table:table-cell table:style-name="ce88" office:value-type="string" calcext:value-type="string">
            <text:p>Boss Forêt</text:p>
          </table:table-cell>
          <table:table-cell table:style-name="ce88" office:value-type="string" calcext:value-type="string">
            <text:p>Boss</text:p>
          </table:table-cell>
          <table:table-cell table:style-name="ce88" office:value-type="string" calcext:value-type="string">
            <text:p>Forêt</text:p>
          </table:table-cell>
          <table:table-cell table:style-name="ce88" office:value-type="string" calcext:value-type="string">
            <text:p>Boss principal de la zone Forêt</text:p>
          </table:table-cell>
          <table:table-cell table:formula="of:=IFERROR(INDEX([$Balance_Ennemis.$M:.$M]; MATCH([.A5]; [$Balance_Ennemis.$A:.$A]; 0)); &quot;&quot;)" office:value-type="float" office:value="120" calcext:value-type="float">
            <text:p>120</text:p>
          </table:table-cell>
          <table:table-cell table:formula="of:=IFERROR(INDEX([$Balance_Ennemis.$L:.$L]; MATCH([.A5]; [$Balance_Ennemis.$A:.$A]; 0)); &quot;&quot;)" office:value-type="float" office:value="30" calcext:value-type="float">
            <text:p>30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5]; [$Zones.$B:.$B]; 0)); &quot;&quot;)" office:value-type="string" office:string-value="ZONE_FORET_001" calcext:value-type="string">
            <text:p>ZONE_FORET_001</text:p>
          </table:table-cell>
          <table:table-cell table:number-columns-repeated="16374"/>
        </table:table-row>
        <table:table-row table:style-name="ro7">
          <table:table-cell table:style-name="ce88" table:number-columns-repeated="5"/>
          <table:table-cell table:formula="of:=IFERROR(INDEX([$Balance_Ennemis.$L:.$L]; MATCH([.A6]; [$Balance_Ennemis.$A:.$A]; 0)); &quot;&quot;)">
            <text:p/>
          </table:table-cell>
          <table:table-cell table:formula="of:=IFERROR(INDEX([$Balance_Ennemis.$K:.$K]; MATCH([.A6]; [$Balance_Ennemis.$A:.$A]; 0)); &quot;&quot;)">
            <text:p/>
          </table:table-cell>
          <table:table-cell table:style-name="ce82" table:formula="of:=IFERROR(INDEX([$BACKLOG_MASTER.$F:.$F]; MATCH([.A6]; [$BACKLOG_MASTER.$A:.$A]; 0)); &quot;&quot;)">
            <text:p/>
          </table:table-cell>
          <table:table-cell table:style-name="ce82" table:formula="of:=IFERROR(INDEX([$Zones.$A:.$A]; MATCH([.D6]; [$Zones.$B:.$B]; 0)); &quot;&quot;)">
            <text:p/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BAT_SWARM_001&quot;;[$BACKLOG_MASTER.$A:.$A];0);&quot;ENEMY_BAT_SWARM_001&quot;);&quot;ENEMY_BAT_SWARM_001&quot;)" office:value-type="string" office:string-value="ENEMY_BAT_SWARM_001" calcext:value-type="string">
            <text:p>ENEMY_BAT_SWARM_001</text:p>
          </table:table-cell>
          <table:table-cell table:style-name="ce88" office:value-type="string" calcext:value-type="string">
            <text:p>Nuée de Chauves-souris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Caverne</text:p>
          </table:table-cell>
          <table:table-cell table:style-name="ce88" office:value-type="string" calcext:value-type="string">
            <text:p>Ennemi groupé, harcèle en vol bas, difficile à toucher en masse</text:p>
          </table:table-cell>
          <table:table-cell table:formula="of:=IFERROR(INDEX([$Balance_Ennemis.$M:.$M]; MATCH([.A7]; [$Balance_Ennemis.$A:.$A]; 0)); &quot;&quot;)" office:value-type="float" office:value="16" calcext:value-type="float">
            <text:p>16</text:p>
          </table:table-cell>
          <table:table-cell table:formula="of:=IFERROR(INDEX([$Balance_Ennemis.$L:.$L]; MATCH([.A7]; [$Balance_Ennemis.$A:.$A]; 0)); &quot;&quot;)" office:value-type="float" office:value="5" calcext:value-type="float">
            <text:p>5</text:p>
          </table:table-cell>
          <table:table-cell table:style-name="ce82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7]; [$Zones.$B:.$B]; 0)); &quot;&quot;)" office:value-type="string" office:string-value="ZONE_CAVERNE_001" calcext:value-type="string">
            <text:p>ZONE_CAVERNE_001</text:p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BEETLE_TANK_001&quot;;[$BACKLOG_MASTER.$A:.$A];0);&quot;ENEMY_BEETLE_TANK_001&quot;);&quot;ENEMY_BEETLE_TANK_001&quot;)" office:value-type="string" office:string-value="ENEMY_BEETLE_TANK_001" calcext:value-type="string">
            <text:p>ENEMY_BEETLE_TANK_001</text:p>
          </table:table-cell>
          <table:table-cell table:style-name="ce88" office:value-type="string" calcext:value-type="string">
            <text:p>Scarabée Carapace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Caverne</text:p>
          </table:table-cell>
          <table:table-cell table:style-name="ce88" office:value-type="string" calcext:value-type="string">
            <text:p>Tank au contact, très résistant, pousse le joueur à DPS</text:p>
          </table:table-cell>
          <table:table-cell table:formula="of:=IFERROR(INDEX([$Balance_Ennemis.$M:.$M]; MATCH([.A8]; [$Balance_Ennemis.$A:.$A]; 0)); &quot;&quot;)" office:value-type="float" office:value="24" calcext:value-type="float">
            <text:p>24</text:p>
          </table:table-cell>
          <table:table-cell table:formula="of:=IFERROR(INDEX([$Balance_Ennemis.$L:.$L]; MATCH([.A8]; [$Balance_Ennemis.$A:.$A]; 0)); &quot;&quot;)" office:value-type="float" office:value="7" calcext:value-type="float">
            <text:p>7</text:p>
          </table:table-cell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8]; [$Zones.$B:.$B]; 0)); &quot;&quot;)" office:value-type="string" office:string-value="ZONE_CAVERNE_001" calcext:value-type="string">
            <text:p>ZONE_CAVERNE_001</text:p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SHROOM_SPORE_001&quot;;[$BACKLOG_MASTER.$A:.$A];0);&quot;ENEMY_SHROOM_SPORE_001&quot;);&quot;ENEMY_SHROOM_SPORE_001&quot;)" office:value-type="string" office:string-value="ENEMY_SHROOM_SPORE_001" calcext:value-type="string">
            <text:p>ENEMY_SHROOM_SPORE_001</text:p>
          </table:table-cell>
          <table:table-cell table:style-name="ce88" office:value-type="string" calcext:value-type="string">
            <text:p>Champignon Spores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Caverne</text:p>
          </table:table-cell>
          <table:table-cell table:style-name="ce88" office:value-type="string" calcext:value-type="string">
            <text:p>Crée une zone de spores (dégâts ou ralentissement)</text:p>
          </table:table-cell>
          <table:table-cell table:formula="of:=IFERROR(INDEX([$Balance_Ennemis.$M:.$M]; MATCH([.A9]; [$Balance_Ennemis.$A:.$A]; 0)); &quot;&quot;)" office:value-type="float" office:value="20" calcext:value-type="float">
            <text:p>20</text:p>
          </table:table-cell>
          <table:table-cell table:formula="of:=IFERROR(INDEX([$Balance_Ennemis.$L:.$L]; MATCH([.A9]; [$Balance_Ennemis.$A:.$A]; 0)); &quot;&quot;)" office:value-type="float" office:value="6" calcext:value-type="float">
            <text:p>6</text:p>
          </table:table-cell>
          <table:table-cell table:style-name="ce82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9]; [$Zones.$B:.$B]; 0)); &quot;&quot;)" office:value-type="string" office:string-value="ZONE_CAVERNE_001" calcext:value-type="string">
            <text:p>ZONE_CAVERNE_001</text:p>
          </table:table-cell>
          <table:table-cell table:number-columns-repeated="16374"/>
        </table:table-row>
        <table:table-row table:style-name="ro7">
          <table:table-cell table:style-name="ce88" table:number-columns-repeated="5"/>
          <table:table-cell table:formula="of:=IFERROR(INDEX([$Balance_Ennemis.$L:.$L]; MATCH([.A10]; [$Balance_Ennemis.$A:.$A]; 0)); &quot;&quot;)">
            <text:p/>
          </table:table-cell>
          <table:table-cell table:formula="of:=IFERROR(INDEX([$Balance_Ennemis.$K:.$K]; MATCH([.A10]; [$Balance_Ennemis.$A:.$A]; 0)); &quot;&quot;)">
            <text:p/>
          </table:table-cell>
          <table:table-cell table:style-name="ce82" table:formula="of:=IFERROR(INDEX([$BACKLOG_MASTER.$F:.$F]; MATCH([.A10]; [$BACKLOG_MASTER.$A:.$A]; 0)); &quot;&quot;)">
            <text:p/>
          </table:table-cell>
          <table:table-cell table:style-name="ce82" table:formula="of:=IFERROR(INDEX([$Zones.$A:.$A]; MATCH([.D10]; [$Zones.$B:.$B]; 0)); &quot;&quot;)">
            <text:p/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WIND_IMP_001&quot;;[$BACKLOG_MASTER.$A:.$A];0);&quot;ENEMY_WIND_IMP_001&quot;);&quot;ENEMY_WIND_IMP_001&quot;)" office:value-type="string" office:string-value="ENEMY_WIND_IMP_001" calcext:value-type="string">
            <text:p>ENEMY_WIND_IMP_001</text:p>
          </table:table-cell>
          <table:table-cell table:style-name="ce88" office:value-type="string" calcext:value-type="string">
            <text:p>Farfadet du Vent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Ciel</text:p>
          </table:table-cell>
          <table:table-cell table:style-name="ce88" office:value-type="string" calcext:value-type="string">
            <text:p>Mouvements rapides, pattern en zigzag, attaques courtes</text:p>
          </table:table-cell>
          <table:table-cell table:formula="of:=IFERROR(INDEX([$Balance_Ennemis.$M:.$M]; MATCH([.A11]; [$Balance_Ennemis.$A:.$A]; 0)); &quot;&quot;)" office:value-type="float" office:value="22" calcext:value-type="float">
            <text:p>22</text:p>
          </table:table-cell>
          <table:table-cell table:formula="of:=IFERROR(INDEX([$Balance_Ennemis.$L:.$L]; MATCH([.A11]; [$Balance_Ennemis.$A:.$A]; 0)); &quot;&quot;)" office:value-type="float" office:value="7" calcext:value-type="float">
            <text:p>7</text:p>
          </table:table-cell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11]; [$Zones.$B:.$B]; 0)); &quot;&quot;)" office:value-type="string" office:string-value="ZONE_CIEL_001" calcext:value-type="string">
            <text:p>ZONE_CIEL_001</text:p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SKY_STINGER_001&quot;;[$BACKLOG_MASTER.$A:.$A];0);&quot;ENEMY_SKY_STINGER_001&quot;);&quot;ENEMY_SKY_STINGER_001&quot;)" office:value-type="string" office:string-value="ENEMY_SKY_STINGER_001" calcext:value-type="string">
            <text:p>ENEMY_SKY_STINGER_001</text:p>
          </table:table-cell>
          <table:table-cell table:style-name="ce88" office:value-type="string" calcext:value-type="string">
            <text:p>Guêpe Céleste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Ciel</text:p>
          </table:table-cell>
          <table:table-cell table:style-name="ce88" office:value-type="string" calcext:value-type="string">
            <text:p>Dash piqueur puis retrait, force l’esquive</text:p>
          </table:table-cell>
          <table:table-cell table:formula="of:=IFERROR(INDEX([$Balance_Ennemis.$M:.$M]; MATCH([.A12]; [$Balance_Ennemis.$A:.$A]; 0)); &quot;&quot;)" office:value-type="float" office:value="24" calcext:value-type="float">
            <text:p>24</text:p>
          </table:table-cell>
          <table:table-cell table:formula="of:=IFERROR(INDEX([$Balance_Ennemis.$L:.$L]; MATCH([.A12]; [$Balance_Ennemis.$A:.$A]; 0)); &quot;&quot;)" office:value-type="float" office:value="8" calcext:value-type="float">
            <text:p>8</text:p>
          </table:table-cell>
          <table:table-cell table:style-name="ce82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12]; [$Zones.$B:.$B]; 0)); &quot;&quot;)" office:value-type="string" office:string-value="ZONE_CIEL_001" calcext:value-type="string">
            <text:p>ZONE_CIEL_001</text:p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CLOUD_ORB_001&quot;;[$BACKLOG_MASTER.$A:.$A];0);&quot;ENEMY_CLOUD_ORB_001&quot;);&quot;ENEMY_CLOUD_ORB_001&quot;)" office:value-type="string" office:string-value="ENEMY_CLOUD_ORB_001" calcext:value-type="string">
            <text:p>ENEMY_CLOUD_ORB_001</text:p>
          </table:table-cell>
          <table:table-cell table:style-name="ce88" office:value-type="string" calcext:value-type="string">
            <text:p>Orbe Nuage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Ciel</text:p>
          </table:table-cell>
          <table:table-cell table:style-name="ce88" office:value-type="string" calcext:value-type="string">
            <text:p>Flotte et tire des projectiles en arc, rythme de tir régulier</text:p>
          </table:table-cell>
          <table:table-cell table:formula="of:=IFERROR(INDEX([$Balance_Ennemis.$M:.$M]; MATCH([.A13]; [$Balance_Ennemis.$A:.$A]; 0)); &quot;&quot;)" office:value-type="float" office:value="26" calcext:value-type="float">
            <text:p>26</text:p>
          </table:table-cell>
          <table:table-cell table:formula="of:=IFERROR(INDEX([$Balance_Ennemis.$L:.$L]; MATCH([.A13]; [$Balance_Ennemis.$A:.$A]; 0)); &quot;&quot;)" office:value-type="float" office:value="8" calcext:value-type="float">
            <text:p>8</text:p>
          </table:table-cell>
          <table:table-cell table:style-name="ce82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13]; [$Zones.$B:.$B]; 0)); &quot;&quot;)" office:value-type="string" office:string-value="ZONE_CIEL_001" calcext:value-type="string">
            <text:p>ZONE_CIEL_001</text:p>
          </table:table-cell>
          <table:table-cell table:number-columns-repeated="16374"/>
        </table:table-row>
        <table:table-row table:style-name="ro7">
          <table:table-cell table:style-name="ce88" table:number-columns-repeated="5"/>
          <table:table-cell table:formula="of:=IFERROR(INDEX([$Balance_Ennemis.$L:.$L]; MATCH([.A14]; [$Balance_Ennemis.$A:.$A]; 0)); &quot;&quot;)">
            <text:p/>
          </table:table-cell>
          <table:table-cell table:formula="of:=IFERROR(INDEX([$Balance_Ennemis.$K:.$K]; MATCH([.A14]; [$Balance_Ennemis.$A:.$A]; 0)); &quot;&quot;)">
            <text:p/>
          </table:table-cell>
          <table:table-cell table:style-name="ce82" table:formula="of:=IFERROR(INDEX([$BACKLOG_MASTER.$F:.$F]; MATCH([.A14]; [$BACKLOG_MASTER.$A:.$A]; 0)); &quot;&quot;)">
            <text:p/>
          </table:table-cell>
          <table:table-cell table:style-name="ce82" table:formula="of:=IFERROR(INDEX([$Zones.$A:.$A]; MATCH([.D14]; [$Zones.$B:.$B]; 0)); &quot;&quot;)">
            <text:p/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GRAV_STONE_001&quot;;[$BACKLOG_MASTER.$A:.$A];0);&quot;ENEMY_GRAV_STONE_001&quot;);&quot;ENEMY_GRAV_STONE_001&quot;)" office:value-type="string" office:string-value="ENEMY_GRAV_STONE_001" calcext:value-type="string">
            <text:p>ENEMY_GRAV_STONE_001</text:p>
          </table:table-cell>
          <table:table-cell table:style-name="ce88" office:value-type="string" calcext:value-type="string">
            <text:p>Pierre Gravité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Sommet</text:p>
          </table:table-cell>
          <table:table-cell table:style-name="ce88" office:value-type="string" calcext:value-type="string">
            <text:p>Projette une onde qui “écrase” (ralenti / dégâts), très dangereux</text:p>
          </table:table-cell>
          <table:table-cell table:formula="of:=IFERROR(INDEX([$Balance_Ennemis.$M:.$M]; MATCH([.A15]; [$Balance_Ennemis.$A:.$A]; 0)); &quot;&quot;)" office:value-type="float" office:value="32" calcext:value-type="float">
            <text:p>32</text:p>
          </table:table-cell>
          <table:table-cell table:formula="of:=IFERROR(INDEX([$Balance_Ennemis.$L:.$L]; MATCH([.A15]; [$Balance_Ennemis.$A:.$A]; 0)); &quot;&quot;)" office:value-type="float" office:value="10" calcext:value-type="float">
            <text:p>10</text:p>
          </table:table-cell>
          <table:table-cell table:style-name="ce82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15]; [$Zones.$B:.$B]; 0)); &quot;&quot;)" office:value-type="string" office:string-value="ZONE_SOMMET_FINAL_001" calcext:value-type="string">
            <text:p>ZONE_SOMMET_FINAL_001</text:p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ASCENDED_KNIGHT_001&quot;;[$BACKLOG_MASTER.$A:.$A];0);&quot;ENEMY_ASCENDED_KNIGHT_001&quot;);&quot;ENEMY_ASCENDED_KNIGHT_001&quot;)" office:value-type="string" office:string-value="ENEMY_ASCENDED_KNIGHT_001" calcext:value-type="string">
            <text:p>ENEMY_ASCENDED_KNIGHT_001</text:p>
          </table:table-cell>
          <table:table-cell table:style-name="ce88" office:value-type="string" calcext:value-type="string">
            <text:p>Chevalier Ascendant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Sommet</text:p>
          </table:table-cell>
          <table:table-cell table:style-name="ce88" office:value-type="string" calcext:value-type="string">
            <text:p>Combattant agressif, combo contact + garde partielle</text:p>
          </table:table-cell>
          <table:table-cell table:formula="of:=IFERROR(INDEX([$Balance_Ennemis.$M:.$M]; MATCH([.A16]; [$Balance_Ennemis.$A:.$A]; 0)); &quot;&quot;)" office:value-type="float" office:value="40" calcext:value-type="float">
            <text:p>40</text:p>
          </table:table-cell>
          <table:table-cell table:formula="of:=IFERROR(INDEX([$Balance_Ennemis.$L:.$L]; MATCH([.A16]; [$Balance_Ennemis.$A:.$A]; 0)); &quot;&quot;)" office:value-type="float" office:value="12" calcext:value-type="float">
            <text:p>12</text:p>
          </table:table-cell>
          <table:table-cell table:style-name="ce82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16]; [$Zones.$B:.$B]; 0)); &quot;&quot;)" office:value-type="string" office:string-value="ZONE_SOMMET_FINAL_001" calcext:value-type="string">
            <text:p>ZONE_SOMMET_FINAL_001</text:p>
          </table:table-cell>
          <table:table-cell table:number-columns-repeated="16374"/>
        </table:table-row>
        <table:table-row table:style-name="ro11">
          <table:table-cell table:style-name="ce97" table:formula="of:=IFERROR(HYPERLINK(&quot;#BACKLOG_MASTER.A&quot;&amp;MATCH(&quot;ENEMY_LIGHTNING_TOTEM_001&quot;;[$BACKLOG_MASTER.$A:.$A];0);&quot;ENEMY_LIGHTNING_TOTEM_001&quot;);&quot;ENEMY_LIGHTNING_TOTEM_001&quot;)" office:value-type="string" office:string-value="ENEMY_LIGHTNING_TOTEM_001" calcext:value-type="string">
            <text:p>ENEMY_LIGHTNING_TOTEM_001</text:p>
          </table:table-cell>
          <table:table-cell table:style-name="ce88" office:value-type="string" calcext:value-type="string">
            <text:p>Totem Foudre</text:p>
          </table:table-cell>
          <table:table-cell table:style-name="ce88" office:value-type="string" calcext:value-type="string">
            <text:p>Base</text:p>
          </table:table-cell>
          <table:table-cell table:style-name="ce88" office:value-type="string" calcext:value-type="string">
            <text:p>Sommet</text:p>
          </table:table-cell>
          <table:table-cell table:style-name="ce88" office:value-type="string" calcext:value-type="string">
            <text:p>Pose des frappes au sol (zone), oblige à bouger</text:p>
          </table:table-cell>
          <table:table-cell table:formula="of:=IFERROR(INDEX([$Balance_Ennemis.$M:.$M]; MATCH([.A17]; [$Balance_Ennemis.$A:.$A]; 0)); &quot;&quot;)" office:value-type="float" office:value="36" calcext:value-type="float">
            <text:p>36</text:p>
          </table:table-cell>
          <table:table-cell table:formula="of:=IFERROR(INDEX([$Balance_Ennemis.$L:.$L]; MATCH([.A17]; [$Balance_Ennemis.$A:.$A]; 0)); &quot;&quot;)" office:value-type="float" office:value="11" calcext:value-type="float">
            <text:p>11</text:p>
          </table:table-cell>
          <table:table-cell table:style-name="ce82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D17]; [$Zones.$B:.$B]; 0)); &quot;&quot;)" office:value-type="string" office:string-value="ZONE_SOMMET_FINAL_001" calcext:value-type="string">
            <text:p>ZONE_SOMMET_FINAL_001</text:p>
          </table:table-cell>
          <table:table-cell table:number-columns-repeated="16374"/>
        </table:table-row>
        <table:table-row table:style-name="ro7" table:number-rows-repeated="1048546">
          <table:table-cell table:number-columns-repeated="16383"/>
        </table:table-row>
        <table:table-row table:style-name="ro12" table:number-rows-repeated="12">
          <table:table-cell table:number-columns-repeated="16383"/>
        </table:table-row>
        <table:table-row table:style-name="ro12">
          <table:table-cell table:number-columns-repeated="16383"/>
        </table:table-row>
      </table:table>
      <table:table table:name="Zones" table:style-name="ta14">
        <table:table-column table:style-name="co4" table:default-cell-style-name="Default"/>
        <table:table-column table:style-name="co47" table:default-cell-style-name="ce82"/>
        <table:table-column table:style-name="co48" table:default-cell-style-name="ce82"/>
        <table:table-column table:style-name="co49" table:default-cell-style-name="ce82"/>
        <table:table-column table:style-name="co50" table:visibility="collapse" table:default-cell-style-name="ce82"/>
        <table:table-column table:style-name="co44" table:visibility="collapse" table:default-cell-style-name="ce82"/>
        <table:table-column table:style-name="co4" table:number-columns-repeated="16377" table:default-cell-style-name="Default"/>
        <table:table-row table:style-name="ro7">
          <table:table-cell table:style-name="ce82"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ce75" office:value-type="string" calcext:value-type="string">
            <text:p>Statut</text:p>
          </table:table-cell>
          <table:table-cell table:number-columns-repeated="16378"/>
        </table:table-row>
        <table:table-row table:style-name="ro7">
          <table:table-cell table:style-name="ce97" table:formula="of:=IFERROR(HYPERLINK(&quot;#BACKLOG_MASTER.A&quot;&amp;MATCH(&quot;ZONE_FORET_001&quot;;[$BACKLOG_MASTER.$A:.$A];0);&quot;ZONE_FORET_001&quot;);&quot;ZONE_FORET_001&quot;)" office:value-type="string" office:string-value="ZONE_FORET_001" calcext:value-type="string">
            <text:p>ZONE_FORET_001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Zone de départ, apprentissage des mécaniques</text:p>
          </table:table-cell>
          <table:table-cell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number-columns-repeated="16378"/>
        </table:table-row>
        <table:table-row table:style-name="ro7">
          <table:table-cell table:style-name="ce97" table:formula="of:=IFERROR(HYPERLINK(&quot;#BACKLOG_MASTER.A&quot;&amp;MATCH(&quot;ZONE_CAVERNE_001&quot;;[$BACKLOG_MASTER.$A:.$A];0);&quot;ZONE_CAVERNE_001&quot;);&quot;ZONE_CAVERNE_001&quot;)" office:value-type="string" office:string-value="ZONE_CAVERNE_001" calcext:value-type="string">
            <text:p>ZONE_CAVERNE_001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fficulté intermédiaire, ennemis résistants</text:p>
          </table:table-cell>
          <table:table-cell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number-columns-repeated="16378"/>
        </table:table-row>
        <table:table-row table:style-name="ro7">
          <table:table-cell table:style-name="ce97" table:formula="of:=IFERROR(HYPERLINK(&quot;#BACKLOG_MASTER.A&quot;&amp;MATCH(&quot;ZONE_CIEL_001&quot;;[$BACKLOG_MASTER.$A:.$A];0);&quot;ZONE_CIEL_001&quot;);&quot;ZONE_CIEL_001&quot;)" office:value-type="string" office:string-value="ZONE_CIEL_001" calcext:value-type="string">
            <text:p>ZONE_CIEL_001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Difficulté élevée, ennemis rapides et aériens</text:p>
          </table:table-cell>
          <table:table-cell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number-columns-repeated="16378"/>
        </table:table-row>
        <table:table-row table:style-name="ro7">
          <table:table-cell table:style-name="ce97" table:formula="of:=IFERROR(HYPERLINK(&quot;#BACKLOG_MASTER.A&quot;&amp;MATCH(&quot;ZONE_SOMMET_FINAL_001&quot;;[$BACKLOG_MASTER.$A:.$A];0);&quot;ZONE_SOMMET_FINAL_001&quot;);&quot;ZONE_SOMMET_FINAL_001&quot;)" office:value-type="string" office:string-value="ZONE_SOMMET_FINAL_001" calcext:value-type="string">
            <text:p>ZONE_SOMMET_FINAL_001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Zone finale</text:p>
          </table:table-cell>
          <table:table-cell office:value-type="string" calcext:value-type="string">
            <text:p>Boss final et fin du jeu</text:p>
          </table:table-cell>
          <table:table-cell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number-columns-repeated="16378"/>
        </table:table-row>
        <table:table-row table:style-name="ro7" table:number-rows-repeated="1048570">
          <table:table-cell table:number-columns-repeated="16383"/>
        </table:table-row>
        <table:table-row table:style-name="ro12">
          <table:table-cell table:number-columns-repeated="16383"/>
        </table:table-row>
      </table:table>
      <table:table table:name="Shop_Ameliorations" table:style-name="ta15">
        <table:table-column table:style-name="co51" table:default-cell-style-name="ce88"/>
        <table:table-column table:style-name="co52" table:default-cell-style-name="ce88"/>
        <table:table-column table:style-name="co10" table:number-columns-repeated="8" table:default-cell-style-name="ce88"/>
        <table:table-column table:style-name="co53" table:default-cell-style-name="ce88"/>
        <table:table-column table:style-name="co54" table:default-cell-style-name="ce88"/>
        <table:table-column table:style-name="co44" table:visibility="collapse" table:number-columns-repeated="2" table:default-cell-style-name="ce82"/>
        <table:table-row table:style-name="ro1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tat_ci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eur_par_achat</text:p>
          </table:table-cell>
          <table:table-cell office:value-type="string" calcext:value-type="string">
            <text:p>Cout_base</text:p>
          </table:table-cell>
          <table:table-cell office:value-type="string" calcext:value-type="string">
            <text:p>Multiplicateur_cout</text:p>
          </table:table-cell>
          <table:table-cell office:value-type="string" calcext:value-type="string">
            <text:p>Cout_cap</text:p>
          </table:table-cell>
          <table:table-cell office:value-type="string" calcext:value-type="string">
            <text:p>Nb_achats_max</text:p>
          </table:table-cell>
          <table:table-cell office:value-type="string" calcext:value-type="string">
            <text:p>Persistant</text:p>
          </table:table-cell>
          <table:table-cell office:value-type="string" calcext:value-type="string">
            <text:p>Prerequis</text:p>
          </table:table-cell>
          <table:table-cell office:value-type="string" calcext:value-type="string">
            <text:p>Description</text:p>
          </table:table-cell>
          <table:table-cell table:style-name="ce75" office:value-type="string" calcext:value-type="string">
            <text:p>Statut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HOP_HP_001&quot;;[$BACKLOG_MASTER.$A:.$A];0);&quot;SHOP_HP_001&quot;);&quot;SHOP_HP_001&quot;)" office:value-type="string" office:string-value="SHOP_HP_001" calcext:value-type="string">
            <text:p>SHOP_HP_001</text:p>
          </table:table-cell>
          <table:table-cell office:value-type="string" calcext:value-type="string">
            <text:p>Vie max +10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Permanent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vie max du joueur</text:p>
          </table:table-cell>
          <table:table-cell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HOP_ATK_001&quot;;[$BACKLOG_MASTER.$A:.$A];0);&quot;SHOP_ATK_001&quot;);&quot;SHOP_ATK_001&quot;)" office:value-type="string" office:string-value="SHOP_ATK_001" calcext:value-type="string">
            <text:p>SHOP_ATK_001</text:p>
          </table:table-cell>
          <table:table-cell office:value-type="string" calcext:value-type="string">
            <text:p>Attaque +2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Permane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es dégâts infligés</text:p>
          </table:table-cell>
          <table:table-cell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3">
          <table:table-cell table:style-name="ce97" table:formula="of:=IFERROR(HYPERLINK(&quot;#BACKLOG_MASTER.A&quot;&amp;MATCH(&quot;SHOP_DEF_001&quot;;[$BACKLOG_MASTER.$A:.$A];0);&quot;SHOP_DEF_001&quot;);&quot;SHOP_DEF_001&quot;)" office:value-type="string" office:string-value="SHOP_DEF_001" calcext:value-type="string">
            <text:p>SHOP_DEF_001</text:p>
          </table:table-cell>
          <table:table-cell office:value-type="string" calcext:value-type="string">
            <text:p>Défense +2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Permane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Réduit les dégâts subis</text:p>
          </table:table-cell>
          <table:table-cell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HOP_SPEED_001&quot;;[$BACKLOG_MASTER.$A:.$A];0);&quot;SHOP_SPEED_001&quot;);&quot;SHOP_SPEED_001&quot;)" office:value-type="string" office:string-value="SHOP_SPEED_001" calcext:value-type="string">
            <text:p>SHOP_SPEED_001</text:p>
          </table:table-cell>
          <table:table-cell office:value-type="string" calcext:value-type="string">
            <text:p>Vitesse +0.15</text:p>
          </table:table-cell>
          <table:table-cell office:value-type="string" calcext:value-type="string">
            <text:p>STAT_SPEED_00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0.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vitesse d’auto-move horizontal</text:p>
          </table:table-cell>
          <table:table-cell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HOP_ATKSPD_001&quot;;[$BACKLOG_MASTER.$A:.$A];0);&quot;SHOP_ATKSPD_001&quot;);&quot;SHOP_ATKSPD_001&quot;)" office:value-type="string" office:string-value="SHOP_ATKSPD_001" calcext:value-type="string">
            <text:p>SHOP_ATKSPD_001</text:p>
          </table:table-cell>
          <table:table-cell office:value-type="string" calcext:value-type="string">
            <text:p>Vitesse d’attaque +1%</text:p>
          </table:table-cell>
          <table:table-cell office:value-type="string" calcext:value-type="string">
            <text:p>STAT_ATK_SPEED_001</text:p>
          </table:table-cell>
          <table:table-cell office:value-type="string" calcext:value-type="string">
            <text:p>Permanent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25</text:p>
          </table:table-cell>
          <table:table-cell office:value-type="float" office:value="999999" calcext:value-type="float">
            <text:p>999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cadence d’attaque (en %)</text:p>
          </table:table-cell>
          <table:table-cell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0">
          <table:table-cell table:style-name="ce97" table:formula="of:=IFERROR(HYPERLINK(&quot;#BACKLOG_MASTER.A&quot;&amp;MATCH(&quot;SHOP_CRIT_001&quot;;[$BACKLOG_MASTER.$A:.$A];0);&quot;SHOP_CRIT_001&quot;);&quot;SHOP_CRIT_001&quot;)" office:value-type="string" office:string-value="SHOP_CRIT_001" calcext:value-type="string">
            <text:p>SHOP_CRIT_001</text:p>
          </table:table-cell>
          <table:table-cell office:value-type="string" calcext:value-type="string">
            <text:p>Critique +0.5%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Permanent</text:p>
          </table:table-cell>
          <table:table-cell office:value-type="float" office:value="0.005" calcext:value-type="float">
            <text:p>0,0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0</text:p>
          </table:table-cell>
          <table:table-cell office:value-type="float" office:value="999999" calcext:value-type="float">
            <text:p>9999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ap 30%</text:p>
          </table:table-cell>
          <table:table-cell office:value-type="string" calcext:value-type="string">
            <text:p>Augmente la chance de coup critique (cap conseillé 30%)</text:p>
          </table:table-cell>
          <table:table-cell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0">
          <table:table-cell table:style-name="ce97" table:formula="of:=IFERROR(HYPERLINK(&quot;#BACKLOG_MASTER.A&quot;&amp;MATCH(&quot;SHOP_CRITDMG_001&quot;;[$BACKLOG_MASTER.$A:.$A];0);&quot;SHOP_CRITDMG_001&quot;);&quot;SHOP_CRITDMG_001&quot;)" office:value-type="string" office:string-value="SHOP_CRITDMG_001" calcext:value-type="string">
            <text:p>SHOP_CRITDMG_001</text:p>
          </table:table-cell>
          <table:table-cell office:value-type="string" calcext:value-type="string">
            <text:p>Dégâts crit +5%</text:p>
          </table:table-cell>
          <table:table-cell office:value-type="string" calcext:value-type="string">
            <text:p>STAT_CRIT_DAMAGE_001</text:p>
          </table:table-cell>
          <table:table-cell office:value-type="string" calcext:value-type="string">
            <text:p>Permanent</text:p>
          </table:table-cell>
          <table:table-cell office:value-type="float" office:value="0.05" calcext:value-type="float">
            <text:p>0,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30</text:p>
          </table:table-cell>
          <table:table-cell office:value-type="float" office:value="999999" calcext:value-type="float">
            <text:p>9999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e multiplicateur de dégâts critique (en %)</text:p>
          </table:table-cell>
          <table:table-cell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HOP_GOLD_001&quot;;[$BACKLOG_MASTER.$A:.$A];0);&quot;SHOP_GOLD_001&quot;);&quot;SHOP_GOLD_001&quot;)" office:value-type="string" office:string-value="SHOP_GOLD_001" calcext:value-type="string">
            <text:p>SHOP_GOLD_001</text:p>
          </table:table-cell>
          <table:table-cell office:value-type="string" calcext:value-type="string">
            <text:p>Bonus or +5%</text:p>
          </table:table-cell>
          <table:table-cell office:value-type="string" calcext:value-type="string">
            <text:p>STAT_GOLD_001</text:p>
          </table:table-cell>
          <table:table-cell office:value-type="string" calcext:value-type="string">
            <text:p>Permane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5</text:p>
          </table:table-cell>
          <table:table-cell office:value-type="float" office:value="999999" calcext:value-type="float">
            <text:p>9999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’or gagné sur les ennemis (en %)</text:p>
          </table:table-cell>
          <table:table-cell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HOP_XP_001&quot;;[$BACKLOG_MASTER.$A:.$A];0);&quot;SHOP_XP_001&quot;);&quot;SHOP_XP_001&quot;)" office:value-type="string" office:string-value="SHOP_XP_001" calcext:value-type="string">
            <text:p>SHOP_XP_001</text:p>
          </table:table-cell>
          <table:table-cell office:value-type="string" calcext:value-type="string">
            <text:p>Bonus XP +5%</text:p>
          </table:table-cell>
          <table:table-cell office:value-type="string" calcext:value-type="string">
            <text:p>STAT_XP_001</text:p>
          </table:table-cell>
          <table:table-cell office:value-type="string" calcext:value-type="string">
            <text:p>Permane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5</text:p>
          </table:table-cell>
          <table:table-cell office:value-type="float" office:value="999999" calcext:value-type="float">
            <text:p>9999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’XP gagnée sur les ennemis (en %)</text:p>
          </table:table-cell>
          <table:table-cell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0">
          <table:table-cell table:style-name="ce97" table:formula="of:=IFERROR(HYPERLINK(&quot;#BACKLOG_MASTER.A&quot;&amp;MATCH(&quot;SHOP_HEALSTART_001&quot;;[$BACKLOG_MASTER.$A:.$A];0);&quot;SHOP_HEALSTART_001&quot;);&quot;SHOP_HEALSTART_001&quot;)" office:value-type="string" office:string-value="SHOP_HEALSTART_001" calcext:value-type="string">
            <text:p>SHOP_HEALSTART_001</text:p>
          </table:table-cell>
          <table:table-cell office:value-type="string" calcext:value-type="string">
            <text:p>Soin départ +10% HP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Permanent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35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 début de run, démarre avec +10% HP (bonus cumulable)</text:p>
          </table:table-cell>
          <table:table-cell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9">
          <table:table-cell table:style-name="ce97" table:formula="of:=IFERROR(HYPERLINK(&quot;#BACKLOG_MASTER.A&quot;&amp;MATCH(&quot;SHOP_LUCK_001&quot;;[$BACKLOG_MASTER.$A:.$A];0);&quot;SHOP_LUCK_001&quot;);&quot;SHOP_LUCK_001&quot;)" office:value-type="string" office:string-value="SHOP_LUCK_001" calcext:value-type="string">
            <text:p>SHOP_LUCK_001</text:p>
          </table:table-cell>
          <table:table-cell office:value-type="string" calcext:value-type="string">
            <text:p>Chance loot +2%</text:p>
          </table:table-cell>
          <table:table-cell office:value-type="string" calcext:value-type="string">
            <text:p>STAT_GOLD_001</text:p>
          </table:table-cell>
          <table:table-cell office:value-type="string" calcext:value-type="string">
            <text:p>Permanent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40</text:p>
          </table:table-cell>
          <table:table-cell office:value-type="float" office:value="999999" calcext:value-type="float">
            <text:p>9999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Augmente la chance de drop bonus (si tu ajoutes des drops plus tard)</text:p>
          </table:table-cell>
          <table:table-cell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/>
        </table:table-row>
        <table:table-row table:style-name="ro13" table:number-rows-repeated="1048563">
          <table:table-cell table:number-columns-repeated="14"/>
        </table:table-row>
        <table:table-row table:style-name="ro13">
          <table:table-cell table:number-columns-repeated="14"/>
        </table:table-row>
      </table:table>
      <table:table table:name="Items_Equipements" table:style-name="ta16">
        <table:table-column table:style-name="co55" table:default-cell-style-name="ce82"/>
        <table:table-column table:style-name="co36" table:default-cell-style-name="ce82"/>
        <table:table-column table:style-name="co37" table:number-columns-repeated="2" table:default-cell-style-name="ce82"/>
        <table:table-column table:style-name="co19" table:default-cell-style-name="ce82"/>
        <table:table-column table:style-name="co20" table:default-cell-style-name="ce82"/>
        <table:table-column table:style-name="co55" table:default-cell-style-name="ce82"/>
        <table:table-column table:style-name="co20" table:default-cell-style-name="ce82"/>
        <table:table-column table:style-name="co3" table:default-cell-style-name="ce82"/>
        <table:table-column table:style-name="co19" table:default-cell-style-name="ce82"/>
        <table:table-column table:style-name="co37" table:default-cell-style-name="ce82"/>
        <table:table-column table:style-name="co56" table:default-cell-style-name="ce82"/>
        <table:table-column table:style-name="co3" table:number-columns-repeated="3" table:default-cell-style-name="ce82"/>
        <table:table-column table:style-name="co37" table:default-cell-style-name="ce82"/>
        <table:table-column table:style-name="co3" table:default-cell-style-name="ce82"/>
        <table:table-column table:style-name="co34" table:default-cell-style-name="ce82"/>
        <table:table-column table:style-name="co37" table:number-columns-repeated="2" table:default-cell-style-name="ce82"/>
        <table:table-column table:style-name="co19" table:default-cell-style-name="ce82"/>
        <table:table-column table:style-name="co4" table:number-columns-repeated="16362" table:default-cell-style-name="Default"/>
        <table:table-row table:style-name="ro1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Nom</text:p>
          </table:table-cell>
          <table:table-cell table:style-name="ce75" office:value-type="string" calcext:value-type="string">
            <text:p>Slot</text:p>
          </table:table-cell>
          <table:table-cell table:style-name="ce75" office:value-type="string" calcext:value-type="string">
            <text:p>Rareté</text:p>
          </table:table-cell>
          <table:table-cell table:style-name="ce75" office:value-type="string" calcext:value-type="string">
            <text:p>Niveau_Min</text:p>
          </table:table-cell>
          <table:table-cell table:style-name="ce75" office:value-type="string" calcext:value-type="string">
            <text:p>Stat_Principale</text:p>
          </table:table-cell>
          <table:table-cell table:style-name="ce75" office:value-type="string" calcext:value-type="string">
            <text:p>Valeur_Principale</text:p>
          </table:table-cell>
          <table:table-cell table:style-name="ce75" office:value-type="string" calcext:value-type="string">
            <text:p>Stat_Secondaire</text:p>
          </table:table-cell>
          <table:table-cell table:style-name="ce75" office:value-type="string" calcext:value-type="string">
            <text:p>Valeur_Secondaire</text:p>
          </table:table-cell>
          <table:table-cell table:style-name="ce75" office:value-type="string" calcext:value-type="string">
            <text:p>Prix_Or</text:p>
          </table:table-cell>
          <table:table-cell table:style-name="ce75" office:value-type="string" calcext:value-type="string">
            <text:p>Prix_Gemmes</text:p>
          </table:table-cell>
          <table:table-cell table:style-name="ce75" office:value-type="string" calcext:value-type="string">
            <text:p>Description</text:p>
          </table:table-cell>
          <table:table-cell table:style-name="ce75" office:value-type="string" calcext:value-type="string">
            <text:p>Asset_Icon_ID</text:p>
          </table:table-cell>
          <table:table-cell table:style-name="ce75" office:value-type="string" calcext:value-type="string">
            <text:p>Asset_Sprite_ID</text:p>
          </table:table-cell>
          <table:table-cell table:style-name="ce75" office:value-type="string" calcext:value-type="string">
            <text:p>Notes_Tech</text:p>
          </table:table-cell>
          <table:table-cell table:style-name="ce75" office:value-type="string" calcext:value-type="string">
            <text:p>Statut</text:p>
          </table:table-cell>
          <table:table-cell table:style-name="ce75" office:value-type="string" calcext:value-type="string">
            <text:p>Stat_Principale_ID</text:p>
          </table:table-cell>
          <table:table-cell table:style-name="ce75" office:value-type="string" calcext:value-type="string">
            <text:p>Stat_Secondaire_ID</text:p>
          </table:table-cell>
          <table:table-cell table:style-name="ce75" office:value-type="string" calcext:value-type="string">
            <text:p>Slot_Code</text:p>
          </table:table-cell>
          <table:table-cell table:style-name="ce75" office:value-type="string" calcext:value-type="string">
            <text:p>Rarete_Code</text:p>
          </table:table-cell>
          <table:table-cell table:style-name="ce75" office:value-type="string" calcext:value-type="string">
            <text:p>Export_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1&quot;;[$BACKLOG_MASTER.$A:.$A];0);&quot;ITEM_SWORD_001&quot;);&quot;ITEM_SWORD_001&quot;)" office:value-type="string" office:string-value="ITEM_SWORD_001" calcext:value-type="string">
            <text:p>ITEM_SWORD_001</text:p>
          </table:table-cell>
          <table:table-cell office:value-type="string" calcext:value-type="string">
            <text:p>Épée du Vent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IT%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pée (Commun) — +6 ATK / +1.0 CRIT%</text:p>
          </table:table-cell>
          <table:table-cell office:value-type="string" calcext:value-type="string">
            <text:p>GFX_ICON_ITEM_SWORD_001</text:p>
          </table:table-cell>
          <table:table-cell office:value-type="string" calcext:value-type="string">
            <text:p>GFX_EQUIP_ITEM_SWORD_001</text:p>
          </table:table-cell>
          <table:table-cell/>
          <table:table-cell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2]; [$Equipement_Slots.$A:.$B]; 2; 0); &quot;&quot;)" office:value-type="string" office:string-value="SWORD" calcext:value-type="string">
            <text:p>SWORD</text:p>
          </table:table-cell>
          <table:table-cell table:formula="of:=IF([.D2]=&quot;Commun&quot;;&quot;COMMON&quot;;IF([.D2]=&quot;Rare&quot;;&quot;RARE&quot;;IF([.D2]=&quot;Épique&quot;;&quot;EPIC&quot;;IF([.D2]=&quot;Légendaire&quot;;&quot;LEGENDARY&quot;;&quot;&quot;))))" office:value-type="string" office:string-value="COMMON" calcext:value-type="string">
            <text:p>COMMON</text:p>
          </table:table-cell>
          <table:table-cell table:formula="of:=IF(AND([.A2]&lt;&gt;&quot;&quot;;[.S2]&lt;&gt;&quot;&quot;;[.T2]&lt;&gt;&quot;&quot;;[.Q2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2&quot;;[$BACKLOG_MASTER.$A:.$A];0);&quot;ITEM_SWORD_002&quot;);&quot;ITEM_SWORD_002&quot;)" office:value-type="string" office:string-value="ITEM_SWORD_002" calcext:value-type="string">
            <text:p>ITEM_SWORD_002</text:p>
          </table:table-cell>
          <table:table-cell office:value-type="string" calcext:value-type="string">
            <text:p>Lame du Forgeron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IT%</text:p>
          </table:table-cell>
          <table:table-cell office:value-type="float" office:value="0.013" calcext:value-type="float">
            <text:p>0,01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pée (Commun) — +7 ATK / +1.3 CRIT%</text:p>
          </table:table-cell>
          <table:table-cell office:value-type="string" calcext:value-type="string">
            <text:p>GFX_ICON_ITEM_SWORD_002</text:p>
          </table:table-cell>
          <table:table-cell office:value-type="string" calcext:value-type="string">
            <text:p>GFX_EQUIP_ITEM_SWORD_002</text:p>
          </table:table-cell>
          <table:table-cell/>
          <table:table-cell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3]; [$Equipement_Slots.$A:.$B]; 2; 0); &quot;&quot;)" office:value-type="string" office:string-value="SWORD" calcext:value-type="string">
            <text:p>SWORD</text:p>
          </table:table-cell>
          <table:table-cell table:formula="of:=IF([.D3]=&quot;Commun&quot;;&quot;COMMON&quot;;IF([.D3]=&quot;Rare&quot;;&quot;RARE&quot;;IF([.D3]=&quot;Épique&quot;;&quot;EPIC&quot;;IF([.D3]=&quot;Légendaire&quot;;&quot;LEGENDARY&quot;;&quot;&quot;))))" office:value-type="string" office:string-value="COMMON" calcext:value-type="string">
            <text:p>COMMON</text:p>
          </table:table-cell>
          <table:table-cell table:formula="of:=IF(AND([.A3]&lt;&gt;&quot;&quot;;[.S3]&lt;&gt;&quot;&quot;;[.T3]&lt;&gt;&quot;&quot;;[.Q3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3&quot;;[$BACKLOG_MASTER.$A:.$A];0);&quot;ITEM_SWORD_003&quot;);&quot;ITEM_SWORD_003&quot;)" office:value-type="string" office:string-value="ITEM_SWORD_003" calcext:value-type="string">
            <text:p>ITEM_SWORD_003</text:p>
          </table:table-cell>
          <table:table-cell office:value-type="string" calcext:value-type="string">
            <text:p>Épée de l'Aube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IT%</text:p>
          </table:table-cell>
          <table:table-cell office:value-type="float" office:value="0.017" calcext:value-type="float">
            <text:p>0,01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pée (Commun) — +8 ATK / +1.7 CRIT%</text:p>
          </table:table-cell>
          <table:table-cell office:value-type="string" calcext:value-type="string">
            <text:p>GFX_ICON_ITEM_SWORD_003</text:p>
          </table:table-cell>
          <table:table-cell office:value-type="string" calcext:value-type="string">
            <text:p>GFX_EQUIP_ITEM_SWORD_003</text:p>
          </table:table-cell>
          <table:table-cell/>
          <table:table-cell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4]; [$Equipement_Slots.$A:.$B]; 2; 0); &quot;&quot;)" office:value-type="string" office:string-value="SWORD" calcext:value-type="string">
            <text:p>SWORD</text:p>
          </table:table-cell>
          <table:table-cell table:formula="of:=IF([.D4]=&quot;Commun&quot;;&quot;COMMON&quot;;IF([.D4]=&quot;Rare&quot;;&quot;RARE&quot;;IF([.D4]=&quot;Épique&quot;;&quot;EPIC&quot;;IF([.D4]=&quot;Légendaire&quot;;&quot;LEGENDARY&quot;;&quot;&quot;))))" office:value-type="string" office:string-value="COMMON" calcext:value-type="string">
            <text:p>COMMON</text:p>
          </table:table-cell>
          <table:table-cell table:formula="of:=IF(AND([.A4]&lt;&gt;&quot;&quot;;[.S4]&lt;&gt;&quot;&quot;;[.T4]&lt;&gt;&quot;&quot;;[.Q4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4&quot;;[$BACKLOG_MASTER.$A:.$A];0);&quot;ITEM_SWORD_004&quot;);&quot;ITEM_SWORD_004&quot;)" office:value-type="string" office:string-value="ITEM_SWORD_004" calcext:value-type="string">
            <text:p>ITEM_SWORD_004</text:p>
          </table:table-cell>
          <table:table-cell office:value-type="string" calcext:value-type="string">
            <text:p>Sabre Cendré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IT%</text:p>
          </table:table-cell>
          <table:table-cell office:value-type="float" office:value="0.02" calcext:value-type="float">
            <text:p>0,0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pée (Rare) — +10 ATK / +2.0 CRIT%</text:p>
          </table:table-cell>
          <table:table-cell office:value-type="string" calcext:value-type="string">
            <text:p>GFX_ICON_ITEM_SWORD_004</text:p>
          </table:table-cell>
          <table:table-cell office:value-type="string" calcext:value-type="string">
            <text:p>GFX_EQUIP_ITEM_SWORD_004</text:p>
          </table:table-cell>
          <table:table-cell/>
          <table:table-cell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5]; [$Equipement_Slots.$A:.$B]; 2; 0); &quot;&quot;)" office:value-type="string" office:string-value="SWORD" calcext:value-type="string">
            <text:p>SWORD</text:p>
          </table:table-cell>
          <table:table-cell table:formula="of:=IF([.D5]=&quot;Commun&quot;;&quot;COMMON&quot;;IF([.D5]=&quot;Rare&quot;;&quot;RARE&quot;;IF([.D5]=&quot;Épique&quot;;&quot;EPIC&quot;;IF([.D5]=&quot;Légendaire&quot;;&quot;LEGENDARY&quot;;&quot;&quot;))))" office:value-type="string" office:string-value="RARE" calcext:value-type="string">
            <text:p>RARE</text:p>
          </table:table-cell>
          <table:table-cell table:formula="of:=IF(AND([.A5]&lt;&gt;&quot;&quot;;[.S5]&lt;&gt;&quot;&quot;;[.T5]&lt;&gt;&quot;&quot;;[.Q5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5&quot;;[$BACKLOG_MASTER.$A:.$A];0);&quot;ITEM_SWORD_005&quot;);&quot;ITEM_SWORD_005&quot;)" office:value-type="string" office:string-value="ITEM_SWORD_005" calcext:value-type="string">
            <text:p>ITEM_SWORD_005</text:p>
          </table:table-cell>
          <table:table-cell office:value-type="string" calcext:value-type="string">
            <text:p>Épée Runique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IT%</text:p>
          </table:table-cell>
          <table:table-cell office:value-type="float" office:value="0.023" calcext:value-type="float">
            <text:p>0,02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pée (Rare) — +11 ATK / +2.3 CRIT%</text:p>
          </table:table-cell>
          <table:table-cell office:value-type="string" calcext:value-type="string">
            <text:p>GFX_ICON_ITEM_SWORD_005</text:p>
          </table:table-cell>
          <table:table-cell office:value-type="string" calcext:value-type="string">
            <text:p>GFX_EQUIP_ITEM_SWORD_005</text:p>
          </table:table-cell>
          <table:table-cell/>
          <table:table-cell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6]; [$Equipement_Slots.$A:.$B]; 2; 0); &quot;&quot;)" office:value-type="string" office:string-value="SWORD" calcext:value-type="string">
            <text:p>SWORD</text:p>
          </table:table-cell>
          <table:table-cell table:formula="of:=IF([.D6]=&quot;Commun&quot;;&quot;COMMON&quot;;IF([.D6]=&quot;Rare&quot;;&quot;RARE&quot;;IF([.D6]=&quot;Épique&quot;;&quot;EPIC&quot;;IF([.D6]=&quot;Légendaire&quot;;&quot;LEGENDARY&quot;;&quot;&quot;))))" office:value-type="string" office:string-value="RARE" calcext:value-type="string">
            <text:p>RARE</text:p>
          </table:table-cell>
          <table:table-cell table:formula="of:=IF(AND([.A6]&lt;&gt;&quot;&quot;;[.S6]&lt;&gt;&quot;&quot;;[.T6]&lt;&gt;&quot;&quot;;[.Q6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6&quot;;[$BACKLOG_MASTER.$A:.$A];0);&quot;ITEM_SWORD_006&quot;);&quot;ITEM_SWORD_006&quot;)" office:value-type="string" office:string-value="ITEM_SWORD_006" calcext:value-type="string">
            <text:p>ITEM_SWORD_006</text:p>
          </table:table-cell>
          <table:table-cell office:value-type="string" calcext:value-type="string">
            <text:p>Lame du Gardien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IT%</text:p>
          </table:table-cell>
          <table:table-cell office:value-type="float" office:value="0.027" calcext:value-type="float">
            <text:p>0,027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pée (Épique) — +12 ATK / +2.7 CRIT%</text:p>
          </table:table-cell>
          <table:table-cell office:value-type="string" calcext:value-type="string">
            <text:p>GFX_ICON_ITEM_SWORD_006</text:p>
          </table:table-cell>
          <table:table-cell office:value-type="string" calcext:value-type="string">
            <text:p>GFX_EQUIP_ITEM_SWORD_006</text:p>
          </table:table-cell>
          <table:table-cell/>
          <table:table-cell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7]; [$Equipement_Slots.$A:.$B]; 2; 0); &quot;&quot;)" office:value-type="string" office:string-value="SWORD" calcext:value-type="string">
            <text:p>SWORD</text:p>
          </table:table-cell>
          <table:table-cell table:formula="of:=IF([.D7]=&quot;Commun&quot;;&quot;COMMON&quot;;IF([.D7]=&quot;Rare&quot;;&quot;RARE&quot;;IF([.D7]=&quot;Épique&quot;;&quot;EPIC&quot;;IF([.D7]=&quot;Légendaire&quot;;&quot;LEGENDARY&quot;;&quot;&quot;))))" office:value-type="string" office:string-value="EPIC" calcext:value-type="string">
            <text:p>EPIC</text:p>
          </table:table-cell>
          <table:table-cell table:formula="of:=IF(AND([.A7]&lt;&gt;&quot;&quot;;[.S7]&lt;&gt;&quot;&quot;;[.T7]&lt;&gt;&quot;&quot;;[.Q7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7&quot;;[$BACKLOG_MASTER.$A:.$A];0);&quot;ITEM_SWORD_007&quot;);&quot;ITEM_SWORD_007&quot;)" office:value-type="string" office:string-value="ITEM_SWORD_007" calcext:value-type="string">
            <text:p>ITEM_SWORD_007</text:p>
          </table:table-cell>
          <table:table-cell office:value-type="string" calcext:value-type="string">
            <text:p>Épée Astrale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IT%</text:p>
          </table:table-cell>
          <table:table-cell office:value-type="float" office:value="0.03" calcext:value-type="float">
            <text:p>0,0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Épée (Épique) — +14 ATK / +3.0 CRIT%</text:p>
          </table:table-cell>
          <table:table-cell office:value-type="string" calcext:value-type="string">
            <text:p>GFX_ICON_ITEM_SWORD_007</text:p>
          </table:table-cell>
          <table:table-cell office:value-type="string" calcext:value-type="string">
            <text:p>GFX_EQUIP_ITEM_SWORD_007</text:p>
          </table:table-cell>
          <table:table-cell/>
          <table:table-cell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8]; [$Equipement_Slots.$A:.$B]; 2; 0); &quot;&quot;)" office:value-type="string" office:string-value="SWORD" calcext:value-type="string">
            <text:p>SWORD</text:p>
          </table:table-cell>
          <table:table-cell table:formula="of:=IF([.D8]=&quot;Commun&quot;;&quot;COMMON&quot;;IF([.D8]=&quot;Rare&quot;;&quot;RARE&quot;;IF([.D8]=&quot;Épique&quot;;&quot;EPIC&quot;;IF([.D8]=&quot;Légendaire&quot;;&quot;LEGENDARY&quot;;&quot;&quot;))))" office:value-type="string" office:string-value="EPIC" calcext:value-type="string">
            <text:p>EPIC</text:p>
          </table:table-cell>
          <table:table-cell table:formula="of:=IF(AND([.A8]&lt;&gt;&quot;&quot;;[.S8]&lt;&gt;&quot;&quot;;[.T8]&lt;&gt;&quot;&quot;;[.Q8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8&quot;;[$BACKLOG_MASTER.$A:.$A];0);&quot;ITEM_SWORD_008&quot;);&quot;ITEM_SWORD_008&quot;)" office:value-type="string" office:string-value="ITEM_SWORD_008" calcext:value-type="string">
            <text:p>ITEM_SWORD_008</text:p>
          </table:table-cell>
          <table:table-cell office:value-type="string" calcext:value-type="string">
            <text:p>Lame du Sommet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%</text:p>
          </table:table-cell>
          <table:table-cell office:value-type="float" office:value="0.033" calcext:value-type="float">
            <text:p>0,033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pée (Légendaire) — +15 ATK / +3.3 CRIT%</text:p>
          </table:table-cell>
          <table:table-cell office:value-type="string" calcext:value-type="string">
            <text:p>GFX_ICON_ITEM_SWORD_008</text:p>
          </table:table-cell>
          <table:table-cell office:value-type="string" calcext:value-type="string">
            <text:p>GFX_EQUIP_ITEM_SWORD_008</text:p>
          </table:table-cell>
          <table:table-cell/>
          <table:table-cell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9]; [$Equipement_Slots.$A:.$B]; 2; 0); &quot;&quot;)" office:value-type="string" office:string-value="SWORD" calcext:value-type="string">
            <text:p>SWORD</text:p>
          </table:table-cell>
          <table:table-cell table:formula="of:=IF([.D9]=&quot;Commun&quot;;&quot;COMMON&quot;;IF([.D9]=&quot;Rare&quot;;&quot;RARE&quot;;IF([.D9]=&quot;Épique&quot;;&quot;EPIC&quot;;IF([.D9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9]&lt;&gt;&quot;&quot;;[.S9]&lt;&gt;&quot;&quot;;[.T9]&lt;&gt;&quot;&quot;;[.Q9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09&quot;;[$BACKLOG_MASTER.$A:.$A];0);&quot;ITEM_SWORD_009&quot;);&quot;ITEM_SWORD_009&quot;)" office:value-type="string" office:string-value="ITEM_SWORD_009" calcext:value-type="string">
            <text:p>ITEM_SWORD_009</text:p>
          </table:table-cell>
          <table:table-cell office:value-type="string" calcext:value-type="string">
            <text:p>Épée du Titan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IT%</text:p>
          </table:table-cell>
          <table:table-cell office:value-type="float" office:value="0.037" calcext:value-type="float">
            <text:p>0,037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Épée (Légendaire) — +16 ATK / +3.7 CRIT%</text:p>
          </table:table-cell>
          <table:table-cell office:value-type="string" calcext:value-type="string">
            <text:p>GFX_ICON_ITEM_SWORD_009</text:p>
          </table:table-cell>
          <table:table-cell office:value-type="string" calcext:value-type="string">
            <text:p>GFX_EQUIP_ITEM_SWORD_009</text:p>
          </table:table-cell>
          <table:table-cell/>
          <table:table-cell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10]; [$Equipement_Slots.$A:.$B]; 2; 0); &quot;&quot;)" office:value-type="string" office:string-value="SWORD" calcext:value-type="string">
            <text:p>SWORD</text:p>
          </table:table-cell>
          <table:table-cell table:formula="of:=IF([.D10]=&quot;Commun&quot;;&quot;COMMON&quot;;IF([.D10]=&quot;Rare&quot;;&quot;RARE&quot;;IF([.D10]=&quot;Épique&quot;;&quot;EPIC&quot;;IF([.D10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10]&lt;&gt;&quot;&quot;;[.S10]&lt;&gt;&quot;&quot;;[.T10]&lt;&gt;&quot;&quot;;[.Q10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WORD_010&quot;;[$BACKLOG_MASTER.$A:.$A];0);&quot;ITEM_SWORD_010&quot;);&quot;ITEM_SWORD_010&quot;)" office:value-type="string" office:string-value="ITEM_SWORD_010" calcext:value-type="string">
            <text:p>ITEM_SWORD_010</text:p>
          </table:table-cell>
          <table:table-cell office:value-type="string" calcext:value-type="string">
            <text:p>Épée Royale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IT%</text:p>
          </table:table-cell>
          <table:table-cell office:value-type="float" office:value="0.04" calcext:value-type="float">
            <text:p>0,04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Épée (Légendaire) — +18 ATK / +4.0 CRIT%</text:p>
          </table:table-cell>
          <table:table-cell office:value-type="string" calcext:value-type="string">
            <text:p>GFX_ICON_ITEM_SWORD_010</text:p>
          </table:table-cell>
          <table:table-cell office:value-type="string" calcext:value-type="string">
            <text:p>GFX_EQUIP_ITEM_SWORD_010</text:p>
          </table:table-cell>
          <table:table-cell/>
          <table:table-cell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CRIT_CHANCE_001</text:p>
          </table:table-cell>
          <table:table-cell table:formula="of:=IFERROR(VLOOKUP([.C11]; [$Equipement_Slots.$A:.$B]; 2; 0); &quot;&quot;)" office:value-type="string" office:string-value="SWORD" calcext:value-type="string">
            <text:p>SWORD</text:p>
          </table:table-cell>
          <table:table-cell table:formula="of:=IF([.D11]=&quot;Commun&quot;;&quot;COMMON&quot;;IF([.D11]=&quot;Rare&quot;;&quot;RARE&quot;;IF([.D11]=&quot;Épique&quot;;&quot;EPIC&quot;;IF([.D11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11]&lt;&gt;&quot;&quot;;[.S11]&lt;&gt;&quot;&quot;;[.T11]&lt;&gt;&quot;&quot;;[.Q11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1&quot;;[$BACKLOG_MASTER.$A:.$A];0);&quot;ITEM_BOW_001&quot;);&quot;ITEM_BOW_001&quot;)" office:value-type="string" office:string-value="ITEM_BOW_001" calcext:value-type="string">
            <text:p>ITEM_BOW_001</text:p>
          </table:table-cell>
          <table:table-cell office:value-type="string" calcext:value-type="string">
            <text:p>Arc du Chasseur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T%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 (Commun) — +5 ATK / +1.0 VIT%</text:p>
          </table:table-cell>
          <table:table-cell office:value-type="string" calcext:value-type="string">
            <text:p>GFX_ICON_ITEM_BOW_001</text:p>
          </table:table-cell>
          <table:table-cell office:value-type="string" calcext:value-type="string">
            <text:p>GFX_EQUIP_ITEM_BOW_001</text:p>
          </table:table-cell>
          <table:table-cell/>
          <table:table-cell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2]; [$Equipement_Slots.$A:.$B]; 2; 0); &quot;&quot;)" office:value-type="string" office:string-value="BOW" calcext:value-type="string">
            <text:p>BOW</text:p>
          </table:table-cell>
          <table:table-cell table:formula="of:=IF([.D12]=&quot;Commun&quot;;&quot;COMMON&quot;;IF([.D12]=&quot;Rare&quot;;&quot;RARE&quot;;IF([.D12]=&quot;Épique&quot;;&quot;EPIC&quot;;IF([.D12]=&quot;Légendaire&quot;;&quot;LEGENDARY&quot;;&quot;&quot;))))" office:value-type="string" office:string-value="COMMON" calcext:value-type="string">
            <text:p>COMMON</text:p>
          </table:table-cell>
          <table:table-cell table:formula="of:=IF(AND([.A12]&lt;&gt;&quot;&quot;;[.S12]&lt;&gt;&quot;&quot;;[.T12]&lt;&gt;&quot;&quot;;[.Q12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2&quot;;[$BACKLOG_MASTER.$A:.$A];0);&quot;ITEM_BOW_002&quot;);&quot;ITEM_BOW_002&quot;)" office:value-type="string" office:string-value="ITEM_BOW_002" calcext:value-type="string">
            <text:p>ITEM_BOW_002</text:p>
          </table:table-cell>
          <table:table-cell office:value-type="string" calcext:value-type="string">
            <text:p>Arc des Brume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T%</text:p>
          </table:table-cell>
          <table:table-cell office:value-type="float" office:value="1.3" calcext:value-type="float">
            <text:p>1,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 (Commun) — +6 ATK / +1.3 VIT%</text:p>
          </table:table-cell>
          <table:table-cell office:value-type="string" calcext:value-type="string">
            <text:p>GFX_ICON_ITEM_BOW_002</text:p>
          </table:table-cell>
          <table:table-cell office:value-type="string" calcext:value-type="string">
            <text:p>GFX_EQUIP_ITEM_BOW_002</text:p>
          </table:table-cell>
          <table:table-cell/>
          <table:table-cell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3]; [$Equipement_Slots.$A:.$B]; 2; 0); &quot;&quot;)" office:value-type="string" office:string-value="BOW" calcext:value-type="string">
            <text:p>BOW</text:p>
          </table:table-cell>
          <table:table-cell table:formula="of:=IF([.D13]=&quot;Commun&quot;;&quot;COMMON&quot;;IF([.D13]=&quot;Rare&quot;;&quot;RARE&quot;;IF([.D13]=&quot;Épique&quot;;&quot;EPIC&quot;;IF([.D13]=&quot;Légendaire&quot;;&quot;LEGENDARY&quot;;&quot;&quot;))))" office:value-type="string" office:string-value="COMMON" calcext:value-type="string">
            <text:p>COMMON</text:p>
          </table:table-cell>
          <table:table-cell table:formula="of:=IF(AND([.A13]&lt;&gt;&quot;&quot;;[.S13]&lt;&gt;&quot;&quot;;[.T13]&lt;&gt;&quot;&quot;;[.Q13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3&quot;;[$BACKLOG_MASTER.$A:.$A];0);&quot;ITEM_BOW_003&quot;);&quot;ITEM_BOW_003&quot;)" office:value-type="string" office:string-value="ITEM_BOW_003" calcext:value-type="string">
            <text:p>ITEM_BOW_003</text:p>
          </table:table-cell>
          <table:table-cell office:value-type="string" calcext:value-type="string">
            <text:p>Arc de l'Écla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T%</text:p>
          </table:table-cell>
          <table:table-cell office:value-type="float" office:value="1.7" calcext:value-type="float">
            <text:p>1,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 (Commun) — +7 ATK / +1.7 VIT%</text:p>
          </table:table-cell>
          <table:table-cell office:value-type="string" calcext:value-type="string">
            <text:p>GFX_ICON_ITEM_BOW_003</text:p>
          </table:table-cell>
          <table:table-cell office:value-type="string" calcext:value-type="string">
            <text:p>GFX_EQUIP_ITEM_BOW_003</text:p>
          </table:table-cell>
          <table:table-cell/>
          <table:table-cell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4]; [$Equipement_Slots.$A:.$B]; 2; 0); &quot;&quot;)" office:value-type="string" office:string-value="BOW" calcext:value-type="string">
            <text:p>BOW</text:p>
          </table:table-cell>
          <table:table-cell table:formula="of:=IF([.D14]=&quot;Commun&quot;;&quot;COMMON&quot;;IF([.D14]=&quot;Rare&quot;;&quot;RARE&quot;;IF([.D14]=&quot;Épique&quot;;&quot;EPIC&quot;;IF([.D14]=&quot;Légendaire&quot;;&quot;LEGENDARY&quot;;&quot;&quot;))))" office:value-type="string" office:string-value="COMMON" calcext:value-type="string">
            <text:p>COMMON</text:p>
          </table:table-cell>
          <table:table-cell table:formula="of:=IF(AND([.A14]&lt;&gt;&quot;&quot;;[.S14]&lt;&gt;&quot;&quot;;[.T14]&lt;&gt;&quot;&quot;;[.Q14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4&quot;;[$BACKLOG_MASTER.$A:.$A];0);&quot;ITEM_BOW_004&quot;);&quot;ITEM_BOW_004&quot;)" office:value-type="string" office:string-value="ITEM_BOW_004" calcext:value-type="string">
            <text:p>ITEM_BOW_004</text:p>
          </table:table-cell>
          <table:table-cell office:value-type="string" calcext:value-type="string">
            <text:p>Arc Long du Nor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T%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 (Rare) — +8 ATK / +2.0 VIT%</text:p>
          </table:table-cell>
          <table:table-cell office:value-type="string" calcext:value-type="string">
            <text:p>GFX_ICON_ITEM_BOW_004</text:p>
          </table:table-cell>
          <table:table-cell office:value-type="string" calcext:value-type="string">
            <text:p>GFX_EQUIP_ITEM_BOW_004</text:p>
          </table:table-cell>
          <table:table-cell/>
          <table:table-cell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5]; [$Equipement_Slots.$A:.$B]; 2; 0); &quot;&quot;)" office:value-type="string" office:string-value="BOW" calcext:value-type="string">
            <text:p>BOW</text:p>
          </table:table-cell>
          <table:table-cell table:formula="of:=IF([.D15]=&quot;Commun&quot;;&quot;COMMON&quot;;IF([.D15]=&quot;Rare&quot;;&quot;RARE&quot;;IF([.D15]=&quot;Épique&quot;;&quot;EPIC&quot;;IF([.D15]=&quot;Légendaire&quot;;&quot;LEGENDARY&quot;;&quot;&quot;))))" office:value-type="string" office:string-value="RARE" calcext:value-type="string">
            <text:p>RARE</text:p>
          </table:table-cell>
          <table:table-cell table:formula="of:=IF(AND([.A15]&lt;&gt;&quot;&quot;;[.S15]&lt;&gt;&quot;&quot;;[.T15]&lt;&gt;&quot;&quot;;[.Q15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5&quot;;[$BACKLOG_MASTER.$A:.$A];0);&quot;ITEM_BOW_005&quot;);&quot;ITEM_BOW_005&quot;)" office:value-type="string" office:string-value="ITEM_BOW_005" calcext:value-type="string">
            <text:p>ITEM_BOW_005</text:p>
          </table:table-cell>
          <table:table-cell office:value-type="string" calcext:value-type="string">
            <text:p>Arc Runiqu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T%</text:p>
          </table:table-cell>
          <table:table-cell office:value-type="float" office:value="2.3" calcext:value-type="float">
            <text:p>2,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 (Rare) — +9 ATK / +2.3 VIT%</text:p>
          </table:table-cell>
          <table:table-cell office:value-type="string" calcext:value-type="string">
            <text:p>GFX_ICON_ITEM_BOW_005</text:p>
          </table:table-cell>
          <table:table-cell office:value-type="string" calcext:value-type="string">
            <text:p>GFX_EQUIP_ITEM_BOW_005</text:p>
          </table:table-cell>
          <table:table-cell/>
          <table:table-cell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6]; [$Equipement_Slots.$A:.$B]; 2; 0); &quot;&quot;)" office:value-type="string" office:string-value="BOW" calcext:value-type="string">
            <text:p>BOW</text:p>
          </table:table-cell>
          <table:table-cell table:formula="of:=IF([.D16]=&quot;Commun&quot;;&quot;COMMON&quot;;IF([.D16]=&quot;Rare&quot;;&quot;RARE&quot;;IF([.D16]=&quot;Épique&quot;;&quot;EPIC&quot;;IF([.D16]=&quot;Légendaire&quot;;&quot;LEGENDARY&quot;;&quot;&quot;))))" office:value-type="string" office:string-value="RARE" calcext:value-type="string">
            <text:p>RARE</text:p>
          </table:table-cell>
          <table:table-cell table:formula="of:=IF(AND([.A16]&lt;&gt;&quot;&quot;;[.S16]&lt;&gt;&quot;&quot;;[.T16]&lt;&gt;&quot;&quot;;[.Q16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6&quot;;[$BACKLOG_MASTER.$A:.$A];0);&quot;ITEM_BOW_006&quot;);&quot;ITEM_BOW_006&quot;)" office:value-type="string" office:string-value="ITEM_BOW_006" calcext:value-type="string">
            <text:p>ITEM_BOW_006</text:p>
          </table:table-cell>
          <table:table-cell office:value-type="string" calcext:value-type="string">
            <text:p>Arc du Faucon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T%</text:p>
          </table:table-cell>
          <table:table-cell office:value-type="float" office:value="2.7" calcext:value-type="float">
            <text:p>2,7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 (Épique) — +11 ATK / +2.7 VIT%</text:p>
          </table:table-cell>
          <table:table-cell office:value-type="string" calcext:value-type="string">
            <text:p>GFX_ICON_ITEM_BOW_006</text:p>
          </table:table-cell>
          <table:table-cell office:value-type="string" calcext:value-type="string">
            <text:p>GFX_EQUIP_ITEM_BOW_006</text:p>
          </table:table-cell>
          <table:table-cell/>
          <table:table-cell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7]; [$Equipement_Slots.$A:.$B]; 2; 0); &quot;&quot;)" office:value-type="string" office:string-value="BOW" calcext:value-type="string">
            <text:p>BOW</text:p>
          </table:table-cell>
          <table:table-cell table:formula="of:=IF([.D17]=&quot;Commun&quot;;&quot;COMMON&quot;;IF([.D17]=&quot;Rare&quot;;&quot;RARE&quot;;IF([.D17]=&quot;Épique&quot;;&quot;EPIC&quot;;IF([.D17]=&quot;Légendaire&quot;;&quot;LEGENDARY&quot;;&quot;&quot;))))" office:value-type="string" office:string-value="EPIC" calcext:value-type="string">
            <text:p>EPIC</text:p>
          </table:table-cell>
          <table:table-cell table:formula="of:=IF(AND([.A17]&lt;&gt;&quot;&quot;;[.S17]&lt;&gt;&quot;&quot;;[.T17]&lt;&gt;&quot;&quot;;[.Q17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7&quot;;[$BACKLOG_MASTER.$A:.$A];0);&quot;ITEM_BOW_007&quot;);&quot;ITEM_BOW_007&quot;)" office:value-type="string" office:string-value="ITEM_BOW_007" calcext:value-type="string">
            <text:p>ITEM_BOW_007</text:p>
          </table:table-cell>
          <table:table-cell office:value-type="string" calcext:value-type="string">
            <text:p>Arc Astral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T%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 (Épique) — +12 ATK / +3.0 VIT%</text:p>
          </table:table-cell>
          <table:table-cell office:value-type="string" calcext:value-type="string">
            <text:p>GFX_ICON_ITEM_BOW_007</text:p>
          </table:table-cell>
          <table:table-cell office:value-type="string" calcext:value-type="string">
            <text:p>GFX_EQUIP_ITEM_BOW_007</text:p>
          </table:table-cell>
          <table:table-cell/>
          <table:table-cell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8]; [$Equipement_Slots.$A:.$B]; 2; 0); &quot;&quot;)" office:value-type="string" office:string-value="BOW" calcext:value-type="string">
            <text:p>BOW</text:p>
          </table:table-cell>
          <table:table-cell table:formula="of:=IF([.D18]=&quot;Commun&quot;;&quot;COMMON&quot;;IF([.D18]=&quot;Rare&quot;;&quot;RARE&quot;;IF([.D18]=&quot;Épique&quot;;&quot;EPIC&quot;;IF([.D18]=&quot;Légendaire&quot;;&quot;LEGENDARY&quot;;&quot;&quot;))))" office:value-type="string" office:string-value="EPIC" calcext:value-type="string">
            <text:p>EPIC</text:p>
          </table:table-cell>
          <table:table-cell table:formula="of:=IF(AND([.A18]&lt;&gt;&quot;&quot;;[.S18]&lt;&gt;&quot;&quot;;[.T18]&lt;&gt;&quot;&quot;;[.Q18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8&quot;;[$BACKLOG_MASTER.$A:.$A];0);&quot;ITEM_BOW_008&quot;);&quot;ITEM_BOW_008&quot;)" office:value-type="string" office:string-value="ITEM_BOW_008" calcext:value-type="string">
            <text:p>ITEM_BOW_008</text:p>
          </table:table-cell>
          <table:table-cell office:value-type="string" calcext:value-type="string">
            <text:p>Arc du Somme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T%</text:p>
          </table:table-cell>
          <table:table-cell office:value-type="float" office:value="3.3" calcext:value-type="float">
            <text:p>3,3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 (Légendaire) — +13 ATK / +3.3 VIT%</text:p>
          </table:table-cell>
          <table:table-cell office:value-type="string" calcext:value-type="string">
            <text:p>GFX_ICON_ITEM_BOW_008</text:p>
          </table:table-cell>
          <table:table-cell office:value-type="string" calcext:value-type="string">
            <text:p>GFX_EQUIP_ITEM_BOW_008</text:p>
          </table:table-cell>
          <table:table-cell/>
          <table:table-cell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19]; [$Equipement_Slots.$A:.$B]; 2; 0); &quot;&quot;)" office:value-type="string" office:string-value="BOW" calcext:value-type="string">
            <text:p>BOW</text:p>
          </table:table-cell>
          <table:table-cell table:formula="of:=IF([.D19]=&quot;Commun&quot;;&quot;COMMON&quot;;IF([.D19]=&quot;Rare&quot;;&quot;RARE&quot;;IF([.D19]=&quot;Épique&quot;;&quot;EPIC&quot;;IF([.D19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19]&lt;&gt;&quot;&quot;;[.S19]&lt;&gt;&quot;&quot;;[.T19]&lt;&gt;&quot;&quot;;[.Q19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09&quot;;[$BACKLOG_MASTER.$A:.$A];0);&quot;ITEM_BOW_009&quot;);&quot;ITEM_BOW_009&quot;)" office:value-type="string" office:string-value="ITEM_BOW_009" calcext:value-type="string">
            <text:p>ITEM_BOW_009</text:p>
          </table:table-cell>
          <table:table-cell office:value-type="string" calcext:value-type="string">
            <text:p>Arc du Titan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T%</text:p>
          </table:table-cell>
          <table:table-cell office:value-type="float" office:value="3.7" calcext:value-type="float">
            <text:p>3,7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 (Légendaire) — +14 ATK / +3.7 VIT%</text:p>
          </table:table-cell>
          <table:table-cell office:value-type="string" calcext:value-type="string">
            <text:p>GFX_ICON_ITEM_BOW_009</text:p>
          </table:table-cell>
          <table:table-cell office:value-type="string" calcext:value-type="string">
            <text:p>GFX_EQUIP_ITEM_BOW_009</text:p>
          </table:table-cell>
          <table:table-cell/>
          <table:table-cell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20]; [$Equipement_Slots.$A:.$B]; 2; 0); &quot;&quot;)" office:value-type="string" office:string-value="BOW" calcext:value-type="string">
            <text:p>BOW</text:p>
          </table:table-cell>
          <table:table-cell table:formula="of:=IF([.D20]=&quot;Commun&quot;;&quot;COMMON&quot;;IF([.D20]=&quot;Rare&quot;;&quot;RARE&quot;;IF([.D20]=&quot;Épique&quot;;&quot;EPIC&quot;;IF([.D20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20]&lt;&gt;&quot;&quot;;[.S20]&lt;&gt;&quot;&quot;;[.T20]&lt;&gt;&quot;&quot;;[.Q20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OW_010&quot;;[$BACKLOG_MASTER.$A:.$A];0);&quot;ITEM_BOW_010&quot;);&quot;ITEM_BOW_010&quot;)" office:value-type="string" office:string-value="ITEM_BOW_010" calcext:value-type="string">
            <text:p>ITEM_BOW_010</text:p>
          </table:table-cell>
          <table:table-cell office:value-type="string" calcext:value-type="string">
            <text:p>Arc Royal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T%</text:p>
          </table:table-cell>
          <table:table-cell office:value-type="float" office:value="4" calcext:value-type="float">
            <text:p>4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 (Légendaire) — +16 ATK / +4.0 VIT%</text:p>
          </table:table-cell>
          <table:table-cell office:value-type="string" calcext:value-type="string">
            <text:p>GFX_ICON_ITEM_BOW_010</text:p>
          </table:table-cell>
          <table:table-cell office:value-type="string" calcext:value-type="string">
            <text:p>GFX_EQUIP_ITEM_BOW_010</text:p>
          </table:table-cell>
          <table:table-cell/>
          <table:table-cell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ATTACK_POWER_001</text:p>
          </table:table-cell>
          <table:table-cell office:value-type="string" calcext:value-type="string">
            <text:p>STAT_SPEED_001</text:p>
          </table:table-cell>
          <table:table-cell table:formula="of:=IFERROR(VLOOKUP([.C21]; [$Equipement_Slots.$A:.$B]; 2; 0); &quot;&quot;)" office:value-type="string" office:string-value="BOW" calcext:value-type="string">
            <text:p>BOW</text:p>
          </table:table-cell>
          <table:table-cell table:formula="of:=IF([.D21]=&quot;Commun&quot;;&quot;COMMON&quot;;IF([.D21]=&quot;Rare&quot;;&quot;RARE&quot;;IF([.D21]=&quot;Épique&quot;;&quot;EPIC&quot;;IF([.D21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21]&lt;&gt;&quot;&quot;;[.S21]&lt;&gt;&quot;&quot;;[.T21]&lt;&gt;&quot;&quot;;[.Q21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1&quot;;[$BACKLOG_MASTER.$A:.$A];0);&quot;ITEM_AXE_001&quot;);&quot;ITEM_AXE_001&quot;)" office:value-type="string" office:string-value="ITEM_AXE_001" calcext:value-type="string">
            <text:p>ITEM_AXE_001</text:p>
          </table:table-cell>
          <table:table-cell office:value-type="string" calcext:value-type="string">
            <text:p>Hache du Bûcheron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K%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he (Commun) — +7 ATK / +2.0 ATK%</text:p>
          </table:table-cell>
          <table:table-cell office:value-type="string" calcext:value-type="string">
            <text:p>GFX_ICON_ITEM_AXE_001</text:p>
          </table:table-cell>
          <table:table-cell office:value-type="string" calcext:value-type="string">
            <text:p>GFX_EQUIP_ITEM_AXE_001</text:p>
          </table:table-cell>
          <table:table-cell/>
          <table:table-cell table:formula="of:=IFERROR(INDEX([$BACKLOG_MASTER.$F:.$F]; MATCH([.A22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2]; [$Equipement_Slots.$A:.$B]; 2; 0); &quot;&quot;)" office:value-type="string" office:string-value="AXE" calcext:value-type="string">
            <text:p>AXE</text:p>
          </table:table-cell>
          <table:table-cell table:formula="of:=IF([.D22]=&quot;Commun&quot;;&quot;COMMON&quot;;IF([.D22]=&quot;Rare&quot;;&quot;RARE&quot;;IF([.D22]=&quot;Épique&quot;;&quot;EPIC&quot;;IF([.D22]=&quot;Légendaire&quot;;&quot;LEGENDARY&quot;;&quot;&quot;))))" office:value-type="string" office:string-value="COMMON" calcext:value-type="string">
            <text:p>COMMON</text:p>
          </table:table-cell>
          <table:table-cell table:formula="of:=IF(AND([.A22]&lt;&gt;&quot;&quot;;[.S22]&lt;&gt;&quot;&quot;;[.T22]&lt;&gt;&quot;&quot;;[.Q22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2&quot;;[$BACKLOG_MASTER.$A:.$A];0);&quot;ITEM_AXE_002&quot;);&quot;ITEM_AXE_002&quot;)" office:value-type="string" office:string-value="ITEM_AXE_002" calcext:value-type="string">
            <text:p>ITEM_AXE_002</text:p>
          </table:table-cell>
          <table:table-cell office:value-type="string" calcext:value-type="string">
            <text:p>Hache des Pierres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K%</text:p>
          </table:table-cell>
          <table:table-cell office:value-type="float" office:value="2.4" calcext:value-type="float">
            <text:p>2,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he (Commun) — +8 ATK / +2.4 ATK%</text:p>
          </table:table-cell>
          <table:table-cell office:value-type="string" calcext:value-type="string">
            <text:p>GFX_ICON_ITEM_AXE_002</text:p>
          </table:table-cell>
          <table:table-cell office:value-type="string" calcext:value-type="string">
            <text:p>GFX_EQUIP_ITEM_AXE_002</text:p>
          </table:table-cell>
          <table:table-cell/>
          <table:table-cell table:formula="of:=IFERROR(INDEX([$BACKLOG_MASTER.$F:.$F]; MATCH([.A23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3]; [$Equipement_Slots.$A:.$B]; 2; 0); &quot;&quot;)" office:value-type="string" office:string-value="AXE" calcext:value-type="string">
            <text:p>AXE</text:p>
          </table:table-cell>
          <table:table-cell table:formula="of:=IF([.D23]=&quot;Commun&quot;;&quot;COMMON&quot;;IF([.D23]=&quot;Rare&quot;;&quot;RARE&quot;;IF([.D23]=&quot;Épique&quot;;&quot;EPIC&quot;;IF([.D23]=&quot;Légendaire&quot;;&quot;LEGENDARY&quot;;&quot;&quot;))))" office:value-type="string" office:string-value="COMMON" calcext:value-type="string">
            <text:p>COMMON</text:p>
          </table:table-cell>
          <table:table-cell table:formula="of:=IF(AND([.A23]&lt;&gt;&quot;&quot;;[.S23]&lt;&gt;&quot;&quot;;[.T23]&lt;&gt;&quot;&quot;;[.Q23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3&quot;;[$BACKLOG_MASTER.$A:.$A];0);&quot;ITEM_AXE_003&quot;);&quot;ITEM_AXE_003&quot;)" office:value-type="string" office:string-value="ITEM_AXE_003" calcext:value-type="string">
            <text:p>ITEM_AXE_003</text:p>
          </table:table-cell>
          <table:table-cell office:value-type="string" calcext:value-type="string">
            <text:p>Hache de l'Orage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K%</text:p>
          </table:table-cell>
          <table:table-cell office:value-type="float" office:value="2.9" calcext:value-type="float">
            <text:p>2,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he (Commun) — +9 ATK / +2.9 ATK%</text:p>
          </table:table-cell>
          <table:table-cell office:value-type="string" calcext:value-type="string">
            <text:p>GFX_ICON_ITEM_AXE_003</text:p>
          </table:table-cell>
          <table:table-cell office:value-type="string" calcext:value-type="string">
            <text:p>GFX_EQUIP_ITEM_AXE_003</text:p>
          </table:table-cell>
          <table:table-cell/>
          <table:table-cell table:formula="of:=IFERROR(INDEX([$BACKLOG_MASTER.$F:.$F]; MATCH([.A24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4]; [$Equipement_Slots.$A:.$B]; 2; 0); &quot;&quot;)" office:value-type="string" office:string-value="AXE" calcext:value-type="string">
            <text:p>AXE</text:p>
          </table:table-cell>
          <table:table-cell table:formula="of:=IF([.D24]=&quot;Commun&quot;;&quot;COMMON&quot;;IF([.D24]=&quot;Rare&quot;;&quot;RARE&quot;;IF([.D24]=&quot;Épique&quot;;&quot;EPIC&quot;;IF([.D24]=&quot;Légendaire&quot;;&quot;LEGENDARY&quot;;&quot;&quot;))))" office:value-type="string" office:string-value="COMMON" calcext:value-type="string">
            <text:p>COMMON</text:p>
          </table:table-cell>
          <table:table-cell table:formula="of:=IF(AND([.A24]&lt;&gt;&quot;&quot;;[.S24]&lt;&gt;&quot;&quot;;[.T24]&lt;&gt;&quot;&quot;;[.Q24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4&quot;;[$BACKLOG_MASTER.$A:.$A];0);&quot;ITEM_AXE_004&quot;);&quot;ITEM_AXE_004&quot;)" office:value-type="string" office:string-value="ITEM_AXE_004" calcext:value-type="string">
            <text:p>ITEM_AXE_004</text:p>
          </table:table-cell>
          <table:table-cell office:value-type="string" calcext:value-type="string">
            <text:p>Hache Cendrée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K%</text:p>
          </table:table-cell>
          <table:table-cell office:value-type="float" office:value="3.3" calcext:value-type="float">
            <text:p>3,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he (Rare) — +11 ATK / +3.3 ATK%</text:p>
          </table:table-cell>
          <table:table-cell office:value-type="string" calcext:value-type="string">
            <text:p>GFX_ICON_ITEM_AXE_004</text:p>
          </table:table-cell>
          <table:table-cell office:value-type="string" calcext:value-type="string">
            <text:p>GFX_EQUIP_ITEM_AXE_004</text:p>
          </table:table-cell>
          <table:table-cell/>
          <table:table-cell table:formula="of:=IFERROR(INDEX([$BACKLOG_MASTER.$F:.$F]; MATCH([.A25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5]; [$Equipement_Slots.$A:.$B]; 2; 0); &quot;&quot;)" office:value-type="string" office:string-value="AXE" calcext:value-type="string">
            <text:p>AXE</text:p>
          </table:table-cell>
          <table:table-cell table:formula="of:=IF([.D25]=&quot;Commun&quot;;&quot;COMMON&quot;;IF([.D25]=&quot;Rare&quot;;&quot;RARE&quot;;IF([.D25]=&quot;Épique&quot;;&quot;EPIC&quot;;IF([.D25]=&quot;Légendaire&quot;;&quot;LEGENDARY&quot;;&quot;&quot;))))" office:value-type="string" office:string-value="RARE" calcext:value-type="string">
            <text:p>RARE</text:p>
          </table:table-cell>
          <table:table-cell table:formula="of:=IF(AND([.A25]&lt;&gt;&quot;&quot;;[.S25]&lt;&gt;&quot;&quot;;[.T25]&lt;&gt;&quot;&quot;;[.Q25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5&quot;;[$BACKLOG_MASTER.$A:.$A];0);&quot;ITEM_AXE_005&quot;);&quot;ITEM_AXE_005&quot;)" office:value-type="string" office:string-value="ITEM_AXE_005" calcext:value-type="string">
            <text:p>ITEM_AXE_005</text:p>
          </table:table-cell>
          <table:table-cell office:value-type="string" calcext:value-type="string">
            <text:p>Hache Runique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%</text:p>
          </table:table-cell>
          <table:table-cell office:value-type="float" office:value="3.8" calcext:value-type="float">
            <text:p>3,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he (Rare) — +12 ATK / +3.8 ATK%</text:p>
          </table:table-cell>
          <table:table-cell office:value-type="string" calcext:value-type="string">
            <text:p>GFX_ICON_ITEM_AXE_005</text:p>
          </table:table-cell>
          <table:table-cell office:value-type="string" calcext:value-type="string">
            <text:p>GFX_EQUIP_ITEM_AXE_005</text:p>
          </table:table-cell>
          <table:table-cell/>
          <table:table-cell table:formula="of:=IFERROR(INDEX([$BACKLOG_MASTER.$F:.$F]; MATCH([.A26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6]; [$Equipement_Slots.$A:.$B]; 2; 0); &quot;&quot;)" office:value-type="string" office:string-value="AXE" calcext:value-type="string">
            <text:p>AXE</text:p>
          </table:table-cell>
          <table:table-cell table:formula="of:=IF([.D26]=&quot;Commun&quot;;&quot;COMMON&quot;;IF([.D26]=&quot;Rare&quot;;&quot;RARE&quot;;IF([.D26]=&quot;Épique&quot;;&quot;EPIC&quot;;IF([.D26]=&quot;Légendaire&quot;;&quot;LEGENDARY&quot;;&quot;&quot;))))" office:value-type="string" office:string-value="RARE" calcext:value-type="string">
            <text:p>RARE</text:p>
          </table:table-cell>
          <table:table-cell table:formula="of:=IF(AND([.A26]&lt;&gt;&quot;&quot;;[.S26]&lt;&gt;&quot;&quot;;[.T26]&lt;&gt;&quot;&quot;;[.Q26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6&quot;;[$BACKLOG_MASTER.$A:.$A];0);&quot;ITEM_AXE_006&quot;);&quot;ITEM_AXE_006&quot;)" office:value-type="string" office:string-value="ITEM_AXE_006" calcext:value-type="string">
            <text:p>ITEM_AXE_006</text:p>
          </table:table-cell>
          <table:table-cell office:value-type="string" calcext:value-type="string">
            <text:p>Hache du Gardien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K%</text:p>
          </table:table-cell>
          <table:table-cell office:value-type="float" office:value="4.2" calcext:value-type="float">
            <text:p>4,2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he (Épique) — +14 ATK / +4.2 ATK%</text:p>
          </table:table-cell>
          <table:table-cell office:value-type="string" calcext:value-type="string">
            <text:p>GFX_ICON_ITEM_AXE_006</text:p>
          </table:table-cell>
          <table:table-cell office:value-type="string" calcext:value-type="string">
            <text:p>GFX_EQUIP_ITEM_AXE_006</text:p>
          </table:table-cell>
          <table:table-cell/>
          <table:table-cell table:formula="of:=IFERROR(INDEX([$BACKLOG_MASTER.$F:.$F]; MATCH([.A27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7]; [$Equipement_Slots.$A:.$B]; 2; 0); &quot;&quot;)" office:value-type="string" office:string-value="AXE" calcext:value-type="string">
            <text:p>AXE</text:p>
          </table:table-cell>
          <table:table-cell table:formula="of:=IF([.D27]=&quot;Commun&quot;;&quot;COMMON&quot;;IF([.D27]=&quot;Rare&quot;;&quot;RARE&quot;;IF([.D27]=&quot;Épique&quot;;&quot;EPIC&quot;;IF([.D27]=&quot;Légendaire&quot;;&quot;LEGENDARY&quot;;&quot;&quot;))))" office:value-type="string" office:string-value="EPIC" calcext:value-type="string">
            <text:p>EPIC</text:p>
          </table:table-cell>
          <table:table-cell table:formula="of:=IF(AND([.A27]&lt;&gt;&quot;&quot;;[.S27]&lt;&gt;&quot;&quot;;[.T27]&lt;&gt;&quot;&quot;;[.Q27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7&quot;;[$BACKLOG_MASTER.$A:.$A];0);&quot;ITEM_AXE_007&quot;);&quot;ITEM_AXE_007&quot;)" office:value-type="string" office:string-value="ITEM_AXE_007" calcext:value-type="string">
            <text:p>ITEM_AXE_007</text:p>
          </table:table-cell>
          <table:table-cell office:value-type="string" calcext:value-type="string">
            <text:p>Hache Astrale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K%</text:p>
          </table:table-cell>
          <table:table-cell office:value-type="float" office:value="4.7" calcext:value-type="float">
            <text:p>4,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he (Épique) — +15 ATK / +4.7 ATK%</text:p>
          </table:table-cell>
          <table:table-cell office:value-type="string" calcext:value-type="string">
            <text:p>GFX_ICON_ITEM_AXE_007</text:p>
          </table:table-cell>
          <table:table-cell office:value-type="string" calcext:value-type="string">
            <text:p>GFX_EQUIP_ITEM_AXE_007</text:p>
          </table:table-cell>
          <table:table-cell/>
          <table:table-cell table:formula="of:=IFERROR(INDEX([$BACKLOG_MASTER.$F:.$F]; MATCH([.A28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8]; [$Equipement_Slots.$A:.$B]; 2; 0); &quot;&quot;)" office:value-type="string" office:string-value="AXE" calcext:value-type="string">
            <text:p>AXE</text:p>
          </table:table-cell>
          <table:table-cell table:formula="of:=IF([.D28]=&quot;Commun&quot;;&quot;COMMON&quot;;IF([.D28]=&quot;Rare&quot;;&quot;RARE&quot;;IF([.D28]=&quot;Épique&quot;;&quot;EPIC&quot;;IF([.D28]=&quot;Légendaire&quot;;&quot;LEGENDARY&quot;;&quot;&quot;))))" office:value-type="string" office:string-value="EPIC" calcext:value-type="string">
            <text:p>EPIC</text:p>
          </table:table-cell>
          <table:table-cell table:formula="of:=IF(AND([.A28]&lt;&gt;&quot;&quot;;[.S28]&lt;&gt;&quot;&quot;;[.T28]&lt;&gt;&quot;&quot;;[.Q28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8&quot;;[$BACKLOG_MASTER.$A:.$A];0);&quot;ITEM_AXE_008&quot;);&quot;ITEM_AXE_008&quot;)" office:value-type="string" office:string-value="ITEM_AXE_008" calcext:value-type="string">
            <text:p>ITEM_AXE_008</text:p>
          </table:table-cell>
          <table:table-cell office:value-type="string" calcext:value-type="string">
            <text:p>Hache du Sommet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K%</text:p>
          </table:table-cell>
          <table:table-cell office:value-type="float" office:value="5.1" calcext:value-type="float">
            <text:p>5,1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he (Légendaire) — +17 ATK / +5.1 ATK%</text:p>
          </table:table-cell>
          <table:table-cell office:value-type="string" calcext:value-type="string">
            <text:p>GFX_ICON_ITEM_AXE_008</text:p>
          </table:table-cell>
          <table:table-cell office:value-type="string" calcext:value-type="string">
            <text:p>GFX_EQUIP_ITEM_AXE_008</text:p>
          </table:table-cell>
          <table:table-cell/>
          <table:table-cell table:formula="of:=IFERROR(INDEX([$BACKLOG_MASTER.$F:.$F]; MATCH([.A29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29]; [$Equipement_Slots.$A:.$B]; 2; 0); &quot;&quot;)" office:value-type="string" office:string-value="AXE" calcext:value-type="string">
            <text:p>AXE</text:p>
          </table:table-cell>
          <table:table-cell table:formula="of:=IF([.D29]=&quot;Commun&quot;;&quot;COMMON&quot;;IF([.D29]=&quot;Rare&quot;;&quot;RARE&quot;;IF([.D29]=&quot;Épique&quot;;&quot;EPIC&quot;;IF([.D29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29]&lt;&gt;&quot;&quot;;[.S29]&lt;&gt;&quot;&quot;;[.T29]&lt;&gt;&quot;&quot;;[.Q29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09&quot;;[$BACKLOG_MASTER.$A:.$A];0);&quot;ITEM_AXE_009&quot;);&quot;ITEM_AXE_009&quot;)" office:value-type="string" office:string-value="ITEM_AXE_009" calcext:value-type="string">
            <text:p>ITEM_AXE_009</text:p>
          </table:table-cell>
          <table:table-cell office:value-type="string" calcext:value-type="string">
            <text:p>Hache du Titan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K%</text:p>
          </table:table-cell>
          <table:table-cell office:value-type="float" office:value="5.6" calcext:value-type="float">
            <text:p>5,6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che (Légendaire) — +18 ATK / +5.6 ATK%</text:p>
          </table:table-cell>
          <table:table-cell office:value-type="string" calcext:value-type="string">
            <text:p>GFX_ICON_ITEM_AXE_009</text:p>
          </table:table-cell>
          <table:table-cell office:value-type="string" calcext:value-type="string">
            <text:p>GFX_EQUIP_ITEM_AXE_009</text:p>
          </table:table-cell>
          <table:table-cell/>
          <table:table-cell table:formula="of:=IFERROR(INDEX([$BACKLOG_MASTER.$F:.$F]; MATCH([.A30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30]; [$Equipement_Slots.$A:.$B]; 2; 0); &quot;&quot;)" office:value-type="string" office:string-value="AXE" calcext:value-type="string">
            <text:p>AXE</text:p>
          </table:table-cell>
          <table:table-cell table:formula="of:=IF([.D30]=&quot;Commun&quot;;&quot;COMMON&quot;;IF([.D30]=&quot;Rare&quot;;&quot;RARE&quot;;IF([.D30]=&quot;Épique&quot;;&quot;EPIC&quot;;IF([.D30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30]&lt;&gt;&quot;&quot;;[.S30]&lt;&gt;&quot;&quot;;[.T30]&lt;&gt;&quot;&quot;;[.Q30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XE_010&quot;;[$BACKLOG_MASTER.$A:.$A];0);&quot;ITEM_AXE_010&quot;);&quot;ITEM_AXE_010&quot;)" office:value-type="string" office:string-value="ITEM_AXE_010" calcext:value-type="string">
            <text:p>ITEM_AXE_010</text:p>
          </table:table-cell>
          <table:table-cell office:value-type="string" calcext:value-type="string">
            <text:p>Hache Royale</text:p>
          </table:table-cell>
          <table:table-cell office:value-type="string" calcext:value-type="string">
            <text:p>Hach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K%</text:p>
          </table:table-cell>
          <table:table-cell office:value-type="float" office:value="6" calcext:value-type="float">
            <text:p>6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che (Légendaire) — +20 ATK / +6.0 ATK%</text:p>
          </table:table-cell>
          <table:table-cell office:value-type="string" calcext:value-type="string">
            <text:p>GFX_ICON_ITEM_AXE_010</text:p>
          </table:table-cell>
          <table:table-cell office:value-type="string" calcext:value-type="string">
            <text:p>GFX_EQUIP_ITEM_AXE_010</text:p>
          </table:table-cell>
          <table:table-cell/>
          <table:table-cell table:formula="of:=IFERROR(INDEX([$BACKLOG_MASTER.$F:.$F]; MATCH([.A31]; [$BACKLOG_MASTER.$A:.$A]; 0)); &quot;&quot;)" office:value-type="string" office:string-value="🔵 À FAIRE" calcext:value-type="string">
            <text:p>🔵 À FAIRE</text:p>
          </table:table-cell>
          <table:table-cell table:number-columns-repeated="2" office:value-type="string" calcext:value-type="string">
            <text:p>STAT_ATTACK_POWER_001</text:p>
          </table:table-cell>
          <table:table-cell table:formula="of:=IFERROR(VLOOKUP([.C31]; [$Equipement_Slots.$A:.$B]; 2; 0); &quot;&quot;)" office:value-type="string" office:string-value="AXE" calcext:value-type="string">
            <text:p>AXE</text:p>
          </table:table-cell>
          <table:table-cell table:formula="of:=IF([.D31]=&quot;Commun&quot;;&quot;COMMON&quot;;IF([.D31]=&quot;Rare&quot;;&quot;RARE&quot;;IF([.D31]=&quot;Épique&quot;;&quot;EPIC&quot;;IF([.D31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31]&lt;&gt;&quot;&quot;;[.S31]&lt;&gt;&quot;&quot;;[.T31]&lt;&gt;&quot;&quot;;[.Q31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1&quot;;[$BACKLOG_MASTER.$A:.$A];0);&quot;ITEM_SHIELD_001&quot;);&quot;ITEM_SHIELD_001&quot;)" office:value-type="string" office:string-value="ITEM_SHIELD_001" calcext:value-type="string">
            <text:p>ITEM_SHIELD_001</text:p>
          </table:table-cell>
          <table:table-cell office:value-type="string" calcext:value-type="string">
            <text:p>Bouclier de Bois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P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clier (Commun) — +5 DEF / +10 HP</text:p>
          </table:table-cell>
          <table:table-cell office:value-type="string" calcext:value-type="string">
            <text:p>GFX_ICON_ITEM_SHIELD_001</text:p>
          </table:table-cell>
          <table:table-cell office:value-type="string" calcext:value-type="string">
            <text:p>GFX_EQUIP_ITEM_SHIELD_001</text:p>
          </table:table-cell>
          <table:table-cell/>
          <table:table-cell table:formula="of:=IFERROR(INDEX([$BACKLOG_MASTER.$F:.$F]; MATCH([.A32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2]; [$Equipement_Slots.$A:.$B]; 2; 0); &quot;&quot;)" office:value-type="string" office:string-value="SHIELD" calcext:value-type="string">
            <text:p>SHIELD</text:p>
          </table:table-cell>
          <table:table-cell table:formula="of:=IF([.D32]=&quot;Commun&quot;;&quot;COMMON&quot;;IF([.D32]=&quot;Rare&quot;;&quot;RARE&quot;;IF([.D32]=&quot;Épique&quot;;&quot;EPIC&quot;;IF([.D32]=&quot;Légendaire&quot;;&quot;LEGENDARY&quot;;&quot;&quot;))))" office:value-type="string" office:string-value="COMMON" calcext:value-type="string">
            <text:p>COMMON</text:p>
          </table:table-cell>
          <table:table-cell table:formula="of:=IF(AND([.A32]&lt;&gt;&quot;&quot;;[.S32]&lt;&gt;&quot;&quot;;[.T32]&lt;&gt;&quot;&quot;;[.Q32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2&quot;;[$BACKLOG_MASTER.$A:.$A];0);&quot;ITEM_SHIELD_002&quot;);&quot;ITEM_SHIELD_002&quot;)" office:value-type="string" office:string-value="ITEM_SHIELD_002" calcext:value-type="string">
            <text:p>ITEM_SHIELD_002</text:p>
          </table:table-cell>
          <table:table-cell office:value-type="string" calcext:value-type="string">
            <text:p>Bouclier du Roc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P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clier (Commun) — +6 DEF / +13 HP</text:p>
          </table:table-cell>
          <table:table-cell office:value-type="string" calcext:value-type="string">
            <text:p>GFX_ICON_ITEM_SHIELD_002</text:p>
          </table:table-cell>
          <table:table-cell office:value-type="string" calcext:value-type="string">
            <text:p>GFX_EQUIP_ITEM_SHIELD_002</text:p>
          </table:table-cell>
          <table:table-cell/>
          <table:table-cell table:formula="of:=IFERROR(INDEX([$BACKLOG_MASTER.$F:.$F]; MATCH([.A33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3]; [$Equipement_Slots.$A:.$B]; 2; 0); &quot;&quot;)" office:value-type="string" office:string-value="SHIELD" calcext:value-type="string">
            <text:p>SHIELD</text:p>
          </table:table-cell>
          <table:table-cell table:formula="of:=IF([.D33]=&quot;Commun&quot;;&quot;COMMON&quot;;IF([.D33]=&quot;Rare&quot;;&quot;RARE&quot;;IF([.D33]=&quot;Épique&quot;;&quot;EPIC&quot;;IF([.D33]=&quot;Légendaire&quot;;&quot;LEGENDARY&quot;;&quot;&quot;))))" office:value-type="string" office:string-value="COMMON" calcext:value-type="string">
            <text:p>COMMON</text:p>
          </table:table-cell>
          <table:table-cell table:formula="of:=IF(AND([.A33]&lt;&gt;&quot;&quot;;[.S33]&lt;&gt;&quot;&quot;;[.T33]&lt;&gt;&quot;&quot;;[.Q33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3&quot;;[$BACKLOG_MASTER.$A:.$A];0);&quot;ITEM_SHIELD_003&quot;);&quot;ITEM_SHIELD_003&quot;)" office:value-type="string" office:string-value="ITEM_SHIELD_003" calcext:value-type="string">
            <text:p>ITEM_SHIELD_003</text:p>
          </table:table-cell>
          <table:table-cell office:value-type="string" calcext:value-type="string">
            <text:p>Bouclier du Rempart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P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clier (Commun) — +7 DEF / +16 HP</text:p>
          </table:table-cell>
          <table:table-cell office:value-type="string" calcext:value-type="string">
            <text:p>GFX_ICON_ITEM_SHIELD_003</text:p>
          </table:table-cell>
          <table:table-cell office:value-type="string" calcext:value-type="string">
            <text:p>GFX_EQUIP_ITEM_SHIELD_003</text:p>
          </table:table-cell>
          <table:table-cell/>
          <table:table-cell table:formula="of:=IFERROR(INDEX([$BACKLOG_MASTER.$F:.$F]; MATCH([.A34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4]; [$Equipement_Slots.$A:.$B]; 2; 0); &quot;&quot;)" office:value-type="string" office:string-value="SHIELD" calcext:value-type="string">
            <text:p>SHIELD</text:p>
          </table:table-cell>
          <table:table-cell table:formula="of:=IF([.D34]=&quot;Commun&quot;;&quot;COMMON&quot;;IF([.D34]=&quot;Rare&quot;;&quot;RARE&quot;;IF([.D34]=&quot;Épique&quot;;&quot;EPIC&quot;;IF([.D34]=&quot;Légendaire&quot;;&quot;LEGENDARY&quot;;&quot;&quot;))))" office:value-type="string" office:string-value="COMMON" calcext:value-type="string">
            <text:p>COMMON</text:p>
          </table:table-cell>
          <table:table-cell table:formula="of:=IF(AND([.A34]&lt;&gt;&quot;&quot;;[.S34]&lt;&gt;&quot;&quot;;[.T34]&lt;&gt;&quot;&quot;;[.Q34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4&quot;;[$BACKLOG_MASTER.$A:.$A];0);&quot;ITEM_SHIELD_004&quot;);&quot;ITEM_SHIELD_004&quot;)" office:value-type="string" office:string-value="ITEM_SHIELD_004" calcext:value-type="string">
            <text:p>ITEM_SHIELD_004</text:p>
          </table:table-cell>
          <table:table-cell office:value-type="string" calcext:value-type="string">
            <text:p>Bouclier Cendré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P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clier (Rare) — +8 DEF / +20 HP</text:p>
          </table:table-cell>
          <table:table-cell office:value-type="string" calcext:value-type="string">
            <text:p>GFX_ICON_ITEM_SHIELD_004</text:p>
          </table:table-cell>
          <table:table-cell office:value-type="string" calcext:value-type="string">
            <text:p>GFX_EQUIP_ITEM_SHIELD_004</text:p>
          </table:table-cell>
          <table:table-cell/>
          <table:table-cell table:formula="of:=IFERROR(INDEX([$BACKLOG_MASTER.$F:.$F]; MATCH([.A35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5]; [$Equipement_Slots.$A:.$B]; 2; 0); &quot;&quot;)" office:value-type="string" office:string-value="SHIELD" calcext:value-type="string">
            <text:p>SHIELD</text:p>
          </table:table-cell>
          <table:table-cell table:formula="of:=IF([.D35]=&quot;Commun&quot;;&quot;COMMON&quot;;IF([.D35]=&quot;Rare&quot;;&quot;RARE&quot;;IF([.D35]=&quot;Épique&quot;;&quot;EPIC&quot;;IF([.D35]=&quot;Légendaire&quot;;&quot;LEGENDARY&quot;;&quot;&quot;))))" office:value-type="string" office:string-value="RARE" calcext:value-type="string">
            <text:p>RARE</text:p>
          </table:table-cell>
          <table:table-cell table:formula="of:=IF(AND([.A35]&lt;&gt;&quot;&quot;;[.S35]&lt;&gt;&quot;&quot;;[.T35]&lt;&gt;&quot;&quot;;[.Q35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5&quot;;[$BACKLOG_MASTER.$A:.$A];0);&quot;ITEM_SHIELD_005&quot;);&quot;ITEM_SHIELD_005&quot;)" office:value-type="string" office:string-value="ITEM_SHIELD_005" calcext:value-type="string">
            <text:p>ITEM_SHIELD_005</text:p>
          </table:table-cell>
          <table:table-cell office:value-type="string" calcext:value-type="string">
            <text:p>Bouclier Runique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P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clier (Rare) — +9 DEF / +23 HP</text:p>
          </table:table-cell>
          <table:table-cell office:value-type="string" calcext:value-type="string">
            <text:p>GFX_ICON_ITEM_SHIELD_005</text:p>
          </table:table-cell>
          <table:table-cell office:value-type="string" calcext:value-type="string">
            <text:p>GFX_EQUIP_ITEM_SHIELD_005</text:p>
          </table:table-cell>
          <table:table-cell/>
          <table:table-cell table:formula="of:=IFERROR(INDEX([$BACKLOG_MASTER.$F:.$F]; MATCH([.A36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6]; [$Equipement_Slots.$A:.$B]; 2; 0); &quot;&quot;)" office:value-type="string" office:string-value="SHIELD" calcext:value-type="string">
            <text:p>SHIELD</text:p>
          </table:table-cell>
          <table:table-cell table:formula="of:=IF([.D36]=&quot;Commun&quot;;&quot;COMMON&quot;;IF([.D36]=&quot;Rare&quot;;&quot;RARE&quot;;IF([.D36]=&quot;Épique&quot;;&quot;EPIC&quot;;IF([.D36]=&quot;Légendaire&quot;;&quot;LEGENDARY&quot;;&quot;&quot;))))" office:value-type="string" office:string-value="RARE" calcext:value-type="string">
            <text:p>RARE</text:p>
          </table:table-cell>
          <table:table-cell table:formula="of:=IF(AND([.A36]&lt;&gt;&quot;&quot;;[.S36]&lt;&gt;&quot;&quot;;[.T36]&lt;&gt;&quot;&quot;;[.Q36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6&quot;;[$BACKLOG_MASTER.$A:.$A];0);&quot;ITEM_SHIELD_006&quot;);&quot;ITEM_SHIELD_006&quot;)" office:value-type="string" office:string-value="ITEM_SHIELD_006" calcext:value-type="string">
            <text:p>ITEM_SHIELD_006</text:p>
          </table:table-cell>
          <table:table-cell office:value-type="string" calcext:value-type="string">
            <text:p>Bouclier du Gardien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P</text:p>
          </table:table-cell>
          <table:table-cell office:value-type="float" office:value="26" calcext:value-type="float">
            <text:p>26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clier (Épique) — +11 DEF / +26 HP</text:p>
          </table:table-cell>
          <table:table-cell office:value-type="string" calcext:value-type="string">
            <text:p>GFX_ICON_ITEM_SHIELD_006</text:p>
          </table:table-cell>
          <table:table-cell office:value-type="string" calcext:value-type="string">
            <text:p>GFX_EQUIP_ITEM_SHIELD_006</text:p>
          </table:table-cell>
          <table:table-cell/>
          <table:table-cell table:formula="of:=IFERROR(INDEX([$BACKLOG_MASTER.$F:.$F]; MATCH([.A37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7]; [$Equipement_Slots.$A:.$B]; 2; 0); &quot;&quot;)" office:value-type="string" office:string-value="SHIELD" calcext:value-type="string">
            <text:p>SHIELD</text:p>
          </table:table-cell>
          <table:table-cell table:formula="of:=IF([.D37]=&quot;Commun&quot;;&quot;COMMON&quot;;IF([.D37]=&quot;Rare&quot;;&quot;RARE&quot;;IF([.D37]=&quot;Épique&quot;;&quot;EPIC&quot;;IF([.D37]=&quot;Légendaire&quot;;&quot;LEGENDARY&quot;;&quot;&quot;))))" office:value-type="string" office:string-value="EPIC" calcext:value-type="string">
            <text:p>EPIC</text:p>
          </table:table-cell>
          <table:table-cell table:formula="of:=IF(AND([.A37]&lt;&gt;&quot;&quot;;[.S37]&lt;&gt;&quot;&quot;;[.T37]&lt;&gt;&quot;&quot;;[.Q37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7&quot;;[$BACKLOG_MASTER.$A:.$A];0);&quot;ITEM_SHIELD_007&quot;);&quot;ITEM_SHIELD_007&quot;)" office:value-type="string" office:string-value="ITEM_SHIELD_007" calcext:value-type="string">
            <text:p>ITEM_SHIELD_007</text:p>
          </table:table-cell>
          <table:table-cell office:value-type="string" calcext:value-type="string">
            <text:p>Bouclier Astral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P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clier (Épique) — +12 DEF / +30 HP</text:p>
          </table:table-cell>
          <table:table-cell office:value-type="string" calcext:value-type="string">
            <text:p>GFX_ICON_ITEM_SHIELD_007</text:p>
          </table:table-cell>
          <table:table-cell office:value-type="string" calcext:value-type="string">
            <text:p>GFX_EQUIP_ITEM_SHIELD_007</text:p>
          </table:table-cell>
          <table:table-cell/>
          <table:table-cell table:formula="of:=IFERROR(INDEX([$BACKLOG_MASTER.$F:.$F]; MATCH([.A38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8]; [$Equipement_Slots.$A:.$B]; 2; 0); &quot;&quot;)" office:value-type="string" office:string-value="SHIELD" calcext:value-type="string">
            <text:p>SHIELD</text:p>
          </table:table-cell>
          <table:table-cell table:formula="of:=IF([.D38]=&quot;Commun&quot;;&quot;COMMON&quot;;IF([.D38]=&quot;Rare&quot;;&quot;RARE&quot;;IF([.D38]=&quot;Épique&quot;;&quot;EPIC&quot;;IF([.D38]=&quot;Légendaire&quot;;&quot;LEGENDARY&quot;;&quot;&quot;))))" office:value-type="string" office:string-value="EPIC" calcext:value-type="string">
            <text:p>EPIC</text:p>
          </table:table-cell>
          <table:table-cell table:formula="of:=IF(AND([.A38]&lt;&gt;&quot;&quot;;[.S38]&lt;&gt;&quot;&quot;;[.T38]&lt;&gt;&quot;&quot;;[.Q38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8&quot;;[$BACKLOG_MASTER.$A:.$A];0);&quot;ITEM_SHIELD_008&quot;);&quot;ITEM_SHIELD_008&quot;)" office:value-type="string" office:string-value="ITEM_SHIELD_008" calcext:value-type="string">
            <text:p>ITEM_SHIELD_008</text:p>
          </table:table-cell>
          <table:table-cell office:value-type="string" calcext:value-type="string">
            <text:p>Bouclier du Sommet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P</text:p>
          </table:table-cell>
          <table:table-cell office:value-type="float" office:value="33" calcext:value-type="float">
            <text:p>33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clier (Légendaire) — +13 DEF / +33 HP</text:p>
          </table:table-cell>
          <table:table-cell office:value-type="string" calcext:value-type="string">
            <text:p>GFX_ICON_ITEM_SHIELD_008</text:p>
          </table:table-cell>
          <table:table-cell office:value-type="string" calcext:value-type="string">
            <text:p>GFX_EQUIP_ITEM_SHIELD_008</text:p>
          </table:table-cell>
          <table:table-cell/>
          <table:table-cell table:formula="of:=IFERROR(INDEX([$BACKLOG_MASTER.$F:.$F]; MATCH([.A39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39]; [$Equipement_Slots.$A:.$B]; 2; 0); &quot;&quot;)" office:value-type="string" office:string-value="SHIELD" calcext:value-type="string">
            <text:p>SHIELD</text:p>
          </table:table-cell>
          <table:table-cell table:formula="of:=IF([.D39]=&quot;Commun&quot;;&quot;COMMON&quot;;IF([.D39]=&quot;Rare&quot;;&quot;RARE&quot;;IF([.D39]=&quot;Épique&quot;;&quot;EPIC&quot;;IF([.D39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39]&lt;&gt;&quot;&quot;;[.S39]&lt;&gt;&quot;&quot;;[.T39]&lt;&gt;&quot;&quot;;[.Q39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09&quot;;[$BACKLOG_MASTER.$A:.$A];0);&quot;ITEM_SHIELD_009&quot;);&quot;ITEM_SHIELD_009&quot;)" office:value-type="string" office:string-value="ITEM_SHIELD_009" calcext:value-type="string">
            <text:p>ITEM_SHIELD_009</text:p>
          </table:table-cell>
          <table:table-cell office:value-type="string" calcext:value-type="string">
            <text:p>Bouclier du Titan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P</text:p>
          </table:table-cell>
          <table:table-cell office:value-type="float" office:value="36" calcext:value-type="float">
            <text:p>36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clier (Légendaire) — +14 DEF / +36 HP</text:p>
          </table:table-cell>
          <table:table-cell office:value-type="string" calcext:value-type="string">
            <text:p>GFX_ICON_ITEM_SHIELD_009</text:p>
          </table:table-cell>
          <table:table-cell office:value-type="string" calcext:value-type="string">
            <text:p>GFX_EQUIP_ITEM_SHIELD_009</text:p>
          </table:table-cell>
          <table:table-cell/>
          <table:table-cell table:formula="of:=IFERROR(INDEX([$BACKLOG_MASTER.$F:.$F]; MATCH([.A40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40]; [$Equipement_Slots.$A:.$B]; 2; 0); &quot;&quot;)" office:value-type="string" office:string-value="SHIELD" calcext:value-type="string">
            <text:p>SHIELD</text:p>
          </table:table-cell>
          <table:table-cell table:formula="of:=IF([.D40]=&quot;Commun&quot;;&quot;COMMON&quot;;IF([.D40]=&quot;Rare&quot;;&quot;RARE&quot;;IF([.D40]=&quot;Épique&quot;;&quot;EPIC&quot;;IF([.D40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40]&lt;&gt;&quot;&quot;;[.S40]&lt;&gt;&quot;&quot;;[.T40]&lt;&gt;&quot;&quot;;[.Q40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SHIELD_010&quot;;[$BACKLOG_MASTER.$A:.$A];0);&quot;ITEM_SHIELD_010&quot;);&quot;ITEM_SHIELD_010&quot;)" office:value-type="string" office:string-value="ITEM_SHIELD_010" calcext:value-type="string">
            <text:p>ITEM_SHIELD_010</text:p>
          </table:table-cell>
          <table:table-cell office:value-type="string" calcext:value-type="string">
            <text:p>Bouclier Royal</text:p>
          </table:table-cell>
          <table:table-cell office:value-type="string" calcext:value-type="string">
            <text:p>Bouclier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P</text:p>
          </table:table-cell>
          <table:table-cell office:value-type="float" office:value="40" calcext:value-type="float">
            <text:p>40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clier (Légendaire) — +16 DEF / +40 HP</text:p>
          </table:table-cell>
          <table:table-cell office:value-type="string" calcext:value-type="string">
            <text:p>GFX_ICON_ITEM_SHIELD_010</text:p>
          </table:table-cell>
          <table:table-cell office:value-type="string" calcext:value-type="string">
            <text:p>GFX_EQUIP_ITEM_SHIELD_010</text:p>
          </table:table-cell>
          <table:table-cell/>
          <table:table-cell table:formula="of:=IFERROR(INDEX([$BACKLOG_MASTER.$F:.$F]; MATCH([.A41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DEFENSE_001</text:p>
          </table:table-cell>
          <table:table-cell office:value-type="string" calcext:value-type="string">
            <text:p>STAT_HP_MAX_001</text:p>
          </table:table-cell>
          <table:table-cell table:formula="of:=IFERROR(VLOOKUP([.C41]; [$Equipement_Slots.$A:.$B]; 2; 0); &quot;&quot;)" office:value-type="string" office:string-value="SHIELD" calcext:value-type="string">
            <text:p>SHIELD</text:p>
          </table:table-cell>
          <table:table-cell table:formula="of:=IF([.D41]=&quot;Commun&quot;;&quot;COMMON&quot;;IF([.D41]=&quot;Rare&quot;;&quot;RARE&quot;;IF([.D41]=&quot;Épique&quot;;&quot;EPIC&quot;;IF([.D41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41]&lt;&gt;&quot;&quot;;[.S41]&lt;&gt;&quot;&quot;;[.T41]&lt;&gt;&quot;&quot;;[.Q41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1&quot;;[$BACKLOG_MASTER.$A:.$A];0);&quot;ITEM_ARMOR_001&quot;);&quot;ITEM_ARMOR_001&quot;)" office:value-type="string" office:string-value="ITEM_ARMOR_001" calcext:value-type="string">
            <text:p>ITEM_ARMOR_001</text:p>
          </table:table-cell>
          <table:table-cell office:value-type="string" calcext:value-type="string">
            <text:p>Armure de Cuir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ure (Commun) — +15 HP / +4 DEF</text:p>
          </table:table-cell>
          <table:table-cell office:value-type="string" calcext:value-type="string">
            <text:p>GFX_ICON_ITEM_ARMOR_001</text:p>
          </table:table-cell>
          <table:table-cell office:value-type="string" calcext:value-type="string">
            <text:p>GFX_EQUIP_ITEM_ARMOR_001</text:p>
          </table:table-cell>
          <table:table-cell/>
          <table:table-cell table:formula="of:=IFERROR(INDEX([$BACKLOG_MASTER.$F:.$F]; MATCH([.A42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2]; [$Equipement_Slots.$A:.$B]; 2; 0); &quot;&quot;)" office:value-type="string" office:string-value="ARMOR" calcext:value-type="string">
            <text:p>ARMOR</text:p>
          </table:table-cell>
          <table:table-cell table:formula="of:=IF([.D42]=&quot;Commun&quot;;&quot;COMMON&quot;;IF([.D42]=&quot;Rare&quot;;&quot;RARE&quot;;IF([.D42]=&quot;Épique&quot;;&quot;EPIC&quot;;IF([.D42]=&quot;Légendaire&quot;;&quot;LEGENDARY&quot;;&quot;&quot;))))" office:value-type="string" office:string-value="COMMON" calcext:value-type="string">
            <text:p>COMMON</text:p>
          </table:table-cell>
          <table:table-cell table:formula="of:=IF(AND([.A42]&lt;&gt;&quot;&quot;;[.S42]&lt;&gt;&quot;&quot;;[.T42]&lt;&gt;&quot;&quot;;[.Q42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2&quot;;[$BACKLOG_MASTER.$A:.$A];0);&quot;ITEM_ARMOR_002&quot;);&quot;ITEM_ARMOR_002&quot;)" office:value-type="string" office:string-value="ITEM_ARMOR_002" calcext:value-type="string">
            <text:p>ITEM_ARMOR_002</text:p>
          </table:table-cell>
          <table:table-cell office:value-type="string" calcext:value-type="string">
            <text:p>Armure du Roc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ure (Commun) — +20 HP / +5 DEF</text:p>
          </table:table-cell>
          <table:table-cell office:value-type="string" calcext:value-type="string">
            <text:p>GFX_ICON_ITEM_ARMOR_002</text:p>
          </table:table-cell>
          <table:table-cell office:value-type="string" calcext:value-type="string">
            <text:p>GFX_EQUIP_ITEM_ARMOR_002</text:p>
          </table:table-cell>
          <table:table-cell/>
          <table:table-cell table:formula="of:=IFERROR(INDEX([$BACKLOG_MASTER.$F:.$F]; MATCH([.A43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3]; [$Equipement_Slots.$A:.$B]; 2; 0); &quot;&quot;)" office:value-type="string" office:string-value="ARMOR" calcext:value-type="string">
            <text:p>ARMOR</text:p>
          </table:table-cell>
          <table:table-cell table:formula="of:=IF([.D43]=&quot;Commun&quot;;&quot;COMMON&quot;;IF([.D43]=&quot;Rare&quot;;&quot;RARE&quot;;IF([.D43]=&quot;Épique&quot;;&quot;EPIC&quot;;IF([.D43]=&quot;Légendaire&quot;;&quot;LEGENDARY&quot;;&quot;&quot;))))" office:value-type="string" office:string-value="COMMON" calcext:value-type="string">
            <text:p>COMMON</text:p>
          </table:table-cell>
          <table:table-cell table:formula="of:=IF(AND([.A43]&lt;&gt;&quot;&quot;;[.S43]&lt;&gt;&quot;&quot;;[.T43]&lt;&gt;&quot;&quot;;[.Q43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3&quot;;[$BACKLOG_MASTER.$A:.$A];0);&quot;ITEM_ARMOR_003&quot;);&quot;ITEM_ARMOR_003&quot;)" office:value-type="string" office:string-value="ITEM_ARMOR_003" calcext:value-type="string">
            <text:p>ITEM_ARMOR_003</text:p>
          </table:table-cell>
          <table:table-cell office:value-type="string" calcext:value-type="string">
            <text:p>Armure du Rempart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ure (Commun) — +25 HP / +6 DEF</text:p>
          </table:table-cell>
          <table:table-cell office:value-type="string" calcext:value-type="string">
            <text:p>GFX_ICON_ITEM_ARMOR_003</text:p>
          </table:table-cell>
          <table:table-cell office:value-type="string" calcext:value-type="string">
            <text:p>GFX_EQUIP_ITEM_ARMOR_003</text:p>
          </table:table-cell>
          <table:table-cell/>
          <table:table-cell table:formula="of:=IFERROR(INDEX([$BACKLOG_MASTER.$F:.$F]; MATCH([.A44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4]; [$Equipement_Slots.$A:.$B]; 2; 0); &quot;&quot;)" office:value-type="string" office:string-value="ARMOR" calcext:value-type="string">
            <text:p>ARMOR</text:p>
          </table:table-cell>
          <table:table-cell table:formula="of:=IF([.D44]=&quot;Commun&quot;;&quot;COMMON&quot;;IF([.D44]=&quot;Rare&quot;;&quot;RARE&quot;;IF([.D44]=&quot;Épique&quot;;&quot;EPIC&quot;;IF([.D44]=&quot;Légendaire&quot;;&quot;LEGENDARY&quot;;&quot;&quot;))))" office:value-type="string" office:string-value="COMMON" calcext:value-type="string">
            <text:p>COMMON</text:p>
          </table:table-cell>
          <table:table-cell table:formula="of:=IF(AND([.A44]&lt;&gt;&quot;&quot;;[.S44]&lt;&gt;&quot;&quot;;[.T44]&lt;&gt;&quot;&quot;;[.Q44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4&quot;;[$BACKLOG_MASTER.$A:.$A];0);&quot;ITEM_ARMOR_004&quot;);&quot;ITEM_ARMOR_004&quot;)" office:value-type="string" office:string-value="ITEM_ARMOR_004" calcext:value-type="string">
            <text:p>ITEM_ARMOR_004</text:p>
          </table:table-cell>
          <table:table-cell office:value-type="string" calcext:value-type="string">
            <text:p>Armure Cendrée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ure (Rare) — +30 HP / +7 DEF</text:p>
          </table:table-cell>
          <table:table-cell office:value-type="string" calcext:value-type="string">
            <text:p>GFX_ICON_ITEM_ARMOR_004</text:p>
          </table:table-cell>
          <table:table-cell office:value-type="string" calcext:value-type="string">
            <text:p>GFX_EQUIP_ITEM_ARMOR_004</text:p>
          </table:table-cell>
          <table:table-cell/>
          <table:table-cell table:formula="of:=IFERROR(INDEX([$BACKLOG_MASTER.$F:.$F]; MATCH([.A45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5]; [$Equipement_Slots.$A:.$B]; 2; 0); &quot;&quot;)" office:value-type="string" office:string-value="ARMOR" calcext:value-type="string">
            <text:p>ARMOR</text:p>
          </table:table-cell>
          <table:table-cell table:formula="of:=IF([.D45]=&quot;Commun&quot;;&quot;COMMON&quot;;IF([.D45]=&quot;Rare&quot;;&quot;RARE&quot;;IF([.D45]=&quot;Épique&quot;;&quot;EPIC&quot;;IF([.D45]=&quot;Légendaire&quot;;&quot;LEGENDARY&quot;;&quot;&quot;))))" office:value-type="string" office:string-value="RARE" calcext:value-type="string">
            <text:p>RARE</text:p>
          </table:table-cell>
          <table:table-cell table:formula="of:=IF(AND([.A45]&lt;&gt;&quot;&quot;;[.S45]&lt;&gt;&quot;&quot;;[.T45]&lt;&gt;&quot;&quot;;[.Q45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5&quot;;[$BACKLOG_MASTER.$A:.$A];0);&quot;ITEM_ARMOR_005&quot;);&quot;ITEM_ARMOR_005&quot;)" office:value-type="string" office:string-value="ITEM_ARMOR_005" calcext:value-type="string">
            <text:p>ITEM_ARMOR_005</text:p>
          </table:table-cell>
          <table:table-cell office:value-type="string" calcext:value-type="string">
            <text:p>Armure Runique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ure (Rare) — +35 HP / +8 DEF</text:p>
          </table:table-cell>
          <table:table-cell office:value-type="string" calcext:value-type="string">
            <text:p>GFX_ICON_ITEM_ARMOR_005</text:p>
          </table:table-cell>
          <table:table-cell office:value-type="string" calcext:value-type="string">
            <text:p>GFX_EQUIP_ITEM_ARMOR_005</text:p>
          </table:table-cell>
          <table:table-cell/>
          <table:table-cell table:formula="of:=IFERROR(INDEX([$BACKLOG_MASTER.$F:.$F]; MATCH([.A46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6]; [$Equipement_Slots.$A:.$B]; 2; 0); &quot;&quot;)" office:value-type="string" office:string-value="ARMOR" calcext:value-type="string">
            <text:p>ARMOR</text:p>
          </table:table-cell>
          <table:table-cell table:formula="of:=IF([.D46]=&quot;Commun&quot;;&quot;COMMON&quot;;IF([.D46]=&quot;Rare&quot;;&quot;RARE&quot;;IF([.D46]=&quot;Épique&quot;;&quot;EPIC&quot;;IF([.D46]=&quot;Légendaire&quot;;&quot;LEGENDARY&quot;;&quot;&quot;))))" office:value-type="string" office:string-value="RARE" calcext:value-type="string">
            <text:p>RARE</text:p>
          </table:table-cell>
          <table:table-cell table:formula="of:=IF(AND([.A46]&lt;&gt;&quot;&quot;;[.S46]&lt;&gt;&quot;&quot;;[.T46]&lt;&gt;&quot;&quot;;[.Q46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6&quot;;[$BACKLOG_MASTER.$A:.$A];0);&quot;ITEM_ARMOR_006&quot;);&quot;ITEM_ARMOR_006&quot;)" office:value-type="string" office:string-value="ITEM_ARMOR_006" calcext:value-type="string">
            <text:p>ITEM_ARMOR_006</text:p>
          </table:table-cell>
          <table:table-cell office:value-type="string" calcext:value-type="string">
            <text:p>Armure du Gardien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</text:p>
          </table:table-cell>
          <table:table-cell office:value-type="float" office:value="9" calcext:value-type="float">
            <text:p>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ure (Épique) — +40 HP / +9 DEF</text:p>
          </table:table-cell>
          <table:table-cell office:value-type="string" calcext:value-type="string">
            <text:p>GFX_ICON_ITEM_ARMOR_006</text:p>
          </table:table-cell>
          <table:table-cell office:value-type="string" calcext:value-type="string">
            <text:p>GFX_EQUIP_ITEM_ARMOR_006</text:p>
          </table:table-cell>
          <table:table-cell/>
          <table:table-cell table:formula="of:=IFERROR(INDEX([$BACKLOG_MASTER.$F:.$F]; MATCH([.A47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7]; [$Equipement_Slots.$A:.$B]; 2; 0); &quot;&quot;)" office:value-type="string" office:string-value="ARMOR" calcext:value-type="string">
            <text:p>ARMOR</text:p>
          </table:table-cell>
          <table:table-cell table:formula="of:=IF([.D47]=&quot;Commun&quot;;&quot;COMMON&quot;;IF([.D47]=&quot;Rare&quot;;&quot;RARE&quot;;IF([.D47]=&quot;Épique&quot;;&quot;EPIC&quot;;IF([.D47]=&quot;Légendaire&quot;;&quot;LEGENDARY&quot;;&quot;&quot;))))" office:value-type="string" office:string-value="EPIC" calcext:value-type="string">
            <text:p>EPIC</text:p>
          </table:table-cell>
          <table:table-cell table:formula="of:=IF(AND([.A47]&lt;&gt;&quot;&quot;;[.S47]&lt;&gt;&quot;&quot;;[.T47]&lt;&gt;&quot;&quot;;[.Q47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7&quot;;[$BACKLOG_MASTER.$A:.$A];0);&quot;ITEM_ARMOR_007&quot;);&quot;ITEM_ARMOR_007&quot;)" office:value-type="string" office:string-value="ITEM_ARMOR_007" calcext:value-type="string">
            <text:p>ITEM_ARMOR_007</text:p>
          </table:table-cell>
          <table:table-cell office:value-type="string" calcext:value-type="string">
            <text:p>Armure Astrale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ure (Épique) — +45 HP / +10 DEF</text:p>
          </table:table-cell>
          <table:table-cell office:value-type="string" calcext:value-type="string">
            <text:p>GFX_ICON_ITEM_ARMOR_007</text:p>
          </table:table-cell>
          <table:table-cell office:value-type="string" calcext:value-type="string">
            <text:p>GFX_EQUIP_ITEM_ARMOR_007</text:p>
          </table:table-cell>
          <table:table-cell/>
          <table:table-cell table:formula="of:=IFERROR(INDEX([$BACKLOG_MASTER.$F:.$F]; MATCH([.A48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8]; [$Equipement_Slots.$A:.$B]; 2; 0); &quot;&quot;)" office:value-type="string" office:string-value="ARMOR" calcext:value-type="string">
            <text:p>ARMOR</text:p>
          </table:table-cell>
          <table:table-cell table:formula="of:=IF([.D48]=&quot;Commun&quot;;&quot;COMMON&quot;;IF([.D48]=&quot;Rare&quot;;&quot;RARE&quot;;IF([.D48]=&quot;Épique&quot;;&quot;EPIC&quot;;IF([.D48]=&quot;Légendaire&quot;;&quot;LEGENDARY&quot;;&quot;&quot;))))" office:value-type="string" office:string-value="EPIC" calcext:value-type="string">
            <text:p>EPIC</text:p>
          </table:table-cell>
          <table:table-cell table:formula="of:=IF(AND([.A48]&lt;&gt;&quot;&quot;;[.S48]&lt;&gt;&quot;&quot;;[.T48]&lt;&gt;&quot;&quot;;[.Q48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8&quot;;[$BACKLOG_MASTER.$A:.$A];0);&quot;ITEM_ARMOR_008&quot;);&quot;ITEM_ARMOR_008&quot;)" office:value-type="string" office:string-value="ITEM_ARMOR_008" calcext:value-type="string">
            <text:p>ITEM_ARMOR_008</text:p>
          </table:table-cell>
          <table:table-cell office:value-type="string" calcext:value-type="string">
            <text:p>Armure du Sommet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ure (Légendaire) — +50 HP / +11 DEF</text:p>
          </table:table-cell>
          <table:table-cell office:value-type="string" calcext:value-type="string">
            <text:p>GFX_ICON_ITEM_ARMOR_008</text:p>
          </table:table-cell>
          <table:table-cell office:value-type="string" calcext:value-type="string">
            <text:p>GFX_EQUIP_ITEM_ARMOR_008</text:p>
          </table:table-cell>
          <table:table-cell/>
          <table:table-cell table:formula="of:=IFERROR(INDEX([$BACKLOG_MASTER.$F:.$F]; MATCH([.A49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49]; [$Equipement_Slots.$A:.$B]; 2; 0); &quot;&quot;)" office:value-type="string" office:string-value="ARMOR" calcext:value-type="string">
            <text:p>ARMOR</text:p>
          </table:table-cell>
          <table:table-cell table:formula="of:=IF([.D49]=&quot;Commun&quot;;&quot;COMMON&quot;;IF([.D49]=&quot;Rare&quot;;&quot;RARE&quot;;IF([.D49]=&quot;Épique&quot;;&quot;EPIC&quot;;IF([.D49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49]&lt;&gt;&quot;&quot;;[.S49]&lt;&gt;&quot;&quot;;[.T49]&lt;&gt;&quot;&quot;;[.Q49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09&quot;;[$BACKLOG_MASTER.$A:.$A];0);&quot;ITEM_ARMOR_009&quot;);&quot;ITEM_ARMOR_009&quot;)" office:value-type="string" office:string-value="ITEM_ARMOR_009" calcext:value-type="string">
            <text:p>ITEM_ARMOR_009</text:p>
          </table:table-cell>
          <table:table-cell office:value-type="string" calcext:value-type="string">
            <text:p>Armure du Titan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F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ure (Légendaire) — +55 HP / +12 DEF</text:p>
          </table:table-cell>
          <table:table-cell office:value-type="string" calcext:value-type="string">
            <text:p>GFX_ICON_ITEM_ARMOR_009</text:p>
          </table:table-cell>
          <table:table-cell office:value-type="string" calcext:value-type="string">
            <text:p>GFX_EQUIP_ITEM_ARMOR_009</text:p>
          </table:table-cell>
          <table:table-cell/>
          <table:table-cell table:formula="of:=IFERROR(INDEX([$BACKLOG_MASTER.$F:.$F]; MATCH([.A50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50]; [$Equipement_Slots.$A:.$B]; 2; 0); &quot;&quot;)" office:value-type="string" office:string-value="ARMOR" calcext:value-type="string">
            <text:p>ARMOR</text:p>
          </table:table-cell>
          <table:table-cell table:formula="of:=IF([.D50]=&quot;Commun&quot;;&quot;COMMON&quot;;IF([.D50]=&quot;Rare&quot;;&quot;RARE&quot;;IF([.D50]=&quot;Épique&quot;;&quot;EPIC&quot;;IF([.D50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50]&lt;&gt;&quot;&quot;;[.S50]&lt;&gt;&quot;&quot;;[.T50]&lt;&gt;&quot;&quot;;[.Q50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ARMOR_010&quot;;[$BACKLOG_MASTER.$A:.$A];0);&quot;ITEM_ARMOR_010&quot;);&quot;ITEM_ARMOR_010&quot;)" office:value-type="string" office:string-value="ITEM_ARMOR_010" calcext:value-type="string">
            <text:p>ITEM_ARMOR_010</text:p>
          </table:table-cell>
          <table:table-cell office:value-type="string" calcext:value-type="string">
            <text:p>Armure Royale</text:p>
          </table:table-cell>
          <table:table-cell office:value-type="string" calcext:value-type="string">
            <text:p>Armure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F</text:p>
          </table:table-cell>
          <table:table-cell office:value-type="float" office:value="14" calcext:value-type="float">
            <text:p>14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ure (Légendaire) — +60 HP / +14 DEF</text:p>
          </table:table-cell>
          <table:table-cell office:value-type="string" calcext:value-type="string">
            <text:p>GFX_ICON_ITEM_ARMOR_010</text:p>
          </table:table-cell>
          <table:table-cell office:value-type="string" calcext:value-type="string">
            <text:p>GFX_EQUIP_ITEM_ARMOR_010</text:p>
          </table:table-cell>
          <table:table-cell/>
          <table:table-cell table:formula="of:=IFERROR(INDEX([$BACKLOG_MASTER.$F:.$F]; MATCH([.A51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HP_MAX_001</text:p>
          </table:table-cell>
          <table:table-cell office:value-type="string" calcext:value-type="string">
            <text:p>STAT_DEFENSE_001</text:p>
          </table:table-cell>
          <table:table-cell table:formula="of:=IFERROR(VLOOKUP([.C51]; [$Equipement_Slots.$A:.$B]; 2; 0); &quot;&quot;)" office:value-type="string" office:string-value="ARMOR" calcext:value-type="string">
            <text:p>ARMOR</text:p>
          </table:table-cell>
          <table:table-cell table:formula="of:=IF([.D51]=&quot;Commun&quot;;&quot;COMMON&quot;;IF([.D51]=&quot;Rare&quot;;&quot;RARE&quot;;IF([.D51]=&quot;Épique&quot;;&quot;EPIC&quot;;IF([.D51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51]&lt;&gt;&quot;&quot;;[.S51]&lt;&gt;&quot;&quot;;[.T51]&lt;&gt;&quot;&quot;;[.Q51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1&quot;;[$BACKLOG_MASTER.$A:.$A];0);&quot;ITEM_NECKLACE_001&quot;);&quot;ITEM_NECKLACE_001&quot;)" office:value-type="string" office:string-value="ITEM_NECKLACE_001" calcext:value-type="string">
            <text:p>ITEM_NECKLACE_001</text:p>
          </table:table-cell>
          <table:table-cell office:value-type="string" calcext:value-type="string">
            <text:p>Collier du Voyageur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P%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OR%</text:p>
          </table:table-cell>
          <table:table-cell office:value-type="float" office:value="0.02" calcext:value-type="float">
            <text:p>0,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er (Commun) — +2 XP% / +2.0 OR%</text:p>
          </table:table-cell>
          <table:table-cell office:value-type="string" calcext:value-type="string">
            <text:p>GFX_ICON_ITEM_NECKLACE_001</text:p>
          </table:table-cell>
          <table:table-cell office:value-type="string" calcext:value-type="string">
            <text:p>GFX_EQUIP_ITEM_NECKLACE_001</text:p>
          </table:table-cell>
          <table:table-cell/>
          <table:table-cell table:formula="of:=IFERROR(INDEX([$BACKLOG_MASTER.$F:.$F]; MATCH([.A52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2]; [$Equipement_Slots.$A:.$B]; 2; 0); &quot;&quot;)" office:value-type="string" office:string-value="NECKLACE" calcext:value-type="string">
            <text:p>NECKLACE</text:p>
          </table:table-cell>
          <table:table-cell table:formula="of:=IF([.D52]=&quot;Commun&quot;;&quot;COMMON&quot;;IF([.D52]=&quot;Rare&quot;;&quot;RARE&quot;;IF([.D52]=&quot;Épique&quot;;&quot;EPIC&quot;;IF([.D52]=&quot;Légendaire&quot;;&quot;LEGENDARY&quot;;&quot;&quot;))))" office:value-type="string" office:string-value="COMMON" calcext:value-type="string">
            <text:p>COMMON</text:p>
          </table:table-cell>
          <table:table-cell table:formula="of:=IF(AND([.A52]&lt;&gt;&quot;&quot;;[.S52]&lt;&gt;&quot;&quot;;[.T52]&lt;&gt;&quot;&quot;;[.Q52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2&quot;;[$BACKLOG_MASTER.$A:.$A];0);&quot;ITEM_NECKLACE_002&quot;);&quot;ITEM_NECKLACE_002&quot;)" office:value-type="string" office:string-value="ITEM_NECKLACE_002" calcext:value-type="string">
            <text:p>ITEM_NECKLACE_002</text:p>
          </table:table-cell>
          <table:table-cell office:value-type="string" calcext:value-type="string">
            <text:p>Collier des Brumes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P%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OR%</text:p>
          </table:table-cell>
          <table:table-cell office:value-type="float" office:value="0.027" calcext:value-type="float">
            <text:p>0,02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er (Commun) — +2 XP% / +2.7 OR%</text:p>
          </table:table-cell>
          <table:table-cell office:value-type="string" calcext:value-type="string">
            <text:p>GFX_ICON_ITEM_NECKLACE_002</text:p>
          </table:table-cell>
          <table:table-cell office:value-type="string" calcext:value-type="string">
            <text:p>GFX_EQUIP_ITEM_NECKLACE_002</text:p>
          </table:table-cell>
          <table:table-cell/>
          <table:table-cell table:formula="of:=IFERROR(INDEX([$BACKLOG_MASTER.$F:.$F]; MATCH([.A53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3]; [$Equipement_Slots.$A:.$B]; 2; 0); &quot;&quot;)" office:value-type="string" office:string-value="NECKLACE" calcext:value-type="string">
            <text:p>NECKLACE</text:p>
          </table:table-cell>
          <table:table-cell table:formula="of:=IF([.D53]=&quot;Commun&quot;;&quot;COMMON&quot;;IF([.D53]=&quot;Rare&quot;;&quot;RARE&quot;;IF([.D53]=&quot;Épique&quot;;&quot;EPIC&quot;;IF([.D53]=&quot;Légendaire&quot;;&quot;LEGENDARY&quot;;&quot;&quot;))))" office:value-type="string" office:string-value="COMMON" calcext:value-type="string">
            <text:p>COMMON</text:p>
          </table:table-cell>
          <table:table-cell table:formula="of:=IF(AND([.A53]&lt;&gt;&quot;&quot;;[.S53]&lt;&gt;&quot;&quot;;[.T53]&lt;&gt;&quot;&quot;;[.Q53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3&quot;;[$BACKLOG_MASTER.$A:.$A];0);&quot;ITEM_NECKLACE_003&quot;);&quot;ITEM_NECKLACE_003&quot;)" office:value-type="string" office:string-value="ITEM_NECKLACE_003" calcext:value-type="string">
            <text:p>ITEM_NECKLACE_003</text:p>
          </table:table-cell>
          <table:table-cell office:value-type="string" calcext:value-type="string">
            <text:p>Collier de l'Éclat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P%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OR%</text:p>
          </table:table-cell>
          <table:table-cell office:value-type="float" office:value="0.033" calcext:value-type="float">
            <text:p>0,0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er (Commun) — +3 XP% / +3.3 OR%</text:p>
          </table:table-cell>
          <table:table-cell office:value-type="string" calcext:value-type="string">
            <text:p>GFX_ICON_ITEM_NECKLACE_003</text:p>
          </table:table-cell>
          <table:table-cell office:value-type="string" calcext:value-type="string">
            <text:p>GFX_EQUIP_ITEM_NECKLACE_003</text:p>
          </table:table-cell>
          <table:table-cell/>
          <table:table-cell table:formula="of:=IFERROR(INDEX([$BACKLOG_MASTER.$F:.$F]; MATCH([.A54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4]; [$Equipement_Slots.$A:.$B]; 2; 0); &quot;&quot;)" office:value-type="string" office:string-value="NECKLACE" calcext:value-type="string">
            <text:p>NECKLACE</text:p>
          </table:table-cell>
          <table:table-cell table:formula="of:=IF([.D54]=&quot;Commun&quot;;&quot;COMMON&quot;;IF([.D54]=&quot;Rare&quot;;&quot;RARE&quot;;IF([.D54]=&quot;Épique&quot;;&quot;EPIC&quot;;IF([.D54]=&quot;Légendaire&quot;;&quot;LEGENDARY&quot;;&quot;&quot;))))" office:value-type="string" office:string-value="COMMON" calcext:value-type="string">
            <text:p>COMMON</text:p>
          </table:table-cell>
          <table:table-cell table:formula="of:=IF(AND([.A54]&lt;&gt;&quot;&quot;;[.S54]&lt;&gt;&quot;&quot;;[.T54]&lt;&gt;&quot;&quot;;[.Q54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4&quot;;[$BACKLOG_MASTER.$A:.$A];0);&quot;ITEM_NECKLACE_004&quot;);&quot;ITEM_NECKLACE_004&quot;)" office:value-type="string" office:string-value="ITEM_NECKLACE_004" calcext:value-type="string">
            <text:p>ITEM_NECKLACE_004</text:p>
          </table:table-cell>
          <table:table-cell office:value-type="string" calcext:value-type="string">
            <text:p>Collier du Sage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P%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OR%</text:p>
          </table:table-cell>
          <table:table-cell office:value-type="float" office:value="0.04" calcext:value-type="float">
            <text:p>0,0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er (Rare) — +4 XP% / +4.0 OR%</text:p>
          </table:table-cell>
          <table:table-cell office:value-type="string" calcext:value-type="string">
            <text:p>GFX_ICON_ITEM_NECKLACE_004</text:p>
          </table:table-cell>
          <table:table-cell office:value-type="string" calcext:value-type="string">
            <text:p>GFX_EQUIP_ITEM_NECKLACE_004</text:p>
          </table:table-cell>
          <table:table-cell/>
          <table:table-cell table:formula="of:=IFERROR(INDEX([$BACKLOG_MASTER.$F:.$F]; MATCH([.A55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5]; [$Equipement_Slots.$A:.$B]; 2; 0); &quot;&quot;)" office:value-type="string" office:string-value="NECKLACE" calcext:value-type="string">
            <text:p>NECKLACE</text:p>
          </table:table-cell>
          <table:table-cell table:formula="of:=IF([.D55]=&quot;Commun&quot;;&quot;COMMON&quot;;IF([.D55]=&quot;Rare&quot;;&quot;RARE&quot;;IF([.D55]=&quot;Épique&quot;;&quot;EPIC&quot;;IF([.D55]=&quot;Légendaire&quot;;&quot;LEGENDARY&quot;;&quot;&quot;))))" office:value-type="string" office:string-value="RARE" calcext:value-type="string">
            <text:p>RARE</text:p>
          </table:table-cell>
          <table:table-cell table:formula="of:=IF(AND([.A55]&lt;&gt;&quot;&quot;;[.S55]&lt;&gt;&quot;&quot;;[.T55]&lt;&gt;&quot;&quot;;[.Q55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5&quot;;[$BACKLOG_MASTER.$A:.$A];0);&quot;ITEM_NECKLACE_005&quot;);&quot;ITEM_NECKLACE_005&quot;)" office:value-type="string" office:string-value="ITEM_NECKLACE_005" calcext:value-type="string">
            <text:p>ITEM_NECKLACE_005</text:p>
          </table:table-cell>
          <table:table-cell office:value-type="string" calcext:value-type="string">
            <text:p>Collier Runique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P%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OR%</text:p>
          </table:table-cell>
          <table:table-cell office:value-type="float" office:value="0.047" calcext:value-type="float">
            <text:p>0,04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er (Rare) — +4 XP% / +4.7 OR%</text:p>
          </table:table-cell>
          <table:table-cell office:value-type="string" calcext:value-type="string">
            <text:p>GFX_ICON_ITEM_NECKLACE_005</text:p>
          </table:table-cell>
          <table:table-cell office:value-type="string" calcext:value-type="string">
            <text:p>GFX_EQUIP_ITEM_NECKLACE_005</text:p>
          </table:table-cell>
          <table:table-cell/>
          <table:table-cell table:formula="of:=IFERROR(INDEX([$BACKLOG_MASTER.$F:.$F]; MATCH([.A56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6]; [$Equipement_Slots.$A:.$B]; 2; 0); &quot;&quot;)" office:value-type="string" office:string-value="NECKLACE" calcext:value-type="string">
            <text:p>NECKLACE</text:p>
          </table:table-cell>
          <table:table-cell table:formula="of:=IF([.D56]=&quot;Commun&quot;;&quot;COMMON&quot;;IF([.D56]=&quot;Rare&quot;;&quot;RARE&quot;;IF([.D56]=&quot;Épique&quot;;&quot;EPIC&quot;;IF([.D56]=&quot;Légendaire&quot;;&quot;LEGENDARY&quot;;&quot;&quot;))))" office:value-type="string" office:string-value="RARE" calcext:value-type="string">
            <text:p>RARE</text:p>
          </table:table-cell>
          <table:table-cell table:formula="of:=IF(AND([.A56]&lt;&gt;&quot;&quot;;[.S56]&lt;&gt;&quot;&quot;;[.T56]&lt;&gt;&quot;&quot;;[.Q56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6&quot;;[$BACKLOG_MASTER.$A:.$A];0);&quot;ITEM_NECKLACE_006&quot;);&quot;ITEM_NECKLACE_006&quot;)" office:value-type="string" office:string-value="ITEM_NECKLACE_006" calcext:value-type="string">
            <text:p>ITEM_NECKLACE_006</text:p>
          </table:table-cell>
          <table:table-cell office:value-type="string" calcext:value-type="string">
            <text:p>Collier du Gardien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P%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OR%</text:p>
          </table:table-cell>
          <table:table-cell office:value-type="float" office:value="0.053" calcext:value-type="float">
            <text:p>0,053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er (Épique) — +5 XP% / +5.3 OR%</text:p>
          </table:table-cell>
          <table:table-cell office:value-type="string" calcext:value-type="string">
            <text:p>GFX_ICON_ITEM_NECKLACE_006</text:p>
          </table:table-cell>
          <table:table-cell office:value-type="string" calcext:value-type="string">
            <text:p>GFX_EQUIP_ITEM_NECKLACE_006</text:p>
          </table:table-cell>
          <table:table-cell/>
          <table:table-cell table:formula="of:=IFERROR(INDEX([$BACKLOG_MASTER.$F:.$F]; MATCH([.A57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7]; [$Equipement_Slots.$A:.$B]; 2; 0); &quot;&quot;)" office:value-type="string" office:string-value="NECKLACE" calcext:value-type="string">
            <text:p>NECKLACE</text:p>
          </table:table-cell>
          <table:table-cell table:formula="of:=IF([.D57]=&quot;Commun&quot;;&quot;COMMON&quot;;IF([.D57]=&quot;Rare&quot;;&quot;RARE&quot;;IF([.D57]=&quot;Épique&quot;;&quot;EPIC&quot;;IF([.D57]=&quot;Légendaire&quot;;&quot;LEGENDARY&quot;;&quot;&quot;))))" office:value-type="string" office:string-value="EPIC" calcext:value-type="string">
            <text:p>EPIC</text:p>
          </table:table-cell>
          <table:table-cell table:formula="of:=IF(AND([.A57]&lt;&gt;&quot;&quot;;[.S57]&lt;&gt;&quot;&quot;;[.T57]&lt;&gt;&quot;&quot;;[.Q57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7&quot;;[$BACKLOG_MASTER.$A:.$A];0);&quot;ITEM_NECKLACE_007&quot;);&quot;ITEM_NECKLACE_007&quot;)" office:value-type="string" office:string-value="ITEM_NECKLACE_007" calcext:value-type="string">
            <text:p>ITEM_NECKLACE_007</text:p>
          </table:table-cell>
          <table:table-cell office:value-type="string" calcext:value-type="string">
            <text:p>Collier Astral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P%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OR%</text:p>
          </table:table-cell>
          <table:table-cell office:value-type="float" office:value="0.06" calcext:value-type="float">
            <text:p>0,0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er (Épique) — +6 XP% / +6.0 OR%</text:p>
          </table:table-cell>
          <table:table-cell office:value-type="string" calcext:value-type="string">
            <text:p>GFX_ICON_ITEM_NECKLACE_007</text:p>
          </table:table-cell>
          <table:table-cell office:value-type="string" calcext:value-type="string">
            <text:p>GFX_EQUIP_ITEM_NECKLACE_007</text:p>
          </table:table-cell>
          <table:table-cell/>
          <table:table-cell table:formula="of:=IFERROR(INDEX([$BACKLOG_MASTER.$F:.$F]; MATCH([.A58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8]; [$Equipement_Slots.$A:.$B]; 2; 0); &quot;&quot;)" office:value-type="string" office:string-value="NECKLACE" calcext:value-type="string">
            <text:p>NECKLACE</text:p>
          </table:table-cell>
          <table:table-cell table:formula="of:=IF([.D58]=&quot;Commun&quot;;&quot;COMMON&quot;;IF([.D58]=&quot;Rare&quot;;&quot;RARE&quot;;IF([.D58]=&quot;Épique&quot;;&quot;EPIC&quot;;IF([.D58]=&quot;Légendaire&quot;;&quot;LEGENDARY&quot;;&quot;&quot;))))" office:value-type="string" office:string-value="EPIC" calcext:value-type="string">
            <text:p>EPIC</text:p>
          </table:table-cell>
          <table:table-cell table:formula="of:=IF(AND([.A58]&lt;&gt;&quot;&quot;;[.S58]&lt;&gt;&quot;&quot;;[.T58]&lt;&gt;&quot;&quot;;[.Q58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8&quot;;[$BACKLOG_MASTER.$A:.$A];0);&quot;ITEM_NECKLACE_008&quot;);&quot;ITEM_NECKLACE_008&quot;)" office:value-type="string" office:string-value="ITEM_NECKLACE_008" calcext:value-type="string">
            <text:p>ITEM_NECKLACE_008</text:p>
          </table:table-cell>
          <table:table-cell office:value-type="string" calcext:value-type="string">
            <text:p>Collier du Sommet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P%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OR%</text:p>
          </table:table-cell>
          <table:table-cell office:value-type="float" office:value="0.067" calcext:value-type="float">
            <text:p>0,067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er (Légendaire) — +6 XP% / +6.7 OR%</text:p>
          </table:table-cell>
          <table:table-cell office:value-type="string" calcext:value-type="string">
            <text:p>GFX_ICON_ITEM_NECKLACE_008</text:p>
          </table:table-cell>
          <table:table-cell office:value-type="string" calcext:value-type="string">
            <text:p>GFX_EQUIP_ITEM_NECKLACE_008</text:p>
          </table:table-cell>
          <table:table-cell/>
          <table:table-cell table:formula="of:=IFERROR(INDEX([$BACKLOG_MASTER.$F:.$F]; MATCH([.A59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59]; [$Equipement_Slots.$A:.$B]; 2; 0); &quot;&quot;)" office:value-type="string" office:string-value="NECKLACE" calcext:value-type="string">
            <text:p>NECKLACE</text:p>
          </table:table-cell>
          <table:table-cell table:formula="of:=IF([.D59]=&quot;Commun&quot;;&quot;COMMON&quot;;IF([.D59]=&quot;Rare&quot;;&quot;RARE&quot;;IF([.D59]=&quot;Épique&quot;;&quot;EPIC&quot;;IF([.D59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59]&lt;&gt;&quot;&quot;;[.S59]&lt;&gt;&quot;&quot;;[.T59]&lt;&gt;&quot;&quot;;[.Q59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09&quot;;[$BACKLOG_MASTER.$A:.$A];0);&quot;ITEM_NECKLACE_009&quot;);&quot;ITEM_NECKLACE_009&quot;)" office:value-type="string" office:string-value="ITEM_NECKLACE_009" calcext:value-type="string">
            <text:p>ITEM_NECKLACE_009</text:p>
          </table:table-cell>
          <table:table-cell office:value-type="string" calcext:value-type="string">
            <text:p>Collier du Titan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P%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OR%</text:p>
          </table:table-cell>
          <table:table-cell office:value-type="float" office:value="0.073" calcext:value-type="float">
            <text:p>0,073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er (Légendaire) — +7 XP% / +7.3 OR%</text:p>
          </table:table-cell>
          <table:table-cell office:value-type="string" calcext:value-type="string">
            <text:p>GFX_ICON_ITEM_NECKLACE_009</text:p>
          </table:table-cell>
          <table:table-cell office:value-type="string" calcext:value-type="string">
            <text:p>GFX_EQUIP_ITEM_NECKLACE_009</text:p>
          </table:table-cell>
          <table:table-cell/>
          <table:table-cell table:formula="of:=IFERROR(INDEX([$BACKLOG_MASTER.$F:.$F]; MATCH([.A60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60]; [$Equipement_Slots.$A:.$B]; 2; 0); &quot;&quot;)" office:value-type="string" office:string-value="NECKLACE" calcext:value-type="string">
            <text:p>NECKLACE</text:p>
          </table:table-cell>
          <table:table-cell table:formula="of:=IF([.D60]=&quot;Commun&quot;;&quot;COMMON&quot;;IF([.D60]=&quot;Rare&quot;;&quot;RARE&quot;;IF([.D60]=&quot;Épique&quot;;&quot;EPIC&quot;;IF([.D60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60]&lt;&gt;&quot;&quot;;[.S60]&lt;&gt;&quot;&quot;;[.T60]&lt;&gt;&quot;&quot;;[.Q60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NECKLACE_010&quot;;[$BACKLOG_MASTER.$A:.$A];0);&quot;ITEM_NECKLACE_010&quot;);&quot;ITEM_NECKLACE_010&quot;)" office:value-type="string" office:string-value="ITEM_NECKLACE_010" calcext:value-type="string">
            <text:p>ITEM_NECKLACE_010</text:p>
          </table:table-cell>
          <table:table-cell office:value-type="string" calcext:value-type="string">
            <text:p>Collier Royal</text:p>
          </table:table-cell>
          <table:table-cell office:value-type="string" calcext:value-type="string">
            <text:p>Collier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P%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OR%</text:p>
          </table:table-cell>
          <table:table-cell office:value-type="float" office:value="0.08" calcext:value-type="float">
            <text:p>0,08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ier (Légendaire) — +8 XP% / +8.0 OR%</text:p>
          </table:table-cell>
          <table:table-cell office:value-type="string" calcext:value-type="string">
            <text:p>GFX_ICON_ITEM_NECKLACE_010</text:p>
          </table:table-cell>
          <table:table-cell office:value-type="string" calcext:value-type="string">
            <text:p>GFX_EQUIP_ITEM_NECKLACE_010</text:p>
          </table:table-cell>
          <table:table-cell/>
          <table:table-cell table:formula="of:=IFERROR(INDEX([$BACKLOG_MASTER.$F:.$F]; MATCH([.A61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XP_GAIN_MULT_001</text:p>
          </table:table-cell>
          <table:table-cell office:value-type="string" calcext:value-type="string">
            <text:p>STAT_GOLD_GAIN_MULT_001</text:p>
          </table:table-cell>
          <table:table-cell table:formula="of:=IFERROR(VLOOKUP([.C61]; [$Equipement_Slots.$A:.$B]; 2; 0); &quot;&quot;)" office:value-type="string" office:string-value="NECKLACE" calcext:value-type="string">
            <text:p>NECKLACE</text:p>
          </table:table-cell>
          <table:table-cell table:formula="of:=IF([.D61]=&quot;Commun&quot;;&quot;COMMON&quot;;IF([.D61]=&quot;Rare&quot;;&quot;RARE&quot;;IF([.D61]=&quot;Épique&quot;;&quot;EPIC&quot;;IF([.D61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61]&lt;&gt;&quot;&quot;;[.S61]&lt;&gt;&quot;&quot;;[.T61]&lt;&gt;&quot;&quot;;[.Q61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1&quot;;[$BACKLOG_MASTER.$A:.$A];0);&quot;ITEM_BRACELET_001&quot;);&quot;ITEM_BRACELET_001&quot;)" office:value-type="string" office:string-value="ITEM_BRACELET_001" calcext:value-type="string">
            <text:p>ITEM_BRACELET_001</text:p>
          </table:table-cell>
          <table:table-cell office:value-type="string" calcext:value-type="string">
            <text:p>Bracelet du Pionnier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T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IT%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elet (Commun) — +1 CRIT% / +1.0 VIT%</text:p>
          </table:table-cell>
          <table:table-cell office:value-type="string" calcext:value-type="string">
            <text:p>GFX_ICON_ITEM_BRACELET_001</text:p>
          </table:table-cell>
          <table:table-cell office:value-type="string" calcext:value-type="string">
            <text:p>GFX_EQUIP_ITEM_BRACELET_001</text:p>
          </table:table-cell>
          <table:table-cell/>
          <table:table-cell table:formula="of:=IFERROR(INDEX([$BACKLOG_MASTER.$F:.$F]; MATCH([.A62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2]; [$Equipement_Slots.$A:.$B]; 2; 0); &quot;&quot;)" office:value-type="string" office:string-value="BRACELET" calcext:value-type="string">
            <text:p>BRACELET</text:p>
          </table:table-cell>
          <table:table-cell table:formula="of:=IF([.D62]=&quot;Commun&quot;;&quot;COMMON&quot;;IF([.D62]=&quot;Rare&quot;;&quot;RARE&quot;;IF([.D62]=&quot;Épique&quot;;&quot;EPIC&quot;;IF([.D62]=&quot;Légendaire&quot;;&quot;LEGENDARY&quot;;&quot;&quot;))))" office:value-type="string" office:string-value="COMMON" calcext:value-type="string">
            <text:p>COMMON</text:p>
          </table:table-cell>
          <table:table-cell table:formula="of:=IF(AND([.A62]&lt;&gt;&quot;&quot;;[.S62]&lt;&gt;&quot;&quot;;[.T62]&lt;&gt;&quot;&quot;;[.Q62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2&quot;;[$BACKLOG_MASTER.$A:.$A];0);&quot;ITEM_BRACELET_002&quot;);&quot;ITEM_BRACELET_002&quot;)" office:value-type="string" office:string-value="ITEM_BRACELET_002" calcext:value-type="string">
            <text:p>ITEM_BRACELET_002</text:p>
          </table:table-cell>
          <table:table-cell office:value-type="string" calcext:value-type="string">
            <text:p>Bracelet des Brumes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T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IT%</text:p>
          </table:table-cell>
          <table:table-cell office:value-type="float" office:value="1.4" calcext:value-type="float">
            <text:p>1,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elet (Commun) — +1 CRIT% / +1.4 VIT%</text:p>
          </table:table-cell>
          <table:table-cell office:value-type="string" calcext:value-type="string">
            <text:p>GFX_ICON_ITEM_BRACELET_002</text:p>
          </table:table-cell>
          <table:table-cell office:value-type="string" calcext:value-type="string">
            <text:p>GFX_EQUIP_ITEM_BRACELET_002</text:p>
          </table:table-cell>
          <table:table-cell/>
          <table:table-cell table:formula="of:=IFERROR(INDEX([$BACKLOG_MASTER.$F:.$F]; MATCH([.A63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3]; [$Equipement_Slots.$A:.$B]; 2; 0); &quot;&quot;)" office:value-type="string" office:string-value="BRACELET" calcext:value-type="string">
            <text:p>BRACELET</text:p>
          </table:table-cell>
          <table:table-cell table:formula="of:=IF([.D63]=&quot;Commun&quot;;&quot;COMMON&quot;;IF([.D63]=&quot;Rare&quot;;&quot;RARE&quot;;IF([.D63]=&quot;Épique&quot;;&quot;EPIC&quot;;IF([.D63]=&quot;Légendaire&quot;;&quot;LEGENDARY&quot;;&quot;&quot;))))" office:value-type="string" office:string-value="COMMON" calcext:value-type="string">
            <text:p>COMMON</text:p>
          </table:table-cell>
          <table:table-cell table:formula="of:=IF(AND([.A63]&lt;&gt;&quot;&quot;;[.S63]&lt;&gt;&quot;&quot;;[.T63]&lt;&gt;&quot;&quot;;[.Q63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3&quot;;[$BACKLOG_MASTER.$A:.$A];0);&quot;ITEM_BRACELET_003&quot;);&quot;ITEM_BRACELET_003&quot;)" office:value-type="string" office:string-value="ITEM_BRACELET_003" calcext:value-type="string">
            <text:p>ITEM_BRACELET_003</text:p>
          </table:table-cell>
          <table:table-cell office:value-type="string" calcext:value-type="string">
            <text:p>Bracelet de l'Éclat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Comm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T%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IT%</text:p>
          </table:table-cell>
          <table:table-cell office:value-type="float" office:value="1.9" calcext:value-type="float">
            <text:p>1,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elet (Commun) — +1 CRIT% / +1.9 VIT%</text:p>
          </table:table-cell>
          <table:table-cell office:value-type="string" calcext:value-type="string">
            <text:p>GFX_ICON_ITEM_BRACELET_003</text:p>
          </table:table-cell>
          <table:table-cell office:value-type="string" calcext:value-type="string">
            <text:p>GFX_EQUIP_ITEM_BRACELET_003</text:p>
          </table:table-cell>
          <table:table-cell/>
          <table:table-cell table:formula="of:=IFERROR(INDEX([$BACKLOG_MASTER.$F:.$F]; MATCH([.A64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4]; [$Equipement_Slots.$A:.$B]; 2; 0); &quot;&quot;)" office:value-type="string" office:string-value="BRACELET" calcext:value-type="string">
            <text:p>BRACELET</text:p>
          </table:table-cell>
          <table:table-cell table:formula="of:=IF([.D64]=&quot;Commun&quot;;&quot;COMMON&quot;;IF([.D64]=&quot;Rare&quot;;&quot;RARE&quot;;IF([.D64]=&quot;Épique&quot;;&quot;EPIC&quot;;IF([.D64]=&quot;Légendaire&quot;;&quot;LEGENDARY&quot;;&quot;&quot;))))" office:value-type="string" office:string-value="COMMON" calcext:value-type="string">
            <text:p>COMMON</text:p>
          </table:table-cell>
          <table:table-cell table:formula="of:=IF(AND([.A64]&lt;&gt;&quot;&quot;;[.S64]&lt;&gt;&quot;&quot;;[.T64]&lt;&gt;&quot;&quot;;[.Q64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4&quot;;[$BACKLOG_MASTER.$A:.$A];0);&quot;ITEM_BRACELET_004&quot;);&quot;ITEM_BRACELET_004&quot;)" office:value-type="string" office:string-value="ITEM_BRACELET_004" calcext:value-type="string">
            <text:p>ITEM_BRACELET_004</text:p>
          </table:table-cell>
          <table:table-cell office:value-type="string" calcext:value-type="string">
            <text:p>Bracelet du Sage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T%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IT%</text:p>
          </table:table-cell>
          <table:table-cell office:value-type="float" office:value="2.3" calcext:value-type="float">
            <text:p>2,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elet (Rare) — +2 CRIT% / +2.3 VIT%</text:p>
          </table:table-cell>
          <table:table-cell office:value-type="string" calcext:value-type="string">
            <text:p>GFX_ICON_ITEM_BRACELET_004</text:p>
          </table:table-cell>
          <table:table-cell office:value-type="string" calcext:value-type="string">
            <text:p>GFX_EQUIP_ITEM_BRACELET_004</text:p>
          </table:table-cell>
          <table:table-cell/>
          <table:table-cell table:formula="of:=IFERROR(INDEX([$BACKLOG_MASTER.$F:.$F]; MATCH([.A65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5]; [$Equipement_Slots.$A:.$B]; 2; 0); &quot;&quot;)" office:value-type="string" office:string-value="BRACELET" calcext:value-type="string">
            <text:p>BRACELET</text:p>
          </table:table-cell>
          <table:table-cell table:formula="of:=IF([.D65]=&quot;Commun&quot;;&quot;COMMON&quot;;IF([.D65]=&quot;Rare&quot;;&quot;RARE&quot;;IF([.D65]=&quot;Épique&quot;;&quot;EPIC&quot;;IF([.D65]=&quot;Légendaire&quot;;&quot;LEGENDARY&quot;;&quot;&quot;))))" office:value-type="string" office:string-value="RARE" calcext:value-type="string">
            <text:p>RARE</text:p>
          </table:table-cell>
          <table:table-cell table:formula="of:=IF(AND([.A65]&lt;&gt;&quot;&quot;;[.S65]&lt;&gt;&quot;&quot;;[.T65]&lt;&gt;&quot;&quot;;[.Q65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5&quot;;[$BACKLOG_MASTER.$A:.$A];0);&quot;ITEM_BRACELET_005&quot;);&quot;ITEM_BRACELET_005&quot;)" office:value-type="string" office:string-value="ITEM_BRACELET_005" calcext:value-type="string">
            <text:p>ITEM_BRACELET_005</text:p>
          </table:table-cell>
          <table:table-cell office:value-type="string" calcext:value-type="string">
            <text:p>Bracelet Runique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R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T%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IT%</text:p>
          </table:table-cell>
          <table:table-cell office:value-type="float" office:value="2.8" calcext:value-type="float">
            <text:p>2,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elet (Rare) — +2 CRIT% / +2.8 VIT%</text:p>
          </table:table-cell>
          <table:table-cell office:value-type="string" calcext:value-type="string">
            <text:p>GFX_ICON_ITEM_BRACELET_005</text:p>
          </table:table-cell>
          <table:table-cell office:value-type="string" calcext:value-type="string">
            <text:p>GFX_EQUIP_ITEM_BRACELET_005</text:p>
          </table:table-cell>
          <table:table-cell/>
          <table:table-cell table:formula="of:=IFERROR(INDEX([$BACKLOG_MASTER.$F:.$F]; MATCH([.A66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6]; [$Equipement_Slots.$A:.$B]; 2; 0); &quot;&quot;)" office:value-type="string" office:string-value="BRACELET" calcext:value-type="string">
            <text:p>BRACELET</text:p>
          </table:table-cell>
          <table:table-cell table:formula="of:=IF([.D66]=&quot;Commun&quot;;&quot;COMMON&quot;;IF([.D66]=&quot;Rare&quot;;&quot;RARE&quot;;IF([.D66]=&quot;Épique&quot;;&quot;EPIC&quot;;IF([.D66]=&quot;Légendaire&quot;;&quot;LEGENDARY&quot;;&quot;&quot;))))" office:value-type="string" office:string-value="RARE" calcext:value-type="string">
            <text:p>RARE</text:p>
          </table:table-cell>
          <table:table-cell table:formula="of:=IF(AND([.A66]&lt;&gt;&quot;&quot;;[.S66]&lt;&gt;&quot;&quot;;[.T66]&lt;&gt;&quot;&quot;;[.Q66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6&quot;;[$BACKLOG_MASTER.$A:.$A];0);&quot;ITEM_BRACELET_006&quot;);&quot;ITEM_BRACELET_006&quot;)" office:value-type="string" office:string-value="ITEM_BRACELET_006" calcext:value-type="string">
            <text:p>ITEM_BRACELET_006</text:p>
          </table:table-cell>
          <table:table-cell office:value-type="string" calcext:value-type="string">
            <text:p>Bracelet du Gardien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IT%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VIT%</text:p>
          </table:table-cell>
          <table:table-cell office:value-type="float" office:value="3.2" calcext:value-type="float">
            <text:p>3,2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elet (Épique) — +3 CRIT% / +3.2 VIT%</text:p>
          </table:table-cell>
          <table:table-cell office:value-type="string" calcext:value-type="string">
            <text:p>GFX_ICON_ITEM_BRACELET_006</text:p>
          </table:table-cell>
          <table:table-cell office:value-type="string" calcext:value-type="string">
            <text:p>GFX_EQUIP_ITEM_BRACELET_006</text:p>
          </table:table-cell>
          <table:table-cell/>
          <table:table-cell table:formula="of:=IFERROR(INDEX([$BACKLOG_MASTER.$F:.$F]; MATCH([.A67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7]; [$Equipement_Slots.$A:.$B]; 2; 0); &quot;&quot;)" office:value-type="string" office:string-value="BRACELET" calcext:value-type="string">
            <text:p>BRACELET</text:p>
          </table:table-cell>
          <table:table-cell table:formula="of:=IF([.D67]=&quot;Commun&quot;;&quot;COMMON&quot;;IF([.D67]=&quot;Rare&quot;;&quot;RARE&quot;;IF([.D67]=&quot;Épique&quot;;&quot;EPIC&quot;;IF([.D67]=&quot;Légendaire&quot;;&quot;LEGENDARY&quot;;&quot;&quot;))))" office:value-type="string" office:string-value="EPIC" calcext:value-type="string">
            <text:p>EPIC</text:p>
          </table:table-cell>
          <table:table-cell table:formula="of:=IF(AND([.A67]&lt;&gt;&quot;&quot;;[.S67]&lt;&gt;&quot;&quot;;[.T67]&lt;&gt;&quot;&quot;;[.Q67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7&quot;;[$BACKLOG_MASTER.$A:.$A];0);&quot;ITEM_BRACELET_007&quot;);&quot;ITEM_BRACELET_007&quot;)" office:value-type="string" office:string-value="ITEM_BRACELET_007" calcext:value-type="string">
            <text:p>ITEM_BRACELET_007</text:p>
          </table:table-cell>
          <table:table-cell office:value-type="string" calcext:value-type="string">
            <text:p>Bracelet Astral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Ép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IT%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VIT%</text:p>
          </table:table-cell>
          <table:table-cell office:value-type="float" office:value="3.7" calcext:value-type="float">
            <text:p>3,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elet (Épique) — +3 CRIT% / +3.7 VIT%</text:p>
          </table:table-cell>
          <table:table-cell office:value-type="string" calcext:value-type="string">
            <text:p>GFX_ICON_ITEM_BRACELET_007</text:p>
          </table:table-cell>
          <table:table-cell office:value-type="string" calcext:value-type="string">
            <text:p>GFX_EQUIP_ITEM_BRACELET_007</text:p>
          </table:table-cell>
          <table:table-cell/>
          <table:table-cell table:formula="of:=IFERROR(INDEX([$BACKLOG_MASTER.$F:.$F]; MATCH([.A68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8]; [$Equipement_Slots.$A:.$B]; 2; 0); &quot;&quot;)" office:value-type="string" office:string-value="BRACELET" calcext:value-type="string">
            <text:p>BRACELET</text:p>
          </table:table-cell>
          <table:table-cell table:formula="of:=IF([.D68]=&quot;Commun&quot;;&quot;COMMON&quot;;IF([.D68]=&quot;Rare&quot;;&quot;RARE&quot;;IF([.D68]=&quot;Épique&quot;;&quot;EPIC&quot;;IF([.D68]=&quot;Légendaire&quot;;&quot;LEGENDARY&quot;;&quot;&quot;))))" office:value-type="string" office:string-value="EPIC" calcext:value-type="string">
            <text:p>EPIC</text:p>
          </table:table-cell>
          <table:table-cell table:formula="of:=IF(AND([.A68]&lt;&gt;&quot;&quot;;[.S68]&lt;&gt;&quot;&quot;;[.T68]&lt;&gt;&quot;&quot;;[.Q68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8&quot;;[$BACKLOG_MASTER.$A:.$A];0);&quot;ITEM_BRACELET_008&quot;);&quot;ITEM_BRACELET_008&quot;)" office:value-type="string" office:string-value="ITEM_BRACELET_008" calcext:value-type="string">
            <text:p>ITEM_BRACELET_008</text:p>
          </table:table-cell>
          <table:table-cell office:value-type="string" calcext:value-type="string">
            <text:p>Bracelet du Sommet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IT%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VIT%</text:p>
          </table:table-cell>
          <table:table-cell office:value-type="float" office:value="4.1" calcext:value-type="float">
            <text:p>4,1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elet (Légendaire) — +4 CRIT% / +4.1 VIT%</text:p>
          </table:table-cell>
          <table:table-cell office:value-type="string" calcext:value-type="string">
            <text:p>GFX_ICON_ITEM_BRACELET_008</text:p>
          </table:table-cell>
          <table:table-cell office:value-type="string" calcext:value-type="string">
            <text:p>GFX_EQUIP_ITEM_BRACELET_008</text:p>
          </table:table-cell>
          <table:table-cell/>
          <table:table-cell table:formula="of:=IFERROR(INDEX([$BACKLOG_MASTER.$F:.$F]; MATCH([.A69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69]; [$Equipement_Slots.$A:.$B]; 2; 0); &quot;&quot;)" office:value-type="string" office:string-value="BRACELET" calcext:value-type="string">
            <text:p>BRACELET</text:p>
          </table:table-cell>
          <table:table-cell table:formula="of:=IF([.D69]=&quot;Commun&quot;;&quot;COMMON&quot;;IF([.D69]=&quot;Rare&quot;;&quot;RARE&quot;;IF([.D69]=&quot;Épique&quot;;&quot;EPIC&quot;;IF([.D69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69]&lt;&gt;&quot;&quot;;[.S69]&lt;&gt;&quot;&quot;;[.T69]&lt;&gt;&quot;&quot;;[.Q69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09&quot;;[$BACKLOG_MASTER.$A:.$A];0);&quot;ITEM_BRACELET_009&quot;);&quot;ITEM_BRACELET_009&quot;)" office:value-type="string" office:string-value="ITEM_BRACELET_009" calcext:value-type="string">
            <text:p>ITEM_BRACELET_009</text:p>
          </table:table-cell>
          <table:table-cell office:value-type="string" calcext:value-type="string">
            <text:p>Bracelet du Titan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IT%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VIT%</text:p>
          </table:table-cell>
          <table:table-cell office:value-type="float" office:value="4.6" calcext:value-type="float">
            <text:p>4,6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elet (Légendaire) — +4 CRIT% / +4.6 VIT%</text:p>
          </table:table-cell>
          <table:table-cell office:value-type="string" calcext:value-type="string">
            <text:p>GFX_ICON_ITEM_BRACELET_009</text:p>
          </table:table-cell>
          <table:table-cell office:value-type="string" calcext:value-type="string">
            <text:p>GFX_EQUIP_ITEM_BRACELET_009</text:p>
          </table:table-cell>
          <table:table-cell/>
          <table:table-cell table:formula="of:=IFERROR(INDEX([$BACKLOG_MASTER.$F:.$F]; MATCH([.A70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70]; [$Equipement_Slots.$A:.$B]; 2; 0); &quot;&quot;)" office:value-type="string" office:string-value="BRACELET" calcext:value-type="string">
            <text:p>BRACELET</text:p>
          </table:table-cell>
          <table:table-cell table:formula="of:=IF([.D70]=&quot;Commun&quot;;&quot;COMMON&quot;;IF([.D70]=&quot;Rare&quot;;&quot;RARE&quot;;IF([.D70]=&quot;Épique&quot;;&quot;EPIC&quot;;IF([.D70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70]&lt;&gt;&quot;&quot;;[.S70]&lt;&gt;&quot;&quot;;[.T70]&lt;&gt;&quot;&quot;;[.Q70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>
          <table:table-cell table:style-name="ce97" table:formula="of:=IFERROR(HYPERLINK(&quot;#BACKLOG_MASTER.A&quot;&amp;MATCH(&quot;ITEM_BRACELET_010&quot;;[$BACKLOG_MASTER.$A:.$A];0);&quot;ITEM_BRACELET_010&quot;);&quot;ITEM_BRACELET_010&quot;)" office:value-type="string" office:string-value="ITEM_BRACELET_010" calcext:value-type="string">
            <text:p>ITEM_BRACELET_010</text:p>
          </table:table-cell>
          <table:table-cell office:value-type="string" calcext:value-type="string">
            <text:p>Bracelet Royal</text:p>
          </table:table-cell>
          <table:table-cell office:value-type="string" calcext:value-type="string">
            <text:p>Bracelet</text:p>
          </table:table-cell>
          <table:table-cell office:value-type="string" calcext:value-type="string">
            <text:p>Légenda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IT%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IT%</text:p>
          </table:table-cell>
          <table:table-cell office:value-type="float" office:value="5" calcext:value-type="float">
            <text:p>5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celet (Légendaire) — +5 CRIT% / +5.0 VIT%</text:p>
          </table:table-cell>
          <table:table-cell office:value-type="string" calcext:value-type="string">
            <text:p>GFX_ICON_ITEM_BRACELET_010</text:p>
          </table:table-cell>
          <table:table-cell office:value-type="string" calcext:value-type="string">
            <text:p>GFX_EQUIP_ITEM_BRACELET_010</text:p>
          </table:table-cell>
          <table:table-cell/>
          <table:table-cell table:formula="of:=IFERROR(INDEX([$BACKLOG_MASTER.$F:.$F]; MATCH([.A71]; [$BACKLOG_MASTER.$A:.$A]; 0)); &quot;&quot;)" office:value-type="string" office:string-value="🔵 À FAIRE" calcext:value-type="string">
            <text:p>🔵 À FAIRE</text:p>
          </table:table-cell>
          <table:table-cell office:value-type="string" calcext:value-type="string">
            <text:p>STAT_CRIT_CHANCE_001</text:p>
          </table:table-cell>
          <table:table-cell office:value-type="string" calcext:value-type="string">
            <text:p>STAT_SPEED_001</text:p>
          </table:table-cell>
          <table:table-cell table:formula="of:=IFERROR(VLOOKUP([.C71]; [$Equipement_Slots.$A:.$B]; 2; 0); &quot;&quot;)" office:value-type="string" office:string-value="BRACELET" calcext:value-type="string">
            <text:p>BRACELET</text:p>
          </table:table-cell>
          <table:table-cell table:formula="of:=IF([.D71]=&quot;Commun&quot;;&quot;COMMON&quot;;IF([.D71]=&quot;Rare&quot;;&quot;RARE&quot;;IF([.D71]=&quot;Épique&quot;;&quot;EPIC&quot;;IF([.D71]=&quot;Légendaire&quot;;&quot;LEGENDARY&quot;;&quot;&quot;))))" office:value-type="string" office:string-value="LEGENDARY" calcext:value-type="string">
            <text:p>LEGENDARY</text:p>
          </table:table-cell>
          <table:table-cell table:formula="of:=IF(AND([.A71]&lt;&gt;&quot;&quot;;[.S71]&lt;&gt;&quot;&quot;;[.T71]&lt;&gt;&quot;&quot;;[.Q71]&lt;&gt;&quot;&quot;);&quot;OK&quot;;&quot;TODO&quot;)" office:value-type="string" office:string-value="OK" calcext:value-type="string">
            <text:p>OK</text:p>
          </table:table-cell>
          <table:table-cell table:number-columns-repeated="16362"/>
        </table:table-row>
        <table:table-row table:style-name="ro7" table:number-rows-repeated="1048504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Equipement_Slots" table:style-name="ta17">
        <table:table-column table:style-name="co4" table:number-columns-repeated="5" table:default-cell-style-name="ce99"/>
        <table:table-column table:style-name="co57" table:default-cell-style-name="ce99"/>
        <table:table-column table:style-name="co58" table:default-cell-style-name="ce99"/>
        <table:table-column table:style-name="co4" table:number-columns-repeated="16377"/>
        <table:table-row table:style-name="ro36">
          <table:table-cell table:style-name="ce75" office:value-type="string" calcext:value-type="string">
            <text:p>Slot</text:p>
          </table:table-cell>
          <table:table-cell table:style-name="ce75" office:value-type="string" calcext:value-type="string">
            <text:p>Code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Visible_En_Run</text:p>
          </table:table-cell>
          <table:table-cell table:style-name="ce75" office:value-type="string" calcext:value-type="string">
            <text:p>Notes_UI</text:p>
          </table:table-cell>
          <table:table-cell table:style-name="ce75" office:value-type="string" calcext:value-type="string">
            <text:p>Asset_Attache_Type</text:p>
          </table:table-cell>
          <table:table-cell table:style-name="ce75" office:value-type="string" calcext:value-type="string">
            <text:p>Notes_Tech</text:p>
          </table:table-cell>
        </table:table-row>
        <table:table-row table:style-name="ro37">
          <table:table-cell table:style-name="ce88" office:value-type="string" calcext:value-type="string">
            <text:p>Épée</text:p>
          </table:table-cell>
          <table:table-cell table:style-name="ce88" office:value-type="string" calcext:value-type="string">
            <text:p>SWORD</text:p>
          </table:table-cell>
          <table:table-cell table:style-name="ce88" office:value-type="string" calcext:value-type="string">
            <text:p>Arme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Arme mêlée</text:p>
          </table:table-cell>
          <table:table-cell table:style-name="ce88" office:value-type="string" calcext:value-type="string">
            <text:p>SPRITE_EQUIP</text:p>
          </table:table-cell>
          <table:table-cell table:style-name="ce88" office:value-type="string" calcext:value-type="string">
            <text:p>Affichage sur main</text:p>
          </table:table-cell>
        </table:table-row>
        <table:table-row table:style-name="ro37">
          <table:table-cell table:style-name="ce88" office:value-type="string" calcext:value-type="string">
            <text:p>Arc</text:p>
          </table:table-cell>
          <table:table-cell table:style-name="ce88" office:value-type="string" calcext:value-type="string">
            <text:p>BOW</text:p>
          </table:table-cell>
          <table:table-cell table:style-name="ce88" office:value-type="string" calcext:value-type="string">
            <text:p>Arme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Arme distance</text:p>
          </table:table-cell>
          <table:table-cell table:style-name="ce88" office:value-type="string" calcext:value-type="string">
            <text:p>SPRITE_EQUIP</text:p>
          </table:table-cell>
          <table:table-cell table:style-name="ce88" office:value-type="string" calcext:value-type="string">
            <text:p>Affichage sur dos/main</text:p>
          </table:table-cell>
        </table:table-row>
        <table:table-row table:style-name="ro37">
          <table:table-cell table:style-name="ce88" office:value-type="string" calcext:value-type="string">
            <text:p>Hache</text:p>
          </table:table-cell>
          <table:table-cell table:style-name="ce88" office:value-type="string" calcext:value-type="string">
            <text:p>AXE</text:p>
          </table:table-cell>
          <table:table-cell table:style-name="ce88" office:value-type="string" calcext:value-type="string">
            <text:p>Arme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Arme lourde</text:p>
          </table:table-cell>
          <table:table-cell table:style-name="ce88" office:value-type="string" calcext:value-type="string">
            <text:p>SPRITE_EQUIP</text:p>
          </table:table-cell>
          <table:table-cell table:style-name="ce88" office:value-type="string" calcext:value-type="string">
            <text:p>Affichage sur main</text:p>
          </table:table-cell>
        </table:table-row>
        <table:table-row table:style-name="ro37">
          <table:table-cell table:style-name="ce88" office:value-type="string" calcext:value-type="string">
            <text:p>Bouclier</text:p>
          </table:table-cell>
          <table:table-cell table:style-name="ce88" office:value-type="string" calcext:value-type="string">
            <text:p>SHIELD</text:p>
          </table:table-cell>
          <table:table-cell table:style-name="ce88" office:value-type="string" calcext:value-type="string">
            <text:p>Défense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Main gauche</text:p>
          </table:table-cell>
          <table:table-cell table:style-name="ce88" office:value-type="string" calcext:value-type="string">
            <text:p>SPRITE_EQUIP</text:p>
          </table:table-cell>
          <table:table-cell table:style-name="ce88" office:value-type="string" calcext:value-type="string">
            <text:p>Affichage main gauche</text:p>
          </table:table-cell>
        </table:table-row>
        <table:table-row table:style-name="ro37">
          <table:table-cell table:style-name="ce88" office:value-type="string" calcext:value-type="string">
            <text:p>Armure</text:p>
          </table:table-cell>
          <table:table-cell table:style-name="ce88" office:value-type="string" calcext:value-type="string">
            <text:p>ARMOR</text:p>
          </table:table-cell>
          <table:table-cell table:style-name="ce88" office:value-type="string" calcext:value-type="string">
            <text:p>Armure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Corps</text:p>
          </table:table-cell>
          <table:table-cell table:style-name="ce88" office:value-type="string" calcext:value-type="string">
            <text:p>SPRITE_EQUIP</text:p>
          </table:table-cell>
          <table:table-cell table:style-name="ce88" office:value-type="string" calcext:value-type="string">
            <text:p>Sprite overlay</text:p>
          </table:table-cell>
        </table:table-row>
        <table:table-row table:style-name="ro37">
          <table:table-cell table:style-name="ce88" office:value-type="string" calcext:value-type="string">
            <text:p>Collier</text:p>
          </table:table-cell>
          <table:table-cell table:style-name="ce88" office:value-type="string" calcext:value-type="string">
            <text:p>NECKLACE</text:p>
          </table:table-cell>
          <table:table-cell table:style-name="ce88" office:value-type="string" calcext:value-type="string">
            <text:p>Bijou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UI uniquement</text:p>
          </table:table-cell>
          <table:table-cell table:style-name="ce88" office:value-type="string" calcext:value-type="string">
            <text:p>ICON_UI</text:p>
          </table:table-cell>
          <table:table-cell table:style-name="ce88" office:value-type="string" calcext:value-type="string">
            <text:p>Pas visible en run au début</text:p>
          </table:table-cell>
        </table:table-row>
        <table:table-row table:style-name="ro37">
          <table:table-cell table:style-name="ce88" office:value-type="string" calcext:value-type="string">
            <text:p>Bracelet</text:p>
          </table:table-cell>
          <table:table-cell table:style-name="ce88" office:value-type="string" calcext:value-type="string">
            <text:p>BRACELET</text:p>
          </table:table-cell>
          <table:table-cell table:style-name="ce88" office:value-type="string" calcext:value-type="string">
            <text:p>Bijou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UI uniquement</text:p>
          </table:table-cell>
          <table:table-cell table:style-name="ce88" office:value-type="string" calcext:value-type="string">
            <text:p>ICON_UI</text:p>
          </table:table-cell>
          <table:table-cell table:style-name="ce88" office:value-type="string" calcext:value-type="string">
            <text:p>Pas visible en run au début</text:p>
          </table:table-cell>
        </table:table-row>
        <table:table-row table:style-name="ro12" table:number-rows-repeated="1048567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Shop_Tracking" table:style-name="ta41">
        <table:table-column table:style-name="co108" table:default-cell-style-name="ce82"/>
        <table:table-column table:style-name="co10" table:number-columns-repeated="4" table:default-cell-style-name="Default"/>
        <table:table-row table:style-name="ro11">
          <table:table-cell table:style-name="ce88" office:value-type="string" calcext:value-type="string">
            <text:p>ID_shop</text:p>
          </table:table-cell>
          <table:table-cell table:style-name="ce88" office:value-type="string" calcext:value-type="string">
            <text:p>Nb_achats</text:p>
          </table:table-cell>
          <table:table-cell table:style-name="ce88" office:value-type="string" calcext:value-type="string">
            <text:p>Prochain_cout</text:p>
          </table:table-cell>
          <table:table-cell table:style-name="ce88" office:value-type="string" calcext:value-type="string">
            <text:p>Actif</text:p>
          </table:table-cell>
          <table:table-cell table:style-name="ce75" office:value-type="string" calcext:value-type="string">
            <text:p>Statut</text:p>
          </table:table-cell>
        </table:table-row>
        <table:table-row table:style-name="ro13">
          <table:table-cell table:style-name="ce88" table:formula="of:=IFERROR(HYPERLINK(&quot;#BACKLOG_MASTER.A&quot;&amp;MATCH(&quot;SHOP_HP_001&quot;;[$BACKLOG_MASTER.$A:.$A];0);&quot;SHOP_HP_001&quot;);&quot;SHOP_HP_001&quot;)" office:value-type="string" office:string-value="SHOP_HP_001" calcext:value-type="string">
            <text:p>SHOP_HP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ATK_001&quot;;[$BACKLOG_MASTER.$A:.$A];0);&quot;SHOP_ATK_001&quot;);&quot;SHOP_ATK_001&quot;)" office:value-type="string" office:string-value="SHOP_ATK_001" calcext:value-type="string">
            <text:p>SHOP_ATK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DEF_001&quot;;[$BACKLOG_MASTER.$A:.$A];0);&quot;SHOP_DEF_001&quot;);&quot;SHOP_DEF_001&quot;)" office:value-type="string" office:string-value="SHOP_DEF_001" calcext:value-type="string">
            <text:p>SHOP_DEF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SPEED_001&quot;;[$BACKLOG_MASTER.$A:.$A];0);&quot;SHOP_SPEED_001&quot;);&quot;SHOP_SPEED_001&quot;)" office:value-type="string" office:string-value="SHOP_SPEED_001" calcext:value-type="string">
            <text:p>SHOP_SPEED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ATKSPD_001&quot;;[$BACKLOG_MASTER.$A:.$A];0);&quot;SHOP_ATKSPD_001&quot;);&quot;SHOP_ATKSPD_001&quot;)" office:value-type="string" office:string-value="SHOP_ATKSPD_001" calcext:value-type="string">
            <text:p>SHOP_ATKSPD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CRIT_001&quot;;[$BACKLOG_MASTER.$A:.$A];0);&quot;SHOP_CRIT_001&quot;);&quot;SHOP_CRIT_001&quot;)" office:value-type="string" office:string-value="SHOP_CRIT_001" calcext:value-type="string">
            <text:p>SHOP_CRIT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CRITDMG_001&quot;;[$BACKLOG_MASTER.$A:.$A];0);&quot;SHOP_CRITDMG_001&quot;);&quot;SHOP_CRITDMG_001&quot;)" office:value-type="string" office:string-value="SHOP_CRITDMG_001" calcext:value-type="string">
            <text:p>SHOP_CRITDMG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GOLD_001&quot;;[$BACKLOG_MASTER.$A:.$A];0);&quot;SHOP_GOLD_001&quot;);&quot;SHOP_GOLD_001&quot;)" office:value-type="string" office:string-value="SHOP_GOLD_001" calcext:value-type="string">
            <text:p>SHOP_GOLD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NON</text:p>
          </table:table-cell>
          <table:table-cell table:style-name="ce82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XP_001&quot;;[$BACKLOG_MASTER.$A:.$A];0);&quot;SHOP_XP_001&quot;);&quot;SHOP_XP_001&quot;)" office:value-type="string" office:string-value="SHOP_XP_001" calcext:value-type="string">
            <text:p>SHOP_XP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string" calcext:value-type="string">
            <text:p>NON</text:p>
          </table:table-cell>
          <table:table-cell table:style-name="ce82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88" table:formula="of:=IFERROR(HYPERLINK(&quot;#BACKLOG_MASTER.A&quot;&amp;MATCH(&quot;SHOP_HEALSTART_001&quot;;[$BACKLOG_MASTER.$A:.$A];0);&quot;SHOP_HEALSTART_001&quot;);&quot;SHOP_HEALSTART_001&quot;)" office:value-type="string" office:string-value="SHOP_HEALSTART_001" calcext:value-type="string">
            <text:p>SHOP_HEALSTART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90" calcext:value-type="float">
            <text:p>90</text:p>
          </table:table-cell>
          <table:table-cell table:style-name="ce88" office:value-type="string" calcext:value-type="string">
            <text:p>NON</text:p>
          </table:table-cell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formula="of:=IFERROR(HYPERLINK(&quot;#BACKLOG_MASTER.A&quot;&amp;MATCH(&quot;SHOP_LUCK_001&quot;;[$BACKLOG_MASTER.$A:.$A];0);&quot;SHOP_LUCK_001&quot;);&quot;SHOP_LUCK_001&quot;)" office:value-type="string" office:string-value="SHOP_LUCK_001" calcext:value-type="string">
            <text:p>SHOP_LUCK_00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20" calcext:value-type="float">
            <text:p>120</text:p>
          </table:table-cell>
          <table:table-cell table:style-name="ce88" office:value-type="string" calcext:value-type="string">
            <text:p>NON</text:p>
          </table:table-cell>
          <table:table-cell table:style-name="ce82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number-columns-repeated="4"/>
          <table:table-cell table:style-name="ce82" table:formula="of:=IFERROR(INDEX([$BACKLOG_MASTER.$F:.$F]; MATCH([.A13]; [$BACKLOG_MASTER.$A:.$A]; 0)); &quot;&quot;)">
            <text:p/>
          </table:table-cell>
        </table:table-row>
        <table:table-row table:style-name="ro13">
          <table:table-cell table:style-name="ce88" table:number-columns-repeated="4"/>
          <table:table-cell table:style-name="ce82" table:formula="of:=IFERROR(INDEX([$BACKLOG_MASTER.$F:.$F]; MATCH([.A14]; [$BACKLOG_MASTER.$A:.$A]; 0)); &quot;&quot;)">
            <text:p/>
          </table:table-cell>
        </table:table-row>
        <table:table-row table:style-name="ro13">
          <table:table-cell table:style-name="ce88" table:number-columns-repeated="4"/>
          <table:table-cell table:style-name="ce82" table:formula="of:=IFERROR(INDEX([$BACKLOG_MASTER.$F:.$F]; MATCH([.A15]; [$BACKLOG_MASTER.$A:.$A]; 0)); &quot;&quot;)">
            <text:p/>
          </table:table-cell>
        </table:table-row>
        <table:table-row table:style-name="ro12" table:number-rows-repeated="1048560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Stats_Economie" table:style-name="ta19">
        <table:table-column table:style-name="co47" table:default-cell-style-name="ce82"/>
        <table:table-column table:style-name="co60" table:default-cell-style-name="ce82"/>
        <table:table-column table:style-name="co61" table:default-cell-style-name="ce82"/>
        <table:table-column table:style-name="co62" table:default-cell-style-name="Default"/>
        <table:table-column table:style-name="co63" table:default-cell-style-name="ce82"/>
        <table:table-column table:style-name="co10" table:number-columns-repeated="6" table:default-cell-style-name="Default"/>
        <table:table-row table:style-name="ro29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Nom</text:p>
          </table:table-cell>
          <table:table-cell table:style-name="ce88" office:value-type="string" calcext:value-type="string">
            <text:p>Type</text:p>
          </table:table-cell>
          <table:table-cell table:style-name="ce88" office:value-type="string" calcext:value-type="string">
            <text:p>Description</text:p>
          </table:table-cell>
          <table:table-cell table:style-name="ce88" office:value-type="string" calcext:value-type="string">
            <text:p>Persistant</text:p>
          </table:table-cell>
          <table:table-cell table:style-name="ce75" office:value-type="string" calcext:value-type="string">
            <text:p>Statut</text:p>
          </table:table-cell>
          <table:table-cell table:style-name="ce75" office:value-type="string" calcext:value-type="string">
            <text:p>Valeur_Base</text:p>
          </table:table-cell>
          <table:table-cell table:style-name="ce75" office:value-type="string" calcext:value-type="string">
            <text:p>Min</text:p>
          </table:table-cell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Unite</text:p>
          </table:table-cell>
          <table:table-cell table:style-name="ce75" office:value-type="string" calcext:value-type="string">
            <text:p>Notes_Tech</text:p>
          </table:table-cell>
        </table:table-row>
        <table:table-row table:style-name="ro13">
          <table:table-cell table:style-name="ce97" table:formula="of:=IFERROR(HYPERLINK(&quot;#BACKLOG_MASTER.A&quot;&amp;MATCH(&quot;STAT_HP_MAX_001&quot;;[$BACKLOG_MASTER.$A:.$A];0);&quot;STAT_HP_MAX_001&quot;);&quot;STAT_HP_MAX_001&quot;)" office:value-type="string" office:string-value="STAT_HP_MAX_001" calcext:value-type="string">
            <text:p>STAT_HP_MAX_001</text:p>
          </table:table-cell>
          <table:table-cell table:style-name="ce88" office:value-type="string" calcext:value-type="string">
            <text:p>Vie maximale</text:p>
          </table:table-cell>
          <table:table-cell table:style-name="ce88" office:value-type="string" calcext:value-type="string">
            <text:p>Stat</text:p>
          </table:table-cell>
          <table:table-cell table:style-name="ce88" office:value-type="string" calcext:value-type="string">
            <text:p>Augmente la vie max du joueur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2"/>
          <table:table-cell table:style-name="ce82" office:value-type="string" calcext:value-type="string">
            <text:p>HP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TAT_ATTACK_POWER_001&quot;;[$BACKLOG_MASTER.$A:.$A];0);&quot;STAT_ATTACK_POWER_001&quot;);&quot;STAT_ATTACK_POWER_001&quot;)" office:value-type="string" office:string-value="STAT_ATTACK_POWER_001" calcext:value-type="string">
            <text:p>STAT_ATTACK_POWER_001</text:p>
          </table:table-cell>
          <table:table-cell table:style-name="ce88" office:value-type="string" calcext:value-type="string">
            <text:p>Puissance attaque</text:p>
          </table:table-cell>
          <table:table-cell table:style-name="ce88" office:value-type="string" calcext:value-type="string">
            <text:p>Stat</text:p>
          </table:table-cell>
          <table:table-cell table:style-name="ce88" office:value-type="string" calcext:value-type="string">
            <text:p>Augmente les dégâts infligés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2"/>
          <table:table-cell table:style-name="ce82" office:value-type="string" calcext:value-type="string">
            <text:p>DMG</text:p>
          </table:table-cell>
          <table:table-cell/>
        </table:table-row>
        <table:table-row table:style-name="ro10">
          <table:table-cell table:style-name="ce97" table:formula="of:=IFERROR(HYPERLINK(&quot;#BACKLOG_MASTER.A&quot;&amp;MATCH(&quot;STAT_DEFENSE_001&quot;;[$BACKLOG_MASTER.$A:.$A];0);&quot;STAT_DEFENSE_001&quot;);&quot;STAT_DEFENSE_001&quot;)" office:value-type="string" office:string-value="STAT_DEFENSE_001" calcext:value-type="string">
            <text:p>STAT_DEFENSE_001</text:p>
          </table:table-cell>
          <table:table-cell table:style-name="ce88" office:value-type="string" calcext:value-type="string">
            <text:p>Défense</text:p>
          </table:table-cell>
          <table:table-cell table:style-name="ce88" office:value-type="string" calcext:value-type="string">
            <text:p>Stat</text:p>
          </table:table-cell>
          <table:table-cell table:style-name="ce88" office:value-type="string" calcext:value-type="string">
            <text:p>Réduit les dégâts reçus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/>
          <table:table-cell table:style-name="ce82" office:value-type="string" calcext:value-type="string">
            <text:p>DEF</text:p>
          </table:table-cell>
          <table:table-cell/>
        </table:table-row>
        <table:table-row table:style-name="ro11">
          <table:table-cell table:style-name="ce97" table:formula="of:=IFERROR(HYPERLINK(&quot;#BACKLOG_MASTER.A&quot;&amp;MATCH(&quot;STAT_GOLD_001&quot;;[$BACKLOG_MASTER.$A:.$A];0);&quot;STAT_GOLD_001&quot;);&quot;STAT_GOLD_001&quot;)" office:value-type="string" office:string-value="STAT_GOLD_001" calcext:value-type="string">
            <text:p>STAT_GOLD_001</text:p>
          </table:table-cell>
          <table:table-cell table:style-name="ce88" office:value-type="string" calcext:value-type="string">
            <text:p>Or</text:p>
          </table:table-cell>
          <table:table-cell table:style-name="ce88" office:value-type="string" calcext:value-type="string">
            <text:p>Monnaie</text:p>
          </table:table-cell>
          <table:table-cell table:style-name="ce88" office:value-type="string" calcext:value-type="string">
            <text:p>Monnaie utilisée pour les améliorations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13">
          <table:table-cell table:style-name="ce97" table:formula="of:=IFERROR(HYPERLINK(&quot;#BACKLOG_MASTER.A&quot;&amp;MATCH(&quot;STAT_WAVE_LEVEL_001&quot;;[$BACKLOG_MASTER.$A:.$A];0);&quot;STAT_WAVE_LEVEL_001&quot;);&quot;STAT_WAVE_LEVEL_001&quot;)" office:value-type="string" office:string-value="STAT_WAVE_LEVEL_001" calcext:value-type="string">
            <text:p>STAT_WAVE_LEVEL_001</text:p>
          </table:table-cell>
          <table:table-cell table:style-name="ce88" office:value-type="string" calcext:value-type="string">
            <text:p>Niveau de vague</text:p>
          </table:table-cell>
          <table:table-cell table:style-name="ce88" office:value-type="string" calcext:value-type="string">
            <text:p>Progression</text:p>
          </table:table-cell>
          <table:table-cell table:style-name="ce88" office:value-type="string" calcext:value-type="string">
            <text:p>Indique l’avancement dans la run</text:p>
          </table:table-cell>
          <table:table-cell table:style-name="ce88" office:value-type="string" calcext:value-type="string">
            <text:p>NON</text:p>
          </table:table-cell>
          <table:table-cell table:style-name="ce82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11">
          <table:table-cell table:style-name="ce97" table:formula="of:=IFERROR(HYPERLINK(&quot;#BACKLOG_MASTER.A&quot;&amp;MATCH(&quot;STAT_XP_001&quot;;[$BACKLOG_MASTER.$A:.$A];0);&quot;STAT_XP_001&quot;);&quot;STAT_XP_001&quot;)" office:value-type="string" office:string-value="STAT_XP_001" calcext:value-type="string">
            <text:p>STAT_XP_001</text:p>
          </table:table-cell>
          <table:table-cell table:style-name="ce88" office:value-type="string" calcext:value-type="string">
            <text:p>XP</text:p>
          </table:table-cell>
          <table:table-cell table:style-name="ce88" office:value-type="string" calcext:value-type="string">
            <text:p>Progression</text:p>
          </table:table-cell>
          <table:table-cell table:style-name="ce88" office:value-type="string" calcext:value-type="string">
            <text:p>Expérience gagnée en tuant des ennemis (sert au leveling)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11">
          <table:table-cell table:style-name="ce97" table:formula="of:=IFERROR(HYPERLINK(&quot;#BACKLOG_MASTER.A&quot;&amp;MATCH(&quot;STAT_LEVEL_001&quot;;[$BACKLOG_MASTER.$A:.$A];0);&quot;STAT_LEVEL_001&quot;);&quot;STAT_LEVEL_001&quot;)" office:value-type="string" office:string-value="STAT_LEVEL_001" calcext:value-type="string">
            <text:p>STAT_LEVEL_001</text:p>
          </table:table-cell>
          <table:table-cell table:style-name="ce88" office:value-type="string" calcext:value-type="string">
            <text:p>Niveau</text:p>
          </table:table-cell>
          <table:table-cell table:style-name="ce88" office:value-type="string" calcext:value-type="string">
            <text:p>Progression</text:p>
          </table:table-cell>
          <table:table-cell table:style-name="ce88" office:value-type="string" calcext:value-type="string">
            <text:p>Niveau du joueur (augmente via XP)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number-columns-repeated="5"/>
        </table:table-row>
        <table:table-row table:style-name="ro38">
          <table:table-cell table:style-name="ce97" table:formula="of:=IFERROR(HYPERLINK(&quot;#BACKLOG_MASTER.A&quot;&amp;MATCH(&quot;STAT_SPEED_001&quot;;[$BACKLOG_MASTER.$A:.$A];0);&quot;STAT_SPEED_001&quot;);&quot;STAT_SPEED_001&quot;)" office:value-type="string" office:string-value="STAT_SPEED_001" calcext:value-type="string">
            <text:p>STAT_SPEED_001</text:p>
          </table:table-cell>
          <table:table-cell table:style-name="ce88" office:value-type="string" calcext:value-type="string">
            <text:p>Vitesse</text:p>
          </table:table-cell>
          <table:table-cell table:style-name="ce88" office:value-type="string" calcext:value-type="string">
            <text:p>Stat</text:p>
          </table:table-cell>
          <table:table-cell table:style-name="ce88" office:value-type="string" calcext:value-type="string">
            <text:p>vitesse d’auto-move (px/s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250" calcext:value-type="float">
            <text:p>250</text:p>
          </table:table-cell>
          <table:table-cell table:number-columns-repeated="2"/>
          <table:table-cell table:style-name="ce82" office:value-type="string" calcext:value-type="string">
            <text:p>px/s</text:p>
          </table:table-cell>
          <table:table-cell/>
        </table:table-row>
        <table:table-row table:style-name="ro1">
          <table:table-cell table:style-name="ce97" table:formula="of:=IFERROR(HYPERLINK(&quot;#BACKLOG_MASTER.A&quot;&amp;MATCH(&quot;STAT_ATK_SPEED_001&quot;;[$BACKLOG_MASTER.$A:.$A];0);&quot;STAT_ATK_SPEED_001&quot;);&quot;STAT_ATK_SPEED_001&quot;)" office:value-type="string" office:string-value="STAT_ATK_SPEED_001" calcext:value-type="string">
            <text:p>STAT_ATK_SPEED_001</text:p>
          </table:table-cell>
          <table:table-cell table:style-name="ce88" office:value-type="string" calcext:value-type="string">
            <text:p>Vitesse d’attaque</text:p>
          </table:table-cell>
          <table:table-cell table:style-name="ce88" office:value-type="string" calcext:value-type="string">
            <text:p>Stat</text:p>
          </table:table-cell>
          <table:table-cell table:style-name="ce88" office:value-type="string" calcext:value-type="string">
            <text:p>% qui réduit le cooldown d’attaque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/>
          <table:table-cell table:style-name="ce82" office:value-type="string" calcext:value-type="string">
            <text:p>%</text:p>
          </table:table-cell>
          <table:table-cell/>
        </table:table-row>
        <table:table-row table:style-name="ro39">
          <table:table-cell table:style-name="ce97" table:formula="of:=IFERROR(HYPERLINK(&quot;#BACKLOG_MASTER.A&quot;&amp;MATCH(&quot;STAT_CRIT_CHANCE_001&quot;;[$BACKLOG_MASTER.$A:.$A];0);&quot;STAT_CRIT_CHANCE_001&quot;);&quot;STAT_CRIT_CHANCE_001&quot;)" office:value-type="string" office:string-value="STAT_CRIT_CHANCE_001" calcext:value-type="string">
            <text:p>STAT_CRIT_CHANCE_001</text:p>
          </table:table-cell>
          <table:table-cell table:style-name="ce88" office:value-type="string" calcext:value-type="string">
            <text:p>Coup critique</text:p>
          </table:table-cell>
          <table:table-cell table:style-name="ce88" office:value-type="string" calcext:value-type="string">
            <text:p>Stat</text:p>
          </table:table-cell>
          <table:table-cell table:style-name="ce88" office:value-type="string" calcext:value-type="string">
            <text:p>Chance de critique (%)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0.05" calcext:value-type="float">
            <text:p>0,05</text:p>
          </table:table-cell>
          <table:table-cell table:number-columns-repeated="2"/>
          <table:table-cell table:style-name="ce82" office:value-type="string" calcext:value-type="string">
            <text:p>%</text:p>
          </table:table-cell>
          <table:table-cell/>
        </table:table-row>
        <table:table-row table:style-name="ro13">
          <table:table-cell table:style-name="ce97" table:formula="of:=IFERROR(HYPERLINK(&quot;#BACKLOG_MASTER.A&quot;&amp;MATCH(&quot;STAT_CRIT_DAMAGE_001&quot;;[$BACKLOG_MASTER.$A:.$A];0);&quot;STAT_CRIT_DAMAGE_001&quot;);&quot;STAT_CRIT_DAMAGE_001&quot;)" office:value-type="string" office:string-value="STAT_CRIT_DAMAGE_001" calcext:value-type="string">
            <text:p>STAT_CRIT_DAMAGE_001</text:p>
          </table:table-cell>
          <table:table-cell table:style-name="ce88" office:value-type="string" calcext:value-type="string">
            <text:p>Dégâts critique</text:p>
          </table:table-cell>
          <table:table-cell table:style-name="ce88" office:value-type="string" calcext:value-type="string">
            <text:p>Stat</text:p>
          </table:table-cell>
          <table:table-cell table:style-name="ce88" office:value-type="string" calcext:value-type="string">
            <text:p>Multiplicateur critique (ex: 150%)</text:p>
          </table:table-cell>
          <table:table-cell table:style-name="ce88" office:value-type="string" calcext:value-type="string">
            <text:p>OUI</text:p>
          </table:table-cell>
          <table:table-cell table:style-name="ce82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1.5" calcext:value-type="float">
            <text:p>1,5</text:p>
          </table:table-cell>
          <table:table-cell table:number-columns-repeated="2"/>
          <table:table-cell table:style-name="ce82" office:value-type="string" calcext:value-type="string">
            <text:p>%</text:p>
          </table:table-cell>
          <table:table-cell/>
        </table:table-row>
        <table:table-row table:style-name="ro7">
          <table:table-cell table:style-name="ce97" table:formula="of:=IFERROR(HYPERLINK(&quot;#BACKLOG_MASTER.A&quot;&amp;MATCH(&quot;STAT_GOLD_GAIN_MULT_001&quot;;[$BACKLOG_MASTER.$A:.$A];0);&quot;STAT_GOLD_GAIN_MULT_001&quot;);&quot;STAT_GOLD_GAIN_MULT_001&quot;)" office:value-type="string" office:string-value="STAT_GOLD_GAIN_MULT_001" calcext:value-type="string">
            <text:p>STAT_GOLD_GAIN_MULT_001</text:p>
          </table:table-cell>
          <table:table-cell office:value-type="string" calcext:value-type="string">
            <text:p>Bonus gain d'Or</text:p>
          </table:table-cell>
          <table:table-cell office:value-type="string" calcext:value-type="string">
            <text:p>Stat</text:p>
          </table:table-cell>
          <table:table-cell table:style-name="ce82" office:value-type="string" calcext:value-type="string">
            <text:p>Multiplicateur gain d'Or (%)</text:p>
          </table:table-cell>
          <table:table-cell office:value-type="string" calcext:value-type="string">
            <text:p>OUI</text:p>
          </table:table-cell>
          <table:table-cell table:style-name="ce82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/>
          <table:table-cell table:style-name="ce82" office:value-type="string" calcext:value-type="string">
            <text:p>%</text:p>
          </table:table-cell>
          <table:table-cell/>
        </table:table-row>
        <table:table-row table:style-name="ro7">
          <table:table-cell table:style-name="ce97" table:formula="of:=IFERROR(HYPERLINK(&quot;#BACKLOG_MASTER.A&quot;&amp;MATCH(&quot;STAT_XP_GAIN_MULT_001&quot;;[$BACKLOG_MASTER.$A:.$A];0);&quot;STAT_XP_GAIN_MULT_001&quot;);&quot;STAT_XP_GAIN_MULT_001&quot;)" office:value-type="string" office:string-value="STAT_XP_GAIN_MULT_001" calcext:value-type="string">
            <text:p>STAT_XP_GAIN_MULT_001</text:p>
          </table:table-cell>
          <table:table-cell office:value-type="string" calcext:value-type="string">
            <text:p>Bonus gain d'XP</text:p>
          </table:table-cell>
          <table:table-cell office:value-type="string" calcext:value-type="string">
            <text:p>Stat</text:p>
          </table:table-cell>
          <table:table-cell table:style-name="ce82" office:value-type="string" calcext:value-type="string">
            <text:p>Multiplicateur gain d'XP (%)</text:p>
          </table:table-cell>
          <table:table-cell office:value-type="string" calcext:value-type="string">
            <text:p>OUI</text:p>
          </table:table-cell>
          <table:table-cell table:style-name="ce82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/>
          <table:table-cell table:style-name="ce82" office:value-type="string" calcext:value-type="string">
            <text:p>%</text:p>
          </table:table-cell>
          <table:table-cell/>
        </table:table-row>
        <table:table-row table:style-name="ro12" table:number-rows-repeated="1048556">
          <table:table-cell table:number-columns-repeated="11"/>
        </table:table-row>
        <table:table-row table:style-name="ro34" table:number-rows-repeated="5">
          <table:table-cell table:number-columns-repeated="11"/>
        </table:table-row>
        <table:table-row table:style-name="ro34">
          <table:table-cell table:number-columns-repeated="11"/>
        </table:table-row>
      </table:table>
      <table:table table:name="Leveling" table:style-name="ta42">
        <office:forms form:automatic-focus="false" form:apply-design-mode="false"/>
        <table:table-column table:style-name="co6" table:default-cell-style-name="ce82"/>
        <table:table-column table:style-name="co109" table:default-cell-style-name="Default"/>
        <table:table-column table:style-name="co108" table:default-cell-style-name="ce82"/>
        <table:table-column table:style-name="co110" table:default-cell-style-name="Default"/>
        <table:table-column table:style-name="co10" table:default-cell-style-name="Default"/>
        <table:table-row table:style-name="ro13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Paramètre</text:p>
          </table:table-cell>
          <table:table-cell table:style-name="ce88" office:value-type="string" calcext:value-type="string">
            <text:p>Valeur</text:p>
          </table:table-cell>
          <table:table-cell table:style-name="ce88" office:value-type="string" calcext:value-type="string">
            <text:p>Description</text:p>
          </table:table-cell>
          <table:table-cell table:style-name="ce75" office:value-type="string" calcext:value-type="string">
            <text:p>Statut</text:p>
          </table:table-cell>
        </table:table-row>
        <table:table-row table:style-name="ro13">
          <table:table-cell table:style-name="ce97" table:formula="of:=IFERROR(HYPERLINK(&quot;#BACKLOG_MASTER.A&quot;&amp;MATCH(&quot;LVL_RULE_001&quot;;[$BACKLOG_MASTER.$A:.$A];0);&quot;LVL_RULE_001&quot;);&quot;LVL_RULE_001&quot;)" office:value-type="string" office:string-value="LVL_RULE_001" calcext:value-type="string">
            <text:p>LVL_RULE_001</text:p>
          </table:table-cell>
          <table:table-cell table:style-name="ce88" office:value-type="string" calcext:value-type="string">
            <text:p>Level max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string" calcext:value-type="string">
            <text:p>Cap de niveau (modifiable)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02&quot;;[$BACKLOG_MASTER.$A:.$A];0);&quot;LVL_RULE_002&quot;);&quot;LVL_RULE_002&quot;)" office:value-type="string" office:string-value="LVL_RULE_002" calcext:value-type="string">
            <text:p>LVL_RULE_002</text:p>
          </table:table-cell>
          <table:table-cell table:style-name="ce88" office:value-type="string" calcext:value-type="string">
            <text:p>XP base niveau 1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string" calcext:value-type="string">
            <text:p>XP pour passer du niveau 1 au 2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LVL_RULE_003&quot;;[$BACKLOG_MASTER.$A:.$A];0);&quot;LVL_RULE_003&quot;);&quot;LVL_RULE_003&quot;)" office:value-type="string" office:string-value="LVL_RULE_003" calcext:value-type="string">
            <text:p>LVL_RULE_003</text:p>
          </table:table-cell>
          <table:table-cell table:style-name="ce88" office:value-type="string" calcext:value-type="string">
            <text:p>Multiplicateur progression XP</text:p>
          </table:table-cell>
          <table:table-cell table:style-name="ce88" office:value-type="string" calcext:value-type="string">
            <text:p>1.15</text:p>
          </table:table-cell>
          <table:table-cell table:style-name="ce88" office:value-type="string" calcext:value-type="string">
            <text:p>XP_next = XP_base * (mult ^ (level-1))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04&quot;;[$BACKLOG_MASTER.$A:.$A];0);&quot;LVL_RULE_004&quot;);&quot;LVL_RULE_004&quot;)" office:value-type="string" office:string-value="LVL_RULE_004" calcext:value-type="string">
            <text:p>LVL_RULE_004</text:p>
          </table:table-cell>
          <table:table-cell table:style-name="ce88" office:value-type="string" calcext:value-type="string">
            <text:p>HP par niveau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string" calcext:value-type="string">
            <text:p>Bonus HP max à chaque niveau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05&quot;;[$BACKLOG_MASTER.$A:.$A];0);&quot;LVL_RULE_005&quot;);&quot;LVL_RULE_005&quot;)" office:value-type="string" office:string-value="LVL_RULE_005" calcext:value-type="string">
            <text:p>LVL_RULE_005</text:p>
          </table:table-cell>
          <table:table-cell table:style-name="ce88" office:value-type="string" calcext:value-type="string">
            <text:p>ATT par niveau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Bonus attaque à chaque niveau</text:p>
          </table:table-cell>
          <table:table-cell table:style-name="ce82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06&quot;;[$BACKLOG_MASTER.$A:.$A];0);&quot;LVL_RULE_006&quot;);&quot;LVL_RULE_006&quot;)" office:value-type="string" office:string-value="LVL_RULE_006" calcext:value-type="string">
            <text:p>LVL_RULE_006</text:p>
          </table:table-cell>
          <table:table-cell table:style-name="ce88" office:value-type="string" calcext:value-type="string">
            <text:p>DEF par niveau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Bonus défense à chaque niveau</text:p>
          </table:table-cell>
          <table:table-cell table:style-name="ce82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07&quot;;[$BACKLOG_MASTER.$A:.$A];0);&quot;LVL_RULE_007&quot;);&quot;LVL_RULE_007&quot;)" office:value-type="string" office:string-value="LVL_RULE_007" calcext:value-type="string">
            <text:p>LVL_RULE_007</text:p>
          </table:table-cell>
          <table:table-cell table:style-name="ce88" office:value-type="string" calcext:value-type="string">
            <text:p>SPEED par niveau</text:p>
          </table:table-cell>
          <table:table-cell table:style-name="ce88" office:value-type="string" calcext:value-type="string">
            <text:p>+0.2</text:p>
          </table:table-cell>
          <table:table-cell table:style-name="ce88" office:value-type="string" calcext:value-type="string">
            <text:p>Bonus vitesse (auto-move horizontal)</text:p>
          </table:table-cell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08&quot;;[$BACKLOG_MASTER.$A:.$A];0);&quot;LVL_RULE_008&quot;);&quot;LVL_RULE_008&quot;)" office:value-type="string" office:string-value="LVL_RULE_008" calcext:value-type="string">
            <text:p>LVL_RULE_008</text:p>
          </table:table-cell>
          <table:table-cell table:style-name="ce88" office:value-type="string" calcext:value-type="string">
            <text:p>ATK SPD par niveau</text:p>
          </table:table-cell>
          <table:table-cell table:style-name="ce88" office:value-type="string" calcext:value-type="string">
            <text:p>+0.5%</text:p>
          </table:table-cell>
          <table:table-cell table:style-name="ce88" office:value-type="string" calcext:value-type="string">
            <text:p>Bonus vitesse d’attaque (pourcentage)</text:p>
          </table:table-cell>
          <table:table-cell table:style-name="ce82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LVL_RULE_009&quot;;[$BACKLOG_MASTER.$A:.$A];0);&quot;LVL_RULE_009&quot;);&quot;LVL_RULE_009&quot;)" office:value-type="string" office:string-value="LVL_RULE_009" calcext:value-type="string">
            <text:p>LVL_RULE_009</text:p>
          </table:table-cell>
          <table:table-cell table:style-name="ce88" office:value-type="string" calcext:value-type="string">
            <text:p>CRIT% par niveau</text:p>
          </table:table-cell>
          <table:table-cell table:style-name="ce88" office:value-type="string" calcext:value-type="string">
            <text:p>+0.2%</text:p>
          </table:table-cell>
          <table:table-cell table:style-name="ce88" office:value-type="string" calcext:value-type="string">
            <text:p>Bonus chance critique (cap conseillé plus bas)</text:p>
          </table:table-cell>
          <table:table-cell table:style-name="ce82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10&quot;;[$BACKLOG_MASTER.$A:.$A];0);&quot;LVL_RULE_010&quot;);&quot;LVL_RULE_010&quot;)" office:value-type="string" office:string-value="LVL_RULE_010" calcext:value-type="string">
            <text:p>LVL_RULE_010</text:p>
          </table:table-cell>
          <table:table-cell table:style-name="ce88" office:value-type="string" calcext:value-type="string">
            <text:p>Cap CRIT%</text:p>
          </table:table-cell>
          <table:table-cell table:style-name="ce23" office:value-type="percentage" office:value="0.3" calcext:value-type="percentage">
            <text:p>30,00 %</text:p>
          </table:table-cell>
          <table:table-cell table:style-name="ce88" office:value-type="string" calcext:value-type="string">
            <text:p>Pour éviter le 100% crit en endgame</text:p>
          </table:table-cell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97" table:formula="of:=IFERROR(HYPERLINK(&quot;#BACKLOG_MASTER.A&quot;&amp;MATCH(&quot;LVL_RULE_011&quot;;[$BACKLOG_MASTER.$A:.$A];0);&quot;LVL_RULE_011&quot;);&quot;LVL_RULE_011&quot;)" office:value-type="string" office:string-value="LVL_RULE_011" calcext:value-type="string">
            <text:p>LVL_RULE_011</text:p>
          </table:table-cell>
          <table:table-cell table:style-name="ce88" office:value-type="string" calcext:value-type="string">
            <text:p>CRIT DMG base</text:p>
          </table:table-cell>
          <table:table-cell table:style-name="ce23" office:value-type="percentage" office:value="1.5" calcext:value-type="percentage">
            <text:p>150,00 %</text:p>
          </table:table-cell>
          <table:table-cell table:style-name="ce88" office:value-type="string" calcext:value-type="string">
            <text:p>CritDamage initial</text:p>
          </table:table-cell>
          <table:table-cell table:style-name="ce82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LVL_RULE_012&quot;;[$BACKLOG_MASTER.$A:.$A];0);&quot;LVL_RULE_012&quot;);&quot;LVL_RULE_012&quot;)" office:value-type="string" office:string-value="LVL_RULE_012" calcext:value-type="string">
            <text:p>LVL_RULE_012</text:p>
          </table:table-cell>
          <table:table-cell table:style-name="ce88" office:value-type="string" calcext:value-type="string">
            <text:p>CRIT DMG par palier</text:p>
          </table:table-cell>
          <table:table-cell table:style-name="ce88" office:value-type="float" office:value="0.1" calcext:value-type="float">
            <text:p>0,1</text:p>
          </table:table-cell>
          <table:table-cell table:style-name="ce88" office:value-type="string" calcext:value-type="string">
            <text:p>Bonus dégâts +10% crit toutes les 10 niveaux</text:p>
          </table:table-cell>
          <table:table-cell table:style-name="ce82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number-columns-repeated="4"/>
          <table:table-cell table:style-name="ce82" table:formula="of:=IFERROR(INDEX([$BACKLOG_MASTER.$F:.$F]; MATCH([.A14]; [$BACKLOG_MASTER.$A:.$A]; 0)); &quot;&quot;)">
            <text:p/>
          </table:table-cell>
        </table:table-row>
        <table:table-row table:style-name="ro13">
          <table:table-cell table:style-name="ce88" table:number-columns-repeated="4"/>
          <table:table-cell table:style-name="ce82" table:formula="of:=IFERROR(INDEX([$BACKLOG_MASTER.$F:.$F]; MATCH([.A15]; [$BACKLOG_MASTER.$A:.$A]; 0)); &quot;&quot;)">
            <text:p/>
          </table:table-cell>
        </table:table-row>
        <table:table-row table:style-name="ro13">
          <table:table-cell table:style-name="ce88" table:number-columns-repeated="4"/>
          <table:table-cell table:style-name="ce82" table:formula="of:=IFERROR(INDEX([$BACKLOG_MASTER.$F:.$F]; MATCH([.A16]; [$BACKLOG_MASTER.$A:.$A]; 0)); &quot;&quot;)">
            <text:p/>
          </table:table-cell>
        </table:table-row>
        <table:table-row table:style-name="ro12" table:number-rows-repeated="1048559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Checkpoint" table:style-name="ta43">
        <table:table-column table:style-name="co10" table:number-columns-repeated="4" table:default-cell-style-name="Default"/>
        <table:table-column table:style-name="co111" table:default-cell-style-name="ce82"/>
        <table:table-column table:style-name="co112" table:default-cell-style-name="Default"/>
        <table:table-column table:style-name="co10" table:number-columns-repeated="2" table:default-cell-style-name="Default"/>
        <table:table-row table:style-name="ro13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Zone</text:p>
          </table:table-cell>
          <table:table-cell table:style-name="ce88" office:value-type="string" calcext:value-type="string">
            <text:p>Vague</text:p>
          </table:table-cell>
          <table:table-cell table:style-name="ce88" office:value-type="string" calcext:value-type="string">
            <text:p>Nom</text:p>
          </table:table-cell>
          <table:table-cell table:style-name="ce88" office:value-type="string" calcext:value-type="string">
            <text:p>Condition</text:p>
          </table:table-cell>
          <table:table-cell table:style-name="ce88" office:value-type="string" calcext:value-type="string">
            <text:p>Effet</text:p>
          </table:table-cell>
          <table:table-cell table:style-name="ce88" office:value-type="string" calcext:value-type="string">
            <text:p>Notes</text:p>
          </table:table-cell>
          <table:table-cell table:style-name="ce75" office:value-type="string" calcext:value-type="string">
            <text:p>Statut</text:p>
          </table:table-cell>
        </table:table-row>
        <table:table-row table:style-name="ro11">
          <table:table-cell table:style-name="ce97" table:formula="of:=IFERROR(HYPERLINK(&quot;#BACKLOG_MASTER.A&quot;&amp;MATCH(&quot;CP_FORET_001&quot;;[$BACKLOG_MASTER.$A:.$A];0);&quot;CP_FORET_001&quot;);&quot;CP_FORET_001&quot;)" office:value-type="string" office:string-value="CP_FORET_001" calcext:value-type="string">
            <text:p>CP_FORET_001</text:p>
          </table:table-cell>
          <table:table-cell table:style-name="ce88" office:value-type="string" calcext:value-type="string">
            <text:p>Forêt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Checkpoint Forêt 1</text:p>
          </table:table-cell>
          <table:table-cell table:style-name="ce88" office:value-type="string" calcext:value-type="string">
            <text:p>Vague &gt;= 10</text:p>
          </table:table-cell>
          <table:table-cell table:style-name="ce88" office:value-type="string" calcext:value-type="string">
            <text:p>Débloque reprise à la vague 10</text:p>
          </table:table-cell>
          <table:table-cell table:style-name="ce88" office:value-type="string" calcext:value-type="string">
            <text:p>Progression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FORET_002&quot;;[$BACKLOG_MASTER.$A:.$A];0);&quot;CP_FORET_002&quot;);&quot;CP_FORET_002&quot;)" office:value-type="string" office:string-value="CP_FORET_002" calcext:value-type="string">
            <text:p>CP_FORET_002</text:p>
          </table:table-cell>
          <table:table-cell table:style-name="ce88" office:value-type="string" calcext:value-type="string">
            <text:p>Forêt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Checkpoint Forêt 2</text:p>
          </table:table-cell>
          <table:table-cell table:style-name="ce88" office:value-type="string" calcext:value-type="string">
            <text:p>Vague &gt;= 20</text:p>
          </table:table-cell>
          <table:table-cell table:style-name="ce88" office:value-type="string" calcext:value-type="string">
            <text:p>Débloque reprise à la vague 20</text:p>
          </table:table-cell>
          <table:table-cell table:style-name="ce88" office:value-type="string" calcext:value-type="string">
            <text:p>Progression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FORET_003&quot;;[$BACKLOG_MASTER.$A:.$A];0);&quot;CP_FORET_003&quot;);&quot;CP_FORET_003&quot;)" office:value-type="string" office:string-value="CP_FORET_003" calcext:value-type="string">
            <text:p>CP_FORET_003</text:p>
          </table:table-cell>
          <table:table-cell table:style-name="ce88" office:value-type="string" calcext:value-type="string">
            <text:p>Forêt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Fin Forêt</text:p>
          </table:table-cell>
          <table:table-cell table:style-name="ce88" office:value-type="string" calcext:value-type="string">
            <text:p>Vague &gt;= 30</text:p>
          </table:table-cell>
          <table:table-cell table:style-name="ce88" office:value-type="string" calcext:value-type="string">
            <text:p>Débloque la zone Caverne</text:p>
          </table:table-cell>
          <table:table-cell table:style-name="ce88" office:value-type="string" calcext:value-type="string">
            <text:p>Boss/Gardien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number-columns-repeated="7"/>
          <table:table-cell table:style-name="ce82" table:formula="of:=IFERROR(INDEX([$BACKLOG_MASTER.$F:.$F]; MATCH([.A5]; [$BACKLOG_MASTER.$A:.$A]; 0)); &quot;&quot;)">
            <text:p/>
          </table:table-cell>
        </table:table-row>
        <table:table-row table:style-name="ro11">
          <table:table-cell table:style-name="ce97" table:formula="of:=IFERROR(HYPERLINK(&quot;#BACKLOG_MASTER.A&quot;&amp;MATCH(&quot;CP_CAVERNE_001&quot;;[$BACKLOG_MASTER.$A:.$A];0);&quot;CP_CAVERNE_001&quot;);&quot;CP_CAVERNE_001&quot;)" office:value-type="string" office:string-value="CP_CAVERNE_001" calcext:value-type="string">
            <text:p>CP_CAVERNE_001</text:p>
          </table:table-cell>
          <table:table-cell table:style-name="ce88" office:value-type="string" calcext:value-type="string">
            <text:p>Caverne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Checkpoint Caverne 1</text:p>
          </table:table-cell>
          <table:table-cell table:style-name="ce88" office:value-type="string" calcext:value-type="string">
            <text:p>Vague &gt;= 10</text:p>
          </table:table-cell>
          <table:table-cell table:style-name="ce88" office:value-type="string" calcext:value-type="string">
            <text:p>Débloque reprise à la vague 10</text:p>
          </table:table-cell>
          <table:table-cell table:style-name="ce88" office:value-type="string" calcext:value-type="string">
            <text:p>Progression</text:p>
          </table:table-cell>
          <table:table-cell table:style-name="ce82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CAVERNE_002&quot;;[$BACKLOG_MASTER.$A:.$A];0);&quot;CP_CAVERNE_002&quot;);&quot;CP_CAVERNE_002&quot;)" office:value-type="string" office:string-value="CP_CAVERNE_002" calcext:value-type="string">
            <text:p>CP_CAVERNE_002</text:p>
          </table:table-cell>
          <table:table-cell table:style-name="ce88" office:value-type="string" calcext:value-type="string">
            <text:p>Caverne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Checkpoint Caverne 2</text:p>
          </table:table-cell>
          <table:table-cell table:style-name="ce88" office:value-type="string" calcext:value-type="string">
            <text:p>Vague &gt;= 20</text:p>
          </table:table-cell>
          <table:table-cell table:style-name="ce88" office:value-type="string" calcext:value-type="string">
            <text:p>Débloque reprise à la vague 20</text:p>
          </table:table-cell>
          <table:table-cell table:style-name="ce88" office:value-type="string" calcext:value-type="string">
            <text:p>Progression</text:p>
          </table:table-cell>
          <table:table-cell table:style-name="ce82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CAVERNE_003&quot;;[$BACKLOG_MASTER.$A:.$A];0);&quot;CP_CAVERNE_003&quot;);&quot;CP_CAVERNE_003&quot;)" office:value-type="string" office:string-value="CP_CAVERNE_003" calcext:value-type="string">
            <text:p>CP_CAVERNE_003</text:p>
          </table:table-cell>
          <table:table-cell table:style-name="ce88" office:value-type="string" calcext:value-type="string">
            <text:p>Caverne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Fin Caverne</text:p>
          </table:table-cell>
          <table:table-cell table:style-name="ce88" office:value-type="string" calcext:value-type="string">
            <text:p>Vague &gt;= 30</text:p>
          </table:table-cell>
          <table:table-cell table:style-name="ce88" office:value-type="string" calcext:value-type="string">
            <text:p>Débloque la zone Ciel</text:p>
          </table:table-cell>
          <table:table-cell table:style-name="ce88" office:value-type="string" calcext:value-type="string">
            <text:p>Boss/Gardien</text:p>
          </table:table-cell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number-columns-repeated="7"/>
          <table:table-cell table:style-name="ce82" table:formula="of:=IFERROR(INDEX([$BACKLOG_MASTER.$F:.$F]; MATCH([.A9]; [$BACKLOG_MASTER.$A:.$A]; 0)); &quot;&quot;)">
            <text:p/>
          </table:table-cell>
        </table:table-row>
        <table:table-row table:style-name="ro11">
          <table:table-cell table:style-name="ce97" table:formula="of:=IFERROR(HYPERLINK(&quot;#BACKLOG_MASTER.A&quot;&amp;MATCH(&quot;CP_CIEL_001&quot;;[$BACKLOG_MASTER.$A:.$A];0);&quot;CP_CIEL_001&quot;);&quot;CP_CIEL_001&quot;)" office:value-type="string" office:string-value="CP_CIEL_001" calcext:value-type="string">
            <text:p>CP_CIEL_001</text:p>
          </table:table-cell>
          <table:table-cell table:style-name="ce88" office:value-type="string" calcext:value-type="string">
            <text:p>Ciel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Checkpoint Ciel 1</text:p>
          </table:table-cell>
          <table:table-cell table:style-name="ce88" office:value-type="string" calcext:value-type="string">
            <text:p>Vague &gt;= 10</text:p>
          </table:table-cell>
          <table:table-cell table:style-name="ce88" office:value-type="string" calcext:value-type="string">
            <text:p>Débloque reprise à la vague 10</text:p>
          </table:table-cell>
          <table:table-cell table:style-name="ce88" office:value-type="string" calcext:value-type="string">
            <text:p>Progression</text:p>
          </table:table-cell>
          <table:table-cell table:style-name="ce82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CIEL_002&quot;;[$BACKLOG_MASTER.$A:.$A];0);&quot;CP_CIEL_002&quot;);&quot;CP_CIEL_002&quot;)" office:value-type="string" office:string-value="CP_CIEL_002" calcext:value-type="string">
            <text:p>CP_CIEL_002</text:p>
          </table:table-cell>
          <table:table-cell table:style-name="ce88" office:value-type="string" calcext:value-type="string">
            <text:p>Ciel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Checkpoint Ciel 2</text:p>
          </table:table-cell>
          <table:table-cell table:style-name="ce88" office:value-type="string" calcext:value-type="string">
            <text:p>Vague &gt;= 20</text:p>
          </table:table-cell>
          <table:table-cell table:style-name="ce88" office:value-type="string" calcext:value-type="string">
            <text:p>Débloque reprise à la vague 20</text:p>
          </table:table-cell>
          <table:table-cell table:style-name="ce88" office:value-type="string" calcext:value-type="string">
            <text:p>Progression</text:p>
          </table:table-cell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CIEL_003&quot;;[$BACKLOG_MASTER.$A:.$A];0);&quot;CP_CIEL_003&quot;);&quot;CP_CIEL_003&quot;)" office:value-type="string" office:string-value="CP_CIEL_003" calcext:value-type="string">
            <text:p>CP_CIEL_003</text:p>
          </table:table-cell>
          <table:table-cell table:style-name="ce88" office:value-type="string" calcext:value-type="string">
            <text:p>Ciel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Fin Ciel</text:p>
          </table:table-cell>
          <table:table-cell table:style-name="ce88" office:value-type="string" calcext:value-type="string">
            <text:p>Vague &gt;= 30</text:p>
          </table:table-cell>
          <table:table-cell table:style-name="ce88" office:value-type="string" calcext:value-type="string">
            <text:p>Débloque la zone Sommet</text:p>
          </table:table-cell>
          <table:table-cell table:style-name="ce88" office:value-type="string" calcext:value-type="string">
            <text:p>Boss/Gardien</text:p>
          </table:table-cell>
          <table:table-cell table:style-name="ce82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number-columns-repeated="7"/>
          <table:table-cell table:style-name="ce82" table:formula="of:=IFERROR(INDEX([$BACKLOG_MASTER.$F:.$F]; MATCH([.A13]; [$BACKLOG_MASTER.$A:.$A]; 0)); &quot;&quot;)">
            <text:p/>
          </table:table-cell>
        </table:table-row>
        <table:table-row table:style-name="ro11">
          <table:table-cell table:style-name="ce97" table:formula="of:=IFERROR(HYPERLINK(&quot;#BACKLOG_MASTER.A&quot;&amp;MATCH(&quot;CP_SOMMET_001&quot;;[$BACKLOG_MASTER.$A:.$A];0);&quot;CP_SOMMET_001&quot;);&quot;CP_SOMMET_001&quot;)" office:value-type="string" office:string-value="CP_SOMMET_001" calcext:value-type="string">
            <text:p>CP_SOMMET_001</text:p>
          </table:table-cell>
          <table:table-cell table:style-name="ce88" office:value-type="string" calcext:value-type="string">
            <text:p>Sommet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Checkpoint Sommet 1</text:p>
          </table:table-cell>
          <table:table-cell table:style-name="ce88" office:value-type="string" calcext:value-type="string">
            <text:p>Vague &gt;= 10</text:p>
          </table:table-cell>
          <table:table-cell table:style-name="ce88" office:value-type="string" calcext:value-type="string">
            <text:p>Débloque reprise à la vague 10</text:p>
          </table:table-cell>
          <table:table-cell table:style-name="ce88" office:value-type="string" calcext:value-type="string">
            <text:p>Endgame</text:p>
          </table:table-cell>
          <table:table-cell table:style-name="ce82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SOMMET_002&quot;;[$BACKLOG_MASTER.$A:.$A];0);&quot;CP_SOMMET_002&quot;);&quot;CP_SOMMET_002&quot;)" office:value-type="string" office:string-value="CP_SOMMET_002" calcext:value-type="string">
            <text:p>CP_SOMMET_002</text:p>
          </table:table-cell>
          <table:table-cell table:style-name="ce88" office:value-type="string" calcext:value-type="string">
            <text:p>Sommet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Checkpoint Sommet 2</text:p>
          </table:table-cell>
          <table:table-cell table:style-name="ce88" office:value-type="string" calcext:value-type="string">
            <text:p>Vague &gt;= 20</text:p>
          </table:table-cell>
          <table:table-cell table:style-name="ce88" office:value-type="string" calcext:value-type="string">
            <text:p>Débloque reprise à la vague 20</text:p>
          </table:table-cell>
          <table:table-cell table:style-name="ce88" office:value-type="string" calcext:value-type="string">
            <text:p>Endgame</text:p>
          </table:table-cell>
          <table:table-cell table:style-name="ce82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1">
          <table:table-cell table:style-name="ce97" table:formula="of:=IFERROR(HYPERLINK(&quot;#BACKLOG_MASTER.A&quot;&amp;MATCH(&quot;CP_SOMMET_003&quot;;[$BACKLOG_MASTER.$A:.$A];0);&quot;CP_SOMMET_003&quot;);&quot;CP_SOMMET_003&quot;)" office:value-type="string" office:string-value="CP_SOMMET_003" calcext:value-type="string">
            <text:p>CP_SOMMET_003</text:p>
          </table:table-cell>
          <table:table-cell table:style-name="ce88" office:value-type="string" calcext:value-type="string">
            <text:p>Sommet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Fin Sommet</text:p>
          </table:table-cell>
          <table:table-cell table:style-name="ce88" office:value-type="string" calcext:value-type="string">
            <text:p>Vague &gt;= 30</text:p>
          </table:table-cell>
          <table:table-cell table:style-name="ce88" office:value-type="string" calcext:value-type="string">
            <text:p>Débloque victoire / boss final</text:p>
          </table:table-cell>
          <table:table-cell table:style-name="ce88" office:value-type="string" calcext:value-type="string">
            <text:p>Fin</text:p>
          </table:table-cell>
          <table:table-cell table:style-name="ce82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</table:table-row>
        <table:table-row table:style-name="ro13">
          <table:table-cell table:style-name="ce88" table:number-columns-repeated="7"/>
          <table:table-cell table:style-name="ce82" table:formula="of:=IFERROR(INDEX([$BACKLOG_MASTER.$F:.$F]; MATCH([.A17]; [$BACKLOG_MASTER.$A:.$A]; 0)); &quot;&quot;)">
            <text:p/>
          </table:table-cell>
        </table:table-row>
        <table:table-row table:style-name="ro13">
          <table:table-cell table:style-name="ce88" table:number-columns-repeated="7"/>
          <table:table-cell table:style-name="ce82" table:formula="of:=IFERROR(INDEX([$BACKLOG_MASTER.$F:.$F]; MATCH([.A18]; [$BACKLOG_MASTER.$A:.$A]; 0)); &quot;&quot;)">
            <text:p/>
          </table:table-cell>
        </table:table-row>
        <table:table-row table:style-name="ro12" table:number-rows-repeated="1048557">
          <table:table-cell table:number-columns-repeated="8"/>
        </table:table-row>
        <table:table-row table:style-name="ro12">
          <table:table-cell table:number-columns-repeated="8"/>
        </table:table-row>
      </table:table>
      <table:table table:name="Balance_Ennemis" table:style-name="ta44">
        <table:table-column table:style-name="co60" table:default-cell-style-name="ce88"/>
        <table:table-column table:style-name="co63" table:default-cell-style-name="ce88"/>
        <table:table-column table:style-name="co9" table:default-cell-style-name="ce88"/>
        <table:table-column table:style-name="co10" table:number-columns-repeated="11" table:default-cell-style-name="ce88"/>
        <table:table-column table:style-name="co57" table:default-cell-style-name="ce88"/>
        <table:table-column table:style-name="co10" table:number-columns-repeated="3" table:default-cell-style-name="Default"/>
        <table:table-row table:style-name="ro11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Zone</text:p>
          </table:table-cell>
          <table:table-cell table:style-name="ce75" office:value-type="string" calcext:value-type="string">
            <text:p>Nom</text:p>
          </table:table-cell>
          <table:table-cell table:style-name="ce75" office:value-type="string" calcext:value-type="string">
            <text:p>Role</text:p>
          </table:table-cell>
          <table:table-cell table:style-name="ce75" office:value-type="string" calcext:value-type="string">
            <text:p>HP</text:p>
          </table:table-cell>
          <table:table-cell table:style-name="ce75" office:value-type="string" calcext:value-type="string">
            <text:p>ATK</text:p>
          </table:table-cell>
          <table:table-cell table:style-name="ce75" office:value-type="string" calcext:value-type="string">
            <text:p>DEF</text:p>
          </table:table-cell>
          <table:table-cell table:style-name="ce75" office:value-type="string" calcext:value-type="string">
            <text:p>Vitesse</text:p>
          </table:table-cell>
          <table:table-cell table:style-name="ce75" office:value-type="string" calcext:value-type="string">
            <text:p>Atk_Speed</text:p>
          </table:table-cell>
          <table:table-cell table:style-name="ce75" office:value-type="string" calcext:value-type="string">
            <text:p>Crit%</text:p>
          </table:table-cell>
          <table:table-cell table:style-name="ce75" office:value-type="string" calcext:value-type="string">
            <text:p>Degats_Crit</text:p>
          </table:table-cell>
          <table:table-cell table:style-name="ce75" office:value-type="string" calcext:value-type="string">
            <text:p>Gold_drop</text:p>
          </table:table-cell>
          <table:table-cell table:style-name="ce75" office:value-type="string" calcext:value-type="string">
            <text:p>XP_drop</text:p>
          </table:table-cell>
          <table:table-cell table:style-name="ce75" office:value-type="string" calcext:value-type="string">
            <text:p>Spawn_Wave_Min</text:p>
          </table:table-cell>
          <table:table-cell table:style-name="ce75" office:value-type="string" calcext:value-type="string">
            <text:p>Spawn_Wave_Max</text:p>
          </table:table-cell>
          <table:table-cell table:style-name="ce75" office:value-type="string" calcext:value-type="string">
            <text:p>Notes</text:p>
          </table:table-cell>
          <table:table-cell table:style-name="ce75" office:value-type="string" calcext:value-type="string">
            <text:p>Statut</text:p>
          </table:table-cell>
          <table:table-cell table:style-name="ce75" office:value-type="string" calcext:value-type="string">
            <text:p>Zone_ID</text:p>
          </table:table-cell>
        </table:table-row>
        <table:table-row table:style-name="ro11">
          <table:table-cell table:style-name="ce97" table:formula="of:=IFERROR(HYPERLINK(&quot;#BACKLOG_MASTER.A&quot;&amp;MATCH(&quot;ENEMY_SLIME_BASIC_001&quot;;[$BACKLOG_MASTER.$A:.$A];0);&quot;ENEMY_SLIME_BASIC_001&quot;);&quot;ENEMY_SLIME_BASIC_001&quot;)" office:value-type="string" office:string-value="ENEMY_SLIME_BASIC_001" calcext:value-type="string">
            <text:p>ENEMY_SLIME_BASIC_001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Bas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.0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Ennemi d’introduction, sert de référence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2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97" table:formula="of:=IFERROR(HYPERLINK(&quot;#BACKLOG_MASTER.A&quot;&amp;MATCH(&quot;ENEMY_SLIME_ELITE_001&quot;;[$BACKLOG_MASTER.$A:.$A];0);&quot;ENEMY_SLIME_ELITE_001&quot;);&quot;ENEMY_SLIME_ELITE_001&quot;)" office:value-type="string" office:string-value="ENEMY_SLIME_ELITE_001" calcext:value-type="string">
            <text:p>ENEMY_SLIME_ELITE_001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Slime Élite</text:p>
          </table:table-cell>
          <table:table-cell office:value-type="string" calcext:value-type="string">
            <text:p>Élit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9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Version tanky, pression durable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3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97" table:formula="of:=IFERROR(HYPERLINK(&quot;#BACKLOG_MASTER.A&quot;&amp;MATCH(&quot;ENEMY_GUARDIAN_FORET_001&quot;;[$BACKLOG_MASTER.$A:.$A];0);&quot;ENEMY_GUARDIAN_FORET_001&quot;);&quot;ENEMY_GUARDIAN_FORET_001&quot;)" office:value-type="string" office:string-value="ENEMY_GUARDIAN_FORET_001" calcext:value-type="string">
            <text:p>ENEMY_GUARDIAN_FORET_001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Gardien Forêt</text:p>
          </table:table-cell>
          <table:table-cell office:value-type="string" calcext:value-type="string">
            <text:p>Mini-boss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8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88" office:value-type="string" calcext:value-type="string">
            <text:p>Gardien vague 30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4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97" table:formula="of:=IFERROR(HYPERLINK(&quot;#BACKLOG_MASTER.A&quot;&amp;MATCH(&quot;ENEMY_BOSS_FORET_001&quot;;[$BACKLOG_MASTER.$A:.$A];0);&quot;ENEMY_BOSS_FORET_001&quot;);&quot;ENEMY_BOSS_FORET_001&quot;)" office:value-type="string" office:string-value="ENEMY_BOSS_FORET_001" calcext:value-type="string">
            <text:p>ENEMY_BOSS_FORET_001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Boss Forêt</text:p>
          </table:table-cell>
          <table:table-cell office:value-type="string" calcext:value-type="string">
            <text:p>Boss</text:p>
          </table:table-cell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7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1.75" calcext:value-type="percentage">
            <text:p>175,00%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88" office:value-type="string" calcext:value-type="string">
            <text:p>Boss principal de zone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5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2">
          <table:table-cell table:number-columns-repeated="16"/>
          <table:table-cell table:style-name="ce82" table:formula="of:=IFERROR(INDEX([$BACKLOG_MASTER.$F:.$F]; MATCH([.A6]; [$BACKLOG_MASTER.$A:.$A]; 0)); &quot;&quot;)">
            <text:p/>
          </table:table-cell>
          <table:table-cell table:style-name="ce82" table:formula="of:=IFERROR(INDEX([$Zones.$A:.$A]; MATCH([.B6]; [$Zones.$B:.$B]; 0)); &quot;&quot;)">
            <text:p/>
          </table:table-cell>
        </table:table-row>
        <table:table-row table:style-name="ro11">
          <table:table-cell table:style-name="ce97" table:formula="of:=IFERROR(HYPERLINK(&quot;#BACKLOG_MASTER.A&quot;&amp;MATCH(&quot;ENEMY_BAT_SWARM_001&quot;;[$BACKLOG_MASTER.$A:.$A];0);&quot;ENEMY_BAT_SWARM_001&quot;);&quot;ENEMY_BAT_SWARM_001&quot;)" office:value-type="string" office:string-value="ENEMY_BAT_SWARM_001" calcext:value-type="string">
            <text:p>ENEMY_BAT_SWARM_001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Nuée de Chauves-souris</text:p>
          </table:table-cell>
          <table:table-cell office:value-type="string" calcext:value-type="string">
            <text:p>Harcèlement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Difficile en pack, faible par unité</text:p>
          </table:table-cell>
          <table:table-cell table:style-name="ce82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7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1">
          <table:table-cell table:style-name="ce97" table:formula="of:=IFERROR(HYPERLINK(&quot;#BACKLOG_MASTER.A&quot;&amp;MATCH(&quot;ENEMY_BEETLE_TANK_001&quot;;[$BACKLOG_MASTER.$A:.$A];0);&quot;ENEMY_BEETLE_TANK_001&quot;);&quot;ENEMY_BEETLE_TANK_001&quot;)" office:value-type="string" office:string-value="ENEMY_BEETLE_TANK_001" calcext:value-type="string">
            <text:p>ENEMY_BEETLE_TANK_001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Scarabée Carapace</text:p>
          </table:table-cell>
          <table:table-cell office:value-type="string" calcext:value-type="string">
            <text:p>Tank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Gros HP/DEF, pression au contact</text:p>
          </table:table-cell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8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1">
          <table:table-cell table:style-name="ce97" table:formula="of:=IFERROR(HYPERLINK(&quot;#BACKLOG_MASTER.A&quot;&amp;MATCH(&quot;ENEMY_SHROOM_SPORE_001&quot;;[$BACKLOG_MASTER.$A:.$A];0);&quot;ENEMY_SHROOM_SPORE_001&quot;);&quot;ENEMY_SHROOM_SPORE_001&quot;)" office:value-type="string" office:string-value="ENEMY_SHROOM_SPORE_001" calcext:value-type="string">
            <text:p>ENEMY_SHROOM_SPORE_001</text:p>
          </table:table-cell>
          <table:table-cell office:value-type="string" calcext:value-type="string">
            <text:p>Caverne</text:p>
          </table:table-cell>
          <table:table-cell office:value-type="string" calcext:value-type="string">
            <text:p>Champignon Spores</text:p>
          </table:table-cell>
          <table:table-cell office:value-type="string" calcext:value-type="string">
            <text:p>Zone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AoE au sol (dégâts/ralentissement)</text:p>
          </table:table-cell>
          <table:table-cell table:style-name="ce82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9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2">
          <table:table-cell table:number-columns-repeated="16"/>
          <table:table-cell table:style-name="ce82" table:formula="of:=IFERROR(INDEX([$BACKLOG_MASTER.$F:.$F]; MATCH([.A10]; [$BACKLOG_MASTER.$A:.$A]; 0)); &quot;&quot;)">
            <text:p/>
          </table:table-cell>
          <table:table-cell table:style-name="ce82" table:formula="of:=IFERROR(INDEX([$Zones.$A:.$A]; MATCH([.B10]; [$Zones.$B:.$B]; 0)); &quot;&quot;)">
            <text:p/>
          </table:table-cell>
        </table:table-row>
        <table:table-row table:style-name="ro11">
          <table:table-cell table:style-name="ce97" table:formula="of:=IFERROR(HYPERLINK(&quot;#BACKLOG_MASTER.A&quot;&amp;MATCH(&quot;ENEMY_WIND_IMP_001&quot;;[$BACKLOG_MASTER.$A:.$A];0);&quot;ENEMY_WIND_IMP_001&quot;);&quot;ENEMY_WIND_IMP_001&quot;)" office:value-type="string" office:string-value="ENEMY_WIND_IMP_001" calcext:value-type="string">
            <text:p>ENEMY_WIND_IMP_001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Farfadet du Vent</text:p>
          </table:table-cell>
          <table:table-cell office:value-type="string" calcext:value-type="string">
            <text:p>Mobile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Zigzag, esquives nécessaires</text:p>
          </table:table-cell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1]; [$Zones.$B:.$B]; 0)); &quot;&quot;)" office:value-type="string" office:string-value="ZONE_CIEL_001" calcext:value-type="string">
            <text:p>ZONE_CIEL_001</text:p>
          </table:table-cell>
        </table:table-row>
        <table:table-row table:style-name="ro11">
          <table:table-cell table:style-name="ce97" table:formula="of:=IFERROR(HYPERLINK(&quot;#BACKLOG_MASTER.A&quot;&amp;MATCH(&quot;ENEMY_SKY_STINGER_001&quot;;[$BACKLOG_MASTER.$A:.$A];0);&quot;ENEMY_SKY_STINGER_001&quot;);&quot;ENEMY_SKY_STINGER_001&quot;)" office:value-type="string" office:string-value="ENEMY_SKY_STINGER_001" calcext:value-type="string">
            <text:p>ENEMY_SKY_STINGER_001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Guêpe Céleste</text:p>
          </table:table-cell>
          <table:table-cell office:value-type="string" calcext:value-type="string">
            <text:p>Assassin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Dash piqueur, dangereux</text:p>
          </table:table-cell>
          <table:table-cell table:style-name="ce82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2]; [$Zones.$B:.$B]; 0)); &quot;&quot;)" office:value-type="string" office:string-value="ZONE_CIEL_001" calcext:value-type="string">
            <text:p>ZONE_CIEL_001</text:p>
          </table:table-cell>
        </table:table-row>
        <table:table-row table:style-name="ro11">
          <table:table-cell table:style-name="ce97" table:formula="of:=IFERROR(HYPERLINK(&quot;#BACKLOG_MASTER.A&quot;&amp;MATCH(&quot;ENEMY_CLOUD_ORB_001&quot;;[$BACKLOG_MASTER.$A:.$A];0);&quot;ENEMY_CLOUD_ORB_001&quot;);&quot;ENEMY_CLOUD_ORB_001&quot;)" office:value-type="string" office:string-value="ENEMY_CLOUD_ORB_001" calcext:value-type="string">
            <text:p>ENEMY_CLOUD_ORB_001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Orbe Nuage</text:p>
          </table:table-cell>
          <table:table-cell office:value-type="string" calcext:value-type="string">
            <text:p>Distance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Tir en arc, pattern régulier</text:p>
          </table:table-cell>
          <table:table-cell table:style-name="ce82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3]; [$Zones.$B:.$B]; 0)); &quot;&quot;)" office:value-type="string" office:string-value="ZONE_CIEL_001" calcext:value-type="string">
            <text:p>ZONE_CIEL_001</text:p>
          </table:table-cell>
        </table:table-row>
        <table:table-row table:style-name="ro12">
          <table:table-cell table:number-columns-repeated="16"/>
          <table:table-cell table:style-name="ce82" table:formula="of:=IFERROR(INDEX([$BACKLOG_MASTER.$F:.$F]; MATCH([.A14]; [$BACKLOG_MASTER.$A:.$A]; 0)); &quot;&quot;)">
            <text:p/>
          </table:table-cell>
          <table:table-cell table:style-name="ce82" table:formula="of:=IFERROR(INDEX([$Zones.$A:.$A]; MATCH([.B14]; [$Zones.$B:.$B]; 0)); &quot;&quot;)">
            <text:p/>
          </table:table-cell>
        </table:table-row>
        <table:table-row table:style-name="ro11">
          <table:table-cell table:style-name="ce97" table:formula="of:=IFERROR(HYPERLINK(&quot;#BACKLOG_MASTER.A&quot;&amp;MATCH(&quot;ENEMY_GRAV_STONE_001&quot;;[$BACKLOG_MASTER.$A:.$A];0);&quot;ENEMY_GRAV_STONE_001&quot;);&quot;ENEMY_GRAV_STONE_001&quot;)" office:value-type="string" office:string-value="ENEMY_GRAV_STONE_001" calcext:value-type="string">
            <text:p>ENEMY_GRAV_STONE_001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Pierre Gravité</text:p>
          </table:table-cell>
          <table:table-cell office:value-type="string" calcext:value-type="string">
            <text:p>Zone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Attaque “écrasement” (slow)</text:p>
          </table:table-cell>
          <table:table-cell table:style-name="ce82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5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1">
          <table:table-cell table:style-name="ce97" table:formula="of:=IFERROR(HYPERLINK(&quot;#BACKLOG_MASTER.A&quot;&amp;MATCH(&quot;ENEMY_ASCENDED_KNIGHT_001&quot;;[$BACKLOG_MASTER.$A:.$A];0);&quot;ENEMY_ASCENDED_KNIGHT_001&quot;);&quot;ENEMY_ASCENDED_KNIGHT_001&quot;)" office:value-type="string" office:string-value="ENEMY_ASCENDED_KNIGHT_001" calcext:value-type="string">
            <text:p>ENEMY_ASCENDED_KNIGHT_001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Chevalier Ascendant</text:p>
          </table:table-cell>
          <table:table-cell office:value-type="string" calcext:value-type="string">
            <text:p>Élite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Combo contact + garde partielle</text:p>
          </table:table-cell>
          <table:table-cell table:style-name="ce82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6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1">
          <table:table-cell table:style-name="ce97" table:formula="of:=IFERROR(HYPERLINK(&quot;#BACKLOG_MASTER.A&quot;&amp;MATCH(&quot;ENEMY_LIGHTNING_TOTEM_001&quot;;[$BACKLOG_MASTER.$A:.$A];0);&quot;ENEMY_LIGHTNING_TOTEM_001&quot;);&quot;ENEMY_LIGHTNING_TOTEM_001&quot;)" office:value-type="string" office:string-value="ENEMY_LIGHTNING_TOTEM_001" calcext:value-type="string">
            <text:p>ENEMY_LIGHTNING_TOTEM_001</text:p>
          </table:table-cell>
          <table:table-cell office:value-type="string" calcext:value-type="string">
            <text:p>Sommet</text:p>
          </table:table-cell>
          <table:table-cell office:value-type="string" calcext:value-type="string">
            <text:p>Totem Foudre</text:p>
          </table:table-cell>
          <table:table-cell office:value-type="string" calcext:value-type="string">
            <text:p>Artillerie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 office:value-type="percentage" office:value="1.5" calcext:value-type="percentage">
            <text:p>150,00%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Frappes au sol, anti-camping</text:p>
          </table:table-cell>
          <table:table-cell table:style-name="ce82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7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3" table:number-rows-repeated="1048558">
          <table:table-cell table:number-columns-repeated="18"/>
        </table:table-row>
        <table:table-row table:style-name="ro13">
          <table:table-cell table:number-columns-repeated="18"/>
        </table:table-row>
      </table:table>
      <table:table table:name="Balance_Zones" table:style-name="ta23">
        <table:table-column table:style-name="co10" table:number-columns-repeated="7" table:default-cell-style-name="ce88"/>
        <table:table-column table:style-name="co68" table:default-cell-style-name="ce88"/>
        <table:table-column table:style-name="co69" table:default-cell-style-name="Default"/>
        <table:table-column table:style-name="co10" table:number-columns-repeated="2" table:default-cell-style-name="Default"/>
        <table:table-row table:style-name="ro11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Zone</text:p>
          </table:table-cell>
          <table:table-cell table:style-name="ce75" office:value-type="string" calcext:value-type="string">
            <text:p>Vagues_Total</text:p>
          </table:table-cell>
          <table:table-cell table:style-name="ce75" office:value-type="string" calcext:value-type="string">
            <text:p>Difficulte_Base</text:p>
          </table:table-cell>
          <table:table-cell table:style-name="ce75" office:value-type="string" calcext:value-type="string">
            <text:p>Multiplicateur_HP</text:p>
          </table:table-cell>
          <table:table-cell table:style-name="ce75" office:value-type="string" calcext:value-type="string">
            <text:p>Multiplicateur_ATK</text:p>
          </table:table-cell>
          <table:table-cell table:style-name="ce75" office:value-type="string" calcext:value-type="string">
            <text:p>Multiplicateur_XP</text:p>
          </table:table-cell>
          <table:table-cell table:style-name="ce75" office:value-type="string" calcext:value-type="string">
            <text:p>Multiplicateur_Gold</text:p>
          </table:table-cell>
          <table:table-cell table:style-name="ce75" office:value-type="string" calcext:value-type="string">
            <text:p>Notes</text:p>
          </table:table-cell>
          <table:table-cell table:style-name="ce75" office:value-type="string" calcext:value-type="string">
            <text:p>Statut</text:p>
          </table:table-cell>
          <table:table-cell table:style-name="ce75" office:value-type="string" calcext:value-type="string">
            <text:p>Zone_ID</text:p>
          </table:table-cell>
        </table:table-row>
        <table:table-row table:style-name="ro11">
          <table:table-cell table:style-name="ce97" table:formula="of:=IFERROR(HYPERLINK(&quot;#BACKLOG_MASTER.A&quot;&amp;MATCH(&quot;ZONE_FORET_001&quot;;[$BACKLOG_MASTER.$A:.$A];0);&quot;ZONE_FORET_001&quot;);&quot;ZONE_FORET_001&quot;)" office:value-type="string" office:string-value="ZONE_FORET_001" calcext:value-type="string">
            <text:p>ZONE_FORET_001</text:p>
          </table:table-cell>
          <table:table-cell office:value-type="string" calcext:value-type="string">
            <text:p>Forê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1.00</text:p>
          </table:table-cell>
          <table:table-cell table:style-name="ce88" office:value-type="string" calcext:value-type="string">
            <text:p>Zone d’apprentissage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2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1">
          <table:table-cell table:style-name="ce97" table:formula="of:=IFERROR(HYPERLINK(&quot;#BACKLOG_MASTER.A&quot;&amp;MATCH(&quot;ZONE_CAVERNE_001&quot;;[$BACKLOG_MASTER.$A:.$A];0);&quot;ZONE_CAVERNE_001&quot;);&quot;ZONE_CAVERNE_001&quot;)" office:value-type="string" office:string-value="ZONE_CAVERNE_001" calcext:value-type="string">
            <text:p>ZONE_CAVERNE_001</text:p>
          </table:table-cell>
          <table:table-cell office:value-type="string" calcext:value-type="string">
            <text:p>Cavern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1.15</text:p>
          </table:table-cell>
          <table:table-cell office:value-type="string" calcext:value-type="string">
            <text:p>1.10</text:p>
          </table:table-cell>
          <table:table-cell table:style-name="ce88" office:value-type="string" calcext:value-type="string">
            <text:p>Plus tank / zone control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3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1">
          <table:table-cell table:style-name="ce97" table:formula="of:=IFERROR(HYPERLINK(&quot;#BACKLOG_MASTER.A&quot;&amp;MATCH(&quot;ZONE_CIEL_001&quot;;[$BACKLOG_MASTER.$A:.$A];0);&quot;ZONE_CIEL_001&quot;);&quot;ZONE_CIEL_001&quot;)" office:value-type="string" office:string-value="ZONE_CIEL_001" calcext:value-type="string">
            <text:p>ZONE_CIEL_001</text:p>
          </table:table-cell>
          <table:table-cell office:value-type="string" calcext:value-type="string">
            <text:p>Ciel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5</text:p>
          </table:table-cell>
          <table:table-cell table:number-columns-repeated="2" office:value-type="string" calcext:value-type="string">
            <text:p>1.30</text:p>
          </table:table-cell>
          <table:table-cell office:value-type="string" calcext:value-type="string">
            <text:p>1.20</text:p>
          </table:table-cell>
          <table:table-cell table:style-name="ce88" office:value-type="string" calcext:value-type="string">
            <text:p>Plus rapide / patterns exigeants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4]; [$Zones.$B:.$B]; 0)); &quot;&quot;)" office:value-type="string" office:string-value="ZONE_CIEL_001" calcext:value-type="string">
            <text:p>ZONE_CIEL_001</text:p>
          </table:table-cell>
        </table:table-row>
        <table:table-row table:style-name="ro10">
          <table:table-cell table:style-name="ce97" table:formula="of:=IFERROR(HYPERLINK(&quot;#BACKLOG_MASTER.A&quot;&amp;MATCH(&quot;ZONE_SOMMET_FINAL_001&quot;;[$BACKLOG_MASTER.$A:.$A];0);&quot;ZONE_SOMMET_FINAL_001&quot;);&quot;ZONE_SOMMET_FINAL_001&quot;)" office:value-type="string" office:string-value="ZONE_SOMMET_FINAL_001" calcext:value-type="string">
            <text:p>ZONE_SOMMET_FINAL_001</text:p>
          </table:table-cell>
          <table:table-cell office:value-type="string" calcext:value-type="string">
            <text:p>Somme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35</text:p>
          </table:table-cell>
          <table:table-cell table:style-name="ce88" office:value-type="string" calcext:value-type="string">
            <text:p>Endgame, pression constante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5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3" table:number-rows-repeated="1048570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Balance_Waves" table:style-name="ta45">
        <table:table-column table:style-name="co10" table:number-columns-repeated="9" table:default-cell-style-name="Default"/>
        <table:table-column table:style-name="co113" table:default-cell-style-name="Default"/>
        <table:table-column table:style-name="co10" table:number-columns-repeated="2" table:default-cell-style-name="Default"/>
        <table:table-row table:style-name="ro29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Zone</text:p>
          </table:table-cell>
          <table:table-cell table:style-name="ce75" office:value-type="string" calcext:value-type="string">
            <text:p>Vague</text:p>
          </table:table-cell>
          <table:table-cell table:style-name="ce75" office:value-type="string" calcext:value-type="string">
            <text:p>Enemies_Min</text:p>
          </table:table-cell>
          <table:table-cell table:style-name="ce75" office:value-type="string" calcext:value-type="string">
            <text:p>Enemies_Max</text:p>
          </table:table-cell>
          <table:table-cell table:style-name="ce75" office:value-type="string" calcext:value-type="string">
            <text:p>Elites_Min</text:p>
          </table:table-cell>
          <table:table-cell table:style-name="ce75" office:value-type="string" calcext:value-type="string">
            <text:p>Elites_Max</text:p>
          </table:table-cell>
          <table:table-cell table:style-name="ce75" office:value-type="string" calcext:value-type="string">
            <text:p>Gold_Bonus_Clear</text:p>
          </table:table-cell>
          <table:table-cell table:style-name="ce75" office:value-type="string" calcext:value-type="string">
            <text:p>XP_Bonus_Clear</text:p>
          </table:table-cell>
          <table:table-cell table:style-name="ce75" office:value-type="string" calcext:value-type="string">
            <text:p>Notes</text:p>
          </table:table-cell>
          <table:table-cell table:style-name="ce75" office:value-type="string" calcext:value-type="string">
            <text:p>Statut</text:p>
          </table:table-cell>
          <table:table-cell table:style-name="ce75" office:value-type="string" calcext:value-type="string">
            <text:p>Zone_ID</text:p>
          </table:table-cell>
        </table:table-row>
        <table:table-row table:style-name="ro13">
          <table:table-cell table:style-name="ce97" table:formula="of:=IFERROR(HYPERLINK(&quot;#BACKLOG_MASTER.A&quot;&amp;MATCH(&quot;WAVE_FORET_001&quot;;[$BACKLOG_MASTER.$A:.$A];0);&quot;WAVE_FORET_001&quot;);&quot;WAVE_FORET_001&quot;)" office:value-type="string" office:string-value="WAVE_FORET_001" calcext:value-type="string">
            <text:p>WAVE_FORET_001</text:p>
          </table:table-cell>
          <table:table-cell table:style-name="ce82" office:value-type="string" calcext:value-type="string">
            <text:p>Forêt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Intro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2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3">
          <table:table-cell table:style-name="ce97" table:formula="of:=IFERROR(HYPERLINK(&quot;#BACKLOG_MASTER.A&quot;&amp;MATCH(&quot;WAVE_FORET_005&quot;;[$BACKLOG_MASTER.$A:.$A];0);&quot;WAVE_FORET_005&quot;);&quot;WAVE_FORET_005&quot;)" office:value-type="string" office:string-value="WAVE_FORET_005" calcext:value-type="string">
            <text:p>WAVE_FORET_005</text:p>
          </table:table-cell>
          <table:table-cell table:style-name="ce82" office:value-type="string" calcext:value-type="string">
            <text:p>Forêt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1er pic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3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3">
          <table:table-cell table:style-name="ce97" table:formula="of:=IFERROR(HYPERLINK(&quot;#BACKLOG_MASTER.A&quot;&amp;MATCH(&quot;WAVE_FORET_010&quot;;[$BACKLOG_MASTER.$A:.$A];0);&quot;WAVE_FORET_010&quot;);&quot;WAVE_FORET_010&quot;)" office:value-type="string" office:string-value="WAVE_FORET_010" calcext:value-type="string">
            <text:p>WAVE_FORET_010</text:p>
          </table:table-cell>
          <table:table-cell table:style-name="ce82" office:value-type="string" calcext:value-type="string">
            <text:p>Forêt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string" calcext:value-type="string">
            <text:p>Checkpoint conseillé (CP_001)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4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3">
          <table:table-cell table:style-name="ce97" table:formula="of:=IFERROR(HYPERLINK(&quot;#BACKLOG_MASTER.A&quot;&amp;MATCH(&quot;WAVE_FORET_020&quot;;[$BACKLOG_MASTER.$A:.$A];0);&quot;WAVE_FORET_020&quot;);&quot;WAVE_FORET_020&quot;)" office:value-type="string" office:string-value="WAVE_FORET_020" calcext:value-type="string">
            <text:p>WAVE_FORET_020</text:p>
          </table:table-cell>
          <table:table-cell table:style-name="ce82" office:value-type="string" calcext:value-type="string">
            <text:p>Forêt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Checkpoint conseillé (CP_002)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5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3">
          <table:table-cell table:style-name="ce97" table:formula="of:=IFERROR(HYPERLINK(&quot;#BACKLOG_MASTER.A&quot;&amp;MATCH(&quot;WAVE_FORET_030&quot;;[$BACKLOG_MASTER.$A:.$A];0);&quot;WAVE_FORET_030&quot;);&quot;WAVE_FORET_030&quot;)" office:value-type="string" office:string-value="WAVE_FORET_030" calcext:value-type="string">
            <text:p>WAVE_FORET_030</text:p>
          </table:table-cell>
          <table:table-cell table:style-name="ce82" office:value-type="string" calcext:value-type="string">
            <text:p>Forêt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string" calcext:value-type="string">
            <text:p>Gardien/Boss de zone</text:p>
          </table:table-cell>
          <table:table-cell table:style-name="ce82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6]; [$Zones.$B:.$B]; 0)); &quot;&quot;)" office:value-type="string" office:string-value="ZONE_FORET_001" calcext:value-type="string">
            <text:p>ZONE_FORET_001</text:p>
          </table:table-cell>
        </table:table-row>
        <table:table-row table:style-name="ro13">
          <table:table-cell table:number-columns-repeated="10"/>
          <table:table-cell table:style-name="ce82" table:formula="of:=IFERROR(INDEX([$BACKLOG_MASTER.$F:.$F]; MATCH([.A7]; [$BACKLOG_MASTER.$A:.$A]; 0)); &quot;&quot;)">
            <text:p/>
          </table:table-cell>
          <table:table-cell table:style-name="ce82" table:formula="of:=IFERROR(INDEX([$Zones.$A:.$A]; MATCH([.B7]; [$Zones.$B:.$B]; 0)); &quot;&quot;)">
            <text:p/>
          </table:table-cell>
        </table:table-row>
        <table:table-row table:style-name="ro13">
          <table:table-cell table:style-name="ce97" table:formula="of:=IFERROR(HYPERLINK(&quot;#BACKLOG_MASTER.A&quot;&amp;MATCH(&quot;WAVE_CAVERNE_001&quot;;[$BACKLOG_MASTER.$A:.$A];0);&quot;WAVE_CAVERNE_001&quot;);&quot;WAVE_CAVERNE_001&quot;)" office:value-type="string" office:string-value="WAVE_CAVERNE_001" calcext:value-type="string">
            <text:p>WAVE_CAVERNE_001</text:p>
          </table:table-cell>
          <table:table-cell table:style-name="ce82" office:value-type="string" calcext:value-type="string">
            <text:p>Caverne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Reprise plus dure</text:p>
          </table:table-cell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8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3">
          <table:table-cell table:style-name="ce97" table:formula="of:=IFERROR(HYPERLINK(&quot;#BACKLOG_MASTER.A&quot;&amp;MATCH(&quot;WAVE_CAVERNE_010&quot;;[$BACKLOG_MASTER.$A:.$A];0);&quot;WAVE_CAVERNE_010&quot;);&quot;WAVE_CAVERNE_010&quot;)" office:value-type="string" office:string-value="WAVE_CAVERNE_010" calcext:value-type="string">
            <text:p>WAVE_CAVERNE_010</text:p>
          </table:table-cell>
          <table:table-cell table:style-name="ce82" office:value-type="string" calcext:value-type="string">
            <text:p>Caverne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9" calcext:value-type="float">
            <text:p>9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Checkpoint conseillé</text:p>
          </table:table-cell>
          <table:table-cell table:style-name="ce82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9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3">
          <table:table-cell table:style-name="ce97" table:formula="of:=IFERROR(HYPERLINK(&quot;#BACKLOG_MASTER.A&quot;&amp;MATCH(&quot;WAVE_CAVERNE_020&quot;;[$BACKLOG_MASTER.$A:.$A];0);&quot;WAVE_CAVERNE_020&quot;);&quot;WAVE_CAVERNE_020&quot;)" office:value-type="string" office:string-value="WAVE_CAVERNE_020" calcext:value-type="string">
            <text:p>WAVE_CAVERNE_020</text:p>
          </table:table-cell>
          <table:table-cell table:style-name="ce82" office:value-type="string" calcext:value-type="string">
            <text:p>Caverne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string" calcext:value-type="string">
            <text:p>Checkpoint conseillé</text:p>
          </table:table-cell>
          <table:table-cell table:style-name="ce82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0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3">
          <table:table-cell table:style-name="ce97" table:formula="of:=IFERROR(HYPERLINK(&quot;#BACKLOG_MASTER.A&quot;&amp;MATCH(&quot;WAVE_CAVERNE_030&quot;;[$BACKLOG_MASTER.$A:.$A];0);&quot;WAVE_CAVERNE_030&quot;);&quot;WAVE_CAVERNE_030&quot;)" office:value-type="string" office:string-value="WAVE_CAVERNE_030" calcext:value-type="string">
            <text:p>WAVE_CAVERNE_030</text:p>
          </table:table-cell>
          <table:table-cell table:style-name="ce82" office:value-type="string" calcext:value-type="string">
            <text:p>Caverne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Gardien/Boss de zone</text:p>
          </table:table-cell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1]; [$Zones.$B:.$B]; 0)); &quot;&quot;)" office:value-type="string" office:string-value="ZONE_CAVERNE_001" calcext:value-type="string">
            <text:p>ZONE_CAVERNE_001</text:p>
          </table:table-cell>
        </table:table-row>
        <table:table-row table:style-name="ro13">
          <table:table-cell table:number-columns-repeated="10"/>
          <table:table-cell table:style-name="ce82" table:formula="of:=IFERROR(INDEX([$BACKLOG_MASTER.$F:.$F]; MATCH([.A12]; [$BACKLOG_MASTER.$A:.$A]; 0)); &quot;&quot;)">
            <text:p/>
          </table:table-cell>
          <table:table-cell table:style-name="ce82" table:formula="of:=IFERROR(INDEX([$Zones.$A:.$A]; MATCH([.B12]; [$Zones.$B:.$B]; 0)); &quot;&quot;)">
            <text:p/>
          </table:table-cell>
        </table:table-row>
        <table:table-row table:style-name="ro13">
          <table:table-cell table:style-name="ce97" table:formula="of:=IFERROR(HYPERLINK(&quot;#BACKLOG_MASTER.A&quot;&amp;MATCH(&quot;WAVE_CIEL_001&quot;;[$BACKLOG_MASTER.$A:.$A];0);&quot;WAVE_CIEL_001&quot;);&quot;WAVE_CIEL_001&quot;)" office:value-type="string" office:string-value="WAVE_CIEL_001" calcext:value-type="string">
            <text:p>WAVE_CIEL_001</text:p>
          </table:table-cell>
          <table:table-cell table:style-name="ce82" office:value-type="string" calcext:value-type="string">
            <text:p>Ciel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Rythme rapide</text:p>
          </table:table-cell>
          <table:table-cell table:style-name="ce82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3]; [$Zones.$B:.$B]; 0)); &quot;&quot;)" office:value-type="string" office:string-value="ZONE_CIEL_001" calcext:value-type="string">
            <text:p>ZONE_CIEL_001</text:p>
          </table:table-cell>
        </table:table-row>
        <table:table-row table:style-name="ro13">
          <table:table-cell table:style-name="ce97" table:formula="of:=IFERROR(HYPERLINK(&quot;#BACKLOG_MASTER.A&quot;&amp;MATCH(&quot;WAVE_CIEL_010&quot;;[$BACKLOG_MASTER.$A:.$A];0);&quot;WAVE_CIEL_010&quot;);&quot;WAVE_CIEL_010&quot;)" office:value-type="string" office:string-value="WAVE_CIEL_010" calcext:value-type="string">
            <text:p>WAVE_CIEL_010</text:p>
          </table:table-cell>
          <table:table-cell table:style-name="ce82" office:value-type="string" calcext:value-type="string">
            <text:p>Ciel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10" calcext:value-type="float">
            <text:p>1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string" calcext:value-type="string">
            <text:p>Checkpoint conseillé</text:p>
          </table:table-cell>
          <table:table-cell table:style-name="ce82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4]; [$Zones.$B:.$B]; 0)); &quot;&quot;)" office:value-type="string" office:string-value="ZONE_CIEL_001" calcext:value-type="string">
            <text:p>ZONE_CIEL_001</text:p>
          </table:table-cell>
        </table:table-row>
        <table:table-row table:style-name="ro13">
          <table:table-cell table:style-name="ce97" table:formula="of:=IFERROR(HYPERLINK(&quot;#BACKLOG_MASTER.A&quot;&amp;MATCH(&quot;WAVE_CIEL_020&quot;;[$BACKLOG_MASTER.$A:.$A];0);&quot;WAVE_CIEL_020&quot;);&quot;WAVE_CIEL_020&quot;)" office:value-type="string" office:string-value="WAVE_CIEL_020" calcext:value-type="string">
            <text:p>WAVE_CIEL_020</text:p>
          </table:table-cell>
          <table:table-cell table:style-name="ce82" office:value-type="string" calcext:value-type="string">
            <text:p>Ciel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string" calcext:value-type="string">
            <text:p>Checkpoint conseillé</text:p>
          </table:table-cell>
          <table:table-cell table:style-name="ce82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5]; [$Zones.$B:.$B]; 0)); &quot;&quot;)" office:value-type="string" office:string-value="ZONE_CIEL_001" calcext:value-type="string">
            <text:p>ZONE_CIEL_001</text:p>
          </table:table-cell>
        </table:table-row>
        <table:table-row table:style-name="ro13">
          <table:table-cell table:style-name="ce97" table:formula="of:=IFERROR(HYPERLINK(&quot;#BACKLOG_MASTER.A&quot;&amp;MATCH(&quot;WAVE_CIEL_030&quot;;[$BACKLOG_MASTER.$A:.$A];0);&quot;WAVE_CIEL_030&quot;);&quot;WAVE_CIEL_030&quot;)" office:value-type="string" office:string-value="WAVE_CIEL_030" calcext:value-type="string">
            <text:p>WAVE_CIEL_030</text:p>
          </table:table-cell>
          <table:table-cell table:style-name="ce82" office:value-type="string" calcext:value-type="string">
            <text:p>Ciel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string" calcext:value-type="string">
            <text:p>Gardien/Boss de zone</text:p>
          </table:table-cell>
          <table:table-cell table:style-name="ce82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6]; [$Zones.$B:.$B]; 0)); &quot;&quot;)" office:value-type="string" office:string-value="ZONE_CIEL_001" calcext:value-type="string">
            <text:p>ZONE_CIEL_001</text:p>
          </table:table-cell>
        </table:table-row>
        <table:table-row table:style-name="ro13">
          <table:table-cell table:number-columns-repeated="10"/>
          <table:table-cell table:style-name="ce82" table:formula="of:=IFERROR(INDEX([$BACKLOG_MASTER.$F:.$F]; MATCH([.A17]; [$BACKLOG_MASTER.$A:.$A]; 0)); &quot;&quot;)">
            <text:p/>
          </table:table-cell>
          <table:table-cell table:style-name="ce82" table:formula="of:=IFERROR(INDEX([$Zones.$A:.$A]; MATCH([.B17]; [$Zones.$B:.$B]; 0)); &quot;&quot;)">
            <text:p/>
          </table:table-cell>
        </table:table-row>
        <table:table-row table:style-name="ro13">
          <table:table-cell table:style-name="ce97" table:formula="of:=IFERROR(HYPERLINK(&quot;#BACKLOG_MASTER.A&quot;&amp;MATCH(&quot;WAVE_SOMMET_001&quot;;[$BACKLOG_MASTER.$A:.$A];0);&quot;WAVE_SOMMET_001&quot;);&quot;WAVE_SOMMET_001&quot;)" office:value-type="string" office:string-value="WAVE_SOMMET_001" calcext:value-type="string">
            <text:p>WAVE_SOMMET_001</text:p>
          </table:table-cell>
          <table:table-cell table:style-name="ce82" office:value-type="string" calcext:value-type="string">
            <text:p>Sommet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Endgame direct</text:p>
          </table:table-cell>
          <table:table-cell table:style-name="ce82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8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3">
          <table:table-cell table:style-name="ce97" table:formula="of:=IFERROR(HYPERLINK(&quot;#BACKLOG_MASTER.A&quot;&amp;MATCH(&quot;WAVE_SOMMET_010&quot;;[$BACKLOG_MASTER.$A:.$A];0);&quot;WAVE_SOMMET_010&quot;);&quot;WAVE_SOMMET_010&quot;)" office:value-type="string" office:string-value="WAVE_SOMMET_010" calcext:value-type="string">
            <text:p>WAVE_SOMMET_010</text:p>
          </table:table-cell>
          <table:table-cell table:style-name="ce82" office:value-type="string" calcext:value-type="string">
            <text:p>Sommet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2" calcext:value-type="float">
            <text:p>12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string" calcext:value-type="string">
            <text:p>Checkpoint conseillé</text:p>
          </table:table-cell>
          <table:table-cell table:style-name="ce82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19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3">
          <table:table-cell table:style-name="ce97" table:formula="of:=IFERROR(HYPERLINK(&quot;#BACKLOG_MASTER.A&quot;&amp;MATCH(&quot;WAVE_SOMMET_020&quot;;[$BACKLOG_MASTER.$A:.$A];0);&quot;WAVE_SOMMET_020&quot;);&quot;WAVE_SOMMET_020&quot;)" office:value-type="string" office:string-value="WAVE_SOMMET_020" calcext:value-type="string">
            <text:p>WAVE_SOMMET_020</text:p>
          </table:table-cell>
          <table:table-cell table:style-name="ce82" office:value-type="string" calcext:value-type="string">
            <text:p>Sommet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Checkpoint conseillé</text:p>
          </table:table-cell>
          <table:table-cell table:style-name="ce82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20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3">
          <table:table-cell table:style-name="ce97" table:formula="of:=IFERROR(HYPERLINK(&quot;#BACKLOG_MASTER.A&quot;&amp;MATCH(&quot;WAVE_SOMMET_030&quot;;[$BACKLOG_MASTER.$A:.$A];0);&quot;WAVE_SOMMET_030&quot;);&quot;WAVE_SOMMET_030&quot;)" office:value-type="string" office:string-value="WAVE_SOMMET_030" calcext:value-type="string">
            <text:p>WAVE_SOMMET_030</text:p>
          </table:table-cell>
          <table:table-cell table:style-name="ce82" office:value-type="string" calcext:value-type="string">
            <text:p>Sommet</text:p>
          </table:table-cell>
          <table:table-cell table:style-name="ce82" office:value-type="float" office:value="30" calcext:value-type="float">
            <text:p>3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40" calcext:value-type="float">
            <text:p>40</text:p>
          </table:table-cell>
          <table:table-cell table:style-name="ce82" office:value-type="string" calcext:value-type="string">
            <text:p>Boss final / sommet</text:p>
          </table:table-cell>
          <table:table-cell table:style-name="ce82"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table:style-name="ce82" table:formula="of:=IFERROR(INDEX([$Zones.$A:.$A]; MATCH([.B21]; [$Zones.$B:.$B]; 0)); &quot;&quot;)" office:value-type="string" office:string-value="ZONE_SOMMET_FINAL_001" calcext:value-type="string">
            <text:p>ZONE_SOMMET_FINAL_001</text:p>
          </table:table-cell>
        </table:table-row>
        <table:table-row table:style-name="ro12" table:number-rows-repeated="1048554">
          <table:table-cell table:number-columns-repeated="12"/>
        </table:table-row>
        <table:table-row table:style-name="ro12">
          <table:table-cell table:number-columns-repeated="12"/>
        </table:table-row>
      </table:table>
      <table:table table:name="Scenes" table:style-name="ta25">
        <table:table-column table:style-name="co71" table:default-cell-style-name="ce99"/>
        <table:table-column table:style-name="co4" table:default-cell-style-name="ce99"/>
        <table:table-column table:style-name="co72" table:default-cell-style-name="ce88"/>
        <table:table-column table:style-name="co73" table:default-cell-style-name="ce99"/>
        <table:table-column table:style-name="co61" table:visibility="collapse" table:default-cell-style-name="ce88"/>
        <table:table-column table:style-name="co4" table:default-cell-style-name="ce99"/>
        <table:table-column table:style-name="co44" table:visibility="collapse" table:default-cell-style-name="ce88"/>
        <table:table-column table:style-name="co74" table:default-cell-style-name="ce99"/>
        <table:table-column table:style-name="co60" table:default-cell-style-name="ce99"/>
        <table:table-column table:style-name="co4" table:number-columns-repeated="16374" table:default-cell-style-name="Default"/>
        <table:table-row table:style-name="ro7">
          <table:table-cell table:style-name="ce88" office:value-type="string" calcext:value-type="string">
            <text:p>ID_Scene</text:p>
          </table:table-cell>
          <table:table-cell table:style-name="ce88" office:value-type="string" calcext:value-type="string">
            <text:p>Nom</text:p>
          </table:table-cell>
          <table:table-cell office:value-type="string" calcext:value-type="string">
            <text:p>Chemin</text:p>
          </table:table-cell>
          <table:table-cell table:style-name="ce88" office:value-type="string" calcext:value-type="string">
            <text:p>Role</text:p>
          </table:table-cell>
          <table:table-cell office:value-type="string" calcext:value-type="string">
            <text:p>Lien_GoogleDrive</text:p>
          </table:table-cell>
          <table:table-cell table:style-name="ce75" office:value-type="string" calcext:value-type="string">
            <text:p>Type_Scene</text:p>
          </table:table-cell>
          <table:table-cell table:style-name="ce75" office:value-type="string" calcext:value-type="string">
            <text:p>Noeud_Racine</text:p>
          </table:table-cell>
          <table:table-cell table:style-name="ce75" office:value-type="string" calcext:value-type="string">
            <text:p>Notes_Tech</text:p>
          </table:table-cell>
          <table:table-cell table:style-name="ce75" office:value-type="string" calcext:value-type="string">
            <text:p>Statut</text:p>
          </table:table-cell>
          <table:table-cell table:number-columns-repeated="16374"/>
        </table:table-row>
        <table:table-row table:style-name="ro40">
          <table:table-cell table:style-name="ce90" table:formula="of:=IFERROR(HYPERLINK(&quot;#BACKLOG_MASTER.A&quot;&amp;MATCH(&quot;SCN_TEMPLATE_000&quot;;[$BACKLOG_MASTER.$A:.$A];0);&quot;SCN_TEMPLATE_000&quot;);&quot;SCN_TEMPLATE_000&quot;)" office:value-type="string" office:string-value="SCN_TEMPLATE_000" calcext:value-type="string">
            <text:p>SCN_TEMPLATE_000</text:p>
          </table:table-cell>
          <table:table-cell table:style-name="ce88" office:value-type="string" calcext:value-type="string">
            <text:p>Nom de la Scène</text:p>
          </table:table-cell>
          <table:table-cell office:value-type="string" calcext:value-type="string">
            <text:p>scenes/&lt;dossier&gt;/NomDeLaScene.tscn</text:p>
          </table:table-cell>
          <table:table-cell table:style-name="ce88" office:value-type="string" calcext:value-type="string">
            <text:p>Nœud Parent (Type) Enfants (Structure interne) Utilité / Rôle Fichier de la scène a jour</text:p>
          </table:table-cell>
          <table:table-cell/>
          <table:table-cell table:style-name="ce88" office:value-type="string" calcext:value-type="string">
            <text:p>TEMPLATE</text:p>
          </table:table-cell>
          <table:table-cell office:value-type="string" calcext:value-type="string">
            <text:p>Node2D / Control</text:p>
          </table:table-cell>
          <table:table-cell table:style-name="ce88" office:value-type="string" calcext:value-type="string">
            <text:p>Ligne modèle (ne pas utiliser en prod).</text:p>
          </table:table-cell>
          <table:table-cell table:style-name="ce8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41">
          <table:table-cell table:style-name="ce90" table:formula="of:=IFERROR(HYPERLINK(&quot;#BACKLOG_MASTER.A&quot;&amp;MATCH(&quot;SCN_MAIN_LEVEL_001&quot;;[$BACKLOG_MASTER.$A:.$A];0);&quot;SCN_MAIN_LEVEL_001&quot;);&quot;SCN_MAIN_LEVEL_001&quot;)" office:value-type="string" office:string-value="SCN_MAIN_LEVEL_001" calcext:value-type="string">
            <text:p>SCN_MAIN_LEVEL_001</text:p>
          </table:table-cell>
          <table:table-cell table:style-name="ce88" office:value-type="string" calcext:value-type="string">
            <text:p>Main_Level.tscn</text:p>
          </table:table-cell>
          <table:table-cell office:value-type="string" calcext:value-type="string">
            <text:p>scenes/run/Main_Level.tscn</text:p>
          </table:table-cell>
          <table:table-cell table:style-name="ce88" office:value-type="string" calcext:value-type="string">
            <text:p>Node2D ParallaxBackground, Entities, HUD, Sol, La Scène Mère. Gère le monde, le défilement et l'UI. Main_Level.tscn</text:p>
          </table:table-cell>
          <table:table-cell office:value-type="string" calcext:value-type="string">
            <text:p>https://drive.google.com/open?id=1rZkCuaJwQMkZRD4ZWRjAge1MD1s7oXmi&amp;usp=drive_fs </text:p>
          </table:table-cell>
          <table:table-cell table:style-name="ce88" office:value-type="string" calcext:value-type="string">
            <text:p>RUN</text:p>
          </table:table-cell>
          <table:table-cell office:value-type="string" calcext:value-type="string">
            <text:p>Node2D</text:p>
          </table:table-cell>
          <table:table-cell/>
          <table:table-cell table:style-name="ce8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41">
          <table:table-cell table:style-name="ce90" table:formula="of:=IFERROR(HYPERLINK(&quot;#BACKLOG_MASTER.A&quot;&amp;MATCH(&quot;SCN_PLAYER_001&quot;;[$BACKLOG_MASTER.$A:.$A];0);&quot;SCN_PLAYER_001&quot;);&quot;SCN_PLAYER_001&quot;)" office:value-type="string" office:string-value="SCN_PLAYER_001" calcext:value-type="string">
            <text:p>SCN_PLAYER_001</text:p>
          </table:table-cell>
          <table:table-cell table:style-name="ce88" office:value-type="string" calcext:value-type="string">
            <text:p>Player.tscn</text:p>
          </table:table-cell>
          <table:table-cell office:value-type="string" calcext:value-type="string">
            <text:p>scenes/entities/Player.tscn</text:p>
          </table:table-cell>
          <table:table-cell table:style-name="ce88" office:value-type="string" calcext:value-type="string">
            <text:p>CharacterBody2D Sprite2D, CollisionShape2D, Camera2D, AttackRange Le héros. AttackRange gère la détection pour frapper. Player.tscn</text:p>
          </table:table-cell>
          <table:table-cell office:value-type="string" calcext:value-type="string">
            <text:p>https://drive.google.com/open?id=1VihnBqwzOiUdYoqgWD-heSvNLV3SXO_M&amp;usp=drive_fs </text:p>
          </table:table-cell>
          <table:table-cell table:style-name="ce88" office:value-type="string" calcext:value-type="string">
            <text:p>ENTITÉ</text:p>
          </table:table-cell>
          <table:table-cell office:value-type="string" calcext:value-type="string">
            <text:p>CharacterBody2D</text:p>
          </table:table-cell>
          <table:table-cell/>
          <table:table-cell table:style-name="ce8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42">
          <table:table-cell table:style-name="ce90" table:formula="of:=IFERROR(HYPERLINK(&quot;#BACKLOG_MASTER.A&quot;&amp;MATCH(&quot;SCN_ENEMY_SLIME_001&quot;;[$BACKLOG_MASTER.$A:.$A];0);&quot;SCN_ENEMY_SLIME_001&quot;);&quot;SCN_ENEMY_SLIME_001&quot;)" office:value-type="string" office:string-value="SCN_ENEMY_SLIME_001" calcext:value-type="string">
            <text:p>SCN_ENEMY_SLIME_001</text:p>
          </table:table-cell>
          <table:table-cell table:style-name="ce88" office:value-type="string" calcext:value-type="string">
            <text:p>Enemy_Slime.tscn</text:p>
          </table:table-cell>
          <table:table-cell office:value-type="string" calcext:value-type="string">
            <text:p>scenes/entities/Enemy_Slime.tscn</text:p>
          </table:table-cell>
          <table:table-cell table:style-name="ce88" office:value-type="string" calcext:value-type="string">
            <text:p>CharacterBody2D Sprite2D, CollisionShape2D, DetectionArea Premier monstre. Avance vers le joueur pour le taper. Enemy_Slime.tscn</text:p>
          </table:table-cell>
          <table:table-cell office:value-type="string" calcext:value-type="string">
            <text:p>https://drive.google.com/open?id=1zRpm4ETn2xALFAcI7EgkQnmwu0Xl2fvL&amp;usp=drive_fs </text:p>
          </table:table-cell>
          <table:table-cell table:style-name="ce88" office:value-type="string" calcext:value-type="string">
            <text:p>ENTITÉ</text:p>
          </table:table-cell>
          <table:table-cell office:value-type="string" calcext:value-type="string">
            <text:p>CharacterBody2D</text:p>
          </table:table-cell>
          <table:table-cell/>
          <table:table-cell table:style-name="ce8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43">
          <table:table-cell table:style-name="ce90" table:formula="of:=IFERROR(HYPERLINK(&quot;#BACKLOG_MASTER.A&quot;&amp;MATCH(&quot;SCN_HUD_001&quot;;[$BACKLOG_MASTER.$A:.$A];0);&quot;SCN_HUD_001&quot;);&quot;SCN_HUD_001&quot;)" office:value-type="string" office:string-value="SCN_HUD_001" calcext:value-type="string">
            <text:p>SCN_HUD_001</text:p>
          </table:table-cell>
          <table:table-cell table:style-name="ce88" office:value-type="string" calcext:value-type="string">
            <text:p>HUD.tscn</text:p>
          </table:table-cell>
          <table:table-cell office:value-type="string" calcext:value-type="string">
            <text:p>scenes/ui/HUD.tscn</text:p>
          </table:table-cell>
          <table:table-cell table:style-name="ce88" office:value-type="string" calcext:value-type="string">
            <text:p>CanvasLayer Control, HealthBar (ProgressBar), GoldLabel L'interface collée à l'écran. hub.tscn</text:p>
          </table:table-cell>
          <table:table-cell office:value-type="string" calcext:value-type="string">
            <text:p>https://drive.google.com/open?id=1ul5Muoj879LZs83tOiwoCh3fohCQPqZF&amp;usp=drive_fs </text:p>
          </table:table-cell>
          <table:table-cell table:style-name="ce88" office:value-type="string" calcext:value-type="string">
            <text:p>UI</text:p>
          </table:table-cell>
          <table:table-cell office:value-type="string" calcext:value-type="string">
            <text:p>CanvasLayer</text:p>
          </table:table-cell>
          <table:table-cell/>
          <table:table-cell table:style-name="ce8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44">
          <table:table-cell table:style-name="ce90" table:formula="of:=IFERROR(HYPERLINK(&quot;#BACKLOG_MASTER.A&quot;&amp;MATCH(&quot;SCN_GAME_OVER_SHOP_001&quot;;[$BACKLOG_MASTER.$A:.$A];0);&quot;SCN_GAME_OVER_SHOP_001&quot;);&quot;SCN_GAME_OVER_SHOP_001&quot;)" office:value-type="string" office:string-value="SCN_GAME_OVER_SHOP_001" calcext:value-type="string">
            <text:p>SCN_GAME_OVER_SHOP_001</text:p>
          </table:table-cell>
          <table:table-cell table:style-name="ce88" office:value-type="string" calcext:value-type="string">
            <text:p>Game_Over_Shop.tscn</text:p>
          </table:table-cell>
          <table:table-cell office:value-type="string" calcext:value-type="string">
            <text:p>scenes/ui/Game_Over_Shop.tscn</text:p>
          </table:table-cell>
          <table:table-cell table:style-name="ce88" office:value-type="string" calcext:value-type="string">
            <text:p>Control (CanvasLayer) Panel, Label (Game Over), Button_Upgrade_Atk, Button_Upgrade_HP, Button_Restart Le menu qui s'ouvre à la mort. Permet de dépenser l'or avant de relancer. Game_Over_Shop.tscn</text:p>
          </table:table-cell>
          <table:table-cell office:value-type="string" calcext:value-type="string">
            <text:p>https://drive.google.com/open?id=1r8t5U3QNfOu5ZWbj8j0Ofr6Am0d4-EXD&amp;usp=drive_fs </text:p>
          </table:table-cell>
          <table:table-cell table:style-name="ce88" office:value-type="string" calcext:value-type="string">
            <text:p>UI</text:p>
          </table:table-cell>
          <table:table-cell office:value-type="string" calcext:value-type="string">
            <text:p>CanvasLayer</text:p>
          </table:table-cell>
          <table:table-cell/>
          <table:table-cell table:style-name="ce8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28">
          <table:table-cell table:style-name="ce90" table:formula="of:=IFERROR(HYPERLINK(&quot;#BACKLOG_MASTER.A&quot;&amp;MATCH(&quot;SCN_BOOT_001&quot;;[$BACKLOG_MASTER.$A:.$A];0);&quot;SCN_BOOT_001&quot;);&quot;SCN_BOOT_001&quot;)" office:value-type="string" office:string-value="SCN_BOOT_001" calcext:value-type="string">
            <text:p>SCN_BOOT_001</text:p>
          </table:table-cell>
          <table:table-cell table:style-name="ce88" office:value-type="string" calcext:value-type="string">
            <text:p>Boot.tscn</text:p>
          </table:table-cell>
          <table:table-cell office:value-type="string" calcext:value-type="string">
            <text:p>scenes/core/Boot.tscn</text:p>
          </table:table-cell>
          <table:table-cell table:style-name="ce88" office:value-type="string" calcext:value-type="string">
            <text:p>Bootstrap du jeu (chargement + init)</text:p>
          </table:table-cell>
          <table:table-cell/>
          <table:table-cell table:style-name="ce88" office:value-type="string" calcext:value-type="string">
            <text:p>Run</text:p>
          </table:table-cell>
          <table:table-cell office:value-type="string" calcext:value-type="string">
            <text:p>Node2D</text:p>
          </table:table-cell>
          <table:table-cell table:style-name="ce88"/>
          <table:table-cell table:style-name="ce8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MAIN_MENU_001&quot;;[$BACKLOG_MASTER.$A:.$A];0);&quot;SCN_MAIN_MENU_001&quot;);&quot;SCN_MAIN_MENU_001&quot;)" office:value-type="string" office:string-value="SCN_MAIN_MENU_001" calcext:value-type="string">
            <text:p>SCN_MAIN_MENU_001</text:p>
          </table:table-cell>
          <table:table-cell table:style-name="ce88" office:value-type="string" calcext:value-type="string">
            <text:p>MainMenu.tscn</text:p>
          </table:table-cell>
          <table:table-cell office:value-type="string" calcext:value-type="string">
            <text:p>scenes/ui/MainMenu.tscn</text:p>
          </table:table-cell>
          <table:table-cell table:style-name="ce88" office:value-type="string" calcext:value-type="string">
            <text:p>Menu principal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/>
          <table:table-cell table:style-name="ce8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RUN_MAIN_001&quot;;[$BACKLOG_MASTER.$A:.$A];0);&quot;SCN_RUN_MAIN_001&quot;);&quot;SCN_RUN_MAIN_001&quot;)" office:value-type="string" office:string-value="SCN_RUN_MAIN_001" calcext:value-type="string">
            <text:p>SCN_RUN_MAIN_001</text:p>
          </table:table-cell>
          <table:table-cell table:style-name="ce88" office:value-type="string" calcext:value-type="string">
            <text:p>Run_Main.tscn</text:p>
          </table:table-cell>
          <table:table-cell office:value-type="string" calcext:value-type="string">
            <text:p>scenes/run/Run_Main.tscn</text:p>
          </table:table-cell>
          <table:table-cell table:style-name="ce88" office:value-type="string" calcext:value-type="string">
            <text:p>Scène principale de la run</text:p>
          </table:table-cell>
          <table:table-cell/>
          <table:table-cell table:style-name="ce88" office:value-type="string" calcext:value-type="string">
            <text:p>Run</text:p>
          </table:table-cell>
          <table:table-cell office:value-type="string" calcext:value-type="string">
            <text:p>Node2D</text:p>
          </table:table-cell>
          <table:table-cell table:style-name="ce88"/>
          <table:table-cell table:style-name="ce8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EQUIPMENT_MENU_001&quot;;[$BACKLOG_MASTER.$A:.$A];0);&quot;SCN_EQUIPMENT_MENU_001&quot;);&quot;SCN_EQUIPMENT_MENU_001&quot;)" office:value-type="string" office:string-value="SCN_EQUIPMENT_MENU_001" calcext:value-type="string">
            <text:p>SCN_EQUIPMENT_MENU_001</text:p>
          </table:table-cell>
          <table:table-cell table:style-name="ce88" office:value-type="string" calcext:value-type="string">
            <text:p>Equipment_Menu.tscn</text:p>
          </table:table-cell>
          <table:table-cell office:value-type="string" calcext:value-type="string">
            <text:p>scenes/ui/Equipment_Menu.tscn</text:p>
          </table:table-cell>
          <table:table-cell table:style-name="ce88" office:value-type="string" calcext:value-type="string">
            <text:p>Écran équipement (avant run)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/>
          <table:table-cell table:style-name="ce8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SHOP_MENU_001&quot;;[$BACKLOG_MASTER.$A:.$A];0);&quot;SCN_SHOP_MENU_001&quot;);&quot;SCN_SHOP_MENU_001&quot;)" office:value-type="string" office:string-value="SCN_SHOP_MENU_001" calcext:value-type="string">
            <text:p>SCN_SHOP_MENU_001</text:p>
          </table:table-cell>
          <table:table-cell table:style-name="ce88" office:value-type="string" calcext:value-type="string">
            <text:p>Shop_Menu.tscn</text:p>
          </table:table-cell>
          <table:table-cell office:value-type="string" calcext:value-type="string">
            <text:p>scenes/ui/Shop_Menu.tscn</text:p>
          </table:table-cell>
          <table:table-cell table:style-name="ce88" office:value-type="string" calcext:value-type="string">
            <text:p>Boutique (après run / game over)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/>
          <table:table-cell table:style-name="ce8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PAUSE_001&quot;;[$BACKLOG_MASTER.$A:.$A];0);&quot;SCN_PAUSE_001&quot;);&quot;SCN_PAUSE_001&quot;)" office:value-type="string" office:string-value="SCN_PAUSE_001" calcext:value-type="string">
            <text:p>SCN_PAUSE_001</text:p>
          </table:table-cell>
          <table:table-cell table:style-name="ce88" office:value-type="string" calcext:value-type="string">
            <text:p>Pause.tscn</text:p>
          </table:table-cell>
          <table:table-cell office:value-type="string" calcext:value-type="string">
            <text:p>scenes/ui/Pause.tscn</text:p>
          </table:table-cell>
          <table:table-cell table:style-name="ce88" office:value-type="string" calcext:value-type="string">
            <text:p>Pause overlay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/>
          <table:table-cell table:style-name="ce8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HUB_001&quot;;[$BACKLOG_MASTER.$A:.$A];0);&quot;SCN_HUB_001&quot;);&quot;SCN_HUB_001&quot;)" office:value-type="string" office:string-value="SCN_HUB_001" calcext:value-type="string">
            <text:p>SCN_HUB_001</text:p>
          </table:table-cell>
          <table:table-cell table:style-name="ce88" office:value-type="string" calcext:value-type="string">
            <text:p>Hub_PlayerPage.tscn</text:p>
          </table:table-cell>
          <table:table-cell office:value-type="string" calcext:value-type="string">
            <text:p>scenes/hub/Hub_PlayerPage.tscn</text:p>
          </table:table-cell>
          <table:table-cell table:style-name="ce88" office:value-type="string" calcext:value-type="string">
            <text:p>Hub entre runs : perso + inventaire + équipement + bouton boutique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 office:value-type="string" calcext:value-type="string">
            <text:p>Contient panneaux Equipment/Inventory/Shop</text:p>
          </table:table-cell>
          <table:table-cell table:style-name="ce8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RUN_RECAP_001&quot;;[$BACKLOG_MASTER.$A:.$A];0);&quot;SCN_RUN_RECAP_001&quot;);&quot;SCN_RUN_RECAP_001&quot;)" office:value-type="string" office:string-value="SCN_RUN_RECAP_001" calcext:value-type="string">
            <text:p>SCN_RUN_RECAP_001</text:p>
          </table:table-cell>
          <table:table-cell table:style-name="ce88" office:value-type="string" calcext:value-type="string">
            <text:p>Run_Recap.tscn</text:p>
          </table:table-cell>
          <table:table-cell office:value-type="string" calcext:value-type="string">
            <text:p>scenes/ui/Run_Recap.tscn</text:p>
          </table:table-cell>
          <table:table-cell table:style-name="ce88" office:value-type="string" calcext:value-type="string">
            <text:p>Écran récap fin de run : stats + choix (Nouvelle run / Hub)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 office:value-type="string" calcext:value-type="string">
            <text:p>Appelé à la fin d’une run</text:p>
          </table:table-cell>
          <table:table-cell table:style-name="ce8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HUB_INVENTORY_PANEL_001&quot;;[$BACKLOG_MASTER.$A:.$A];0);&quot;SCN_HUB_INVENTORY_PANEL_001&quot;);&quot;SCN_HUB_INVENTORY_PANEL_001&quot;)" office:value-type="string" office:string-value="SCN_HUB_INVENTORY_PANEL_001" calcext:value-type="string">
            <text:p>SCN_HUB_INVENTORY_PANEL_001</text:p>
          </table:table-cell>
          <table:table-cell table:style-name="ce88" office:value-type="string" calcext:value-type="string">
            <text:p>Hub_InventoryPanel.tscn</text:p>
          </table:table-cell>
          <table:table-cell office:value-type="string" calcext:value-type="string">
            <text:p>scenes/hub/Hub_InventoryPanel.tscn</text:p>
          </table:table-cell>
          <table:table-cell table:style-name="ce88" office:value-type="string" calcext:value-type="string">
            <text:p>Panneau inventaire (liste items achetés)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 office:value-type="string" calcext:value-type="string">
            <text:p>Sous-scène optionnelle</text:p>
          </table:table-cell>
          <table:table-cell table:style-name="ce8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HUB_EQUIPMENT_PANEL_001&quot;;[$BACKLOG_MASTER.$A:.$A];0);&quot;SCN_HUB_EQUIPMENT_PANEL_001&quot;);&quot;SCN_HUB_EQUIPMENT_PANEL_001&quot;)" office:value-type="string" office:string-value="SCN_HUB_EQUIPMENT_PANEL_001" calcext:value-type="string">
            <text:p>SCN_HUB_EQUIPMENT_PANEL_001</text:p>
          </table:table-cell>
          <table:table-cell table:style-name="ce88" office:value-type="string" calcext:value-type="string">
            <text:p>Hub_EquipmentPanel.tscn</text:p>
          </table:table-cell>
          <table:table-cell office:value-type="string" calcext:value-type="string">
            <text:p>scenes/hub/Hub_EquipmentPanel.tscn</text:p>
          </table:table-cell>
          <table:table-cell table:style-name="ce88" office:value-type="string" calcext:value-type="string">
            <text:p>Panneau équipement (slots + equip/desequip)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 office:value-type="string" calcext:value-type="string">
            <text:p>Sous-scène optionnelle</text:p>
          </table:table-cell>
          <table:table-cell table:style-name="ce8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>
          <table:table-cell table:style-name="ce90" table:formula="of:=IFERROR(HYPERLINK(&quot;#BACKLOG_MASTER.A&quot;&amp;MATCH(&quot;SCN_HUB_SHOP_PANEL_001&quot;;[$BACKLOG_MASTER.$A:.$A];0);&quot;SCN_HUB_SHOP_PANEL_001&quot;);&quot;SCN_HUB_SHOP_PANEL_001&quot;)" office:value-type="string" office:string-value="SCN_HUB_SHOP_PANEL_001" calcext:value-type="string">
            <text:p>SCN_HUB_SHOP_PANEL_001</text:p>
          </table:table-cell>
          <table:table-cell table:style-name="ce88" office:value-type="string" calcext:value-type="string">
            <text:p>Hub_ShopPanel.tscn</text:p>
          </table:table-cell>
          <table:table-cell office:value-type="string" calcext:value-type="string">
            <text:p>scenes/hub/Hub_ShopPanel.tscn</text:p>
          </table:table-cell>
          <table:table-cell table:style-name="ce88" office:value-type="string" calcext:value-type="string">
            <text:p>Panneau boutique (liste items + raretés + achats)</text:p>
          </table:table-cell>
          <table:table-cell/>
          <table:table-cell table:style-name="ce88" office:value-type="string" calcext:value-type="string">
            <text:p>UI</text:p>
          </table:table-cell>
          <table:table-cell office:value-type="string" calcext:value-type="string">
            <text:p>Control</text:p>
          </table:table-cell>
          <table:table-cell table:style-name="ce88" office:value-type="string" calcext:value-type="string">
            <text:p>Sous-scène optionnelle</text:p>
          </table:table-cell>
          <table:table-cell table:style-name="ce8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number-columns-repeated="16374"/>
        </table:table-row>
        <table:table-row table:style-name="ro7" table:number-rows-repeated="1048557">
          <table:table-cell table:number-columns-repeated="16383"/>
        </table:table-row>
        <table:table-row table:style-name="ro12">
          <table:table-cell table:number-columns-repeated="16383"/>
        </table:table-row>
      </table:table>
      <table:table table:name="Scripts" table:style-name="ta26">
        <table:table-column table:style-name="co75" table:default-cell-style-name="ce88"/>
        <table:table-column table:style-name="co76" table:default-cell-style-name="ce88"/>
        <table:table-column table:style-name="co77" table:default-cell-style-name="ce88"/>
        <table:table-column table:style-name="co78" table:default-cell-style-name="ce88"/>
        <table:table-column table:style-name="co79" table:default-cell-style-name="ce88"/>
        <table:table-column table:style-name="co4" table:default-cell-style-name="ce88"/>
        <table:table-column table:style-name="co23" table:visibility="collapse" table:default-cell-style-name="ce88"/>
        <table:table-column table:style-name="co80" table:default-cell-style-name="ce99"/>
        <table:table-column table:style-name="co44" table:visibility="collapse" table:default-cell-style-name="ce88"/>
        <table:table-column table:style-name="co4" table:default-cell-style-name="ce99"/>
        <table:table-column table:style-name="co81" table:default-cell-style-name="ce99"/>
        <table:table-column table:style-name="co82" table:default-cell-style-name="ce99"/>
        <table:table-column table:style-name="co83" table:default-cell-style-name="ce99"/>
        <table:table-column table:style-name="co4" table:default-cell-style-name="ce99"/>
        <table:table-column table:style-name="co4" table:number-columns-repeated="16369" table:default-cell-style-name="Default"/>
        <table:table-row table:style-name="ro45">
          <table:table-cell office:value-type="string" calcext:value-type="string">
            <text:p>ID</text:p>
          </table:table-cell>
          <table:table-cell office:value-type="string" calcext:value-type="string">
            <text:p>Nom_Script</text:p>
          </table:table-cell>
          <table:table-cell office:value-type="string" calcext:value-type="string">
            <text:p>Scene_Lie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Dependances</text:p>
          </table:table-cell>
          <table:table-cell office:value-type="string" calcext:value-type="string">
            <text:p>Complexite</text:p>
          </table:table-cell>
          <table:table-cell office:value-type="string" calcext:value-type="string">
            <text:p>Lien_GoogleDrive</text:p>
          </table:table-cell>
          <table:table-cell table:style-name="ce75" office:value-type="string" calcext:value-type="string">
            <text:p>Chemin_Fichier</text:p>
          </table:table-cell>
          <table:table-cell table:style-name="ce75" office:value-type="string" calcext:value-type="string">
            <text:p>Classe</text:p>
          </table:table-cell>
          <table:table-cell table:style-name="ce75" office:value-type="string" calcext:value-type="string">
            <text:p>Autoload</text:p>
          </table:table-cell>
          <table:table-cell table:style-name="ce75" office:value-type="string" calcext:value-type="string">
            <text:p>Signaux_Emis</text:p>
          </table:table-cell>
          <table:table-cell table:style-name="ce75" office:value-type="string" calcext:value-type="string">
            <text:p>Signaux_Ecoutes</text:p>
          </table:table-cell>
          <table:table-cell table:style-name="ce75" office:value-type="string" calcext:value-type="string">
            <text:p>Notes_Tech</text:p>
          </table:table-cell>
          <table:table-cell table:style-name="ce75" office:value-type="string" calcext:value-type="string">
            <text:p>Statut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PLAYER_001&quot;;[$BACKLOG_MASTER.$A:.$A];0);&quot;SCR_PLAYER_001&quot;);&quot;SCR_PLAYER_001&quot;)" office:value-type="string" office:string-value="SCR_PLAYER_001" calcext:value-type="string">
            <text:p>SCR_PLAYER_001</text:p>
          </table:table-cell>
          <table:table-cell office:value-type="string" calcext:value-type="string">
            <text:p>player.gd</text:p>
          </table:table-cell>
          <table:table-cell office:value-type="string" calcext:value-type="string">
            <text:p>SCN_PLAYER_001</text:p>
          </table:table-cell>
          <table:table-cell office:value-type="string" calcext:value-type="string">
            <text:p>scripts/player.gd move_speed, hp, gold Contrôle le joueur 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ttps://drive.google.com/open?id=1owefok2vpdjdJYCfVAzCJfgeEPOGD_Oc&amp;usp=drive_fs </text:p>
          </table:table-cell>
          <table:table-cell table:style-name="ce88" office:value-type="string" calcext:value-type="string">
            <text:p>scripts/player.gd</text:p>
          </table:table-cell>
          <table:table-cell office:value-type="string" calcext:value-type="string">
            <text:p>Player</text:p>
          </table:table-cell>
          <table:table-cell table:style-name="ce88" office:value-type="string" calcext:value-type="string">
            <text:p>Non</text:p>
          </table:table-cell>
          <table:table-cell table:number-columns-repeated="3"/>
          <table:table-cell table:style-name="ce88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ENEMY_SLIME_001&quot;;[$BACKLOG_MASTER.$A:.$A];0);&quot;SCR_ENEMY_SLIME_001&quot;);&quot;SCR_ENEMY_SLIME_001&quot;)" office:value-type="string" office:string-value="SCR_ENEMY_SLIME_001" calcext:value-type="string">
            <text:p>SCR_ENEMY_SLIME_001</text:p>
          </table:table-cell>
          <table:table-cell office:value-type="string" calcext:value-type="string">
            <text:p>enemy_slime.gd</text:p>
          </table:table-cell>
          <table:table-cell office:value-type="string" calcext:value-type="string">
            <text:p>SCN_ENEMY_SLIME_001</text:p>
          </table:table-cell>
          <table:table-cell office:value-type="string" calcext:value-type="string">
            <text:p>entities/enemy_slime.gd damage, hp, gold_drop Contrôle le Slime 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ttps://drive.google.com/open?id=1RAfirmmFZlZ44-214HAOhtaZWw-8spkl&amp;usp=drive_fs </text:p>
          </table:table-cell>
          <table:table-cell table:style-name="ce88" office:value-type="string" calcext:value-type="string">
            <text:p>entities/enemy_slime.gd</text:p>
          </table:table-cell>
          <table:table-cell office:value-type="string" calcext:value-type="string">
            <text:p>EnemySlime</text:p>
          </table:table-cell>
          <table:table-cell table:style-name="ce88" office:value-type="string" calcext:value-type="string">
            <text:p>Non</text:p>
          </table:table-cell>
          <table:table-cell table:number-columns-repeated="3"/>
          <table:table-cell table:style-name="ce88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HUD_001&quot;;[$BACKLOG_MASTER.$A:.$A];0);&quot;SCR_HUD_001&quot;);&quot;SCR_HUD_001&quot;)" office:value-type="string" office:string-value="SCR_HUD_001" calcext:value-type="string">
            <text:p>SCR_HUD_001</text:p>
          </table:table-cell>
          <table:table-cell office:value-type="string" calcext:value-type="string">
            <text:p>hud.gd</text:p>
          </table:table-cell>
          <table:table-cell office:value-type="string" calcext:value-type="string">
            <text:p>SCN_HUD_001</text:p>
          </table:table-cell>
          <table:table-cell office:value-type="string" calcext:value-type="string">
            <text:p>ui/hud.gd health_bar Gère l'affichage (Vie/Or) 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ttps://drive.google.com/open?id=1XPWaigfJysMUhyaF6GoC2nWfaQV-i1Qf&amp;usp=drive_fs</text:p>
          </table:table-cell>
          <table:table-cell table:style-name="ce88" office:value-type="string" calcext:value-type="string">
            <text:p>ui/hud.gd</text:p>
          </table:table-cell>
          <table:table-cell office:value-type="string" calcext:value-type="string">
            <text:p>Hud</text:p>
          </table:table-cell>
          <table:table-cell table:style-name="ce88" office:value-type="string" calcext:value-type="string">
            <text:p>Non</text:p>
          </table:table-cell>
          <table:table-cell table:number-columns-repeated="3"/>
          <table:table-cell table:style-name="ce88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GAME_OVER_SHOP_001&quot;;[$BACKLOG_MASTER.$A:.$A];0);&quot;SCR_GAME_OVER_SHOP_001&quot;);&quot;SCR_GAME_OVER_SHOP_001&quot;)" office:value-type="string" office:string-value="SCR_GAME_OVER_SHOP_001" calcext:value-type="string">
            <text:p>SCR_GAME_OVER_SHOP_001</text:p>
          </table:table-cell>
          <table:table-cell office:value-type="string" calcext:value-type="string">
            <text:p>game_over_shop.gd</text:p>
          </table:table-cell>
          <table:table-cell office:value-type="string" calcext:value-type="string">
            <text:p>SCN_GAME_OVER_SHOP_001</text:p>
          </table:table-cell>
          <table:table-cell office:value-type="string" calcext:value-type="string">
            <text:p>scenes/game_over_shop.gd Restart Button Menu de mort et boutique 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ttps://drive.google.com/open?id=1ELxgBZsxYmV9H_o00QGF53JyI0N3Lc3n&amp;usp=drive_fs </text:p>
          </table:table-cell>
          <table:table-cell table:style-name="ce88" office:value-type="string" calcext:value-type="string">
            <text:p>scenes/game_over_shop.gd</text:p>
          </table:table-cell>
          <table:table-cell office:value-type="string" calcext:value-type="string">
            <text:p>GameOverShop</text:p>
          </table:table-cell>
          <table:table-cell table:style-name="ce88" office:value-type="string" calcext:value-type="string">
            <text:p>Non</text:p>
          </table:table-cell>
          <table:table-cell table:number-columns-repeated="3"/>
          <table:table-cell table:style-name="ce88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GLOBAL_001&quot;;[$BACKLOG_MASTER.$A:.$A];0);&quot;SCR_GLOBAL_001&quot;);&quot;SCR_GLOBAL_001&quot;)" office:value-type="string" office:string-value="SCR_GLOBAL_001" calcext:value-type="string">
            <text:p>SCR_GLOBAL_001</text:p>
          </table:table-cell>
          <table:table-cell office:value-type="string" calcext:value-type="string">
            <text:p>global.gd</text:p>
          </table:table-cell>
          <table:table-cell/>
          <table:table-cell office:value-type="string" calcext:value-type="string">
            <text:p>scripts/global.gd total_gold, stats_level Singleton (Banque de données) 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ttps://drive.google.com/open?id=1nLM2E368kP5y2Fr0PUppEBBl-5ryc5Xs&amp;usp=drive_fs </text:p>
          </table:table-cell>
          <table:table-cell table:style-name="ce88" office:value-type="string" calcext:value-type="string">
            <text:p>scripts/global.gd</text:p>
          </table:table-cell>
          <table:table-cell office:value-type="string" calcext:value-type="string">
            <text:p>Global</text:p>
          </table:table-cell>
          <table:table-cell table:style-name="ce88" office:value-type="string" calcext:value-type="string">
            <text:p>Oui</text:p>
          </table:table-cell>
          <table:table-cell table:number-columns-repeated="3"/>
          <table:table-cell table:style-name="ce88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LEVEL_MANAGER_001&quot;;[$BACKLOG_MASTER.$A:.$A];0);&quot;SCR_LEVEL_MANAGER_001&quot;);&quot;SCR_LEVEL_MANAGER_001&quot;)" office:value-type="string" office:string-value="SCR_LEVEL_MANAGER_001" calcext:value-type="string">
            <text:p>SCR_LEVEL_MANAGER_001</text:p>
          </table:table-cell>
          <table:table-cell office:value-type="string" calcext:value-type="string">
            <text:p>level_manager.gd</text:p>
          </table:table-cell>
          <table:table-cell/>
          <table:table-cell office:value-type="string" calcext:value-type="string">
            <text:p>scripts/level_manager.gd spawn_distance, waves Gère le spawn infini des ennemis 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ttps://drive.google.com/open?id=1n5WjpfOYvvKF7WGg_RdwGB3JRBceBW88&amp;usp=drive_fs </text:p>
          </table:table-cell>
          <table:table-cell table:style-name="ce88" office:value-type="string" calcext:value-type="string">
            <text:p>scripts/level_manager.gd</text:p>
          </table:table-cell>
          <table:table-cell office:value-type="string" calcext:value-type="string">
            <text:p>LevelManager</text:p>
          </table:table-cell>
          <table:table-cell table:style-name="ce88" office:value-type="string" calcext:value-type="string">
            <text:p>Non</text:p>
          </table:table-cell>
          <table:table-cell table:number-columns-repeated="3"/>
          <table:table-cell table:style-name="ce88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9">
          <table:table-cell table:style-name="ce90" table:formula="of:=IFERROR(HYPERLINK(&quot;#BACKLOG_MASTER.A&quot;&amp;MATCH(&quot;SCR_GAME_DATA_001&quot;;[$BACKLOG_MASTER.$A:.$A];0);&quot;SCR_GAME_DATA_001&quot;);&quot;SCR_GAME_DATA_001&quot;)" office:value-type="string" office:string-value="SCR_GAME_DATA_001" calcext:value-type="string">
            <text:p>SCR_GAME_DATA_001</text:p>
          </table:table-cell>
          <table:table-cell office:value-type="string" calcext:value-type="string">
            <text:p>game_data.gd</text:p>
          </table:table-cell>
          <table:table-cell/>
          <table:table-cell office:value-type="string" calcext:value-type="string">
            <text:p>autoloads/game_data.gd gold Autoload (Singleton). Sert de "mémoire" qui ne s'efface pas au Game Over. Stocke l'or. 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ttps://drive.google.com/open?id=1waOYH90bGHL7PuFjWesSGiUdSLCoxL05&amp;usp=drive_fs </text:p>
          </table:table-cell>
          <table:table-cell table:style-name="ce88" office:value-type="string" calcext:value-type="string">
            <text:p>autoloads/game_data.gd</text:p>
          </table:table-cell>
          <table:table-cell office:value-type="string" calcext:value-type="string">
            <text:p>GameData</text:p>
          </table:table-cell>
          <table:table-cell table:style-name="ce88" office:value-type="string" calcext:value-type="string">
            <text:p>Oui</text:p>
          </table:table-cell>
          <table:table-cell table:number-columns-repeated="3"/>
          <table:table-cell table:style-name="ce88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4">
          <table:table-cell table:style-name="ce90" table:formula="of:=IFERROR(HYPERLINK(&quot;#BACKLOG_MASTER.A&quot;&amp;MATCH(&quot;SCR_GAME_MANAGER_001&quot;;[$BACKLOG_MASTER.$A:.$A];0);&quot;SCR_GAME_MANAGER_001&quot;);&quot;SCR_GAME_MANAGER_001&quot;)" office:value-type="string" office:string-value="SCR_GAME_MANAGER_001" calcext:value-type="string">
            <text:p>SCR_GAME_MANAGER_001</text:p>
          </table:table-cell>
          <table:table-cell office:value-type="string" calcext:value-type="string">
            <text:p>game_manager.gd</text:p>
          </table:table-cell>
          <table:table-cell office:value-type="string" calcext:value-type="string">
            <text:p>SCN_BOOT_001</text:p>
          </table:table-cell>
          <table:table-cell office:value-type="string" calcext:value-type="string">
            <text:p>Orchestration globale (states, transitions)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core/game_manager.gd</text:p>
          </table:table-cell>
          <table:table-cell office:value-type="string" calcext:value-type="string">
            <text:p>GameManager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SIG_GAMEMANAGER_RUN_STARTED;SIG_RUNMANAGER_RUN_ENDED</text:p>
          </table:table-cell>
          <table:table-cell table:style-name="ce88" office:value-type="string" calcext:value-type="string">
            <text:p>SIG_PLAYER_PLAYER_DIED</text:p>
          </table:table-cell>
          <table:table-cell table:style-name="ce88"/>
          <table:table-cell table:style-name="ce88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RUN_MANAGER_001&quot;;[$BACKLOG_MASTER.$A:.$A];0);&quot;SCR_RUN_MANAGER_001&quot;);&quot;SCR_RUN_MANAGER_001&quot;)" office:value-type="string" office:string-value="SCR_RUN_MANAGER_001" calcext:value-type="string">
            <text:p>SCR_RUN_MANAGER_001</text:p>
          </table:table-cell>
          <table:table-cell office:value-type="string" calcext:value-type="string">
            <text:p>run_manager.gd</text:p>
          </table:table-cell>
          <table:table-cell office:value-type="string" calcext:value-type="string">
            <text:p>SCN_RUN_MAIN_001</text:p>
          </table:table-cell>
          <table:table-cell office:value-type="string" calcext:value-type="string">
            <text:p>Gestion de run (spawn, scrolling, difficulty)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run/run_manager.gd</text:p>
          </table:table-cell>
          <table:table-cell office:value-type="string" calcext:value-type="string">
            <text:p>RunManager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GAMEMANAGER_RUN_STARTED;SIG_RUNMANAGER_RUN_ENDED</text:p>
          </table:table-cell>
          <table:table-cell table:style-name="ce88" office:value-type="string" calcext:value-type="string">
            <text:p>SIG_EQUIPMENTMANAGER_EQUIPMENT_CHANGED</text:p>
          </table:table-cell>
          <table:table-cell table:style-name="ce88"/>
          <table:table-cell table:style-name="ce88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PLAYER_AUTORUN_001&quot;;[$BACKLOG_MASTER.$A:.$A];0);&quot;SCR_PLAYER_AUTORUN_001&quot;);&quot;SCR_PLAYER_AUTORUN_001&quot;)" office:value-type="string" office:string-value="SCR_PLAYER_AUTORUN_001" calcext:value-type="string">
            <text:p>SCR_PLAYER_AUTORUN_001</text:p>
          </table:table-cell>
          <table:table-cell office:value-type="string" calcext:value-type="string">
            <text:p>player_autorun.gd</text:p>
          </table:table-cell>
          <table:table-cell office:value-type="string" calcext:value-type="string">
            <text:p>SCN_PLAYER_001</text:p>
          </table:table-cell>
          <table:table-cell office:value-type="string" calcext:value-type="string">
            <text:p>Contrôle player (auto-run + attaques auto)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player/player_autorun.gd</text:p>
          </table:table-cell>
          <table:table-cell office:value-type="string" calcext:value-type="string">
            <text:p>PlayerAutorun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PLAYER_HP_CHANGED_001;SIG_PLAYER_PLAYER_DIED</text:p>
          </table:table-cell>
          <table:table-cell table:style-name="ce88" office:value-type="string" calcext:value-type="string">
            <text:p>SIG_EQUIPMENTMANAGER_EQUIPMENT_CHANGED</text:p>
          </table:table-cell>
          <table:table-cell table:style-name="ce88"/>
          <table:table-cell table:style-name="ce88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STATS_001&quot;;[$BACKLOG_MASTER.$A:.$A];0);&quot;SCR_STATS_001&quot;);&quot;SCR_STATS_001&quot;)" office:value-type="string" office:string-value="SCR_STATS_001" calcext:value-type="string">
            <text:p>SCR_STATS_001</text:p>
          </table:table-cell>
          <table:table-cell office:value-type="string" calcext:value-type="string">
            <text:p>stats.gd</text:p>
          </table:table-cell>
          <table:table-cell/>
          <table:table-cell office:value-type="string" calcext:value-type="string">
            <text:p>Stats runtime (HP/ATK/DEF/CRIT/VIT)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player/stats.gd</text:p>
          </table:table-cell>
          <table:table-cell office:value-type="string" calcext:value-type="string">
            <text:p>Stats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STATS_STATS_CHANGED</text:p>
          </table:table-cell>
          <table:table-cell table:style-name="ce88" office:value-type="string" calcext:value-type="string">
            <text:p>SIG_GAMEMANAGER_LEVEL_UP;SIG_EQUIPMENTMANAGER_EQUIPMENT_CHANGED</text:p>
          </table:table-cell>
          <table:table-cell table:style-name="ce88"/>
          <table:table-cell table:style-name="ce88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INVENTORY_001&quot;;[$BACKLOG_MASTER.$A:.$A];0);&quot;SCR_INVENTORY_001&quot;);&quot;SCR_INVENTORY_001&quot;)" office:value-type="string" office:string-value="SCR_INVENTORY_001" calcext:value-type="string">
            <text:p>SCR_INVENTORY_001</text:p>
          </table:table-cell>
          <table:table-cell office:value-type="string" calcext:value-type="string">
            <text:p>inventory.gd</text:p>
          </table:table-cell>
          <table:table-cell/>
          <table:table-cell office:value-type="string" calcext:value-type="string">
            <text:p>Inventaire joueur (items possédés)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player/inventory.gd</text:p>
          </table:table-cell>
          <table:table-cell office:value-type="string" calcext:value-type="string">
            <text:p>Inventory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ITEM_ADDED;SIG_ITEM_REMOVED</text:p>
          </table:table-cell>
          <table:table-cell table:style-name="ce88" office:value-type="string" calcext:value-type="string">
            <text:p>SIG_SHOPMANAGER_ITEM_PURCHASED</text:p>
          </table:table-cell>
          <table:table-cell table:style-name="ce88"/>
          <table:table-cell table:style-name="ce88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EQUIPMENT_MANAGER_001&quot;;[$BACKLOG_MASTER.$A:.$A];0);&quot;SCR_EQUIPMENT_MANAGER_001&quot;);&quot;SCR_EQUIPMENT_MANAGER_001&quot;)" office:value-type="string" office:string-value="SCR_EQUIPMENT_MANAGER_001" calcext:value-type="string">
            <text:p>SCR_EQUIPMENT_MANAGER_001</text:p>
          </table:table-cell>
          <table:table-cell office:value-type="string" calcext:value-type="string">
            <text:p>equipment_manager.gd</text:p>
          </table:table-cell>
          <table:table-cell/>
          <table:table-cell office:value-type="string" calcext:value-type="string">
            <text:p>Équipement (slots + application stats)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player/equipment_manager.gd</text:p>
          </table:table-cell>
          <table:table-cell office:value-type="string" calcext:value-type="string">
            <text:p>EquipmentManager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EQUIPMENTMANAGER_EQUIPMENT_CHANGED</text:p>
          </table:table-cell>
          <table:table-cell table:style-name="ce88" office:value-type="string" calcext:value-type="string">
            <text:p>SIG_EQUIPMENTMANAGER_ITEM_EQUIPPED</text:p>
          </table:table-cell>
          <table:table-cell table:style-name="ce88"/>
          <table:table-cell table:style-name="ce88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SHOP_MANAGER_001&quot;;[$BACKLOG_MASTER.$A:.$A];0);&quot;SCR_SHOP_MANAGER_001&quot;);&quot;SCR_SHOP_MANAGER_001&quot;)" office:value-type="string" office:string-value="SCR_SHOP_MANAGER_001" calcext:value-type="string">
            <text:p>SCR_SHOP_MANAGER_001</text:p>
          </table:table-cell>
          <table:table-cell office:value-type="string" calcext:value-type="string">
            <text:p>shop_manager.gd</text:p>
          </table:table-cell>
          <table:table-cell office:value-type="string" calcext:value-type="string">
            <text:p>SCN_SHOP_MENU_001</text:p>
          </table:table-cell>
          <table:table-cell office:value-type="string" calcext:value-type="string">
            <text:p>Boutique (achat upgrades + items)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ui/shop_manager.gd</text:p>
          </table:table-cell>
          <table:table-cell office:value-type="string" calcext:value-type="string">
            <text:p>ShopManager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SHOPMANAGER_ITEM_PURCHASED</text:p>
          </table:table-cell>
          <table:table-cell table:style-name="ce88" office:value-type="string" calcext:value-type="string">
            <text:p>SIG_GAMEMANAGER_GOLD_CHANGED</text:p>
          </table:table-cell>
          <table:table-cell table:style-name="ce88"/>
          <table:table-cell table:style-name="ce88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SAVE_SYSTEM_001&quot;;[$BACKLOG_MASTER.$A:.$A];0);&quot;SCR_SAVE_SYSTEM_001&quot;);&quot;SCR_SAVE_SYSTEM_001&quot;)" office:value-type="string" office:string-value="SCR_SAVE_SYSTEM_001" calcext:value-type="string">
            <text:p>SCR_SAVE_SYSTEM_001</text:p>
          </table:table-cell>
          <table:table-cell office:value-type="string" calcext:value-type="string">
            <text:p>save_system.gd</text:p>
          </table:table-cell>
          <table:table-cell/>
          <table:table-cell office:value-type="string" calcext:value-type="string">
            <text:p>Sauvegarde/chargement (JSON)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core/save_system.gd</text:p>
          </table:table-cell>
          <table:table-cell office:value-type="string" calcext:value-type="string">
            <text:p>SaveSystem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SIG_SAVE_DONE</text:p>
          </table:table-cell>
          <table:table-cell table:style-name="ce88" office:value-type="string" calcext:value-type="string">
            <text:p>SIG_CHECKPOINT_ACTIVATED</text:p>
          </table:table-cell>
          <table:table-cell table:style-name="ce88"/>
          <table:table-cell table:style-name="ce88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ITEM_DATABASE_001&quot;;[$BACKLOG_MASTER.$A:.$A];0);&quot;SCR_ITEM_DATABASE_001&quot;);&quot;SCR_ITEM_DATABASE_001&quot;)" office:value-type="string" office:string-value="SCR_ITEM_DATABASE_001" calcext:value-type="string">
            <text:p>SCR_ITEM_DATABASE_001</text:p>
          </table:table-cell>
          <table:table-cell office:value-type="string" calcext:value-type="string">
            <text:p>item_database.gd</text:p>
          </table:table-cell>
          <table:table-cell/>
          <table:table-cell office:value-type="string" calcext:value-type="string">
            <text:p>DB items (depuis Items_Equipements)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data/item_database.gd</text:p>
          </table:table-cell>
          <table:table-cell office:value-type="string" calcext:value-type="string">
            <text:p>ItemDatabase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SIG_DB_READY</text:p>
          </table:table-cell>
          <table:table-cell table:style-name="ce88" office:value-type="string" calcext:value-type="string">
            <text:p>SIG_GAME_BOOTED</text:p>
          </table:table-cell>
          <table:table-cell table:style-name="ce88"/>
          <table:table-cell table:style-name="ce88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HUB_MANAGER_001&quot;;[$BACKLOG_MASTER.$A:.$A];0);&quot;SCR_HUB_MANAGER_001&quot;);&quot;SCR_HUB_MANAGER_001&quot;)" office:value-type="string" office:string-value="SCR_HUB_MANAGER_001" calcext:value-type="string">
            <text:p>SCR_HUB_MANAGER_001</text:p>
          </table:table-cell>
          <table:table-cell office:value-type="string" calcext:value-type="string">
            <text:p>hub_manager.gd</text:p>
          </table:table-cell>
          <table:table-cell office:value-type="string" calcext:value-type="string">
            <text:p>SCN_HUB_001</text:p>
          </table:table-cell>
          <table:table-cell office:value-type="string" calcext:value-type="string">
            <text:p>Gère la page personnage (tabs, navigation, refresh stats)</text:p>
          </table:table-cell>
          <table:table-cell office:value-type="string" calcext:value-type="string">
            <text:p>GameManager;SaveSystem;ItemDatabase</text:p>
          </table:table-cell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hub/hub_manager.gd</text:p>
          </table:table-cell>
          <table:table-cell office:value-type="string" calcext:value-type="string">
            <text:p>HubManager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HUBMANAGER_START_RUN_REQUESTED;SIG_HUBMANAGER_OPEN_SHOP</text:p>
          </table:table-cell>
          <table:table-cell table:style-name="ce88" office:value-type="string" calcext:value-type="string">
            <text:p>SIG_EQUIPMENTMANAGER_EQUIPMENT_CHANGED;SIG_GAMEMANAGER_GOLD_CHANGED</text:p>
          </table:table-cell>
          <table:table-cell table:style-name="ce88" office:value-type="string" calcext:value-type="string">
            <text:p>Centralise UI Hub</text:p>
          </table:table-cell>
          <table:table-cell table:style-name="ce88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0">
          <table:table-cell table:style-name="ce90" table:formula="of:=IFERROR(HYPERLINK(&quot;#BACKLOG_MASTER.A&quot;&amp;MATCH(&quot;SCR_INVENTORY_UI_001&quot;;[$BACKLOG_MASTER.$A:.$A];0);&quot;SCR_INVENTORY_UI_001&quot;);&quot;SCR_INVENTORY_UI_001&quot;)" office:value-type="string" office:string-value="SCR_INVENTORY_UI_001" calcext:value-type="string">
            <text:p>SCR_INVENTORY_UI_001</text:p>
          </table:table-cell>
          <table:table-cell office:value-type="string" calcext:value-type="string">
            <text:p>inventory_ui.gd</text:p>
          </table:table-cell>
          <table:table-cell office:value-type="string" calcext:value-type="string">
            <text:p>SCN_HUB_INVENTORY_PANEL_001</text:p>
          </table:table-cell>
          <table:table-cell office:value-type="string" calcext:value-type="string">
            <text:p>UI inventaire (liste items possédés + filtres)</text:p>
          </table:table-cell>
          <table:table-cell office:value-type="string" calcext:value-type="string">
            <text:p>Inventory;ItemDatabase</text:p>
          </table:table-cell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ui/inventory_ui.gd</text:p>
          </table:table-cell>
          <table:table-cell office:value-type="string" calcext:value-type="string">
            <text:p>InventoryUI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INVENTORYUI_ITEM_EQUIP_REQUESTED</text:p>
          </table:table-cell>
          <table:table-cell table:style-name="ce88" office:value-type="string" calcext:value-type="string">
            <text:p>SIG_ITEM_ADDED;SIG_ITEM_REMOVED</text:p>
          </table:table-cell>
          <table:table-cell table:style-name="ce88" office:value-type="string" calcext:value-type="string">
            <text:p>Filtre par slot/rareté</text:p>
          </table:table-cell>
          <table:table-cell table:style-name="ce88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EQUIPMENT_UI_001&quot;;[$BACKLOG_MASTER.$A:.$A];0);&quot;SCR_EQUIPMENT_UI_001&quot;);&quot;SCR_EQUIPMENT_UI_001&quot;)" office:value-type="string" office:string-value="SCR_EQUIPMENT_UI_001" calcext:value-type="string">
            <text:p>SCR_EQUIPMENT_UI_001</text:p>
          </table:table-cell>
          <table:table-cell office:value-type="string" calcext:value-type="string">
            <text:p>equipment_ui.gd</text:p>
          </table:table-cell>
          <table:table-cell office:value-type="string" calcext:value-type="string">
            <text:p>SCN_HUB_EQUIPMENT_PANEL_001</text:p>
          </table:table-cell>
          <table:table-cell office:value-type="string" calcext:value-type="string">
            <text:p>UI équipement (slots + choix item)</text:p>
          </table:table-cell>
          <table:table-cell office:value-type="string" calcext:value-type="string">
            <text:p>EquipmentManager;Inventory;ItemDatabase</text:p>
          </table:table-cell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ui/equipment_ui.gd</text:p>
          </table:table-cell>
          <table:table-cell office:value-type="string" calcext:value-type="string">
            <text:p>EquipmentUI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EQUIPMENTMANAGER_ITEM_EQUIPPED;SIG_EQUIPMENTMANAGER_ITEM_UNEQUIPPED</text:p>
          </table:table-cell>
          <table:table-cell table:style-name="ce88" office:value-type="string" calcext:value-type="string">
            <text:p>SIG_EQUIPMENTMANAGER_EQUIPMENT_CHANGED</text:p>
          </table:table-cell>
          <table:table-cell table:style-name="ce88" office:value-type="string" calcext:value-type="string">
            <text:p>Affiche stats diff</text:p>
          </table:table-cell>
          <table:table-cell table:style-name="ce88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11">
          <table:table-cell table:style-name="ce90" table:formula="of:=IFERROR(HYPERLINK(&quot;#BACKLOG_MASTER.A&quot;&amp;MATCH(&quot;SCR_SHOP_UI_001&quot;;[$BACKLOG_MASTER.$A:.$A];0);&quot;SCR_SHOP_UI_001&quot;);&quot;SCR_SHOP_UI_001&quot;)" office:value-type="string" office:string-value="SCR_SHOP_UI_001" calcext:value-type="string">
            <text:p>SCR_SHOP_UI_001</text:p>
          </table:table-cell>
          <table:table-cell office:value-type="string" calcext:value-type="string">
            <text:p>shop_ui.gd</text:p>
          </table:table-cell>
          <table:table-cell office:value-type="string" calcext:value-type="string">
            <text:p>SCN_HUB_SHOP_PANEL_001</text:p>
          </table:table-cell>
          <table:table-cell office:value-type="string" calcext:value-type="string">
            <text:p>UI boutique (items + rareté + confirmation achat)</text:p>
          </table:table-cell>
          <table:table-cell office:value-type="string" calcext:value-type="string">
            <text:p>ShopManager;ItemDatabase;SaveSystem</text:p>
          </table:table-cell>
          <table:table-cell office:value-type="string" calcext:value-type="string">
            <text:p>H</text:p>
          </table:table-cell>
          <table:table-cell/>
          <table:table-cell table:style-name="ce88" office:value-type="string" calcext:value-type="string">
            <text:p>scripts/ui/shop_ui.gd</text:p>
          </table:table-cell>
          <table:table-cell office:value-type="string" calcext:value-type="string">
            <text:p>ShopUI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SHOPMANAGER_ITEM_PURCHASED;SIG_GAMEMANAGER_GOLD_CHANGED</text:p>
          </table:table-cell>
          <table:table-cell table:style-name="ce88" office:value-type="string" calcext:value-type="string">
            <text:p>SIG_SHOPMANAGER_SHOP_REFRESH</text:p>
          </table:table-cell>
          <table:table-cell table:style-name="ce88" office:value-type="string" calcext:value-type="string">
            <text:p>Shop-only items</text:p>
          </table:table-cell>
          <table:table-cell table:style-name="ce88"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9">
          <table:table-cell table:style-name="ce90" table:formula="of:=IFERROR(HYPERLINK(&quot;#BACKLOG_MASTER.A&quot;&amp;MATCH(&quot;SCR_ITEM_CARD_UI_001&quot;;[$BACKLOG_MASTER.$A:.$A];0);&quot;SCR_ITEM_CARD_UI_001&quot;);&quot;SCR_ITEM_CARD_UI_001&quot;)" office:value-type="string" office:string-value="SCR_ITEM_CARD_UI_001" calcext:value-type="string">
            <text:p>SCR_ITEM_CARD_UI_001</text:p>
          </table:table-cell>
          <table:table-cell office:value-type="string" calcext:value-type="string">
            <text:p>item_card_ui.gd</text:p>
          </table:table-cell>
          <table:table-cell office:value-type="string" calcext:value-type="string">
            <text:p>SCN_HUB_SHOP_PANEL_001</text:p>
          </table:table-cell>
          <table:table-cell office:value-type="string" calcext:value-type="string">
            <text:p>Widget item (icone, stats, rareté, bouton acheter)</text:p>
          </table:table-cell>
          <table:table-cell office:value-type="string" calcext:value-type="string">
            <text:p>ItemDatabase</text:p>
          </table:table-cell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ui/item_card_ui.gd</text:p>
          </table:table-cell>
          <table:table-cell office:value-type="string" calcext:value-type="string">
            <text:p>ItemCardUI</text:p>
          </table:table-cell>
          <table:table-cell table:style-name="ce88" office:value-type="string" calcext:value-type="string">
            <text:p>Non</text:p>
          </table:table-cell>
          <table:table-cell table:style-name="ce88" office:value-type="string" calcext:value-type="string">
            <text:p>SIG_ITEM_CARD_CLICKED</text:p>
          </table:table-cell>
          <table:table-cell table:style-name="ce88"/>
          <table:table-cell table:style-name="ce88" office:value-type="string" calcext:value-type="string">
            <text:p>Réutilisable shop + inventaire</text:p>
          </table:table-cell>
          <table:table-cell table:style-name="ce88" table:formula="of:=IFERROR(INDEX([$BACKLOG_MASTER.$F:.$F]; MATCH([.A22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7">
          <table:table-cell table:style-name="ce90" table:formula="of:=IFERROR(HYPERLINK(&quot;#BACKLOG_MASTER.A&quot;&amp;MATCH(&quot;SCR_XP_SYSTEM_001&quot;;[$BACKLOG_MASTER.$A:.$A];0);&quot;SCR_XP_SYSTEM_001&quot;);&quot;SCR_XP_SYSTEM_001&quot;)" office:value-type="string" office:string-value="SCR_XP_SYSTEM_001" calcext:value-type="string">
            <text:p>SCR_XP_SYSTEM_001</text:p>
          </table:table-cell>
          <table:table-cell office:value-type="string" calcext:value-type="string">
            <text:p>xp_system.gd</text:p>
          </table:table-cell>
          <table:table-cell/>
          <table:table-cell office:value-type="string" calcext:value-type="string">
            <text:p>Calcule gain XP (kill + fin niveau) + level up</text:p>
          </table:table-cell>
          <table:table-cell office:value-type="string" calcext:value-type="string">
            <text:p>GameManager;Stats</text:p>
          </table:table-cell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core/xp_system.gd</text:p>
          </table:table-cell>
          <table:table-cell office:value-type="string" calcext:value-type="string">
            <text:p>XPSystem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SIG_GAMEMANAGER_LEVEL_UP;SIG_XPSYSTEM_XP_CHANGED</text:p>
          </table:table-cell>
          <table:table-cell table:style-name="ce88" office:value-type="string" calcext:value-type="string">
            <text:p>SIG_ENEMY_ENEMY_KILLED;SIG_RUNMANAGER_LEVEL_CLEARED</text:p>
          </table:table-cell>
          <table:table-cell table:style-name="ce88" office:value-type="string" calcext:value-type="string">
            <text:p>XP auto</text:p>
          </table:table-cell>
          <table:table-cell table:style-name="ce88" table:formula="of:=IFERROR(INDEX([$BACKLOG_MASTER.$F:.$F]; MATCH([.A23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7">
          <table:table-cell table:style-name="ce90" table:formula="of:=IFERROR(HYPERLINK(&quot;#BACKLOG_MASTER.A&quot;&amp;MATCH(&quot;SCR_WALLET_001&quot;;[$BACKLOG_MASTER.$A:.$A];0);&quot;SCR_WALLET_001&quot;);&quot;SCR_WALLET_001&quot;)" office:value-type="string" office:string-value="SCR_WALLET_001" calcext:value-type="string">
            <text:p>SCR_WALLET_001</text:p>
          </table:table-cell>
          <table:table-cell office:value-type="string" calcext:value-type="string">
            <text:p>wallet.gd</text:p>
          </table:table-cell>
          <table:table-cell/>
          <table:table-cell office:value-type="string" calcext:value-type="string">
            <text:p>Gestion Or (gain/dépense) persistante</text:p>
          </table:table-cell>
          <table:table-cell office:value-type="string" calcext:value-type="string">
            <text:p>SaveSystem</text:p>
          </table:table-cell>
          <table:table-cell office:value-type="string" calcext:value-type="string">
            <text:p>M</text:p>
          </table:table-cell>
          <table:table-cell/>
          <table:table-cell table:style-name="ce88" office:value-type="string" calcext:value-type="string">
            <text:p>scripts/core/wallet.gd</text:p>
          </table:table-cell>
          <table:table-cell office:value-type="string" calcext:value-type="string">
            <text:p>Wallet</text:p>
          </table:table-cell>
          <table:table-cell table:style-name="ce88" office:value-type="string" calcext:value-type="string">
            <text:p>Oui</text:p>
          </table:table-cell>
          <table:table-cell table:style-name="ce88" office:value-type="string" calcext:value-type="string">
            <text:p>SIG_GAMEMANAGER_GOLD_CHANGED</text:p>
          </table:table-cell>
          <table:table-cell table:style-name="ce88" office:value-type="string" calcext:value-type="string">
            <text:p>SIG_RUNMANAGER_GOLD_EARNED;SIG_SHOPMANAGER_GOLD_SPENT</text:p>
          </table:table-cell>
          <table:table-cell table:style-name="ce88" office:value-type="string" calcext:value-type="string">
            <text:p>Or persistant</text:p>
          </table:table-cell>
          <table:table-cell table:style-name="ce88" table:formula="of:=IFERROR(INDEX([$BACKLOG_MASTER.$F:.$F]; MATCH([.A24]; [$BACKLOG_MASTER.$A:.$A]; 0)); &quot;&quot;)" office:value-type="string" office:string-value="🔵 À FAIRE" calcext:value-type="string">
            <text:p>🔵 À FAIRE</text:p>
          </table:table-cell>
          <table:table-cell table:number-columns-repeated="16369"/>
        </table:table-row>
        <table:table-row table:style-name="ro7" table:number-rows-repeated="1048551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Signaux_Godot" table:style-name="ta27">
        <table:table-column table:style-name="co53" table:default-cell-style-name="ce88"/>
        <table:table-column table:style-name="co84" table:default-cell-style-name="ce88"/>
        <table:table-column table:style-name="co85" table:default-cell-style-name="ce88"/>
        <table:table-column table:style-name="co30" table:default-cell-style-name="ce88"/>
        <table:table-column table:style-name="co86" table:default-cell-style-name="ce88"/>
        <table:table-column table:style-name="co87" table:default-cell-style-name="ce99"/>
        <table:table-column table:style-name="co83" table:default-cell-style-name="ce99"/>
        <table:table-column table:style-name="co88" table:default-cell-style-name="ce99"/>
        <table:table-column table:style-name="co4" table:number-columns-repeated="2" table:default-cell-style-name="ce99"/>
        <table:table-column table:style-name="co4" table:number-columns-repeated="16373" table:default-cell-style-name="Default"/>
        <table:table-row table:style-name="ro46">
          <table:table-cell office:value-type="string" calcext:value-type="string">
            <text:p>Signal</text:p>
          </table:table-cell>
          <table:table-cell office:value-type="string" calcext:value-type="string">
            <text:p>Emetteur</text:p>
          </table:table-cell>
          <table:table-cell office:value-type="string" calcext:value-type="string">
            <text:p>Recepteur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Commentaire</text:p>
          </table:table-cell>
          <table:table-cell table:style-name="ce88" office:value-type="string" calcext:value-type="string">
            <text:p>ID</text:p>
          </table:table-cell>
          <table:table-cell table:style-name="ce75" office:value-type="string" calcext:value-type="string">
            <text:p>Parametres</text:p>
          </table:table-cell>
          <table:table-cell table:style-name="ce75" office:value-type="string" calcext:value-type="string">
            <text:p>Quand_Emis</text:p>
          </table:table-cell>
          <table:table-cell table:style-name="ce75" office:value-type="string" calcext:value-type="string">
            <text:p>Notes_Tech</text:p>
          </table:table-cell>
          <table:table-cell table:style-name="ce75" office:value-type="string" calcext:value-type="string">
            <text:p>Statut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health_changed(new_valu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La barre de vie se met à jour visuellement.</text:p>
          </table:table-cell>
          <table:table-cell/>
          <table:table-cell table:style-name="ce90" table:formula="of:=IFERROR(HYPERLINK(&quot;#BACKLOG_MASTER.A&quot;&amp;MATCH(&quot;SIG_PLAYER_HEALTH_CHANGED&quot;;[$BACKLOG_MASTER.$A:.$A];0);&quot;SIG_PLAYER_HEALTH_CHANGED&quot;);&quot;SIG_PLAYER_HEALTH_CHANGED&quot;)" office:value-type="string" office:string-value="SIG_PLAYER_HEALTH_CHANGED" calcext:value-type="string">
            <text:p>SIG_PLAYER_HEALTH_CHANGED</text:p>
          </table:table-cell>
          <table:table-cell table:number-columns-repeated="3"/>
          <table:table-cell table:style-name="ce88" table:formula="of:=IFERROR(INDEX([$BACKLOG_MASTER.$F:.$F]; MATCH([.F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die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Lance l'écran "Game Over" et met le jeu en pause.</text:p>
          </table:table-cell>
          <table:table-cell/>
          <table:table-cell table:style-name="ce90" table:formula="of:=IFERROR(HYPERLINK(&quot;#BACKLOG_MASTER.A&quot;&amp;MATCH(&quot;SIG_PLAYER_DIED_001&quot;;[$BACKLOG_MASTER.$A:.$A];0);&quot;SIG_PLAYER_DIED_001&quot;);&quot;SIG_PLAYER_DIED_001&quot;)" office:value-type="string" office:string-value="SIG_PLAYER_DIED_001" calcext:value-type="string">
            <text:p>SIG_PLAYER_DIED_001</text:p>
          </table:table-cell>
          <table:table-cell table:number-columns-repeated="3"/>
          <table:table-cell table:style-name="ce88" table:formula="of:=IFERROR(INDEX([$BACKLOG_MASTER.$F:.$F]; MATCH([.F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died(xp_amount)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Global_XP / Player</text:p>
          </table:table-cell>
          <table:table-cell office:value-type="string" calcext:value-type="string">
            <text:p>Ajoute de l'Or/XP au joueur.</text:p>
          </table:table-cell>
          <table:table-cell/>
          <table:table-cell table:style-name="ce90" table:formula="of:=IFERROR(HYPERLINK(&quot;#BACKLOG_MASTER.A&quot;&amp;MATCH(&quot;SIG_ENEMY_DIED&quot;;[$BACKLOG_MASTER.$A:.$A];0);&quot;SIG_ENEMY_DIED&quot;);&quot;SIG_ENEMY_DIED&quot;)" office:value-type="string" office:string-value="SIG_ENEMY_DIED" calcext:value-type="string">
            <text:p>SIG_ENEMY_DIED</text:p>
          </table:table-cell>
          <table:table-cell table:number-columns-repeated="3"/>
          <table:table-cell table:style-name="ce88" table:formula="of:=IFERROR(INDEX([$BACKLOG_MASTER.$F:.$F]; MATCH([.F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activated(position)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SaveSystem</text:p>
          </table:table-cell>
          <table:table-cell office:value-type="string" calcext:value-type="string">
            <text:p>Sauvegarde la position actuelle dans le fichier JSON.</text:p>
          </table:table-cell>
          <table:table-cell/>
          <table:table-cell table:style-name="ce90" table:formula="of:=IFERROR(HYPERLINK(&quot;#BACKLOG_MASTER.A&quot;&amp;MATCH(&quot;SIG_CHECKPOINT_ACTIVATED&quot;;[$BACKLOG_MASTER.$A:.$A];0);&quot;SIG_CHECKPOINT_ACTIVATED&quot;);&quot;SIG_CHECKPOINT_ACTIVATED&quot;)" office:value-type="string" office:string-value="SIG_CHECKPOINT_ACTIVATED" calcext:value-type="string">
            <text:p>SIG_CHECKPOINT_ACTIVATED</text:p>
          </table:table-cell>
          <table:table-cell table:number-columns-repeated="3"/>
          <table:table-cell table:style-name="ce88" table:formula="of:=IFERROR(INDEX([$BACKLOG_MASTER.$F:.$F]; MATCH([.F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1">
          <table:table-cell office:value-type="string" calcext:value-type="string">
            <text:p>money_changed(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Met à jour le texte de l'or à l'écran après avoir reçu l'info du GameData.</text:p>
          </table:table-cell>
          <table:table-cell/>
          <table:table-cell table:style-name="ce90" table:formula="of:=IFERROR(HYPERLINK(&quot;#BACKLOG_MASTER.A&quot;&amp;MATCH(&quot;SIG_PLAYER_MONEY_CHANGED&quot;;[$BACKLOG_MASTER.$A:.$A];0);&quot;SIG_PLAYER_MONEY_CHANGED&quot;);&quot;SIG_PLAYER_MONEY_CHANGED&quot;)" office:value-type="string" office:string-value="SIG_PLAYER_MONEY_CHANGED" calcext:value-type="string">
            <text:p>SIG_PLAYER_MONEY_CHANGED</text:p>
          </table:table-cell>
          <table:table-cell table:number-columns-repeated="3"/>
          <table:table-cell table:style-name="ce88" table:formula="of:=IFERROR(INDEX([$BACKLOG_MASTER.$F:.$F]; MATCH([.F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office:value-type="string" calcext:value-type="string">
            <text:p>run_started(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RunManager;HUD</text:p>
          </table:table-cell>
          <table:table-cell office:value-type="string" calcext:value-type="string">
            <text:p>Début de run</text:p>
          </table:table-cell>
          <table:table-cell/>
          <table:table-cell table:style-name="ce90" table:formula="of:=IFERROR(HYPERLINK(&quot;#BACKLOG_MASTER.A&quot;&amp;MATCH(&quot;SIG_GAMEMANAGER_RUN_STARTED&quot;;[$BACKLOG_MASTER.$A:.$A];0);&quot;SIG_GAMEMANAGER_RUN_STARTED&quot;);&quot;SIG_GAMEMANAGER_RUN_STARTED&quot;)" office:value-type="string" office:string-value="SIG_GAMEMANAGER_RUN_STARTED" calcext:value-type="string">
            <text:p>SIG_GAMEMANAGER_RUN_STARTED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Émis quand la run démarre</text:p>
          </table:table-cell>
          <table:table-cell table:style-name="ce88"/>
          <table:table-cell table:style-name="ce88" table:formula="of:=IFERROR(INDEX([$BACKLOG_MASTER.$F:.$F]; MATCH([.F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run_ended(result)</text:p>
          </table:table-cell>
          <table:table-cell office:value-type="string" calcext:value-type="string">
            <text:p>RunManager</text:p>
          </table:table-cell>
          <table:table-cell office:value-type="string" calcext:value-type="string">
            <text:p>GameManager;ShopManager</text:p>
          </table:table-cell>
          <table:table-cell office:value-type="string" calcext:value-type="string">
            <text:p>Fin de run + résultat</text:p>
          </table:table-cell>
          <table:table-cell/>
          <table:table-cell table:style-name="ce90" table:formula="of:=IFERROR(HYPERLINK(&quot;#BACKLOG_MASTER.A&quot;&amp;MATCH(&quot;SIG_RUNMANAGER_RUN_ENDED&quot;;[$BACKLOG_MASTER.$A:.$A];0);&quot;SIG_RUNMANAGER_RUN_ENDED&quot;);&quot;SIG_RUNMANAGER_RUN_ENDED&quot;)" office:value-type="string" office:string-value="SIG_RUNMANAGER_RUN_ENDED" calcext:value-type="string">
            <text:p>SIG_RUNMANAGER_RUN_ENDED</text:p>
          </table:table-cell>
          <table:table-cell table:style-name="ce88" office:value-type="string" calcext:value-type="string">
            <text:p>result:RunResult</text:p>
          </table:table-cell>
          <table:table-cell table:style-name="ce88" office:value-type="string" calcext:value-type="string">
            <text:p>Émis quand la run se termine</text:p>
          </table:table-cell>
          <table:table-cell table:style-name="ce88"/>
          <table:table-cell table:style-name="ce88" table:formula="of:=IFERROR(INDEX([$BACKLOG_MASTER.$F:.$F]; MATCH([.F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equipment_changed()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Stats;HUD;Player</text:p>
          </table:table-cell>
          <table:table-cell office:value-type="string" calcext:value-type="string">
            <text:p>Recalcule et applique stats</text:p>
          </table:table-cell>
          <table:table-cell/>
          <table:table-cell table:style-name="ce90" table:formula="of:=IFERROR(HYPERLINK(&quot;#BACKLOG_MASTER.A&quot;&amp;MATCH(&quot;SIG_EQUIPMENTMANAGER_EQUIPMENT_CHANGED&quot;;[$BACKLOG_MASTER.$A:.$A];0);&quot;SIG_EQUIPMENTMANAGER_EQUIPMENT_CHANGED&quot;);&quot;SIG_EQUIPMENTMANAGER_EQUIPMENT_CHANGED&quot;)" office:value-type="string" office:string-value="SIG_EQUIPMENTMANAGER_EQUIPMENT_CHANGED" calcext:value-type="string">
            <text:p>SIG_EQUIPMENTMANAGER_EQUIPMENT_CHANGED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Après changement équipement</text:p>
          </table:table-cell>
          <table:table-cell table:style-name="ce88"/>
          <table:table-cell table:style-name="ce88" table:formula="of:=IFERROR(INDEX([$BACKLOG_MASTER.$F:.$F]; MATCH([.F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item_purchased(item_id)</text:p>
          </table:table-cell>
          <table:table-cell office:value-type="string" calcext:value-type="string">
            <text:p>ShopManager</text:p>
          </table:table-cell>
          <table:table-cell office:value-type="string" calcext:value-type="string">
            <text:p>Inventory;EquipmentManager</text:p>
          </table:table-cell>
          <table:table-cell office:value-type="string" calcext:value-type="string">
            <text:p>Ajoute item acheté</text:p>
          </table:table-cell>
          <table:table-cell/>
          <table:table-cell table:style-name="ce90" table:formula="of:=IFERROR(HYPERLINK(&quot;#BACKLOG_MASTER.A&quot;&amp;MATCH(&quot;SIG_SHOPMANAGER_ITEM_PURCHASED&quot;;[$BACKLOG_MASTER.$A:.$A];0);&quot;SIG_SHOPMANAGER_ITEM_PURCHASED&quot;);&quot;SIG_SHOPMANAGER_ITEM_PURCHASED&quot;)" office:value-type="string" office:string-value="SIG_SHOPMANAGER_ITEM_PURCHASED" calcext:value-type="string">
            <text:p>SIG_SHOPMANAGER_ITEM_PURCHASED</text:p>
          </table:table-cell>
          <table:table-cell table:style-name="ce88" office:value-type="string" calcext:value-type="string">
            <text:p>item_id:String</text:p>
          </table:table-cell>
          <table:table-cell table:style-name="ce88" office:value-type="string" calcext:value-type="string">
            <text:p>Achat item en boutique</text:p>
          </table:table-cell>
          <table:table-cell table:style-name="ce88"/>
          <table:table-cell table:style-name="ce88" table:formula="of:=IFERROR(INDEX([$BACKLOG_MASTER.$F:.$F]; MATCH([.F1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gold_changed(new_value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HUD;ShopManager</text:p>
          </table:table-cell>
          <table:table-cell office:value-type="string" calcext:value-type="string">
            <text:p>UI or</text:p>
          </table:table-cell>
          <table:table-cell/>
          <table:table-cell table:style-name="ce90" table:formula="of:=IFERROR(HYPERLINK(&quot;#BACKLOG_MASTER.A&quot;&amp;MATCH(&quot;SIG_GAMEMANAGER_GOLD_CHANGED&quot;;[$BACKLOG_MASTER.$A:.$A];0);&quot;SIG_GAMEMANAGER_GOLD_CHANGED&quot;);&quot;SIG_GAMEMANAGER_GOLD_CHANGED&quot;)" office:value-type="string" office:string-value="SIG_GAMEMANAGER_GOLD_CHANGED" calcext:value-type="string">
            <text:p>SIG_GAMEMANAGER_GOLD_CHANGED</text:p>
          </table:table-cell>
          <table:table-cell table:style-name="ce88" office:value-type="string" calcext:value-type="string">
            <text:p>new_value:int</text:p>
          </table:table-cell>
          <table:table-cell table:style-name="ce88" office:value-type="string" calcext:value-type="string">
            <text:p>MàJ or</text:p>
          </table:table-cell>
          <table:table-cell table:style-name="ce88"/>
          <table:table-cell table:style-name="ce88" table:formula="of:=IFERROR(INDEX([$BACKLOG_MASTER.$F:.$F]; MATCH([.F1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p_changed(new_valu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UI HP</text:p>
          </table:table-cell>
          <table:table-cell/>
          <table:table-cell table:style-name="ce90" table:formula="of:=IFERROR(HYPERLINK(&quot;#BACKLOG_MASTER.A&quot;&amp;MATCH(&quot;SIG_PLAYER_HP_CHANGED_001&quot;;[$BACKLOG_MASTER.$A:.$A];0);&quot;SIG_PLAYER_HP_CHANGED_001&quot;);&quot;SIG_PLAYER_HP_CHANGED_001&quot;)" office:value-type="string" office:string-value="SIG_PLAYER_HP_CHANGED_001" calcext:value-type="string">
            <text:p>SIG_PLAYER_HP_CHANGED_001</text:p>
          </table:table-cell>
          <table:table-cell table:style-name="ce88" office:value-type="string" calcext:value-type="string">
            <text:p>new_value:int</text:p>
          </table:table-cell>
          <table:table-cell table:style-name="ce88" office:value-type="string" calcext:value-type="string">
            <text:p>MàJ HP</text:p>
          </table:table-cell>
          <table:table-cell table:style-name="ce88"/>
          <table:table-cell table:style-name="ce88" table:formula="of:=IFERROR(INDEX([$BACKLOG_MASTER.$F:.$F]; MATCH([.F1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player_died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Game over</text:p>
          </table:table-cell>
          <table:table-cell/>
          <table:table-cell table:style-name="ce90" table:formula="of:=IFERROR(HYPERLINK(&quot;#BACKLOG_MASTER.A&quot;&amp;MATCH(&quot;SIG_PLAYER_PLAYER_DIED&quot;;[$BACKLOG_MASTER.$A:.$A];0);&quot;SIG_PLAYER_PLAYER_DIED&quot;);&quot;SIG_PLAYER_PLAYER_DIED&quot;)" office:value-type="string" office:string-value="SIG_PLAYER_PLAYER_DIED" calcext:value-type="string">
            <text:p>SIG_PLAYER_PLAYER_DIED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Mort</text:p>
          </table:table-cell>
          <table:table-cell table:style-name="ce88"/>
          <table:table-cell table:style-name="ce88" table:formula="of:=IFERROR(INDEX([$BACKLOG_MASTER.$F:.$F]; MATCH([.F1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level_up(new_level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Stats;HUD</text:p>
          </table:table-cell>
          <table:table-cell office:value-type="string" calcext:value-type="string">
            <text:p>Gain niveau</text:p>
          </table:table-cell>
          <table:table-cell/>
          <table:table-cell table:style-name="ce90" table:formula="of:=IFERROR(HYPERLINK(&quot;#BACKLOG_MASTER.A&quot;&amp;MATCH(&quot;SIG_GAMEMANAGER_LEVEL_UP&quot;;[$BACKLOG_MASTER.$A:.$A];0);&quot;SIG_GAMEMANAGER_LEVEL_UP&quot;);&quot;SIG_GAMEMANAGER_LEVEL_UP&quot;)" office:value-type="string" office:string-value="SIG_GAMEMANAGER_LEVEL_UP" calcext:value-type="string">
            <text:p>SIG_GAMEMANAGER_LEVEL_UP</text:p>
          </table:table-cell>
          <table:table-cell table:style-name="ce88" office:value-type="string" calcext:value-type="string">
            <text:p>new_level:int</text:p>
          </table:table-cell>
          <table:table-cell table:style-name="ce88" office:value-type="string" calcext:value-type="string">
            <text:p>Level up</text:p>
          </table:table-cell>
          <table:table-cell table:style-name="ce88"/>
          <table:table-cell table:style-name="ce88" table:formula="of:=IFERROR(INDEX([$BACKLOG_MASTER.$F:.$F]; MATCH([.F1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stats_changed()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Refresh UI stats</text:p>
          </table:table-cell>
          <table:table-cell/>
          <table:table-cell table:style-name="ce90" table:formula="of:=IFERROR(HYPERLINK(&quot;#BACKLOG_MASTER.A&quot;&amp;MATCH(&quot;SIG_STATS_STATS_CHANGED&quot;;[$BACKLOG_MASTER.$A:.$A];0);&quot;SIG_STATS_STATS_CHANGED&quot;);&quot;SIG_STATS_STATS_CHANGED&quot;)" office:value-type="string" office:string-value="SIG_STATS_STATS_CHANGED" calcext:value-type="string">
            <text:p>SIG_STATS_STATS_CHANGED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Quand stats recalculées</text:p>
          </table:table-cell>
          <table:table-cell table:style-name="ce88"/>
          <table:table-cell table:style-name="ce88" table:formula="of:=IFERROR(INDEX([$BACKLOG_MASTER.$F:.$F]; MATCH([.F1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go_to_hub()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HubManager</text:p>
          </table:table-cell>
          <table:table-cell office:value-type="string" calcext:value-type="string">
            <text:p>Navigation vers Hub</text:p>
          </table:table-cell>
          <table:table-cell office:value-type="string" calcext:value-type="string">
            <text:p>Depuis recap ou menu</text:p>
          </table:table-cell>
          <table:table-cell table:style-name="ce90" table:formula="of:=IFERROR(HYPERLINK(&quot;#BACKLOG_MASTER.A&quot;&amp;MATCH(&quot;SIG_GAMEMANAGER_GO_TO_HUB&quot;;[$BACKLOG_MASTER.$A:.$A];0);&quot;SIG_GAMEMANAGER_GO_TO_HUB&quot;);&quot;SIG_GAMEMANAGER_GO_TO_HUB&quot;)" office:value-type="string" office:string-value="SIG_GAMEMANAGER_GO_TO_HUB" calcext:value-type="string">
            <text:p>SIG_GAMEMANAGER_GO_TO_HUB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Quand le joueur choisit Hub</text:p>
          </table:table-cell>
          <table:table-cell table:style-name="ce88"/>
          <table:table-cell table:style-name="ce88" table:formula="of:=IFERROR(INDEX([$BACKLOG_MASTER.$F:.$F]; MATCH([.F1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start_run_requested()</text:p>
          </table:table-cell>
          <table:table-cell office:value-type="string" calcext:value-type="string">
            <text:p>HubManager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Demande de lancer une run</text:p>
          </table:table-cell>
          <table:table-cell office:value-type="string" calcext:value-type="string">
            <text:p>Bouton 'Lancer Run'</text:p>
          </table:table-cell>
          <table:table-cell table:style-name="ce90" table:formula="of:=IFERROR(HYPERLINK(&quot;#BACKLOG_MASTER.A&quot;&amp;MATCH(&quot;SIG_HUBMANAGER_START_RUN_REQUESTED&quot;;[$BACKLOG_MASTER.$A:.$A];0);&quot;SIG_HUBMANAGER_START_RUN_REQUESTED&quot;);&quot;SIG_HUBMANAGER_START_RUN_REQUESTED&quot;)" office:value-type="string" office:string-value="SIG_HUBMANAGER_START_RUN_REQUESTED" calcext:value-type="string">
            <text:p>SIG_HUBMANAGER_START_RUN_REQUESTED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Depuis Hub</text:p>
          </table:table-cell>
          <table:table-cell table:style-name="ce88"/>
          <table:table-cell table:style-name="ce88" table:formula="of:=IFERROR(INDEX([$BACKLOG_MASTER.$F:.$F]; MATCH([.F1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open_shop()</text:p>
          </table:table-cell>
          <table:table-cell office:value-type="string" calcext:value-type="string">
            <text:p>HubManager</text:p>
          </table:table-cell>
          <table:table-cell office:value-type="string" calcext:value-type="string">
            <text:p>ShopUI</text:p>
          </table:table-cell>
          <table:table-cell office:value-type="string" calcext:value-type="string">
            <text:p>Affiche le panneau boutique</text:p>
          </table:table-cell>
          <table:table-cell office:value-type="string" calcext:value-type="string">
            <text:p>Bouton boutique</text:p>
          </table:table-cell>
          <table:table-cell table:style-name="ce90" table:formula="of:=IFERROR(HYPERLINK(&quot;#BACKLOG_MASTER.A&quot;&amp;MATCH(&quot;SIG_HUBMANAGER_OPEN_SHOP&quot;;[$BACKLOG_MASTER.$A:.$A];0);&quot;SIG_HUBMANAGER_OPEN_SHOP&quot;);&quot;SIG_HUBMANAGER_OPEN_SHOP&quot;)" office:value-type="string" office:string-value="SIG_HUBMANAGER_OPEN_SHOP" calcext:value-type="string">
            <text:p>SIG_HUBMANAGER_OPEN_SHOP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Depuis Hub</text:p>
          </table:table-cell>
          <table:table-cell table:style-name="ce88"/>
          <table:table-cell table:style-name="ce88" table:formula="of:=IFERROR(INDEX([$BACKLOG_MASTER.$F:.$F]; MATCH([.F1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enemy_killed(enemy_id)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XPSystem</text:p>
          </table:table-cell>
          <table:table-cell office:value-type="string" calcext:value-type="string">
            <text:p>XP sur kill</text:p>
          </table:table-cell>
          <table:table-cell office:value-type="string" calcext:value-type="string">
            <text:p>Chaque ennemi tué</text:p>
          </table:table-cell>
          <table:table-cell table:style-name="ce90" table:formula="of:=IFERROR(HYPERLINK(&quot;#BACKLOG_MASTER.A&quot;&amp;MATCH(&quot;SIG_ENEMY_ENEMY_KILLED&quot;;[$BACKLOG_MASTER.$A:.$A];0);&quot;SIG_ENEMY_ENEMY_KILLED&quot;);&quot;SIG_ENEMY_ENEMY_KILLED&quot;)" office:value-type="string" office:string-value="SIG_ENEMY_ENEMY_KILLED" calcext:value-type="string">
            <text:p>SIG_ENEMY_ENEMY_KILLED</text:p>
          </table:table-cell>
          <table:table-cell table:style-name="ce88" office:value-type="string" calcext:value-type="string">
            <text:p>enemy_id:String</text:p>
          </table:table-cell>
          <table:table-cell table:style-name="ce88" office:value-type="string" calcext:value-type="string">
            <text:p>À la mort d’un ennemi</text:p>
          </table:table-cell>
          <table:table-cell table:style-name="ce88"/>
          <table:table-cell table:style-name="ce88" table:formula="of:=IFERROR(INDEX([$BACKLOG_MASTER.$F:.$F]; MATCH([.F1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level_cleared(level_id)</text:p>
          </table:table-cell>
          <table:table-cell office:value-type="string" calcext:value-type="string">
            <text:p>RunManager</text:p>
          </table:table-cell>
          <table:table-cell office:value-type="string" calcext:value-type="string">
            <text:p>XPSystem</text:p>
          </table:table-cell>
          <table:table-cell office:value-type="string" calcext:value-type="string">
            <text:p>XP fin de niveau</text:p>
          </table:table-cell>
          <table:table-cell office:value-type="string" calcext:value-type="string">
            <text:p>Fin de zone/niveau</text:p>
          </table:table-cell>
          <table:table-cell table:style-name="ce90" table:formula="of:=IFERROR(HYPERLINK(&quot;#BACKLOG_MASTER.A&quot;&amp;MATCH(&quot;SIG_RUNMANAGER_LEVEL_CLEARED&quot;;[$BACKLOG_MASTER.$A:.$A];0);&quot;SIG_RUNMANAGER_LEVEL_CLEARED&quot;);&quot;SIG_RUNMANAGER_LEVEL_CLEARED&quot;)" office:value-type="string" office:string-value="SIG_RUNMANAGER_LEVEL_CLEARED" calcext:value-type="string">
            <text:p>SIG_RUNMANAGER_LEVEL_CLEARED</text:p>
          </table:table-cell>
          <table:table-cell table:style-name="ce88" office:value-type="string" calcext:value-type="string">
            <text:p>level_id:String</text:p>
          </table:table-cell>
          <table:table-cell table:style-name="ce88" office:value-type="string" calcext:value-type="string">
            <text:p>À la fin d’une zone</text:p>
          </table:table-cell>
          <table:table-cell table:style-name="ce88"/>
          <table:table-cell table:style-name="ce88" table:formula="of:=IFERROR(INDEX([$BACKLOG_MASTER.$F:.$F]; MATCH([.F2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xp_changed(new_value)</text:p>
          </table:table-cell>
          <table:table-cell office:value-type="string" calcext:value-type="string">
            <text:p>XPSystem</text:p>
          </table:table-cell>
          <table:table-cell office:value-type="string" calcext:value-type="string">
            <text:p>HUD;HubManager</text:p>
          </table:table-cell>
          <table:table-cell office:value-type="string" calcext:value-type="string">
            <text:p>UI XP</text:p>
          </table:table-cell>
          <table:table-cell office:value-type="string" calcext:value-type="string">
            <text:p>Met à jour barre XP</text:p>
          </table:table-cell>
          <table:table-cell table:style-name="ce90" table:formula="of:=IFERROR(HYPERLINK(&quot;#BACKLOG_MASTER.A&quot;&amp;MATCH(&quot;SIG_XPSYSTEM_XP_CHANGED&quot;;[$BACKLOG_MASTER.$A:.$A];0);&quot;SIG_XPSYSTEM_XP_CHANGED&quot;);&quot;SIG_XPSYSTEM_XP_CHANGED&quot;)" office:value-type="string" office:string-value="SIG_XPSYSTEM_XP_CHANGED" calcext:value-type="string">
            <text:p>SIG_XPSYSTEM_XP_CHANGED</text:p>
          </table:table-cell>
          <table:table-cell table:style-name="ce88" office:value-type="string" calcext:value-type="string">
            <text:p>new_value:int</text:p>
          </table:table-cell>
          <table:table-cell table:style-name="ce88" office:value-type="string" calcext:value-type="string">
            <text:p>Après gain XP</text:p>
          </table:table-cell>
          <table:table-cell table:style-name="ce88"/>
          <table:table-cell table:style-name="ce88" table:formula="of:=IFERROR(INDEX([$BACKLOG_MASTER.$F:.$F]; MATCH([.F2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shop_refresh()</text:p>
          </table:table-cell>
          <table:table-cell office:value-type="string" calcext:value-type="string">
            <text:p>ShopManager</text:p>
          </table:table-cell>
          <table:table-cell office:value-type="string" calcext:value-type="string">
            <text:p>ShopUI</text:p>
          </table:table-cell>
          <table:table-cell office:value-type="string" calcext:value-type="string">
            <text:p>Demande refresh UI</text:p>
          </table:table-cell>
          <table:table-cell office:value-type="string" calcext:value-type="string">
            <text:p>Après achat ou changement filtre</text:p>
          </table:table-cell>
          <table:table-cell table:style-name="ce90" table:formula="of:=IFERROR(HYPERLINK(&quot;#BACKLOG_MASTER.A&quot;&amp;MATCH(&quot;SIG_SHOPMANAGER_SHOP_REFRESH&quot;;[$BACKLOG_MASTER.$A:.$A];0);&quot;SIG_SHOPMANAGER_SHOP_REFRESH&quot;);&quot;SIG_SHOPMANAGER_SHOP_REFRESH&quot;)" office:value-type="string" office:string-value="SIG_SHOPMANAGER_SHOP_REFRESH" calcext:value-type="string">
            <text:p>SIG_SHOPMANAGER_SHOP_REFRESH</text:p>
          </table:table-cell>
          <table:table-cell table:style-name="ce88" office:value-type="string" calcext:value-type="string">
            <text:p>void</text:p>
          </table:table-cell>
          <table:table-cell table:style-name="ce88" office:value-type="string" calcext:value-type="string">
            <text:p>Après achat</text:p>
          </table:table-cell>
          <table:table-cell table:style-name="ce88"/>
          <table:table-cell table:style-name="ce88" table:formula="of:=IFERROR(INDEX([$BACKLOG_MASTER.$F:.$F]; MATCH([.F2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item_equip_requested(item_id,slot)</text:p>
          </table:table-cell>
          <table:table-cell office:value-type="string" calcext:value-type="string">
            <text:p>InventoryUI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Demande d’équiper un item</text:p>
          </table:table-cell>
          <table:table-cell office:value-type="string" calcext:value-type="string">
            <text:p>Clic sur item inventaire</text:p>
          </table:table-cell>
          <table:table-cell table:style-name="ce90" table:formula="of:=IFERROR(HYPERLINK(&quot;#BACKLOG_MASTER.A&quot;&amp;MATCH(&quot;SIG_INVENTORYUI_ITEM_EQUIP_REQUESTED&quot;;[$BACKLOG_MASTER.$A:.$A];0);&quot;SIG_INVENTORYUI_ITEM_EQUIP_REQUESTED&quot;);&quot;SIG_INVENTORYUI_ITEM_EQUIP_REQUESTED&quot;)" office:value-type="string" office:string-value="SIG_INVENTORYUI_ITEM_EQUIP_REQUESTED" calcext:value-type="string">
            <text:p>SIG_INVENTORYUI_ITEM_EQUIP_REQUESTED</text:p>
          </table:table-cell>
          <table:table-cell table:style-name="ce88" office:value-type="string" calcext:value-type="string">
            <text:p>item_id:String, slot:String</text:p>
          </table:table-cell>
          <table:table-cell table:style-name="ce88" office:value-type="string" calcext:value-type="string">
            <text:p>Quand joueur équipe</text:p>
          </table:table-cell>
          <table:table-cell table:style-name="ce88"/>
          <table:table-cell table:style-name="ce88" table:formula="of:=IFERROR(INDEX([$BACKLOG_MASTER.$F:.$F]; MATCH([.F2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item_equipped(item_id,slot)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HubManager;HUD;Player</text:p>
          </table:table-cell>
          <table:table-cell office:value-type="string" calcext:value-type="string">
            <text:p>Confirm equip</text:p>
          </table:table-cell>
          <table:table-cell office:value-type="string" calcext:value-type="string">
            <text:p>Appliquer stats + visuel</text:p>
          </table:table-cell>
          <table:table-cell table:style-name="ce90" table:formula="of:=IFERROR(HYPERLINK(&quot;#BACKLOG_MASTER.A&quot;&amp;MATCH(&quot;SIG_EQUIPMENTMANAGER_ITEM_EQUIPPED&quot;;[$BACKLOG_MASTER.$A:.$A];0);&quot;SIG_EQUIPMENTMANAGER_ITEM_EQUIPPED&quot;);&quot;SIG_EQUIPMENTMANAGER_ITEM_EQUIPPED&quot;)" office:value-type="string" office:string-value="SIG_EQUIPMENTMANAGER_ITEM_EQUIPPED" calcext:value-type="string">
            <text:p>SIG_EQUIPMENTMANAGER_ITEM_EQUIPPED</text:p>
          </table:table-cell>
          <table:table-cell table:style-name="ce88" office:value-type="string" calcext:value-type="string">
            <text:p>item_id:String, slot:String</text:p>
          </table:table-cell>
          <table:table-cell table:style-name="ce88" office:value-type="string" calcext:value-type="string">
            <text:p>Après equip</text:p>
          </table:table-cell>
          <table:table-cell table:style-name="ce88"/>
          <table:table-cell table:style-name="ce88" table:formula="of:=IFERROR(INDEX([$BACKLOG_MASTER.$F:.$F]; MATCH([.F2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item_unequipped(slot)</text:p>
          </table:table-cell>
          <table:table-cell office:value-type="string" calcext:value-type="string">
            <text:p>EquipmentManager</text:p>
          </table:table-cell>
          <table:table-cell office:value-type="string" calcext:value-type="string">
            <text:p>HubManager;HUD;Player</text:p>
          </table:table-cell>
          <table:table-cell office:value-type="string" calcext:value-type="string">
            <text:p>Retire item du slot</text:p>
          </table:table-cell>
          <table:table-cell office:value-type="string" calcext:value-type="string">
            <text:p>—</text:p>
          </table:table-cell>
          <table:table-cell table:style-name="ce90" table:formula="of:=IFERROR(HYPERLINK(&quot;#BACKLOG_MASTER.A&quot;&amp;MATCH(&quot;SIG_EQUIPMENTMANAGER_ITEM_UNEQUIPPED&quot;;[$BACKLOG_MASTER.$A:.$A];0);&quot;SIG_EQUIPMENTMANAGER_ITEM_UNEQUIPPED&quot;);&quot;SIG_EQUIPMENTMANAGER_ITEM_UNEQUIPPED&quot;)" office:value-type="string" office:string-value="SIG_EQUIPMENTMANAGER_ITEM_UNEQUIPPED" calcext:value-type="string">
            <text:p>SIG_EQUIPMENTMANAGER_ITEM_UNEQUIPPED</text:p>
          </table:table-cell>
          <table:table-cell table:style-name="ce88" office:value-type="string" calcext:value-type="string">
            <text:p>slot:String</text:p>
          </table:table-cell>
          <table:table-cell table:style-name="ce88" office:value-type="string" calcext:value-type="string">
            <text:p>Après desequip</text:p>
          </table:table-cell>
          <table:table-cell table:style-name="ce88"/>
          <table:table-cell table:style-name="ce88" table:formula="of:=IFERROR(INDEX([$BACKLOG_MASTER.$F:.$F]; MATCH([.F2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gold_earned(amount)</text:p>
          </table:table-cell>
          <table:table-cell office:value-type="string" calcext:value-type="string">
            <text:p>RunManager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Gain or</text:p>
          </table:table-cell>
          <table:table-cell office:value-type="string" calcext:value-type="string">
            <text:p>Pickups / fin de niveau</text:p>
          </table:table-cell>
          <table:table-cell table:style-name="ce90" table:formula="of:=IFERROR(HYPERLINK(&quot;#BACKLOG_MASTER.A&quot;&amp;MATCH(&quot;SIG_RUNMANAGER_GOLD_EARNED&quot;;[$BACKLOG_MASTER.$A:.$A];0);&quot;SIG_RUNMANAGER_GOLD_EARNED&quot;);&quot;SIG_RUNMANAGER_GOLD_EARNED&quot;)" office:value-type="string" office:string-value="SIG_RUNMANAGER_GOLD_EARNED" calcext:value-type="string">
            <text:p>SIG_RUNMANAGER_GOLD_EARNED</text:p>
          </table:table-cell>
          <table:table-cell table:style-name="ce88" office:value-type="string" calcext:value-type="string">
            <text:p>amount:int</text:p>
          </table:table-cell>
          <table:table-cell table:style-name="ce88" office:value-type="string" calcext:value-type="string">
            <text:p>Pendant run</text:p>
          </table:table-cell>
          <table:table-cell table:style-name="ce88"/>
          <table:table-cell table:style-name="ce88" table:formula="of:=IFERROR(INDEX([$BACKLOG_MASTER.$F:.$F]; MATCH([.F2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gold_spent(amount)</text:p>
          </table:table-cell>
          <table:table-cell office:value-type="string" calcext:value-type="string">
            <text:p>ShopManager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Dépense or</text:p>
          </table:table-cell>
          <table:table-cell office:value-type="string" calcext:value-type="string">
            <text:p>Achat item</text:p>
          </table:table-cell>
          <table:table-cell table:style-name="ce90" table:formula="of:=IFERROR(HYPERLINK(&quot;#BACKLOG_MASTER.A&quot;&amp;MATCH(&quot;SIG_SHOPMANAGER_GOLD_SPENT&quot;;[$BACKLOG_MASTER.$A:.$A];0);&quot;SIG_SHOPMANAGER_GOLD_SPENT&quot;);&quot;SIG_SHOPMANAGER_GOLD_SPENT&quot;)" office:value-type="string" office:string-value="SIG_SHOPMANAGER_GOLD_SPENT" calcext:value-type="string">
            <text:p>SIG_SHOPMANAGER_GOLD_SPENT</text:p>
          </table:table-cell>
          <table:table-cell table:style-name="ce88" office:value-type="string" calcext:value-type="string">
            <text:p>amount:int</text:p>
          </table:table-cell>
          <table:table-cell table:style-name="ce88" office:value-type="string" calcext:value-type="string">
            <text:p>À l’achat</text:p>
          </table:table-cell>
          <table:table-cell table:style-name="ce88"/>
          <table:table-cell table:style-name="ce88" table:formula="of:=IFERROR(INDEX([$BACKLOG_MASTER.$F:.$F]; MATCH([.F2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 table:number-rows-repeated="1048548">
          <table:table-cell table:number-columns-repeated="16383"/>
        </table:table-row>
        <table:table-row table:style-name="ro12">
          <table:table-cell table:number-columns-repeated="16383"/>
        </table:table-row>
      </table:table>
      <table:table table:name="Assets_Graphiques" table:style-name="ta46">
        <table:table-column table:style-name="co114" table:default-cell-style-name="ce82"/>
        <table:table-column table:style-name="co75" table:default-cell-style-name="ce82"/>
        <table:table-column table:style-name="co69" table:default-cell-style-name="ce82"/>
        <table:table-column table:style-name="co115" table:default-cell-style-name="ce82"/>
        <table:table-column table:style-name="co44" table:visibility="collapse" table:default-cell-style-name="ce82"/>
        <table:table-column table:style-name="co71" table:default-cell-style-name="ce105"/>
        <table:table-column table:style-name="co44" table:visibility="collapse" table:default-cell-style-name="ce82"/>
        <table:table-column table:style-name="co116" table:default-cell-style-name="ce105"/>
        <table:table-column table:style-name="co117" table:default-cell-style-name="ce105"/>
        <table:table-column table:style-name="co118" table:default-cell-style-name="ce105"/>
        <table:table-column table:style-name="co4" table:number-columns-repeated="16373" table:default-cell-style-name="Default"/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cence</text:p>
          </table:table-cell>
          <table:table-cell table:style-name="ce68" office:value-type="string" calcext:value-type="string">
            <text:p>Nom</text:p>
          </table:table-cell>
          <table:table-cell table:style-name="ce68" office:value-type="string" calcext:value-type="string">
            <text:p>Type_Asset</text:p>
          </table:table-cell>
          <table:table-cell table:style-name="ce68" office:value-type="string" calcext:value-type="string">
            <text:p>Chemin</text:p>
          </table:table-cell>
          <table:table-cell table:style-name="ce68" office:value-type="string" calcext:value-type="string">
            <text:p>Notes_Tech</text:p>
          </table:table-cell>
          <table:table-cell table:style-name="ce68" office:value-type="string" calcext:value-type="string">
            <text:p>Statut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GFX_EXAMPLE_000&quot;;[$BACKLOG_MASTER.$A:.$A];0);&quot;GFX_EXAMPLE_000&quot;);&quot;GFX_EXAMPLE_000&quot;)" office:value-type="string" office:string-value="GFX_EXAMPLE_000" calcext:value-type="string">
            <text:p>GFX_EXAMPLE_000</text:p>
          </table:table-cell>
          <table:table-cell office:value-type="string" calcext:value-type="string">
            <text:p>Graphisme</text:p>
          </table:table-cell>
          <table:table-cell office:value-type="string" calcext:value-type="string">
            <text:p>Nom Asset</text:p>
          </table:table-cell>
          <table:table-cell office:value-type="string" calcext:value-type="string">
            <text:p>Type Format Priorité Statut Détails / Usage Image_URL</text:p>
          </table:table-cell>
          <table:table-cell office:value-type="string" calcext:value-type="string">
            <text:p>À vérifier</text:p>
          </table:table-cell>
          <table:table-cell table:style-name="ce82" office:value-type="string" calcext:value-type="string">
            <text:p>Nom Asset</text:p>
          </table:table-cell>
          <table:table-cell office:value-type="string" calcext:value-type="string">
            <text:p>Exemple</text:p>
          </table:table-cell>
          <table:table-cell table:style-name="ce82" office:value-type="string" calcext:value-type="string">
            <text:p>assets/gfx/Nom_Asset.png</text:p>
          </table:table-cell>
          <table:table-cell table:style-name="ce82" office:value-type="string" calcext:value-type="string">
            <text:p>Lignes exemple (à remplacer par tes vrais assets).</text:p>
          </table:table-cell>
          <table:table-cell table:style-name="ce82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GFX_EXAMPLE_78730C&quot;;[$BACKLOG_MASTER.$A:.$A];0);&quot;GFX_EXAMPLE_78730C&quot;);&quot;GFX_EXAMPLE_78730C&quot;)" office:value-type="string" office:string-value="GFX_EXAMPLE_78730C" calcext:value-type="string">
            <text:p>GFX_EXAMPLE_78730C</text:p>
          </table:table-cell>
          <table:table-cell office:value-type="string" calcext:value-type="string">
            <text:p>Graphisme</text:p>
          </table:table-cell>
          <table:table-cell office:value-type="string" calcext:value-type="string">
            <text:p>Player_SpriteSheet</text:p>
          </table:table-cell>
          <table:table-cell office:value-type="string" calcext:value-type="string">
            <text:p>2D .png Haute À faire Idle, Run, Jump, Attack (64x64).</text:p>
          </table:table-cell>
          <table:table-cell office:value-type="string" calcext:value-type="string">
            <text:p>À vérifier</text:p>
          </table:table-cell>
          <table:table-cell table:style-name="ce82" office:value-type="string" calcext:value-type="string">
            <text:p>Player_SpriteSheet</text:p>
          </table:table-cell>
          <table:table-cell office:value-type="string" calcext:value-type="string">
            <text:p>Exemple</text:p>
          </table:table-cell>
          <table:table-cell table:style-name="ce82" office:value-type="string" calcext:value-type="string">
            <text:p>assets/gfx/Player_SpriteSheet.png</text:p>
          </table:table-cell>
          <table:table-cell table:style-name="ce82" office:value-type="string" calcext:value-type="string">
            <text:p>Lignes exemple (à remplacer par tes vrais assets).</text:p>
          </table:table-cell>
          <table:table-cell table:style-name="ce82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GFX_EXAMPLE_E5F5C4&quot;;[$BACKLOG_MASTER.$A:.$A];0);&quot;GFX_EXAMPLE_E5F5C4&quot;);&quot;GFX_EXAMPLE_E5F5C4&quot;)" office:value-type="string" office:string-value="GFX_EXAMPLE_E5F5C4" calcext:value-type="string">
            <text:p>GFX_EXAMPLE_E5F5C4</text:p>
          </table:table-cell>
          <table:table-cell office:value-type="string" calcext:value-type="string">
            <text:p>Graphisme</text:p>
          </table:table-cell>
          <table:table-cell office:value-type="string" calcext:value-type="string">
            <text:p>Enemy_Slime</text:p>
          </table:table-cell>
          <table:table-cell office:value-type="string" calcext:value-type="string">
            <text:p>2D .png Haute À faire Animation saut et écrasement.</text:p>
          </table:table-cell>
          <table:table-cell office:value-type="string" calcext:value-type="string">
            <text:p>À vérifier</text:p>
          </table:table-cell>
          <table:table-cell table:style-name="ce82" office:value-type="string" calcext:value-type="string">
            <text:p>Enemy_Slime</text:p>
          </table:table-cell>
          <table:table-cell office:value-type="string" calcext:value-type="string">
            <text:p>Exemple</text:p>
          </table:table-cell>
          <table:table-cell table:style-name="ce82" office:value-type="string" calcext:value-type="string">
            <text:p>assets/gfx/Enemy_Slime.png</text:p>
          </table:table-cell>
          <table:table-cell table:style-name="ce82" office:value-type="string" calcext:value-type="string">
            <text:p>Lignes exemple (à remplacer par tes vrais assets).</text:p>
          </table:table-cell>
          <table:table-cell table:style-name="ce82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GFX_EXAMPLE_448C49&quot;;[$BACKLOG_MASTER.$A:.$A];0);&quot;GFX_EXAMPLE_448C49&quot;);&quot;GFX_EXAMPLE_448C49&quot;)" office:value-type="string" office:string-value="GFX_EXAMPLE_448C49" calcext:value-type="string">
            <text:p>GFX_EXAMPLE_448C49</text:p>
          </table:table-cell>
          <table:table-cell office:value-type="string" calcext:value-type="string">
            <text:p>Graphisme</text:p>
          </table:table-cell>
          <table:table-cell office:value-type="string" calcext:value-type="string">
            <text:p>Tileset_Foret</text:p>
          </table:table-cell>
          <table:table-cell office:value-type="string" calcext:value-type="string">
            <text:p>2D .png Haute À faire Sol, murs, plateformes flottantes.</text:p>
          </table:table-cell>
          <table:table-cell office:value-type="string" calcext:value-type="string">
            <text:p>À vérifier</text:p>
          </table:table-cell>
          <table:table-cell table:style-name="ce82" office:value-type="string" calcext:value-type="string">
            <text:p>Tileset_Foret</text:p>
          </table:table-cell>
          <table:table-cell office:value-type="string" calcext:value-type="string">
            <text:p>Exemple</text:p>
          </table:table-cell>
          <table:table-cell table:style-name="ce82" office:value-type="string" calcext:value-type="string">
            <text:p>assets/gfx/Tileset_Foret.png</text:p>
          </table:table-cell>
          <table:table-cell table:style-name="ce82" office:value-type="string" calcext:value-type="string">
            <text:p>Lignes exemple (à remplacer par tes vrais assets).</text:p>
          </table:table-cell>
          <table:table-cell table:style-name="ce82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GFX_EXAMPLE_80630C&quot;;[$BACKLOG_MASTER.$A:.$A];0);&quot;GFX_EXAMPLE_80630C&quot;);&quot;GFX_EXAMPLE_80630C&quot;)" office:value-type="string" office:string-value="GFX_EXAMPLE_80630C" calcext:value-type="string">
            <text:p>GFX_EXAMPLE_80630C</text:p>
          </table:table-cell>
          <table:table-cell office:value-type="string" calcext:value-type="string">
            <text:p>Graphisme</text:p>
          </table:table-cell>
          <table:table-cell office:value-type="string" calcext:value-type="string">
            <text:p>UI_BarreVie</text:p>
          </table:table-cell>
          <table:table-cell office:value-type="string" calcext:value-type="string">
            <text:p>Interface .png Moyenne À faire Cadre doré + Remplissage rouge.</text:p>
          </table:table-cell>
          <table:table-cell office:value-type="string" calcext:value-type="string">
            <text:p>À vérifier</text:p>
          </table:table-cell>
          <table:table-cell table:style-name="ce82" office:value-type="string" calcext:value-type="string">
            <text:p>UI_BarreVie</text:p>
          </table:table-cell>
          <table:table-cell office:value-type="string" calcext:value-type="string">
            <text:p>Exemple</text:p>
          </table:table-cell>
          <table:table-cell table:style-name="ce82" office:value-type="string" calcext:value-type="string">
            <text:p>assets/gfx/UI_BarreVie.png</text:p>
          </table:table-cell>
          <table:table-cell table:style-name="ce82" office:value-type="string" calcext:value-type="string">
            <text:p>Lignes exemple (à remplacer par tes vrais assets).</text:p>
          </table:table-cell>
          <table:table-cell table:style-name="ce82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number-columns-repeated="9"/>
          <table:table-cell table:style-name="ce82" table:formula="of:=IFERROR(INDEX([$BACKLOG_MASTER.$F:.$F]; MATCH([.A7]; [$BACKLOG_MASTER.$A:.$A]; 0)); &quot;&quot;)">
            <text:p/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1&quot;;[$BACKLOG_MASTER.$A:.$A];0);&quot;GFX_ICON_ITEM_SWORD_001&quot;);&quot;GFX_ICON_ITEM_SWORD_001&quot;)" office:value-type="string" office:string-value="GFX_ICON_ITEM_SWORD_001" calcext:value-type="string">
            <text:p>GFX_ICON_ITEM_SWORD_001</text:p>
          </table:table-cell>
          <table:table-cell/>
          <table:table-cell office:value-type="string" calcext:value-type="string">
            <text:p>Icon UI Épée du Vent</text:p>
          </table:table-cell>
          <table:table-cell table:number-columns-repeated="2"/>
          <table:table-cell table:style-name="ce82" office:value-type="string" calcext:value-type="string">
            <text:p>icon_itm_sword_001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1.png</text:p>
          </table:table-cell>
          <table:table-cell/>
          <table:table-cell table:style-name="ce82" table:formula="of:=IFERROR(INDEX([$BACKLOG_MASTER.$F:.$F]; MATCH([.A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1&quot;;[$BACKLOG_MASTER.$A:.$A];0);&quot;GFX_EQUIP_ITEM_SWORD_001&quot;);&quot;GFX_EQUIP_ITEM_SWORD_001&quot;)" office:value-type="string" office:string-value="GFX_EQUIP_ITEM_SWORD_001" calcext:value-type="string">
            <text:p>GFX_EQUIP_ITEM_SWORD_001</text:p>
          </table:table-cell>
          <table:table-cell/>
          <table:table-cell office:value-type="string" calcext:value-type="string">
            <text:p>Sprite équipement Épée du Vent</text:p>
          </table:table-cell>
          <table:table-cell table:number-columns-repeated="2"/>
          <table:table-cell table:style-name="ce82" office:value-type="string" calcext:value-type="string">
            <text:p>spr_itm_sword_001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1.png</text:p>
          </table:table-cell>
          <table:table-cell/>
          <table:table-cell table:style-name="ce82" table:formula="of:=IFERROR(INDEX([$BACKLOG_MASTER.$F:.$F]; MATCH([.A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2&quot;;[$BACKLOG_MASTER.$A:.$A];0);&quot;GFX_ICON_ITEM_SWORD_002&quot;);&quot;GFX_ICON_ITEM_SWORD_002&quot;)" office:value-type="string" office:string-value="GFX_ICON_ITEM_SWORD_002" calcext:value-type="string">
            <text:p>GFX_ICON_ITEM_SWORD_002</text:p>
          </table:table-cell>
          <table:table-cell/>
          <table:table-cell office:value-type="string" calcext:value-type="string">
            <text:p>Icon UI Lame du Forgeron</text:p>
          </table:table-cell>
          <table:table-cell table:number-columns-repeated="2"/>
          <table:table-cell table:style-name="ce82" office:value-type="string" calcext:value-type="string">
            <text:p>icon_itm_sword_002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2.png</text:p>
          </table:table-cell>
          <table:table-cell/>
          <table:table-cell table:style-name="ce82" table:formula="of:=IFERROR(INDEX([$BACKLOG_MASTER.$F:.$F]; MATCH([.A1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2&quot;;[$BACKLOG_MASTER.$A:.$A];0);&quot;GFX_EQUIP_ITEM_SWORD_002&quot;);&quot;GFX_EQUIP_ITEM_SWORD_002&quot;)" office:value-type="string" office:string-value="GFX_EQUIP_ITEM_SWORD_002" calcext:value-type="string">
            <text:p>GFX_EQUIP_ITEM_SWORD_002</text:p>
          </table:table-cell>
          <table:table-cell/>
          <table:table-cell office:value-type="string" calcext:value-type="string">
            <text:p>Sprite équipement Lame du Forgeron</text:p>
          </table:table-cell>
          <table:table-cell table:number-columns-repeated="2"/>
          <table:table-cell table:style-name="ce82" office:value-type="string" calcext:value-type="string">
            <text:p>spr_itm_sword_002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2.png</text:p>
          </table:table-cell>
          <table:table-cell/>
          <table:table-cell table:style-name="ce82" table:formula="of:=IFERROR(INDEX([$BACKLOG_MASTER.$F:.$F]; MATCH([.A1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3&quot;;[$BACKLOG_MASTER.$A:.$A];0);&quot;GFX_ICON_ITEM_SWORD_003&quot;);&quot;GFX_ICON_ITEM_SWORD_003&quot;)" office:value-type="string" office:string-value="GFX_ICON_ITEM_SWORD_003" calcext:value-type="string">
            <text:p>GFX_ICON_ITEM_SWORD_003</text:p>
          </table:table-cell>
          <table:table-cell/>
          <table:table-cell office:value-type="string" calcext:value-type="string">
            <text:p>Icon UI Épée de l'Aube</text:p>
          </table:table-cell>
          <table:table-cell table:number-columns-repeated="2"/>
          <table:table-cell table:style-name="ce82" office:value-type="string" calcext:value-type="string">
            <text:p>icon_itm_sword_003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3.png</text:p>
          </table:table-cell>
          <table:table-cell/>
          <table:table-cell table:style-name="ce82" table:formula="of:=IFERROR(INDEX([$BACKLOG_MASTER.$F:.$F]; MATCH([.A1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3&quot;;[$BACKLOG_MASTER.$A:.$A];0);&quot;GFX_EQUIP_ITEM_SWORD_003&quot;);&quot;GFX_EQUIP_ITEM_SWORD_003&quot;)" office:value-type="string" office:string-value="GFX_EQUIP_ITEM_SWORD_003" calcext:value-type="string">
            <text:p>GFX_EQUIP_ITEM_SWORD_003</text:p>
          </table:table-cell>
          <table:table-cell/>
          <table:table-cell office:value-type="string" calcext:value-type="string">
            <text:p>Sprite équipement Épée de l'Aube</text:p>
          </table:table-cell>
          <table:table-cell table:number-columns-repeated="2"/>
          <table:table-cell table:style-name="ce82" office:value-type="string" calcext:value-type="string">
            <text:p>spr_itm_sword_003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3.png</text:p>
          </table:table-cell>
          <table:table-cell/>
          <table:table-cell table:style-name="ce82" table:formula="of:=IFERROR(INDEX([$BACKLOG_MASTER.$F:.$F]; MATCH([.A1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4&quot;;[$BACKLOG_MASTER.$A:.$A];0);&quot;GFX_ICON_ITEM_SWORD_004&quot;);&quot;GFX_ICON_ITEM_SWORD_004&quot;)" office:value-type="string" office:string-value="GFX_ICON_ITEM_SWORD_004" calcext:value-type="string">
            <text:p>GFX_ICON_ITEM_SWORD_004</text:p>
          </table:table-cell>
          <table:table-cell/>
          <table:table-cell office:value-type="string" calcext:value-type="string">
            <text:p>Icon UI Sabre Cendré</text:p>
          </table:table-cell>
          <table:table-cell table:number-columns-repeated="2"/>
          <table:table-cell table:style-name="ce82" office:value-type="string" calcext:value-type="string">
            <text:p>icon_itm_sword_004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4.png</text:p>
          </table:table-cell>
          <table:table-cell/>
          <table:table-cell table:style-name="ce82" table:formula="of:=IFERROR(INDEX([$BACKLOG_MASTER.$F:.$F]; MATCH([.A1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4&quot;;[$BACKLOG_MASTER.$A:.$A];0);&quot;GFX_EQUIP_ITEM_SWORD_004&quot;);&quot;GFX_EQUIP_ITEM_SWORD_004&quot;)" office:value-type="string" office:string-value="GFX_EQUIP_ITEM_SWORD_004" calcext:value-type="string">
            <text:p>GFX_EQUIP_ITEM_SWORD_004</text:p>
          </table:table-cell>
          <table:table-cell/>
          <table:table-cell office:value-type="string" calcext:value-type="string">
            <text:p>Sprite équipement Sabre Cendré</text:p>
          </table:table-cell>
          <table:table-cell table:number-columns-repeated="2"/>
          <table:table-cell table:style-name="ce82" office:value-type="string" calcext:value-type="string">
            <text:p>spr_itm_sword_004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4.png</text:p>
          </table:table-cell>
          <table:table-cell/>
          <table:table-cell table:style-name="ce82" table:formula="of:=IFERROR(INDEX([$BACKLOG_MASTER.$F:.$F]; MATCH([.A1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5&quot;;[$BACKLOG_MASTER.$A:.$A];0);&quot;GFX_ICON_ITEM_SWORD_005&quot;);&quot;GFX_ICON_ITEM_SWORD_005&quot;)" office:value-type="string" office:string-value="GFX_ICON_ITEM_SWORD_005" calcext:value-type="string">
            <text:p>GFX_ICON_ITEM_SWORD_005</text:p>
          </table:table-cell>
          <table:table-cell/>
          <table:table-cell office:value-type="string" calcext:value-type="string">
            <text:p>Icon UI Épée Runique</text:p>
          </table:table-cell>
          <table:table-cell table:number-columns-repeated="2"/>
          <table:table-cell table:style-name="ce82" office:value-type="string" calcext:value-type="string">
            <text:p>icon_itm_sword_005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5.png</text:p>
          </table:table-cell>
          <table:table-cell/>
          <table:table-cell table:style-name="ce82" table:formula="of:=IFERROR(INDEX([$BACKLOG_MASTER.$F:.$F]; MATCH([.A1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5&quot;;[$BACKLOG_MASTER.$A:.$A];0);&quot;GFX_EQUIP_ITEM_SWORD_005&quot;);&quot;GFX_EQUIP_ITEM_SWORD_005&quot;)" office:value-type="string" office:string-value="GFX_EQUIP_ITEM_SWORD_005" calcext:value-type="string">
            <text:p>GFX_EQUIP_ITEM_SWORD_005</text:p>
          </table:table-cell>
          <table:table-cell/>
          <table:table-cell office:value-type="string" calcext:value-type="string">
            <text:p>Sprite équipement Épée Runique</text:p>
          </table:table-cell>
          <table:table-cell table:number-columns-repeated="2"/>
          <table:table-cell table:style-name="ce82" office:value-type="string" calcext:value-type="string">
            <text:p>spr_itm_sword_005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5.png</text:p>
          </table:table-cell>
          <table:table-cell/>
          <table:table-cell table:style-name="ce82" table:formula="of:=IFERROR(INDEX([$BACKLOG_MASTER.$F:.$F]; MATCH([.A1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6&quot;;[$BACKLOG_MASTER.$A:.$A];0);&quot;GFX_ICON_ITEM_SWORD_006&quot;);&quot;GFX_ICON_ITEM_SWORD_006&quot;)" office:value-type="string" office:string-value="GFX_ICON_ITEM_SWORD_006" calcext:value-type="string">
            <text:p>GFX_ICON_ITEM_SWORD_006</text:p>
          </table:table-cell>
          <table:table-cell/>
          <table:table-cell office:value-type="string" calcext:value-type="string">
            <text:p>Icon UI Lame du Gardien</text:p>
          </table:table-cell>
          <table:table-cell table:number-columns-repeated="2"/>
          <table:table-cell table:style-name="ce82" office:value-type="string" calcext:value-type="string">
            <text:p>icon_itm_sword_006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6.png</text:p>
          </table:table-cell>
          <table:table-cell/>
          <table:table-cell table:style-name="ce82" table:formula="of:=IFERROR(INDEX([$BACKLOG_MASTER.$F:.$F]; MATCH([.A1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6&quot;;[$BACKLOG_MASTER.$A:.$A];0);&quot;GFX_EQUIP_ITEM_SWORD_006&quot;);&quot;GFX_EQUIP_ITEM_SWORD_006&quot;)" office:value-type="string" office:string-value="GFX_EQUIP_ITEM_SWORD_006" calcext:value-type="string">
            <text:p>GFX_EQUIP_ITEM_SWORD_006</text:p>
          </table:table-cell>
          <table:table-cell/>
          <table:table-cell office:value-type="string" calcext:value-type="string">
            <text:p>Sprite équipement Lame du Gardien</text:p>
          </table:table-cell>
          <table:table-cell table:number-columns-repeated="2"/>
          <table:table-cell table:style-name="ce82" office:value-type="string" calcext:value-type="string">
            <text:p>spr_itm_sword_006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6.png</text:p>
          </table:table-cell>
          <table:table-cell/>
          <table:table-cell table:style-name="ce82" table:formula="of:=IFERROR(INDEX([$BACKLOG_MASTER.$F:.$F]; MATCH([.A1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7&quot;;[$BACKLOG_MASTER.$A:.$A];0);&quot;GFX_ICON_ITEM_SWORD_007&quot;);&quot;GFX_ICON_ITEM_SWORD_007&quot;)" office:value-type="string" office:string-value="GFX_ICON_ITEM_SWORD_007" calcext:value-type="string">
            <text:p>GFX_ICON_ITEM_SWORD_007</text:p>
          </table:table-cell>
          <table:table-cell/>
          <table:table-cell office:value-type="string" calcext:value-type="string">
            <text:p>Icon UI Épée Astrale</text:p>
          </table:table-cell>
          <table:table-cell table:number-columns-repeated="2"/>
          <table:table-cell table:style-name="ce82" office:value-type="string" calcext:value-type="string">
            <text:p>icon_itm_sword_007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7.png</text:p>
          </table:table-cell>
          <table:table-cell/>
          <table:table-cell table:style-name="ce82" table:formula="of:=IFERROR(INDEX([$BACKLOG_MASTER.$F:.$F]; MATCH([.A2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7&quot;;[$BACKLOG_MASTER.$A:.$A];0);&quot;GFX_EQUIP_ITEM_SWORD_007&quot;);&quot;GFX_EQUIP_ITEM_SWORD_007&quot;)" office:value-type="string" office:string-value="GFX_EQUIP_ITEM_SWORD_007" calcext:value-type="string">
            <text:p>GFX_EQUIP_ITEM_SWORD_007</text:p>
          </table:table-cell>
          <table:table-cell/>
          <table:table-cell office:value-type="string" calcext:value-type="string">
            <text:p>Sprite équipement Épée Astrale</text:p>
          </table:table-cell>
          <table:table-cell table:number-columns-repeated="2"/>
          <table:table-cell table:style-name="ce82" office:value-type="string" calcext:value-type="string">
            <text:p>spr_itm_sword_007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7.png</text:p>
          </table:table-cell>
          <table:table-cell/>
          <table:table-cell table:style-name="ce82" table:formula="of:=IFERROR(INDEX([$BACKLOG_MASTER.$F:.$F]; MATCH([.A2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8&quot;;[$BACKLOG_MASTER.$A:.$A];0);&quot;GFX_ICON_ITEM_SWORD_008&quot;);&quot;GFX_ICON_ITEM_SWORD_008&quot;)" office:value-type="string" office:string-value="GFX_ICON_ITEM_SWORD_008" calcext:value-type="string">
            <text:p>GFX_ICON_ITEM_SWORD_008</text:p>
          </table:table-cell>
          <table:table-cell/>
          <table:table-cell office:value-type="string" calcext:value-type="string">
            <text:p>Icon UI Lame du Sommet</text:p>
          </table:table-cell>
          <table:table-cell table:number-columns-repeated="2"/>
          <table:table-cell table:style-name="ce82" office:value-type="string" calcext:value-type="string">
            <text:p>icon_itm_sword_008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8.png</text:p>
          </table:table-cell>
          <table:table-cell/>
          <table:table-cell table:style-name="ce82" table:formula="of:=IFERROR(INDEX([$BACKLOG_MASTER.$F:.$F]; MATCH([.A2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8&quot;;[$BACKLOG_MASTER.$A:.$A];0);&quot;GFX_EQUIP_ITEM_SWORD_008&quot;);&quot;GFX_EQUIP_ITEM_SWORD_008&quot;)" office:value-type="string" office:string-value="GFX_EQUIP_ITEM_SWORD_008" calcext:value-type="string">
            <text:p>GFX_EQUIP_ITEM_SWORD_008</text:p>
          </table:table-cell>
          <table:table-cell/>
          <table:table-cell office:value-type="string" calcext:value-type="string">
            <text:p>Sprite équipement Lame du Sommet</text:p>
          </table:table-cell>
          <table:table-cell table:number-columns-repeated="2"/>
          <table:table-cell table:style-name="ce82" office:value-type="string" calcext:value-type="string">
            <text:p>spr_itm_sword_008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8.png</text:p>
          </table:table-cell>
          <table:table-cell/>
          <table:table-cell table:style-name="ce82" table:formula="of:=IFERROR(INDEX([$BACKLOG_MASTER.$F:.$F]; MATCH([.A2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09&quot;;[$BACKLOG_MASTER.$A:.$A];0);&quot;GFX_ICON_ITEM_SWORD_009&quot;);&quot;GFX_ICON_ITEM_SWORD_009&quot;)" office:value-type="string" office:string-value="GFX_ICON_ITEM_SWORD_009" calcext:value-type="string">
            <text:p>GFX_ICON_ITEM_SWORD_009</text:p>
          </table:table-cell>
          <table:table-cell/>
          <table:table-cell office:value-type="string" calcext:value-type="string">
            <text:p>Icon UI Épée du Titan</text:p>
          </table:table-cell>
          <table:table-cell table:number-columns-repeated="2"/>
          <table:table-cell table:style-name="ce82" office:value-type="string" calcext:value-type="string">
            <text:p>icon_itm_sword_009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09.png</text:p>
          </table:table-cell>
          <table:table-cell/>
          <table:table-cell table:style-name="ce82" table:formula="of:=IFERROR(INDEX([$BACKLOG_MASTER.$F:.$F]; MATCH([.A2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09&quot;;[$BACKLOG_MASTER.$A:.$A];0);&quot;GFX_EQUIP_ITEM_SWORD_009&quot;);&quot;GFX_EQUIP_ITEM_SWORD_009&quot;)" office:value-type="string" office:string-value="GFX_EQUIP_ITEM_SWORD_009" calcext:value-type="string">
            <text:p>GFX_EQUIP_ITEM_SWORD_009</text:p>
          </table:table-cell>
          <table:table-cell/>
          <table:table-cell office:value-type="string" calcext:value-type="string">
            <text:p>Sprite équipement Épée du Titan</text:p>
          </table:table-cell>
          <table:table-cell table:number-columns-repeated="2"/>
          <table:table-cell table:style-name="ce82" office:value-type="string" calcext:value-type="string">
            <text:p>spr_itm_sword_009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09.png</text:p>
          </table:table-cell>
          <table:table-cell/>
          <table:table-cell table:style-name="ce82" table:formula="of:=IFERROR(INDEX([$BACKLOG_MASTER.$F:.$F]; MATCH([.A2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WORD_010&quot;;[$BACKLOG_MASTER.$A:.$A];0);&quot;GFX_ICON_ITEM_SWORD_010&quot;);&quot;GFX_ICON_ITEM_SWORD_010&quot;)" office:value-type="string" office:string-value="GFX_ICON_ITEM_SWORD_010" calcext:value-type="string">
            <text:p>GFX_ICON_ITEM_SWORD_010</text:p>
          </table:table-cell>
          <table:table-cell/>
          <table:table-cell office:value-type="string" calcext:value-type="string">
            <text:p>Icon UI Épée Royale</text:p>
          </table:table-cell>
          <table:table-cell table:number-columns-repeated="2"/>
          <table:table-cell table:style-name="ce82" office:value-type="string" calcext:value-type="string">
            <text:p>icon_itm_sword_010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word_010.png</text:p>
          </table:table-cell>
          <table:table-cell/>
          <table:table-cell table:style-name="ce82" table:formula="of:=IFERROR(INDEX([$BACKLOG_MASTER.$F:.$F]; MATCH([.A2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WORD_010&quot;;[$BACKLOG_MASTER.$A:.$A];0);&quot;GFX_EQUIP_ITEM_SWORD_010&quot;);&quot;GFX_EQUIP_ITEM_SWORD_010&quot;)" office:value-type="string" office:string-value="GFX_EQUIP_ITEM_SWORD_010" calcext:value-type="string">
            <text:p>GFX_EQUIP_ITEM_SWORD_010</text:p>
          </table:table-cell>
          <table:table-cell/>
          <table:table-cell office:value-type="string" calcext:value-type="string">
            <text:p>Sprite équipement Épée Royale</text:p>
          </table:table-cell>
          <table:table-cell table:number-columns-repeated="2"/>
          <table:table-cell table:style-name="ce82" office:value-type="string" calcext:value-type="string">
            <text:p>spr_itm_sword_010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word_010.png</text:p>
          </table:table-cell>
          <table:table-cell/>
          <table:table-cell table:style-name="ce82" table:formula="of:=IFERROR(INDEX([$BACKLOG_MASTER.$F:.$F]; MATCH([.A2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1&quot;;[$BACKLOG_MASTER.$A:.$A];0);&quot;GFX_ICON_ITEM_BOW_001&quot;);&quot;GFX_ICON_ITEM_BOW_001&quot;)" office:value-type="string" office:string-value="GFX_ICON_ITEM_BOW_001" calcext:value-type="string">
            <text:p>GFX_ICON_ITEM_BOW_001</text:p>
          </table:table-cell>
          <table:table-cell/>
          <table:table-cell office:value-type="string" calcext:value-type="string">
            <text:p>Icon UI Arc du Chasseur</text:p>
          </table:table-cell>
          <table:table-cell table:number-columns-repeated="2"/>
          <table:table-cell table:style-name="ce82" office:value-type="string" calcext:value-type="string">
            <text:p>icon_itm_bow_001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1.png</text:p>
          </table:table-cell>
          <table:table-cell/>
          <table:table-cell table:style-name="ce82" table:formula="of:=IFERROR(INDEX([$BACKLOG_MASTER.$F:.$F]; MATCH([.A2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1&quot;;[$BACKLOG_MASTER.$A:.$A];0);&quot;GFX_EQUIP_ITEM_BOW_001&quot;);&quot;GFX_EQUIP_ITEM_BOW_001&quot;)" office:value-type="string" office:string-value="GFX_EQUIP_ITEM_BOW_001" calcext:value-type="string">
            <text:p>GFX_EQUIP_ITEM_BOW_001</text:p>
          </table:table-cell>
          <table:table-cell/>
          <table:table-cell office:value-type="string" calcext:value-type="string">
            <text:p>Sprite équipement Arc du Chasseur</text:p>
          </table:table-cell>
          <table:table-cell table:number-columns-repeated="2"/>
          <table:table-cell table:style-name="ce82" office:value-type="string" calcext:value-type="string">
            <text:p>spr_itm_bow_001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1.png</text:p>
          </table:table-cell>
          <table:table-cell/>
          <table:table-cell table:style-name="ce82" table:formula="of:=IFERROR(INDEX([$BACKLOG_MASTER.$F:.$F]; MATCH([.A2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2&quot;;[$BACKLOG_MASTER.$A:.$A];0);&quot;GFX_ICON_ITEM_BOW_002&quot;);&quot;GFX_ICON_ITEM_BOW_002&quot;)" office:value-type="string" office:string-value="GFX_ICON_ITEM_BOW_002" calcext:value-type="string">
            <text:p>GFX_ICON_ITEM_BOW_002</text:p>
          </table:table-cell>
          <table:table-cell/>
          <table:table-cell office:value-type="string" calcext:value-type="string">
            <text:p>Icon UI Arc des Brumes</text:p>
          </table:table-cell>
          <table:table-cell table:number-columns-repeated="2"/>
          <table:table-cell table:style-name="ce82" office:value-type="string" calcext:value-type="string">
            <text:p>icon_itm_bow_002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2.png</text:p>
          </table:table-cell>
          <table:table-cell/>
          <table:table-cell table:style-name="ce82" table:formula="of:=IFERROR(INDEX([$BACKLOG_MASTER.$F:.$F]; MATCH([.A3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2&quot;;[$BACKLOG_MASTER.$A:.$A];0);&quot;GFX_EQUIP_ITEM_BOW_002&quot;);&quot;GFX_EQUIP_ITEM_BOW_002&quot;)" office:value-type="string" office:string-value="GFX_EQUIP_ITEM_BOW_002" calcext:value-type="string">
            <text:p>GFX_EQUIP_ITEM_BOW_002</text:p>
          </table:table-cell>
          <table:table-cell/>
          <table:table-cell office:value-type="string" calcext:value-type="string">
            <text:p>Sprite équipement Arc des Brumes</text:p>
          </table:table-cell>
          <table:table-cell table:number-columns-repeated="2"/>
          <table:table-cell table:style-name="ce82" office:value-type="string" calcext:value-type="string">
            <text:p>spr_itm_bow_002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2.png</text:p>
          </table:table-cell>
          <table:table-cell/>
          <table:table-cell table:style-name="ce82" table:formula="of:=IFERROR(INDEX([$BACKLOG_MASTER.$F:.$F]; MATCH([.A3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3&quot;;[$BACKLOG_MASTER.$A:.$A];0);&quot;GFX_ICON_ITEM_BOW_003&quot;);&quot;GFX_ICON_ITEM_BOW_003&quot;)" office:value-type="string" office:string-value="GFX_ICON_ITEM_BOW_003" calcext:value-type="string">
            <text:p>GFX_ICON_ITEM_BOW_003</text:p>
          </table:table-cell>
          <table:table-cell/>
          <table:table-cell office:value-type="string" calcext:value-type="string">
            <text:p>Icon UI Arc de l'Éclat</text:p>
          </table:table-cell>
          <table:table-cell table:number-columns-repeated="2"/>
          <table:table-cell table:style-name="ce82" office:value-type="string" calcext:value-type="string">
            <text:p>icon_itm_bow_003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3.png</text:p>
          </table:table-cell>
          <table:table-cell/>
          <table:table-cell table:style-name="ce82" table:formula="of:=IFERROR(INDEX([$BACKLOG_MASTER.$F:.$F]; MATCH([.A3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3&quot;;[$BACKLOG_MASTER.$A:.$A];0);&quot;GFX_EQUIP_ITEM_BOW_003&quot;);&quot;GFX_EQUIP_ITEM_BOW_003&quot;)" office:value-type="string" office:string-value="GFX_EQUIP_ITEM_BOW_003" calcext:value-type="string">
            <text:p>GFX_EQUIP_ITEM_BOW_003</text:p>
          </table:table-cell>
          <table:table-cell/>
          <table:table-cell office:value-type="string" calcext:value-type="string">
            <text:p>Sprite équipement Arc de l'Éclat</text:p>
          </table:table-cell>
          <table:table-cell table:number-columns-repeated="2"/>
          <table:table-cell table:style-name="ce82" office:value-type="string" calcext:value-type="string">
            <text:p>spr_itm_bow_003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3.png</text:p>
          </table:table-cell>
          <table:table-cell/>
          <table:table-cell table:style-name="ce82" table:formula="of:=IFERROR(INDEX([$BACKLOG_MASTER.$F:.$F]; MATCH([.A3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4&quot;;[$BACKLOG_MASTER.$A:.$A];0);&quot;GFX_ICON_ITEM_BOW_004&quot;);&quot;GFX_ICON_ITEM_BOW_004&quot;)" office:value-type="string" office:string-value="GFX_ICON_ITEM_BOW_004" calcext:value-type="string">
            <text:p>GFX_ICON_ITEM_BOW_004</text:p>
          </table:table-cell>
          <table:table-cell/>
          <table:table-cell office:value-type="string" calcext:value-type="string">
            <text:p>Icon UI Arc Long du Nord</text:p>
          </table:table-cell>
          <table:table-cell table:number-columns-repeated="2"/>
          <table:table-cell table:style-name="ce82" office:value-type="string" calcext:value-type="string">
            <text:p>icon_itm_bow_004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4.png</text:p>
          </table:table-cell>
          <table:table-cell/>
          <table:table-cell table:style-name="ce82" table:formula="of:=IFERROR(INDEX([$BACKLOG_MASTER.$F:.$F]; MATCH([.A3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4&quot;;[$BACKLOG_MASTER.$A:.$A];0);&quot;GFX_EQUIP_ITEM_BOW_004&quot;);&quot;GFX_EQUIP_ITEM_BOW_004&quot;)" office:value-type="string" office:string-value="GFX_EQUIP_ITEM_BOW_004" calcext:value-type="string">
            <text:p>GFX_EQUIP_ITEM_BOW_004</text:p>
          </table:table-cell>
          <table:table-cell/>
          <table:table-cell office:value-type="string" calcext:value-type="string">
            <text:p>Sprite équipement Arc Long du Nord</text:p>
          </table:table-cell>
          <table:table-cell table:number-columns-repeated="2"/>
          <table:table-cell table:style-name="ce82" office:value-type="string" calcext:value-type="string">
            <text:p>spr_itm_bow_004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4.png</text:p>
          </table:table-cell>
          <table:table-cell/>
          <table:table-cell table:style-name="ce82" table:formula="of:=IFERROR(INDEX([$BACKLOG_MASTER.$F:.$F]; MATCH([.A3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5&quot;;[$BACKLOG_MASTER.$A:.$A];0);&quot;GFX_ICON_ITEM_BOW_005&quot;);&quot;GFX_ICON_ITEM_BOW_005&quot;)" office:value-type="string" office:string-value="GFX_ICON_ITEM_BOW_005" calcext:value-type="string">
            <text:p>GFX_ICON_ITEM_BOW_005</text:p>
          </table:table-cell>
          <table:table-cell/>
          <table:table-cell office:value-type="string" calcext:value-type="string">
            <text:p>Icon UI Arc Runique</text:p>
          </table:table-cell>
          <table:table-cell table:number-columns-repeated="2"/>
          <table:table-cell table:style-name="ce82" office:value-type="string" calcext:value-type="string">
            <text:p>icon_itm_bow_005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5.png</text:p>
          </table:table-cell>
          <table:table-cell/>
          <table:table-cell table:style-name="ce82" table:formula="of:=IFERROR(INDEX([$BACKLOG_MASTER.$F:.$F]; MATCH([.A3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5&quot;;[$BACKLOG_MASTER.$A:.$A];0);&quot;GFX_EQUIP_ITEM_BOW_005&quot;);&quot;GFX_EQUIP_ITEM_BOW_005&quot;)" office:value-type="string" office:string-value="GFX_EQUIP_ITEM_BOW_005" calcext:value-type="string">
            <text:p>GFX_EQUIP_ITEM_BOW_005</text:p>
          </table:table-cell>
          <table:table-cell/>
          <table:table-cell office:value-type="string" calcext:value-type="string">
            <text:p>Sprite équipement Arc Runique</text:p>
          </table:table-cell>
          <table:table-cell table:number-columns-repeated="2"/>
          <table:table-cell table:style-name="ce82" office:value-type="string" calcext:value-type="string">
            <text:p>spr_itm_bow_005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5.png</text:p>
          </table:table-cell>
          <table:table-cell/>
          <table:table-cell table:style-name="ce82" table:formula="of:=IFERROR(INDEX([$BACKLOG_MASTER.$F:.$F]; MATCH([.A3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6&quot;;[$BACKLOG_MASTER.$A:.$A];0);&quot;GFX_ICON_ITEM_BOW_006&quot;);&quot;GFX_ICON_ITEM_BOW_006&quot;)" office:value-type="string" office:string-value="GFX_ICON_ITEM_BOW_006" calcext:value-type="string">
            <text:p>GFX_ICON_ITEM_BOW_006</text:p>
          </table:table-cell>
          <table:table-cell/>
          <table:table-cell office:value-type="string" calcext:value-type="string">
            <text:p>Icon UI Arc du Faucon</text:p>
          </table:table-cell>
          <table:table-cell table:number-columns-repeated="2"/>
          <table:table-cell table:style-name="ce82" office:value-type="string" calcext:value-type="string">
            <text:p>icon_itm_bow_006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6.png</text:p>
          </table:table-cell>
          <table:table-cell/>
          <table:table-cell table:style-name="ce82" table:formula="of:=IFERROR(INDEX([$BACKLOG_MASTER.$F:.$F]; MATCH([.A3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6&quot;;[$BACKLOG_MASTER.$A:.$A];0);&quot;GFX_EQUIP_ITEM_BOW_006&quot;);&quot;GFX_EQUIP_ITEM_BOW_006&quot;)" office:value-type="string" office:string-value="GFX_EQUIP_ITEM_BOW_006" calcext:value-type="string">
            <text:p>GFX_EQUIP_ITEM_BOW_006</text:p>
          </table:table-cell>
          <table:table-cell/>
          <table:table-cell office:value-type="string" calcext:value-type="string">
            <text:p>Sprite équipement Arc du Faucon</text:p>
          </table:table-cell>
          <table:table-cell table:number-columns-repeated="2"/>
          <table:table-cell table:style-name="ce82" office:value-type="string" calcext:value-type="string">
            <text:p>spr_itm_bow_006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6.png</text:p>
          </table:table-cell>
          <table:table-cell/>
          <table:table-cell table:style-name="ce82" table:formula="of:=IFERROR(INDEX([$BACKLOG_MASTER.$F:.$F]; MATCH([.A3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7&quot;;[$BACKLOG_MASTER.$A:.$A];0);&quot;GFX_ICON_ITEM_BOW_007&quot;);&quot;GFX_ICON_ITEM_BOW_007&quot;)" office:value-type="string" office:string-value="GFX_ICON_ITEM_BOW_007" calcext:value-type="string">
            <text:p>GFX_ICON_ITEM_BOW_007</text:p>
          </table:table-cell>
          <table:table-cell/>
          <table:table-cell office:value-type="string" calcext:value-type="string">
            <text:p>Icon UI Arc Astral</text:p>
          </table:table-cell>
          <table:table-cell table:number-columns-repeated="2"/>
          <table:table-cell table:style-name="ce82" office:value-type="string" calcext:value-type="string">
            <text:p>icon_itm_bow_007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7.png</text:p>
          </table:table-cell>
          <table:table-cell/>
          <table:table-cell table:style-name="ce82" table:formula="of:=IFERROR(INDEX([$BACKLOG_MASTER.$F:.$F]; MATCH([.A4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7&quot;;[$BACKLOG_MASTER.$A:.$A];0);&quot;GFX_EQUIP_ITEM_BOW_007&quot;);&quot;GFX_EQUIP_ITEM_BOW_007&quot;)" office:value-type="string" office:string-value="GFX_EQUIP_ITEM_BOW_007" calcext:value-type="string">
            <text:p>GFX_EQUIP_ITEM_BOW_007</text:p>
          </table:table-cell>
          <table:table-cell/>
          <table:table-cell office:value-type="string" calcext:value-type="string">
            <text:p>Sprite équipement Arc Astral</text:p>
          </table:table-cell>
          <table:table-cell table:number-columns-repeated="2"/>
          <table:table-cell table:style-name="ce82" office:value-type="string" calcext:value-type="string">
            <text:p>spr_itm_bow_007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7.png</text:p>
          </table:table-cell>
          <table:table-cell/>
          <table:table-cell table:style-name="ce82" table:formula="of:=IFERROR(INDEX([$BACKLOG_MASTER.$F:.$F]; MATCH([.A4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8&quot;;[$BACKLOG_MASTER.$A:.$A];0);&quot;GFX_ICON_ITEM_BOW_008&quot;);&quot;GFX_ICON_ITEM_BOW_008&quot;)" office:value-type="string" office:string-value="GFX_ICON_ITEM_BOW_008" calcext:value-type="string">
            <text:p>GFX_ICON_ITEM_BOW_008</text:p>
          </table:table-cell>
          <table:table-cell/>
          <table:table-cell office:value-type="string" calcext:value-type="string">
            <text:p>Icon UI Arc du Sommet</text:p>
          </table:table-cell>
          <table:table-cell table:number-columns-repeated="2"/>
          <table:table-cell table:style-name="ce82" office:value-type="string" calcext:value-type="string">
            <text:p>icon_itm_bow_008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8.png</text:p>
          </table:table-cell>
          <table:table-cell/>
          <table:table-cell table:style-name="ce82" table:formula="of:=IFERROR(INDEX([$BACKLOG_MASTER.$F:.$F]; MATCH([.A4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8&quot;;[$BACKLOG_MASTER.$A:.$A];0);&quot;GFX_EQUIP_ITEM_BOW_008&quot;);&quot;GFX_EQUIP_ITEM_BOW_008&quot;)" office:value-type="string" office:string-value="GFX_EQUIP_ITEM_BOW_008" calcext:value-type="string">
            <text:p>GFX_EQUIP_ITEM_BOW_008</text:p>
          </table:table-cell>
          <table:table-cell/>
          <table:table-cell office:value-type="string" calcext:value-type="string">
            <text:p>Sprite équipement Arc du Sommet</text:p>
          </table:table-cell>
          <table:table-cell table:number-columns-repeated="2"/>
          <table:table-cell table:style-name="ce82" office:value-type="string" calcext:value-type="string">
            <text:p>spr_itm_bow_008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8.png</text:p>
          </table:table-cell>
          <table:table-cell/>
          <table:table-cell table:style-name="ce82" table:formula="of:=IFERROR(INDEX([$BACKLOG_MASTER.$F:.$F]; MATCH([.A4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09&quot;;[$BACKLOG_MASTER.$A:.$A];0);&quot;GFX_ICON_ITEM_BOW_009&quot;);&quot;GFX_ICON_ITEM_BOW_009&quot;)" office:value-type="string" office:string-value="GFX_ICON_ITEM_BOW_009" calcext:value-type="string">
            <text:p>GFX_ICON_ITEM_BOW_009</text:p>
          </table:table-cell>
          <table:table-cell/>
          <table:table-cell office:value-type="string" calcext:value-type="string">
            <text:p>Icon UI Arc du Titan</text:p>
          </table:table-cell>
          <table:table-cell table:number-columns-repeated="2"/>
          <table:table-cell table:style-name="ce82" office:value-type="string" calcext:value-type="string">
            <text:p>icon_itm_bow_009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09.png</text:p>
          </table:table-cell>
          <table:table-cell/>
          <table:table-cell table:style-name="ce82" table:formula="of:=IFERROR(INDEX([$BACKLOG_MASTER.$F:.$F]; MATCH([.A4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09&quot;;[$BACKLOG_MASTER.$A:.$A];0);&quot;GFX_EQUIP_ITEM_BOW_009&quot;);&quot;GFX_EQUIP_ITEM_BOW_009&quot;)" office:value-type="string" office:string-value="GFX_EQUIP_ITEM_BOW_009" calcext:value-type="string">
            <text:p>GFX_EQUIP_ITEM_BOW_009</text:p>
          </table:table-cell>
          <table:table-cell/>
          <table:table-cell office:value-type="string" calcext:value-type="string">
            <text:p>Sprite équipement Arc du Titan</text:p>
          </table:table-cell>
          <table:table-cell table:number-columns-repeated="2"/>
          <table:table-cell table:style-name="ce82" office:value-type="string" calcext:value-type="string">
            <text:p>spr_itm_bow_009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09.png</text:p>
          </table:table-cell>
          <table:table-cell/>
          <table:table-cell table:style-name="ce82" table:formula="of:=IFERROR(INDEX([$BACKLOG_MASTER.$F:.$F]; MATCH([.A4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OW_010&quot;;[$BACKLOG_MASTER.$A:.$A];0);&quot;GFX_ICON_ITEM_BOW_010&quot;);&quot;GFX_ICON_ITEM_BOW_010&quot;)" office:value-type="string" office:string-value="GFX_ICON_ITEM_BOW_010" calcext:value-type="string">
            <text:p>GFX_ICON_ITEM_BOW_010</text:p>
          </table:table-cell>
          <table:table-cell/>
          <table:table-cell office:value-type="string" calcext:value-type="string">
            <text:p>Icon UI Arc Royal</text:p>
          </table:table-cell>
          <table:table-cell table:number-columns-repeated="2"/>
          <table:table-cell table:style-name="ce82" office:value-type="string" calcext:value-type="string">
            <text:p>icon_itm_bow_010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ow_010.png</text:p>
          </table:table-cell>
          <table:table-cell/>
          <table:table-cell table:style-name="ce82" table:formula="of:=IFERROR(INDEX([$BACKLOG_MASTER.$F:.$F]; MATCH([.A4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OW_010&quot;;[$BACKLOG_MASTER.$A:.$A];0);&quot;GFX_EQUIP_ITEM_BOW_010&quot;);&quot;GFX_EQUIP_ITEM_BOW_010&quot;)" office:value-type="string" office:string-value="GFX_EQUIP_ITEM_BOW_010" calcext:value-type="string">
            <text:p>GFX_EQUIP_ITEM_BOW_010</text:p>
          </table:table-cell>
          <table:table-cell/>
          <table:table-cell office:value-type="string" calcext:value-type="string">
            <text:p>Sprite équipement Arc Royal</text:p>
          </table:table-cell>
          <table:table-cell table:number-columns-repeated="2"/>
          <table:table-cell table:style-name="ce82" office:value-type="string" calcext:value-type="string">
            <text:p>spr_itm_bow_010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ow_010.png</text:p>
          </table:table-cell>
          <table:table-cell/>
          <table:table-cell table:style-name="ce82" table:formula="of:=IFERROR(INDEX([$BACKLOG_MASTER.$F:.$F]; MATCH([.A4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1&quot;;[$BACKLOG_MASTER.$A:.$A];0);&quot;GFX_ICON_ITEM_AXE_001&quot;);&quot;GFX_ICON_ITEM_AXE_001&quot;)" office:value-type="string" office:string-value="GFX_ICON_ITEM_AXE_001" calcext:value-type="string">
            <text:p>GFX_ICON_ITEM_AXE_001</text:p>
          </table:table-cell>
          <table:table-cell/>
          <table:table-cell office:value-type="string" calcext:value-type="string">
            <text:p>Icon UI Hache du Bûcheron</text:p>
          </table:table-cell>
          <table:table-cell table:number-columns-repeated="2"/>
          <table:table-cell table:style-name="ce82" office:value-type="string" calcext:value-type="string">
            <text:p>icon_itm_axe_001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1.png</text:p>
          </table:table-cell>
          <table:table-cell/>
          <table:table-cell table:style-name="ce82" table:formula="of:=IFERROR(INDEX([$BACKLOG_MASTER.$F:.$F]; MATCH([.A4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1&quot;;[$BACKLOG_MASTER.$A:.$A];0);&quot;GFX_EQUIP_ITEM_AXE_001&quot;);&quot;GFX_EQUIP_ITEM_AXE_001&quot;)" office:value-type="string" office:string-value="GFX_EQUIP_ITEM_AXE_001" calcext:value-type="string">
            <text:p>GFX_EQUIP_ITEM_AXE_001</text:p>
          </table:table-cell>
          <table:table-cell/>
          <table:table-cell office:value-type="string" calcext:value-type="string">
            <text:p>Sprite équipement Hache du Bûcheron</text:p>
          </table:table-cell>
          <table:table-cell table:number-columns-repeated="2"/>
          <table:table-cell table:style-name="ce82" office:value-type="string" calcext:value-type="string">
            <text:p>spr_itm_axe_001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1.png</text:p>
          </table:table-cell>
          <table:table-cell/>
          <table:table-cell table:style-name="ce82" table:formula="of:=IFERROR(INDEX([$BACKLOG_MASTER.$F:.$F]; MATCH([.A4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2&quot;;[$BACKLOG_MASTER.$A:.$A];0);&quot;GFX_ICON_ITEM_AXE_002&quot;);&quot;GFX_ICON_ITEM_AXE_002&quot;)" office:value-type="string" office:string-value="GFX_ICON_ITEM_AXE_002" calcext:value-type="string">
            <text:p>GFX_ICON_ITEM_AXE_002</text:p>
          </table:table-cell>
          <table:table-cell/>
          <table:table-cell office:value-type="string" calcext:value-type="string">
            <text:p>Icon UI Hache des Pierres</text:p>
          </table:table-cell>
          <table:table-cell table:number-columns-repeated="2"/>
          <table:table-cell table:style-name="ce82" office:value-type="string" calcext:value-type="string">
            <text:p>icon_itm_axe_002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2.png</text:p>
          </table:table-cell>
          <table:table-cell/>
          <table:table-cell table:style-name="ce82" table:formula="of:=IFERROR(INDEX([$BACKLOG_MASTER.$F:.$F]; MATCH([.A5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2&quot;;[$BACKLOG_MASTER.$A:.$A];0);&quot;GFX_EQUIP_ITEM_AXE_002&quot;);&quot;GFX_EQUIP_ITEM_AXE_002&quot;)" office:value-type="string" office:string-value="GFX_EQUIP_ITEM_AXE_002" calcext:value-type="string">
            <text:p>GFX_EQUIP_ITEM_AXE_002</text:p>
          </table:table-cell>
          <table:table-cell/>
          <table:table-cell office:value-type="string" calcext:value-type="string">
            <text:p>Sprite équipement Hache des Pierres</text:p>
          </table:table-cell>
          <table:table-cell table:number-columns-repeated="2"/>
          <table:table-cell table:style-name="ce82" office:value-type="string" calcext:value-type="string">
            <text:p>spr_itm_axe_002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2.png</text:p>
          </table:table-cell>
          <table:table-cell/>
          <table:table-cell table:style-name="ce82" table:formula="of:=IFERROR(INDEX([$BACKLOG_MASTER.$F:.$F]; MATCH([.A5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3&quot;;[$BACKLOG_MASTER.$A:.$A];0);&quot;GFX_ICON_ITEM_AXE_003&quot;);&quot;GFX_ICON_ITEM_AXE_003&quot;)" office:value-type="string" office:string-value="GFX_ICON_ITEM_AXE_003" calcext:value-type="string">
            <text:p>GFX_ICON_ITEM_AXE_003</text:p>
          </table:table-cell>
          <table:table-cell/>
          <table:table-cell office:value-type="string" calcext:value-type="string">
            <text:p>Icon UI Hache de l'Orage</text:p>
          </table:table-cell>
          <table:table-cell table:number-columns-repeated="2"/>
          <table:table-cell table:style-name="ce82" office:value-type="string" calcext:value-type="string">
            <text:p>icon_itm_axe_003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3.png</text:p>
          </table:table-cell>
          <table:table-cell/>
          <table:table-cell table:style-name="ce82" table:formula="of:=IFERROR(INDEX([$BACKLOG_MASTER.$F:.$F]; MATCH([.A5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3&quot;;[$BACKLOG_MASTER.$A:.$A];0);&quot;GFX_EQUIP_ITEM_AXE_003&quot;);&quot;GFX_EQUIP_ITEM_AXE_003&quot;)" office:value-type="string" office:string-value="GFX_EQUIP_ITEM_AXE_003" calcext:value-type="string">
            <text:p>GFX_EQUIP_ITEM_AXE_003</text:p>
          </table:table-cell>
          <table:table-cell/>
          <table:table-cell office:value-type="string" calcext:value-type="string">
            <text:p>Sprite équipement Hache de l'Orage</text:p>
          </table:table-cell>
          <table:table-cell table:number-columns-repeated="2"/>
          <table:table-cell table:style-name="ce82" office:value-type="string" calcext:value-type="string">
            <text:p>spr_itm_axe_003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3.png</text:p>
          </table:table-cell>
          <table:table-cell/>
          <table:table-cell table:style-name="ce82" table:formula="of:=IFERROR(INDEX([$BACKLOG_MASTER.$F:.$F]; MATCH([.A5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4&quot;;[$BACKLOG_MASTER.$A:.$A];0);&quot;GFX_ICON_ITEM_AXE_004&quot;);&quot;GFX_ICON_ITEM_AXE_004&quot;)" office:value-type="string" office:string-value="GFX_ICON_ITEM_AXE_004" calcext:value-type="string">
            <text:p>GFX_ICON_ITEM_AXE_004</text:p>
          </table:table-cell>
          <table:table-cell/>
          <table:table-cell office:value-type="string" calcext:value-type="string">
            <text:p>Icon UI Hache Cendrée</text:p>
          </table:table-cell>
          <table:table-cell table:number-columns-repeated="2"/>
          <table:table-cell table:style-name="ce82" office:value-type="string" calcext:value-type="string">
            <text:p>icon_itm_axe_004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4.png</text:p>
          </table:table-cell>
          <table:table-cell/>
          <table:table-cell table:style-name="ce82" table:formula="of:=IFERROR(INDEX([$BACKLOG_MASTER.$F:.$F]; MATCH([.A5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4&quot;;[$BACKLOG_MASTER.$A:.$A];0);&quot;GFX_EQUIP_ITEM_AXE_004&quot;);&quot;GFX_EQUIP_ITEM_AXE_004&quot;)" office:value-type="string" office:string-value="GFX_EQUIP_ITEM_AXE_004" calcext:value-type="string">
            <text:p>GFX_EQUIP_ITEM_AXE_004</text:p>
          </table:table-cell>
          <table:table-cell/>
          <table:table-cell office:value-type="string" calcext:value-type="string">
            <text:p>Sprite équipement Hache Cendrée</text:p>
          </table:table-cell>
          <table:table-cell table:number-columns-repeated="2"/>
          <table:table-cell table:style-name="ce82" office:value-type="string" calcext:value-type="string">
            <text:p>spr_itm_axe_004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4.png</text:p>
          </table:table-cell>
          <table:table-cell/>
          <table:table-cell table:style-name="ce82" table:formula="of:=IFERROR(INDEX([$BACKLOG_MASTER.$F:.$F]; MATCH([.A5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5&quot;;[$BACKLOG_MASTER.$A:.$A];0);&quot;GFX_ICON_ITEM_AXE_005&quot;);&quot;GFX_ICON_ITEM_AXE_005&quot;)" office:value-type="string" office:string-value="GFX_ICON_ITEM_AXE_005" calcext:value-type="string">
            <text:p>GFX_ICON_ITEM_AXE_005</text:p>
          </table:table-cell>
          <table:table-cell/>
          <table:table-cell office:value-type="string" calcext:value-type="string">
            <text:p>Icon UI Hache Runique</text:p>
          </table:table-cell>
          <table:table-cell table:number-columns-repeated="2"/>
          <table:table-cell table:style-name="ce82" office:value-type="string" calcext:value-type="string">
            <text:p>icon_itm_axe_005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5.png</text:p>
          </table:table-cell>
          <table:table-cell/>
          <table:table-cell table:style-name="ce82" table:formula="of:=IFERROR(INDEX([$BACKLOG_MASTER.$F:.$F]; MATCH([.A5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5&quot;;[$BACKLOG_MASTER.$A:.$A];0);&quot;GFX_EQUIP_ITEM_AXE_005&quot;);&quot;GFX_EQUIP_ITEM_AXE_005&quot;)" office:value-type="string" office:string-value="GFX_EQUIP_ITEM_AXE_005" calcext:value-type="string">
            <text:p>GFX_EQUIP_ITEM_AXE_005</text:p>
          </table:table-cell>
          <table:table-cell/>
          <table:table-cell office:value-type="string" calcext:value-type="string">
            <text:p>Sprite équipement Hache Runique</text:p>
          </table:table-cell>
          <table:table-cell table:number-columns-repeated="2"/>
          <table:table-cell table:style-name="ce82" office:value-type="string" calcext:value-type="string">
            <text:p>spr_itm_axe_005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5.png</text:p>
          </table:table-cell>
          <table:table-cell/>
          <table:table-cell table:style-name="ce82" table:formula="of:=IFERROR(INDEX([$BACKLOG_MASTER.$F:.$F]; MATCH([.A5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6&quot;;[$BACKLOG_MASTER.$A:.$A];0);&quot;GFX_ICON_ITEM_AXE_006&quot;);&quot;GFX_ICON_ITEM_AXE_006&quot;)" office:value-type="string" office:string-value="GFX_ICON_ITEM_AXE_006" calcext:value-type="string">
            <text:p>GFX_ICON_ITEM_AXE_006</text:p>
          </table:table-cell>
          <table:table-cell/>
          <table:table-cell office:value-type="string" calcext:value-type="string">
            <text:p>Icon UI Hache du Gardien</text:p>
          </table:table-cell>
          <table:table-cell table:number-columns-repeated="2"/>
          <table:table-cell table:style-name="ce82" office:value-type="string" calcext:value-type="string">
            <text:p>icon_itm_axe_006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6.png</text:p>
          </table:table-cell>
          <table:table-cell/>
          <table:table-cell table:style-name="ce82" table:formula="of:=IFERROR(INDEX([$BACKLOG_MASTER.$F:.$F]; MATCH([.A5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6&quot;;[$BACKLOG_MASTER.$A:.$A];0);&quot;GFX_EQUIP_ITEM_AXE_006&quot;);&quot;GFX_EQUIP_ITEM_AXE_006&quot;)" office:value-type="string" office:string-value="GFX_EQUIP_ITEM_AXE_006" calcext:value-type="string">
            <text:p>GFX_EQUIP_ITEM_AXE_006</text:p>
          </table:table-cell>
          <table:table-cell/>
          <table:table-cell office:value-type="string" calcext:value-type="string">
            <text:p>Sprite équipement Hache du Gardien</text:p>
          </table:table-cell>
          <table:table-cell table:number-columns-repeated="2"/>
          <table:table-cell table:style-name="ce82" office:value-type="string" calcext:value-type="string">
            <text:p>spr_itm_axe_006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6.png</text:p>
          </table:table-cell>
          <table:table-cell/>
          <table:table-cell table:style-name="ce82" table:formula="of:=IFERROR(INDEX([$BACKLOG_MASTER.$F:.$F]; MATCH([.A5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7&quot;;[$BACKLOG_MASTER.$A:.$A];0);&quot;GFX_ICON_ITEM_AXE_007&quot;);&quot;GFX_ICON_ITEM_AXE_007&quot;)" office:value-type="string" office:string-value="GFX_ICON_ITEM_AXE_007" calcext:value-type="string">
            <text:p>GFX_ICON_ITEM_AXE_007</text:p>
          </table:table-cell>
          <table:table-cell/>
          <table:table-cell office:value-type="string" calcext:value-type="string">
            <text:p>Icon UI Hache Astrale</text:p>
          </table:table-cell>
          <table:table-cell table:number-columns-repeated="2"/>
          <table:table-cell table:style-name="ce82" office:value-type="string" calcext:value-type="string">
            <text:p>icon_itm_axe_007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7.png</text:p>
          </table:table-cell>
          <table:table-cell/>
          <table:table-cell table:style-name="ce82" table:formula="of:=IFERROR(INDEX([$BACKLOG_MASTER.$F:.$F]; MATCH([.A6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7&quot;;[$BACKLOG_MASTER.$A:.$A];0);&quot;GFX_EQUIP_ITEM_AXE_007&quot;);&quot;GFX_EQUIP_ITEM_AXE_007&quot;)" office:value-type="string" office:string-value="GFX_EQUIP_ITEM_AXE_007" calcext:value-type="string">
            <text:p>GFX_EQUIP_ITEM_AXE_007</text:p>
          </table:table-cell>
          <table:table-cell/>
          <table:table-cell office:value-type="string" calcext:value-type="string">
            <text:p>Sprite équipement Hache Astrale</text:p>
          </table:table-cell>
          <table:table-cell table:number-columns-repeated="2"/>
          <table:table-cell table:style-name="ce82" office:value-type="string" calcext:value-type="string">
            <text:p>spr_itm_axe_007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7.png</text:p>
          </table:table-cell>
          <table:table-cell/>
          <table:table-cell table:style-name="ce82" table:formula="of:=IFERROR(INDEX([$BACKLOG_MASTER.$F:.$F]; MATCH([.A6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8&quot;;[$BACKLOG_MASTER.$A:.$A];0);&quot;GFX_ICON_ITEM_AXE_008&quot;);&quot;GFX_ICON_ITEM_AXE_008&quot;)" office:value-type="string" office:string-value="GFX_ICON_ITEM_AXE_008" calcext:value-type="string">
            <text:p>GFX_ICON_ITEM_AXE_008</text:p>
          </table:table-cell>
          <table:table-cell/>
          <table:table-cell office:value-type="string" calcext:value-type="string">
            <text:p>Icon UI Hache du Sommet</text:p>
          </table:table-cell>
          <table:table-cell table:number-columns-repeated="2"/>
          <table:table-cell table:style-name="ce82" office:value-type="string" calcext:value-type="string">
            <text:p>icon_itm_axe_008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8.png</text:p>
          </table:table-cell>
          <table:table-cell/>
          <table:table-cell table:style-name="ce82" table:formula="of:=IFERROR(INDEX([$BACKLOG_MASTER.$F:.$F]; MATCH([.A6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8&quot;;[$BACKLOG_MASTER.$A:.$A];0);&quot;GFX_EQUIP_ITEM_AXE_008&quot;);&quot;GFX_EQUIP_ITEM_AXE_008&quot;)" office:value-type="string" office:string-value="GFX_EQUIP_ITEM_AXE_008" calcext:value-type="string">
            <text:p>GFX_EQUIP_ITEM_AXE_008</text:p>
          </table:table-cell>
          <table:table-cell/>
          <table:table-cell office:value-type="string" calcext:value-type="string">
            <text:p>Sprite équipement Hache du Sommet</text:p>
          </table:table-cell>
          <table:table-cell table:number-columns-repeated="2"/>
          <table:table-cell table:style-name="ce82" office:value-type="string" calcext:value-type="string">
            <text:p>spr_itm_axe_008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8.png</text:p>
          </table:table-cell>
          <table:table-cell/>
          <table:table-cell table:style-name="ce82" table:formula="of:=IFERROR(INDEX([$BACKLOG_MASTER.$F:.$F]; MATCH([.A6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09&quot;;[$BACKLOG_MASTER.$A:.$A];0);&quot;GFX_ICON_ITEM_AXE_009&quot;);&quot;GFX_ICON_ITEM_AXE_009&quot;)" office:value-type="string" office:string-value="GFX_ICON_ITEM_AXE_009" calcext:value-type="string">
            <text:p>GFX_ICON_ITEM_AXE_009</text:p>
          </table:table-cell>
          <table:table-cell/>
          <table:table-cell office:value-type="string" calcext:value-type="string">
            <text:p>Icon UI Hache du Titan</text:p>
          </table:table-cell>
          <table:table-cell table:number-columns-repeated="2"/>
          <table:table-cell table:style-name="ce82" office:value-type="string" calcext:value-type="string">
            <text:p>icon_itm_axe_009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09.png</text:p>
          </table:table-cell>
          <table:table-cell/>
          <table:table-cell table:style-name="ce82" table:formula="of:=IFERROR(INDEX([$BACKLOG_MASTER.$F:.$F]; MATCH([.A6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09&quot;;[$BACKLOG_MASTER.$A:.$A];0);&quot;GFX_EQUIP_ITEM_AXE_009&quot;);&quot;GFX_EQUIP_ITEM_AXE_009&quot;)" office:value-type="string" office:string-value="GFX_EQUIP_ITEM_AXE_009" calcext:value-type="string">
            <text:p>GFX_EQUIP_ITEM_AXE_009</text:p>
          </table:table-cell>
          <table:table-cell/>
          <table:table-cell office:value-type="string" calcext:value-type="string">
            <text:p>Sprite équipement Hache du Titan</text:p>
          </table:table-cell>
          <table:table-cell table:number-columns-repeated="2"/>
          <table:table-cell table:style-name="ce82" office:value-type="string" calcext:value-type="string">
            <text:p>spr_itm_axe_009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09.png</text:p>
          </table:table-cell>
          <table:table-cell/>
          <table:table-cell table:style-name="ce82" table:formula="of:=IFERROR(INDEX([$BACKLOG_MASTER.$F:.$F]; MATCH([.A6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XE_010&quot;;[$BACKLOG_MASTER.$A:.$A];0);&quot;GFX_ICON_ITEM_AXE_010&quot;);&quot;GFX_ICON_ITEM_AXE_010&quot;)" office:value-type="string" office:string-value="GFX_ICON_ITEM_AXE_010" calcext:value-type="string">
            <text:p>GFX_ICON_ITEM_AXE_010</text:p>
          </table:table-cell>
          <table:table-cell/>
          <table:table-cell office:value-type="string" calcext:value-type="string">
            <text:p>Icon UI Hache Royale</text:p>
          </table:table-cell>
          <table:table-cell table:number-columns-repeated="2"/>
          <table:table-cell table:style-name="ce82" office:value-type="string" calcext:value-type="string">
            <text:p>icon_itm_axe_010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xe_010.png</text:p>
          </table:table-cell>
          <table:table-cell/>
          <table:table-cell table:style-name="ce82" table:formula="of:=IFERROR(INDEX([$BACKLOG_MASTER.$F:.$F]; MATCH([.A6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XE_010&quot;;[$BACKLOG_MASTER.$A:.$A];0);&quot;GFX_EQUIP_ITEM_AXE_010&quot;);&quot;GFX_EQUIP_ITEM_AXE_010&quot;)" office:value-type="string" office:string-value="GFX_EQUIP_ITEM_AXE_010" calcext:value-type="string">
            <text:p>GFX_EQUIP_ITEM_AXE_010</text:p>
          </table:table-cell>
          <table:table-cell/>
          <table:table-cell office:value-type="string" calcext:value-type="string">
            <text:p>Sprite équipement Hache Royale</text:p>
          </table:table-cell>
          <table:table-cell table:number-columns-repeated="2"/>
          <table:table-cell table:style-name="ce82" office:value-type="string" calcext:value-type="string">
            <text:p>spr_itm_axe_010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xe_010.png</text:p>
          </table:table-cell>
          <table:table-cell/>
          <table:table-cell table:style-name="ce82" table:formula="of:=IFERROR(INDEX([$BACKLOG_MASTER.$F:.$F]; MATCH([.A6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1&quot;;[$BACKLOG_MASTER.$A:.$A];0);&quot;GFX_ICON_ITEM_SHIELD_001&quot;);&quot;GFX_ICON_ITEM_SHIELD_001&quot;)" office:value-type="string" office:string-value="GFX_ICON_ITEM_SHIELD_001" calcext:value-type="string">
            <text:p>GFX_ICON_ITEM_SHIELD_001</text:p>
          </table:table-cell>
          <table:table-cell/>
          <table:table-cell office:value-type="string" calcext:value-type="string">
            <text:p>Icon UI Bouclier de Bois</text:p>
          </table:table-cell>
          <table:table-cell table:number-columns-repeated="2"/>
          <table:table-cell table:style-name="ce82" office:value-type="string" calcext:value-type="string">
            <text:p>icon_itm_shield_001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1.png</text:p>
          </table:table-cell>
          <table:table-cell/>
          <table:table-cell table:style-name="ce82" table:formula="of:=IFERROR(INDEX([$BACKLOG_MASTER.$F:.$F]; MATCH([.A6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1&quot;;[$BACKLOG_MASTER.$A:.$A];0);&quot;GFX_EQUIP_ITEM_SHIELD_001&quot;);&quot;GFX_EQUIP_ITEM_SHIELD_001&quot;)" office:value-type="string" office:string-value="GFX_EQUIP_ITEM_SHIELD_001" calcext:value-type="string">
            <text:p>GFX_EQUIP_ITEM_SHIELD_001</text:p>
          </table:table-cell>
          <table:table-cell/>
          <table:table-cell office:value-type="string" calcext:value-type="string">
            <text:p>Sprite équipement Bouclier de Bois</text:p>
          </table:table-cell>
          <table:table-cell table:number-columns-repeated="2"/>
          <table:table-cell table:style-name="ce82" office:value-type="string" calcext:value-type="string">
            <text:p>spr_itm_shield_001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1.png</text:p>
          </table:table-cell>
          <table:table-cell/>
          <table:table-cell table:style-name="ce82" table:formula="of:=IFERROR(INDEX([$BACKLOG_MASTER.$F:.$F]; MATCH([.A6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2&quot;;[$BACKLOG_MASTER.$A:.$A];0);&quot;GFX_ICON_ITEM_SHIELD_002&quot;);&quot;GFX_ICON_ITEM_SHIELD_002&quot;)" office:value-type="string" office:string-value="GFX_ICON_ITEM_SHIELD_002" calcext:value-type="string">
            <text:p>GFX_ICON_ITEM_SHIELD_002</text:p>
          </table:table-cell>
          <table:table-cell/>
          <table:table-cell office:value-type="string" calcext:value-type="string">
            <text:p>Icon UI Bouclier du Roc</text:p>
          </table:table-cell>
          <table:table-cell table:number-columns-repeated="2"/>
          <table:table-cell table:style-name="ce82" office:value-type="string" calcext:value-type="string">
            <text:p>icon_itm_shield_002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2.png</text:p>
          </table:table-cell>
          <table:table-cell/>
          <table:table-cell table:style-name="ce82" table:formula="of:=IFERROR(INDEX([$BACKLOG_MASTER.$F:.$F]; MATCH([.A7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2&quot;;[$BACKLOG_MASTER.$A:.$A];0);&quot;GFX_EQUIP_ITEM_SHIELD_002&quot;);&quot;GFX_EQUIP_ITEM_SHIELD_002&quot;)" office:value-type="string" office:string-value="GFX_EQUIP_ITEM_SHIELD_002" calcext:value-type="string">
            <text:p>GFX_EQUIP_ITEM_SHIELD_002</text:p>
          </table:table-cell>
          <table:table-cell/>
          <table:table-cell office:value-type="string" calcext:value-type="string">
            <text:p>Sprite équipement Bouclier du Roc</text:p>
          </table:table-cell>
          <table:table-cell table:number-columns-repeated="2"/>
          <table:table-cell table:style-name="ce82" office:value-type="string" calcext:value-type="string">
            <text:p>spr_itm_shield_002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2.png</text:p>
          </table:table-cell>
          <table:table-cell/>
          <table:table-cell table:style-name="ce82" table:formula="of:=IFERROR(INDEX([$BACKLOG_MASTER.$F:.$F]; MATCH([.A7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3&quot;;[$BACKLOG_MASTER.$A:.$A];0);&quot;GFX_ICON_ITEM_SHIELD_003&quot;);&quot;GFX_ICON_ITEM_SHIELD_003&quot;)" office:value-type="string" office:string-value="GFX_ICON_ITEM_SHIELD_003" calcext:value-type="string">
            <text:p>GFX_ICON_ITEM_SHIELD_003</text:p>
          </table:table-cell>
          <table:table-cell/>
          <table:table-cell office:value-type="string" calcext:value-type="string">
            <text:p>Icon UI Bouclier du Rempart</text:p>
          </table:table-cell>
          <table:table-cell table:number-columns-repeated="2"/>
          <table:table-cell table:style-name="ce82" office:value-type="string" calcext:value-type="string">
            <text:p>icon_itm_shield_003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3.png</text:p>
          </table:table-cell>
          <table:table-cell/>
          <table:table-cell table:style-name="ce82" table:formula="of:=IFERROR(INDEX([$BACKLOG_MASTER.$F:.$F]; MATCH([.A7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3&quot;;[$BACKLOG_MASTER.$A:.$A];0);&quot;GFX_EQUIP_ITEM_SHIELD_003&quot;);&quot;GFX_EQUIP_ITEM_SHIELD_003&quot;)" office:value-type="string" office:string-value="GFX_EQUIP_ITEM_SHIELD_003" calcext:value-type="string">
            <text:p>GFX_EQUIP_ITEM_SHIELD_003</text:p>
          </table:table-cell>
          <table:table-cell/>
          <table:table-cell office:value-type="string" calcext:value-type="string">
            <text:p>Sprite équipement Bouclier du Rempart</text:p>
          </table:table-cell>
          <table:table-cell table:number-columns-repeated="2"/>
          <table:table-cell table:style-name="ce82" office:value-type="string" calcext:value-type="string">
            <text:p>spr_itm_shield_003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3.png</text:p>
          </table:table-cell>
          <table:table-cell/>
          <table:table-cell table:style-name="ce82" table:formula="of:=IFERROR(INDEX([$BACKLOG_MASTER.$F:.$F]; MATCH([.A7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4&quot;;[$BACKLOG_MASTER.$A:.$A];0);&quot;GFX_ICON_ITEM_SHIELD_004&quot;);&quot;GFX_ICON_ITEM_SHIELD_004&quot;)" office:value-type="string" office:string-value="GFX_ICON_ITEM_SHIELD_004" calcext:value-type="string">
            <text:p>GFX_ICON_ITEM_SHIELD_004</text:p>
          </table:table-cell>
          <table:table-cell/>
          <table:table-cell office:value-type="string" calcext:value-type="string">
            <text:p>Icon UI Bouclier Cendré</text:p>
          </table:table-cell>
          <table:table-cell table:number-columns-repeated="2"/>
          <table:table-cell table:style-name="ce82" office:value-type="string" calcext:value-type="string">
            <text:p>icon_itm_shield_004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4.png</text:p>
          </table:table-cell>
          <table:table-cell/>
          <table:table-cell table:style-name="ce82" table:formula="of:=IFERROR(INDEX([$BACKLOG_MASTER.$F:.$F]; MATCH([.A7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4&quot;;[$BACKLOG_MASTER.$A:.$A];0);&quot;GFX_EQUIP_ITEM_SHIELD_004&quot;);&quot;GFX_EQUIP_ITEM_SHIELD_004&quot;)" office:value-type="string" office:string-value="GFX_EQUIP_ITEM_SHIELD_004" calcext:value-type="string">
            <text:p>GFX_EQUIP_ITEM_SHIELD_004</text:p>
          </table:table-cell>
          <table:table-cell/>
          <table:table-cell office:value-type="string" calcext:value-type="string">
            <text:p>Sprite équipement Bouclier Cendré</text:p>
          </table:table-cell>
          <table:table-cell table:number-columns-repeated="2"/>
          <table:table-cell table:style-name="ce82" office:value-type="string" calcext:value-type="string">
            <text:p>spr_itm_shield_004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4.png</text:p>
          </table:table-cell>
          <table:table-cell/>
          <table:table-cell table:style-name="ce82" table:formula="of:=IFERROR(INDEX([$BACKLOG_MASTER.$F:.$F]; MATCH([.A7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5&quot;;[$BACKLOG_MASTER.$A:.$A];0);&quot;GFX_ICON_ITEM_SHIELD_005&quot;);&quot;GFX_ICON_ITEM_SHIELD_005&quot;)" office:value-type="string" office:string-value="GFX_ICON_ITEM_SHIELD_005" calcext:value-type="string">
            <text:p>GFX_ICON_ITEM_SHIELD_005</text:p>
          </table:table-cell>
          <table:table-cell/>
          <table:table-cell office:value-type="string" calcext:value-type="string">
            <text:p>Icon UI Bouclier Runique</text:p>
          </table:table-cell>
          <table:table-cell table:number-columns-repeated="2"/>
          <table:table-cell table:style-name="ce82" office:value-type="string" calcext:value-type="string">
            <text:p>icon_itm_shield_005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5.png</text:p>
          </table:table-cell>
          <table:table-cell/>
          <table:table-cell table:style-name="ce82" table:formula="of:=IFERROR(INDEX([$BACKLOG_MASTER.$F:.$F]; MATCH([.A7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5&quot;;[$BACKLOG_MASTER.$A:.$A];0);&quot;GFX_EQUIP_ITEM_SHIELD_005&quot;);&quot;GFX_EQUIP_ITEM_SHIELD_005&quot;)" office:value-type="string" office:string-value="GFX_EQUIP_ITEM_SHIELD_005" calcext:value-type="string">
            <text:p>GFX_EQUIP_ITEM_SHIELD_005</text:p>
          </table:table-cell>
          <table:table-cell/>
          <table:table-cell office:value-type="string" calcext:value-type="string">
            <text:p>Sprite équipement Bouclier Runique</text:p>
          </table:table-cell>
          <table:table-cell table:number-columns-repeated="2"/>
          <table:table-cell table:style-name="ce82" office:value-type="string" calcext:value-type="string">
            <text:p>spr_itm_shield_005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5.png</text:p>
          </table:table-cell>
          <table:table-cell/>
          <table:table-cell table:style-name="ce82" table:formula="of:=IFERROR(INDEX([$BACKLOG_MASTER.$F:.$F]; MATCH([.A7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6&quot;;[$BACKLOG_MASTER.$A:.$A];0);&quot;GFX_ICON_ITEM_SHIELD_006&quot;);&quot;GFX_ICON_ITEM_SHIELD_006&quot;)" office:value-type="string" office:string-value="GFX_ICON_ITEM_SHIELD_006" calcext:value-type="string">
            <text:p>GFX_ICON_ITEM_SHIELD_006</text:p>
          </table:table-cell>
          <table:table-cell/>
          <table:table-cell office:value-type="string" calcext:value-type="string">
            <text:p>Icon UI Bouclier du Gardien</text:p>
          </table:table-cell>
          <table:table-cell table:number-columns-repeated="2"/>
          <table:table-cell table:style-name="ce82" office:value-type="string" calcext:value-type="string">
            <text:p>icon_itm_shield_006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6.png</text:p>
          </table:table-cell>
          <table:table-cell/>
          <table:table-cell table:style-name="ce82" table:formula="of:=IFERROR(INDEX([$BACKLOG_MASTER.$F:.$F]; MATCH([.A7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6&quot;;[$BACKLOG_MASTER.$A:.$A];0);&quot;GFX_EQUIP_ITEM_SHIELD_006&quot;);&quot;GFX_EQUIP_ITEM_SHIELD_006&quot;)" office:value-type="string" office:string-value="GFX_EQUIP_ITEM_SHIELD_006" calcext:value-type="string">
            <text:p>GFX_EQUIP_ITEM_SHIELD_006</text:p>
          </table:table-cell>
          <table:table-cell/>
          <table:table-cell office:value-type="string" calcext:value-type="string">
            <text:p>Sprite équipement Bouclier du Gardien</text:p>
          </table:table-cell>
          <table:table-cell table:number-columns-repeated="2"/>
          <table:table-cell table:style-name="ce82" office:value-type="string" calcext:value-type="string">
            <text:p>spr_itm_shield_006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6.png</text:p>
          </table:table-cell>
          <table:table-cell/>
          <table:table-cell table:style-name="ce82" table:formula="of:=IFERROR(INDEX([$BACKLOG_MASTER.$F:.$F]; MATCH([.A7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7&quot;;[$BACKLOG_MASTER.$A:.$A];0);&quot;GFX_ICON_ITEM_SHIELD_007&quot;);&quot;GFX_ICON_ITEM_SHIELD_007&quot;)" office:value-type="string" office:string-value="GFX_ICON_ITEM_SHIELD_007" calcext:value-type="string">
            <text:p>GFX_ICON_ITEM_SHIELD_007</text:p>
          </table:table-cell>
          <table:table-cell/>
          <table:table-cell office:value-type="string" calcext:value-type="string">
            <text:p>Icon UI Bouclier Astral</text:p>
          </table:table-cell>
          <table:table-cell table:number-columns-repeated="2"/>
          <table:table-cell table:style-name="ce82" office:value-type="string" calcext:value-type="string">
            <text:p>icon_itm_shield_007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7.png</text:p>
          </table:table-cell>
          <table:table-cell/>
          <table:table-cell table:style-name="ce82" table:formula="of:=IFERROR(INDEX([$BACKLOG_MASTER.$F:.$F]; MATCH([.A8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7&quot;;[$BACKLOG_MASTER.$A:.$A];0);&quot;GFX_EQUIP_ITEM_SHIELD_007&quot;);&quot;GFX_EQUIP_ITEM_SHIELD_007&quot;)" office:value-type="string" office:string-value="GFX_EQUIP_ITEM_SHIELD_007" calcext:value-type="string">
            <text:p>GFX_EQUIP_ITEM_SHIELD_007</text:p>
          </table:table-cell>
          <table:table-cell/>
          <table:table-cell office:value-type="string" calcext:value-type="string">
            <text:p>Sprite équipement Bouclier Astral</text:p>
          </table:table-cell>
          <table:table-cell table:number-columns-repeated="2"/>
          <table:table-cell table:style-name="ce82" office:value-type="string" calcext:value-type="string">
            <text:p>spr_itm_shield_007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7.png</text:p>
          </table:table-cell>
          <table:table-cell/>
          <table:table-cell table:style-name="ce82" table:formula="of:=IFERROR(INDEX([$BACKLOG_MASTER.$F:.$F]; MATCH([.A8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8&quot;;[$BACKLOG_MASTER.$A:.$A];0);&quot;GFX_ICON_ITEM_SHIELD_008&quot;);&quot;GFX_ICON_ITEM_SHIELD_008&quot;)" office:value-type="string" office:string-value="GFX_ICON_ITEM_SHIELD_008" calcext:value-type="string">
            <text:p>GFX_ICON_ITEM_SHIELD_008</text:p>
          </table:table-cell>
          <table:table-cell/>
          <table:table-cell office:value-type="string" calcext:value-type="string">
            <text:p>Icon UI Bouclier du Sommet</text:p>
          </table:table-cell>
          <table:table-cell table:number-columns-repeated="2"/>
          <table:table-cell table:style-name="ce82" office:value-type="string" calcext:value-type="string">
            <text:p>icon_itm_shield_008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8.png</text:p>
          </table:table-cell>
          <table:table-cell/>
          <table:table-cell table:style-name="ce82" table:formula="of:=IFERROR(INDEX([$BACKLOG_MASTER.$F:.$F]; MATCH([.A8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8&quot;;[$BACKLOG_MASTER.$A:.$A];0);&quot;GFX_EQUIP_ITEM_SHIELD_008&quot;);&quot;GFX_EQUIP_ITEM_SHIELD_008&quot;)" office:value-type="string" office:string-value="GFX_EQUIP_ITEM_SHIELD_008" calcext:value-type="string">
            <text:p>GFX_EQUIP_ITEM_SHIELD_008</text:p>
          </table:table-cell>
          <table:table-cell/>
          <table:table-cell office:value-type="string" calcext:value-type="string">
            <text:p>Sprite équipement Bouclier du Sommet</text:p>
          </table:table-cell>
          <table:table-cell table:number-columns-repeated="2"/>
          <table:table-cell table:style-name="ce82" office:value-type="string" calcext:value-type="string">
            <text:p>spr_itm_shield_008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8.png</text:p>
          </table:table-cell>
          <table:table-cell/>
          <table:table-cell table:style-name="ce82" table:formula="of:=IFERROR(INDEX([$BACKLOG_MASTER.$F:.$F]; MATCH([.A8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09&quot;;[$BACKLOG_MASTER.$A:.$A];0);&quot;GFX_ICON_ITEM_SHIELD_009&quot;);&quot;GFX_ICON_ITEM_SHIELD_009&quot;)" office:value-type="string" office:string-value="GFX_ICON_ITEM_SHIELD_009" calcext:value-type="string">
            <text:p>GFX_ICON_ITEM_SHIELD_009</text:p>
          </table:table-cell>
          <table:table-cell/>
          <table:table-cell office:value-type="string" calcext:value-type="string">
            <text:p>Icon UI Bouclier du Titan</text:p>
          </table:table-cell>
          <table:table-cell table:number-columns-repeated="2"/>
          <table:table-cell table:style-name="ce82" office:value-type="string" calcext:value-type="string">
            <text:p>icon_itm_shield_009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09.png</text:p>
          </table:table-cell>
          <table:table-cell/>
          <table:table-cell table:style-name="ce82" table:formula="of:=IFERROR(INDEX([$BACKLOG_MASTER.$F:.$F]; MATCH([.A8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09&quot;;[$BACKLOG_MASTER.$A:.$A];0);&quot;GFX_EQUIP_ITEM_SHIELD_009&quot;);&quot;GFX_EQUIP_ITEM_SHIELD_009&quot;)" office:value-type="string" office:string-value="GFX_EQUIP_ITEM_SHIELD_009" calcext:value-type="string">
            <text:p>GFX_EQUIP_ITEM_SHIELD_009</text:p>
          </table:table-cell>
          <table:table-cell/>
          <table:table-cell office:value-type="string" calcext:value-type="string">
            <text:p>Sprite équipement Bouclier du Titan</text:p>
          </table:table-cell>
          <table:table-cell table:number-columns-repeated="2"/>
          <table:table-cell table:style-name="ce82" office:value-type="string" calcext:value-type="string">
            <text:p>spr_itm_shield_009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09.png</text:p>
          </table:table-cell>
          <table:table-cell/>
          <table:table-cell table:style-name="ce82" table:formula="of:=IFERROR(INDEX([$BACKLOG_MASTER.$F:.$F]; MATCH([.A8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SHIELD_010&quot;;[$BACKLOG_MASTER.$A:.$A];0);&quot;GFX_ICON_ITEM_SHIELD_010&quot;);&quot;GFX_ICON_ITEM_SHIELD_010&quot;)" office:value-type="string" office:string-value="GFX_ICON_ITEM_SHIELD_010" calcext:value-type="string">
            <text:p>GFX_ICON_ITEM_SHIELD_010</text:p>
          </table:table-cell>
          <table:table-cell/>
          <table:table-cell office:value-type="string" calcext:value-type="string">
            <text:p>Icon UI Bouclier Royal</text:p>
          </table:table-cell>
          <table:table-cell table:number-columns-repeated="2"/>
          <table:table-cell table:style-name="ce82" office:value-type="string" calcext:value-type="string">
            <text:p>icon_itm_shield_010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shield_010.png</text:p>
          </table:table-cell>
          <table:table-cell/>
          <table:table-cell table:style-name="ce82" table:formula="of:=IFERROR(INDEX([$BACKLOG_MASTER.$F:.$F]; MATCH([.A8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SHIELD_010&quot;;[$BACKLOG_MASTER.$A:.$A];0);&quot;GFX_EQUIP_ITEM_SHIELD_010&quot;);&quot;GFX_EQUIP_ITEM_SHIELD_010&quot;)" office:value-type="string" office:string-value="GFX_EQUIP_ITEM_SHIELD_010" calcext:value-type="string">
            <text:p>GFX_EQUIP_ITEM_SHIELD_010</text:p>
          </table:table-cell>
          <table:table-cell/>
          <table:table-cell office:value-type="string" calcext:value-type="string">
            <text:p>Sprite équipement Bouclier Royal</text:p>
          </table:table-cell>
          <table:table-cell table:number-columns-repeated="2"/>
          <table:table-cell table:style-name="ce82" office:value-type="string" calcext:value-type="string">
            <text:p>spr_itm_shield_010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shield_010.png</text:p>
          </table:table-cell>
          <table:table-cell/>
          <table:table-cell table:style-name="ce82" table:formula="of:=IFERROR(INDEX([$BACKLOG_MASTER.$F:.$F]; MATCH([.A8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1&quot;;[$BACKLOG_MASTER.$A:.$A];0);&quot;GFX_ICON_ITEM_ARMOR_001&quot;);&quot;GFX_ICON_ITEM_ARMOR_001&quot;)" office:value-type="string" office:string-value="GFX_ICON_ITEM_ARMOR_001" calcext:value-type="string">
            <text:p>GFX_ICON_ITEM_ARMOR_001</text:p>
          </table:table-cell>
          <table:table-cell/>
          <table:table-cell office:value-type="string" calcext:value-type="string">
            <text:p>Icon UI Armure de Cuir</text:p>
          </table:table-cell>
          <table:table-cell table:number-columns-repeated="2"/>
          <table:table-cell table:style-name="ce82" office:value-type="string" calcext:value-type="string">
            <text:p>icon_itm_armor_001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1.png</text:p>
          </table:table-cell>
          <table:table-cell/>
          <table:table-cell table:style-name="ce82" table:formula="of:=IFERROR(INDEX([$BACKLOG_MASTER.$F:.$F]; MATCH([.A8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1&quot;;[$BACKLOG_MASTER.$A:.$A];0);&quot;GFX_EQUIP_ITEM_ARMOR_001&quot;);&quot;GFX_EQUIP_ITEM_ARMOR_001&quot;)" office:value-type="string" office:string-value="GFX_EQUIP_ITEM_ARMOR_001" calcext:value-type="string">
            <text:p>GFX_EQUIP_ITEM_ARMOR_001</text:p>
          </table:table-cell>
          <table:table-cell/>
          <table:table-cell office:value-type="string" calcext:value-type="string">
            <text:p>Sprite équipement Armure de Cuir</text:p>
          </table:table-cell>
          <table:table-cell table:number-columns-repeated="2"/>
          <table:table-cell table:style-name="ce82" office:value-type="string" calcext:value-type="string">
            <text:p>spr_itm_armor_001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1.png</text:p>
          </table:table-cell>
          <table:table-cell/>
          <table:table-cell table:style-name="ce82" table:formula="of:=IFERROR(INDEX([$BACKLOG_MASTER.$F:.$F]; MATCH([.A8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2&quot;;[$BACKLOG_MASTER.$A:.$A];0);&quot;GFX_ICON_ITEM_ARMOR_002&quot;);&quot;GFX_ICON_ITEM_ARMOR_002&quot;)" office:value-type="string" office:string-value="GFX_ICON_ITEM_ARMOR_002" calcext:value-type="string">
            <text:p>GFX_ICON_ITEM_ARMOR_002</text:p>
          </table:table-cell>
          <table:table-cell/>
          <table:table-cell office:value-type="string" calcext:value-type="string">
            <text:p>Icon UI Armure du Roc</text:p>
          </table:table-cell>
          <table:table-cell table:number-columns-repeated="2"/>
          <table:table-cell table:style-name="ce82" office:value-type="string" calcext:value-type="string">
            <text:p>icon_itm_armor_002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2.png</text:p>
          </table:table-cell>
          <table:table-cell/>
          <table:table-cell table:style-name="ce82" table:formula="of:=IFERROR(INDEX([$BACKLOG_MASTER.$F:.$F]; MATCH([.A9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2&quot;;[$BACKLOG_MASTER.$A:.$A];0);&quot;GFX_EQUIP_ITEM_ARMOR_002&quot;);&quot;GFX_EQUIP_ITEM_ARMOR_002&quot;)" office:value-type="string" office:string-value="GFX_EQUIP_ITEM_ARMOR_002" calcext:value-type="string">
            <text:p>GFX_EQUIP_ITEM_ARMOR_002</text:p>
          </table:table-cell>
          <table:table-cell/>
          <table:table-cell office:value-type="string" calcext:value-type="string">
            <text:p>Sprite équipement Armure du Roc</text:p>
          </table:table-cell>
          <table:table-cell table:number-columns-repeated="2"/>
          <table:table-cell table:style-name="ce82" office:value-type="string" calcext:value-type="string">
            <text:p>spr_itm_armor_002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2.png</text:p>
          </table:table-cell>
          <table:table-cell/>
          <table:table-cell table:style-name="ce82" table:formula="of:=IFERROR(INDEX([$BACKLOG_MASTER.$F:.$F]; MATCH([.A9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3&quot;;[$BACKLOG_MASTER.$A:.$A];0);&quot;GFX_ICON_ITEM_ARMOR_003&quot;);&quot;GFX_ICON_ITEM_ARMOR_003&quot;)" office:value-type="string" office:string-value="GFX_ICON_ITEM_ARMOR_003" calcext:value-type="string">
            <text:p>GFX_ICON_ITEM_ARMOR_003</text:p>
          </table:table-cell>
          <table:table-cell/>
          <table:table-cell office:value-type="string" calcext:value-type="string">
            <text:p>Icon UI Armure du Rempart</text:p>
          </table:table-cell>
          <table:table-cell table:number-columns-repeated="2"/>
          <table:table-cell table:style-name="ce82" office:value-type="string" calcext:value-type="string">
            <text:p>icon_itm_armor_003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3.png</text:p>
          </table:table-cell>
          <table:table-cell/>
          <table:table-cell table:style-name="ce82" table:formula="of:=IFERROR(INDEX([$BACKLOG_MASTER.$F:.$F]; MATCH([.A9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3&quot;;[$BACKLOG_MASTER.$A:.$A];0);&quot;GFX_EQUIP_ITEM_ARMOR_003&quot;);&quot;GFX_EQUIP_ITEM_ARMOR_003&quot;)" office:value-type="string" office:string-value="GFX_EQUIP_ITEM_ARMOR_003" calcext:value-type="string">
            <text:p>GFX_EQUIP_ITEM_ARMOR_003</text:p>
          </table:table-cell>
          <table:table-cell/>
          <table:table-cell office:value-type="string" calcext:value-type="string">
            <text:p>Sprite équipement Armure du Rempart</text:p>
          </table:table-cell>
          <table:table-cell table:number-columns-repeated="2"/>
          <table:table-cell table:style-name="ce82" office:value-type="string" calcext:value-type="string">
            <text:p>spr_itm_armor_003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3.png</text:p>
          </table:table-cell>
          <table:table-cell/>
          <table:table-cell table:style-name="ce82" table:formula="of:=IFERROR(INDEX([$BACKLOG_MASTER.$F:.$F]; MATCH([.A9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4&quot;;[$BACKLOG_MASTER.$A:.$A];0);&quot;GFX_ICON_ITEM_ARMOR_004&quot;);&quot;GFX_ICON_ITEM_ARMOR_004&quot;)" office:value-type="string" office:string-value="GFX_ICON_ITEM_ARMOR_004" calcext:value-type="string">
            <text:p>GFX_ICON_ITEM_ARMOR_004</text:p>
          </table:table-cell>
          <table:table-cell/>
          <table:table-cell office:value-type="string" calcext:value-type="string">
            <text:p>Icon UI Armure Cendrée</text:p>
          </table:table-cell>
          <table:table-cell table:number-columns-repeated="2"/>
          <table:table-cell table:style-name="ce82" office:value-type="string" calcext:value-type="string">
            <text:p>icon_itm_armor_004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4.png</text:p>
          </table:table-cell>
          <table:table-cell/>
          <table:table-cell table:style-name="ce82" table:formula="of:=IFERROR(INDEX([$BACKLOG_MASTER.$F:.$F]; MATCH([.A9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4&quot;;[$BACKLOG_MASTER.$A:.$A];0);&quot;GFX_EQUIP_ITEM_ARMOR_004&quot;);&quot;GFX_EQUIP_ITEM_ARMOR_004&quot;)" office:value-type="string" office:string-value="GFX_EQUIP_ITEM_ARMOR_004" calcext:value-type="string">
            <text:p>GFX_EQUIP_ITEM_ARMOR_004</text:p>
          </table:table-cell>
          <table:table-cell/>
          <table:table-cell office:value-type="string" calcext:value-type="string">
            <text:p>Sprite équipement Armure Cendrée</text:p>
          </table:table-cell>
          <table:table-cell table:number-columns-repeated="2"/>
          <table:table-cell table:style-name="ce82" office:value-type="string" calcext:value-type="string">
            <text:p>spr_itm_armor_004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4.png</text:p>
          </table:table-cell>
          <table:table-cell/>
          <table:table-cell table:style-name="ce82" table:formula="of:=IFERROR(INDEX([$BACKLOG_MASTER.$F:.$F]; MATCH([.A9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5&quot;;[$BACKLOG_MASTER.$A:.$A];0);&quot;GFX_ICON_ITEM_ARMOR_005&quot;);&quot;GFX_ICON_ITEM_ARMOR_005&quot;)" office:value-type="string" office:string-value="GFX_ICON_ITEM_ARMOR_005" calcext:value-type="string">
            <text:p>GFX_ICON_ITEM_ARMOR_005</text:p>
          </table:table-cell>
          <table:table-cell/>
          <table:table-cell office:value-type="string" calcext:value-type="string">
            <text:p>Icon UI Armure Runique</text:p>
          </table:table-cell>
          <table:table-cell table:number-columns-repeated="2"/>
          <table:table-cell table:style-name="ce82" office:value-type="string" calcext:value-type="string">
            <text:p>icon_itm_armor_005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5.png</text:p>
          </table:table-cell>
          <table:table-cell/>
          <table:table-cell table:style-name="ce82" table:formula="of:=IFERROR(INDEX([$BACKLOG_MASTER.$F:.$F]; MATCH([.A9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5&quot;;[$BACKLOG_MASTER.$A:.$A];0);&quot;GFX_EQUIP_ITEM_ARMOR_005&quot;);&quot;GFX_EQUIP_ITEM_ARMOR_005&quot;)" office:value-type="string" office:string-value="GFX_EQUIP_ITEM_ARMOR_005" calcext:value-type="string">
            <text:p>GFX_EQUIP_ITEM_ARMOR_005</text:p>
          </table:table-cell>
          <table:table-cell/>
          <table:table-cell office:value-type="string" calcext:value-type="string">
            <text:p>Sprite équipement Armure Runique</text:p>
          </table:table-cell>
          <table:table-cell table:number-columns-repeated="2"/>
          <table:table-cell table:style-name="ce82" office:value-type="string" calcext:value-type="string">
            <text:p>spr_itm_armor_005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5.png</text:p>
          </table:table-cell>
          <table:table-cell/>
          <table:table-cell table:style-name="ce82" table:formula="of:=IFERROR(INDEX([$BACKLOG_MASTER.$F:.$F]; MATCH([.A9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6&quot;;[$BACKLOG_MASTER.$A:.$A];0);&quot;GFX_ICON_ITEM_ARMOR_006&quot;);&quot;GFX_ICON_ITEM_ARMOR_006&quot;)" office:value-type="string" office:string-value="GFX_ICON_ITEM_ARMOR_006" calcext:value-type="string">
            <text:p>GFX_ICON_ITEM_ARMOR_006</text:p>
          </table:table-cell>
          <table:table-cell/>
          <table:table-cell office:value-type="string" calcext:value-type="string">
            <text:p>Icon UI Armure du Gardien</text:p>
          </table:table-cell>
          <table:table-cell table:number-columns-repeated="2"/>
          <table:table-cell table:style-name="ce82" office:value-type="string" calcext:value-type="string">
            <text:p>icon_itm_armor_006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6.png</text:p>
          </table:table-cell>
          <table:table-cell/>
          <table:table-cell table:style-name="ce82" table:formula="of:=IFERROR(INDEX([$BACKLOG_MASTER.$F:.$F]; MATCH([.A9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6&quot;;[$BACKLOG_MASTER.$A:.$A];0);&quot;GFX_EQUIP_ITEM_ARMOR_006&quot;);&quot;GFX_EQUIP_ITEM_ARMOR_006&quot;)" office:value-type="string" office:string-value="GFX_EQUIP_ITEM_ARMOR_006" calcext:value-type="string">
            <text:p>GFX_EQUIP_ITEM_ARMOR_006</text:p>
          </table:table-cell>
          <table:table-cell/>
          <table:table-cell office:value-type="string" calcext:value-type="string">
            <text:p>Sprite équipement Armure du Gardien</text:p>
          </table:table-cell>
          <table:table-cell table:number-columns-repeated="2"/>
          <table:table-cell table:style-name="ce82" office:value-type="string" calcext:value-type="string">
            <text:p>spr_itm_armor_006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6.png</text:p>
          </table:table-cell>
          <table:table-cell/>
          <table:table-cell table:style-name="ce82" table:formula="of:=IFERROR(INDEX([$BACKLOG_MASTER.$F:.$F]; MATCH([.A9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7&quot;;[$BACKLOG_MASTER.$A:.$A];0);&quot;GFX_ICON_ITEM_ARMOR_007&quot;);&quot;GFX_ICON_ITEM_ARMOR_007&quot;)" office:value-type="string" office:string-value="GFX_ICON_ITEM_ARMOR_007" calcext:value-type="string">
            <text:p>GFX_ICON_ITEM_ARMOR_007</text:p>
          </table:table-cell>
          <table:table-cell/>
          <table:table-cell office:value-type="string" calcext:value-type="string">
            <text:p>Icon UI Armure Astrale</text:p>
          </table:table-cell>
          <table:table-cell table:number-columns-repeated="2"/>
          <table:table-cell table:style-name="ce82" office:value-type="string" calcext:value-type="string">
            <text:p>icon_itm_armor_007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7.png</text:p>
          </table:table-cell>
          <table:table-cell/>
          <table:table-cell table:style-name="ce82" table:formula="of:=IFERROR(INDEX([$BACKLOG_MASTER.$F:.$F]; MATCH([.A10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7&quot;;[$BACKLOG_MASTER.$A:.$A];0);&quot;GFX_EQUIP_ITEM_ARMOR_007&quot;);&quot;GFX_EQUIP_ITEM_ARMOR_007&quot;)" office:value-type="string" office:string-value="GFX_EQUIP_ITEM_ARMOR_007" calcext:value-type="string">
            <text:p>GFX_EQUIP_ITEM_ARMOR_007</text:p>
          </table:table-cell>
          <table:table-cell/>
          <table:table-cell office:value-type="string" calcext:value-type="string">
            <text:p>Sprite équipement Armure Astrale</text:p>
          </table:table-cell>
          <table:table-cell table:number-columns-repeated="2"/>
          <table:table-cell table:style-name="ce82" office:value-type="string" calcext:value-type="string">
            <text:p>spr_itm_armor_007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7.png</text:p>
          </table:table-cell>
          <table:table-cell/>
          <table:table-cell table:style-name="ce82" table:formula="of:=IFERROR(INDEX([$BACKLOG_MASTER.$F:.$F]; MATCH([.A10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8&quot;;[$BACKLOG_MASTER.$A:.$A];0);&quot;GFX_ICON_ITEM_ARMOR_008&quot;);&quot;GFX_ICON_ITEM_ARMOR_008&quot;)" office:value-type="string" office:string-value="GFX_ICON_ITEM_ARMOR_008" calcext:value-type="string">
            <text:p>GFX_ICON_ITEM_ARMOR_008</text:p>
          </table:table-cell>
          <table:table-cell/>
          <table:table-cell office:value-type="string" calcext:value-type="string">
            <text:p>Icon UI Armure du Sommet</text:p>
          </table:table-cell>
          <table:table-cell table:number-columns-repeated="2"/>
          <table:table-cell table:style-name="ce82" office:value-type="string" calcext:value-type="string">
            <text:p>icon_itm_armor_008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8.png</text:p>
          </table:table-cell>
          <table:table-cell/>
          <table:table-cell table:style-name="ce82" table:formula="of:=IFERROR(INDEX([$BACKLOG_MASTER.$F:.$F]; MATCH([.A10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8&quot;;[$BACKLOG_MASTER.$A:.$A];0);&quot;GFX_EQUIP_ITEM_ARMOR_008&quot;);&quot;GFX_EQUIP_ITEM_ARMOR_008&quot;)" office:value-type="string" office:string-value="GFX_EQUIP_ITEM_ARMOR_008" calcext:value-type="string">
            <text:p>GFX_EQUIP_ITEM_ARMOR_008</text:p>
          </table:table-cell>
          <table:table-cell/>
          <table:table-cell office:value-type="string" calcext:value-type="string">
            <text:p>Sprite équipement Armure du Sommet</text:p>
          </table:table-cell>
          <table:table-cell table:number-columns-repeated="2"/>
          <table:table-cell table:style-name="ce82" office:value-type="string" calcext:value-type="string">
            <text:p>spr_itm_armor_008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8.png</text:p>
          </table:table-cell>
          <table:table-cell/>
          <table:table-cell table:style-name="ce82" table:formula="of:=IFERROR(INDEX([$BACKLOG_MASTER.$F:.$F]; MATCH([.A10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09&quot;;[$BACKLOG_MASTER.$A:.$A];0);&quot;GFX_ICON_ITEM_ARMOR_009&quot;);&quot;GFX_ICON_ITEM_ARMOR_009&quot;)" office:value-type="string" office:string-value="GFX_ICON_ITEM_ARMOR_009" calcext:value-type="string">
            <text:p>GFX_ICON_ITEM_ARMOR_009</text:p>
          </table:table-cell>
          <table:table-cell/>
          <table:table-cell office:value-type="string" calcext:value-type="string">
            <text:p>Icon UI Armure du Titan</text:p>
          </table:table-cell>
          <table:table-cell table:number-columns-repeated="2"/>
          <table:table-cell table:style-name="ce82" office:value-type="string" calcext:value-type="string">
            <text:p>icon_itm_armor_009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09.png</text:p>
          </table:table-cell>
          <table:table-cell/>
          <table:table-cell table:style-name="ce82" table:formula="of:=IFERROR(INDEX([$BACKLOG_MASTER.$F:.$F]; MATCH([.A10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09&quot;;[$BACKLOG_MASTER.$A:.$A];0);&quot;GFX_EQUIP_ITEM_ARMOR_009&quot;);&quot;GFX_EQUIP_ITEM_ARMOR_009&quot;)" office:value-type="string" office:string-value="GFX_EQUIP_ITEM_ARMOR_009" calcext:value-type="string">
            <text:p>GFX_EQUIP_ITEM_ARMOR_009</text:p>
          </table:table-cell>
          <table:table-cell/>
          <table:table-cell office:value-type="string" calcext:value-type="string">
            <text:p>Sprite équipement Armure du Titan</text:p>
          </table:table-cell>
          <table:table-cell table:number-columns-repeated="2"/>
          <table:table-cell table:style-name="ce82" office:value-type="string" calcext:value-type="string">
            <text:p>spr_itm_armor_009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09.png</text:p>
          </table:table-cell>
          <table:table-cell/>
          <table:table-cell table:style-name="ce82" table:formula="of:=IFERROR(INDEX([$BACKLOG_MASTER.$F:.$F]; MATCH([.A10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ARMOR_010&quot;;[$BACKLOG_MASTER.$A:.$A];0);&quot;GFX_ICON_ITEM_ARMOR_010&quot;);&quot;GFX_ICON_ITEM_ARMOR_010&quot;)" office:value-type="string" office:string-value="GFX_ICON_ITEM_ARMOR_010" calcext:value-type="string">
            <text:p>GFX_ICON_ITEM_ARMOR_010</text:p>
          </table:table-cell>
          <table:table-cell/>
          <table:table-cell office:value-type="string" calcext:value-type="string">
            <text:p>Icon UI Armure Royale</text:p>
          </table:table-cell>
          <table:table-cell table:number-columns-repeated="2"/>
          <table:table-cell table:style-name="ce82" office:value-type="string" calcext:value-type="string">
            <text:p>icon_itm_armor_010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armor_010.png</text:p>
          </table:table-cell>
          <table:table-cell/>
          <table:table-cell table:style-name="ce82" table:formula="of:=IFERROR(INDEX([$BACKLOG_MASTER.$F:.$F]; MATCH([.A10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ARMOR_010&quot;;[$BACKLOG_MASTER.$A:.$A];0);&quot;GFX_EQUIP_ITEM_ARMOR_010&quot;);&quot;GFX_EQUIP_ITEM_ARMOR_010&quot;)" office:value-type="string" office:string-value="GFX_EQUIP_ITEM_ARMOR_010" calcext:value-type="string">
            <text:p>GFX_EQUIP_ITEM_ARMOR_010</text:p>
          </table:table-cell>
          <table:table-cell/>
          <table:table-cell office:value-type="string" calcext:value-type="string">
            <text:p>Sprite équipement Armure Royale</text:p>
          </table:table-cell>
          <table:table-cell table:number-columns-repeated="2"/>
          <table:table-cell table:style-name="ce82" office:value-type="string" calcext:value-type="string">
            <text:p>spr_itm_armor_010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armor_010.png</text:p>
          </table:table-cell>
          <table:table-cell/>
          <table:table-cell table:style-name="ce82" table:formula="of:=IFERROR(INDEX([$BACKLOG_MASTER.$F:.$F]; MATCH([.A10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1&quot;;[$BACKLOG_MASTER.$A:.$A];0);&quot;GFX_ICON_ITEM_NECKLACE_001&quot;);&quot;GFX_ICON_ITEM_NECKLACE_001&quot;)" office:value-type="string" office:string-value="GFX_ICON_ITEM_NECKLACE_001" calcext:value-type="string">
            <text:p>GFX_ICON_ITEM_NECKLACE_001</text:p>
          </table:table-cell>
          <table:table-cell/>
          <table:table-cell office:value-type="string" calcext:value-type="string">
            <text:p>Icon UI Collier du Voyageur</text:p>
          </table:table-cell>
          <table:table-cell table:number-columns-repeated="2"/>
          <table:table-cell table:style-name="ce82" office:value-type="string" calcext:value-type="string">
            <text:p>icon_itm_necklace_001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1.png</text:p>
          </table:table-cell>
          <table:table-cell/>
          <table:table-cell table:style-name="ce82" table:formula="of:=IFERROR(INDEX([$BACKLOG_MASTER.$F:.$F]; MATCH([.A10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1&quot;;[$BACKLOG_MASTER.$A:.$A];0);&quot;GFX_EQUIP_ITEM_NECKLACE_001&quot;);&quot;GFX_EQUIP_ITEM_NECKLACE_001&quot;)" office:value-type="string" office:string-value="GFX_EQUIP_ITEM_NECKLACE_001" calcext:value-type="string">
            <text:p>GFX_EQUIP_ITEM_NECKLACE_001</text:p>
          </table:table-cell>
          <table:table-cell/>
          <table:table-cell office:value-type="string" calcext:value-type="string">
            <text:p>Sprite équipement Collier du Voyageur</text:p>
          </table:table-cell>
          <table:table-cell table:number-columns-repeated="2"/>
          <table:table-cell table:style-name="ce82" office:value-type="string" calcext:value-type="string">
            <text:p>spr_itm_necklace_001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1.png</text:p>
          </table:table-cell>
          <table:table-cell/>
          <table:table-cell table:style-name="ce82" table:formula="of:=IFERROR(INDEX([$BACKLOG_MASTER.$F:.$F]; MATCH([.A10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2&quot;;[$BACKLOG_MASTER.$A:.$A];0);&quot;GFX_ICON_ITEM_NECKLACE_002&quot;);&quot;GFX_ICON_ITEM_NECKLACE_002&quot;)" office:value-type="string" office:string-value="GFX_ICON_ITEM_NECKLACE_002" calcext:value-type="string">
            <text:p>GFX_ICON_ITEM_NECKLACE_002</text:p>
          </table:table-cell>
          <table:table-cell/>
          <table:table-cell office:value-type="string" calcext:value-type="string">
            <text:p>Icon UI Collier des Brumes</text:p>
          </table:table-cell>
          <table:table-cell table:number-columns-repeated="2"/>
          <table:table-cell table:style-name="ce82" office:value-type="string" calcext:value-type="string">
            <text:p>icon_itm_necklace_002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2.png</text:p>
          </table:table-cell>
          <table:table-cell/>
          <table:table-cell table:style-name="ce82" table:formula="of:=IFERROR(INDEX([$BACKLOG_MASTER.$F:.$F]; MATCH([.A11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2&quot;;[$BACKLOG_MASTER.$A:.$A];0);&quot;GFX_EQUIP_ITEM_NECKLACE_002&quot;);&quot;GFX_EQUIP_ITEM_NECKLACE_002&quot;)" office:value-type="string" office:string-value="GFX_EQUIP_ITEM_NECKLACE_002" calcext:value-type="string">
            <text:p>GFX_EQUIP_ITEM_NECKLACE_002</text:p>
          </table:table-cell>
          <table:table-cell/>
          <table:table-cell office:value-type="string" calcext:value-type="string">
            <text:p>Sprite équipement Collier des Brumes</text:p>
          </table:table-cell>
          <table:table-cell table:number-columns-repeated="2"/>
          <table:table-cell table:style-name="ce82" office:value-type="string" calcext:value-type="string">
            <text:p>spr_itm_necklace_002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2.png</text:p>
          </table:table-cell>
          <table:table-cell/>
          <table:table-cell table:style-name="ce82" table:formula="of:=IFERROR(INDEX([$BACKLOG_MASTER.$F:.$F]; MATCH([.A11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3&quot;;[$BACKLOG_MASTER.$A:.$A];0);&quot;GFX_ICON_ITEM_NECKLACE_003&quot;);&quot;GFX_ICON_ITEM_NECKLACE_003&quot;)" office:value-type="string" office:string-value="GFX_ICON_ITEM_NECKLACE_003" calcext:value-type="string">
            <text:p>GFX_ICON_ITEM_NECKLACE_003</text:p>
          </table:table-cell>
          <table:table-cell/>
          <table:table-cell office:value-type="string" calcext:value-type="string">
            <text:p>Icon UI Collier de l'Éclat</text:p>
          </table:table-cell>
          <table:table-cell table:number-columns-repeated="2"/>
          <table:table-cell table:style-name="ce82" office:value-type="string" calcext:value-type="string">
            <text:p>icon_itm_necklace_003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3.png</text:p>
          </table:table-cell>
          <table:table-cell/>
          <table:table-cell table:style-name="ce82" table:formula="of:=IFERROR(INDEX([$BACKLOG_MASTER.$F:.$F]; MATCH([.A11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3&quot;;[$BACKLOG_MASTER.$A:.$A];0);&quot;GFX_EQUIP_ITEM_NECKLACE_003&quot;);&quot;GFX_EQUIP_ITEM_NECKLACE_003&quot;)" office:value-type="string" office:string-value="GFX_EQUIP_ITEM_NECKLACE_003" calcext:value-type="string">
            <text:p>GFX_EQUIP_ITEM_NECKLACE_003</text:p>
          </table:table-cell>
          <table:table-cell/>
          <table:table-cell office:value-type="string" calcext:value-type="string">
            <text:p>Sprite équipement Collier de l'Éclat</text:p>
          </table:table-cell>
          <table:table-cell table:number-columns-repeated="2"/>
          <table:table-cell table:style-name="ce82" office:value-type="string" calcext:value-type="string">
            <text:p>spr_itm_necklace_003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3.png</text:p>
          </table:table-cell>
          <table:table-cell/>
          <table:table-cell table:style-name="ce82" table:formula="of:=IFERROR(INDEX([$BACKLOG_MASTER.$F:.$F]; MATCH([.A11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4&quot;;[$BACKLOG_MASTER.$A:.$A];0);&quot;GFX_ICON_ITEM_NECKLACE_004&quot;);&quot;GFX_ICON_ITEM_NECKLACE_004&quot;)" office:value-type="string" office:string-value="GFX_ICON_ITEM_NECKLACE_004" calcext:value-type="string">
            <text:p>GFX_ICON_ITEM_NECKLACE_004</text:p>
          </table:table-cell>
          <table:table-cell/>
          <table:table-cell office:value-type="string" calcext:value-type="string">
            <text:p>Icon UI Collier du Sage</text:p>
          </table:table-cell>
          <table:table-cell table:number-columns-repeated="2"/>
          <table:table-cell table:style-name="ce82" office:value-type="string" calcext:value-type="string">
            <text:p>icon_itm_necklace_004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4.png</text:p>
          </table:table-cell>
          <table:table-cell/>
          <table:table-cell table:style-name="ce82" table:formula="of:=IFERROR(INDEX([$BACKLOG_MASTER.$F:.$F]; MATCH([.A11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4&quot;;[$BACKLOG_MASTER.$A:.$A];0);&quot;GFX_EQUIP_ITEM_NECKLACE_004&quot;);&quot;GFX_EQUIP_ITEM_NECKLACE_004&quot;)" office:value-type="string" office:string-value="GFX_EQUIP_ITEM_NECKLACE_004" calcext:value-type="string">
            <text:p>GFX_EQUIP_ITEM_NECKLACE_004</text:p>
          </table:table-cell>
          <table:table-cell/>
          <table:table-cell office:value-type="string" calcext:value-type="string">
            <text:p>Sprite équipement Collier du Sage</text:p>
          </table:table-cell>
          <table:table-cell table:number-columns-repeated="2"/>
          <table:table-cell table:style-name="ce82" office:value-type="string" calcext:value-type="string">
            <text:p>spr_itm_necklace_004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4.png</text:p>
          </table:table-cell>
          <table:table-cell/>
          <table:table-cell table:style-name="ce82" table:formula="of:=IFERROR(INDEX([$BACKLOG_MASTER.$F:.$F]; MATCH([.A11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5&quot;;[$BACKLOG_MASTER.$A:.$A];0);&quot;GFX_ICON_ITEM_NECKLACE_005&quot;);&quot;GFX_ICON_ITEM_NECKLACE_005&quot;)" office:value-type="string" office:string-value="GFX_ICON_ITEM_NECKLACE_005" calcext:value-type="string">
            <text:p>GFX_ICON_ITEM_NECKLACE_005</text:p>
          </table:table-cell>
          <table:table-cell/>
          <table:table-cell office:value-type="string" calcext:value-type="string">
            <text:p>Icon UI Collier Runique</text:p>
          </table:table-cell>
          <table:table-cell table:number-columns-repeated="2"/>
          <table:table-cell table:style-name="ce82" office:value-type="string" calcext:value-type="string">
            <text:p>icon_itm_necklace_005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5.png</text:p>
          </table:table-cell>
          <table:table-cell/>
          <table:table-cell table:style-name="ce82" table:formula="of:=IFERROR(INDEX([$BACKLOG_MASTER.$F:.$F]; MATCH([.A11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5&quot;;[$BACKLOG_MASTER.$A:.$A];0);&quot;GFX_EQUIP_ITEM_NECKLACE_005&quot;);&quot;GFX_EQUIP_ITEM_NECKLACE_005&quot;)" office:value-type="string" office:string-value="GFX_EQUIP_ITEM_NECKLACE_005" calcext:value-type="string">
            <text:p>GFX_EQUIP_ITEM_NECKLACE_005</text:p>
          </table:table-cell>
          <table:table-cell/>
          <table:table-cell office:value-type="string" calcext:value-type="string">
            <text:p>Sprite équipement Collier Runique</text:p>
          </table:table-cell>
          <table:table-cell table:number-columns-repeated="2"/>
          <table:table-cell table:style-name="ce82" office:value-type="string" calcext:value-type="string">
            <text:p>spr_itm_necklace_005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5.png</text:p>
          </table:table-cell>
          <table:table-cell/>
          <table:table-cell table:style-name="ce82" table:formula="of:=IFERROR(INDEX([$BACKLOG_MASTER.$F:.$F]; MATCH([.A11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6&quot;;[$BACKLOG_MASTER.$A:.$A];0);&quot;GFX_ICON_ITEM_NECKLACE_006&quot;);&quot;GFX_ICON_ITEM_NECKLACE_006&quot;)" office:value-type="string" office:string-value="GFX_ICON_ITEM_NECKLACE_006" calcext:value-type="string">
            <text:p>GFX_ICON_ITEM_NECKLACE_006</text:p>
          </table:table-cell>
          <table:table-cell/>
          <table:table-cell office:value-type="string" calcext:value-type="string">
            <text:p>Icon UI Collier du Gardien</text:p>
          </table:table-cell>
          <table:table-cell table:number-columns-repeated="2"/>
          <table:table-cell table:style-name="ce82" office:value-type="string" calcext:value-type="string">
            <text:p>icon_itm_necklace_006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6.png</text:p>
          </table:table-cell>
          <table:table-cell/>
          <table:table-cell table:style-name="ce82" table:formula="of:=IFERROR(INDEX([$BACKLOG_MASTER.$F:.$F]; MATCH([.A11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6&quot;;[$BACKLOG_MASTER.$A:.$A];0);&quot;GFX_EQUIP_ITEM_NECKLACE_006&quot;);&quot;GFX_EQUIP_ITEM_NECKLACE_006&quot;)" office:value-type="string" office:string-value="GFX_EQUIP_ITEM_NECKLACE_006" calcext:value-type="string">
            <text:p>GFX_EQUIP_ITEM_NECKLACE_006</text:p>
          </table:table-cell>
          <table:table-cell/>
          <table:table-cell office:value-type="string" calcext:value-type="string">
            <text:p>Sprite équipement Collier du Gardien</text:p>
          </table:table-cell>
          <table:table-cell table:number-columns-repeated="2"/>
          <table:table-cell table:style-name="ce82" office:value-type="string" calcext:value-type="string">
            <text:p>spr_itm_necklace_006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6.png</text:p>
          </table:table-cell>
          <table:table-cell/>
          <table:table-cell table:style-name="ce82" table:formula="of:=IFERROR(INDEX([$BACKLOG_MASTER.$F:.$F]; MATCH([.A11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7&quot;;[$BACKLOG_MASTER.$A:.$A];0);&quot;GFX_ICON_ITEM_NECKLACE_007&quot;);&quot;GFX_ICON_ITEM_NECKLACE_007&quot;)" office:value-type="string" office:string-value="GFX_ICON_ITEM_NECKLACE_007" calcext:value-type="string">
            <text:p>GFX_ICON_ITEM_NECKLACE_007</text:p>
          </table:table-cell>
          <table:table-cell/>
          <table:table-cell office:value-type="string" calcext:value-type="string">
            <text:p>Icon UI Collier Astral</text:p>
          </table:table-cell>
          <table:table-cell table:number-columns-repeated="2"/>
          <table:table-cell table:style-name="ce82" office:value-type="string" calcext:value-type="string">
            <text:p>icon_itm_necklace_007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7.png</text:p>
          </table:table-cell>
          <table:table-cell/>
          <table:table-cell table:style-name="ce82" table:formula="of:=IFERROR(INDEX([$BACKLOG_MASTER.$F:.$F]; MATCH([.A12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7&quot;;[$BACKLOG_MASTER.$A:.$A];0);&quot;GFX_EQUIP_ITEM_NECKLACE_007&quot;);&quot;GFX_EQUIP_ITEM_NECKLACE_007&quot;)" office:value-type="string" office:string-value="GFX_EQUIP_ITEM_NECKLACE_007" calcext:value-type="string">
            <text:p>GFX_EQUIP_ITEM_NECKLACE_007</text:p>
          </table:table-cell>
          <table:table-cell/>
          <table:table-cell office:value-type="string" calcext:value-type="string">
            <text:p>Sprite équipement Collier Astral</text:p>
          </table:table-cell>
          <table:table-cell table:number-columns-repeated="2"/>
          <table:table-cell table:style-name="ce82" office:value-type="string" calcext:value-type="string">
            <text:p>spr_itm_necklace_007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7.png</text:p>
          </table:table-cell>
          <table:table-cell/>
          <table:table-cell table:style-name="ce82" table:formula="of:=IFERROR(INDEX([$BACKLOG_MASTER.$F:.$F]; MATCH([.A12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8&quot;;[$BACKLOG_MASTER.$A:.$A];0);&quot;GFX_ICON_ITEM_NECKLACE_008&quot;);&quot;GFX_ICON_ITEM_NECKLACE_008&quot;)" office:value-type="string" office:string-value="GFX_ICON_ITEM_NECKLACE_008" calcext:value-type="string">
            <text:p>GFX_ICON_ITEM_NECKLACE_008</text:p>
          </table:table-cell>
          <table:table-cell/>
          <table:table-cell office:value-type="string" calcext:value-type="string">
            <text:p>Icon UI Collier du Sommet</text:p>
          </table:table-cell>
          <table:table-cell table:number-columns-repeated="2"/>
          <table:table-cell table:style-name="ce82" office:value-type="string" calcext:value-type="string">
            <text:p>icon_itm_necklace_008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8.png</text:p>
          </table:table-cell>
          <table:table-cell/>
          <table:table-cell table:style-name="ce82" table:formula="of:=IFERROR(INDEX([$BACKLOG_MASTER.$F:.$F]; MATCH([.A12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8&quot;;[$BACKLOG_MASTER.$A:.$A];0);&quot;GFX_EQUIP_ITEM_NECKLACE_008&quot;);&quot;GFX_EQUIP_ITEM_NECKLACE_008&quot;)" office:value-type="string" office:string-value="GFX_EQUIP_ITEM_NECKLACE_008" calcext:value-type="string">
            <text:p>GFX_EQUIP_ITEM_NECKLACE_008</text:p>
          </table:table-cell>
          <table:table-cell/>
          <table:table-cell office:value-type="string" calcext:value-type="string">
            <text:p>Sprite équipement Collier du Sommet</text:p>
          </table:table-cell>
          <table:table-cell table:number-columns-repeated="2"/>
          <table:table-cell table:style-name="ce82" office:value-type="string" calcext:value-type="string">
            <text:p>spr_itm_necklace_008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8.png</text:p>
          </table:table-cell>
          <table:table-cell/>
          <table:table-cell table:style-name="ce82" table:formula="of:=IFERROR(INDEX([$BACKLOG_MASTER.$F:.$F]; MATCH([.A12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09&quot;;[$BACKLOG_MASTER.$A:.$A];0);&quot;GFX_ICON_ITEM_NECKLACE_009&quot;);&quot;GFX_ICON_ITEM_NECKLACE_009&quot;)" office:value-type="string" office:string-value="GFX_ICON_ITEM_NECKLACE_009" calcext:value-type="string">
            <text:p>GFX_ICON_ITEM_NECKLACE_009</text:p>
          </table:table-cell>
          <table:table-cell/>
          <table:table-cell office:value-type="string" calcext:value-type="string">
            <text:p>Icon UI Collier du Titan</text:p>
          </table:table-cell>
          <table:table-cell table:number-columns-repeated="2"/>
          <table:table-cell table:style-name="ce82" office:value-type="string" calcext:value-type="string">
            <text:p>icon_itm_necklace_009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09.png</text:p>
          </table:table-cell>
          <table:table-cell/>
          <table:table-cell table:style-name="ce82" table:formula="of:=IFERROR(INDEX([$BACKLOG_MASTER.$F:.$F]; MATCH([.A12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09&quot;;[$BACKLOG_MASTER.$A:.$A];0);&quot;GFX_EQUIP_ITEM_NECKLACE_009&quot;);&quot;GFX_EQUIP_ITEM_NECKLACE_009&quot;)" office:value-type="string" office:string-value="GFX_EQUIP_ITEM_NECKLACE_009" calcext:value-type="string">
            <text:p>GFX_EQUIP_ITEM_NECKLACE_009</text:p>
          </table:table-cell>
          <table:table-cell/>
          <table:table-cell office:value-type="string" calcext:value-type="string">
            <text:p>Sprite équipement Collier du Titan</text:p>
          </table:table-cell>
          <table:table-cell table:number-columns-repeated="2"/>
          <table:table-cell table:style-name="ce82" office:value-type="string" calcext:value-type="string">
            <text:p>spr_itm_necklace_009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09.png</text:p>
          </table:table-cell>
          <table:table-cell/>
          <table:table-cell table:style-name="ce82" table:formula="of:=IFERROR(INDEX([$BACKLOG_MASTER.$F:.$F]; MATCH([.A12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NECKLACE_010&quot;;[$BACKLOG_MASTER.$A:.$A];0);&quot;GFX_ICON_ITEM_NECKLACE_010&quot;);&quot;GFX_ICON_ITEM_NECKLACE_010&quot;)" office:value-type="string" office:string-value="GFX_ICON_ITEM_NECKLACE_010" calcext:value-type="string">
            <text:p>GFX_ICON_ITEM_NECKLACE_010</text:p>
          </table:table-cell>
          <table:table-cell/>
          <table:table-cell office:value-type="string" calcext:value-type="string">
            <text:p>Icon UI Collier Royal</text:p>
          </table:table-cell>
          <table:table-cell table:number-columns-repeated="2"/>
          <table:table-cell table:style-name="ce82" office:value-type="string" calcext:value-type="string">
            <text:p>icon_itm_necklace_010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necklace_010.png</text:p>
          </table:table-cell>
          <table:table-cell/>
          <table:table-cell table:style-name="ce82" table:formula="of:=IFERROR(INDEX([$BACKLOG_MASTER.$F:.$F]; MATCH([.A12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NECKLACE_010&quot;;[$BACKLOG_MASTER.$A:.$A];0);&quot;GFX_EQUIP_ITEM_NECKLACE_010&quot;);&quot;GFX_EQUIP_ITEM_NECKLACE_010&quot;)" office:value-type="string" office:string-value="GFX_EQUIP_ITEM_NECKLACE_010" calcext:value-type="string">
            <text:p>GFX_EQUIP_ITEM_NECKLACE_010</text:p>
          </table:table-cell>
          <table:table-cell/>
          <table:table-cell office:value-type="string" calcext:value-type="string">
            <text:p>Sprite équipement Collier Royal</text:p>
          </table:table-cell>
          <table:table-cell table:number-columns-repeated="2"/>
          <table:table-cell table:style-name="ce82" office:value-type="string" calcext:value-type="string">
            <text:p>spr_itm_necklace_010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necklace_010.png</text:p>
          </table:table-cell>
          <table:table-cell/>
          <table:table-cell table:style-name="ce82" table:formula="of:=IFERROR(INDEX([$BACKLOG_MASTER.$F:.$F]; MATCH([.A12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1&quot;;[$BACKLOG_MASTER.$A:.$A];0);&quot;GFX_ICON_ITEM_BRACELET_001&quot;);&quot;GFX_ICON_ITEM_BRACELET_001&quot;)" office:value-type="string" office:string-value="GFX_ICON_ITEM_BRACELET_001" calcext:value-type="string">
            <text:p>GFX_ICON_ITEM_BRACELET_001</text:p>
          </table:table-cell>
          <table:table-cell/>
          <table:table-cell office:value-type="string" calcext:value-type="string">
            <text:p>Icon UI Bracelet du Pionnier</text:p>
          </table:table-cell>
          <table:table-cell table:number-columns-repeated="2"/>
          <table:table-cell table:style-name="ce82" office:value-type="string" calcext:value-type="string">
            <text:p>icon_itm_bracelet_001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1.png</text:p>
          </table:table-cell>
          <table:table-cell/>
          <table:table-cell table:style-name="ce82" table:formula="of:=IFERROR(INDEX([$BACKLOG_MASTER.$F:.$F]; MATCH([.A12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1&quot;;[$BACKLOG_MASTER.$A:.$A];0);&quot;GFX_EQUIP_ITEM_BRACELET_001&quot;);&quot;GFX_EQUIP_ITEM_BRACELET_001&quot;)" office:value-type="string" office:string-value="GFX_EQUIP_ITEM_BRACELET_001" calcext:value-type="string">
            <text:p>GFX_EQUIP_ITEM_BRACELET_001</text:p>
          </table:table-cell>
          <table:table-cell/>
          <table:table-cell office:value-type="string" calcext:value-type="string">
            <text:p>Sprite équipement Bracelet du Pionnier</text:p>
          </table:table-cell>
          <table:table-cell table:number-columns-repeated="2"/>
          <table:table-cell table:style-name="ce82" office:value-type="string" calcext:value-type="string">
            <text:p>spr_itm_bracelet_001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1.png</text:p>
          </table:table-cell>
          <table:table-cell/>
          <table:table-cell table:style-name="ce82" table:formula="of:=IFERROR(INDEX([$BACKLOG_MASTER.$F:.$F]; MATCH([.A12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2&quot;;[$BACKLOG_MASTER.$A:.$A];0);&quot;GFX_ICON_ITEM_BRACELET_002&quot;);&quot;GFX_ICON_ITEM_BRACELET_002&quot;)" office:value-type="string" office:string-value="GFX_ICON_ITEM_BRACELET_002" calcext:value-type="string">
            <text:p>GFX_ICON_ITEM_BRACELET_002</text:p>
          </table:table-cell>
          <table:table-cell/>
          <table:table-cell office:value-type="string" calcext:value-type="string">
            <text:p>Icon UI Bracelet des Brumes</text:p>
          </table:table-cell>
          <table:table-cell table:number-columns-repeated="2"/>
          <table:table-cell table:style-name="ce82" office:value-type="string" calcext:value-type="string">
            <text:p>icon_itm_bracelet_002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2.png</text:p>
          </table:table-cell>
          <table:table-cell/>
          <table:table-cell table:style-name="ce82" table:formula="of:=IFERROR(INDEX([$BACKLOG_MASTER.$F:.$F]; MATCH([.A13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2&quot;;[$BACKLOG_MASTER.$A:.$A];0);&quot;GFX_EQUIP_ITEM_BRACELET_002&quot;);&quot;GFX_EQUIP_ITEM_BRACELET_002&quot;)" office:value-type="string" office:string-value="GFX_EQUIP_ITEM_BRACELET_002" calcext:value-type="string">
            <text:p>GFX_EQUIP_ITEM_BRACELET_002</text:p>
          </table:table-cell>
          <table:table-cell/>
          <table:table-cell office:value-type="string" calcext:value-type="string">
            <text:p>Sprite équipement Bracelet des Brumes</text:p>
          </table:table-cell>
          <table:table-cell table:number-columns-repeated="2"/>
          <table:table-cell table:style-name="ce82" office:value-type="string" calcext:value-type="string">
            <text:p>spr_itm_bracelet_002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2.png</text:p>
          </table:table-cell>
          <table:table-cell/>
          <table:table-cell table:style-name="ce82" table:formula="of:=IFERROR(INDEX([$BACKLOG_MASTER.$F:.$F]; MATCH([.A13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3&quot;;[$BACKLOG_MASTER.$A:.$A];0);&quot;GFX_ICON_ITEM_BRACELET_003&quot;);&quot;GFX_ICON_ITEM_BRACELET_003&quot;)" office:value-type="string" office:string-value="GFX_ICON_ITEM_BRACELET_003" calcext:value-type="string">
            <text:p>GFX_ICON_ITEM_BRACELET_003</text:p>
          </table:table-cell>
          <table:table-cell/>
          <table:table-cell office:value-type="string" calcext:value-type="string">
            <text:p>Icon UI Bracelet de l'Éclat</text:p>
          </table:table-cell>
          <table:table-cell table:number-columns-repeated="2"/>
          <table:table-cell table:style-name="ce82" office:value-type="string" calcext:value-type="string">
            <text:p>icon_itm_bracelet_003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3.png</text:p>
          </table:table-cell>
          <table:table-cell/>
          <table:table-cell table:style-name="ce82" table:formula="of:=IFERROR(INDEX([$BACKLOG_MASTER.$F:.$F]; MATCH([.A13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3&quot;;[$BACKLOG_MASTER.$A:.$A];0);&quot;GFX_EQUIP_ITEM_BRACELET_003&quot;);&quot;GFX_EQUIP_ITEM_BRACELET_003&quot;)" office:value-type="string" office:string-value="GFX_EQUIP_ITEM_BRACELET_003" calcext:value-type="string">
            <text:p>GFX_EQUIP_ITEM_BRACELET_003</text:p>
          </table:table-cell>
          <table:table-cell/>
          <table:table-cell office:value-type="string" calcext:value-type="string">
            <text:p>Sprite équipement Bracelet de l'Éclat</text:p>
          </table:table-cell>
          <table:table-cell table:number-columns-repeated="2"/>
          <table:table-cell table:style-name="ce82" office:value-type="string" calcext:value-type="string">
            <text:p>spr_itm_bracelet_003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3.png</text:p>
          </table:table-cell>
          <table:table-cell/>
          <table:table-cell table:style-name="ce82" table:formula="of:=IFERROR(INDEX([$BACKLOG_MASTER.$F:.$F]; MATCH([.A13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4&quot;;[$BACKLOG_MASTER.$A:.$A];0);&quot;GFX_ICON_ITEM_BRACELET_004&quot;);&quot;GFX_ICON_ITEM_BRACELET_004&quot;)" office:value-type="string" office:string-value="GFX_ICON_ITEM_BRACELET_004" calcext:value-type="string">
            <text:p>GFX_ICON_ITEM_BRACELET_004</text:p>
          </table:table-cell>
          <table:table-cell/>
          <table:table-cell office:value-type="string" calcext:value-type="string">
            <text:p>Icon UI Bracelet du Sage</text:p>
          </table:table-cell>
          <table:table-cell table:number-columns-repeated="2"/>
          <table:table-cell table:style-name="ce82" office:value-type="string" calcext:value-type="string">
            <text:p>icon_itm_bracelet_004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4.png</text:p>
          </table:table-cell>
          <table:table-cell/>
          <table:table-cell table:style-name="ce82" table:formula="of:=IFERROR(INDEX([$BACKLOG_MASTER.$F:.$F]; MATCH([.A13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4&quot;;[$BACKLOG_MASTER.$A:.$A];0);&quot;GFX_EQUIP_ITEM_BRACELET_004&quot;);&quot;GFX_EQUIP_ITEM_BRACELET_004&quot;)" office:value-type="string" office:string-value="GFX_EQUIP_ITEM_BRACELET_004" calcext:value-type="string">
            <text:p>GFX_EQUIP_ITEM_BRACELET_004</text:p>
          </table:table-cell>
          <table:table-cell/>
          <table:table-cell office:value-type="string" calcext:value-type="string">
            <text:p>Sprite équipement Bracelet du Sage</text:p>
          </table:table-cell>
          <table:table-cell table:number-columns-repeated="2"/>
          <table:table-cell table:style-name="ce82" office:value-type="string" calcext:value-type="string">
            <text:p>spr_itm_bracelet_004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4.png</text:p>
          </table:table-cell>
          <table:table-cell/>
          <table:table-cell table:style-name="ce82" table:formula="of:=IFERROR(INDEX([$BACKLOG_MASTER.$F:.$F]; MATCH([.A13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5&quot;;[$BACKLOG_MASTER.$A:.$A];0);&quot;GFX_ICON_ITEM_BRACELET_005&quot;);&quot;GFX_ICON_ITEM_BRACELET_005&quot;)" office:value-type="string" office:string-value="GFX_ICON_ITEM_BRACELET_005" calcext:value-type="string">
            <text:p>GFX_ICON_ITEM_BRACELET_005</text:p>
          </table:table-cell>
          <table:table-cell/>
          <table:table-cell office:value-type="string" calcext:value-type="string">
            <text:p>Icon UI Bracelet Runique</text:p>
          </table:table-cell>
          <table:table-cell table:number-columns-repeated="2"/>
          <table:table-cell table:style-name="ce82" office:value-type="string" calcext:value-type="string">
            <text:p>icon_itm_bracelet_005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5.png</text:p>
          </table:table-cell>
          <table:table-cell/>
          <table:table-cell table:style-name="ce82" table:formula="of:=IFERROR(INDEX([$BACKLOG_MASTER.$F:.$F]; MATCH([.A13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5&quot;;[$BACKLOG_MASTER.$A:.$A];0);&quot;GFX_EQUIP_ITEM_BRACELET_005&quot;);&quot;GFX_EQUIP_ITEM_BRACELET_005&quot;)" office:value-type="string" office:string-value="GFX_EQUIP_ITEM_BRACELET_005" calcext:value-type="string">
            <text:p>GFX_EQUIP_ITEM_BRACELET_005</text:p>
          </table:table-cell>
          <table:table-cell/>
          <table:table-cell office:value-type="string" calcext:value-type="string">
            <text:p>Sprite équipement Bracelet Runique</text:p>
          </table:table-cell>
          <table:table-cell table:number-columns-repeated="2"/>
          <table:table-cell table:style-name="ce82" office:value-type="string" calcext:value-type="string">
            <text:p>spr_itm_bracelet_005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5.png</text:p>
          </table:table-cell>
          <table:table-cell/>
          <table:table-cell table:style-name="ce82" table:formula="of:=IFERROR(INDEX([$BACKLOG_MASTER.$F:.$F]; MATCH([.A13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6&quot;;[$BACKLOG_MASTER.$A:.$A];0);&quot;GFX_ICON_ITEM_BRACELET_006&quot;);&quot;GFX_ICON_ITEM_BRACELET_006&quot;)" office:value-type="string" office:string-value="GFX_ICON_ITEM_BRACELET_006" calcext:value-type="string">
            <text:p>GFX_ICON_ITEM_BRACELET_006</text:p>
          </table:table-cell>
          <table:table-cell/>
          <table:table-cell office:value-type="string" calcext:value-type="string">
            <text:p>Icon UI Bracelet du Gardien</text:p>
          </table:table-cell>
          <table:table-cell table:number-columns-repeated="2"/>
          <table:table-cell table:style-name="ce82" office:value-type="string" calcext:value-type="string">
            <text:p>icon_itm_bracelet_006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6.png</text:p>
          </table:table-cell>
          <table:table-cell/>
          <table:table-cell table:style-name="ce82" table:formula="of:=IFERROR(INDEX([$BACKLOG_MASTER.$F:.$F]; MATCH([.A138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6&quot;;[$BACKLOG_MASTER.$A:.$A];0);&quot;GFX_EQUIP_ITEM_BRACELET_006&quot;);&quot;GFX_EQUIP_ITEM_BRACELET_006&quot;)" office:value-type="string" office:string-value="GFX_EQUIP_ITEM_BRACELET_006" calcext:value-type="string">
            <text:p>GFX_EQUIP_ITEM_BRACELET_006</text:p>
          </table:table-cell>
          <table:table-cell/>
          <table:table-cell office:value-type="string" calcext:value-type="string">
            <text:p>Sprite équipement Bracelet du Gardien</text:p>
          </table:table-cell>
          <table:table-cell table:number-columns-repeated="2"/>
          <table:table-cell table:style-name="ce82" office:value-type="string" calcext:value-type="string">
            <text:p>spr_itm_bracelet_006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6.png</text:p>
          </table:table-cell>
          <table:table-cell/>
          <table:table-cell table:style-name="ce82" table:formula="of:=IFERROR(INDEX([$BACKLOG_MASTER.$F:.$F]; MATCH([.A139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7&quot;;[$BACKLOG_MASTER.$A:.$A];0);&quot;GFX_ICON_ITEM_BRACELET_007&quot;);&quot;GFX_ICON_ITEM_BRACELET_007&quot;)" office:value-type="string" office:string-value="GFX_ICON_ITEM_BRACELET_007" calcext:value-type="string">
            <text:p>GFX_ICON_ITEM_BRACELET_007</text:p>
          </table:table-cell>
          <table:table-cell/>
          <table:table-cell office:value-type="string" calcext:value-type="string">
            <text:p>Icon UI Bracelet Astral</text:p>
          </table:table-cell>
          <table:table-cell table:number-columns-repeated="2"/>
          <table:table-cell table:style-name="ce82" office:value-type="string" calcext:value-type="string">
            <text:p>icon_itm_bracelet_007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7.png</text:p>
          </table:table-cell>
          <table:table-cell/>
          <table:table-cell table:style-name="ce82" table:formula="of:=IFERROR(INDEX([$BACKLOG_MASTER.$F:.$F]; MATCH([.A140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7&quot;;[$BACKLOG_MASTER.$A:.$A];0);&quot;GFX_EQUIP_ITEM_BRACELET_007&quot;);&quot;GFX_EQUIP_ITEM_BRACELET_007&quot;)" office:value-type="string" office:string-value="GFX_EQUIP_ITEM_BRACELET_007" calcext:value-type="string">
            <text:p>GFX_EQUIP_ITEM_BRACELET_007</text:p>
          </table:table-cell>
          <table:table-cell/>
          <table:table-cell office:value-type="string" calcext:value-type="string">
            <text:p>Sprite équipement Bracelet Astral</text:p>
          </table:table-cell>
          <table:table-cell table:number-columns-repeated="2"/>
          <table:table-cell table:style-name="ce82" office:value-type="string" calcext:value-type="string">
            <text:p>spr_itm_bracelet_007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7.png</text:p>
          </table:table-cell>
          <table:table-cell/>
          <table:table-cell table:style-name="ce82" table:formula="of:=IFERROR(INDEX([$BACKLOG_MASTER.$F:.$F]; MATCH([.A141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8&quot;;[$BACKLOG_MASTER.$A:.$A];0);&quot;GFX_ICON_ITEM_BRACELET_008&quot;);&quot;GFX_ICON_ITEM_BRACELET_008&quot;)" office:value-type="string" office:string-value="GFX_ICON_ITEM_BRACELET_008" calcext:value-type="string">
            <text:p>GFX_ICON_ITEM_BRACELET_008</text:p>
          </table:table-cell>
          <table:table-cell/>
          <table:table-cell office:value-type="string" calcext:value-type="string">
            <text:p>Icon UI Bracelet du Sommet</text:p>
          </table:table-cell>
          <table:table-cell table:number-columns-repeated="2"/>
          <table:table-cell table:style-name="ce82" office:value-type="string" calcext:value-type="string">
            <text:p>icon_itm_bracelet_008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8.png</text:p>
          </table:table-cell>
          <table:table-cell/>
          <table:table-cell table:style-name="ce82" table:formula="of:=IFERROR(INDEX([$BACKLOG_MASTER.$F:.$F]; MATCH([.A14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8&quot;;[$BACKLOG_MASTER.$A:.$A];0);&quot;GFX_EQUIP_ITEM_BRACELET_008&quot;);&quot;GFX_EQUIP_ITEM_BRACELET_008&quot;)" office:value-type="string" office:string-value="GFX_EQUIP_ITEM_BRACELET_008" calcext:value-type="string">
            <text:p>GFX_EQUIP_ITEM_BRACELET_008</text:p>
          </table:table-cell>
          <table:table-cell/>
          <table:table-cell office:value-type="string" calcext:value-type="string">
            <text:p>Sprite équipement Bracelet du Sommet</text:p>
          </table:table-cell>
          <table:table-cell table:number-columns-repeated="2"/>
          <table:table-cell table:style-name="ce82" office:value-type="string" calcext:value-type="string">
            <text:p>spr_itm_bracelet_008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8.png</text:p>
          </table:table-cell>
          <table:table-cell/>
          <table:table-cell table:style-name="ce82" table:formula="of:=IFERROR(INDEX([$BACKLOG_MASTER.$F:.$F]; MATCH([.A14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09&quot;;[$BACKLOG_MASTER.$A:.$A];0);&quot;GFX_ICON_ITEM_BRACELET_009&quot;);&quot;GFX_ICON_ITEM_BRACELET_009&quot;)" office:value-type="string" office:string-value="GFX_ICON_ITEM_BRACELET_009" calcext:value-type="string">
            <text:p>GFX_ICON_ITEM_BRACELET_009</text:p>
          </table:table-cell>
          <table:table-cell/>
          <table:table-cell office:value-type="string" calcext:value-type="string">
            <text:p>Icon UI Bracelet du Titan</text:p>
          </table:table-cell>
          <table:table-cell table:number-columns-repeated="2"/>
          <table:table-cell table:style-name="ce82" office:value-type="string" calcext:value-type="string">
            <text:p>icon_itm_bracelet_009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09.png</text:p>
          </table:table-cell>
          <table:table-cell/>
          <table:table-cell table:style-name="ce82" table:formula="of:=IFERROR(INDEX([$BACKLOG_MASTER.$F:.$F]; MATCH([.A14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09&quot;;[$BACKLOG_MASTER.$A:.$A];0);&quot;GFX_EQUIP_ITEM_BRACELET_009&quot;);&quot;GFX_EQUIP_ITEM_BRACELET_009&quot;)" office:value-type="string" office:string-value="GFX_EQUIP_ITEM_BRACELET_009" calcext:value-type="string">
            <text:p>GFX_EQUIP_ITEM_BRACELET_009</text:p>
          </table:table-cell>
          <table:table-cell/>
          <table:table-cell office:value-type="string" calcext:value-type="string">
            <text:p>Sprite équipement Bracelet du Titan</text:p>
          </table:table-cell>
          <table:table-cell table:number-columns-repeated="2"/>
          <table:table-cell table:style-name="ce82" office:value-type="string" calcext:value-type="string">
            <text:p>spr_itm_bracelet_009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09.png</text:p>
          </table:table-cell>
          <table:table-cell/>
          <table:table-cell table:style-name="ce82" table:formula="of:=IFERROR(INDEX([$BACKLOG_MASTER.$F:.$F]; MATCH([.A14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ICON_ITEM_BRACELET_010&quot;;[$BACKLOG_MASTER.$A:.$A];0);&quot;GFX_ICON_ITEM_BRACELET_010&quot;);&quot;GFX_ICON_ITEM_BRACELET_010&quot;)" office:value-type="string" office:string-value="GFX_ICON_ITEM_BRACELET_010" calcext:value-type="string">
            <text:p>GFX_ICON_ITEM_BRACELET_010</text:p>
          </table:table-cell>
          <table:table-cell/>
          <table:table-cell office:value-type="string" calcext:value-type="string">
            <text:p>Icon UI Bracelet Royal</text:p>
          </table:table-cell>
          <table:table-cell table:number-columns-repeated="2"/>
          <table:table-cell table:style-name="ce82" office:value-type="string" calcext:value-type="string">
            <text:p>icon_itm_bracelet_010.png</text:p>
          </table:table-cell>
          <table:table-cell office:value-type="string" calcext:value-type="string">
            <text:p>ICON_UI</text:p>
          </table:table-cell>
          <table:table-cell table:style-name="ce82" office:value-type="string" calcext:value-type="string">
            <text:p>assets/gfx/icons/icon_itm_bracelet_010.png</text:p>
          </table:table-cell>
          <table:table-cell/>
          <table:table-cell table:style-name="ce82" table:formula="of:=IFERROR(INDEX([$BACKLOG_MASTER.$F:.$F]; MATCH([.A14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>
          <table:table-cell table:style-name="ce97" table:formula="of:=IFERROR(HYPERLINK(&quot;#BACKLOG_MASTER.A&quot;&amp;MATCH(&quot;GFX_EQUIP_ITEM_BRACELET_010&quot;;[$BACKLOG_MASTER.$A:.$A];0);&quot;GFX_EQUIP_ITEM_BRACELET_010&quot;);&quot;GFX_EQUIP_ITEM_BRACELET_010&quot;)" office:value-type="string" office:string-value="GFX_EQUIP_ITEM_BRACELET_010" calcext:value-type="string">
            <text:p>GFX_EQUIP_ITEM_BRACELET_010</text:p>
          </table:table-cell>
          <table:table-cell/>
          <table:table-cell office:value-type="string" calcext:value-type="string">
            <text:p>Sprite équipement Bracelet Royal</text:p>
          </table:table-cell>
          <table:table-cell table:number-columns-repeated="2"/>
          <table:table-cell table:style-name="ce82" office:value-type="string" calcext:value-type="string">
            <text:p>spr_itm_bracelet_010.png</text:p>
          </table:table-cell>
          <table:table-cell office:value-type="string" calcext:value-type="string">
            <text:p>SPRITE_EQUIP</text:p>
          </table:table-cell>
          <table:table-cell table:style-name="ce82" office:value-type="string" calcext:value-type="string">
            <text:p>assets/gfx/equip/spr_itm_bracelet_010.png</text:p>
          </table:table-cell>
          <table:table-cell/>
          <table:table-cell table:style-name="ce82" table:formula="of:=IFERROR(INDEX([$BACKLOG_MASTER.$F:.$F]; MATCH([.A14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 table:number-rows-repeated="1048428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Assets_Sonores" table:style-name="ta29">
        <table:table-column table:style-name="co55" table:default-cell-style-name="ce82"/>
        <table:table-column table:style-name="co3" table:default-cell-style-name="ce82"/>
        <table:table-column table:style-name="co8" table:default-cell-style-name="ce82"/>
        <table:table-column table:style-name="co20" table:default-cell-style-name="ce82"/>
        <table:table-column table:style-name="co1" table:visibility="collapse" table:default-cell-style-name="ce82"/>
        <table:table-column table:style-name="co37" table:default-cell-style-name="ce82"/>
        <table:table-column table:style-name="co94" table:visibility="collapse" table:default-cell-style-name="ce82"/>
        <table:table-column table:style-name="co95" table:default-cell-style-name="ce82"/>
        <table:table-column table:style-name="co20" table:default-cell-style-name="ce82"/>
        <table:table-column table:style-name="co4" table:number-columns-repeated="16374" table:default-cell-style-name="Default"/>
        <table:table-row table:style-name="ro7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Usage</text:p>
          </table:table-cell>
          <table:table-cell table:style-name="ce75" office:value-type="string" calcext:value-type="string">
            <text:p>Source</text:p>
          </table:table-cell>
          <table:table-cell table:style-name="ce75" office:value-type="string" calcext:value-type="string">
            <text:p>Licence</text:p>
          </table:table-cell>
          <table:table-cell table:style-name="ce75" office:value-type="string" calcext:value-type="string">
            <text:p>Nom</text:p>
          </table:table-cell>
          <table:table-cell table:style-name="ce75" office:value-type="string" calcext:value-type="string">
            <text:p>Type_Asset</text:p>
          </table:table-cell>
          <table:table-cell table:style-name="ce75" office:value-type="string" calcext:value-type="string">
            <text:p>Chemin</text:p>
          </table:table-cell>
          <table:table-cell table:style-name="ce75" office:value-type="string" calcext:value-type="string">
            <text:p>Notes_Tech</text:p>
          </table:table-cell>
          <table:table-cell table:style-name="ce75" office:value-type="string" calcext:value-type="string">
            <text:p>Statut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SFX_SAUT_000&quot;;[$BACKLOG_MASTER.$A:.$A];0);&quot;SFX_SAUT_000&quot;);&quot;SFX_SAUT_000&quot;)" office:value-type="string" office:string-value="SFX_SAUT_000" calcext:value-type="string">
            <text:p>SFX_SAUT_000</text:p>
          </table:table-cell>
          <table:table-cell table:style-name="ce79" office:value-type="string" calcext:value-type="string">
            <text:p>Son</text:p>
          </table:table-cell>
          <table:table-cell table:style-name="ce79" office:value-type="string" calcext:value-type="string">
            <text:p>SFX_Saut</text:p>
          </table:table-cell>
          <table:table-cell table:style-name="ce79" office:value-type="string" calcext:value-type="string">
            <text:p>Audio .wav Haute À faire Son court et léger ("Woosh").</text:p>
          </table:table-cell>
          <table:table-cell table:style-name="ce79" office:value-type="string" calcext:value-type="string">
            <text:p>À vérifier</text:p>
          </table:table-cell>
          <table:table-cell table:style-name="ce79" office:value-type="string" calcext:value-type="string">
            <text:p>sfx_saut.wav</text:p>
          </table:table-cell>
          <table:table-cell table:style-name="ce79" office:value-type="string" calcext:value-type="string">
            <text:p>SFX</text:p>
          </table:table-cell>
          <table:table-cell table:style-name="ce79" office:value-type="string" calcext:value-type="string">
            <text:p>assets/sfx/sfx_saut.wav</text:p>
          </table:table-cell>
          <table:table-cell table:style-name="ce79"/>
          <table:table-cell table:style-name="ce79" table:formula="of:=IFERROR(INDEX([$BACKLOG_MASTER.$F:.$F]; MATCH([.A2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SFX_EPEE_IMPACT_7281D9&quot;;[$BACKLOG_MASTER.$A:.$A];0);&quot;SFX_EPEE_IMPACT_7281D9&quot;);&quot;SFX_EPEE_IMPACT_7281D9&quot;)" office:value-type="string" office:string-value="SFX_EPEE_IMPACT_7281D9" calcext:value-type="string">
            <text:p>SFX_EPEE_IMPACT_7281D9</text:p>
          </table:table-cell>
          <table:table-cell table:style-name="ce79" office:value-type="string" calcext:value-type="string">
            <text:p>Son</text:p>
          </table:table-cell>
          <table:table-cell table:style-name="ce79" office:value-type="string" calcext:value-type="string">
            <text:p>SFX_Epee_Impact</text:p>
          </table:table-cell>
          <table:table-cell table:style-name="ce79" office:value-type="string" calcext:value-type="string">
            <text:p>Audio .wav Haute À faire Bruit tranchant + impact.</text:p>
          </table:table-cell>
          <table:table-cell table:style-name="ce79" office:value-type="string" calcext:value-type="string">
            <text:p>À vérifier</text:p>
          </table:table-cell>
          <table:table-cell table:style-name="ce79" office:value-type="string" calcext:value-type="string">
            <text:p>sfx_epee_impact.wav</text:p>
          </table:table-cell>
          <table:table-cell table:style-name="ce79" office:value-type="string" calcext:value-type="string">
            <text:p>SFX</text:p>
          </table:table-cell>
          <table:table-cell table:style-name="ce79" office:value-type="string" calcext:value-type="string">
            <text:p>assets/sfx/sfx_epee_impact.wav</text:p>
          </table:table-cell>
          <table:table-cell table:style-name="ce79"/>
          <table:table-cell table:style-name="ce79" table:formula="of:=IFERROR(INDEX([$BACKLOG_MASTER.$F:.$F]; MATCH([.A3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SFX_DEGATS_HEROS_C1900A&quot;;[$BACKLOG_MASTER.$A:.$A];0);&quot;SFX_DEGATS_HEROS_C1900A&quot;);&quot;SFX_DEGATS_HEROS_C1900A&quot;)" office:value-type="string" office:string-value="SFX_DEGATS_HEROS_C1900A" calcext:value-type="string">
            <text:p>SFX_DEGATS_HEROS_C1900A</text:p>
          </table:table-cell>
          <table:table-cell table:style-name="ce79" office:value-type="string" calcext:value-type="string">
            <text:p>Son</text:p>
          </table:table-cell>
          <table:table-cell table:style-name="ce79" office:value-type="string" calcext:value-type="string">
            <text:p>SFX_Degats_Heros</text:p>
          </table:table-cell>
          <table:table-cell table:style-name="ce79" office:value-type="string" calcext:value-type="string">
            <text:p>Audio .wav Moyenne À faire Grogne ou bruit de choc sourd.</text:p>
          </table:table-cell>
          <table:table-cell table:style-name="ce79" office:value-type="string" calcext:value-type="string">
            <text:p>À vérifier</text:p>
          </table:table-cell>
          <table:table-cell table:style-name="ce79" office:value-type="string" calcext:value-type="string">
            <text:p>sfx_degats_heros.wav</text:p>
          </table:table-cell>
          <table:table-cell table:style-name="ce79" office:value-type="string" calcext:value-type="string">
            <text:p>SFX</text:p>
          </table:table-cell>
          <table:table-cell table:style-name="ce79" office:value-type="string" calcext:value-type="string">
            <text:p>assets/sfx/sfx_degats_heros.wav</text:p>
          </table:table-cell>
          <table:table-cell table:style-name="ce79"/>
          <table:table-cell table:style-name="ce79" table:formula="of:=IFERROR(INDEX([$BACKLOG_MASTER.$F:.$F]; MATCH([.A4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SFX_LEVELUP_2D3A75&quot;;[$BACKLOG_MASTER.$A:.$A];0);&quot;SFX_LEVELUP_2D3A75&quot;);&quot;SFX_LEVELUP_2D3A75&quot;)" office:value-type="string" office:string-value="SFX_LEVELUP_2D3A75" calcext:value-type="string">
            <text:p>SFX_LEVELUP_2D3A75</text:p>
          </table:table-cell>
          <table:table-cell table:style-name="ce79" office:value-type="string" calcext:value-type="string">
            <text:p>Son</text:p>
          </table:table-cell>
          <table:table-cell table:style-name="ce79" office:value-type="string" calcext:value-type="string">
            <text:p>SFX_LevelUp</text:p>
          </table:table-cell>
          <table:table-cell table:style-name="ce79" office:value-type="string" calcext:value-type="string">
            <text:p>Audio .wav Basse À faire Jingle magique et satisfaisant.</text:p>
          </table:table-cell>
          <table:table-cell table:style-name="ce79" office:value-type="string" calcext:value-type="string">
            <text:p>À vérifier</text:p>
          </table:table-cell>
          <table:table-cell table:style-name="ce79" office:value-type="string" calcext:value-type="string">
            <text:p>sfx_levelup.wav</text:p>
          </table:table-cell>
          <table:table-cell table:style-name="ce79" office:value-type="string" calcext:value-type="string">
            <text:p>SFX</text:p>
          </table:table-cell>
          <table:table-cell table:style-name="ce79" office:value-type="string" calcext:value-type="string">
            <text:p>assets/sfx/sfx_levelup.wav</text:p>
          </table:table-cell>
          <table:table-cell table:style-name="ce79"/>
          <table:table-cell table:style-name="ce79" table:formula="of:=IFERROR(INDEX([$BACKLOG_MASTER.$F:.$F]; MATCH([.A5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MUSIC_FORET_CALME_011236&quot;;[$BACKLOG_MASTER.$A:.$A];0);&quot;MUSIC_FORET_CALME_011236&quot;);&quot;MUSIC_FORET_CALME_011236&quot;)" office:value-type="string" office:string-value="MUSIC_FORET_CALME_011236" calcext:value-type="string">
            <text:p>MUSIC_FORET_CALME_011236</text:p>
          </table:table-cell>
          <table:table-cell table:style-name="ce79" office:value-type="string" calcext:value-type="string">
            <text:p>Son</text:p>
          </table:table-cell>
          <table:table-cell table:style-name="ce79" office:value-type="string" calcext:value-type="string">
            <text:p>Music_Foret_Calme</text:p>
          </table:table-cell>
          <table:table-cell table:style-name="ce79" office:value-type="string" calcext:value-type="string">
            <text:p>Audio .ogg Moyenne À faire Ambiance exploration (boucle).</text:p>
          </table:table-cell>
          <table:table-cell table:style-name="ce79" office:value-type="string" calcext:value-type="string">
            <text:p>À vérifier</text:p>
          </table:table-cell>
          <table:table-cell table:style-name="ce79" office:value-type="string" calcext:value-type="string">
            <text:p>music_foret_calme.ogg</text:p>
          </table:table-cell>
          <table:table-cell table:style-name="ce79" office:value-type="string" calcext:value-type="string">
            <text:p>MUSIC</text:p>
          </table:table-cell>
          <table:table-cell table:style-name="ce79" office:value-type="string" calcext:value-type="string">
            <text:p>assets/music/music_foret_calme.ogg</text:p>
          </table:table-cell>
          <table:table-cell table:style-name="ce79"/>
          <table:table-cell table:style-name="ce79" table:formula="of:=IFERROR(INDEX([$BACKLOG_MASTER.$F:.$F]; MATCH([.A6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10">
          <table:table-cell table:style-name="ce97" table:formula="of:=IFERROR(HYPERLINK(&quot;#BACKLOG_MASTER.A&quot;&amp;MATCH(&quot;MUSIC_BOSS_0F216B&quot;;[$BACKLOG_MASTER.$A:.$A];0);&quot;MUSIC_BOSS_0F216B&quot;);&quot;MUSIC_BOSS_0F216B&quot;)" office:value-type="string" office:string-value="MUSIC_BOSS_0F216B" calcext:value-type="string">
            <text:p>MUSIC_BOSS_0F216B</text:p>
          </table:table-cell>
          <table:table-cell table:style-name="ce79" office:value-type="string" calcext:value-type="string">
            <text:p>Son</text:p>
          </table:table-cell>
          <table:table-cell table:style-name="ce79" office:value-type="string" calcext:value-type="string">
            <text:p>Music_Boss</text:p>
          </table:table-cell>
          <table:table-cell table:style-name="ce79" office:value-type="string" calcext:value-type="string">
            <text:p>Audio .ogg Basse À faire Rythme rapide et intense.</text:p>
          </table:table-cell>
          <table:table-cell table:style-name="ce79" office:value-type="string" calcext:value-type="string">
            <text:p>À vérifier</text:p>
          </table:table-cell>
          <table:table-cell table:style-name="ce79" office:value-type="string" calcext:value-type="string">
            <text:p>music_boss.ogg</text:p>
          </table:table-cell>
          <table:table-cell table:style-name="ce79" office:value-type="string" calcext:value-type="string">
            <text:p>MUSIC</text:p>
          </table:table-cell>
          <table:table-cell table:style-name="ce79" office:value-type="string" calcext:value-type="string">
            <text:p>assets/music/music_boss.ogg</text:p>
          </table:table-cell>
          <table:table-cell table:style-name="ce79"/>
          <table:table-cell table:style-name="ce79" table:formula="of:=IFERROR(INDEX([$BACKLOG_MASTER.$F:.$F]; MATCH([.A7]; [$BACKLOG_MASTER.$A:.$A]; 0)); &quot;&quot;)" office:value-type="string" office:string-value="🔵 À FAIRE" calcext:value-type="string">
            <text:p>🔵 À FAIRE</text:p>
          </table:table-cell>
          <table:table-cell table:number-columns-repeated="16373"/>
        </table:table-row>
        <table:table-row table:style-name="ro7" table:number-rows-repeated="1048568">
          <table:table-cell table:number-columns-repeated="16383"/>
        </table:table-row>
        <table:table-row table:style-name="ro12">
          <table:table-cell table:number-columns-repeated="16383"/>
        </table:table-row>
      </table:table>
      <table:table table:name="Prompts_IA" table:style-name="ta47">
        <table:table-column table:style-name="co84" table:default-cell-style-name="ce82"/>
        <table:table-column table:style-name="co119" table:default-cell-style-name="ce82"/>
        <table:table-column table:style-name="co68" table:default-cell-style-name="ce82"/>
        <table:table-column table:style-name="co107" table:default-cell-style-name="ce82"/>
        <table:table-column table:style-name="co4" table:number-columns-repeated="16379" table:default-cell-style-name="Default"/>
        <table:table-row table:style-name="ro57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Statut</text:p>
          </table:table-cell>
          <table:table-cell table:style-name="ce75" office:value-type="string" calcext:value-type="string">
            <text:p>Objectif</text:p>
          </table:table-cell>
          <table:table-cell table:style-name="ce75" office:value-type="string" calcext:value-type="string">
            <text:p>Prompt (Copier-Coller)</text:p>
          </table:table-cell>
          <table:table-cell table:style-name="ce75" office:value-type="string" calcext:value-type="string">
            <text:p>IA Cible</text:p>
          </table:table-cell>
          <table:table-cell table:style-name="ce75" office:value-type="string" calcext:value-type="string">
            <text:p>Résultat Attendu</text:p>
          </table:table-cell>
          <table:table-cell table:style-name="ce75" office:value-type="string" calcext:value-type="string">
            <text:p>Valide</text:p>
          </table:table-cell>
          <table:table-cell table:style-name="ce75" office:value-type="string" calcext:value-type="string">
            <text:p>A_Faire</text:p>
          </table:table-cell>
          <table:table-cell table:number-columns-repeated="16375"/>
        </table:table-row>
        <table:table-row table:style-name="ro58">
          <table:table-cell table:style-name="ce25" office:value-type="string" calcext:value-type="string">
            <text:p>PROMPT_INCOHERENCE</text:p>
          </table:table-cell>
          <table:table-cell table:formula="of:=IFERROR(INDEX([$BACKLOG_MASTER.$F:.$F]; MATCH([.A2]; [$BACKLOG_MASTER.$A:.$A]; 0)); &quot;&quot;)">
            <text:p/>
          </table:table-cell>
          <table:table-cell table:style-name="ce88" office:value-type="string" calcext:value-type="string">
            <text:p>Analyser une incohérence</text:p>
          </table:table-cell>
          <table:table-cell table:style-name="ce88" office:value-type="string" calcext:value-type="string">
            <text:p>"Tu es chef de projet. Analyse cette incohérence dans le GDD entre [Point A] et [Point B], et propose une correction cohérente."</text:p>
          </table:table-cell>
          <table:table-cell table:style-name="ce88" office:value-type="string" calcext:value-type="string">
            <text:p>ChatGPT</text:p>
          </table:table-cell>
          <table:table-cell table:style-name="ce88" office:value-type="string" calcext:value-type="string">
            <text:p>Diagnostic clair + Correction</text:p>
          </table:table-cell>
          <table:table-cell table:style-name="ce88" office:value-type="string" calcext:value-type="string">
            <text:p>Oui</text:p>
          </table:table-cell>
          <table:table-cell table:number-columns-repeated="16376"/>
        </table:table-row>
        <table:table-row table:style-name="ro14">
          <table:table-cell table:style-name="ce25" office:value-type="string" calcext:value-type="string">
            <text:p>PROMPT_MAJ_GDD</text:p>
          </table:table-cell>
          <table:table-cell table:formula="of:=IFERROR(INDEX([$BACKLOG_MASTER.$F:.$F]; MATCH([.A3]; [$BACKLOG_MASTER.$A:.$A]; 0)); &quot;&quot;)">
            <text:p/>
          </table:table-cell>
          <table:table-cell table:style-name="ce88" office:value-type="string" calcext:value-type="string">
            <text:p>Mettre à jour le GDD</text:p>
          </table:table-cell>
          <table:table-cell table:style-name="ce88" office:value-type="string" calcext:value-type="string">
            <text:p>"À partir de ce résumé de session Godot ci-dessous, indique précisément quelles lignes du GDD doivent être modifiées ou ajoutées."</text:p>
          </table:table-cell>
          <table:table-cell table:style-name="ce88" office:value-type="string" calcext:value-type="string">
            <text:p>ChatGPT</text:p>
          </table:table-cell>
          <table:table-cell table:style-name="ce88" office:value-type="string" calcext:value-type="string">
            <text:p>Liste de mises à jour</text:p>
          </table:table-cell>
          <table:table-cell table:style-name="ce88" office:value-type="string" calcext:value-type="string">
            <text:p>Oui</text:p>
          </table:table-cell>
          <table:table-cell table:number-columns-repeated="16376"/>
        </table:table-row>
        <table:table-row table:style-name="ro14">
          <table:table-cell table:style-name="ce25" office:value-type="string" calcext:value-type="string">
            <text:p>PROMPT_FEATURE</text:p>
          </table:table-cell>
          <table:table-cell table:formula="of:=IFERROR(INDEX([$BACKLOG_MASTER.$F:.$F]; MATCH([.A4]; [$BACKLOG_MASTER.$A:.$A]; 0)); &quot;&quot;)">
            <text:p/>
          </table:table-cell>
          <table:table-cell table:style-name="ce88" office:value-type="string" calcext:value-type="string">
            <text:p>Transformer idée en feature</text:p>
          </table:table-cell>
          <table:table-cell table:style-name="ce88" office:value-type="string" calcext:value-type="string">
            <text:p>"Transforme cette idée de gameplay en feature jouable pour Godot 4. Donne : Règles logiques, Contraintes techniques, et Étapes d'implémentation."</text:p>
          </table:table-cell>
          <table:table-cell table:style-name="ce88" office:value-type="string" calcext:value-type="string">
            <text:p>ChatGPT</text:p>
          </table:table-cell>
          <table:table-cell table:style-name="ce88" office:value-type="string" calcext:value-type="string">
            <text:p>Spécification technique</text:p>
          </table:table-cell>
          <table:table-cell table:style-name="ce88" office:value-type="string" calcext:value-type="string">
            <text:p>Oui</text:p>
          </table:table-cell>
          <table:table-cell table:number-columns-repeated="16376"/>
        </table:table-row>
        <table:table-row table:style-name="ro14">
          <table:table-cell table:style-name="ce25" office:value-type="string" calcext:value-type="string">
            <text:p>PROMPT_MECANIQUE</text:p>
          </table:table-cell>
          <table:table-cell table:formula="of:=IFERROR(INDEX([$BACKLOG_MASTER.$F:.$F]; MATCH([.A5]; [$BACKLOG_MASTER.$A:.$A]; 0)); &quot;&quot;)">
            <text:p/>
          </table:table-cell>
          <table:table-cell table:style-name="ce88" office:value-type="string" calcext:value-type="string">
            <text:p>Améliorer une mécanique</text:p>
          </table:table-cell>
          <table:table-cell table:style-name="ce88" office:value-type="string" calcext:value-type="string">
            <text:p>"Analyse cette mécanique de gameplay : [Description]. Propose 3 améliorations pour la rendre plus 'Juicy' sans casser l'équilibrage."</text:p>
          </table:table-cell>
          <table:table-cell table:style-name="ce88" office:value-type="string" calcext:value-type="string">
            <text:p>ChatGPT</text:p>
          </table:table-cell>
          <table:table-cell table:style-name="ce88" office:value-type="string" calcext:value-type="string">
            <text:p>Améliorations argumentées</text:p>
          </table:table-cell>
          <table:table-cell table:style-name="ce88" office:value-type="string" calcext:value-type="string">
            <text:p>Oui</text:p>
          </table:table-cell>
          <table:table-cell table:number-columns-repeated="16376"/>
        </table:table-row>
        <table:table-row table:style-name="ro9">
          <table:table-cell table:style-name="ce25" office:value-type="string" calcext:value-type="string">
            <text:p>PROMPT_HUD</text:p>
          </table:table-cell>
          <table:table-cell table:formula="of:=IFERROR(INDEX([$BACKLOG_MASTER.$F:.$F]; MATCH([.A6]; [$BACKLOG_MASTER.$A:.$A]; 0)); &quot;&quot;)">
            <text:p/>
          </table:table-cell>
          <table:table-cell table:style-name="ce88" office:value-type="string" calcext:value-type="string">
            <text:p>Concevoir une interface</text:p>
          </table:table-cell>
          <table:table-cell table:style-name="ce88" office:value-type="string" calcext:value-type="string">
            <text:p>"Conçois un HUD clair pour un Roguelite Auto-Battler. Il doit afficher : [Liste infos]. Donne la hiérarchie des nœuds Control pour Godot."</text:p>
          </table:table-cell>
          <table:table-cell table:style-name="ce88" office:value-type="string" calcext:value-type="string">
            <text:p>ChatGPT</text:p>
          </table:table-cell>
          <table:table-cell table:style-name="ce88" office:value-type="string" calcext:value-type="string">
            <text:p>Structure UI Godot</text:p>
          </table:table-cell>
          <table:table-cell table:style-name="ce88" office:value-type="string" calcext:value-type="string">
            <text:p>Oui</text:p>
          </table:table-cell>
          <table:table-cell table:number-columns-repeated="16376"/>
        </table:table-row>
        <table:table-row table:style-name="ro14">
          <table:table-cell table:style-name="ce25" office:value-type="string" calcext:value-type="string">
            <text:p>PROMPT_IMAGE</text:p>
          </table:table-cell>
          <table:table-cell table:formula="of:=IFERROR(INDEX([$BACKLOG_MASTER.$F:.$F]; MATCH([.A7]; [$BACKLOG_MASTER.$A:.$A]; 0)); &quot;&quot;)">
            <text:p/>
          </table:table-cell>
          <table:table-cell table:style-name="ce88" office:value-type="string" calcext:value-type="string">
            <text:p>Créer prompt image</text:p>
          </table:table-cell>
          <table:table-cell table:style-name="ce88" office:value-type="string" calcext:value-type="string">
            <text:p>"Crée un prompt d'image détaillé pour un asset de jeu 2D. Style : [Ton Style]. Sujet : [Sujet]. Vue : [Côté/Top-down]."</text:p>
          </table:table-cell>
          <table:table-cell table:style-name="ce88" office:value-type="string" calcext:value-type="string">
            <text:p>Gemini</text:p>
          </table:table-cell>
          <table:table-cell table:style-name="ce88" office:value-type="string" calcext:value-type="string">
            <text:p>Prompt prêt à l'emploi</text:p>
          </table:table-cell>
          <table:table-cell table:style-name="ce88" office:value-type="string" calcext:value-type="string">
            <text:p>Oui</text:p>
          </table:table-cell>
          <table:table-cell table:number-columns-repeated="16376"/>
        </table:table-row>
        <table:table-row table:style-name="ro9">
          <table:table-cell table:style-name="ce25" office:value-type="string" calcext:value-type="string">
            <text:p>PROMPT_DEV_001</text:p>
          </table:table-cell>
          <table:table-cell table:formula="of:=IFERROR(INDEX([$BACKLOG_MASTER.$F:.$F]; MATCH([.A8]; [$BACKLOG_MASTER.$A:.$A]; 0)); &quot;&quot;)">
            <text:p/>
          </table:table-cell>
          <table:table-cell table:style-name="ce88" office:value-type="string" calcext:value-type="string">
            <text:p>Vérifier avant dev</text:p>
          </table:table-cell>
          <table:table-cell table:style-name="ce88" office:value-type="string" calcext:value-type="string">
            <text:p>"Analyse ce GDD comme source de vérité absolue. Indique les incohérences ou les manques avant que je commence à coder."</text:p>
          </table:table-cell>
          <table:table-cell table:style-name="ce88" office:value-type="string" calcext:value-type="string">
            <text:p>ChatGPT/Gemini</text:p>
          </table:table-cell>
          <table:table-cell table:style-name="ce88" office:value-type="string" calcext:value-type="string">
            <text:p>Rapport d'audit</text:p>
          </table:table-cell>
          <table:table-cell table:style-name="ce88" office:value-type="string" calcext:value-type="string">
            <text:p>Oui</text:p>
          </table:table-cell>
          <table:table-cell table:number-columns-repeated="16376"/>
        </table:table-row>
        <table:table-row table:style-name="ro9">
          <table:table-cell table:number-columns-repeated="16383"/>
        </table:table-row>
        <table:table-row table:style-name="ro7" table:number-rows-repeated="1048559">
          <table:table-cell table:number-columns-repeated="16383"/>
        </table:table-row>
        <table:table-row table:style-name="ro12" table:number-rows-repeated="7">
          <table:table-cell table:number-columns-repeated="16383"/>
        </table:table-row>
        <table:table-row table:style-name="ro12">
          <table:table-cell table:number-columns-repeated="16383"/>
        </table:table-row>
      </table:table>
      <table:table table:name="LEXIQUE_GDSCRIPT" table:style-name="ta31">
        <table:table-column table:style-name="co4" table:number-columns-repeated="5" table:default-cell-style-name="ce105"/>
        <table:table-column table:style-name="co4" table:number-columns-repeated="16378" table:default-cell-style-name="Default"/>
        <table:table-row table:style-name="ro1">
          <table:table-cell table:style-name="ce82" office:value-type="string" calcext:value-type="string">
            <text:p>Categorie</text:p>
          </table:table-cell>
          <table:table-cell table:style-name="ce82" office:value-type="string" calcext:value-type="string">
            <text:p>ID_Regle</text:p>
          </table:table-cell>
          <table:table-cell table:style-name="ce82" office:value-type="string" calcext:value-type="string">
            <text:p>Regle</text:p>
          </table:table-cell>
          <table:table-cell table:style-name="ce82" office:value-type="string" calcext:value-type="string">
            <text:p>Description</text:p>
          </table:table-cell>
          <table:table-cell table:style-name="ce82" office:value-type="string" calcext:value-type="string">
            <text:p>Note</text:p>
          </table:table-cell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CONST_D0F1CD</text:p>
          </table:table-cell>
          <table:table-cell table:style-name="ce82" office:value-type="string" calcext:value-type="string">
            <text:p>const</text:p>
          </table:table-cell>
          <table:table-cell table:style-name="ce82" office:value-type="string" calcext:value-type="string">
            <text:p>Constante. Créer une boîte verrouillée (info qui ne change jamais)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EXPORT_DA7D07</text:p>
          </table:table-cell>
          <table:table-cell table:style-name="ce82" office:value-type="string" calcext:value-type="string">
            <text:p>@export</text:p>
          </table:table-cell>
          <table:table-cell table:style-name="ce82" office:value-type="string" calcext:value-type="string">
            <text:p>Exposer. Afficher la variable dans l'inspecteur de Godot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FUNC_0BBD21</text:p>
          </table:table-cell>
          <table:table-cell table:style-name="ce82" office:value-type="string" calcext:value-type="string">
            <text:p>func</text:p>
          </table:table-cell>
          <table:table-cell table:style-name="ce82" office:value-type="string" calcext:value-type="string">
            <text:p>Fonction. Début d'un bloc d'instructions (une action)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IF_ELSE_331B23</text:p>
          </table:table-cell>
          <table:table-cell table:style-name="ce82" office:value-type="string" calcext:value-type="string">
            <text:p>if / else</text:p>
          </table:table-cell>
          <table:table-cell table:style-name="ce82" office:value-type="string" calcext:value-type="string">
            <text:p>Si / Sinon. Faire des choix logiques (ex: Si vie &lt; 0, alors meurs)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IS_ON_FLOOR_CFBF4B</text:p>
          </table:table-cell>
          <table:table-cell table:style-name="ce82" office:value-type="string" calcext:value-type="string">
            <text:p>is_on_floor()</text:p>
          </table:table-cell>
          <table:table-cell table:style-name="ce82" office:value-type="string" calcext:value-type="string">
            <text:p>Est au sol ?. Vrai si le joueur touche le sol (utile pour sauter)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MOVE_AND_SLIDE_FCF063</text:p>
          </table:table-cell>
          <table:table-cell table:style-name="ce82" office:value-type="string" calcext:value-type="string">
            <text:p>move_and_slide()</text:p>
          </table:table-cell>
          <table:table-cell table:style-name="ce82" office:value-type="string" calcext:value-type="string">
            <text:p>Bouger et Glisser. Applique le mouvement et gère les collisions (murs/sol)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PHYSICS_PROCESS_9EB5B8</text:p>
          </table:table-cell>
          <table:table-cell table:style-name="ce82" office:value-type="string" calcext:value-type="string">
            <text:p>_physics_process()</text:p>
          </table:table-cell>
          <table:table-cell table:style-name="ce82" office:value-type="string" calcext:value-type="string">
            <text:p>Boucle Physique. Se lance 60 fois/sec (pour les mouvements et la physique)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READY_806DC5</text:p>
          </table:table-cell>
          <table:table-cell table:style-name="ce82" office:value-type="string" calcext:value-type="string">
            <text:p>_ready()</text:p>
          </table:table-cell>
          <table:table-cell table:style-name="ce82" office:value-type="string" calcext:value-type="string">
            <text:p>Au démarrage. Se lance 1 seule fois quand l'objet apparaît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SELF_E45587</text:p>
          </table:table-cell>
          <table:table-cell table:style-name="ce82" office:value-type="string" calcext:value-type="string">
            <text:p>self</text:p>
          </table:table-cell>
          <table:table-cell table:style-name="ce82" office:value-type="string" calcext:value-type="string">
            <text:p>Soi-même. Désigne l'objet qui porte le script actuel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VAR_AD199D</text:p>
          </table:table-cell>
          <table:table-cell table:style-name="ce82" office:value-type="string" calcext:value-type="string">
            <text:p>var</text:p>
          </table:table-cell>
          <table:table-cell table:style-name="ce82" office:value-type="string" calcext:value-type="string">
            <text:p>Variable. Créer une boîte pour ranger une info modifiable.</text:p>
          </table:table-cell>
          <table:table-cell table:style-name="ce82"/>
          <table:table-cell table:number-columns-repeated="16378"/>
        </table:table-row>
        <table:table-row table:style-name="ro12">
          <table:table-cell table:style-name="ce82" office:value-type="string" calcext:value-type="string">
            <text:p>Lexique GDScript</text:p>
          </table:table-cell>
          <table:table-cell table:style-name="ce82" office:value-type="string" calcext:value-type="string">
            <text:p>RG_STYLE_DE_C_VECTOR2_18F9BC</text:p>
          </table:table-cell>
          <table:table-cell table:style-name="ce82" office:value-type="string" calcext:value-type="string">
            <text:p>Vector2</text:p>
          </table:table-cell>
          <table:table-cell table:style-name="ce82" office:value-type="string" calcext:value-type="string">
            <text:p>Vecteur 2D. Une position ou direction (X, Y).</text:p>
          </table:table-cell>
          <table:table-cell table:style-name="ce82"/>
          <table:table-cell table:number-columns-repeated="16378"/>
        </table:table-row>
        <table:table-row table:style-name="ro7" table:number-rows-repeated="1048563">
          <table:table-cell table:number-columns-repeated="16383"/>
        </table:table-row>
        <table:table-row table:style-name="ro7">
          <table:table-cell table:number-columns-repeated="16383"/>
        </table:table-row>
      </table:table>
      <table:table table:name="CHAPITRES_FICHIER" table:style-name="ta32">
        <table:table-column table:style-name="co10" table:number-columns-repeated="6" table:default-cell-style-name="Default"/>
        <table:table-row table:style-name="ro12">
          <table:table-cell table:style-name="ce82" office:value-type="string" calcext:value-type="string">
            <text:p>Ordre</text:p>
          </table:table-cell>
          <table:table-cell table:style-name="ce82" office:value-type="string" calcext:value-type="string">
            <text:p>Chapitre</text:p>
          </table:table-cell>
          <table:table-cell table:style-name="ce82" office:value-type="string" calcext:value-type="string">
            <text:p>Rôle</text:p>
          </table:table-cell>
          <table:table-cell table:style-name="ce82" office:value-type="string" calcext:value-type="string">
            <text:p>Feuilles incluses</text:p>
          </table:table-cell>
          <table:table-cell table:style-name="ce82" office:value-type="string" calcext:value-type="string">
            <text:p>But</text:p>
          </table:table-cell>
          <table:table-cell table:style-name="ce82" office:value-type="string" calcext:value-type="string">
            <text:p>Ce que tu remplis</text:p>
          </table:table-cell>
        </table:table-row>
        <table:table-row table:style-name="ro12">
          <table:table-cell table:style-name="ce82" office:value-type="float" office:value="10" calcext:value-type="float">
            <text:p>10</text:p>
          </table:table-cell>
          <table:table-cell table:style-name="ce82" office:value-type="string" calcext:value-type="string">
            <text:p>00 — Onboarding</text:p>
          </table:table-cell>
          <table:table-cell table:style-name="ce82" office:value-type="string" calcext:value-type="string">
            <text:p>DOC/SYSTEM</text:p>
          </table:table-cell>
          <table:table-cell table:style-name="ce82" office:value-type="string" calcext:value-type="string">
            <text:p>GUIDE_GDD_ASCENSION; CHAPITRES_FICHIER; INDEX_GDD; LISTES; INSTR_IA_ASSISTANT; INSTR_CODAGE; INSTR_MAINTENANCE_GDD; LEXIQUE_GDSCRIPT</text:p>
          </table:table-cell>
          <table:table-cell table:style-name="ce82" office:value-type="string" calcext:value-type="string">
            <text:p>Comprendre la méthode + règles + listes.</text:p>
          </table:table-cell>
          <table:table-cell table:style-name="ce82" office:value-type="string" calcext:value-type="string">
            <text:p>Rien (lecture).</text:p>
          </table:table-cell>
        </table:table-row>
        <table:table-row table:style-name="ro12"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01 — Pilotage du projet</text:p>
          </table:table-cell>
          <table:table-cell table:style-name="ce82" office:value-type="string" calcext:value-type="string">
            <text:p>PILOTAGE</text:p>
          </table:table-cell>
          <table:table-cell table:style-name="ce82" office:value-type="string" calcext:value-type="string">
            <text:p>BACKLOG_MASTER; Roadmap_Rebuild; Journal_Projet; META_Projet; Idees_Evolution; Decisions_Verrouillees</text:p>
          </table:table-cell>
          <table:table-cell table:style-name="ce82" office:value-type="string" calcext:value-type="string">
            <text:p>Piloter le travail (quoi faire / avancement / décisions).</text:p>
          </table:table-cell>
          <table:table-cell table:style-name="ce82" office:value-type="string" calcext:value-type="string">
            <text:p>Statut dans BACKLOG + notes dans Journal + Roadmap.</text:p>
          </table:table-cell>
        </table:table-row>
        <table:table-row table:style-name="ro12">
          <table:table-cell table:style-name="ce82" office:value-type="float" office:value="30" calcext:value-type="float">
            <text:p>30</text:p>
          </table:table-cell>
          <table:table-cell table:style-name="ce82" office:value-type="string" calcext:value-type="string">
            <text:p>02 — Spécification gameplay</text:p>
          </table:table-cell>
          <table:table-cell table:style-name="ce82" office:value-type="string" calcext:value-type="string">
            <text:p>SPEC</text:p>
          </table:table-cell>
          <table:table-cell table:style-name="ce82" office:value-type="string" calcext:value-type="string">
            <text:p>Gameplay_Core</text:p>
          </table:table-cell>
          <table:table-cell table:style-name="ce82" office:value-type="string" calcext:value-type="string">
            <text:p>Définir la boucle de jeu et les règles.</text:p>
          </table:table-cell>
          <table:table-cell table:style-name="ce82" office:value-type="string" calcext:value-type="string">
            <text:p>Descriptions, règles, paramètres.</text:p>
          </table:table-cell>
        </table:table-row>
        <table:table-row table:style-name="ro12">
          <table:table-cell table:style-name="ce82" office:value-type="float" office:value="40" calcext:value-type="float">
            <text:p>40</text:p>
          </table:table-cell>
          <table:table-cell table:style-name="ce82" office:value-type="string" calcext:value-type="string">
            <text:p>03 — Contenu jouable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Zones; Ennemis</text:p>
          </table:table-cell>
          <table:table-cell table:style-name="ce82" office:value-type="string" calcext:value-type="string">
            <text:p>Contenu (zones, ennemis).</text:p>
          </table:table-cell>
          <table:table-cell table:style-name="ce82" office:value-type="string" calcext:value-type="string">
            <text:p>IDs + description + valeurs.</text:p>
          </table:table-cell>
        </table:table-row>
        <table:table-row table:style-name="ro12"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04 — Boutique &amp; équipement (progression)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Shop_Ameliorations; Items_Equipements; Equipement_Slots; Shop_Tracking</text:p>
          </table:table-cell>
          <table:table-cell table:style-name="ce82" office:value-type="string" calcext:value-type="string">
            <text:p>Système items permanents + shop + hub.</text:p>
          </table:table-cell>
          <table:table-cell table:style-name="ce82" office:value-type="string" calcext:value-type="string">
            <text:p>Stats items, prix, raretés, règles de shop.</text:p>
          </table:table-cell>
        </table:table-row>
        <table:table-row table:style-name="ro12">
          <table:table-cell table:style-name="ce82" office:value-type="float" office:value="60" calcext:value-type="float">
            <text:p>60</text:p>
          </table:table-cell>
          <table:table-cell table:style-name="ce82" office:value-type="string" calcext:value-type="string">
            <text:p>05 — Économie &amp; progression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Stats_Economie; Leveling; Checkpoint</text:p>
          </table:table-cell>
          <table:table-cell table:style-name="ce82" office:value-type="string" calcext:value-type="string">
            <text:p>Or/XP/leveling/checkpoints.</text:p>
          </table:table-cell>
          <table:table-cell table:style-name="ce82" office:value-type="string" calcext:value-type="string">
            <text:p>Valeurs de base, courbes, règles.</text:p>
          </table:table-cell>
        </table:table-row>
        <table:table-row table:style-name="ro12"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06 — Équilibrage</text:p>
          </table:table-cell>
          <table:table-cell table:style-name="ce82" office:value-type="string" calcext:value-type="string">
            <text:p>DATA</text:p>
          </table:table-cell>
          <table:table-cell table:style-name="ce82" office:value-type="string" calcext:value-type="string">
            <text:p>Balance_Ennemis; Balance_Zones; Balance_Waves</text:p>
          </table:table-cell>
          <table:table-cell table:style-name="ce82" office:value-type="string" calcext:value-type="string">
            <text:p>Chiffres d’équilibrage.</text:p>
          </table:table-cell>
          <table:table-cell table:style-name="ce82" office:value-type="string" calcext:value-type="string">
            <text:p>Multiplicateurs, courbes, tests.</text:p>
          </table:table-cell>
        </table:table-row>
        <table:table-row table:style-name="ro12"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07 — Inventaire Godot (contrats)</text:p>
          </table:table-cell>
          <table:table-cell table:style-name="ce82" office:value-type="string" calcext:value-type="string">
            <text:p>INVENTAIRE DEV</text:p>
          </table:table-cell>
          <table:table-cell table:style-name="ce82" office:value-type="string" calcext:value-type="string">
            <text:p>Scenes; Scripts; Signaux_Godot</text:p>
          </table:table-cell>
          <table:table-cell table:style-name="ce82" office:value-type="string" calcext:value-type="string">
            <text:p>Liste des scènes/scripts/signaux à produire.</text:p>
          </table:table-cell>
          <table:table-cell table:style-name="ce82" office:value-type="string" calcext:value-type="string">
            <text:p>Chemins, rôles, notes tech.</text:p>
          </table:table-cell>
        </table:table-row>
        <table:table-row table:style-name="ro12"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08 — Assets</text:p>
          </table:table-cell>
          <table:table-cell table:style-name="ce82" office:value-type="string" calcext:value-type="string">
            <text:p>INVENTAIRE</text:p>
          </table:table-cell>
          <table:table-cell table:style-name="ce82" office:value-type="string" calcext:value-type="string">
            <text:p>Assets_Graphiques; Assets_Sonores</text:p>
          </table:table-cell>
          <table:table-cell table:style-name="ce82" office:value-type="string" calcext:value-type="string">
            <text:p>Planifier/track assets.</text:p>
          </table:table-cell>
          <table:table-cell table:style-name="ce82" office:value-type="string" calcext:value-type="string">
            <text:p>Usage, statut, chemins.</text:p>
          </table:table-cell>
        </table:table-row>
        <table:table-row table:style-name="ro12">
          <table:table-cell table:style-name="ce82" office:value-type="float" office:value="100" calcext:value-type="float">
            <text:p>100</text:p>
          </table:table-cell>
          <table:table-cell table:style-name="ce82" office:value-type="string" calcext:value-type="string">
            <text:p>09 — IA pipeline</text:p>
          </table:table-cell>
          <table:table-cell table:style-name="ce82" office:value-type="string" calcext:value-type="string">
            <text:p>TOOLS</text:p>
          </table:table-cell>
          <table:table-cell table:style-name="ce82" office:value-type="string" calcext:value-type="string">
            <text:p>Prompts_IA</text:p>
          </table:table-cell>
          <table:table-cell table:style-name="ce82" office:value-type="string" calcext:value-type="string">
            <text:p>Prompts_IA = bibliothèque de prompts (pas de règles).</text:p>
          </table:table-cell>
          <table:table-cell table:style-name="ce82" office:value-type="string" calcext:value-type="string">
            <text:p>Ajouts de prompts, pas de règles.</text:p>
          </table:table-cell>
        </table:table-row>
        <table:table-row table:style-name="ro12" table:number-rows-repeated="1048564">
          <table:table-cell table:number-columns-repeated="6"/>
        </table:table-row>
        <table:table-row table:style-name="ro12">
          <table:table-cell table:number-columns-repeated="6"/>
        </table:table-row>
      </table:table>
      <table:table table:name="LISTES" table:style-name="ta33">
        <table:table-column table:style-name="co95" table:default-cell-style-name="ce82"/>
        <table:table-column table:style-name="co4" table:number-columns-repeated="16383"/>
        <table:table-row table:style-name="ro7">
          <table:table-cell table:style-name="ce83" office:value-type="string" calcext:value-type="string">
            <text:p>STATUTS_OFFICIELS</text:p>
          </table:table-cell>
        </table:table-row>
        <table:table-row table:style-name="ro7">
          <table:table-cell office:value-type="string" calcext:value-type="string">
            <text:p>🟣 IDÉE</text:p>
          </table:table-cell>
        </table:table-row>
        <table:table-row table:style-name="ro7">
          <table:table-cell office:value-type="string" calcext:value-type="string">
            <text:p>🔵 À FAIRE</text:p>
          </table:table-cell>
        </table:table-row>
        <table:table-row table:style-name="ro7">
          <table:table-cell office:value-type="string" calcext:value-type="string">
            <text:p>🟠 EN COURS</text:p>
          </table:table-cell>
        </table:table-row>
        <table:table-row table:style-name="ro7">
          <table:table-cell office:value-type="string" calcext:value-type="string">
            <text:p>🟡 À VALIDER</text:p>
          </table:table-cell>
        </table:table-row>
        <table:table-row table:style-name="ro7">
          <table:table-cell office:value-type="string" calcext:value-type="string">
            <text:p>🟢 TERMINÉ</text:p>
          </table:table-cell>
        </table:table-row>
        <table:table-row table:style-name="ro7">
          <table:table-cell office:value-type="string" calcext:value-type="string">
            <text:p>🔴 BLOQUÉ</text:p>
          </table:table-cell>
        </table:table-row>
        <table:table-row table:style-name="ro7">
          <table:table-cell office:value-type="string" calcext:value-type="string">
            <text:p>🧯 BUG</text:p>
          </table:table-cell>
        </table:table-row>
        <table:table-row table:style-name="ro7">
          <table:table-cell office:value-type="string" calcext:value-type="string">
            <text:p>✨ FINITIONS</text:p>
          </table:table-cell>
        </table:table-row>
        <table:table-row table:style-name="ro7">
          <table:table-cell office:value-type="string" calcext:value-type="string">
            <text:p>🟤 REPORTÉ</text:p>
          </table:table-cell>
        </table:table-row>
        <table:table-row table:style-name="ro7">
          <table:table-cell office:value-type="string" calcext:value-type="string">
            <text:p>⚫ ABANDONNÉ</text:p>
          </table:table-cell>
        </table:table-row>
        <table:table-row table:style-name="ro12">
          <table:table-cell/>
        </table:table-row>
        <table:table-row table:style-name="ro7">
          <table:table-cell table:style-name="ce83" office:value-type="string" calcext:value-type="string">
            <text:p>TYPES_OFFICIELS</text:p>
          </table:table-cell>
        </table:table-row>
        <table:table-row table:style-name="ro7">
          <table:table-cell office:value-type="string" calcext:value-type="string">
            <text:p>TÂCHE</text:p>
          </table:table-cell>
        </table:table-row>
        <table:table-row table:style-name="ro7">
          <table:table-cell office:value-type="string" calcext:value-type="string">
            <text:p>FONCTIONNALITÉ</text:p>
          </table:table-cell>
        </table:table-row>
        <table:table-row table:style-name="ro7">
          <table:table-cell office:value-type="string" calcext:value-type="string">
            <text:p>SCÈNE</text:p>
          </table:table-cell>
        </table:table-row>
        <table:table-row table:style-name="ro7">
          <table:table-cell office:value-type="string" calcext:value-type="string">
            <text:p>SCRIPT</text:p>
          </table:table-cell>
        </table:table-row>
        <table:table-row table:style-name="ro7">
          <table:table-cell office:value-type="string" calcext:value-type="string">
            <text:p>SIGNAL</text:p>
          </table:table-cell>
        </table:table-row>
        <table:table-row table:style-name="ro7">
          <table:table-cell office:value-type="string" calcext:value-type="string">
            <text:p>ENNEMI</text:p>
          </table:table-cell>
        </table:table-row>
        <table:table-row table:style-name="ro7">
          <table:table-cell office:value-type="string" calcext:value-type="string">
            <text:p>NIVEAU</text:p>
          </table:table-cell>
        </table:table-row>
        <table:table-row table:style-name="ro7">
          <table:table-cell office:value-type="string" calcext:value-type="string">
            <text:p>AMÉLIORATION</text:p>
          </table:table-cell>
        </table:table-row>
        <table:table-row table:style-name="ro7">
          <table:table-cell office:value-type="string" calcext:value-type="string">
            <text:p>PARAMÈTRE</text:p>
          </table:table-cell>
        </table:table-row>
        <table:table-row table:style-name="ro7">
          <table:table-cell office:value-type="string" calcext:value-type="string">
            <text:p>ÉQUILIBRAGE</text:p>
          </table:table-cell>
        </table:table-row>
        <table:table-row table:style-name="ro7">
          <table:table-cell office:value-type="string" calcext:value-type="string">
            <text:p>ASSET_GFX</text:p>
          </table:table-cell>
        </table:table-row>
        <table:table-row table:style-name="ro7">
          <table:table-cell office:value-type="string" calcext:value-type="string">
            <text:p>ASSET_SFX</text:p>
          </table:table-cell>
        </table:table-row>
        <table:table-row table:style-name="ro7">
          <table:table-cell office:value-type="string" calcext:value-type="string">
            <text:p>PROMPT</text:p>
          </table:table-cell>
        </table:table-row>
        <table:table-row table:style-name="ro7">
          <table:table-cell office:value-type="string" calcext:value-type="string">
            <text:p>TÂCHE_IA</text:p>
          </table:table-cell>
        </table:table-row>
        <table:table-row table:style-name="ro7">
          <table:table-cell office:value-type="string" calcext:value-type="string">
            <text:p>IDÉE</text:p>
          </table:table-cell>
        </table:table-row>
        <table:table-row table:style-name="ro7">
          <table:table-cell office:value-type="string" calcext:value-type="string">
            <text:p>RÈGLE</text:p>
          </table:table-cell>
        </table:table-row>
        <table:table-row table:style-name="ro7">
          <table:table-cell office:value-type="string" calcext:value-type="string">
            <text:p>MÉTA</text:p>
          </table:table-cell>
        </table:table-row>
        <table:table-row table:style-name="ro7">
          <table:table-cell office:value-type="string" calcext:value-type="string">
            <text:p>JOURNAL</text:p>
          </table:table-cell>
        </table:table-row>
        <table:table-row table:style-name="ro7">
          <table:table-cell office:value-type="string" calcext:value-type="string">
            <text:p>DÉCISION</text:p>
          </table:table-cell>
        </table:table-row>
        <table:table-row table:style-name="ro12">
          <table:table-cell/>
        </table:table-row>
        <table:table-row table:style-name="ro7">
          <table:table-cell table:style-name="ce83" office:value-type="string" calcext:value-type="string">
            <text:p>PHASES_OFFICIELLES</text:p>
          </table:table-cell>
        </table:table-row>
        <table:table-row table:style-name="ro7">
          <table:table-cell office:value-type="string" calcext:value-type="string">
            <text:p>P0_Prototype</text:p>
          </table:table-cell>
        </table:table-row>
        <table:table-row table:style-name="ro7">
          <table:table-cell office:value-type="string" calcext:value-type="string">
            <text:p>P1_VerticalSlice</text:p>
          </table:table-cell>
        </table:table-row>
        <table:table-row table:style-name="ro7">
          <table:table-cell office:value-type="string" calcext:value-type="string">
            <text:p>P2_Production</text:p>
          </table:table-cell>
        </table:table-row>
        <table:table-row table:style-name="ro7">
          <table:table-cell office:value-type="string" calcext:value-type="string">
            <text:p>P3_Alpha</text:p>
          </table:table-cell>
        </table:table-row>
        <table:table-row table:style-name="ro7">
          <table:table-cell office:value-type="string" calcext:value-type="string">
            <text:p>P4_Beta</text:p>
          </table:table-cell>
        </table:table-row>
        <table:table-row table:style-name="ro7">
          <table:table-cell office:value-type="string" calcext:value-type="string">
            <text:p>P5_Release</text:p>
          </table:table-cell>
        </table:table-row>
        <table:table-row table:style-name="ro7">
          <table:table-cell office:value-type="string" calcext:value-type="string">
            <text:p>P6_PostLaunch</text:p>
          </table:table-cell>
        </table:table-row>
        <table:table-row table:style-name="ro12">
          <table:table-cell/>
        </table:table-row>
        <table:table-row table:style-name="ro7">
          <table:table-cell table:style-name="ce83" office:value-type="string" calcext:value-type="string">
            <text:p>CATEGORIES_OFFICIELLES</text:p>
          </table:table-cell>
        </table:table-row>
        <table:table-row table:style-name="ro7">
          <table:table-cell office:value-type="string" calcext:value-type="string">
            <text:p>BoucleJeu</text:p>
          </table:table-cell>
        </table:table-row>
        <table:table-row table:style-name="ro7">
          <table:table-cell office:value-type="string" calcext:value-type="string">
            <text:p>Joueur</text:p>
          </table:table-cell>
        </table:table-row>
        <table:table-row table:style-name="ro7">
          <table:table-cell office:value-type="string" calcext:value-type="string">
            <text:p>Combat</text:p>
          </table:table-cell>
        </table:table-row>
        <table:table-row table:style-name="ro7">
          <table:table-cell office:value-type="string" calcext:value-type="string">
            <text:p>Vagues</text:p>
          </table:table-cell>
        </table:table-row>
        <table:table-row table:style-name="ro7">
          <table:table-cell office:value-type="string" calcext:value-type="string">
            <text:p>Ennemis</text:p>
          </table:table-cell>
        </table:table-row>
        <table:table-row table:style-name="ro7">
          <table:table-cell office:value-type="string" calcext:value-type="string">
            <text:p>Zones</text:p>
          </table:table-cell>
        </table:table-row>
        <table:table-row table:style-name="ro7">
          <table:table-cell office:value-type="string" calcext:value-type="string">
            <text:p>UI</text:p>
          </table:table-cell>
        </table:table-row>
        <table:table-row table:style-name="ro7">
          <table:table-cell office:value-type="string" calcext:value-type="string">
            <text:p>Économie</text:p>
          </table:table-cell>
        </table:table-row>
        <table:table-row table:style-name="ro7">
          <table:table-cell office:value-type="string" calcext:value-type="string">
            <text:p>Boutique</text:p>
          </table:table-cell>
        </table:table-row>
        <table:table-row table:style-name="ro7">
          <table:table-cell office:value-type="string" calcext:value-type="string">
            <text:p>Sauvegarde</text:p>
          </table:table-cell>
        </table:table-row>
        <table:table-row table:style-name="ro7">
          <table:table-cell office:value-type="string" calcext:value-type="string">
            <text:p>Audio</text:p>
          </table:table-cell>
        </table:table-row>
        <table:table-row table:style-name="ro7">
          <table:table-cell office:value-type="string" calcext:value-type="string">
            <text:p>VFX</text:p>
          </table:table-cell>
        </table:table-row>
        <table:table-row table:style-name="ro7">
          <table:table-cell office:value-type="string" calcext:value-type="string">
            <text:p>Outils</text:p>
          </table:table-cell>
        </table:table-row>
        <table:table-row table:style-name="ro7">
          <table:table-cell office:value-type="string" calcext:value-type="string">
            <text:p>Données</text:p>
          </table:table-cell>
        </table:table-row>
        <table:table-row table:style-name="ro7">
          <table:table-cell office:value-type="string" calcext:value-type="string">
            <text:p>QA</text:p>
          </table:table-cell>
        </table:table-row>
        <table:table-row table:style-name="ro7">
          <table:table-cell office:value-type="string" calcext:value-type="string">
            <text:p>Build</text:p>
          </table:table-cell>
        </table:table-row>
        <table:table-row table:style-name="ro7">
          <table:table-cell office:value-type="string" calcext:value-type="string">
            <text:p>Marketing</text:p>
          </table:table-cell>
        </table:table-row>
        <table:table-row table:style-name="ro7">
          <table:table-cell office:value-type="string" calcext:value-type="string">
            <text:p>Docs</text:p>
          </table:table-cell>
        </table:table-row>
        <table:table-row table:style-name="ro12">
          <table:table-cell/>
        </table:table-row>
        <table:table-row table:style-name="ro7">
          <table:table-cell table:style-name="ce83" office:value-type="string" calcext:value-type="string">
            <text:p>PRIORITES</text:p>
          </table:table-cell>
        </table:table-row>
        <table:table-row table:style-name="ro7">
          <table:table-cell office:value-type="string" calcext:value-type="string">
            <text:p>H</text:p>
          </table:table-cell>
        </table:table-row>
        <table:table-row table:style-name="ro7">
          <table:table-cell office:value-type="string" calcext:value-type="string">
            <text:p>M</text:p>
          </table:table-cell>
        </table:table-row>
        <table:table-row table:style-name="ro7">
          <table:table-cell office:value-type="string" calcext:value-type="string">
            <text:p>L</text:p>
          </table:table-cell>
        </table:table-row>
        <table:table-row table:style-name="ro7" table:number-rows-repeated="1048509">
          <table:table-cell/>
        </table:table-row>
        <table:table-row table:style-name="ro7">
          <table:table-cell/>
        </table:table-row>
      </table:table>
      <table:table table:name="CONTRATS_DATA" table:style-name="ta34">
        <table:table-column table:style-name="co3" table:default-cell-style-name="ce82"/>
        <table:table-column table:style-name="co97" table:default-cell-style-name="ce82"/>
        <table:table-column table:style-name="co36" table:default-cell-style-name="ce82"/>
        <table:table-column table:style-name="co37" table:default-cell-style-name="ce82"/>
        <table:table-column table:style-name="co19" table:default-cell-style-name="ce82"/>
        <table:table-column table:style-name="co20" table:default-cell-style-name="ce82"/>
        <table:table-column table:style-name="co95" table:default-cell-style-name="ce82"/>
        <table:table-column table:style-name="co39" table:default-cell-style-name="ce82"/>
        <table:table-column table:style-name="co4" table:number-columns-repeated="16376"/>
        <table:table-row table:style-name="ro1">
          <table:table-cell table:style-name="ce75" office:value-type="string" calcext:value-type="string">
            <text:p>Table</text:p>
          </table:table-cell>
          <table:table-cell table:style-name="ce75" office:value-type="string" calcext:value-type="string">
            <text:p>Fichier_Sortie</text:p>
          </table:table-cell>
          <table:table-cell table:style-name="ce75" office:value-type="string" calcext:value-type="string">
            <text:p>Champ</text:p>
          </table:table-cell>
          <table:table-cell table:style-name="ce75" office:value-type="string" calcext:value-type="string">
            <text:p>Type</text:p>
          </table:table-cell>
          <table:table-cell table:style-name="ce75" office:value-type="string" calcext:value-type="string">
            <text:p>Obligatoire</text:p>
          </table:table-cell>
          <table:table-cell table:style-name="ce75" office:value-type="string" calcext:value-type="string">
            <text:p>Valeur_Défaut</text:p>
          </table:table-cell>
          <table:table-cell table:style-name="ce75" office:value-type="string" calcext:value-type="string">
            <text:p>Enum/Valeurs</text:p>
          </table:table-cell>
          <table:table-cell table:style-name="ce75" office:value-type="string" calcext:value-type="string">
            <text:p>Notes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OUI</text:p>
          </table:table-cell>
          <table:table-cell table:style-name="ce79" table:number-columns-repeated="2"/>
          <table:table-cell table:style-name="ce79" office:value-type="string" calcext:value-type="string">
            <text:p>Clé primaire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Nom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OUI</text:p>
          </table:table-cell>
          <table:table-cell table:style-name="ce79" table:number-columns-repeated="2"/>
          <table:table-cell table:style-name="ce79" office:value-type="string" calcext:value-type="string">
            <text:p>Nom affiché</text:p>
          </table:table-cell>
        </table:table-row>
        <table:table-row table:style-name="ro11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Slot_Cod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SWORD,BOW,AXE,SHIELD,ARMOR,NECKLACE,BRACELET</text:p>
          </table:table-cell>
          <table:table-cell table:style-name="ce79" office:value-type="string" calcext:value-type="string">
            <text:p>Dérivé via Equipement_Slots</text:p>
          </table:table-cell>
        </table:table-row>
        <table:table-row table:style-name="ro11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Rarete_Cod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OMMON</text:p>
          </table:table-cell>
          <table:table-cell table:style-name="ce79" office:value-type="string" calcext:value-type="string">
            <text:p>COMMON,RARE,EPIC,LEGENDARY</text:p>
          </table:table-cell>
          <table:table-cell table:style-name="ce79" office:value-type="string" calcext:value-type="string">
            <text:p>Dérivé de Rareté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Niveau_Min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Stat_Principale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STAT_*</text:p>
          </table:table-cell>
          <table:table-cell table:style-name="ce79" office:value-type="string" calcext:value-type="string">
            <text:p>Référence Stats_Economie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Valeur_Principale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Stat_Secondaire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NON</text:p>
          </table:table-cell>
          <table:table-cell table:style-name="ce79"/>
          <table:table-cell table:style-name="ce79" office:value-type="string" calcext:value-type="string">
            <text:p>STAT_*</text:p>
          </table:table-cell>
          <table:table-cell table:style-name="ce79" office:value-type="string" calcext:value-type="string">
            <text:p>Optionnel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Valeur_Secondaire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NON</text:p>
          </table:table-cell>
          <table:table-cell table:style-name="ce79" office:value-type="string" calcext:value-type="string">
            <text:p>0</text:p>
          </table:table-cell>
          <table:table-cell table:style-name="ce79"/>
          <table:table-cell table:style-name="ce79" office:value-type="string" calcext:value-type="string">
            <text:p>Optionnel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Prix_Or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Prix_Gemmes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NON</text:p>
          </table:table-cell>
          <table:table-cell table:style-name="ce79" office:value-type="string" calcext:value-type="string">
            <text:p>0</text:p>
          </table:table-cell>
          <table:table-cell table:style-name="ce79"/>
          <table:table-cell table:style-name="ce79" office:value-type="string" calcext:value-type="string">
            <text:p>Optionnel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Asset_Icon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GFX_*</text:p>
          </table:table-cell>
          <table:table-cell table:style-name="ce79" office:value-type="string" calcext:value-type="string">
            <text:p>Référence Assets_Graphiques</text:p>
          </table:table-cell>
        </table:table-row>
        <table:table-row table:style-name="ro12"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Asset_Sprite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GFX_*</text:p>
          </table:table-cell>
          <table:table-cell table:style-name="ce79" office:value-type="string" calcext:value-type="string">
            <text:p>Référence Assets_Graphiques</text:p>
          </table:table-cell>
        </table:table-row>
        <table:table-row table:style-name="ro11">
          <table:table-cell table:style-name="ce79" office:value-type="string" calcext:value-type="string">
            <text:p>Equipement_Slots</text:p>
          </table:table-cell>
          <table:table-cell table:style-name="ce79" office:value-type="string" calcext:value-type="string">
            <text:p>data/export/equipement_slots.csv</text:p>
          </table:table-cell>
          <table:table-cell table:style-name="ce79" office:value-type="string" calcext:value-type="string">
            <text:p>Cod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SWORD,BOW,AXE,SHIELD,ARMOR,NECKLACE,BRACELET</text:p>
          </table:table-cell>
          <table:table-cell table:style-name="ce79" office:value-type="string" calcext:value-type="string">
            <text:p>Clé primaire</text:p>
          </table:table-cell>
        </table:table-row>
        <table:table-row table:style-name="ro12">
          <table:table-cell table:style-name="ce79" office:value-type="string" calcext:value-type="string">
            <text:p>Equipement_Slots</text:p>
          </table:table-cell>
          <table:table-cell table:style-name="ce79" office:value-type="string" calcext:value-type="string">
            <text:p>data/export/equipement_slots.csv</text:p>
          </table:table-cell>
          <table:table-cell table:style-name="ce79" office:value-type="string" calcext:value-type="string">
            <text:p>Typ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Arme,Armure,Accessoire</text:p>
          </table:table-cell>
          <table:table-cell table:style-name="ce79"/>
        </table:table-row>
        <table:table-row table:style-name="ro12">
          <table:table-cell table:style-name="ce79" office:value-type="string" calcext:value-type="string">
            <text:p>Equipement_Slots</text:p>
          </table:table-cell>
          <table:table-cell table:style-name="ce79" office:value-type="string" calcext:value-type="string">
            <text:p>data/export/equipement_slots.csv</text:p>
          </table:table-cell>
          <table:table-cell table:style-name="ce79" office:value-type="string" calcext:value-type="string">
            <text:p>Visible_En_Run</text:p>
          </table:table-cell>
          <table:table-cell table:style-name="ce79" office:value-type="string" calcext:value-type="string">
            <text:p>bool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true</text:p>
          </table:table-cell>
          <table:table-cell table:style-name="ce79"/>
          <table:table-cell table:style-name="ce79" office:value-type="string" calcext:value-type="string">
            <text:p>Oui/Non</text:p>
          </table:table-cell>
        </table:table-row>
        <table:table-row table:style-name="ro12">
          <table:table-cell table:style-name="ce79" office:value-type="string" calcext:value-type="string">
            <text:p>Equipement_Slots</text:p>
          </table:table-cell>
          <table:table-cell table:style-name="ce79" office:value-type="string" calcext:value-type="string">
            <text:p>data/export/equipement_slots.csv</text:p>
          </table:table-cell>
          <table:table-cell table:style-name="ce79" office:value-type="string" calcext:value-type="string">
            <text:p>Asset_Attache_Typ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SPRITE_EQUIP,SPRITE_ICON</text:p>
          </table:table-cell>
          <table:table-cell table:style-name="ce79"/>
        </table:table-row>
        <table:table-row table:style-name="ro12">
          <table:table-cell table:style-name="ce79" office:value-type="string" calcext:value-type="string">
            <text:p>Equipement_Slots</text:p>
          </table:table-cell>
          <table:table-cell table:style-name="ce79" office:value-type="string" calcext:value-type="string">
            <text:p>data/export/equipement_slots.csv</text:p>
          </table:table-cell>
          <table:table-cell table:style-name="ce79" office:value-type="string" calcext:value-type="string">
            <text:p>Notes_UI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2"/>
          <table:table-cell table:style-name="ce79" office:value-type="string" calcext:value-type="string">
            <text:p>Non exportable si tu veux alléger</text:p>
          </table:table-cell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STAT_*</text:p>
          </table:table-cell>
          <table:table-cell table:style-name="ce79" office:value-type="string" calcext:value-type="string">
            <text:p>Clé primaire</text:p>
          </table:table-cell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Nom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OUI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Typ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BASE,PERCENT,MULT</text:p>
          </table:table-cell>
          <table:table-cell table:style-name="ce79" office:value-type="string" calcext:value-type="string">
            <text:p>À stabiliser selon ton système</text:p>
          </table:table-cell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Persistant</text:p>
          </table:table-cell>
          <table:table-cell table:style-name="ce79" office:value-type="string" calcext:value-type="string">
            <text:p>bool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true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Valeur_Base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Min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Max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Unite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2"/>
          <table:table-cell table:style-name="ce79" office:value-type="string" calcext:value-type="string">
            <text:p>HP, ATK, %, etc.</text:p>
          </table:table-cell>
        </table:table-row>
        <table:table-row table:style-name="ro12">
          <table:table-cell table:style-name="ce79" office:value-type="string" calcext:value-type="string">
            <text:p>Leveling</text:p>
          </table:table-cell>
          <table:table-cell table:style-name="ce79" office:value-type="string" calcext:value-type="string">
            <text:p>data/export/leveling.csv</text:p>
          </table:table-cell>
          <table:table-cell table:style-name="ce79" office:value-type="string" calcext:value-type="string">
            <text:p>Paramètre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OUI</text:p>
          </table:table-cell>
          <table:table-cell table:style-name="ce79" table:number-columns-repeated="2"/>
          <table:table-cell table:style-name="ce79" office:value-type="string" calcext:value-type="string">
            <text:p>Clé logique</text:p>
          </table:table-cell>
        </table:table-row>
        <table:table-row table:style-name="ro12">
          <table:table-cell table:style-name="ce79" office:value-type="string" calcext:value-type="string">
            <text:p>Leveling</text:p>
          </table:table-cell>
          <table:table-cell table:style-name="ce79" office:value-type="string" calcext:value-type="string">
            <text:p>data/export/leveling.csv</text:p>
          </table:table-cell>
          <table:table-cell table:style-name="ce79" office:value-type="string" calcext:value-type="string">
            <text:p>Valeur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Leveling</text:p>
          </table:table-cell>
          <table:table-cell table:style-name="ce79" office:value-type="string" calcext:value-type="string">
            <text:p>data/export/leveling.csv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Ennemis</text:p>
          </table:table-cell>
          <table:table-cell table:style-name="ce79" office:value-type="string" calcext:value-type="string">
            <text:p>data/export/ennemi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ENEMY_*</text:p>
          </table:table-cell>
          <table:table-cell table:style-name="ce79" office:value-type="string" calcext:value-type="string">
            <text:p>Clé primaire</text:p>
          </table:table-cell>
        </table:table-row>
        <table:table-row table:style-name="ro12">
          <table:table-cell table:style-name="ce79" office:value-type="string" calcext:value-type="string">
            <text:p>Ennemis</text:p>
          </table:table-cell>
          <table:table-cell table:style-name="ce79" office:value-type="string" calcext:value-type="string">
            <text:p>data/export/ennemis.csv</text:p>
          </table:table-cell>
          <table:table-cell table:style-name="ce79" office:value-type="string" calcext:value-type="string">
            <text:p>Nom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OUI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Ennemis</text:p>
          </table:table-cell>
          <table:table-cell table:style-name="ce79" office:value-type="string" calcext:value-type="string">
            <text:p>data/export/ennemis.csv</text:p>
          </table:table-cell>
          <table:table-cell table:style-name="ce79" office:value-type="string" calcext:value-type="string">
            <text:p>Typ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Base,Elite,Boss</text:p>
          </table:table-cell>
          <table:table-cell table:style-name="ce79"/>
        </table:table-row>
        <table:table-row table:style-name="ro12">
          <table:table-cell table:style-name="ce79" office:value-type="string" calcext:value-type="string">
            <text:p>Ennemis</text:p>
          </table:table-cell>
          <table:table-cell table:style-name="ce79" office:value-type="string" calcext:value-type="string">
            <text:p>data/export/ennemis.csv</text:p>
          </table:table-cell>
          <table:table-cell table:style-name="ce79" office:value-type="string" calcext:value-type="string">
            <text:p>Zone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NON</text:p>
          </table:table-cell>
          <table:table-cell table:style-name="ce79"/>
          <table:table-cell table:style-name="ce79" office:value-type="string" calcext:value-type="string">
            <text:p>ZONE_*</text:p>
          </table:table-cell>
          <table:table-cell table:style-name="ce79" office:value-type="string" calcext:value-type="string">
            <text:p>Optionnel</text:p>
          </table:table-cell>
        </table:table-row>
        <table:table-row table:style-name="ro12">
          <table:table-cell table:style-name="ce79" office:value-type="string" calcext:value-type="string">
            <text:p>Ennemis</text:p>
          </table:table-cell>
          <table:table-cell table:style-name="ce79" office:value-type="string" calcext:value-type="string">
            <text:p>data/export/ennemis.csv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Zones</text:p>
          </table:table-cell>
          <table:table-cell table:style-name="ce79" office:value-type="string" calcext:value-type="string">
            <text:p>data/export/zone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ZONE_*</text:p>
          </table:table-cell>
          <table:table-cell table:style-name="ce79" office:value-type="string" calcext:value-type="string">
            <text:p>Clé primaire</text:p>
          </table:table-cell>
        </table:table-row>
        <table:table-row table:style-name="ro12">
          <table:table-cell table:style-name="ce79" office:value-type="string" calcext:value-type="string">
            <text:p>Zones</text:p>
          </table:table-cell>
          <table:table-cell table:style-name="ce79" office:value-type="string" calcext:value-type="string">
            <text:p>data/export/zones.csv</text:p>
          </table:table-cell>
          <table:table-cell table:style-name="ce79" office:value-type="string" calcext:value-type="string">
            <text:p>Nom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OUI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Zones</text:p>
          </table:table-cell>
          <table:table-cell table:style-name="ce79" office:value-type="string" calcext:value-type="string">
            <text:p>data/export/zones.csv</text:p>
          </table:table-cell>
          <table:table-cell table:style-name="ce79" office:value-type="string" calcext:value-type="string">
            <text:p>Typ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Forêt,Désert,Donjon</text:p>
          </table:table-cell>
          <table:table-cell table:style-name="ce79" office:value-type="string" calcext:value-type="string">
            <text:p>À harmoniser plus tard</text:p>
          </table:table-cell>
        </table:table-row>
        <table:table-row table:style-name="ro12">
          <table:table-cell table:style-name="ce79" office:value-type="string" calcext:value-type="string">
            <text:p>Zones</text:p>
          </table:table-cell>
          <table:table-cell table:style-name="ce79" office:value-type="string" calcext:value-type="string">
            <text:p>data/export/zones.csv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ENEMY_*</text:p>
          </table:table-cell>
          <table:table-cell table:style-name="ce79" office:value-type="string" calcext:value-type="string">
            <text:p>Même ID que Ennemis</text:p>
          </table:table-cell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HP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ATK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DEF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Vitesse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Atk_Speed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Crit%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/>
          <table:table-cell table:style-name="ce79" office:value-type="string" calcext:value-type="string">
            <text:p>0..1 ou 0..100 (à choisir)</text:p>
          </table:table-cell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Degats_Crit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.5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Gold_drop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XP_drop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Spawn_Wave_Min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Spawn_Wave_Max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Zone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NON</text:p>
          </table:table-cell>
          <table:table-cell table:style-name="ce79"/>
          <table:table-cell table:style-name="ce79" office:value-type="string" calcext:value-type="string">
            <text:p>ZONE_*</text:p>
          </table:table-cell>
          <table:table-cell table:style-name="ce79" office:value-type="string" calcext:value-type="string">
            <text:p>Optionnel</text:p>
          </table:table-cell>
        </table:table-row>
        <table:table-row table:style-name="ro12"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Zone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ZONE_*</text:p>
          </table:table-cell>
          <table:table-cell table:style-name="ce79" office:value-type="string" calcext:value-type="string">
            <text:p>Référence Zones (dérivée via Zone_ID)</text:p>
          </table:table-cell>
        </table:table-row>
        <table:table-row table:style-name="ro12"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Vagues_Total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Difficulte_Base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Multiplicateur_HP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Multiplicateur_ATK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Multiplicateur_XP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Multiplicateur_Gold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WAVE_*</text:p>
          </table:table-cell>
          <table:table-cell table:style-name="ce79" office:value-type="string" calcext:value-type="string">
            <text:p>Clé primaire</text:p>
          </table:table-cell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Zone_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ZONE_*</text:p>
          </table:table-cell>
          <table:table-cell table:style-name="ce79"/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Vague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/>
          <table:table-cell table:style-name="ce79" office:value-type="string" calcext:value-type="string">
            <text:p>Index vague</text:p>
          </table:table-cell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Enemies_Min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Enemies_Max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Elites_Min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Elites_Max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Gold_Bonus_Clear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XP_Bonus_Clear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SHOP_*</text:p>
          </table:table-cell>
          <table:table-cell table:style-name="ce79" office:value-type="string" calcext:value-type="string">
            <text:p>Clé primaire</text:p>
          </table:table-cell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Nom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OUI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Stat_cible</text:p>
          </table:table-cell>
          <table:table-cell table:style-name="ce79" office:value-type="string" calcext:value-type="string">
            <text:p>id_ref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STAT_*</text:p>
          </table:table-cell>
          <table:table-cell table:style-name="ce79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Type</text:p>
          </table:table-cell>
          <table:table-cell table:style-name="ce79" office:value-type="string" calcext:value-type="string">
            <text:p>enum</text:p>
          </table:table-cell>
          <table:table-cell table:style-name="ce79" office:value-type="string" calcext:value-type="string">
            <text:p>OUI</text:p>
          </table:table-cell>
          <table:table-cell table:style-name="ce79"/>
          <table:table-cell table:style-name="ce79" office:value-type="string" calcext:value-type="string">
            <text:p>ADD,MULT,PERCENT</text:p>
          </table:table-cell>
          <table:table-cell table:style-name="ce79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Valeur_par_achat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Cout_base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0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Multiplicateur_cout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1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Cout_cap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Nb_achats_max</text:p>
          </table:table-cell>
          <table:table-cell table:style-name="ce79" office:value-type="string" calcext:value-type="string">
            <text:p>int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Persistant</text:p>
          </table:table-cell>
          <table:table-cell table:style-name="ce79" office:value-type="string" calcext:value-type="string">
            <text:p>bool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true</text:p>
          </table:table-cell>
          <table:table-cell table:style-name="ce79" table:number-columns-repeated="2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Prerequis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string</text:p>
          </table:table-cell>
          <table:table-cell table:style-name="ce79" office:value-type="string" calcext:value-type="string">
            <text:p>NON</text:p>
          </table:table-cell>
          <table:table-cell table:style-name="ce79" table:number-columns-repeated="3"/>
        </table:table-row>
        <table:table-row table:style-name="ro12">
          <table:table-cell office:value-type="string" calcext:value-type="string">
            <text:p>GLOBAL</text:p>
          </table:table-cell>
          <table:table-cell office:value-type="string" calcext:value-type="string">
            <text:p>Pourcentage (convention)</text:p>
          </table:table-cell>
          <table:table-cell office:value-type="string" calcext:value-type="string">
            <text:p>float (0..1)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Tous les champs % sont stockés en 0..1. UI peut afficher en 0..100.</text:p>
          </table:table-cell>
          <table:table-cell table:number-columns-repeated="2"/>
        </table:table-row>
        <table:table-row table:style-name="ro7" table:number-rows-repeated="104849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DATA_EXPORT" table:style-name="ta35">
        <table:table-column table:style-name="co15" table:default-cell-style-name="ce82"/>
        <table:table-column table:style-name="co36" table:default-cell-style-name="ce82"/>
        <table:table-column table:style-name="co19" table:default-cell-style-name="ce82"/>
        <table:table-column table:style-name="co3" table:default-cell-style-name="ce82"/>
        <table:table-column table:style-name="co94" table:default-cell-style-name="ce82"/>
        <table:table-column table:style-name="co37" table:default-cell-style-name="ce82"/>
        <table:table-column table:style-name="co98" table:default-cell-style-name="ce82"/>
        <table:table-column table:style-name="co38" table:default-cell-style-name="ce82"/>
        <table:table-column table:style-name="co99" table:default-cell-style-name="Default"/>
        <table:table-column table:style-name="co8" table:default-cell-style-name="Default"/>
        <table:table-column table:style-name="co4" table:number-columns-repeated="16374"/>
        <table:table-row table:style-name="ro1">
          <table:table-cell table:style-name="ce75" office:value-type="string" calcext:value-type="string">
            <text:p>Ordre</text:p>
          </table:table-cell>
          <table:table-cell table:style-name="ce75" office:value-type="string" calcext:value-type="string">
            <text:p>Feuille</text:p>
          </table:table-cell>
          <table:table-cell table:style-name="ce75" office:value-type="string" calcext:value-type="string">
            <text:p>Exporter</text:p>
          </table:table-cell>
          <table:table-cell table:style-name="ce75" office:value-type="string" calcext:value-type="string">
            <text:p>Format</text:p>
          </table:table-cell>
          <table:table-cell table:style-name="ce75" office:value-type="string" calcext:value-type="string">
            <text:p>Fichier_Sortie</text:p>
          </table:table-cell>
          <table:table-cell table:style-name="ce75" office:value-type="string" calcext:value-type="string">
            <text:p>Clé_ID</text:p>
          </table:table-cell>
          <table:table-cell table:style-name="ce75" office:value-type="string" calcext:value-type="string">
            <text:p>Colonnes_Clés</text:p>
          </table:table-cell>
          <table:table-cell table:style-name="ce75" office:value-type="string" calcext:value-type="string">
            <text:p>Notes</text:p>
          </table:table-cell>
          <table:table-cell table:style-name="ce75" office:value-type="string" calcext:value-type="string">
            <text:p>Colonnes_Export</text:p>
          </table:table-cell>
          <table:table-cell table:style-name="ce75" office:value-type="string" calcext:value-type="string">
            <text:p>Types_Résumé</text:p>
          </table:table-cell>
          <table:table-cell table:style-name="Default" table:number-columns-repeated="16374"/>
        </table:table-row>
        <table:table-row table:style-name="ro49">
          <table:table-cell table:style-name="ce79" office:value-type="float" office:value="10" calcext:value-type="float">
            <text:p>10</text:p>
          </table:table-cell>
          <table:table-cell table:style-name="ce79" office:value-type="string" calcext:value-type="string">
            <text:p>Items_Equipements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items_equipement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Type_Item,Rareté,Niveau_Min,Stat_Principale_ID,Valeur,Asset_Icon_ID,Asset_Sprite_ID</text:p>
          </table:table-cell>
          <table:table-cell table:style-name="ce79" office:value-type="string" calcext:value-type="string">
            <text:p>Items achetés au shop, persistants.</text:p>
          </table:table-cell>
          <table:table-cell table:style-name="ce79" office:value-type="string" calcext:value-type="string">
            <text:p>ID,Nom,Slot_Code,Rarete_Code,Niveau_Min,Stat_Principale_ID,Valeur_Principale,Stat_Secondaire_ID,Valeur_Secondaire,Prix_Or,Prix_Gemmes,Description,Asset_Icon_ID,Asset_Sprite_ID</text:p>
          </table:table-cell>
          <table:table-cell table:style-name="ce79" office:value-type="string" calcext:value-type="string">
            <text:p>string,string,enum,enum,int,id_ref,float,id_ref,float,int,int,string,id_ref,id_ref</text:p>
          </table:table-cell>
          <table:table-cell table:style-name="Default" table:number-columns-repeated="16374"/>
        </table:table-row>
        <table:table-row table:style-name="ro50">
          <table:table-cell table:style-name="ce79" office:value-type="float" office:value="20" calcext:value-type="float">
            <text:p>20</text:p>
          </table:table-cell>
          <table:table-cell table:style-name="ce79" office:value-type="string" calcext:value-type="string">
            <text:p>Equipement_Slots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equipement_slots.csv</text:p>
          </table:table-cell>
          <table:table-cell table:style-name="ce79" office:value-type="string" calcext:value-type="string">
            <text:p>Code</text:p>
          </table:table-cell>
          <table:table-cell table:style-name="ce79" office:value-type="string" calcext:value-type="string">
            <text:p>Slot,Code,Type,Visible_En_Run,Asset_Attache_Type</text:p>
          </table:table-cell>
          <table:table-cell table:style-name="ce79" office:value-type="string" calcext:value-type="string">
            <text:p>Définit les slots.</text:p>
          </table:table-cell>
          <table:table-cell table:style-name="ce79" office:value-type="string" calcext:value-type="string">
            <text:p>Code,Type,Visible_En_Run,Asset_Attache_Type</text:p>
          </table:table-cell>
          <table:table-cell table:style-name="ce79" office:value-type="string" calcext:value-type="string">
            <text:p>enum,enum,bool,enum</text:p>
          </table:table-cell>
          <table:table-cell table:style-name="Default" table:number-columns-repeated="16374"/>
        </table:table-row>
        <table:table-row table:style-name="ro51">
          <table:table-cell table:style-name="ce79" office:value-type="float" office:value="30" calcext:value-type="float">
            <text:p>30</text:p>
          </table:table-cell>
          <table:table-cell table:style-name="ce79" office:value-type="string" calcext:value-type="string">
            <text:p>Stats_Economie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stats_economie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Type,Valeur_Base,Min,Max,Unite</text:p>
          </table:table-cell>
          <table:table-cell table:style-name="ce79" office:value-type="string" calcext:value-type="string">
            <text:p>Référentiel stats globales.</text:p>
          </table:table-cell>
          <table:table-cell table:style-name="ce79" office:value-type="string" calcext:value-type="string">
            <text:p>ID,Nom,Type,Description,Persistant,Valeur_Base,Min,Max,Unite</text:p>
          </table:table-cell>
          <table:table-cell table:style-name="ce79" office:value-type="string" calcext:value-type="string">
            <text:p>id_ref,string,enum,string,bool,float,float,float,string</text:p>
          </table:table-cell>
          <table:table-cell table:style-name="Default" table:number-columns-repeated="16374"/>
        </table:table-row>
        <table:table-row table:style-name="ro9">
          <table:table-cell table:style-name="ce79" office:value-type="float" office:value="40" calcext:value-type="float">
            <text:p>40</text:p>
          </table:table-cell>
          <table:table-cell table:style-name="ce79" office:value-type="string" calcext:value-type="string">
            <text:p>Leveling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leveling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Paramètre,Value</text:p>
          </table:table-cell>
          <table:table-cell table:style-name="ce79" office:value-type="string" calcext:value-type="string">
            <text:p>XP auto (kills + fin zone) + level up.</text:p>
          </table:table-cell>
          <table:table-cell table:style-name="ce79" office:value-type="string" calcext:value-type="string">
            <text:p>Paramètre,Valeur,Description</text:p>
          </table:table-cell>
          <table:table-cell table:style-name="ce79" office:value-type="string" calcext:value-type="string">
            <text:p>string,float,string</text:p>
          </table:table-cell>
          <table:table-cell table:style-name="Default" table:number-columns-repeated="16374"/>
        </table:table-row>
        <table:table-row table:style-name="ro9">
          <table:table-cell table:style-name="ce79" office:value-type="float" office:value="50" calcext:value-type="float">
            <text:p>50</text:p>
          </table:table-cell>
          <table:table-cell table:style-name="ce79" office:value-type="string" calcext:value-type="string">
            <text:p>Ennemis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ennemi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Type,Nom,Description</text:p>
          </table:table-cell>
          <table:table-cell table:style-name="ce79" office:value-type="string" calcext:value-type="string">
            <text:p>Identité ennemis. Chiffres dans Balance_Ennemis.</text:p>
          </table:table-cell>
          <table:table-cell table:style-name="ce79" office:value-type="string" calcext:value-type="string">
            <text:p>ID,Nom,Type,Zone_ID,Description</text:p>
          </table:table-cell>
          <table:table-cell table:style-name="ce79" office:value-type="string" calcext:value-type="string">
            <text:p>id_ref,string,enum,id_ref,string</text:p>
          </table:table-cell>
          <table:table-cell table:style-name="Default" table:number-columns-repeated="16374"/>
        </table:table-row>
        <table:table-row table:style-name="ro10">
          <table:table-cell table:style-name="ce79" office:value-type="float" office:value="60" calcext:value-type="float">
            <text:p>60</text:p>
          </table:table-cell>
          <table:table-cell table:style-name="ce79" office:value-type="string" calcext:value-type="string">
            <text:p>Zones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zone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Nom,Type,Description</text:p>
          </table:table-cell>
          <table:table-cell table:style-name="ce79" office:value-type="string" calcext:value-type="string">
            <text:p>Contenu zone. Chiffres dans Balance_Zones/Waves.</text:p>
          </table:table-cell>
          <table:table-cell table:style-name="ce79" office:value-type="string" calcext:value-type="string">
            <text:p>ID,Nom,Type,Description</text:p>
          </table:table-cell>
          <table:table-cell table:style-name="ce79" office:value-type="string" calcext:value-type="string">
            <text:p>id_ref,string,enum,string</text:p>
          </table:table-cell>
          <table:table-cell table:style-name="Default" table:number-columns-repeated="16374"/>
        </table:table-row>
        <table:table-row table:style-name="ro52">
          <table:table-cell table:style-name="ce79" office:value-type="float" office:value="70" calcext:value-type="float">
            <text:p>70</text:p>
          </table:table-cell>
          <table:table-cell table:style-name="ce79" office:value-type="string" calcext:value-type="string">
            <text:p>Balance_Ennemis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balance_ennemi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HP,ATK,XP_drop,Gold_drop,Multiplicateurs</text:p>
          </table:table-cell>
          <table:table-cell table:style-name="ce79" office:value-type="string" calcext:value-type="string">
            <text:p>Chiffres ennemis.</text:p>
          </table:table-cell>
          <table:table-cell table:style-name="ce79" office:value-type="string" calcext:value-type="string">
            <text:p>ID,Zone_ID,HP,ATK,DEF,Vitesse,Atk_Speed,Crit%,Degats_Crit,Gold_drop,XP_drop,Spawn_Wave_Min,Spawn_Wave_Max</text:p>
          </table:table-cell>
          <table:table-cell table:style-name="ce79" office:value-type="string" calcext:value-type="string">
            <text:p>id_ref,id_ref,int,int,int,float,float,float,float,int,int,int,int</text:p>
          </table:table-cell>
          <table:table-cell table:style-name="Default" table:number-columns-repeated="16374"/>
        </table:table-row>
        <table:table-row table:style-name="ro53">
          <table:table-cell table:style-name="ce79" office:value-type="float" office:value="80" calcext:value-type="float">
            <text:p>80</text:p>
          </table:table-cell>
          <table:table-cell table:style-name="ce79" office:value-type="string" calcext:value-type="string">
            <text:p>Balance_Zones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balance_zone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Difficulté,Multiplicateurs,Durée</text:p>
          </table:table-cell>
          <table:table-cell table:style-name="ce79" office:value-type="string" calcext:value-type="string">
            <text:p>Chiffres zones.</text:p>
          </table:table-cell>
          <table:table-cell table:style-name="ce79" office:value-type="string" calcext:value-type="string">
            <text:p>Zone_ID,Vagues_Total,Difficulte_Base,Multiplicateur_HP,Multiplicateur_ATK,Multiplicateur_XP,Multiplicateur_Gold</text:p>
          </table:table-cell>
          <table:table-cell table:style-name="ce79" office:value-type="string" calcext:value-type="string">
            <text:p>id_ref,int,float,float,float,float,float</text:p>
          </table:table-cell>
          <table:table-cell table:style-name="Default" table:number-columns-repeated="16374"/>
        </table:table-row>
        <table:table-row table:style-name="ro54">
          <table:table-cell table:style-name="ce79" office:value-type="float" office:value="90" calcext:value-type="float">
            <text:p>90</text:p>
          </table:table-cell>
          <table:table-cell table:style-name="ce79" office:value-type="string" calcext:value-type="string">
            <text:p>Balance_Waves</text:p>
          </table:table-cell>
          <table:table-cell table:style-name="ce79" office:value-type="string" calcext:value-type="string">
            <text:p>OUI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balance_wave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Zone_ID,Wave_Index,Spawns,Timing</text:p>
          </table:table-cell>
          <table:table-cell table:style-name="ce79" office:value-type="string" calcext:value-type="string">
            <text:p>Composition des vagues.</text:p>
          </table:table-cell>
          <table:table-cell table:style-name="ce79" office:value-type="string" calcext:value-type="string">
            <text:p>ID,Zone_ID,Vague,Enemies_Min,Enemies_Max,Elites_Min,Elites_Max,Gold_Bonus_Clear,XP_Bonus_Clear</text:p>
          </table:table-cell>
          <table:table-cell table:style-name="ce79" office:value-type="string" calcext:value-type="string">
            <text:p>id_ref,id_ref,int,int,int,int,int,int,int</text:p>
          </table:table-cell>
          <table:table-cell table:style-name="Default" table:number-columns-repeated="16374"/>
        </table:table-row>
        <table:table-row table:style-name="ro55">
          <table:table-cell table:style-name="ce79" office:value-type="float" office:value="100" calcext:value-type="float">
            <text:p>100</text:p>
          </table:table-cell>
          <table:table-cell table:style-name="ce79" office:value-type="string" calcext:value-type="string">
            <text:p>Shop_Ameliorations</text:p>
          </table:table-cell>
          <table:table-cell table:style-name="ce79" office:value-type="string" calcext:value-type="string">
            <text:p>OPTION</text:p>
          </table:table-cell>
          <table:table-cell table:style-name="ce79" office:value-type="string" calcext:value-type="string">
            <text:p>CSV (v1) → JSON (v2)</text:p>
          </table:table-cell>
          <table:table-cell table:style-name="ce79" office:value-type="string" calcext:value-type="string">
            <text:p>data/export/shop_ameliorations.csv</text:p>
          </table:table-cell>
          <table:table-cell table:style-name="ce79" office:value-type="string" calcext:value-type="string">
            <text:p>ID</text:p>
          </table:table-cell>
          <table:table-cell table:style-name="ce79" office:value-type="string" calcext:value-type="string">
            <text:p>Type,Coût,Effet</text:p>
          </table:table-cell>
          <table:table-cell table:style-name="ce79" office:value-type="string" calcext:value-type="string">
            <text:p>Optionnel (si tu veux piloter upgrades par data).</text:p>
          </table:table-cell>
          <table:table-cell table:style-name="ce79" office:value-type="string" calcext:value-type="string">
            <text:p>ID,Nom,Stat_cible,Type,Valeur_par_achat,Cout_base,Multiplicateur_cout,Cout_cap,Nb_achats_max,Persistant,Prerequis,Description</text:p>
          </table:table-cell>
          <table:table-cell table:style-name="ce79" office:value-type="string" calcext:value-type="string">
            <text:p>id_ref,string,id_ref,enum,float,int,float,int,int,bool,string,string</text:p>
          </table:table-cell>
          <table:table-cell table:style-name="Default" table:number-columns-repeated="16374"/>
        </table:table-row>
        <table:table-row table:style-name="ro7" table:number-rows-repeated="1048564">
          <table:table-cell table:number-columns-repeated="10"/>
          <table:table-cell table:style-name="Default" table:number-columns-repeated="16374"/>
        </table:table-row>
        <table:table-row table:style-name="ro7">
          <table:table-cell table:number-columns-repeated="10"/>
          <table:table-cell table:style-name="Default" table:number-columns-repeated="16374"/>
        </table:table-row>
      </table:table>
      <table:named-expressions/>
      <table:database-ranges>
        <table:database-range table:name="__Anonymous_Sheet_DB__5" table:target-range-address="Roadmap_Rebuild.A1:Roadmap_Rebuild.J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1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1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9P0"/>
    </number:currency-style>
    <number:currency-style style:name="N12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2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 _)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3">
      <number:text loext:blank-width-char="("> </number:text>
      <number:text-content/>
      <number:text loext:blank-width-char=")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5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6">
      <number:number number:decimal-places="2" number:min-decimal-places="2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5:23:39.29575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ES" style:display-name="PageStyle_LIS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IDE_5f_GDD_5f_ASCENSION" style:display-name="PageStyle_GUIDE_GDD_ASCEN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op_5f_Ameliorations" style:display-name="PageStyle_Shop_Ameliorations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MAPPING_5f_IDS" style:display-name="PageStyle_MAPPING_I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tems_5f_Equipements" style:display-name="PageStyle_Items_Equip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meplay_5f_Core" style:display-name="PageStyle_Gameplay_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_5f_Projet" style:display-name="PageStyle_META_Proj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RATS_5f_DATA" style:display-name="PageStyle_CONTRATS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isions_5f_Verrouillees" style:display-name="PageStyle_Decisions_Verrouille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admap_5f_Rebuild" style:display-name="PageStyle_Roadmap_Rebui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5f_EXPORT" style:display-name="PageStyle_DATA_EX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dees_5f_Evolution" style:display-name="PageStyle_Idees_Ev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ones" style:display-name="PageStyle_Zo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DEX_5f_GDD" style:display-name="PageStyle_INDEX_GDD" style:page-layout-name="Mpm5">
      <style:header>
        <text:p><text:span text:style-name="MT4"><text:sheet-name>???</text:sheet-name></text:span></text:p>
      </style:header>
      <style:header-left style:display="false"/>
      <style:header-first style:display="false"/>
      <style:footer>
        <text:p><text:span text:style-name="MT4">Page </text:span><text:span text:style-name="MT4"><text:page-number>1</text:page-number></text:span></text:p>
      </style:footer>
      <style:footer-left style:display="false"/>
      <style:footer-first style:display="false"/>
    </style:master-page>
    <style:master-page style:name="PageStyle_5f_Balance_5f_Zones" style:display-name="PageStyle_Balance_Zones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Balance_5f_Ennemis" style:display-name="PageStyle_Balance_Ennemis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Assets_5f_Sonores" style:display-name="PageStyle_Assets_Son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es" style:display-name="PageStyle_Sce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nemis" style:display-name="PageStyle_Ennem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sets_5f_Graphiques" style:display-name="PageStyle_Assets_Graphi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op_5f_Tracking" style:display-name="PageStyle_Shop_Tracking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CHAPITRES_5f_FICHIER" style:display-name="PageStyle_CHAPITRES_FICHIER" style:page-layout-name="Mpm5">
      <style:header>
        <text:p><text:span text:style-name="MT4"><text:sheet-name>???</text:sheet-name></text:span></text:p>
      </style:header>
      <style:header-left style:display="false"/>
      <style:header-first style:display="false"/>
      <style:footer>
        <text:p><text:span text:style-name="MT4">Page </text:span><text:span text:style-name="MT4"><text:page-number>1</text:page-number></text:span></text:p>
      </style:footer>
      <style:footer-left style:display="false"/>
      <style:footer-first style:display="false"/>
    </style:master-page>
    <style:master-page style:name="PageStyle_5f_Leveling" style:display-name="PageStyle_Leveling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Equipement_5f_Slots" style:display-name="PageStyle_Equipement_Slo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XIQUE_5f_GDSCRIPT" style:display-name="PageStyle_LEXIQUE_GDSCRIP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_5f_IA_5f_ASSISTANT" style:display-name="PageStyle_INSTR_IA_ASSISTANT" style:page-layout-name="Mpm5">
      <style:header>
        <text:p><text:span text:style-name="MT4"><text:sheet-name>???</text:sheet-name></text:span></text:p>
      </style:header>
      <style:header-left style:display="false"/>
      <style:header-first style:display="false"/>
      <style:footer>
        <text:p><text:span text:style-name="MT4">Page </text:span><text:span text:style-name="MT4"><text:page-number>1</text:page-number></text:span></text:p>
      </style:footer>
      <style:footer-left style:display="false"/>
      <style:footer-first style:display="false"/>
    </style:master-page>
    <style:master-page style:name="PageStyle_5f_Stats_5f_Economie" style:display-name="PageStyle_Stats_Economie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INSTR_5f_CODAGE" style:display-name="PageStyle_INSTR_CODAGE" style:page-layout-name="Mpm5">
      <style:header>
        <text:p><text:span text:style-name="MT4"><text:sheet-name>???</text:sheet-name></text:span></text:p>
      </style:header>
      <style:header-left style:display="false"/>
      <style:header-first style:display="false"/>
      <style:footer>
        <text:p><text:span text:style-name="MT4">Page </text:span><text:span text:style-name="MT4"><text:page-number>1</text:page-number></text:span></text:p>
      </style:footer>
      <style:footer-left style:display="false"/>
      <style:footer-first style:display="false"/>
    </style:master-page>
    <style:master-page style:name="PageStyle_5f_INSTR_5f_MAINTENANCE_5f_GDD" style:display-name="PageStyle_INSTR_MAINTENANCE_GDD" style:page-layout-name="Mpm5">
      <style:header>
        <text:p><text:span text:style-name="MT4"><text:sheet-name>???</text:sheet-name></text:span></text:p>
      </style:header>
      <style:header-left style:display="false"/>
      <style:header-first style:display="false"/>
      <style:footer>
        <text:p><text:span text:style-name="MT4">Page </text:span><text:span text:style-name="MT4"><text:page-number>1</text:page-number></text:span></text:p>
      </style:footer>
      <style:footer-left style:display="false"/>
      <style:footer-first style:display="false"/>
    </style:master-page>
    <style:master-page style:name="PageStyle_5f_Checkpoint" style:display-name="PageStyle_Checkpoint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Prompts_5f_IA" style:display-name="PageStyle_Prompts_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_5f_Waves" style:display-name="PageStyle_Balance_Waves" style:page-layout-name="Mpm4">
      <style:header>
        <text:p><text:span text:style-name="MT1"><text:s/></text:span><text:span text:style-name="MT2"><text:s/></text:span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1"><text:s/></text:span><text:span text:style-name="MT2"><text:s/></text:span><text:span text:style-name="MT3">Page </text:span><text:span text:style-name="MT3"><text:page-number>1</text:page-number></text:span></text:p>
      </style:footer>
      <style:footer-left style:display="false"/>
      <style:footer-first style:display="false"/>
    </style:master-page>
    <style:master-page style:name="PageStyle_5f_Scripts" style:display-name="PageStyle_Scrip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gnaux_5f_Godot" style:display-name="PageStyle_Signaux_God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5f_Projet" style:display-name="PageStyle_Journal_Projet" style:page-layout-name="Mpm5">
      <style:header>
        <text:p><text:span text:style-name="MT4"><text:sheet-name>???</text:sheet-name></text:span></text:p>
      </style:header>
      <style:header-left style:display="false"/>
      <style:header-first style:display="false"/>
      <style:footer>
        <text:p><text:span text:style-name="MT4">Page </text:span><text:span text:style-name="MT4"><text:page-number>1</text:page-number></text:span></text:p>
      </style:footer>
      <style:footer-left style:display="false"/>
      <style:footer-first style:display="false"/>
    </style:master-page>
    <style:master-page style:name="PageStyle_5f_BACKLOG_5f_MASTER" style:display-name="PageStyle_BACKLOG_MASTER" style:page-layout-name="Mpm5">
      <style:header>
        <text:p><text:span text:style-name="MT4"><text:sheet-name>???</text:sheet-name></text:span></text:p>
      </style:header>
      <style:header-left style:display="false"/>
      <style:header-first style:display="false"/>
      <style:footer>
        <text:p><text:span text:style-name="MT4">Page </text:span><text:span text:style-name="MT4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dc:language>fr-FR</dc:language>
    <meta:creation-date>2025-12-29T00:32:41</meta:creation-date>
    <dc:date>2026-01-02T15:26:19.484999000</dc:date>
    <meta:editing-cycles>34</meta:editing-cycles>
    <meta:generator>LibreOffice/25.8.4.2$Windows_X86_64 LibreOffice_project/290daaa01b999472f0c7a3890eb6a550fd74c6df</meta:generator>
    <meta:editing-duration>PT31M52S</meta:editing-duration>
    <meta:document-statistic meta:table-count="35" meta:cell-count="14209" meta:object-count="0"/>
    <meta:user-defined meta:name="AppVersion">3.1</meta:user-defined>
  </office:meta>
</office:document-meta>
</file>